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office:font-face-decls>
  <office:automatic-styles>
    <style:style style:name="Table79"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4354in" style:rel-column-width="12168*"/>
    </style:style>
    <style:style style:name="Table79.B" style:family="table-column">
      <style:table-column-properties style:column-width="6.2951in" style:rel-column-width="53367*"/>
    </style:style>
    <style:style style:name="Table79.1" style:family="table-row">
      <style:table-row-properties fo:background-color="transparent" fo:keep-together="auto">
        <style:background-image/>
      </style:table-row-properties>
    </style:style>
    <style:style style:name="Table7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9.B1" style:family="table-cell">
      <style:table-cell-properties style:vertical-align="" fo:background-color="#dddddd" fo:padding="0.0382in" fo:border="0.05pt solid #000000" style:writing-mode="page">
        <style:background-image/>
      </style:table-cell-properties>
    </style:style>
    <style:style style:name="Table79.A2" style:family="table-cell">
      <style:table-cell-properties style:vertical-align="middle" fo:padding="0.0382in" fo:border-left="0.05pt solid #000000" fo:border-right="none" fo:border-top="none" fo:border-bottom="0.05pt solid #000000"/>
    </style:style>
    <style:style style:name="Table79.B2" style:family="table-cell">
      <style:table-cell-properties fo:padding="0.0382in" fo:border-left="0.05pt solid #000000" fo:border-right="0.05pt solid #000000" fo:border-top="none" fo:border-bottom="0.05pt solid #000000"/>
    </style:style>
    <style:style style:name="Table79.A3" style:family="table-cell">
      <style:table-cell-properties style:vertical-align="middle" fo:padding="0.0382in" fo:border-left="0.05pt solid #000000" fo:border-right="none" fo:border-top="none" fo:border-bottom="0.05pt solid #000000"/>
    </style:style>
    <style:style style:name="Table79.B3" style:family="table-cell">
      <style:table-cell-properties fo:padding="0.0382in" fo:border-left="0.05pt solid #000000" fo:border-right="0.05pt solid #000000" fo:border-top="none" fo:border-bottom="0.05pt solid #000000"/>
    </style:style>
    <style:style style:name="Table79.A4" style:family="table-cell">
      <style:table-cell-properties style:vertical-align="middle" fo:padding="0.0382in" fo:border-left="0.05pt solid #000000" fo:border-right="none" fo:border-top="none" fo:border-bottom="0.05pt solid #000000"/>
    </style:style>
    <style:style style:name="Table79.B4" style:family="table-cell">
      <style:table-cell-properties fo:padding="0.0382in" fo:border-left="0.05pt solid #000000" fo:border-right="0.05pt solid #000000" fo:border-top="none" fo:border-bottom="0.05pt solid #000000"/>
    </style:style>
    <style:style style:name="Table25"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5.A" style:family="table-column">
      <style:table-column-properties style:column-width="0.3549in" style:rel-column-width="3010*"/>
    </style:style>
    <style:style style:name="Table25.C" style:family="table-column">
      <style:table-column-properties style:column-width="7.0201in" style:rel-column-width="59515*"/>
    </style:style>
    <style:style style:name="Table25.1" style:family="table-row">
      <style:table-row-properties fo:background-color="transparent" fo:keep-together="auto">
        <style:background-image/>
      </style:table-row-properties>
    </style:style>
    <style:style style:name="Table2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5.C1" style:family="table-cell">
      <style:table-cell-properties style:vertical-align="" fo:background-color="#dddddd" fo:padding="0.0382in" fo:border="0.05pt solid #000000" style:writing-mode="page">
        <style:background-image/>
      </style:table-cell-properties>
    </style:style>
    <style:style style:name="Table25.A2" style:family="table-cell">
      <style:table-cell-properties style:vertical-align="middle" fo:padding="0.0382in" fo:border-left="0.05pt solid #000000" fo:border-right="none" fo:border-top="none" fo:border-bottom="0.05pt solid #000000"/>
    </style:style>
    <style:style style:name="Table25.B2" style:family="table-cell">
      <style:table-cell-properties style:vertical-align="middle"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5.A3" style:family="table-cell">
      <style:table-cell-properties style:vertical-align="middle" fo:padding="0.0382in" fo:border-left="0.05pt solid #000000" fo:border-right="none" fo:border-top="none" fo:border-bottom="0.05pt solid #000000"/>
    </style:style>
    <style:style style:name="Table25.B3" style:family="table-cell">
      <style:table-cell-properties style:vertical-align="middle" fo:padding="0.0382in" fo:border-left="0.05pt solid #000000" fo:border-right="none" fo:border-top="none" fo:border-bottom="0.05pt solid #000000"/>
    </style:style>
    <style:style style:name="Table25.C3" style:family="table-cell">
      <style:table-cell-properties fo:padding="0.0382in" fo:border-left="0.05pt solid #000000" fo:border-right="0.05pt solid #000000" fo:border-top="none" fo:border-bottom="0.05pt solid #000000"/>
    </style:style>
    <style:style style:name="Table25.A4" style:family="table-cell">
      <style:table-cell-properties style:vertical-align="middle" fo:padding="0.0382in" fo:border-left="0.05pt solid #000000" fo:border-right="none" fo:border-top="none" fo:border-bottom="0.05pt solid #000000"/>
    </style:style>
    <style:style style:name="Table25.B4" style:family="table-cell">
      <style:table-cell-properties style:vertical-align="middle" fo:padding="0.0382in" fo:border-left="0.05pt solid #000000" fo:border-right="none" fo:border-top="none" fo:border-bottom="0.05pt solid #000000"/>
    </style:style>
    <style:style style:name="Table25.C4" style:family="table-cell">
      <style:table-cell-properties fo:padding="0.0382in" fo:border-left="0.05pt solid #000000" fo:border-right="0.05pt solid #000000" fo:border-top="none" fo:border-bottom="0.05pt solid #000000"/>
    </style:style>
    <style:style style:name="Table25.A5" style:family="table-cell">
      <style:table-cell-properties style:vertical-align="middle" fo:padding="0.0382in" fo:border-left="0.05pt solid #000000" fo:border-right="none" fo:border-top="none" fo:border-bottom="0.05pt solid #000000"/>
    </style:style>
    <style:style style:name="Table25.B5" style:family="table-cell">
      <style:table-cell-properties style:vertical-align="middle" fo:padding="0.0382in" fo:border-left="0.05pt solid #000000" fo:border-right="none" fo:border-top="none" fo:border-bottom="0.05pt solid #000000"/>
    </style:style>
    <style:style style:name="Table25.C5" style:family="table-cell">
      <style:table-cell-properties fo:padding="0.0382in" fo:border-left="0.05pt solid #000000" fo:border-right="0.05pt solid #000000" fo:border-top="none" fo:border-bottom="0.05pt solid #000000"/>
    </style:style>
    <style:style style:name="Table46"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1.4354in" style:rel-column-width="12168*"/>
    </style:style>
    <style:style style:name="Table46.B" style:family="table-column">
      <style:table-column-properties style:column-width="5.0667in" style:rel-column-width="42952*"/>
    </style:style>
    <style:style style:name="Table46.C" style:family="table-column">
      <style:table-column-properties style:column-width="0.7451in" style:rel-column-width="6316*"/>
    </style:style>
    <style:style style:name="Table46.D" style:family="table-column">
      <style:table-column-properties style:column-width="0.4833in" style:rel-column-width="4099*"/>
    </style:style>
    <style:style style:name="Table46.1" style:family="table-row">
      <style:table-row-properties fo:background-color="transparent" fo:keep-together="auto">
        <style:background-image/>
      </style:table-row-properties>
    </style:style>
    <style:style style:name="Table4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6.D1" style:family="table-cell">
      <style:table-cell-properties style:vertical-align="" fo:background-color="#dddddd" fo:padding="0.0382in" fo:border="0.05pt solid #000000" style:writing-mode="page">
        <style:background-image/>
      </style:table-cell-properties>
    </style:style>
    <style:style style:name="Table46.A2" style:family="table-cell">
      <style:table-cell-properties style:vertical-align="middle" fo:padding="0.0382in" fo:border-left="0.05pt solid #000000" fo:border-right="none" fo:border-top="none" fo:border-bottom="0.05pt solid #000000"/>
    </style:style>
    <style:style style:name="Table46.B2" style:family="table-cell">
      <style:table-cell-properties fo:padding="0.0382in" fo:border-left="0.05pt solid #000000" fo:border-right="none" fo:border-top="none" fo:border-bottom="0.05pt solid #000000"/>
    </style:style>
    <style:style style:name="Table46.C2" style:family="table-cell">
      <style:table-cell-properties style:vertical-align="middle" fo:padding="0.0382in" fo:border-left="0.05pt solid #000000" fo:border-right="none" fo:border-top="none" fo:border-bottom="0.05pt solid #000000"/>
    </style:style>
    <style:style style:name="Table46.D2" style:family="table-cell">
      <style:table-cell-properties style:vertical-align="middle" fo:padding="0.0382in" fo:border-left="0.05pt solid #000000" fo:border-right="0.05pt solid #000000" fo:border-top="none" fo:border-bottom="0.05pt solid #000000"/>
    </style:style>
    <style:style style:name="Table46.A3" style:family="table-cell">
      <style:table-cell-properties style:vertical-align="middle" fo:padding="0.0382in" fo:border-left="0.05pt solid #000000" fo:border-right="none" fo:border-top="none" fo:border-bottom="0.05pt solid #000000"/>
    </style:style>
    <style:style style:name="Table46.B3" style:family="table-cell">
      <style:table-cell-properties fo:padding="0.0382in" fo:border-left="0.05pt solid #000000" fo:border-right="none" fo:border-top="none" fo:border-bottom="0.05pt solid #000000"/>
    </style:style>
    <style:style style:name="Table46.C3" style:family="table-cell">
      <style:table-cell-properties style:vertical-align="middle" fo:padding="0.0382in" fo:border-left="0.05pt solid #000000" fo:border-right="none" fo:border-top="none" fo:border-bottom="0.05pt solid #000000"/>
    </style:style>
    <style:style style:name="Table46.D3" style:family="table-cell">
      <style:table-cell-properties style:vertical-align="middle" fo:padding="0.0382in" fo:border-left="0.05pt solid #000000" fo:border-right="0.05pt solid #000000" fo:border-top="none" fo:border-bottom="0.05pt solid #000000"/>
    </style:style>
    <style:style style:name="Table46.A4" style:family="table-cell">
      <style:table-cell-properties style:vertical-align="middle"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style:vertical-align="middle" fo:padding="0.0382in" fo:border-left="0.05pt solid #000000" fo:border-right="none" fo:border-top="none" fo:border-bottom="0.05pt solid #000000"/>
    </style:style>
    <style:style style:name="Table46.D4" style:family="table-cell">
      <style:table-cell-properties style:vertical-align="middle" fo:padding="0.0382in" fo:border-left="0.05pt solid #000000" fo:border-right="0.05pt solid #000000" fo:border-top="none" fo:border-bottom="0.05pt solid #000000"/>
    </style:style>
    <style:style style:name="Table46.A5" style:family="table-cell">
      <style:table-cell-properties style:vertical-align="middle"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style:vertical-align="middle" fo:padding="0.0382in" fo:border-left="0.05pt solid #000000" fo:border-right="none" fo:border-top="none" fo:border-bottom="0.05pt solid #000000"/>
    </style:style>
    <style:style style:name="Table46.D5" style:family="table-cell">
      <style:table-cell-properties style:vertical-align="middle" fo:padding="0.0382in" fo:border-left="0.05pt solid #000000" fo:border-right="0.05pt solid #000000" fo:border-top="none" fo:border-bottom="0.05pt solid #000000"/>
    </style:style>
    <style:style style:name="Table46.A6" style:family="table-cell">
      <style:table-cell-properties style:vertical-align="middle" fo:padding="0.0382in" fo:border-left="0.05pt solid #000000" fo:border-right="none"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style:vertical-align="middle" fo:padding="0.0382in" fo:border-left="0.05pt solid #000000" fo:border-right="none" fo:border-top="none" fo:border-bottom="0.05pt solid #000000"/>
    </style:style>
    <style:style style:name="Table46.D6" style:family="table-cell">
      <style:table-cell-properties style:vertical-align="middle" fo:padding="0.0382in" fo:border-left="0.05pt solid #000000" fo:border-right="0.05pt solid #000000" fo:border-top="none" fo:border-bottom="0.05pt solid #000000"/>
    </style:style>
    <style:style style:name="Table46.A7" style:family="table-cell">
      <style:table-cell-properties style:vertical-align="middle" fo:padding="0.0382in" fo:border-left="0.05pt solid #000000" fo:border-right="none" fo:border-top="none" fo:border-bottom="0.05pt solid #000000"/>
    </style:style>
    <style:style style:name="Table46.B7" style:family="table-cell">
      <style:table-cell-properties fo:padding="0.0382in" fo:border-left="0.05pt solid #000000" fo:border-right="none" fo:border-top="none" fo:border-bottom="0.05pt solid #000000"/>
    </style:style>
    <style:style style:name="Table46.C7" style:family="table-cell">
      <style:table-cell-properties style:vertical-align="middle" fo:padding="0.0382in" fo:border-left="0.05pt solid #000000" fo:border-right="none" fo:border-top="none" fo:border-bottom="0.05pt solid #000000"/>
    </style:style>
    <style:style style:name="Table46.D7" style:family="table-cell">
      <style:table-cell-properties style:vertical-align="middle" fo:padding="0.0382in" fo:border-left="0.05pt solid #000000" fo:border-right="0.05pt solid #000000" fo:border-top="none" fo:border-bottom="0.05pt solid #000000"/>
    </style:style>
    <style:style style:name="Table44"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44.A" style:family="table-column">
      <style:table-column-properties style:column-width="1.4354in" style:rel-column-width="12168*"/>
    </style:style>
    <style:style style:name="Table44.B" style:family="table-column">
      <style:table-column-properties style:column-width="5.0667in" style:rel-column-width="42952*"/>
    </style:style>
    <style:style style:name="Table44.C" style:family="table-column">
      <style:table-column-properties style:column-width="0.7451in" style:rel-column-width="6316*"/>
    </style:style>
    <style:style style:name="Table44.D" style:family="table-column">
      <style:table-column-properties style:column-width="0.4833in" style:rel-column-width="4099*"/>
    </style:style>
    <style:style style:name="Table44.1" style:family="table-row">
      <style:table-row-properties fo:background-color="transparent" fo:keep-together="auto">
        <style:background-image/>
      </style:table-row-properties>
    </style:style>
    <style:style style:name="Table4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4.D1" style:family="table-cell">
      <style:table-cell-properties style:vertical-align="" fo:background-color="#dddddd" fo:padding="0.0382in" fo:border="0.05pt solid #000000" style:writing-mode="page">
        <style:background-image/>
      </style:table-cell-properties>
    </style:style>
    <style:style style:name="Table44.A2" style:family="table-cell">
      <style:table-cell-properties style:vertical-align="middle" fo:padding="0.0382in" fo:border-left="0.05pt solid #000000" fo:border-right="none" fo:border-top="none" fo:border-bottom="0.05pt solid #000000"/>
    </style:style>
    <style:style style:name="Table44.B2" style:family="table-cell">
      <style:table-cell-properties fo:padding="0.0382in" fo:border-left="0.05pt solid #000000" fo:border-right="none" fo:border-top="none" fo:border-bottom="0.05pt solid #000000"/>
    </style:style>
    <style:style style:name="Table44.C2" style:family="table-cell">
      <style:table-cell-properties style:vertical-align="middle" fo:padding="0.0382in" fo:border-left="0.05pt solid #000000" fo:border-right="none" fo:border-top="none" fo:border-bottom="0.05pt solid #000000"/>
    </style:style>
    <style:style style:name="Table44.D2" style:family="table-cell">
      <style:table-cell-properties style:vertical-align="middle" fo:padding="0.0382in" fo:border-left="0.05pt solid #000000" fo:border-right="0.05pt solid #000000" fo:border-top="none" fo:border-bottom="0.05pt solid #000000"/>
    </style:style>
    <style:style style:name="Table44.A3" style:family="table-cell">
      <style:table-cell-properties style:vertical-align="middle" fo:padding="0.0382in" fo:border-left="0.05pt solid #000000" fo:border-right="none" fo:border-top="none" fo:border-bottom="0.05pt solid #000000"/>
    </style:style>
    <style:style style:name="Table44.B3" style:family="table-cell">
      <style:table-cell-properties fo:padding="0.0382in" fo:border-left="0.05pt solid #000000" fo:border-right="none" fo:border-top="none" fo:border-bottom="0.05pt solid #000000"/>
    </style:style>
    <style:style style:name="Table44.C3" style:family="table-cell">
      <style:table-cell-properties style:vertical-align="middle" fo:padding="0.0382in" fo:border-left="0.05pt solid #000000" fo:border-right="none" fo:border-top="none" fo:border-bottom="0.05pt solid #000000"/>
    </style:style>
    <style:style style:name="Table44.D3" style:family="table-cell">
      <style:table-cell-properties style:vertical-align="middle" fo:padding="0.0382in" fo:border-left="0.05pt solid #000000" fo:border-right="0.05pt solid #000000" fo:border-top="none" fo:border-bottom="0.05pt solid #000000"/>
    </style:style>
    <style:style style:name="Table44.A4" style:family="table-cell">
      <style:table-cell-properties style:vertical-align="middle" fo:padding="0.0382in" fo:border-left="0.05pt solid #000000" fo:border-right="none" fo:border-top="none" fo:border-bottom="0.05pt solid #000000"/>
    </style:style>
    <style:style style:name="Table44.B4" style:family="table-cell">
      <style:table-cell-properties fo:padding="0.0382in" fo:border-left="0.05pt solid #000000" fo:border-right="none" fo:border-top="none" fo:border-bottom="0.05pt solid #000000"/>
    </style:style>
    <style:style style:name="Table44.C4" style:family="table-cell">
      <style:table-cell-properties style:vertical-align="middle" fo:padding="0.0382in" fo:border-left="0.05pt solid #000000" fo:border-right="none" fo:border-top="none" fo:border-bottom="0.05pt solid #000000"/>
    </style:style>
    <style:style style:name="Table44.D4" style:family="table-cell">
      <style:table-cell-properties style:vertical-align="middle" fo:padding="0.0382in" fo:border-left="0.05pt solid #000000" fo:border-right="0.05pt solid #000000" fo:border-top="none" fo:border-bottom="0.05pt solid #000000"/>
    </style:style>
    <style:style style:name="Table44.A5" style:family="table-cell">
      <style:table-cell-properties style:vertical-align="middle" fo:padding="0.0382in" fo:border-left="0.05pt solid #000000" fo:border-right="none" fo:border-top="none" fo:border-bottom="0.05pt solid #000000"/>
    </style:style>
    <style:style style:name="Table44.B5" style:family="table-cell">
      <style:table-cell-properties fo:padding="0.0382in" fo:border-left="0.05pt solid #000000" fo:border-right="none" fo:border-top="none" fo:border-bottom="0.05pt solid #000000"/>
    </style:style>
    <style:style style:name="Table44.C5" style:family="table-cell">
      <style:table-cell-properties style:vertical-align="middle" fo:padding="0.0382in" fo:border-left="0.05pt solid #000000" fo:border-right="none" fo:border-top="none" fo:border-bottom="0.05pt solid #000000"/>
    </style:style>
    <style:style style:name="Table44.D5" style:family="table-cell">
      <style:table-cell-properties style:vertical-align="middle" fo:padding="0.0382in" fo:border-left="0.05pt solid #000000" fo:border-right="0.05pt solid #000000" fo:border-top="none" fo:border-bottom="0.05pt solid #000000"/>
    </style:style>
    <style:style style:name="Table47"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1.4354in" style:rel-column-width="12168*"/>
    </style:style>
    <style:style style:name="Table47.B" style:family="table-column">
      <style:table-column-properties style:column-width="5.0667in" style:rel-column-width="42952*"/>
    </style:style>
    <style:style style:name="Table47.C" style:family="table-column">
      <style:table-column-properties style:column-width="0.7451in" style:rel-column-width="6316*"/>
    </style:style>
    <style:style style:name="Table47.D" style:family="table-column">
      <style:table-column-properties style:column-width="0.4833in" style:rel-column-width="4099*"/>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7.D1" style:family="table-cell">
      <style:table-cell-properties style:vertical-align="" fo:background-color="#dddddd" fo:padding="0.0382in" fo:border="0.05pt solid #000000" style:writing-mode="page">
        <style:background-image/>
      </style:table-cell-properties>
    </style:style>
    <style:style style:name="Table47.A2" style:family="table-cell">
      <style:table-cell-properties style:vertical-align="middle" fo:padding="0.0382in" fo:border-left="0.05pt solid #000000" fo:border-right="none" fo:border-top="none" fo:border-bottom="0.05pt solid #000000"/>
    </style:style>
    <style:style style:name="Table47.B2" style:family="table-cell">
      <style:table-cell-properties fo:padding="0.0382in" fo:border-left="0.05pt solid #000000" fo:border-right="none" fo:border-top="none" fo:border-bottom="0.05pt solid #000000"/>
    </style:style>
    <style:style style:name="Table47.C2" style:family="table-cell">
      <style:table-cell-properties style:vertical-align="middle" fo:padding="0.0382in" fo:border-left="0.05pt solid #000000" fo:border-right="none" fo:border-top="none" fo:border-bottom="0.05pt solid #000000"/>
    </style:style>
    <style:style style:name="Table47.D2" style:family="table-cell">
      <style:table-cell-properties style:vertical-align="middle" fo:padding="0.0382in" fo:border-left="0.05pt solid #000000" fo:border-right="0.05pt solid #000000" fo:border-top="none" fo:border-bottom="0.05pt solid #000000"/>
    </style:style>
    <style:style style:name="Table47.A3" style:family="table-cell">
      <style:table-cell-properties style:vertical-align="middle" fo:padding="0.0382in" fo:border-left="0.05pt solid #000000" fo:border-right="none" fo:border-top="none" fo:border-bottom="0.05pt solid #000000"/>
    </style:style>
    <style:style style:name="Table47.B3" style:family="table-cell">
      <style:table-cell-properties fo:padding="0.0382in" fo:border-left="0.05pt solid #000000" fo:border-right="none" fo:border-top="none" fo:border-bottom="0.05pt solid #000000"/>
    </style:style>
    <style:style style:name="Table47.C3" style:family="table-cell">
      <style:table-cell-properties style:vertical-align="middle" fo:padding="0.0382in" fo:border-left="0.05pt solid #000000" fo:border-right="none" fo:border-top="none" fo:border-bottom="0.05pt solid #000000"/>
    </style:style>
    <style:style style:name="Table47.D3" style:family="table-cell">
      <style:table-cell-properties style:vertical-align="middle" fo:padding="0.0382in" fo:border-left="0.05pt solid #000000" fo:border-right="0.05pt solid #000000" fo:border-top="none" fo:border-bottom="0.05pt solid #000000"/>
    </style:style>
    <style:style style:name="Table47.A4" style:family="table-cell">
      <style:table-cell-properties style:vertical-align="middle" fo:padding="0.0382in" fo:border-left="0.05pt solid #000000" fo:border-right="none" fo:border-top="none" fo:border-bottom="0.05pt solid #000000"/>
    </style:style>
    <style:style style:name="Table47.B4" style:family="table-cell">
      <style:table-cell-properties fo:padding="0.0382in" fo:border-left="0.05pt solid #000000" fo:border-right="none" fo:border-top="none" fo:border-bottom="0.05pt solid #000000"/>
    </style:style>
    <style:style style:name="Table47.C4" style:family="table-cell">
      <style:table-cell-properties style:vertical-align="middle" fo:padding="0.0382in" fo:border-left="0.05pt solid #000000" fo:border-right="none" fo:border-top="none" fo:border-bottom="0.05pt solid #000000"/>
    </style:style>
    <style:style style:name="Table47.D4" style:family="table-cell">
      <style:table-cell-properties style:vertical-align="middle" fo:padding="0.0382in" fo:border-left="0.05pt solid #000000" fo:border-right="0.05pt solid #000000" fo:border-top="none" fo:border-bottom="0.05pt solid #000000"/>
    </style:style>
    <style:style style:name="Table47.A5" style:family="table-cell">
      <style:table-cell-properties style:vertical-align="middle" fo:padding="0.0382in" fo:border-left="0.05pt solid #000000" fo:border-right="none" fo:border-top="none" fo:border-bottom="0.05pt solid #000000"/>
    </style:style>
    <style:style style:name="Table47.B5" style:family="table-cell">
      <style:table-cell-properties fo:padding="0.0382in" fo:border-left="0.05pt solid #000000" fo:border-right="none" fo:border-top="none" fo:border-bottom="0.05pt solid #000000"/>
    </style:style>
    <style:style style:name="Table47.C5" style:family="table-cell">
      <style:table-cell-properties style:vertical-align="middle" fo:padding="0.0382in" fo:border-left="0.05pt solid #000000" fo:border-right="none" fo:border-top="none" fo:border-bottom="0.05pt solid #000000"/>
    </style:style>
    <style:style style:name="Table47.D5" style:family="table-cell">
      <style:table-cell-properties style:vertical-align="middle" fo:padding="0.0382in" fo:border-left="0.05pt solid #000000" fo:border-right="0.05pt solid #000000" fo:border-top="none" fo:border-bottom="0.05pt solid #000000"/>
    </style:style>
    <style:style style:name="Table49"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49.A" style:family="table-column">
      <style:table-column-properties style:column-width="1.4354in" style:rel-column-width="12168*"/>
    </style:style>
    <style:style style:name="Table49.B" style:family="table-column">
      <style:table-column-properties style:column-width="5.0667in" style:rel-column-width="42952*"/>
    </style:style>
    <style:style style:name="Table49.C" style:family="table-column">
      <style:table-column-properties style:column-width="0.7451in" style:rel-column-width="6316*"/>
    </style:style>
    <style:style style:name="Table49.D" style:family="table-column">
      <style:table-column-properties style:column-width="0.4833in" style:rel-column-width="4099*"/>
    </style:style>
    <style:style style:name="Table49.1" style:family="table-row">
      <style:table-row-properties fo:background-color="transparent" fo:keep-together="auto">
        <style:background-image/>
      </style:table-row-properties>
    </style:style>
    <style:style style:name="Table4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9.D1" style:family="table-cell">
      <style:table-cell-properties style:vertical-align="" fo:background-color="#dddddd" fo:padding="0.0382in" fo:border="0.05pt solid #000000" style:writing-mode="page">
        <style:background-image/>
      </style:table-cell-properties>
    </style:style>
    <style:style style:name="Table49.A2" style:family="table-cell">
      <style:table-cell-properties style:vertical-align="middle" fo:padding="0.0382in" fo:border-left="0.05pt solid #000000" fo:border-right="none" fo:border-top="none" fo:border-bottom="0.05pt solid #000000"/>
    </style:style>
    <style:style style:name="Table49.B2" style:family="table-cell">
      <style:table-cell-properties fo:padding="0.0382in" fo:border-left="0.05pt solid #000000" fo:border-right="none" fo:border-top="none" fo:border-bottom="0.05pt solid #000000"/>
    </style:style>
    <style:style style:name="Table49.C2" style:family="table-cell">
      <style:table-cell-properties style:vertical-align="middle" fo:padding="0.0382in" fo:border-left="0.05pt solid #000000" fo:border-right="none" fo:border-top="none" fo:border-bottom="0.05pt solid #000000"/>
    </style:style>
    <style:style style:name="Table49.D2" style:family="table-cell">
      <style:table-cell-properties style:vertical-align="middle" fo:padding="0.0382in" fo:border-left="0.05pt solid #000000" fo:border-right="0.05pt solid #000000" fo:border-top="none" fo:border-bottom="0.05pt solid #000000"/>
    </style:style>
    <style:style style:name="Table49.A3" style:family="table-cell">
      <style:table-cell-properties style:vertical-align="middle" fo:padding="0.0382in" fo:border-left="0.05pt solid #000000" fo:border-right="none" fo:border-top="none" fo:border-bottom="0.05pt solid #000000"/>
    </style:style>
    <style:style style:name="Table49.B3" style:family="table-cell">
      <style:table-cell-properties fo:padding="0.0382in" fo:border-left="0.05pt solid #000000" fo:border-right="none" fo:border-top="none" fo:border-bottom="0.05pt solid #000000"/>
    </style:style>
    <style:style style:name="Table49.C3" style:family="table-cell">
      <style:table-cell-properties style:vertical-align="middle" fo:padding="0.0382in" fo:border-left="0.05pt solid #000000" fo:border-right="none" fo:border-top="none" fo:border-bottom="0.05pt solid #000000"/>
    </style:style>
    <style:style style:name="Table49.D3" style:family="table-cell">
      <style:table-cell-properties style:vertical-align="middle" fo:padding="0.0382in" fo:border-left="0.05pt solid #000000" fo:border-right="0.05pt solid #000000" fo:border-top="none" fo:border-bottom="0.05pt solid #000000"/>
    </style:style>
    <style:style style:name="Table49.A4" style:family="table-cell">
      <style:table-cell-properties style:vertical-align="middle" fo:padding="0.0382in" fo:border-left="0.05pt solid #000000" fo:border-right="none" fo:border-top="none" fo:border-bottom="0.05pt solid #000000"/>
    </style:style>
    <style:style style:name="Table49.B4" style:family="table-cell">
      <style:table-cell-properties fo:padding="0.0382in" fo:border-left="0.05pt solid #000000" fo:border-right="none" fo:border-top="none" fo:border-bottom="0.05pt solid #000000"/>
    </style:style>
    <style:style style:name="Table49.C4" style:family="table-cell">
      <style:table-cell-properties style:vertical-align="middle" fo:padding="0.0382in" fo:border-left="0.05pt solid #000000" fo:border-right="none" fo:border-top="none" fo:border-bottom="0.05pt solid #000000"/>
    </style:style>
    <style:style style:name="Table49.D4" style:family="table-cell">
      <style:table-cell-properties style:vertical-align="middle" fo:padding="0.0382in" fo:border-left="0.05pt solid #000000" fo:border-right="0.05pt solid #000000" fo:border-top="none" fo:border-bottom="0.05pt solid #000000"/>
    </style:style>
    <style:style style:name="Table33"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3.A" style:family="table-column">
      <style:table-column-properties style:column-width="0.9965in" style:rel-column-width="8447*"/>
    </style:style>
    <style:style style:name="Table33.B" style:family="table-column">
      <style:table-column-properties style:column-width="6.734in" style:rel-column-width="57088*"/>
    </style:style>
    <style:style style:name="Table33.1" style:family="table-row">
      <style:table-row-properties fo:background-color="transparent" fo:keep-together="auto">
        <style:background-image/>
      </style:table-row-properties>
    </style:style>
    <style:style style:name="Table3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dddddd" fo:padding="0.0382in" fo:border="0.05pt solid #000000" style:writing-mode="page">
        <style:background-image/>
      </style:table-cell-properties>
    </style:style>
    <style:style style:name="Table33.A2" style:family="table-cell">
      <style:table-cell-properties style:vertical-align="middle"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3.A3" style:family="table-cell">
      <style:table-cell-properties style:vertical-align="middle"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style:vertical-align="middle"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style:vertical-align="middle"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style:vertical-align="middle"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style:vertical-align="middle"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3.A8" style:family="table-cell">
      <style:table-cell-properties style:vertical-align="middle" fo:padding="0.0382in" fo:border-left="0.05pt solid #000000" fo:border-right="none" fo:border-top="none" fo:border-bottom="0.05pt solid #000000"/>
    </style:style>
    <style:style style:name="Table33.B8" style:family="table-cell">
      <style:table-cell-properties fo:padding="0.0382in" fo:border-left="0.05pt solid #000000" fo:border-right="0.05pt solid #000000" fo:border-top="none" fo:border-bottom="0.05pt solid #000000"/>
    </style:style>
    <style:style style:name="Table33.A9" style:family="table-cell">
      <style:table-cell-properties style:vertical-align="middle" fo:padding="0.0382in" fo:border-left="0.05pt solid #000000" fo:border-right="none" fo:border-top="none" fo:border-bottom="0.05pt solid #000000"/>
    </style:style>
    <style:style style:name="Table33.B9" style:family="table-cell">
      <style:table-cell-properties fo:padding="0.0382in" fo:border-left="0.05pt solid #000000" fo:border-right="0.05pt solid #000000" fo:border-top="none" fo:border-bottom="0.05pt solid #000000"/>
    </style:style>
    <style:style style:name="Table33.A10" style:family="table-cell">
      <style:table-cell-properties style:vertical-align="middle" fo:padding="0.0382in" fo:border-left="0.05pt solid #000000" fo:border-right="none" fo:border-top="none" fo:border-bottom="0.05pt solid #000000"/>
    </style:style>
    <style:style style:name="Table33.B10" style:family="table-cell">
      <style:table-cell-properties fo:padding="0.0382in" fo:border-left="0.05pt solid #000000" fo:border-right="0.05pt solid #000000" fo:border-top="none" fo:border-bottom="0.05pt solid #000000"/>
    </style:style>
    <style:style style:name="Table33.A11" style:family="table-cell">
      <style:table-cell-properties style:vertical-align="middle" fo:padding="0.0382in" fo:border-left="0.05pt solid #000000" fo:border-right="none" fo:border-top="none" fo:border-bottom="0.05pt solid #000000"/>
    </style:style>
    <style:style style:name="Table33.B11" style:family="table-cell">
      <style:table-cell-properties fo:padding="0.0382in" fo:border-left="0.05pt solid #000000" fo:border-right="0.05pt solid #000000" fo:border-top="none" fo:border-bottom="0.05pt solid #000000"/>
    </style:style>
    <style:style style:name="Table76"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1.0951in" style:rel-column-width="1577*"/>
    </style:style>
    <style:style style:name="Table76.B" style:family="table-column">
      <style:table-column-properties style:column-width="5.8153in" style:rel-column-width="8374*"/>
    </style:style>
    <style:style style:name="Table76.C" style:family="table-column">
      <style:table-column-properties style:column-width="0.4097in" style:rel-column-width="590*"/>
    </style:style>
    <style:style style:name="Table76.D" style:family="table-column">
      <style:table-column-properties style:column-width="0.4104in" style:rel-column-width="591*"/>
    </style:style>
    <style:style style:name="Table76.1" style:family="table-row">
      <style:table-row-properties fo:background-color="transparent" fo:keep-together="auto">
        <style:background-image/>
      </style:table-row-properties>
    </style:style>
    <style:style style:name="Table7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6.D1" style:family="table-cell">
      <style:table-cell-properties style:vertical-align="" fo:background-color="#dddddd" fo:padding="0.0382in" fo:border="0.05pt solid #000000" style:writing-mode="page">
        <style:background-image/>
      </style:table-cell-properties>
    </style:style>
    <style:style style:name="Table76.A2" style:family="table-cell">
      <style:table-cell-properties style:vertical-align="middle" fo:padding="0.0382in" fo:border-left="0.05pt solid #000000" fo:border-right="none" fo:border-top="none" fo:border-bottom="0.05pt solid #000000"/>
    </style:style>
    <style:style style:name="Table76.B2" style:family="table-cell">
      <style:table-cell-properties fo:padding="0.0382in" fo:border-left="0.05pt solid #000000" fo:border-right="none" fo:border-top="none" fo:border-bottom="0.05pt solid #000000"/>
    </style:style>
    <style:style style:name="Table76.C2" style:family="table-cell">
      <style:table-cell-properties style:vertical-align="middle" fo:padding="0.0382in" fo:border-left="0.05pt solid #000000" fo:border-right="none" fo:border-top="none" fo:border-bottom="0.05pt solid #000000"/>
    </style:style>
    <style:style style:name="Table76.D2" style:family="table-cell">
      <style:table-cell-properties style:vertical-align="middle" fo:padding="0.0382in" fo:border-left="0.05pt solid #000000" fo:border-right="0.05pt solid #000000" fo:border-top="none" fo:border-bottom="0.05pt solid #000000"/>
    </style:style>
    <style:style style:name="Table76.A3" style:family="table-cell">
      <style:table-cell-properties style:vertical-align="middle" fo:padding="0.0382in" fo:border-left="0.05pt solid #000000" fo:border-right="none" fo:border-top="none" fo:border-bottom="0.05pt solid #000000"/>
    </style:style>
    <style:style style:name="Table76.B3" style:family="table-cell">
      <style:table-cell-properties fo:padding="0.0382in" fo:border-left="0.05pt solid #000000" fo:border-right="none" fo:border-top="none" fo:border-bottom="0.05pt solid #000000"/>
    </style:style>
    <style:style style:name="Table76.C3" style:family="table-cell">
      <style:table-cell-properties style:vertical-align="middle" fo:padding="0.0382in" fo:border-left="0.05pt solid #000000" fo:border-right="none" fo:border-top="none" fo:border-bottom="0.05pt solid #000000"/>
    </style:style>
    <style:style style:name="Table76.D3" style:family="table-cell">
      <style:table-cell-properties style:vertical-align="middle" fo:padding="0.0382in" fo:border-left="0.05pt solid #000000" fo:border-right="0.05pt solid #000000" fo:border-top="none" fo:border-bottom="0.05pt solid #000000"/>
    </style:style>
    <style:style style:name="Table76.A4" style:family="table-cell">
      <style:table-cell-properties style:vertical-align="middle" fo:padding="0.0382in" fo:border-left="0.05pt solid #000000" fo:border-right="none" fo:border-top="none" fo:border-bottom="0.05pt solid #000000"/>
    </style:style>
    <style:style style:name="Table76.B4" style:family="table-cell">
      <style:table-cell-properties fo:padding="0.0382in" fo:border-left="0.05pt solid #000000" fo:border-right="none" fo:border-top="none" fo:border-bottom="0.05pt solid #000000"/>
    </style:style>
    <style:style style:name="Table76.C4" style:family="table-cell">
      <style:table-cell-properties style:vertical-align="middle" fo:padding="0.0382in" fo:border-left="0.05pt solid #000000" fo:border-right="none" fo:border-top="none" fo:border-bottom="0.05pt solid #000000"/>
    </style:style>
    <style:style style:name="Table76.D4" style:family="table-cell">
      <style:table-cell-properties style:vertical-align="middle" fo:padding="0.0382in" fo:border-left="0.05pt solid #000000" fo:border-right="0.05pt solid #000000" fo:border-top="none" fo:border-bottom="0.05pt solid #000000"/>
    </style:style>
    <style:style style:name="Table76.A5" style:family="table-cell">
      <style:table-cell-properties style:vertical-align="middle" fo:padding="0.0382in" fo:border-left="0.05pt solid #000000" fo:border-right="none" fo:border-top="none" fo:border-bottom="0.05pt solid #000000"/>
    </style:style>
    <style:style style:name="Table76.B5" style:family="table-cell">
      <style:table-cell-properties fo:padding="0.0382in" fo:border-left="0.05pt solid #000000" fo:border-right="none" fo:border-top="none" fo:border-bottom="0.05pt solid #000000"/>
    </style:style>
    <style:style style:name="Table76.C5" style:family="table-cell">
      <style:table-cell-properties style:vertical-align="middle" fo:padding="0.0382in" fo:border-left="0.05pt solid #000000" fo:border-right="none" fo:border-top="none" fo:border-bottom="0.05pt solid #000000"/>
    </style:style>
    <style:style style:name="Table76.D5" style:family="table-cell">
      <style:table-cell-properties style:vertical-align="middle" fo:padding="0.0382in" fo:border-left="0.05pt solid #000000" fo:border-right="0.05pt solid #000000" fo:border-top="none" fo:border-bottom="0.05pt solid #000000"/>
    </style:style>
    <style:style style:name="Table76.A6" style:family="table-cell">
      <style:table-cell-properties style:vertical-align="middle" fo:padding="0.0382in" fo:border-left="0.05pt solid #000000" fo:border-right="none" fo:border-top="none" fo:border-bottom="0.05pt solid #000000"/>
    </style:style>
    <style:style style:name="Table76.B6" style:family="table-cell">
      <style:table-cell-properties fo:padding="0.0382in" fo:border-left="0.05pt solid #000000" fo:border-right="none" fo:border-top="none" fo:border-bottom="0.05pt solid #000000"/>
    </style:style>
    <style:style style:name="Table76.C6" style:family="table-cell">
      <style:table-cell-properties style:vertical-align="middle" fo:padding="0.0382in" fo:border-left="0.05pt solid #000000" fo:border-right="none" fo:border-top="none" fo:border-bottom="0.05pt solid #000000"/>
    </style:style>
    <style:style style:name="Table76.D6" style:family="table-cell">
      <style:table-cell-properties style:vertical-align="middle" fo:padding="0.0382in" fo:border-left="0.05pt solid #000000" fo:border-right="0.05pt solid #000000" fo:border-top="none" fo:border-bottom="0.05pt solid #000000"/>
    </style:style>
    <style:style style:name="Table76.A7" style:family="table-cell">
      <style:table-cell-properties style:vertical-align="middle" fo:padding="0.0382in" fo:border-left="0.05pt solid #000000" fo:border-right="none" fo:border-top="none" fo:border-bottom="0.05pt solid #000000"/>
    </style:style>
    <style:style style:name="Table76.B7" style:family="table-cell">
      <style:table-cell-properties fo:padding="0.0382in" fo:border-left="0.05pt solid #000000" fo:border-right="none" fo:border-top="none" fo:border-bottom="0.05pt solid #000000"/>
    </style:style>
    <style:style style:name="Table76.C7" style:family="table-cell">
      <style:table-cell-properties style:vertical-align="middle" fo:padding="0.0382in" fo:border-left="0.05pt solid #000000" fo:border-right="none" fo:border-top="none" fo:border-bottom="0.05pt solid #000000"/>
    </style:style>
    <style:style style:name="Table76.D7" style:family="table-cell">
      <style:table-cell-properties style:vertical-align="middle" fo:padding="0.0382in" fo:border-left="0.05pt solid #000000" fo:border-right="0.05pt solid #000000" fo:border-top="none" fo:border-bottom="0.05pt solid #000000"/>
    </style:style>
    <style:style style:name="Table76.A8" style:family="table-cell">
      <style:table-cell-properties style:vertical-align="middle" fo:padding="0.0382in" fo:border-left="0.05pt solid #000000" fo:border-right="none" fo:border-top="none" fo:border-bottom="0.05pt solid #000000"/>
    </style:style>
    <style:style style:name="Table76.B8" style:family="table-cell">
      <style:table-cell-properties fo:padding="0.0382in" fo:border-left="0.05pt solid #000000" fo:border-right="none" fo:border-top="none" fo:border-bottom="0.05pt solid #000000"/>
    </style:style>
    <style:style style:name="Table76.C8" style:family="table-cell">
      <style:table-cell-properties style:vertical-align="middle" fo:padding="0.0382in" fo:border-left="0.05pt solid #000000" fo:border-right="none" fo:border-top="none" fo:border-bottom="0.05pt solid #000000"/>
    </style:style>
    <style:style style:name="Table76.D8" style:family="table-cell">
      <style:table-cell-properties style:vertical-align="middle" fo:padding="0.0382in" fo:border-left="0.05pt solid #000000" fo:border-right="0.05pt solid #000000" fo:border-top="none" fo:border-bottom="0.05pt solid #000000"/>
    </style:style>
    <style:style style:name="Table76.A9" style:family="table-cell">
      <style:table-cell-properties style:vertical-align="middle" fo:padding="0.0382in" fo:border-left="0.05pt solid #000000" fo:border-right="none" fo:border-top="none" fo:border-bottom="0.05pt solid #000000"/>
    </style:style>
    <style:style style:name="Table76.B9" style:family="table-cell">
      <style:table-cell-properties fo:padding="0.0382in" fo:border-left="0.05pt solid #000000" fo:border-right="none" fo:border-top="none" fo:border-bottom="0.05pt solid #000000"/>
    </style:style>
    <style:style style:name="Table76.C9" style:family="table-cell">
      <style:table-cell-properties style:vertical-align="middle" fo:padding="0.0382in" fo:border-left="0.05pt solid #000000" fo:border-right="none" fo:border-top="none" fo:border-bottom="0.05pt solid #000000"/>
    </style:style>
    <style:style style:name="Table76.D9" style:family="table-cell">
      <style:table-cell-properties style:vertical-align="middle" fo:padding="0.0382in" fo:border-left="0.05pt solid #000000" fo:border-right="0.05pt solid #000000" fo:border-top="none" fo:border-bottom="0.05pt solid #000000"/>
    </style:style>
    <style:style style:name="Table76.A10" style:family="table-cell">
      <style:table-cell-properties style:vertical-align="middle" fo:padding="0.0382in" fo:border-left="0.05pt solid #000000" fo:border-right="none" fo:border-top="none" fo:border-bottom="0.05pt solid #000000"/>
    </style:style>
    <style:style style:name="Table76.B10" style:family="table-cell">
      <style:table-cell-properties fo:padding="0.0382in" fo:border-left="0.05pt solid #000000" fo:border-right="none" fo:border-top="none" fo:border-bottom="0.05pt solid #000000"/>
    </style:style>
    <style:style style:name="Table76.C10" style:family="table-cell">
      <style:table-cell-properties style:vertical-align="middle" fo:padding="0.0382in" fo:border-left="0.05pt solid #000000" fo:border-right="none" fo:border-top="none" fo:border-bottom="0.05pt solid #000000"/>
    </style:style>
    <style:style style:name="Table76.D10" style:family="table-cell">
      <style:table-cell-properties style:vertical-align="middle" fo:padding="0.0382in" fo:border-left="0.05pt solid #000000" fo:border-right="0.05pt solid #000000" fo:border-top="none" fo:border-bottom="0.05pt solid #000000"/>
    </style:style>
    <style:style style:name="Table76.A11" style:family="table-cell">
      <style:table-cell-properties style:vertical-align="middle" fo:padding="0.0382in" fo:border-left="0.05pt solid #000000" fo:border-right="none" fo:border-top="none" fo:border-bottom="0.05pt solid #000000"/>
    </style:style>
    <style:style style:name="Table76.B11" style:family="table-cell">
      <style:table-cell-properties fo:padding="0.0382in" fo:border-left="0.05pt solid #000000" fo:border-right="none" fo:border-top="none" fo:border-bottom="0.05pt solid #000000"/>
    </style:style>
    <style:style style:name="Table76.C11" style:family="table-cell">
      <style:table-cell-properties style:vertical-align="middle" fo:padding="0.0382in" fo:border-left="0.05pt solid #000000" fo:border-right="none" fo:border-top="none" fo:border-bottom="0.05pt solid #000000"/>
    </style:style>
    <style:style style:name="Table76.D11" style:family="table-cell">
      <style:table-cell-properties style:vertical-align="middle" fo:padding="0.0382in" fo:border-left="0.05pt solid #000000" fo:border-right="0.05pt solid #000000" fo:border-top="none" fo:border-bottom="0.05pt solid #000000"/>
    </style:style>
    <style:style style:name="Table76.A12" style:family="table-cell">
      <style:table-cell-properties style:vertical-align="middle" fo:padding="0.0382in" fo:border-left="0.05pt solid #000000" fo:border-right="none" fo:border-top="none" fo:border-bottom="0.05pt solid #000000"/>
    </style:style>
    <style:style style:name="Table76.B12" style:family="table-cell">
      <style:table-cell-properties fo:padding="0.0382in" fo:border-left="0.05pt solid #000000" fo:border-right="none" fo:border-top="none" fo:border-bottom="0.05pt solid #000000"/>
    </style:style>
    <style:style style:name="Table76.C12" style:family="table-cell">
      <style:table-cell-properties style:vertical-align="middle" fo:padding="0.0382in" fo:border-left="0.05pt solid #000000" fo:border-right="none" fo:border-top="none" fo:border-bottom="0.05pt solid #000000"/>
    </style:style>
    <style:style style:name="Table76.D12" style:family="table-cell">
      <style:table-cell-properties style:vertical-align="middle" fo:padding="0.0382in" fo:border-left="0.05pt solid #000000" fo:border-right="0.05pt solid #000000" fo:border-top="none" fo:border-bottom="0.05pt solid #000000"/>
    </style:style>
    <style:style style:name="Table76.A13" style:family="table-cell">
      <style:table-cell-properties style:vertical-align="middle" fo:padding="0.0382in" fo:border-left="0.05pt solid #000000" fo:border-right="none" fo:border-top="none" fo:border-bottom="0.05pt solid #000000"/>
    </style:style>
    <style:style style:name="Table76.B13" style:family="table-cell">
      <style:table-cell-properties fo:padding="0.0382in" fo:border-left="0.05pt solid #000000" fo:border-right="none" fo:border-top="none" fo:border-bottom="0.05pt solid #000000"/>
    </style:style>
    <style:style style:name="Table76.C13" style:family="table-cell">
      <style:table-cell-properties style:vertical-align="middle" fo:padding="0.0382in" fo:border-left="0.05pt solid #000000" fo:border-right="none" fo:border-top="none" fo:border-bottom="0.05pt solid #000000"/>
    </style:style>
    <style:style style:name="Table76.D13" style:family="table-cell">
      <style:table-cell-properties style:vertical-align="middle" fo:padding="0.0382in" fo:border-left="0.05pt solid #000000" fo:border-right="0.05pt solid #000000" fo:border-top="none" fo:border-bottom="0.05pt solid #000000"/>
    </style:style>
    <style:style style:name="Table76.A14" style:family="table-cell">
      <style:table-cell-properties style:vertical-align="middle" fo:padding="0.0382in" fo:border-left="0.05pt solid #000000" fo:border-right="none" fo:border-top="none" fo:border-bottom="0.05pt solid #000000"/>
    </style:style>
    <style:style style:name="Table76.B14" style:family="table-cell">
      <style:table-cell-properties fo:padding="0.0382in" fo:border-left="0.05pt solid #000000" fo:border-right="none" fo:border-top="none" fo:border-bottom="0.05pt solid #000000"/>
    </style:style>
    <style:style style:name="Table76.C14" style:family="table-cell">
      <style:table-cell-properties style:vertical-align="middle" fo:padding="0.0382in" fo:border-left="0.05pt solid #000000" fo:border-right="none" fo:border-top="none" fo:border-bottom="0.05pt solid #000000"/>
    </style:style>
    <style:style style:name="Table76.D14" style:family="table-cell">
      <style:table-cell-properties style:vertical-align="middle" fo:padding="0.0382in" fo:border-left="0.05pt solid #000000" fo:border-right="0.05pt solid #000000" fo:border-top="none" fo:border-bottom="0.05pt solid #000000"/>
    </style:style>
    <style:style style:name="Table76.A15" style:family="table-cell">
      <style:table-cell-properties style:vertical-align="middle" fo:padding="0.0382in" fo:border-left="0.05pt solid #000000" fo:border-right="none" fo:border-top="none" fo:border-bottom="0.05pt solid #000000"/>
    </style:style>
    <style:style style:name="Table76.B15" style:family="table-cell">
      <style:table-cell-properties fo:padding="0.0382in" fo:border-left="0.05pt solid #000000" fo:border-right="none" fo:border-top="none" fo:border-bottom="0.05pt solid #000000"/>
    </style:style>
    <style:style style:name="Table76.C15" style:family="table-cell">
      <style:table-cell-properties style:vertical-align="middle" fo:padding="0.0382in" fo:border-left="0.05pt solid #000000" fo:border-right="none" fo:border-top="none" fo:border-bottom="0.05pt solid #000000"/>
    </style:style>
    <style:style style:name="Table76.D15" style:family="table-cell">
      <style:table-cell-properties style:vertical-align="middle" fo:padding="0.0382in" fo:border-left="0.05pt solid #000000" fo:border-right="0.05pt solid #000000" fo:border-top="none" fo:border-bottom="0.05pt solid #000000"/>
    </style:style>
    <style:style style:name="Table76.A16" style:family="table-cell">
      <style:table-cell-properties style:vertical-align="middle" fo:padding="0.0382in" fo:border-left="0.05pt solid #000000" fo:border-right="none" fo:border-top="none" fo:border-bottom="0.05pt solid #000000"/>
    </style:style>
    <style:style style:name="Table76.B16" style:family="table-cell">
      <style:table-cell-properties fo:padding="0.0382in" fo:border-left="0.05pt solid #000000" fo:border-right="none" fo:border-top="none" fo:border-bottom="0.05pt solid #000000"/>
    </style:style>
    <style:style style:name="Table76.C16" style:family="table-cell">
      <style:table-cell-properties style:vertical-align="middle" fo:padding="0.0382in" fo:border-left="0.05pt solid #000000" fo:border-right="none" fo:border-top="none" fo:border-bottom="0.05pt solid #000000"/>
    </style:style>
    <style:style style:name="Table76.D16" style:family="table-cell">
      <style:table-cell-properties style:vertical-align="middle" fo:padding="0.0382in" fo:border-left="0.05pt solid #000000" fo:border-right="0.05pt solid #000000" fo:border-top="none" fo:border-bottom="0.05pt solid #000000"/>
    </style:style>
    <style:style style:name="Table76.A17" style:family="table-cell">
      <style:table-cell-properties style:vertical-align="middle" fo:padding="0.0382in" fo:border-left="0.05pt solid #000000" fo:border-right="none" fo:border-top="none" fo:border-bottom="0.05pt solid #000000"/>
    </style:style>
    <style:style style:name="Table76.B17" style:family="table-cell">
      <style:table-cell-properties fo:padding="0.0382in" fo:border-left="0.05pt solid #000000" fo:border-right="none" fo:border-top="none" fo:border-bottom="0.05pt solid #000000"/>
    </style:style>
    <style:style style:name="Table76.C17" style:family="table-cell">
      <style:table-cell-properties style:vertical-align="middle" fo:padding="0.0382in" fo:border-left="0.05pt solid #000000" fo:border-right="none" fo:border-top="none" fo:border-bottom="0.05pt solid #000000"/>
    </style:style>
    <style:style style:name="Table76.D17" style:family="table-cell">
      <style:table-cell-properties style:vertical-align="middle" fo:padding="0.0382in" fo:border-left="0.05pt solid #000000" fo:border-right="0.05pt solid #000000" fo:border-top="none" fo:border-bottom="0.05pt solid #000000"/>
    </style:style>
    <style:style style:name="Table76.A18" style:family="table-cell">
      <style:table-cell-properties style:vertical-align="middle" fo:padding="0.0382in" fo:border-left="0.05pt solid #000000" fo:border-right="none" fo:border-top="none" fo:border-bottom="0.05pt solid #000000"/>
    </style:style>
    <style:style style:name="Table76.B18" style:family="table-cell">
      <style:table-cell-properties fo:padding="0.0382in" fo:border-left="0.05pt solid #000000" fo:border-right="none" fo:border-top="none" fo:border-bottom="0.05pt solid #000000"/>
    </style:style>
    <style:style style:name="Table76.C18" style:family="table-cell">
      <style:table-cell-properties style:vertical-align="middle" fo:padding="0.0382in" fo:border-left="0.05pt solid #000000" fo:border-right="none" fo:border-top="none" fo:border-bottom="0.05pt solid #000000"/>
    </style:style>
    <style:style style:name="Table76.D18" style:family="table-cell">
      <style:table-cell-properties style:vertical-align="middle" fo:padding="0.0382in" fo:border-left="0.05pt solid #000000" fo:border-right="0.05pt solid #000000" fo:border-top="none" fo:border-bottom="0.05pt solid #000000"/>
    </style:style>
    <style:style style:name="Table76.A19" style:family="table-cell">
      <style:table-cell-properties style:vertical-align="middle" fo:padding="0.0382in" fo:border-left="0.05pt solid #000000" fo:border-right="none" fo:border-top="none" fo:border-bottom="0.05pt solid #000000"/>
    </style:style>
    <style:style style:name="Table76.B19" style:family="table-cell">
      <style:table-cell-properties fo:padding="0.0382in" fo:border-left="0.05pt solid #000000" fo:border-right="none" fo:border-top="none" fo:border-bottom="0.05pt solid #000000"/>
    </style:style>
    <style:style style:name="Table76.C19" style:family="table-cell">
      <style:table-cell-properties style:vertical-align="middle" fo:padding="0.0382in" fo:border-left="0.05pt solid #000000" fo:border-right="none" fo:border-top="none" fo:border-bottom="0.05pt solid #000000"/>
    </style:style>
    <style:style style:name="Table76.D19" style:family="table-cell">
      <style:table-cell-properties style:vertical-align="middle" fo:padding="0.0382in" fo:border-left="0.05pt solid #000000" fo:border-right="0.05pt solid #000000" fo:border-top="none" fo:border-bottom="0.05pt solid #000000"/>
    </style:style>
    <style:style style:name="Table76.A20" style:family="table-cell">
      <style:table-cell-properties style:vertical-align="middle" fo:padding="0.0382in" fo:border-left="0.05pt solid #000000" fo:border-right="none" fo:border-top="none" fo:border-bottom="0.05pt solid #000000"/>
    </style:style>
    <style:style style:name="Table76.B20" style:family="table-cell">
      <style:table-cell-properties fo:padding="0.0382in" fo:border-left="0.05pt solid #000000" fo:border-right="none" fo:border-top="none" fo:border-bottom="0.05pt solid #000000"/>
    </style:style>
    <style:style style:name="Table76.C20" style:family="table-cell">
      <style:table-cell-properties style:vertical-align="middle" fo:padding="0.0382in" fo:border-left="0.05pt solid #000000" fo:border-right="none" fo:border-top="none" fo:border-bottom="0.05pt solid #000000"/>
    </style:style>
    <style:style style:name="Table76.D20" style:family="table-cell">
      <style:table-cell-properties style:vertical-align="middle" fo:padding="0.0382in" fo:border-left="0.05pt solid #000000" fo:border-right="0.05pt solid #000000" fo:border-top="none" fo:border-bottom="0.05pt solid #000000"/>
    </style:style>
    <style:style style:name="Table76.A21" style:family="table-cell">
      <style:table-cell-properties style:vertical-align="middle" fo:padding="0.0382in" fo:border-left="0.05pt solid #000000" fo:border-right="none" fo:border-top="none" fo:border-bottom="0.05pt solid #000000"/>
    </style:style>
    <style:style style:name="Table76.B21" style:family="table-cell">
      <style:table-cell-properties fo:padding="0.0382in" fo:border-left="0.05pt solid #000000" fo:border-right="none" fo:border-top="none" fo:border-bottom="0.05pt solid #000000"/>
    </style:style>
    <style:style style:name="Table76.C21" style:family="table-cell">
      <style:table-cell-properties style:vertical-align="middle" fo:padding="0.0382in" fo:border-left="0.05pt solid #000000" fo:border-right="none" fo:border-top="none" fo:border-bottom="0.05pt solid #000000"/>
    </style:style>
    <style:style style:name="Table76.D21" style:family="table-cell">
      <style:table-cell-properties style:vertical-align="middle" fo:padding="0.0382in" fo:border-left="0.05pt solid #000000" fo:border-right="0.05pt solid #000000" fo:border-top="none" fo:border-bottom="0.05pt solid #000000"/>
    </style:style>
    <style:style style:name="Table76.A22" style:family="table-cell">
      <style:table-cell-properties style:vertical-align="middle" fo:padding="0.0382in" fo:border-left="0.05pt solid #000000" fo:border-right="none" fo:border-top="none" fo:border-bottom="0.05pt solid #000000"/>
    </style:style>
    <style:style style:name="Table76.B22" style:family="table-cell">
      <style:table-cell-properties fo:padding="0.0382in" fo:border-left="0.05pt solid #000000" fo:border-right="none" fo:border-top="none" fo:border-bottom="0.05pt solid #000000"/>
    </style:style>
    <style:style style:name="Table76.C22" style:family="table-cell">
      <style:table-cell-properties style:vertical-align="middle" fo:padding="0.0382in" fo:border-left="0.05pt solid #000000" fo:border-right="none" fo:border-top="none" fo:border-bottom="0.05pt solid #000000"/>
    </style:style>
    <style:style style:name="Table76.D22" style:family="table-cell">
      <style:table-cell-properties style:vertical-align="middle" fo:padding="0.0382in" fo:border-left="0.05pt solid #000000" fo:border-right="0.05pt solid #000000" fo:border-top="none" fo:border-bottom="0.05pt solid #000000"/>
    </style:style>
    <style:style style:name="Table76.A23" style:family="table-cell">
      <style:table-cell-properties style:vertical-align="middle" fo:padding="0.0382in" fo:border-left="0.05pt solid #000000" fo:border-right="none" fo:border-top="none" fo:border-bottom="0.05pt solid #000000"/>
    </style:style>
    <style:style style:name="Table76.B23" style:family="table-cell">
      <style:table-cell-properties fo:padding="0.0382in" fo:border-left="0.05pt solid #000000" fo:border-right="none" fo:border-top="none" fo:border-bottom="0.05pt solid #000000"/>
    </style:style>
    <style:style style:name="Table76.C23" style:family="table-cell">
      <style:table-cell-properties style:vertical-align="middle" fo:padding="0.0382in" fo:border-left="0.05pt solid #000000" fo:border-right="none" fo:border-top="none" fo:border-bottom="0.05pt solid #000000"/>
    </style:style>
    <style:style style:name="Table76.D23" style:family="table-cell">
      <style:table-cell-properties style:vertical-align="middle" fo:padding="0.0382in" fo:border-left="0.05pt solid #000000" fo:border-right="0.05pt solid #000000" fo:border-top="none" fo:border-bottom="0.05pt solid #000000"/>
    </style:style>
    <style:style style:name="Table76.A24" style:family="table-cell">
      <style:table-cell-properties style:vertical-align="middle" fo:padding="0.0382in" fo:border-left="0.05pt solid #000000" fo:border-right="none" fo:border-top="none" fo:border-bottom="0.05pt solid #000000"/>
    </style:style>
    <style:style style:name="Table76.B24" style:family="table-cell">
      <style:table-cell-properties fo:padding="0.0382in" fo:border-left="0.05pt solid #000000" fo:border-right="none" fo:border-top="none" fo:border-bottom="0.05pt solid #000000"/>
    </style:style>
    <style:style style:name="Table76.C24" style:family="table-cell">
      <style:table-cell-properties style:vertical-align="middle" fo:padding="0.0382in" fo:border-left="0.05pt solid #000000" fo:border-right="none" fo:border-top="none" fo:border-bottom="0.05pt solid #000000"/>
    </style:style>
    <style:style style:name="Table76.D24" style:family="table-cell">
      <style:table-cell-properties style:vertical-align="middle" fo:padding="0.0382in" fo:border-left="0.05pt solid #000000" fo:border-right="0.05pt solid #000000" fo:border-top="none" fo:border-bottom="0.05pt solid #000000"/>
    </style:style>
    <style:style style:name="Table76.A25" style:family="table-cell">
      <style:table-cell-properties style:vertical-align="middle" fo:padding="0.0382in" fo:border-left="0.05pt solid #000000" fo:border-right="none" fo:border-top="none" fo:border-bottom="0.05pt solid #000000"/>
    </style:style>
    <style:style style:name="Table76.B25" style:family="table-cell">
      <style:table-cell-properties fo:padding="0.0382in" fo:border-left="0.05pt solid #000000" fo:border-right="none" fo:border-top="none" fo:border-bottom="0.05pt solid #000000"/>
    </style:style>
    <style:style style:name="Table76.C25" style:family="table-cell">
      <style:table-cell-properties style:vertical-align="middle" fo:padding="0.0382in" fo:border-left="0.05pt solid #000000" fo:border-right="none" fo:border-top="none" fo:border-bottom="0.05pt solid #000000"/>
    </style:style>
    <style:style style:name="Table76.D25" style:family="table-cell">
      <style:table-cell-properties style:vertical-align="middle" fo:padding="0.0382in" fo:border-left="0.05pt solid #000000" fo:border-right="0.05pt solid #000000" fo:border-top="none" fo:border-bottom="0.05pt solid #000000"/>
    </style:style>
    <style:style style:name="Table40"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40.A" style:family="table-column">
      <style:table-column-properties style:column-width="0.3722in" style:rel-column-width="3155*"/>
    </style:style>
    <style:style style:name="Table40.B" style:family="table-column">
      <style:table-column-properties style:column-width="7.3583in" style:rel-column-width="62380*"/>
    </style:style>
    <style:style style:name="Table40.1" style:family="table-row">
      <style:table-row-properties fo:background-color="transparent" fo:keep-together="auto">
        <style:background-image/>
      </style:table-row-properties>
    </style:style>
    <style:style style:name="Table4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dddddd" fo:padding="0.0382in" fo:border="0.05pt solid #000000" style:writing-mode="page">
        <style:background-image/>
      </style:table-cell-properties>
    </style:style>
    <style:style style:name="Table40.A2" style:family="table-cell">
      <style:table-cell-properties style:vertical-align="middle"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style:vertical-align="middle"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style:vertical-align="middle"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63"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63.A" style:family="table-column">
      <style:table-column-properties style:column-width="1.4354in" style:rel-column-width="12168*"/>
    </style:style>
    <style:style style:name="Table63.B" style:family="table-column">
      <style:table-column-properties style:column-width="6.2951in" style:rel-column-width="53367*"/>
    </style:style>
    <style:style style:name="Table63.1" style:family="table-row">
      <style:table-row-properties fo:background-color="transparent" fo:keep-together="auto">
        <style:background-image/>
      </style:table-row-properties>
    </style:style>
    <style:style style:name="Table6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3.B1" style:family="table-cell">
      <style:table-cell-properties style:vertical-align="" fo:background-color="#dddddd" fo:padding="0.0382in" fo:border="0.05pt solid #000000" style:writing-mode="page">
        <style:background-image/>
      </style:table-cell-properties>
    </style:style>
    <style:style style:name="Table63.A2" style:family="table-cell">
      <style:table-cell-properties style:vertical-align="middle"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3.A3" style:family="table-cell">
      <style:table-cell-properties style:vertical-align="middle"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style:vertical-align="middle" fo:padding="0.0382in" fo:border-left="0.05pt solid #000000" fo:border-right="none" fo:border-top="none" fo:border-bottom="0.05pt solid #000000"/>
    </style:style>
    <style:style style:name="Table63.B4" style:family="table-cell">
      <style:table-cell-properties fo:padding="0.0382in" fo:border-left="0.05pt solid #000000" fo:border-right="0.05pt solid #000000" fo:border-top="none" fo:border-bottom="0.05pt solid #000000"/>
    </style:style>
    <style:style style:name="Table63.A5" style:family="table-cell">
      <style:table-cell-properties style:vertical-align="middle" fo:padding="0.0382in" fo:border-left="0.05pt solid #000000" fo:border-right="none" fo:border-top="none" fo:border-bottom="0.05pt solid #000000"/>
    </style:style>
    <style:style style:name="Table63.B5" style:family="table-cell">
      <style:table-cell-properties fo:padding="0.0382in" fo:border-left="0.05pt solid #000000" fo:border-right="0.05pt solid #000000" fo:border-top="none" fo:border-bottom="0.05pt solid #000000"/>
    </style:style>
    <style:style style:name="Table63.A6" style:family="table-cell">
      <style:table-cell-properties style:vertical-align="middle" fo:padding="0.0382in" fo:border-left="0.05pt solid #000000" fo:border-right="none" fo:border-top="none" fo:border-bottom="0.05pt solid #000000"/>
    </style:style>
    <style:style style:name="Table63.B6" style:family="table-cell">
      <style:table-cell-properties fo:padding="0.0382in" fo:border-left="0.05pt solid #000000" fo:border-right="0.05pt solid #000000" fo:border-top="none" fo:border-bottom="0.05pt solid #000000"/>
    </style:style>
    <style:style style:name="Table63.A7" style:family="table-cell">
      <style:table-cell-properties style:vertical-align="middle" fo:padding="0.0382in" fo:border-left="0.05pt solid #000000" fo:border-right="none" fo:border-top="none" fo:border-bottom="0.05pt solid #000000"/>
    </style:style>
    <style:style style:name="Table63.B7" style:family="table-cell">
      <style:table-cell-properties fo:padding="0.0382in" fo:border-left="0.05pt solid #000000" fo:border-right="0.05pt solid #000000" fo:border-top="none" fo:border-bottom="0.05pt solid #000000"/>
    </style:style>
    <style:style style:name="Table63.A8" style:family="table-cell">
      <style:table-cell-properties style:vertical-align="middle" fo:padding="0.0382in" fo:border-left="0.05pt solid #000000" fo:border-right="none" fo:border-top="none" fo:border-bottom="0.05pt solid #000000"/>
    </style:style>
    <style:style style:name="Table63.B8" style:family="table-cell">
      <style:table-cell-properties fo:padding="0.0382in" fo:border-left="0.05pt solid #000000" fo:border-right="0.05pt solid #000000" fo:border-top="none" fo:border-bottom="0.05pt solid #000000"/>
    </style:style>
    <style:style style:name="Table54"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0.3722in" style:rel-column-width="3155*"/>
    </style:style>
    <style:style style:name="Table54.B" style:family="table-column">
      <style:table-column-properties style:column-width="7.3583in" style:rel-column-width="62380*"/>
    </style:style>
    <style:style style:name="Table54.1" style:family="table-row">
      <style:table-row-properties fo:background-color="transparent" fo:keep-together="auto">
        <style:background-image/>
      </style:table-row-properties>
    </style:style>
    <style:style style:name="Table5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4.B1" style:family="table-cell">
      <style:table-cell-properties style:vertical-align="" fo:background-color="#dddddd" fo:padding="0.0382in" fo:border="0.05pt solid #000000" style:writing-mode="page">
        <style:background-image/>
      </style:table-cell-properties>
    </style:style>
    <style:style style:name="Table54.A2" style:family="table-cell">
      <style:table-cell-properties style:vertical-align="middle"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style:vertical-align="middle"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4.A4" style:family="table-cell">
      <style:table-cell-properties style:vertical-align="middle" fo:padding="0.0382in" fo:border-left="0.05pt solid #000000" fo:border-right="none" fo:border-top="none" fo:border-bottom="0.05pt solid #000000"/>
    </style:style>
    <style:style style:name="Table54.B4" style:family="table-cell">
      <style:table-cell-properties fo:padding="0.0382in" fo:border-left="0.05pt solid #000000" fo:border-right="0.05pt solid #000000" fo:border-top="none" fo:border-bottom="0.05pt solid #000000"/>
    </style:style>
    <style:style style:name="Table14"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1.4354in" style:rel-column-width="12168*"/>
    </style:style>
    <style:style style:name="Table14.B" style:family="table-column">
      <style:table-column-properties style:column-width="6.2951in" style:rel-column-width="53367*"/>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4.B1" style:family="table-cell">
      <style:table-cell-properties style:vertical-align="" fo:background-color="#dddddd" fo:padding="0.0382in" fo:border="0.05pt solid #000000" style:writing-mode="page">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style:vertical-align="middle"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style:vertical-align="middle"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9"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19.A" style:family="table-column">
      <style:table-column-properties style:column-width="0.3722in" style:rel-column-width="3155*"/>
    </style:style>
    <style:style style:name="Table19.B" style:family="table-column">
      <style:table-column-properties style:column-width="7.3583in" style:rel-column-width="62380*"/>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dddddd" fo:padding="0.0382in" fo:border="0.05pt solid #000000" style:writing-mode="page">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style:vertical-align="middle"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58"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1.4354in" style:rel-column-width="12168*"/>
    </style:style>
    <style:style style:name="Table58.B" style:family="table-column">
      <style:table-column-properties style:column-width="6.2951in" style:rel-column-width="53367*"/>
    </style:style>
    <style:style style:name="Table58.1" style:family="table-row">
      <style:table-row-properties fo:background-color="transparent" fo:keep-together="auto">
        <style:background-image/>
      </style:table-row-properties>
    </style:style>
    <style:style style:name="Table5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8.B1" style:family="table-cell">
      <style:table-cell-properties style:vertical-align="" fo:background-color="#dddddd" fo:padding="0.0382in" fo:border="0.05pt solid #000000" style:writing-mode="page">
        <style:background-image/>
      </style:table-cell-properties>
    </style:style>
    <style:style style:name="Table58.A2" style:family="table-cell">
      <style:table-cell-properties style:vertical-align="middle"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style:vertical-align="middle"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style:vertical-align="middle"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26"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3722in" style:rel-column-width="3155*"/>
    </style:style>
    <style:style style:name="Table26.B" style:family="table-column">
      <style:table-column-properties style:column-width="7.3583in" style:rel-column-width="62380*"/>
    </style:style>
    <style:style style:name="Table26.1" style:family="table-row">
      <style:table-row-properties fo:background-color="transparent" fo:keep-together="auto">
        <style:background-image/>
      </style:table-row-properties>
    </style:style>
    <style:style style:name="Table2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dddddd" fo:padding="0.0382in" fo:border="0.05pt solid #000000" style:writing-mode="page">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style:vertical-align="middle"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4" style:family="table-row">
      <style:table-row-properties style:min-row-height="0.1993in"/>
    </style:style>
    <style:style style:name="Table26.A4" style:family="table-cell">
      <style:table-cell-properties style:vertical-align="middle"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67"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67.A" style:family="table-column">
      <style:table-column-properties style:column-width="1.4354in" style:rel-column-width="12168*"/>
    </style:style>
    <style:style style:name="Table67.B" style:family="table-column">
      <style:table-column-properties style:column-width="5.8118in" style:rel-column-width="49268*"/>
    </style:style>
    <style:style style:name="Table67.C" style:family="table-column">
      <style:table-column-properties style:column-width="0.4833in" style:rel-column-width="4099*"/>
    </style:style>
    <style:style style:name="Table67.1" style:family="table-row">
      <style:table-row-properties fo:background-color="transparent" fo:keep-together="auto">
        <style:background-image/>
      </style:table-row-properties>
    </style:style>
    <style:style style:name="Table6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7.C1" style:family="table-cell">
      <style:table-cell-properties style:vertical-align="" fo:background-color="#dddddd" fo:padding="0.0382in" fo:border="0.05pt solid #000000" style:writing-mode="page">
        <style:background-image/>
      </style:table-cell-properties>
    </style:style>
    <style:style style:name="Table67.A2" style:family="table-cell">
      <style:table-cell-properties style:vertical-align="middle" fo:padding="0.0382in" fo:border-left="0.05pt solid #000000" fo:border-right="none" fo:border-top="none" fo:border-bottom="0.05pt solid #000000"/>
    </style:style>
    <style:style style:name="Table67.B2" style:family="table-cell">
      <style:table-cell-properties fo:padding="0.0382in" fo:border-left="0.05pt solid #000000" fo:border-right="none" fo:border-top="none" fo:border-bottom="0.05pt solid #000000"/>
    </style:style>
    <style:style style:name="Table67.C2" style:family="table-cell">
      <style:table-cell-properties style:vertical-align="middle" fo:padding="0.0382in" fo:border-left="0.05pt solid #000000" fo:border-right="0.05pt solid #000000" fo:border-top="none" fo:border-bottom="0.05pt solid #000000"/>
    </style:style>
    <style:style style:name="Table67.A3" style:family="table-cell">
      <style:table-cell-properties style:vertical-align="middle" fo:padding="0.0382in" fo:border-left="0.05pt solid #000000" fo:border-right="none" fo:border-top="none" fo:border-bottom="0.05pt solid #000000"/>
    </style:style>
    <style:style style:name="Table67.B3" style:family="table-cell">
      <style:table-cell-properties fo:padding="0.0382in" fo:border-left="0.05pt solid #000000" fo:border-right="none" fo:border-top="none" fo:border-bottom="0.05pt solid #000000"/>
    </style:style>
    <style:style style:name="Table67.C3" style:family="table-cell">
      <style:table-cell-properties style:vertical-align="middle" fo:padding="0.0382in" fo:border-left="0.05pt solid #000000" fo:border-right="0.05pt solid #000000" fo:border-top="none" fo:border-bottom="0.05pt solid #000000"/>
    </style:style>
    <style:style style:name="Table67.A4" style:family="table-cell">
      <style:table-cell-properties style:vertical-align="middle" fo:padding="0.0382in" fo:border-left="0.05pt solid #000000" fo:border-right="none" fo:border-top="none" fo:border-bottom="0.05pt solid #000000"/>
    </style:style>
    <style:style style:name="Table67.B4" style:family="table-cell">
      <style:table-cell-properties fo:padding="0.0382in" fo:border-left="0.05pt solid #000000" fo:border-right="none" fo:border-top="none" fo:border-bottom="0.05pt solid #000000"/>
    </style:style>
    <style:style style:name="Table67.C4" style:family="table-cell">
      <style:table-cell-properties style:vertical-align="middle" fo:padding="0.0382in" fo:border-left="0.05pt solid #000000" fo:border-right="0.05pt solid #000000" fo:border-top="none" fo:border-bottom="0.05pt solid #000000"/>
    </style:style>
    <style:style style:name="Table65"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0.3722in" style:rel-column-width="3155*"/>
    </style:style>
    <style:style style:name="Table65.B" style:family="table-column">
      <style:table-column-properties style:column-width="7.3583in" style:rel-column-width="62380*"/>
    </style:style>
    <style:style style:name="Table65.1" style:family="table-row">
      <style:table-row-properties fo:background-color="transparent" fo:keep-together="auto">
        <style:background-image/>
      </style:table-row-properties>
    </style:style>
    <style:style style:name="Table6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5.B1" style:family="table-cell">
      <style:table-cell-properties style:vertical-align="" fo:background-color="#dddddd" fo:padding="0.0382in" fo:border="0.05pt solid #000000" style:writing-mode="page">
        <style:background-image/>
      </style:table-cell-properties>
    </style:style>
    <style:style style:name="Table65.A2" style:family="table-cell">
      <style:table-cell-properties style:vertical-align="middle"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5.A3" style:family="table-cell">
      <style:table-cell-properties style:vertical-align="middle"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4" style:family="table-row">
      <style:table-row-properties style:min-row-height="0.1993in"/>
    </style:style>
    <style:style style:name="Table65.A4" style:family="table-cell">
      <style:table-cell-properties style:vertical-align="middle" fo:padding="0.0382in" fo:border-left="0.05pt solid #000000" fo:border-right="none" fo:border-top="none" fo:border-bottom="0.05pt solid #000000"/>
    </style:style>
    <style:style style:name="Table65.B4" style:family="table-cell">
      <style:table-cell-properties fo:padding="0.0382in" fo:border-left="0.05pt solid #000000" fo:border-right="0.05pt solid #000000" fo:border-top="none" fo:border-bottom="0.05pt solid #000000"/>
    </style:style>
    <style:style style:name="Table66"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1.4354in" style:rel-column-width="12168*"/>
    </style:style>
    <style:style style:name="Table66.B" style:family="table-column">
      <style:table-column-properties style:column-width="5.8118in" style:rel-column-width="49268*"/>
    </style:style>
    <style:style style:name="Table66.C" style:family="table-column">
      <style:table-column-properties style:column-width="0.4833in" style:rel-column-width="4099*"/>
    </style:style>
    <style:style style:name="Table66.1" style:family="table-row">
      <style:table-row-properties fo:background-color="transparent" fo:keep-together="auto">
        <style:background-image/>
      </style:table-row-properties>
    </style:style>
    <style:style style:name="Table6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6.C1" style:family="table-cell">
      <style:table-cell-properties style:vertical-align="" fo:background-color="#dddddd" fo:padding="0.0382in" fo:border="0.05pt solid #000000" style:writing-mode="page">
        <style:background-image/>
      </style:table-cell-properties>
    </style:style>
    <style:style style:name="Table66.A2" style:family="table-cell">
      <style:table-cell-properties style:vertical-align="middle" fo:padding="0.0382in" fo:border-left="0.05pt solid #000000" fo:border-right="none" fo:border-top="none" fo:border-bottom="0.05pt solid #000000"/>
    </style:style>
    <style:style style:name="Table66.B2" style:family="table-cell">
      <style:table-cell-properties fo:padding="0.0382in" fo:border-left="0.05pt solid #000000" fo:border-right="none" fo:border-top="none" fo:border-bottom="0.05pt solid #000000"/>
    </style:style>
    <style:style style:name="Table66.C2" style:family="table-cell">
      <style:table-cell-properties style:vertical-align="middle" fo:padding="0.0382in" fo:border-left="0.05pt solid #000000" fo:border-right="0.05pt solid #000000" fo:border-top="none" fo:border-bottom="0.05pt solid #000000"/>
    </style:style>
    <style:style style:name="Table66.A3" style:family="table-cell">
      <style:table-cell-properties style:vertical-align="middle" fo:padding="0.0382in" fo:border-left="0.05pt solid #000000" fo:border-right="none" fo:border-top="none" fo:border-bottom="0.05pt solid #000000"/>
    </style:style>
    <style:style style:name="Table66.B3" style:family="table-cell">
      <style:table-cell-properties fo:padding="0.0382in" fo:border-left="0.05pt solid #000000" fo:border-right="none" fo:border-top="none" fo:border-bottom="0.05pt solid #000000"/>
    </style:style>
    <style:style style:name="Table66.C3" style:family="table-cell">
      <style:table-cell-properties style:vertical-align="middle" fo:padding="0.0382in" fo:border-left="0.05pt solid #000000" fo:border-right="0.05pt solid #000000" fo:border-top="none" fo:border-bottom="0.05pt solid #000000"/>
    </style:style>
    <style:style style:name="Table66.A4" style:family="table-cell">
      <style:table-cell-properties style:vertical-align="middle" fo:padding="0.0382in" fo:border-left="0.05pt solid #000000" fo:border-right="none" fo:border-top="none" fo:border-bottom="0.05pt solid #000000"/>
    </style:style>
    <style:style style:name="Table66.B4" style:family="table-cell">
      <style:table-cell-properties fo:padding="0.0382in" fo:border-left="0.05pt solid #000000" fo:border-right="none" fo:border-top="none" fo:border-bottom="0.05pt solid #000000"/>
    </style:style>
    <style:style style:name="Table66.C4" style:family="table-cell">
      <style:table-cell-properties style:vertical-align="middle" fo:padding="0.0382in" fo:border-left="0.05pt solid #000000" fo:border-right="0.05pt solid #000000" fo:border-top="none" fo:border-bottom="0.05pt solid #000000"/>
    </style:style>
    <style:style style:name="Table66.A5" style:family="table-cell">
      <style:table-cell-properties style:vertical-align="middle" fo:padding="0.0382in" fo:border-left="0.05pt solid #000000" fo:border-right="none" fo:border-top="none" fo:border-bottom="0.05pt solid #000000"/>
    </style:style>
    <style:style style:name="Table66.B5" style:family="table-cell">
      <style:table-cell-properties fo:padding="0.0382in" fo:border-left="0.05pt solid #000000" fo:border-right="none" fo:border-top="none" fo:border-bottom="0.05pt solid #000000"/>
    </style:style>
    <style:style style:name="Table66.C5" style:family="table-cell">
      <style:table-cell-properties style:vertical-align="middle" fo:padding="0.0382in" fo:border-left="0.05pt solid #000000" fo:border-right="0.05pt solid #000000" fo:border-top="none" fo:border-bottom="0.05pt solid #000000"/>
    </style:style>
    <style:style style:name="Table66.A6" style:family="table-cell">
      <style:table-cell-properties style:vertical-align="middle" fo:padding="0.0382in" fo:border-left="0.05pt solid #000000" fo:border-right="none" fo:border-top="none" fo:border-bottom="0.05pt solid #000000"/>
    </style:style>
    <style:style style:name="Table66.B6" style:family="table-cell">
      <style:table-cell-properties fo:padding="0.0382in" fo:border-left="0.05pt solid #000000" fo:border-right="none" fo:border-top="none" fo:border-bottom="0.05pt solid #000000"/>
    </style:style>
    <style:style style:name="Table66.C6" style:family="table-cell">
      <style:table-cell-properties style:vertical-align="middle" fo:padding="0.0382in" fo:border-left="0.05pt solid #000000" fo:border-right="0.05pt solid #000000" fo:border-top="none" fo:border-bottom="0.05pt solid #000000"/>
    </style:style>
    <style:style style:name="Table66.A7" style:family="table-cell">
      <style:table-cell-properties style:vertical-align="middle" fo:padding="0.0382in" fo:border-left="0.05pt solid #000000" fo:border-right="none" fo:border-top="none" fo:border-bottom="0.05pt solid #000000"/>
    </style:style>
    <style:style style:name="Table66.B7" style:family="table-cell">
      <style:table-cell-properties fo:padding="0.0382in" fo:border-left="0.05pt solid #000000" fo:border-right="none" fo:border-top="none" fo:border-bottom="0.05pt solid #000000"/>
    </style:style>
    <style:style style:name="Table66.C7" style:family="table-cell">
      <style:table-cell-properties style:vertical-align="middle" fo:padding="0.0382in" fo:border-left="0.05pt solid #000000" fo:border-right="0.05pt solid #000000" fo:border-top="none" fo:border-bottom="0.05pt solid #000000"/>
    </style:style>
    <style:style style:name="Table66.A8" style:family="table-cell">
      <style:table-cell-properties style:vertical-align="middle" fo:padding="0.0382in" fo:border-left="0.05pt solid #000000" fo:border-right="none" fo:border-top="none" fo:border-bottom="0.05pt solid #000000"/>
    </style:style>
    <style:style style:name="Table66.B8" style:family="table-cell">
      <style:table-cell-properties fo:padding="0.0382in" fo:border-left="0.05pt solid #000000" fo:border-right="none" fo:border-top="none" fo:border-bottom="0.05pt solid #000000"/>
    </style:style>
    <style:style style:name="Table66.C8" style:family="table-cell">
      <style:table-cell-properties style:vertical-align="middle" fo:padding="0.0382in" fo:border-left="0.05pt solid #000000" fo:border-right="0.05pt solid #000000" fo:border-top="none" fo:border-bottom="0.05pt solid #000000"/>
    </style:style>
    <style:style style:name="Table66.A9" style:family="table-cell">
      <style:table-cell-properties style:vertical-align="middle" fo:padding="0.0382in" fo:border-left="0.05pt solid #000000" fo:border-right="none" fo:border-top="none" fo:border-bottom="0.05pt solid #000000"/>
    </style:style>
    <style:style style:name="Table66.B9" style:family="table-cell">
      <style:table-cell-properties fo:padding="0.0382in" fo:border-left="0.05pt solid #000000" fo:border-right="none" fo:border-top="none" fo:border-bottom="0.05pt solid #000000"/>
    </style:style>
    <style:style style:name="Table66.C9" style:family="table-cell">
      <style:table-cell-properties style:vertical-align="middle" fo:padding="0.0382in" fo:border-left="0.05pt solid #000000" fo:border-right="0.05pt solid #000000" fo:border-top="none" fo:border-bottom="0.05pt solid #000000"/>
    </style:style>
    <style:style style:name="Table35"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0.3722in" style:rel-column-width="3155*"/>
    </style:style>
    <style:style style:name="Table35.B" style:family="table-column">
      <style:table-column-properties style:column-width="7.3583in" style:rel-column-width="62380*"/>
    </style:style>
    <style:style style:name="Table35.1" style:family="table-row">
      <style:table-row-properties fo:background-color="transparent" fo:keep-together="auto">
        <style:background-image/>
      </style:table-row-properties>
    </style:style>
    <style:style style:name="Table3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dddddd" fo:padding="0.0382in" fo:border="0.05pt solid #000000" style:writing-mode="page">
        <style:background-image/>
      </style:table-cell-properties>
    </style:style>
    <style:style style:name="Table35.A2" style:family="table-cell">
      <style:table-cell-properties style:vertical-align="middle"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style:vertical-align="middle"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style:vertical-align="middle"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35.5" style:family="table-row">
      <style:table-row-properties style:min-row-height="0.1993in"/>
    </style:style>
    <style:style style:name="Table35.A5" style:family="table-cell">
      <style:table-cell-properties style:vertical-align="middle" fo:padding="0.0382in" fo:border-left="0.05pt solid #000000" fo:border-right="none" fo:border-top="none" fo:border-bottom="0.05pt solid #000000"/>
    </style:style>
    <style:style style:name="Table35.B5" style:family="table-cell">
      <style:table-cell-properties fo:padding="0.0382in" fo:border-left="0.05pt solid #000000" fo:border-right="0.05pt solid #000000" fo:border-top="none" fo:border-bottom="0.05pt solid #000000"/>
    </style:style>
    <style:style style:name="Table17"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1.4354in" style:rel-column-width="12168*"/>
    </style:style>
    <style:style style:name="Table17.B" style:family="table-column">
      <style:table-column-properties style:column-width="5.8118in" style:rel-column-width="49268*"/>
    </style:style>
    <style:style style:name="Table17.C" style:family="table-column">
      <style:table-column-properties style:column-width="0.4833in" style:rel-column-width="4099*"/>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7.C1" style:family="table-cell">
      <style:table-cell-properties style:vertical-align="" fo:background-color="#dddddd" fo:padding="0.0382in" fo:border="0.05pt solid #000000" style:writing-mode="page">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style:vertical-align="middle"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style:vertical-align="middle" fo:padding="0.0382in" fo:border-left="0.05pt solid #000000" fo:border-right="0.05pt solid #000000" fo:border-top="none" fo:border-bottom="0.05pt solid #000000"/>
    </style:style>
    <style:style style:name="Table17.A4" style:family="table-cell">
      <style:table-cell-properties style:vertical-align="middle"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style:vertical-align="middle" fo:padding="0.0382in" fo:border-left="0.05pt solid #000000" fo:border-right="0.05pt solid #000000" fo:border-top="none" fo:border-bottom="0.05pt solid #000000"/>
    </style:style>
    <style:style style:name="Table17.A5" style:family="table-cell">
      <style:table-cell-properties style:vertical-align="middle"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style:vertical-align="middle" fo:padding="0.0382in" fo:border-left="0.05pt solid #000000" fo:border-right="0.05pt solid #000000" fo:border-top="none" fo:border-bottom="0.05pt solid #000000"/>
    </style:style>
    <style:style style:name="Table17.A6" style:family="table-cell">
      <style:table-cell-properties style:vertical-align="middle"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style:vertical-align="middle" fo:padding="0.0382in" fo:border-left="0.05pt solid #000000" fo:border-right="0.05pt solid #000000" fo:border-top="none" fo:border-bottom="0.05pt solid #000000"/>
    </style:style>
    <style:style style:name="Table17.A7" style:family="table-cell">
      <style:table-cell-properties style:vertical-align="middle"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18.A" style:family="table-column">
      <style:table-column-properties style:column-width="0.3549in" style:rel-column-width="3010*"/>
    </style:style>
    <style:style style:name="Table18.C" style:family="table-column">
      <style:table-column-properties style:column-width="7.0201in" style:rel-column-width="59515*"/>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8.C1" style:family="table-cell">
      <style:table-cell-properties style:vertical-align="" fo:background-color="#dddddd" fo:padding="0.0382in" fo:border="0.05pt solid #000000" style:writing-mode="page">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style:vertical-align="middle"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8.B3" style:family="table-cell">
      <style:table-cell-properties style:vertical-align="middle"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style:vertical-align="middle" fo:padding="0.0382in" fo:border-left="0.05pt solid #000000" fo:border-right="none" fo:border-top="none" fo:border-bottom="0.05pt solid #000000"/>
    </style:style>
    <style:style style:name="Table18.B4" style:family="table-cell">
      <style:table-cell-properties style:vertical-align="middle"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18.A5" style:family="table-cell">
      <style:table-cell-properties style:vertical-align="middle" fo:padding="0.0382in" fo:border-left="0.05pt solid #000000" fo:border-right="none" fo:border-top="none" fo:border-bottom="0.05pt solid #000000"/>
    </style:style>
    <style:style style:name="Table18.B5" style:family="table-cell">
      <style:table-cell-properties style:vertical-align="middle" fo:padding="0.0382in" fo:border-left="0.05pt solid #000000" fo:border-right="none" fo:border-top="none" fo:border-bottom="0.05pt solid #000000"/>
    </style:style>
    <style:style style:name="Table18.C5" style:family="table-cell">
      <style:table-cell-properties fo:padding="0.0382in" fo:border-left="0.05pt solid #000000" fo:border-right="0.05pt solid #000000" fo:border-top="none" fo:border-bottom="0.05pt solid #000000"/>
    </style:style>
    <style:style style:name="Table20"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0.3549in" style:rel-column-width="3010*"/>
    </style:style>
    <style:style style:name="Table20.C" style:family="table-column">
      <style:table-column-properties style:column-width="7.0201in" style:rel-column-width="59515*"/>
    </style:style>
    <style:style style:name="Table20.1" style:family="table-row">
      <style:table-row-properties fo:background-color="transparent" fo:keep-together="auto">
        <style:background-image/>
      </style:table-row-properties>
    </style:style>
    <style:style style:name="Table2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0.C1" style:family="table-cell">
      <style:table-cell-properties style:vertical-align="" fo:background-color="#dddddd" fo:padding="0.0382in" fo:border="0.05pt solid #000000" style:writing-mode="page">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B2" style:family="table-cell">
      <style:table-cell-properties style:vertical-align="middle"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Table20.B3" style:family="table-cell">
      <style:table-cell-properties style:vertical-align="middle" fo:padding="0.0382in" fo:border-left="0.05pt solid #000000" fo:border-right="none" fo:border-top="none" fo:border-bottom="0.05pt solid #000000"/>
    </style:style>
    <style:style style:name="Table20.C3" style:family="table-cell">
      <style:table-cell-properties fo:padding="0.0382in" fo:border-left="0.05pt solid #000000" fo:border-right="0.05pt solid #000000" fo:border-top="none" fo:border-bottom="0.05pt solid #000000"/>
    </style:style>
    <style:style style:name="Table20.A4" style:family="table-cell">
      <style:table-cell-properties style:vertical-align="middle" fo:padding="0.0382in" fo:border-left="0.05pt solid #000000" fo:border-right="none" fo:border-top="none" fo:border-bottom="0.05pt solid #000000"/>
    </style:style>
    <style:style style:name="Table20.B4" style:family="table-cell">
      <style:table-cell-properties style:vertical-align="middle" fo:padding="0.0382in" fo:border-left="0.05pt solid #000000" fo:border-right="none" fo:border-top="none" fo:border-bottom="0.05pt solid #000000"/>
    </style:style>
    <style:style style:name="Table20.C4" style:family="table-cell">
      <style:table-cell-properties fo:padding="0.0382in" fo:border-left="0.05pt solid #000000" fo:border-right="0.05pt solid #000000" fo:border-top="none" fo:border-bottom="0.05pt solid #000000"/>
    </style:style>
    <style:style style:name="Table20.A5" style:family="table-cell">
      <style:table-cell-properties style:vertical-align="middle" fo:padding="0.0382in" fo:border-left="0.05pt solid #000000" fo:border-right="none" fo:border-top="none" fo:border-bottom="0.05pt solid #000000"/>
    </style:style>
    <style:style style:name="Table20.B5" style:family="table-cell">
      <style:table-cell-properties style:vertical-align="middle" fo:padding="0.0382in" fo:border-left="0.05pt solid #000000" fo:border-right="none" fo:border-top="none" fo:border-bottom="0.05pt solid #000000"/>
    </style:style>
    <style:style style:name="Table20.C5" style:family="table-cell">
      <style:table-cell-properties fo:padding="0.0382in" fo:border-left="0.05pt solid #000000" fo:border-right="0.05pt solid #000000" fo:border-top="none" fo:border-bottom="0.05pt solid #000000"/>
    </style:style>
    <style:style style:name="Table20.A6" style:family="table-cell">
      <style:table-cell-properties style:vertical-align="middle" fo:padding="0.0382in" fo:border-left="0.05pt solid #000000" fo:border-right="none" fo:border-top="none" fo:border-bottom="0.05pt solid #000000"/>
    </style:style>
    <style:style style:name="Table20.B6" style:family="table-cell">
      <style:table-cell-properties style:vertical-align="middle" fo:padding="0.0382in" fo:border-left="0.05pt solid #000000" fo:border-right="none" fo:border-top="none" fo:border-bottom="0.05pt solid #000000"/>
    </style:style>
    <style:style style:name="Table20.C6" style:family="table-cell">
      <style:table-cell-properties fo:padding="0.0382in" fo:border-left="0.05pt solid #000000" fo:border-right="0.05pt solid #000000" fo:border-top="none" fo:border-bottom="0.05pt solid #000000"/>
    </style:style>
    <style:style style:name="Table20.A7" style:family="table-cell">
      <style:table-cell-properties style:vertical-align="middle" fo:padding="0.0382in" fo:border-left="0.05pt solid #000000" fo:border-right="none" fo:border-top="none" fo:border-bottom="0.05pt solid #000000"/>
    </style:style>
    <style:style style:name="Table20.B7" style:family="table-cell">
      <style:table-cell-properties style:vertical-align="middle" fo:padding="0.0382in" fo:border-left="0.05pt solid #000000" fo:border-right="none" fo:border-top="none" fo:border-bottom="0.05pt solid #000000"/>
    </style:style>
    <style:style style:name="Table20.C7" style:family="table-cell">
      <style:table-cell-properties fo:padding="0.0382in" fo:border-left="0.05pt solid #000000" fo:border-right="0.05pt solid #000000" fo:border-top="none" fo:border-bottom="0.05pt solid #000000"/>
    </style:style>
    <style:style style:name="Table20.A8" style:family="table-cell">
      <style:table-cell-properties style:vertical-align="middle" fo:padding="0.0382in" fo:border-left="0.05pt solid #000000" fo:border-right="none" fo:border-top="none" fo:border-bottom="0.05pt solid #000000"/>
    </style:style>
    <style:style style:name="Table20.B8" style:family="table-cell">
      <style:table-cell-properties style:vertical-align="middle" fo:padding="0.0382in" fo:border-left="0.05pt solid #000000" fo:border-right="none" fo:border-top="none" fo:border-bottom="0.05pt solid #000000"/>
    </style:style>
    <style:style style:name="Table20.C8" style:family="table-cell">
      <style:table-cell-properties fo:padding="0.0382in" fo:border-left="0.05pt solid #000000" fo:border-right="0.05pt solid #000000" fo:border-top="none" fo:border-bottom="0.05pt solid #000000"/>
    </style:style>
    <style:style style:name="Table21"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1.A" style:family="table-column">
      <style:table-column-properties style:column-width="0.3549in" style:rel-column-width="3010*"/>
    </style:style>
    <style:style style:name="Table21.C" style:family="table-column">
      <style:table-column-properties style:column-width="7.0201in" style:rel-column-width="59515*"/>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1.C1" style:family="table-cell">
      <style:table-cell-properties style:vertical-align="" fo:background-color="#dddddd" fo:padding="0.0382in" fo:border="0.05pt solid #000000" style:writing-mode="page">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style:vertical-align="middle"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style:vertical-align="middle" fo:padding="0.0382in" fo:border-left="0.05pt solid #000000" fo:border-right="none" fo:border-top="none" fo:border-bottom="0.05pt solid #000000"/>
    </style:style>
    <style:style style:name="Table21.B3" style:family="table-cell">
      <style:table-cell-properties style:vertical-align="middle"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style:vertical-align="middle" fo:padding="0.0382in" fo:border-left="0.05pt solid #000000" fo:border-right="none" fo:border-top="none" fo:border-bottom="0.05pt solid #000000"/>
    </style:style>
    <style:style style:name="Table21.B4" style:family="table-cell">
      <style:table-cell-properties style:vertical-align="middle"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style:vertical-align="middle" fo:padding="0.0382in" fo:border-left="0.05pt solid #000000" fo:border-right="none" fo:border-top="none" fo:border-bottom="0.05pt solid #000000"/>
    </style:style>
    <style:style style:name="Table21.B5" style:family="table-cell">
      <style:table-cell-properties style:vertical-align="middle"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2"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0.3549in" style:rel-column-width="3010*"/>
    </style:style>
    <style:style style:name="Table22.C" style:family="table-column">
      <style:table-column-properties style:column-width="7.0201in" style:rel-column-width="59515*"/>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2.C1" style:family="table-cell">
      <style:table-cell-properties style:vertical-align="" fo:background-color="#dddddd" fo:padding="0.0382in" fo:border="0.05pt solid #000000" style:writing-mode="page">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B2" style:family="table-cell">
      <style:table-cell-properties style:vertical-align="middle"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2.A3" style:family="table-cell">
      <style:table-cell-properties style:vertical-align="middle" fo:padding="0.0382in" fo:border-left="0.05pt solid #000000" fo:border-right="none" fo:border-top="none" fo:border-bottom="0.05pt solid #000000"/>
    </style:style>
    <style:style style:name="Table22.B3" style:family="table-cell">
      <style:table-cell-properties style:vertical-align="middle" fo:padding="0.0382in" fo:border-left="0.05pt solid #000000" fo:border-right="none" fo:border-top="none" fo:border-bottom="0.05pt solid #000000"/>
    </style:style>
    <style:style style:name="Table22.C3" style:family="table-cell">
      <style:table-cell-properties fo:padding="0.0382in" fo:border-left="0.05pt solid #000000" fo:border-right="0.05pt solid #000000" fo:border-top="none" fo:border-bottom="0.05pt solid #000000"/>
    </style:style>
    <style:style style:name="Table22.A4" style:family="table-cell">
      <style:table-cell-properties style:vertical-align="middle" fo:padding="0.0382in" fo:border-left="0.05pt solid #000000" fo:border-right="none" fo:border-top="none" fo:border-bottom="0.05pt solid #000000"/>
    </style:style>
    <style:style style:name="Table22.B4" style:family="table-cell">
      <style:table-cell-properties style:vertical-align="middle" fo:padding="0.0382in" fo:border-left="0.05pt solid #000000" fo:border-right="none" fo:border-top="none" fo:border-bottom="0.05pt solid #000000"/>
    </style:style>
    <style:style style:name="Table22.C4" style:family="table-cell">
      <style:table-cell-properties fo:padding="0.0382in" fo:border-left="0.05pt solid #000000" fo:border-right="0.05pt solid #000000" fo:border-top="none" fo:border-bottom="0.05pt solid #000000"/>
    </style:style>
    <style:style style:name="Table22.A5" style:family="table-cell">
      <style:table-cell-properties style:vertical-align="middle" fo:padding="0.0382in" fo:border-left="0.05pt solid #000000" fo:border-right="none" fo:border-top="none" fo:border-bottom="0.05pt solid #000000"/>
    </style:style>
    <style:style style:name="Table22.B5" style:family="table-cell">
      <style:table-cell-properties style:vertical-align="middle" fo:padding="0.0382in" fo:border-left="0.05pt solid #000000" fo:border-right="none" fo:border-top="none" fo:border-bottom="0.05pt solid #000000"/>
    </style:style>
    <style:style style:name="Table22.C5" style:family="table-cell">
      <style:table-cell-properties fo:padding="0.0382in" fo:border-left="0.05pt solid #000000" fo:border-right="0.05pt solid #000000" fo:border-top="none" fo:border-bottom="0.05pt solid #000000"/>
    </style:style>
    <style:style style:name="Table22.A6" style:family="table-cell">
      <style:table-cell-properties style:vertical-align="middle" fo:padding="0.0382in" fo:border-left="0.05pt solid #000000" fo:border-right="none" fo:border-top="none" fo:border-bottom="0.05pt solid #000000"/>
    </style:style>
    <style:style style:name="Table22.B6" style:family="table-cell">
      <style:table-cell-properties style:vertical-align="middle" fo:padding="0.0382in" fo:border-left="0.05pt solid #000000" fo:border-right="none" fo:border-top="none" fo:border-bottom="0.05pt solid #000000"/>
    </style:style>
    <style:style style:name="Table22.C6" style:family="table-cell">
      <style:table-cell-properties fo:padding="0.0382in" fo:border-left="0.05pt solid #000000" fo:border-right="0.05pt solid #000000" fo:border-top="none" fo:border-bottom="0.05pt solid #000000"/>
    </style:style>
    <style:style style:name="Table22.A7" style:family="table-cell">
      <style:table-cell-properties style:vertical-align="middle" fo:padding="0.0382in" fo:border-left="0.05pt solid #000000" fo:border-right="none" fo:border-top="none" fo:border-bottom="0.05pt solid #000000"/>
    </style:style>
    <style:style style:name="Table22.B7" style:family="table-cell">
      <style:table-cell-properties style:vertical-align="middle" fo:padding="0.0382in" fo:border-left="0.05pt solid #000000" fo:border-right="none" fo:border-top="none" fo:border-bottom="0.05pt solid #000000"/>
    </style:style>
    <style:style style:name="Table22.C7" style:family="table-cell">
      <style:table-cell-properties fo:padding="0.0382in" fo:border-left="0.05pt solid #000000" fo:border-right="0.05pt solid #000000" fo:border-top="none" fo:border-bottom="0.05pt solid #000000"/>
    </style:style>
    <style:style style:name="Table24"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0.3549in" style:rel-column-width="3010*"/>
    </style:style>
    <style:style style:name="Table24.C" style:family="table-column">
      <style:table-column-properties style:column-width="7.0201in" style:rel-column-width="59515*"/>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4.C1" style:family="table-cell">
      <style:table-cell-properties style:vertical-align="" fo:background-color="#dddddd" fo:padding="0.0382in" fo:border="0.05pt solid #000000" style:writing-mode="page">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B2" style:family="table-cell">
      <style:table-cell-properties style:vertical-align="middle"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4.A3" style:family="table-cell">
      <style:table-cell-properties style:vertical-align="middle" fo:padding="0.0382in" fo:border-left="0.05pt solid #000000" fo:border-right="none" fo:border-top="none" fo:border-bottom="0.05pt solid #000000"/>
    </style:style>
    <style:style style:name="Table24.B3" style:family="table-cell">
      <style:table-cell-properties style:vertical-align="middle" fo:padding="0.0382in" fo:border-left="0.05pt solid #000000" fo:border-right="none" fo:border-top="none" fo:border-bottom="0.05pt solid #000000"/>
    </style:style>
    <style:style style:name="Table24.C3" style:family="table-cell">
      <style:table-cell-properties fo:padding="0.0382in" fo:border-left="0.05pt solid #000000" fo:border-right="0.05pt solid #000000" fo:border-top="none" fo:border-bottom="0.05pt solid #000000"/>
    </style:style>
    <style:style style:name="Table24.A4" style:family="table-cell">
      <style:table-cell-properties style:vertical-align="middle" fo:padding="0.0382in" fo:border-left="0.05pt solid #000000" fo:border-right="none" fo:border-top="none" fo:border-bottom="0.05pt solid #000000"/>
    </style:style>
    <style:style style:name="Table24.B4" style:family="table-cell">
      <style:table-cell-properties style:vertical-align="middle" fo:padding="0.0382in" fo:border-left="0.05pt solid #000000" fo:border-right="none" fo:border-top="none" fo:border-bottom="0.05pt solid #000000"/>
    </style:style>
    <style:style style:name="Table24.C4" style:family="table-cell">
      <style:table-cell-properties fo:padding="0.0382in" fo:border-left="0.05pt solid #000000" fo:border-right="0.05pt solid #000000" fo:border-top="none" fo:border-bottom="0.05pt solid #000000"/>
    </style:style>
    <style:style style:name="Table24.A5" style:family="table-cell">
      <style:table-cell-properties style:vertical-align="middle" fo:padding="0.0382in" fo:border-left="0.05pt solid #000000" fo:border-right="none" fo:border-top="none" fo:border-bottom="0.05pt solid #000000"/>
    </style:style>
    <style:style style:name="Table24.B5" style:family="table-cell">
      <style:table-cell-properties style:vertical-align="middle" fo:padding="0.0382in" fo:border-left="0.05pt solid #000000" fo:border-right="none" fo:border-top="none" fo:border-bottom="0.05pt solid #000000"/>
    </style:style>
    <style:style style:name="Table24.C5" style:family="table-cell">
      <style:table-cell-properties fo:padding="0.0382in" fo:border-left="0.05pt solid #000000" fo:border-right="0.05pt solid #000000" fo:border-top="none" fo:border-bottom="0.05pt solid #000000"/>
    </style:style>
    <style:style style:name="Table24.A6" style:family="table-cell">
      <style:table-cell-properties style:vertical-align="middle" fo:padding="0.0382in" fo:border-left="0.05pt solid #000000" fo:border-right="none" fo:border-top="none" fo:border-bottom="0.05pt solid #000000"/>
    </style:style>
    <style:style style:name="Table24.B6" style:family="table-cell">
      <style:table-cell-properties style:vertical-align="middle" fo:padding="0.0382in" fo:border-left="0.05pt solid #000000" fo:border-right="none" fo:border-top="none" fo:border-bottom="0.05pt solid #000000"/>
    </style:style>
    <style:style style:name="Table24.C6" style:family="table-cell">
      <style:table-cell-properties fo:padding="0.0382in" fo:border-left="0.05pt solid #000000" fo:border-right="0.05pt solid #000000" fo:border-top="none" fo:border-bottom="0.05pt solid #000000"/>
    </style:style>
    <style:style style:name="Table27"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0.3549in" style:rel-column-width="3010*"/>
    </style:style>
    <style:style style:name="Table27.C" style:family="table-column">
      <style:table-column-properties style:column-width="7.0201in" style:rel-column-width="59515*"/>
    </style:style>
    <style:style style:name="Table27.1" style:family="table-row">
      <style:table-row-properties fo:background-color="transparent" fo:keep-together="auto">
        <style:background-image/>
      </style:table-row-properties>
    </style:style>
    <style:style style:name="Table2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7.C1" style:family="table-cell">
      <style:table-cell-properties style:vertical-align="" fo:background-color="#dddddd" fo:padding="0.0382in" fo:border="0.05pt solid #000000" style:writing-mode="page">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style:vertical-align="middle"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7.A3" style:family="table-cell">
      <style:table-cell-properties style:vertical-align="middle" fo:padding="0.0382in" fo:border-left="0.05pt solid #000000" fo:border-right="none" fo:border-top="none" fo:border-bottom="0.05pt solid #000000"/>
    </style:style>
    <style:style style:name="Table27.B3" style:family="table-cell">
      <style:table-cell-properties style:vertical-align="middle" fo:padding="0.0382in" fo:border-left="0.05pt solid #000000" fo:border-right="none" fo:border-top="none" fo:border-bottom="0.05pt solid #000000"/>
    </style:style>
    <style:style style:name="Table27.C3" style:family="table-cell">
      <style:table-cell-properties fo:padding="0.0382in" fo:border-left="0.05pt solid #000000" fo:border-right="0.05pt solid #000000" fo:border-top="none" fo:border-bottom="0.05pt solid #000000"/>
    </style:style>
    <style:style style:name="Table27.A4" style:family="table-cell">
      <style:table-cell-properties style:vertical-align="middle" fo:padding="0.0382in" fo:border-left="0.05pt solid #000000" fo:border-right="none" fo:border-top="none" fo:border-bottom="0.05pt solid #000000"/>
    </style:style>
    <style:style style:name="Table27.B4" style:family="table-cell">
      <style:table-cell-properties style:vertical-align="middle"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A5" style:family="table-cell">
      <style:table-cell-properties style:vertical-align="middle" fo:padding="0.0382in" fo:border-left="0.05pt solid #000000" fo:border-right="none" fo:border-top="none" fo:border-bottom="0.05pt solid #000000"/>
    </style:style>
    <style:style style:name="Table27.B5" style:family="table-cell">
      <style:table-cell-properties style:vertical-align="middle"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A6" style:family="table-cell">
      <style:table-cell-properties style:vertical-align="middle" fo:padding="0.0382in" fo:border-left="0.05pt solid #000000" fo:border-right="none" fo:border-top="none" fo:border-bottom="0.05pt solid #000000"/>
    </style:style>
    <style:style style:name="Table27.B6" style:family="table-cell">
      <style:table-cell-properties style:vertical-align="middle"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A7" style:family="table-cell">
      <style:table-cell-properties style:vertical-align="middle" fo:padding="0.0382in" fo:border-left="0.05pt solid #000000" fo:border-right="none" fo:border-top="none" fo:border-bottom="0.05pt solid #000000"/>
    </style:style>
    <style:style style:name="Table27.B7" style:family="table-cell">
      <style:table-cell-properties style:vertical-align="middle"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3"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0.3549in" style:rel-column-width="3010*"/>
    </style:style>
    <style:style style:name="Table3.C" style:family="table-column">
      <style:table-column-properties style:column-width="7.0201in" style:rel-column-width="5951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C1" style:family="table-cell">
      <style:table-cell-properties style:vertical-align="" fo:background-color="#dddddd" fo:padding="0.0382in" fo:border="0.05pt solid #000000" style:writing-mode="page">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style:vertical-align="middle"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style:vertical-align="middle"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style:vertical-align="middle" fo:padding="0.0382in" fo:border-left="0.05pt solid #000000" fo:border-right="none" fo:border-top="none" fo:border-bottom="0.05pt solid #000000"/>
    </style:style>
    <style:style style:name="Table3.B4" style:family="table-cell">
      <style:table-cell-properties style:vertical-align="middle"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style:vertical-align="middle" fo:padding="0.0382in" fo:border-left="0.05pt solid #000000" fo:border-right="none" fo:border-top="none" fo:border-bottom="0.05pt solid #000000"/>
    </style:style>
    <style:style style:name="Table3.B5" style:family="table-cell">
      <style:table-cell-properties style:vertical-align="middle"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style:vertical-align="middle" fo:padding="0.0382in" fo:border-left="0.05pt solid #000000" fo:border-right="none" fo:border-top="none" fo:border-bottom="0.05pt solid #000000"/>
    </style:style>
    <style:style style:name="Table3.B6" style:family="table-cell">
      <style:table-cell-properties style:vertical-align="middle"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style:vertical-align="middle" fo:padding="0.0382in" fo:border-left="0.05pt solid #000000" fo:border-right="none" fo:border-top="none" fo:border-bottom="0.05pt solid #000000"/>
    </style:style>
    <style:style style:name="Table3.B7" style:family="table-cell">
      <style:table-cell-properties style:vertical-align="middle"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28"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0.3549in" style:rel-column-width="3010*"/>
    </style:style>
    <style:style style:name="Table28.C" style:family="table-column">
      <style:table-column-properties style:column-width="7.0201in" style:rel-column-width="59515*"/>
    </style:style>
    <style:style style:name="Table28.1" style:family="table-row">
      <style:table-row-properties fo:background-color="transparent" fo:keep-together="auto">
        <style:background-image/>
      </style:table-row-properties>
    </style:style>
    <style:style style:name="Table2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8.C1" style:family="table-cell">
      <style:table-cell-properties style:vertical-align="" fo:background-color="#dddddd" fo:padding="0.0382in" fo:border="0.05pt solid #000000" style:writing-mode="page">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style:vertical-align="middle"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style:vertical-align="middle" fo:padding="0.0382in" fo:border-left="0.05pt solid #000000" fo:border-right="none" fo:border-top="none" fo:border-bottom="0.05pt solid #000000"/>
    </style:style>
    <style:style style:name="Table28.B3" style:family="table-cell">
      <style:table-cell-properties style:vertical-align="middle"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28.A4" style:family="table-cell">
      <style:table-cell-properties style:vertical-align="middle" fo:padding="0.0382in" fo:border-left="0.05pt solid #000000" fo:border-right="none" fo:border-top="none" fo:border-bottom="0.05pt solid #000000"/>
    </style:style>
    <style:style style:name="Table28.B4" style:family="table-cell">
      <style:table-cell-properties style:vertical-align="middle" fo:padding="0.0382in" fo:border-left="0.05pt solid #000000" fo:border-right="none" fo:border-top="none" fo:border-bottom="0.05pt solid #000000"/>
    </style:style>
    <style:style style:name="Table28.C4" style:family="table-cell">
      <style:table-cell-properties fo:padding="0.0382in" fo:border-left="0.05pt solid #000000" fo:border-right="0.05pt solid #000000" fo:border-top="none" fo:border-bottom="0.05pt solid #000000"/>
    </style:style>
    <style:style style:name="Table28.A5" style:family="table-cell">
      <style:table-cell-properties style:vertical-align="middle" fo:padding="0.0382in" fo:border-left="0.05pt solid #000000" fo:border-right="none" fo:border-top="none" fo:border-bottom="0.05pt solid #000000"/>
    </style:style>
    <style:style style:name="Table28.B5" style:family="table-cell">
      <style:table-cell-properties style:vertical-align="middle" fo:padding="0.0382in" fo:border-left="0.05pt solid #000000" fo:border-right="none" fo:border-top="none" fo:border-bottom="0.05pt solid #000000"/>
    </style:style>
    <style:style style:name="Table28.C5" style:family="table-cell">
      <style:table-cell-properties fo:padding="0.0382in" fo:border-left="0.05pt solid #000000" fo:border-right="0.05pt solid #000000" fo:border-top="none" fo:border-bottom="0.05pt solid #000000"/>
    </style:style>
    <style:style style:name="Table28.A6" style:family="table-cell">
      <style:table-cell-properties style:vertical-align="middle" fo:padding="0.0382in" fo:border-left="0.05pt solid #000000" fo:border-right="none" fo:border-top="none" fo:border-bottom="0.05pt solid #000000"/>
    </style:style>
    <style:style style:name="Table28.B6" style:family="table-cell">
      <style:table-cell-properties style:vertical-align="middle" fo:padding="0.0382in" fo:border-left="0.05pt solid #000000" fo:border-right="none" fo:border-top="none" fo:border-bottom="0.05pt solid #000000"/>
    </style:style>
    <style:style style:name="Table28.C6" style:family="table-cell">
      <style:table-cell-properties fo:padding="0.0382in" fo:border-left="0.05pt solid #000000" fo:border-right="0.05pt solid #000000" fo:border-top="none" fo:border-bottom="0.05pt solid #000000"/>
    </style:style>
    <style:style style:name="Table28.A7" style:family="table-cell">
      <style:table-cell-properties style:vertical-align="middle" fo:padding="0.0382in" fo:border-left="0.05pt solid #000000" fo:border-right="none" fo:border-top="none" fo:border-bottom="0.05pt solid #000000"/>
    </style:style>
    <style:style style:name="Table28.B7" style:family="table-cell">
      <style:table-cell-properties style:vertical-align="middle" fo:padding="0.0382in" fo:border-left="0.05pt solid #000000" fo:border-right="none" fo:border-top="none" fo:border-bottom="0.05pt solid #000000"/>
    </style:style>
    <style:style style:name="Table28.C7" style:family="table-cell">
      <style:table-cell-properties fo:padding="0.0382in" fo:border-left="0.05pt solid #000000" fo:border-right="0.05pt solid #000000" fo:border-top="none" fo:border-bottom="0.05pt solid #000000"/>
    </style:style>
    <style:style style:name="Table28.A8" style:family="table-cell">
      <style:table-cell-properties style:vertical-align="middle" fo:padding="0.0382in" fo:border-left="0.05pt solid #000000" fo:border-right="none" fo:border-top="none" fo:border-bottom="0.05pt solid #000000"/>
    </style:style>
    <style:style style:name="Table28.B8" style:family="table-cell">
      <style:table-cell-properties style:vertical-align="middle" fo:padding="0.0382in" fo:border-left="0.05pt solid #000000" fo:border-right="none" fo:border-top="none" fo:border-bottom="0.05pt solid #000000"/>
    </style:style>
    <style:style style:name="Table28.C8" style:family="table-cell">
      <style:table-cell-properties fo:padding="0.0382in" fo:border-left="0.05pt solid #000000" fo:border-right="0.05pt solid #000000" fo:border-top="none" fo:border-bottom="0.05pt solid #000000"/>
    </style:style>
    <style:style style:name="Table28.A9" style:family="table-cell">
      <style:table-cell-properties style:vertical-align="middle" fo:padding="0.0382in" fo:border-left="0.05pt solid #000000" fo:border-right="none" fo:border-top="none" fo:border-bottom="0.05pt solid #000000"/>
    </style:style>
    <style:style style:name="Table28.B9" style:family="table-cell">
      <style:table-cell-properties style:vertical-align="middle" fo:padding="0.0382in" fo:border-left="0.05pt solid #000000" fo:border-right="none" fo:border-top="none" fo:border-bottom="0.05pt solid #000000"/>
    </style:style>
    <style:style style:name="Table28.C9" style:family="table-cell">
      <style:table-cell-properties fo:padding="0.0382in" fo:border-left="0.05pt solid #000000" fo:border-right="0.05pt solid #000000" fo:border-top="none" fo:border-bottom="0.05pt solid #000000"/>
    </style:style>
    <style:style style:name="Table28.A10" style:family="table-cell">
      <style:table-cell-properties style:vertical-align="middle" fo:padding="0.0382in" fo:border-left="0.05pt solid #000000" fo:border-right="none" fo:border-top="none" fo:border-bottom="0.05pt solid #000000"/>
    </style:style>
    <style:style style:name="Table28.B10" style:family="table-cell">
      <style:table-cell-properties style:vertical-align="middle" fo:padding="0.0382in" fo:border-left="0.05pt solid #000000" fo:border-right="none" fo:border-top="none" fo:border-bottom="0.05pt solid #000000"/>
    </style:style>
    <style:style style:name="Table28.C10" style:family="table-cell">
      <style:table-cell-properties fo:padding="0.0382in" fo:border-left="0.05pt solid #000000" fo:border-right="0.05pt solid #000000" fo:border-top="none" fo:border-bottom="0.05pt solid #000000"/>
    </style:style>
    <style:style style:name="Table28.A11" style:family="table-cell">
      <style:table-cell-properties style:vertical-align="middle" fo:padding="0.0382in" fo:border-left="0.05pt solid #000000" fo:border-right="none" fo:border-top="none" fo:border-bottom="0.05pt solid #000000"/>
    </style:style>
    <style:style style:name="Table28.B11" style:family="table-cell">
      <style:table-cell-properties style:vertical-align="middle" fo:padding="0.0382in" fo:border-left="0.05pt solid #000000" fo:border-right="none" fo:border-top="none" fo:border-bottom="0.05pt solid #000000"/>
    </style:style>
    <style:style style:name="Table28.C11" style:family="table-cell">
      <style:table-cell-properties fo:padding="0.0382in" fo:border-left="0.05pt solid #000000" fo:border-right="0.05pt solid #000000" fo:border-top="none" fo:border-bottom="0.05pt solid #000000"/>
    </style:style>
    <style:style style:name="Table28.A12" style:family="table-cell">
      <style:table-cell-properties style:vertical-align="middle" fo:padding="0.0382in" fo:border-left="0.05pt solid #000000" fo:border-right="none" fo:border-top="none" fo:border-bottom="0.05pt solid #000000"/>
    </style:style>
    <style:style style:name="Table28.B12" style:family="table-cell">
      <style:table-cell-properties style:vertical-align="middle" fo:padding="0.0382in" fo:border-left="0.05pt solid #000000" fo:border-right="none" fo:border-top="none" fo:border-bottom="0.05pt solid #000000"/>
    </style:style>
    <style:style style:name="Table28.C12" style:family="table-cell">
      <style:table-cell-properties fo:padding="0.0382in" fo:border-left="0.05pt solid #000000" fo:border-right="0.05pt solid #000000" fo:border-top="none" fo:border-bottom="0.05pt solid #000000"/>
    </style:style>
    <style:style style:name="Table1"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3549in" style:rel-column-width="3010*"/>
    </style:style>
    <style:style style:name="Table1.C" style:family="table-column">
      <style:table-column-properties style:column-width="7.0201in" style:rel-column-width="59515*"/>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C1" style:family="table-cell">
      <style:table-cell-properties style:vertical-align="" fo:background-color="#dddddd" fo:padding="0.0382in" fo:border="0.05pt solid #000000" style:writing-mode="page">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9"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0.3549in" style:rel-column-width="3010*"/>
    </style:style>
    <style:style style:name="Table9.C" style:family="table-column">
      <style:table-column-properties style:column-width="7.0201in" style:rel-column-width="5951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9.C1" style:family="table-cell">
      <style:table-cell-properties style:vertical-align="" fo:background-color="#dddddd" fo:padding="0.0382in" fo:border="0.05pt solid #000000" style:writing-mode="page">
        <style:background-image/>
      </style:table-cell-properties>
    </style:style>
    <style:style style:name="Table9.A2" style:family="table-cell">
      <style:table-cell-properties style:vertical-align="middle" fo:padding="0.0382in" fo:border-left="0.05pt solid #000000" fo:border-right="none" fo:border-top="none" fo:border-bottom="0.05pt solid #000000"/>
    </style:style>
    <style:style style:name="Table9.B2" style:family="table-cell">
      <style:table-cell-properties style:vertical-align="middle"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9.B3" style:family="table-cell">
      <style:table-cell-properties style:vertical-align="middle"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style:vertical-align="middle" fo:padding="0.0382in" fo:border-left="0.05pt solid #000000" fo:border-right="none" fo:border-top="none" fo:border-bottom="0.05pt solid #000000"/>
    </style:style>
    <style:style style:name="Table9.B4" style:family="table-cell">
      <style:table-cell-properties style:vertical-align="middle"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style:vertical-align="middle" fo:padding="0.0382in" fo:border-left="0.05pt solid #000000" fo:border-right="none" fo:border-top="none" fo:border-bottom="0.05pt solid #000000"/>
    </style:style>
    <style:style style:name="Table9.B5" style:family="table-cell">
      <style:table-cell-properties style:vertical-align="middle"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32"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0.3549in" style:rel-column-width="3010*"/>
    </style:style>
    <style:style style:name="Table32.C" style:family="table-column">
      <style:table-column-properties style:column-width="7.0201in" style:rel-column-width="59515*"/>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2.C1" style:family="table-cell">
      <style:table-cell-properties style:vertical-align="" fo:background-color="#dddddd" fo:padding="0.0382in" fo:border="0.05pt solid #000000" style:writing-mode="page">
        <style:background-image/>
      </style:table-cell-properties>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style:vertical-align="middle"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2.A3" style:family="table-cell">
      <style:table-cell-properties style:vertical-align="middle" fo:padding="0.0382in" fo:border-left="0.05pt solid #000000" fo:border-right="none" fo:border-top="none" fo:border-bottom="0.05pt solid #000000"/>
    </style:style>
    <style:style style:name="Table32.B3" style:family="table-cell">
      <style:table-cell-properties style:vertical-align="middle" fo:padding="0.0382in" fo:border-left="0.05pt solid #000000" fo:border-right="none" fo:border-top="none" fo:border-bottom="0.05pt solid #000000"/>
    </style:style>
    <style:style style:name="Table32.C3" style:family="table-cell">
      <style:table-cell-properties fo:padding="0.0382in" fo:border-left="0.05pt solid #000000" fo:border-right="0.05pt solid #000000" fo:border-top="none" fo:border-bottom="0.05pt solid #000000"/>
    </style:style>
    <style:style style:name="Table32.A4" style:family="table-cell">
      <style:table-cell-properties style:vertical-align="middle" fo:padding="0.0382in" fo:border-left="0.05pt solid #000000" fo:border-right="none" fo:border-top="none" fo:border-bottom="0.05pt solid #000000"/>
    </style:style>
    <style:style style:name="Table32.B4" style:family="table-cell">
      <style:table-cell-properties style:vertical-align="middle" fo:padding="0.0382in" fo:border-left="0.05pt solid #000000" fo:border-right="none" fo:border-top="none" fo:border-bottom="0.05pt solid #000000"/>
    </style:style>
    <style:style style:name="Table32.C4" style:family="table-cell">
      <style:table-cell-properties fo:padding="0.0382in" fo:border-left="0.05pt solid #000000" fo:border-right="0.05pt solid #000000" fo:border-top="none" fo:border-bottom="0.05pt solid #000000"/>
    </style:style>
    <style:style style:name="Table32.A5" style:family="table-cell">
      <style:table-cell-properties style:vertical-align="middle" fo:padding="0.0382in" fo:border-left="0.05pt solid #000000" fo:border-right="none" fo:border-top="none" fo:border-bottom="0.05pt solid #000000"/>
    </style:style>
    <style:style style:name="Table32.B5" style:family="table-cell">
      <style:table-cell-properties style:vertical-align="middle" fo:padding="0.0382in" fo:border-left="0.05pt solid #000000" fo:border-right="none" fo:border-top="none" fo:border-bottom="0.05pt solid #000000"/>
    </style:style>
    <style:style style:name="Table32.C5" style:family="table-cell">
      <style:table-cell-properties fo:padding="0.0382in" fo:border-left="0.05pt solid #000000" fo:border-right="0.05pt solid #000000" fo:border-top="none" fo:border-bottom="0.05pt solid #000000"/>
    </style:style>
    <style:style style:name="Table32.A6" style:family="table-cell">
      <style:table-cell-properties style:vertical-align="middle" fo:padding="0.0382in" fo:border-left="0.05pt solid #000000" fo:border-right="none" fo:border-top="none" fo:border-bottom="0.05pt solid #000000"/>
    </style:style>
    <style:style style:name="Table32.B6" style:family="table-cell">
      <style:table-cell-properties style:vertical-align="middle" fo:padding="0.0382in" fo:border-left="0.05pt solid #000000" fo:border-right="none" fo:border-top="none" fo:border-bottom="0.05pt solid #000000"/>
    </style:style>
    <style:style style:name="Table32.C6" style:family="table-cell">
      <style:table-cell-properties fo:padding="0.0382in" fo:border-left="0.05pt solid #000000" fo:border-right="0.05pt solid #000000" fo:border-top="none" fo:border-bottom="0.05pt solid #000000"/>
    </style:style>
    <style:style style:name="Table32.A7" style:family="table-cell">
      <style:table-cell-properties style:vertical-align="middle" fo:padding="0.0382in" fo:border-left="0.05pt solid #000000" fo:border-right="none" fo:border-top="none" fo:border-bottom="0.05pt solid #000000"/>
    </style:style>
    <style:style style:name="Table32.B7" style:family="table-cell">
      <style:table-cell-properties style:vertical-align="middle" fo:padding="0.0382in" fo:border-left="0.05pt solid #000000" fo:border-right="none" fo:border-top="none" fo:border-bottom="0.05pt solid #000000"/>
    </style:style>
    <style:style style:name="Table32.C7" style:family="table-cell">
      <style:table-cell-properties fo:padding="0.0382in" fo:border-left="0.05pt solid #000000" fo:border-right="0.05pt solid #000000" fo:border-top="none" fo:border-bottom="0.05pt solid #000000"/>
    </style:style>
    <style:style style:name="Table23"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3.A" style:family="table-column">
      <style:table-column-properties style:column-width="0.3549in" style:rel-column-width="3010*"/>
    </style:style>
    <style:style style:name="Table23.C" style:family="table-column">
      <style:table-column-properties style:column-width="7.0201in" style:rel-column-width="59515*"/>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3.C1" style:family="table-cell">
      <style:table-cell-properties style:vertical-align="" fo:background-color="#dddddd" fo:padding="0.0382in" fo:border="0.05pt solid #000000" style:writing-mode="page">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style:vertical-align="middle"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3.A3" style:family="table-cell">
      <style:table-cell-properties style:vertical-align="middle" fo:padding="0.0382in" fo:border-left="0.05pt solid #000000" fo:border-right="none" fo:border-top="none" fo:border-bottom="0.05pt solid #000000"/>
    </style:style>
    <style:style style:name="Table23.B3" style:family="table-cell">
      <style:table-cell-properties style:vertical-align="middle" fo:padding="0.0382in" fo:border-left="0.05pt solid #000000" fo:border-right="none" fo:border-top="none" fo:border-bottom="0.05pt solid #000000"/>
    </style:style>
    <style:style style:name="Table23.C3" style:family="table-cell">
      <style:table-cell-properties fo:padding="0.0382in" fo:border-left="0.05pt solid #000000" fo:border-right="0.05pt solid #000000" fo:border-top="none" fo:border-bottom="0.05pt solid #000000"/>
    </style:style>
    <style:style style:name="Table23.A4" style:family="table-cell">
      <style:table-cell-properties style:vertical-align="middle" fo:padding="0.0382in" fo:border-left="0.05pt solid #000000" fo:border-right="none" fo:border-top="none" fo:border-bottom="0.05pt solid #000000"/>
    </style:style>
    <style:style style:name="Table23.B4" style:family="table-cell">
      <style:table-cell-properties style:vertical-align="middle" fo:padding="0.0382in" fo:border-left="0.05pt solid #000000" fo:border-right="none" fo:border-top="none" fo:border-bottom="0.05pt solid #000000"/>
    </style:style>
    <style:style style:name="Table23.C4" style:family="table-cell">
      <style:table-cell-properties fo:padding="0.0382in" fo:border-left="0.05pt solid #000000" fo:border-right="0.05pt solid #000000" fo:border-top="none" fo:border-bottom="0.05pt solid #000000"/>
    </style:style>
    <style:style style:name="Table23.A5" style:family="table-cell">
      <style:table-cell-properties style:vertical-align="middle" fo:padding="0.0382in" fo:border-left="0.05pt solid #000000" fo:border-right="none" fo:border-top="none" fo:border-bottom="0.05pt solid #000000"/>
    </style:style>
    <style:style style:name="Table23.B5" style:family="table-cell">
      <style:table-cell-properties style:vertical-align="middle" fo:padding="0.0382in" fo:border-left="0.05pt solid #000000" fo:border-right="none" fo:border-top="none" fo:border-bottom="0.05pt solid #000000"/>
    </style:style>
    <style:style style:name="Table23.C5" style:family="table-cell">
      <style:table-cell-properties fo:padding="0.0382in" fo:border-left="0.05pt solid #000000" fo:border-right="0.05pt solid #000000" fo:border-top="none" fo:border-bottom="0.05pt solid #000000"/>
    </style:style>
    <style:style style:name="Table23.A6" style:family="table-cell">
      <style:table-cell-properties style:vertical-align="middle" fo:padding="0.0382in" fo:border-left="0.05pt solid #000000" fo:border-right="none" fo:border-top="none" fo:border-bottom="0.05pt solid #000000"/>
    </style:style>
    <style:style style:name="Table23.B6" style:family="table-cell">
      <style:table-cell-properties style:vertical-align="middle" fo:padding="0.0382in" fo:border-left="0.05pt solid #000000" fo:border-right="none" fo:border-top="none" fo:border-bottom="0.05pt solid #000000"/>
    </style:style>
    <style:style style:name="Table23.C6" style:family="table-cell">
      <style:table-cell-properties fo:padding="0.0382in" fo:border-left="0.05pt solid #000000" fo:border-right="0.05pt solid #000000" fo:border-top="none" fo:border-bottom="0.05pt solid #000000"/>
    </style:style>
    <style:style style:name="Table23.A7" style:family="table-cell">
      <style:table-cell-properties style:vertical-align="middle" fo:padding="0.0382in" fo:border-left="0.05pt solid #000000" fo:border-right="none" fo:border-top="none" fo:border-bottom="0.05pt solid #000000"/>
    </style:style>
    <style:style style:name="Table23.B7" style:family="table-cell">
      <style:table-cell-properties style:vertical-align="middle" fo:padding="0.0382in" fo:border-left="0.05pt solid #000000" fo:border-right="none" fo:border-top="none" fo:border-bottom="0.05pt solid #000000"/>
    </style:style>
    <style:style style:name="Table23.C7" style:family="table-cell">
      <style:table-cell-properties fo:padding="0.0382in" fo:border-left="0.05pt solid #000000" fo:border-right="0.05pt solid #000000" fo:border-top="none" fo:border-bottom="0.05pt solid #000000"/>
    </style:style>
    <style:style style:name="Table34"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4.A" style:family="table-column">
      <style:table-column-properties style:column-width="0.3549in" style:rel-column-width="3010*"/>
    </style:style>
    <style:style style:name="Table34.C" style:family="table-column">
      <style:table-column-properties style:column-width="7.0201in" style:rel-column-width="59515*"/>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4.C1" style:family="table-cell">
      <style:table-cell-properties style:vertical-align="" fo:background-color="#dddddd" fo:padding="0.0382in" fo:border="0.05pt solid #000000" style:writing-mode="page">
        <style:background-image/>
      </style:table-cell-properties>
    </style:style>
    <style:style style:name="Table34.A2" style:family="table-cell">
      <style:table-cell-properties style:vertical-align="middle" fo:padding="0.0382in" fo:border-left="0.05pt solid #000000" fo:border-right="none" fo:border-top="none" fo:border-bottom="0.05pt solid #000000"/>
    </style:style>
    <style:style style:name="Table34.B2" style:family="table-cell">
      <style:table-cell-properties style:vertical-align="middle"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4.A3" style:family="table-cell">
      <style:table-cell-properties style:vertical-align="middle" fo:padding="0.0382in" fo:border-left="0.05pt solid #000000" fo:border-right="none" fo:border-top="none" fo:border-bottom="0.05pt solid #000000"/>
    </style:style>
    <style:style style:name="Table34.B3" style:family="table-cell">
      <style:table-cell-properties style:vertical-align="middle" fo:padding="0.0382in" fo:border-left="0.05pt solid #000000" fo:border-right="none" fo:border-top="none" fo:border-bottom="0.05pt solid #000000"/>
    </style:style>
    <style:style style:name="Table34.C3" style:family="table-cell">
      <style:table-cell-properties fo:padding="0.0382in" fo:border-left="0.05pt solid #000000" fo:border-right="0.05pt solid #000000" fo:border-top="none" fo:border-bottom="0.05pt solid #000000"/>
    </style:style>
    <style:style style:name="Table34.A4" style:family="table-cell">
      <style:table-cell-properties style:vertical-align="middle" fo:padding="0.0382in" fo:border-left="0.05pt solid #000000" fo:border-right="none" fo:border-top="none" fo:border-bottom="0.05pt solid #000000"/>
    </style:style>
    <style:style style:name="Table34.B4" style:family="table-cell">
      <style:table-cell-properties style:vertical-align="middle" fo:padding="0.0382in" fo:border-left="0.05pt solid #000000" fo:border-right="none" fo:border-top="none" fo:border-bottom="0.05pt solid #000000"/>
    </style:style>
    <style:style style:name="Table34.C4" style:family="table-cell">
      <style:table-cell-properties fo:padding="0.0382in" fo:border-left="0.05pt solid #000000" fo:border-right="0.05pt solid #000000" fo:border-top="none" fo:border-bottom="0.05pt solid #000000"/>
    </style:style>
    <style:style style:name="Table34.A5" style:family="table-cell">
      <style:table-cell-properties style:vertical-align="middle" fo:padding="0.0382in" fo:border-left="0.05pt solid #000000" fo:border-right="none" fo:border-top="none" fo:border-bottom="0.05pt solid #000000"/>
    </style:style>
    <style:style style:name="Table34.B5" style:family="table-cell">
      <style:table-cell-properties style:vertical-align="middle" fo:padding="0.0382in" fo:border-left="0.05pt solid #000000" fo:border-right="none" fo:border-top="none" fo:border-bottom="0.05pt solid #000000"/>
    </style:style>
    <style:style style:name="Table34.C5" style:family="table-cell">
      <style:table-cell-properties fo:padding="0.0382in" fo:border-left="0.05pt solid #000000" fo:border-right="0.05pt solid #000000" fo:border-top="none" fo:border-bottom="0.05pt solid #000000"/>
    </style:style>
    <style:style style:name="Table34.A6" style:family="table-cell">
      <style:table-cell-properties style:vertical-align="middle" fo:padding="0.0382in" fo:border-left="0.05pt solid #000000" fo:border-right="none" fo:border-top="none" fo:border-bottom="0.05pt solid #000000"/>
    </style:style>
    <style:style style:name="Table34.B6" style:family="table-cell">
      <style:table-cell-properties style:vertical-align="middle" fo:padding="0.0382in" fo:border-left="0.05pt solid #000000" fo:border-right="none" fo:border-top="none" fo:border-bottom="0.05pt solid #000000"/>
    </style:style>
    <style:style style:name="Table34.C6" style:family="table-cell">
      <style:table-cell-properties fo:padding="0.0382in" fo:border-left="0.05pt solid #000000" fo:border-right="0.05pt solid #000000" fo:border-top="none" fo:border-bottom="0.05pt solid #000000"/>
    </style:style>
    <style:style style:name="Table34.A7" style:family="table-cell">
      <style:table-cell-properties style:vertical-align="middle" fo:padding="0.0382in" fo:border-left="0.05pt solid #000000" fo:border-right="none" fo:border-top="none" fo:border-bottom="0.05pt solid #000000"/>
    </style:style>
    <style:style style:name="Table34.B7" style:family="table-cell">
      <style:table-cell-properties style:vertical-align="middle" fo:padding="0.0382in" fo:border-left="0.05pt solid #000000" fo:border-right="none" fo:border-top="none" fo:border-bottom="0.05pt solid #000000"/>
    </style:style>
    <style:style style:name="Table34.C7" style:family="table-cell">
      <style:table-cell-properties fo:padding="0.0382in" fo:border-left="0.05pt solid #000000" fo:border-right="0.05pt solid #000000" fo:border-top="none" fo:border-bottom="0.05pt solid #000000"/>
    </style:style>
    <style:style style:name="Table36"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6.A" style:family="table-column">
      <style:table-column-properties style:column-width="0.3549in" style:rel-column-width="3010*"/>
    </style:style>
    <style:style style:name="Table36.C" style:family="table-column">
      <style:table-column-properties style:column-width="7.0201in" style:rel-column-width="59515*"/>
    </style:style>
    <style:style style:name="Table36.1" style:family="table-row">
      <style:table-row-properties fo:background-color="transparent" fo:keep-together="auto">
        <style:background-image/>
      </style:table-row-properties>
    </style:style>
    <style:style style:name="Table3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6.C1" style:family="table-cell">
      <style:table-cell-properties style:vertical-align="" fo:background-color="#dddddd" fo:padding="0.0382in" fo:border="0.05pt solid #000000" style:writing-mode="page">
        <style:background-image/>
      </style:table-cell-properties>
    </style:style>
    <style:style style:name="Table36.A2" style:family="table-cell">
      <style:table-cell-properties style:vertical-align="middle" fo:padding="0.0382in" fo:border-left="0.05pt solid #000000" fo:border-right="none" fo:border-top="none" fo:border-bottom="0.05pt solid #000000"/>
    </style:style>
    <style:style style:name="Table36.B2" style:family="table-cell">
      <style:table-cell-properties style:vertical-align="middle"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6.A3" style:family="table-cell">
      <style:table-cell-properties style:vertical-align="middle" fo:padding="0.0382in" fo:border-left="0.05pt solid #000000" fo:border-right="none" fo:border-top="none" fo:border-bottom="0.05pt solid #000000"/>
    </style:style>
    <style:style style:name="Table36.B3" style:family="table-cell">
      <style:table-cell-properties style:vertical-align="middle" fo:padding="0.0382in" fo:border-left="0.05pt solid #000000" fo:border-right="none" fo:border-top="none" fo:border-bottom="0.05pt solid #000000"/>
    </style:style>
    <style:style style:name="Table36.C3" style:family="table-cell">
      <style:table-cell-properties fo:padding="0.0382in" fo:border-left="0.05pt solid #000000" fo:border-right="0.05pt solid #000000" fo:border-top="none" fo:border-bottom="0.05pt solid #000000"/>
    </style:style>
    <style:style style:name="Table36.A4" style:family="table-cell">
      <style:table-cell-properties style:vertical-align="middle" fo:padding="0.0382in" fo:border-left="0.05pt solid #000000" fo:border-right="none" fo:border-top="none" fo:border-bottom="0.05pt solid #000000"/>
    </style:style>
    <style:style style:name="Table36.B4" style:family="table-cell">
      <style:table-cell-properties style:vertical-align="middle" fo:padding="0.0382in" fo:border-left="0.05pt solid #000000" fo:border-right="none" fo:border-top="none" fo:border-bottom="0.05pt solid #000000"/>
    </style:style>
    <style:style style:name="Table36.C4" style:family="table-cell">
      <style:table-cell-properties fo:padding="0.0382in" fo:border-left="0.05pt solid #000000" fo:border-right="0.05pt solid #000000" fo:border-top="none" fo:border-bottom="0.05pt solid #000000"/>
    </style:style>
    <style:style style:name="Table36.A5" style:family="table-cell">
      <style:table-cell-properties style:vertical-align="middle" fo:padding="0.0382in" fo:border-left="0.05pt solid #000000" fo:border-right="none" fo:border-top="none" fo:border-bottom="0.05pt solid #000000"/>
    </style:style>
    <style:style style:name="Table36.B5" style:family="table-cell">
      <style:table-cell-properties style:vertical-align="middle" fo:padding="0.0382in" fo:border-left="0.05pt solid #000000" fo:border-right="none" fo:border-top="none" fo:border-bottom="0.05pt solid #000000"/>
    </style:style>
    <style:style style:name="Table36.C5" style:family="table-cell">
      <style:table-cell-properties fo:padding="0.0382in" fo:border-left="0.05pt solid #000000" fo:border-right="0.05pt solid #000000" fo:border-top="none" fo:border-bottom="0.05pt solid #000000"/>
    </style:style>
    <style:style style:name="Table36.A6" style:family="table-cell">
      <style:table-cell-properties style:vertical-align="middle" fo:padding="0.0382in" fo:border-left="0.05pt solid #000000" fo:border-right="none" fo:border-top="none" fo:border-bottom="0.05pt solid #000000"/>
    </style:style>
    <style:style style:name="Table36.B6" style:family="table-cell">
      <style:table-cell-properties style:vertical-align="middle" fo:padding="0.0382in" fo:border-left="0.05pt solid #000000" fo:border-right="none" fo:border-top="none" fo:border-bottom="0.05pt solid #000000"/>
    </style:style>
    <style:style style:name="Table36.C6" style:family="table-cell">
      <style:table-cell-properties fo:padding="0.0382in" fo:border-left="0.05pt solid #000000" fo:border-right="0.05pt solid #000000" fo:border-top="none" fo:border-bottom="0.05pt solid #000000"/>
    </style:style>
    <style:style style:name="Table36.A7" style:family="table-cell">
      <style:table-cell-properties style:vertical-align="middle" fo:padding="0.0382in" fo:border-left="0.05pt solid #000000" fo:border-right="none" fo:border-top="none" fo:border-bottom="0.05pt solid #000000"/>
    </style:style>
    <style:style style:name="Table36.B7" style:family="table-cell">
      <style:table-cell-properties style:vertical-align="middle" fo:padding="0.0382in" fo:border-left="0.05pt solid #000000" fo:border-right="none" fo:border-top="none" fo:border-bottom="0.05pt solid #000000"/>
    </style:style>
    <style:style style:name="Table36.C7" style:family="table-cell">
      <style:table-cell-properties fo:padding="0.0382in" fo:border-left="0.05pt solid #000000" fo:border-right="0.05pt solid #000000" fo:border-top="none" fo:border-bottom="0.05pt solid #000000"/>
    </style:style>
    <style:style style:name="Table36.A8" style:family="table-cell">
      <style:table-cell-properties style:vertical-align="middle" fo:padding="0.0382in" fo:border-left="0.05pt solid #000000" fo:border-right="none" fo:border-top="none" fo:border-bottom="0.05pt solid #000000"/>
    </style:style>
    <style:style style:name="Table36.B8" style:family="table-cell">
      <style:table-cell-properties style:vertical-align="middle" fo:padding="0.0382in" fo:border-left="0.05pt solid #000000" fo:border-right="none" fo:border-top="none" fo:border-bottom="0.05pt solid #000000"/>
    </style:style>
    <style:style style:name="Table36.C8" style:family="table-cell">
      <style:table-cell-properties fo:padding="0.0382in" fo:border-left="0.05pt solid #000000" fo:border-right="0.05pt solid #000000" fo:border-top="none" fo:border-bottom="0.05pt solid #000000"/>
    </style:style>
    <style:style style:name="Table36.A9" style:family="table-cell">
      <style:table-cell-properties style:vertical-align="middle" fo:padding="0.0382in" fo:border-left="0.05pt solid #000000" fo:border-right="none" fo:border-top="none" fo:border-bottom="0.05pt solid #000000"/>
    </style:style>
    <style:style style:name="Table36.B9" style:family="table-cell">
      <style:table-cell-properties style:vertical-align="middle" fo:padding="0.0382in" fo:border-left="0.05pt solid #000000" fo:border-right="none" fo:border-top="none" fo:border-bottom="0.05pt solid #000000"/>
    </style:style>
    <style:style style:name="Table36.C9" style:family="table-cell">
      <style:table-cell-properties fo:padding="0.0382in" fo:border-left="0.05pt solid #000000" fo:border-right="0.05pt solid #000000" fo:border-top="none" fo:border-bottom="0.05pt solid #000000"/>
    </style:style>
    <style:style style:name="Table36.A10" style:family="table-cell">
      <style:table-cell-properties style:vertical-align="middle" fo:padding="0.0382in" fo:border-left="0.05pt solid #000000" fo:border-right="none" fo:border-top="none" fo:border-bottom="0.05pt solid #000000"/>
    </style:style>
    <style:style style:name="Table36.B10" style:family="table-cell">
      <style:table-cell-properties style:vertical-align="middle" fo:padding="0.0382in" fo:border-left="0.05pt solid #000000" fo:border-right="none" fo:border-top="none" fo:border-bottom="0.05pt solid #000000"/>
    </style:style>
    <style:style style:name="Table36.C10" style:family="table-cell">
      <style:table-cell-properties fo:padding="0.0382in" fo:border-left="0.05pt solid #000000" fo:border-right="0.05pt solid #000000" fo:border-top="none" fo:border-bottom="0.05pt solid #000000"/>
    </style:style>
    <style:style style:name="Table36.A11" style:family="table-cell">
      <style:table-cell-properties style:vertical-align="middle" fo:padding="0.0382in" fo:border-left="0.05pt solid #000000" fo:border-right="none" fo:border-top="none" fo:border-bottom="0.05pt solid #000000"/>
    </style:style>
    <style:style style:name="Table36.B11" style:family="table-cell">
      <style:table-cell-properties style:vertical-align="middle" fo:padding="0.0382in" fo:border-left="0.05pt solid #000000" fo:border-right="none" fo:border-top="none" fo:border-bottom="0.05pt solid #000000"/>
    </style:style>
    <style:style style:name="Table36.C11" style:family="table-cell">
      <style:table-cell-properties fo:padding="0.0382in" fo:border-left="0.05pt solid #000000" fo:border-right="0.05pt solid #000000" fo:border-top="none" fo:border-bottom="0.05pt solid #000000"/>
    </style:style>
    <style:style style:name="Table37"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7.A" style:family="table-column">
      <style:table-column-properties style:column-width="0.3549in" style:rel-column-width="3010*"/>
    </style:style>
    <style:style style:name="Table37.C" style:family="table-column">
      <style:table-column-properties style:column-width="7.0201in" style:rel-column-width="59515*"/>
    </style:style>
    <style:style style:name="Table37.1" style:family="table-row">
      <style:table-row-properties fo:background-color="transparent" fo:keep-together="auto">
        <style:background-image/>
      </style:table-row-properties>
    </style:style>
    <style:style style:name="Table3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7.C1" style:family="table-cell">
      <style:table-cell-properties style:vertical-align="" fo:background-color="#dddddd" fo:padding="0.0382in" fo:border="0.05pt solid #000000" style:writing-mode="page">
        <style:background-image/>
      </style:table-cell-properties>
    </style:style>
    <style:style style:name="Table37.A2" style:family="table-cell">
      <style:table-cell-properties style:vertical-align="middle" fo:padding="0.0382in" fo:border-left="0.05pt solid #000000" fo:border-right="none" fo:border-top="none" fo:border-bottom="0.05pt solid #000000"/>
    </style:style>
    <style:style style:name="Table37.B2" style:family="table-cell">
      <style:table-cell-properties style:vertical-align="middle"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7.A3" style:family="table-cell">
      <style:table-cell-properties style:vertical-align="middle" fo:padding="0.0382in" fo:border-left="0.05pt solid #000000" fo:border-right="none" fo:border-top="none" fo:border-bottom="0.05pt solid #000000"/>
    </style:style>
    <style:style style:name="Table37.B3" style:family="table-cell">
      <style:table-cell-properties style:vertical-align="middle" fo:padding="0.0382in" fo:border-left="0.05pt solid #000000" fo:border-right="none" fo:border-top="none" fo:border-bottom="0.05pt solid #000000"/>
    </style:style>
    <style:style style:name="Table37.C3" style:family="table-cell">
      <style:table-cell-properties fo:padding="0.0382in" fo:border-left="0.05pt solid #000000" fo:border-right="0.05pt solid #000000" fo:border-top="none" fo:border-bottom="0.05pt solid #000000"/>
    </style:style>
    <style:style style:name="Table37.A4" style:family="table-cell">
      <style:table-cell-properties style:vertical-align="middle" fo:padding="0.0382in" fo:border-left="0.05pt solid #000000" fo:border-right="none" fo:border-top="none" fo:border-bottom="0.05pt solid #000000"/>
    </style:style>
    <style:style style:name="Table37.B4" style:family="table-cell">
      <style:table-cell-properties style:vertical-align="middle" fo:padding="0.0382in" fo:border-left="0.05pt solid #000000" fo:border-right="none" fo:border-top="none" fo:border-bottom="0.05pt solid #000000"/>
    </style:style>
    <style:style style:name="Table37.C4" style:family="table-cell">
      <style:table-cell-properties fo:padding="0.0382in" fo:border-left="0.05pt solid #000000" fo:border-right="0.05pt solid #000000" fo:border-top="none" fo:border-bottom="0.05pt solid #000000"/>
    </style:style>
    <style:style style:name="Table37.A5" style:family="table-cell">
      <style:table-cell-properties style:vertical-align="middle" fo:padding="0.0382in" fo:border-left="0.05pt solid #000000" fo:border-right="none" fo:border-top="none" fo:border-bottom="0.05pt solid #000000"/>
    </style:style>
    <style:style style:name="Table37.B5" style:family="table-cell">
      <style:table-cell-properties style:vertical-align="middle" fo:padding="0.0382in" fo:border-left="0.05pt solid #000000" fo:border-right="none" fo:border-top="none" fo:border-bottom="0.05pt solid #000000"/>
    </style:style>
    <style:style style:name="Table37.C5" style:family="table-cell">
      <style:table-cell-properties fo:padding="0.0382in" fo:border-left="0.05pt solid #000000" fo:border-right="0.05pt solid #000000" fo:border-top="none" fo:border-bottom="0.05pt solid #000000"/>
    </style:style>
    <style:style style:name="Table2"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549in" style:rel-column-width="3010*"/>
    </style:style>
    <style:style style:name="Table2.C" style:family="table-column">
      <style:table-column-properties style:column-width="7.0201in" style:rel-column-width="59515*"/>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style:vertical-align="middle" fo:padding="0.0382in" fo:border-left="0.05pt solid #000000" fo:border-right="none" fo:border-top="none" fo:border-bottom="0.05pt solid #000000"/>
    </style:style>
    <style:style style:name="Table2.B8" style:family="table-cell">
      <style:table-cell-properties style:vertical-align="middle"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style:vertical-align="middle" fo:padding="0.0382in" fo:border-left="0.05pt solid #000000" fo:border-right="none" fo:border-top="none" fo:border-bottom="0.05pt solid #000000"/>
    </style:style>
    <style:style style:name="Table2.B9" style:family="table-cell">
      <style:table-cell-properties style:vertical-align="middle"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style:vertical-align="middle" fo:padding="0.0382in" fo:border-left="0.05pt solid #000000" fo:border-right="none" fo:border-top="none" fo:border-bottom="0.05pt solid #000000"/>
    </style:style>
    <style:style style:name="Table2.B10" style:family="table-cell">
      <style:table-cell-properties style:vertical-align="middle"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41"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0.3549in" style:rel-column-width="3010*"/>
    </style:style>
    <style:style style:name="Table41.C" style:family="table-column">
      <style:table-column-properties style:column-width="7.0201in" style:rel-column-width="59515*"/>
    </style:style>
    <style:style style:name="Table41.1" style:family="table-row">
      <style:table-row-properties fo:background-color="transparent" fo:keep-together="auto">
        <style:background-image/>
      </style:table-row-properties>
    </style:style>
    <style:style style:name="Table4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1.C1" style:family="table-cell">
      <style:table-cell-properties style:vertical-align="" fo:background-color="#dddddd" fo:padding="0.0382in" fo:border="0.05pt solid #000000" style:writing-mode="page">
        <style:background-image/>
      </style:table-cell-properties>
    </style:style>
    <style:style style:name="Table41.A2" style:family="table-cell">
      <style:table-cell-properties style:vertical-align="middle" fo:padding="0.0382in" fo:border-left="0.05pt solid #000000" fo:border-right="none" fo:border-top="none" fo:border-bottom="0.05pt solid #000000"/>
    </style:style>
    <style:style style:name="Table41.B2" style:family="table-cell">
      <style:table-cell-properties style:vertical-align="middle"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1.A3" style:family="table-cell">
      <style:table-cell-properties style:vertical-align="middle" fo:padding="0.0382in" fo:border-left="0.05pt solid #000000" fo:border-right="none" fo:border-top="none" fo:border-bottom="0.05pt solid #000000"/>
    </style:style>
    <style:style style:name="Table41.B3" style:family="table-cell">
      <style:table-cell-properties style:vertical-align="middle" fo:padding="0.0382in" fo:border-left="0.05pt solid #000000" fo:border-right="none" fo:border-top="none" fo:border-bottom="0.05pt solid #000000"/>
    </style:style>
    <style:style style:name="Table41.C3" style:family="table-cell">
      <style:table-cell-properties fo:padding="0.0382in" fo:border-left="0.05pt solid #000000" fo:border-right="0.05pt solid #000000" fo:border-top="none" fo:border-bottom="0.05pt solid #000000"/>
    </style:style>
    <style:style style:name="Table41.A4" style:family="table-cell">
      <style:table-cell-properties style:vertical-align="middle" fo:padding="0.0382in" fo:border-left="0.05pt solid #000000" fo:border-right="none" fo:border-top="none" fo:border-bottom="0.05pt solid #000000"/>
    </style:style>
    <style:style style:name="Table41.B4" style:family="table-cell">
      <style:table-cell-properties style:vertical-align="middle" fo:padding="0.0382in" fo:border-left="0.05pt solid #000000" fo:border-right="none" fo:border-top="none" fo:border-bottom="0.05pt solid #000000"/>
    </style:style>
    <style:style style:name="Table41.C4" style:family="table-cell">
      <style:table-cell-properties fo:padding="0.0382in" fo:border-left="0.05pt solid #000000" fo:border-right="0.05pt solid #000000" fo:border-top="none" fo:border-bottom="0.05pt solid #000000"/>
    </style:style>
    <style:style style:name="Table41.A5" style:family="table-cell">
      <style:table-cell-properties style:vertical-align="middle" fo:padding="0.0382in" fo:border-left="0.05pt solid #000000" fo:border-right="none" fo:border-top="none" fo:border-bottom="0.05pt solid #000000"/>
    </style:style>
    <style:style style:name="Table41.B5" style:family="table-cell">
      <style:table-cell-properties style:vertical-align="middle" fo:padding="0.0382in" fo:border-left="0.05pt solid #000000" fo:border-right="none" fo:border-top="none" fo:border-bottom="0.05pt solid #000000"/>
    </style:style>
    <style:style style:name="Table41.C5" style:family="table-cell">
      <style:table-cell-properties fo:padding="0.0382in" fo:border-left="0.05pt solid #000000" fo:border-right="0.05pt solid #000000" fo:border-top="none" fo:border-bottom="0.05pt solid #000000"/>
    </style:style>
    <style:style style:name="Table41.A6" style:family="table-cell">
      <style:table-cell-properties style:vertical-align="middle" fo:padding="0.0382in" fo:border-left="0.05pt solid #000000" fo:border-right="none" fo:border-top="none" fo:border-bottom="0.05pt solid #000000"/>
    </style:style>
    <style:style style:name="Table41.B6" style:family="table-cell">
      <style:table-cell-properties style:vertical-align="middle" fo:padding="0.0382in" fo:border-left="0.05pt solid #000000" fo:border-right="none" fo:border-top="none" fo:border-bottom="0.05pt solid #000000"/>
    </style:style>
    <style:style style:name="Table41.C6" style:family="table-cell">
      <style:table-cell-properties fo:padding="0.0382in" fo:border-left="0.05pt solid #000000" fo:border-right="0.05pt solid #000000" fo:border-top="none" fo:border-bottom="0.05pt solid #000000"/>
    </style:style>
    <style:style style:name="Table41.A7" style:family="table-cell">
      <style:table-cell-properties style:vertical-align="middle" fo:padding="0.0382in" fo:border-left="0.05pt solid #000000" fo:border-right="none" fo:border-top="none" fo:border-bottom="0.05pt solid #000000"/>
    </style:style>
    <style:style style:name="Table41.B7" style:family="table-cell">
      <style:table-cell-properties style:vertical-align="middle" fo:padding="0.0382in" fo:border-left="0.05pt solid #000000" fo:border-right="none" fo:border-top="none" fo:border-bottom="0.05pt solid #000000"/>
    </style:style>
    <style:style style:name="Table41.C7" style:family="table-cell">
      <style:table-cell-properties fo:padding="0.0382in" fo:border-left="0.05pt solid #000000" fo:border-right="0.05pt solid #000000" fo:border-top="none" fo:border-bottom="0.05pt solid #000000"/>
    </style:style>
    <style:style style:name="Table5"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3549in" style:rel-column-width="3010*"/>
    </style:style>
    <style:style style:name="Table5.C" style:family="table-column">
      <style:table-column-properties style:column-width="7.0201in" style:rel-column-width="5951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C1" style:family="table-cell">
      <style:table-cell-properties style:vertical-align="" fo:background-color="#dddddd" fo:padding="0.0382in" fo:border="0.05pt solid #000000" style:writing-mode="page">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5.B3" style:family="table-cell">
      <style:table-cell-properties style:vertical-align="middle"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style:vertical-align="middle"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style:vertical-align="middle"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style:vertical-align="middle" fo:padding="0.0382in" fo:border-left="0.05pt solid #000000" fo:border-right="none" fo:border-top="none" fo:border-bottom="0.05pt solid #000000"/>
    </style:style>
    <style:style style:name="Table5.B6" style:family="table-cell">
      <style:table-cell-properties style:vertical-align="middle"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style:vertical-align="middle" fo:padding="0.0382in" fo:border-left="0.05pt solid #000000" fo:border-right="none" fo:border-top="none" fo:border-bottom="0.05pt solid #000000"/>
    </style:style>
    <style:style style:name="Table5.B7" style:family="table-cell">
      <style:table-cell-properties style:vertical-align="middle"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style:vertical-align="middle" fo:padding="0.0382in" fo:border-left="0.05pt solid #000000" fo:border-right="none" fo:border-top="none" fo:border-bottom="0.05pt solid #000000"/>
    </style:style>
    <style:style style:name="Table5.B8" style:family="table-cell">
      <style:table-cell-properties style:vertical-align="middle"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style:vertical-align="middle" fo:padding="0.0382in" fo:border-left="0.05pt solid #000000" fo:border-right="none" fo:border-top="none" fo:border-bottom="0.05pt solid #000000"/>
    </style:style>
    <style:style style:name="Table5.B9" style:family="table-cell">
      <style:table-cell-properties style:vertical-align="middle"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style:vertical-align="middle" fo:padding="0.0382in" fo:border-left="0.05pt solid #000000" fo:border-right="none" fo:border-top="none" fo:border-bottom="0.05pt solid #000000"/>
    </style:style>
    <style:style style:name="Table5.B10" style:family="table-cell">
      <style:table-cell-properties style:vertical-align="middle"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style:vertical-align="middle" fo:padding="0.0382in" fo:border-left="0.05pt solid #000000" fo:border-right="none" fo:border-top="none" fo:border-bottom="0.05pt solid #000000"/>
    </style:style>
    <style:style style:name="Table5.B11" style:family="table-cell">
      <style:table-cell-properties style:vertical-align="middle"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style:vertical-align="middle" fo:padding="0.0382in" fo:border-left="0.05pt solid #000000" fo:border-right="none" fo:border-top="none" fo:border-bottom="0.05pt solid #000000"/>
    </style:style>
    <style:style style:name="Table5.B12" style:family="table-cell">
      <style:table-cell-properties style:vertical-align="middle"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style:vertical-align="middle" fo:padding="0.0382in" fo:border-left="0.05pt solid #000000" fo:border-right="none" fo:border-top="none" fo:border-bottom="0.05pt solid #000000"/>
    </style:style>
    <style:style style:name="Table5.B13" style:family="table-cell">
      <style:table-cell-properties style:vertical-align="middle"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4"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0.3549in" style:rel-column-width="3010*"/>
    </style:style>
    <style:style style:name="Table4.C" style:family="table-column">
      <style:table-column-properties style:column-width="7.0201in" style:rel-column-width="59515*"/>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 fo:background-color="#dddddd" fo:padding="0.0382in" fo:border="0.05pt solid #000000" style:writing-mode="page">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style:vertical-align="middle" fo:padding="0.0382in" fo:border-left="0.05pt solid #000000" fo:border-right="none"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style:vertical-align="middle" fo:padding="0.0382in" fo:border-left="0.05pt solid #000000" fo:border-right="none"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style:vertical-align="middle" fo:padding="0.0382in" fo:border-left="0.05pt solid #000000" fo:border-right="none"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7"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0.3549in" style:rel-column-width="3010*"/>
    </style:style>
    <style:style style:name="Table7.C" style:family="table-column">
      <style:table-column-properties style:column-width="7.0201in" style:rel-column-width="5951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C1" style:family="table-cell">
      <style:table-cell-properties style:vertical-align="" fo:background-color="#dddddd" fo:padding="0.0382in" fo:border="0.05pt solid #000000" style:writing-mode="page">
        <style:background-image/>
      </style:table-cell-properties>
    </style:style>
    <style:style style:name="Table7.A2" style:family="table-cell">
      <style:table-cell-properties style:vertical-align="middle" fo:padding="0.0382in" fo:border-left="0.05pt solid #000000" fo:border-right="none" fo:border-top="none" fo:border-bottom="0.05pt solid #000000"/>
    </style:style>
    <style:style style:name="Table7.B2" style:family="table-cell">
      <style:table-cell-properties style:vertical-align="middle"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7.B3" style:family="table-cell">
      <style:table-cell-properties style:vertical-align="middle"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style:vertical-align="middle" fo:padding="0.0382in" fo:border-left="0.05pt solid #000000" fo:border-right="none" fo:border-top="none" fo:border-bottom="0.05pt solid #000000"/>
    </style:style>
    <style:style style:name="Table7.B4" style:family="table-cell">
      <style:table-cell-properties style:vertical-align="middle"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style:vertical-align="middle" fo:padding="0.0382in" fo:border-left="0.05pt solid #000000" fo:border-right="none" fo:border-top="none" fo:border-bottom="0.05pt solid #000000"/>
    </style:style>
    <style:style style:name="Table7.B5" style:family="table-cell">
      <style:table-cell-properties style:vertical-align="middle"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style:vertical-align="middle" fo:padding="0.0382in" fo:border-left="0.05pt solid #000000" fo:border-right="none" fo:border-top="none" fo:border-bottom="0.05pt solid #000000"/>
    </style:style>
    <style:style style:name="Table7.B6" style:family="table-cell">
      <style:table-cell-properties style:vertical-align="middle"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style:vertical-align="middle" fo:padding="0.0382in" fo:border-left="0.05pt solid #000000" fo:border-right="none" fo:border-top="none" fo:border-bottom="0.05pt solid #000000"/>
    </style:style>
    <style:style style:name="Table7.B7" style:family="table-cell">
      <style:table-cell-properties style:vertical-align="middle"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style:vertical-align="middle"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style:vertical-align="middle" fo:padding="0.0382in" fo:border-left="0.05pt solid #000000" fo:border-right="none" fo:border-top="none" fo:border-bottom="0.05pt solid #000000"/>
    </style:style>
    <style:style style:name="Table7.B9" style:family="table-cell">
      <style:table-cell-properties style:vertical-align="middle"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style:vertical-align="middle" fo:padding="0.0382in" fo:border-left="0.05pt solid #000000" fo:border-right="none" fo:border-top="none" fo:border-bottom="0.05pt solid #000000"/>
    </style:style>
    <style:style style:name="Table7.B10" style:family="table-cell">
      <style:table-cell-properties style:vertical-align="middle"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style:vertical-align="middle" fo:padding="0.0382in" fo:border-left="0.05pt solid #000000" fo:border-right="none" fo:border-top="none" fo:border-bottom="0.05pt solid #000000"/>
    </style:style>
    <style:style style:name="Table7.B11" style:family="table-cell">
      <style:table-cell-properties style:vertical-align="middle"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8"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3549in" style:rel-column-width="511*"/>
    </style:style>
    <style:style style:name="Table8.C" style:family="table-column">
      <style:table-column-properties style:column-width="1.0757in" style:rel-column-width="1549*"/>
    </style:style>
    <style:style style:name="Table8.D" style:family="table-column">
      <style:table-column-properties style:column-width="5.9451in" style:rel-column-width="8561*"/>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8.D1" style:family="table-cell">
      <style:table-cell-properties style:vertical-align="" fo:background-color="#dddddd" fo:padding="0.0382in" fo:border="0.05pt solid #000000" style:writing-mode="page">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B2" style:family="table-cell">
      <style:table-cell-properties style:vertical-align="middle"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8.B3" style:family="table-cell">
      <style:table-cell-properties style:vertical-align="middle"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style:vertical-align="middle" fo:padding="0.0382in" fo:border-left="0.05pt solid #000000" fo:border-right="none" fo:border-top="none" fo:border-bottom="0.05pt solid #000000"/>
    </style:style>
    <style:style style:name="Table8.B4" style:family="table-cell">
      <style:table-cell-properties style:vertical-align="middle"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style:vertical-align="middle" fo:padding="0.0382in" fo:border-left="0.05pt solid #000000" fo:border-right="none" fo:border-top="none" fo:border-bottom="0.05pt solid #000000"/>
    </style:style>
    <style:style style:name="Table8.B5" style:family="table-cell">
      <style:table-cell-properties style:vertical-align="middle"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style:vertical-align="middle" fo:padding="0.0382in" fo:border-left="0.05pt solid #000000" fo:border-right="none" fo:border-top="none" fo:border-bottom="0.05pt solid #000000"/>
    </style:style>
    <style:style style:name="Table8.B6" style:family="table-cell">
      <style:table-cell-properties style:vertical-align="middle"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style:vertical-align="middle" fo:padding="0.0382in" fo:border-left="0.05pt solid #000000" fo:border-right="none" fo:border-top="none" fo:border-bottom="0.05pt solid #000000"/>
    </style:style>
    <style:style style:name="Table8.B7" style:family="table-cell">
      <style:table-cell-properties style:vertical-align="middle"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style:vertical-align="middle" fo:padding="0.0382in" fo:border-left="0.05pt solid #000000" fo:border-right="none" fo:border-top="none" fo:border-bottom="0.05pt solid #000000"/>
    </style:style>
    <style:style style:name="Table8.B8" style:family="table-cell">
      <style:table-cell-properties style:vertical-align="middle"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style:vertical-align="middle" fo:padding="0.0382in" fo:border-left="0.05pt solid #000000" fo:border-right="none" fo:border-top="none" fo:border-bottom="0.05pt solid #000000"/>
    </style:style>
    <style:style style:name="Table8.B9" style:family="table-cell">
      <style:table-cell-properties style:vertical-align="middle"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8.A10" style:family="table-cell">
      <style:table-cell-properties style:vertical-align="middle" fo:padding="0.0382in" fo:border-left="0.05pt solid #000000" fo:border-right="none" fo:border-top="none" fo:border-bottom="0.05pt solid #000000"/>
    </style:style>
    <style:style style:name="Table8.B10" style:family="table-cell">
      <style:table-cell-properties style:vertical-align="middle" fo:padding="0.0382in" fo:border-left="0.05pt solid #000000" fo:border-right="none" fo:border-top="none" fo:border-bottom="0.05pt solid #000000"/>
    </style:style>
    <style:style style:name="Table8.C10" style:family="table-cell">
      <style:table-cell-properties fo:padding="0.0382in" fo:border-left="0.05pt solid #000000" fo:border-right="none" fo:border-top="none" fo:border-bottom="0.05pt solid #000000"/>
    </style:style>
    <style:style style:name="Table8.D10" style:family="table-cell">
      <style:table-cell-properties fo:padding="0.0382in" fo:border-left="0.05pt solid #000000" fo:border-right="0.05pt solid #000000" fo:border-top="none" fo:border-bottom="0.05pt solid #000000"/>
    </style:style>
    <style:style style:name="Table8.A11" style:family="table-cell">
      <style:table-cell-properties style:vertical-align="middle" fo:padding="0.0382in" fo:border-left="0.05pt solid #000000" fo:border-right="none" fo:border-top="none" fo:border-bottom="0.05pt solid #000000"/>
    </style:style>
    <style:style style:name="Table8.B11" style:family="table-cell">
      <style:table-cell-properties style:vertical-align="middle" fo:padding="0.0382in" fo:border-left="0.05pt solid #000000" fo:border-right="none" fo:border-top="none" fo:border-bottom="0.05pt solid #000000"/>
    </style:style>
    <style:style style:name="Table8.C11" style:family="table-cell">
      <style:table-cell-properties fo:padding="0.0382in" fo:border-left="0.05pt solid #000000" fo:border-right="none" fo:border-top="none" fo:border-bottom="0.05pt solid #000000"/>
    </style:style>
    <style:style style:name="Table8.D11" style:family="table-cell">
      <style:table-cell-properties fo:padding="0.0382in" fo:border-left="0.05pt solid #000000" fo:border-right="0.05pt solid #000000" fo:border-top="none" fo:border-bottom="0.05pt solid #000000"/>
    </style:style>
    <style:style style:name="Table8.A12" style:family="table-cell">
      <style:table-cell-properties style:vertical-align="middle" fo:padding="0.0382in" fo:border-left="0.05pt solid #000000" fo:border-right="none" fo:border-top="none" fo:border-bottom="0.05pt solid #000000"/>
    </style:style>
    <style:style style:name="Table8.B12" style:family="table-cell">
      <style:table-cell-properties style:vertical-align="middle" fo:padding="0.0382in" fo:border-left="0.05pt solid #000000" fo:border-right="none" fo:border-top="none" fo:border-bottom="0.05pt solid #000000"/>
    </style:style>
    <style:style style:name="Table8.C12" style:family="table-cell">
      <style:table-cell-properties fo:padding="0.0382in" fo:border-left="0.05pt solid #000000" fo:border-right="none" fo:border-top="none" fo:border-bottom="0.05pt solid #000000"/>
    </style:style>
    <style:style style:name="Table8.D12" style:family="table-cell">
      <style:table-cell-properties fo:padding="0.0382in" fo:border-left="0.05pt solid #000000" fo:border-right="0.05pt solid #000000" fo:border-top="none" fo:border-bottom="0.05pt solid #000000"/>
    </style:style>
    <style:style style:name="Table38"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0.3549in" style:rel-column-width="3010*"/>
    </style:style>
    <style:style style:name="Table38.C" style:family="table-column">
      <style:table-column-properties style:column-width="7.0201in" style:rel-column-width="59515*"/>
    </style:style>
    <style:style style:name="Table38.1" style:family="table-row">
      <style:table-row-properties fo:background-color="transparent" fo:keep-together="auto">
        <style:background-image/>
      </style:table-row-properties>
    </style:style>
    <style:style style:name="Table3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8.C1" style:family="table-cell">
      <style:table-cell-properties style:vertical-align="" fo:background-color="#dddddd" fo:padding="0.0382in" fo:border="0.05pt solid #000000" style:writing-mode="page">
        <style:background-image/>
      </style:table-cell-properties>
    </style:style>
    <style:style style:name="Table38.A2" style:family="table-cell">
      <style:table-cell-properties style:vertical-align="middle" fo:padding="0.0382in" fo:border-left="0.05pt solid #000000" fo:border-right="none" fo:border-top="none" fo:border-bottom="0.05pt solid #000000"/>
    </style:style>
    <style:style style:name="Table38.B2" style:family="table-cell">
      <style:table-cell-properties style:vertical-align="middle"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8.A3" style:family="table-cell">
      <style:table-cell-properties style:vertical-align="middle" fo:padding="0.0382in" fo:border-left="0.05pt solid #000000" fo:border-right="none" fo:border-top="none" fo:border-bottom="0.05pt solid #000000"/>
    </style:style>
    <style:style style:name="Table38.B3" style:family="table-cell">
      <style:table-cell-properties style:vertical-align="middle" fo:padding="0.0382in" fo:border-left="0.05pt solid #000000" fo:border-right="none" fo:border-top="none" fo:border-bottom="0.05pt solid #000000"/>
    </style:style>
    <style:style style:name="Table38.C3" style:family="table-cell">
      <style:table-cell-properties fo:padding="0.0382in" fo:border-left="0.05pt solid #000000" fo:border-right="0.05pt solid #000000" fo:border-top="none" fo:border-bottom="0.05pt solid #000000"/>
    </style:style>
    <style:style style:name="Table38.A4" style:family="table-cell">
      <style:table-cell-properties style:vertical-align="middle" fo:padding="0.0382in" fo:border-left="0.05pt solid #000000" fo:border-right="none" fo:border-top="none" fo:border-bottom="0.05pt solid #000000"/>
    </style:style>
    <style:style style:name="Table38.B4" style:family="table-cell">
      <style:table-cell-properties style:vertical-align="middle" fo:padding="0.0382in" fo:border-left="0.05pt solid #000000" fo:border-right="none" fo:border-top="none" fo:border-bottom="0.05pt solid #000000"/>
    </style:style>
    <style:style style:name="Table38.C4" style:family="table-cell">
      <style:table-cell-properties fo:padding="0.0382in" fo:border-left="0.05pt solid #000000" fo:border-right="0.05pt solid #000000" fo:border-top="none" fo:border-bottom="0.05pt solid #000000"/>
    </style:style>
    <style:style style:name="Table38.A5" style:family="table-cell">
      <style:table-cell-properties style:vertical-align="middle" fo:padding="0.0382in" fo:border-left="0.05pt solid #000000" fo:border-right="none" fo:border-top="none" fo:border-bottom="0.05pt solid #000000"/>
    </style:style>
    <style:style style:name="Table38.B5" style:family="table-cell">
      <style:table-cell-properties style:vertical-align="middle" fo:padding="0.0382in" fo:border-left="0.05pt solid #000000" fo:border-right="none" fo:border-top="none" fo:border-bottom="0.05pt solid #000000"/>
    </style:style>
    <style:style style:name="Table38.C5" style:family="table-cell">
      <style:table-cell-properties fo:padding="0.0382in" fo:border-left="0.05pt solid #000000" fo:border-right="0.05pt solid #000000" fo:border-top="none" fo:border-bottom="0.05pt solid #000000"/>
    </style:style>
    <style:style style:name="Table38.A6" style:family="table-cell">
      <style:table-cell-properties style:vertical-align="middle" fo:padding="0.0382in" fo:border-left="0.05pt solid #000000" fo:border-right="none" fo:border-top="none" fo:border-bottom="0.05pt solid #000000"/>
    </style:style>
    <style:style style:name="Table38.B6" style:family="table-cell">
      <style:table-cell-properties style:vertical-align="middle" fo:padding="0.0382in" fo:border-left="0.05pt solid #000000" fo:border-right="none" fo:border-top="none" fo:border-bottom="0.05pt solid #000000"/>
    </style:style>
    <style:style style:name="Table38.C6" style:family="table-cell">
      <style:table-cell-properties fo:padding="0.0382in" fo:border-left="0.05pt solid #000000" fo:border-right="0.05pt solid #000000" fo:border-top="none" fo:border-bottom="0.05pt solid #000000"/>
    </style:style>
    <style:style style:name="Table38.A7" style:family="table-cell">
      <style:table-cell-properties style:vertical-align="middle" fo:padding="0.0382in" fo:border-left="0.05pt solid #000000" fo:border-right="none" fo:border-top="none" fo:border-bottom="0.05pt solid #000000"/>
    </style:style>
    <style:style style:name="Table38.B7" style:family="table-cell">
      <style:table-cell-properties style:vertical-align="middle" fo:padding="0.0382in" fo:border-left="0.05pt solid #000000" fo:border-right="none" fo:border-top="none" fo:border-bottom="0.05pt solid #000000"/>
    </style:style>
    <style:style style:name="Table38.C7" style:family="table-cell">
      <style:table-cell-properties fo:padding="0.0382in" fo:border-left="0.05pt solid #000000" fo:border-right="0.05pt solid #000000" fo:border-top="none" fo:border-bottom="0.05pt solid #000000"/>
    </style:style>
    <style:style style:name="Table38.A8" style:family="table-cell">
      <style:table-cell-properties style:vertical-align="middle" fo:padding="0.0382in" fo:border-left="0.05pt solid #000000" fo:border-right="none" fo:border-top="none" fo:border-bottom="0.05pt solid #000000"/>
    </style:style>
    <style:style style:name="Table38.B8" style:family="table-cell">
      <style:table-cell-properties style:vertical-align="middle" fo:padding="0.0382in" fo:border-left="0.05pt solid #000000" fo:border-right="none" fo:border-top="none" fo:border-bottom="0.05pt solid #000000"/>
    </style:style>
    <style:style style:name="Table38.C8" style:family="table-cell">
      <style:table-cell-properties fo:padding="0.0382in" fo:border-left="0.05pt solid #000000" fo:border-right="0.05pt solid #000000" fo:border-top="none" fo:border-bottom="0.05pt solid #000000"/>
    </style:style>
    <style:style style:name="Table38.A9" style:family="table-cell">
      <style:table-cell-properties style:vertical-align="middle" fo:padding="0.0382in" fo:border-left="0.05pt solid #000000" fo:border-right="none" fo:border-top="none" fo:border-bottom="0.05pt solid #000000"/>
    </style:style>
    <style:style style:name="Table38.B9" style:family="table-cell">
      <style:table-cell-properties style:vertical-align="middle" fo:padding="0.0382in" fo:border-left="0.05pt solid #000000" fo:border-right="none" fo:border-top="none" fo:border-bottom="0.05pt solid #000000"/>
    </style:style>
    <style:style style:name="Table38.C9" style:family="table-cell">
      <style:table-cell-properties fo:padding="0.0382in" fo:border-left="0.05pt solid #000000" fo:border-right="0.05pt solid #000000" fo:border-top="none" fo:border-bottom="0.05pt solid #000000"/>
    </style:style>
    <style:style style:name="Table11"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3549in" style:rel-column-width="3010*"/>
    </style:style>
    <style:style style:name="Table11.C" style:family="table-column">
      <style:table-column-properties style:column-width="7.0201in" style:rel-column-width="5951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1.C1" style:family="table-cell">
      <style:table-cell-properties style:vertical-align="" fo:background-color="#dddddd" fo:padding="0.0382in" fo:border="0.05pt solid #000000" style:writing-mode="page">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B2" style:family="table-cell">
      <style:table-cell-properties style:vertical-align="middle"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style:vertical-align="middle" fo:padding="0.0382in" fo:border-left="0.05pt solid #000000" fo:border-right="none" fo:border-top="none" fo:border-bottom="0.05pt solid #000000"/>
    </style:style>
    <style:style style:name="Table11.B3" style:family="table-cell">
      <style:table-cell-properties style:vertical-align="middle"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1.B4" style:family="table-cell">
      <style:table-cell-properties style:vertical-align="middle"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style:vertical-align="middle" fo:padding="0.0382in" fo:border-left="0.05pt solid #000000" fo:border-right="none" fo:border-top="none" fo:border-bottom="0.05pt solid #000000"/>
    </style:style>
    <style:style style:name="Table11.B5" style:family="table-cell">
      <style:table-cell-properties style:vertical-align="middle"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style:vertical-align="middle" fo:padding="0.0382in" fo:border-left="0.05pt solid #000000" fo:border-right="none" fo:border-top="none" fo:border-bottom="0.05pt solid #000000"/>
    </style:style>
    <style:style style:name="Table11.B6" style:family="table-cell">
      <style:table-cell-properties style:vertical-align="middle"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style:vertical-align="middle" fo:padding="0.0382in" fo:border-left="0.05pt solid #000000" fo:border-right="none" fo:border-top="none" fo:border-bottom="0.05pt solid #000000"/>
    </style:style>
    <style:style style:name="Table11.B7" style:family="table-cell">
      <style:table-cell-properties style:vertical-align="middle"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style:vertical-align="middle" fo:padding="0.0382in" fo:border-left="0.05pt solid #000000" fo:border-right="none" fo:border-top="none" fo:border-bottom="0.05pt solid #000000"/>
    </style:style>
    <style:style style:name="Table11.B8" style:family="table-cell">
      <style:table-cell-properties style:vertical-align="middle"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style:vertical-align="middle" fo:padding="0.0382in" fo:border-left="0.05pt solid #000000" fo:border-right="none" fo:border-top="none" fo:border-bottom="0.05pt solid #000000"/>
    </style:style>
    <style:style style:name="Table11.B9" style:family="table-cell">
      <style:table-cell-properties style:vertical-align="middle"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style:vertical-align="middle" fo:padding="0.0382in" fo:border-left="0.05pt solid #000000" fo:border-right="none" fo:border-top="none" fo:border-bottom="0.05pt solid #000000"/>
    </style:style>
    <style:style style:name="Table11.B10" style:family="table-cell">
      <style:table-cell-properties style:vertical-align="middle"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style:vertical-align="middle" fo:padding="0.0382in" fo:border-left="0.05pt solid #000000" fo:border-right="none" fo:border-top="none" fo:border-bottom="0.05pt solid #000000"/>
    </style:style>
    <style:style style:name="Table11.B11" style:family="table-cell">
      <style:table-cell-properties style:vertical-align="middle"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2"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0.3549in" style:rel-column-width="3010*"/>
    </style:style>
    <style:style style:name="Table12.C" style:family="table-column">
      <style:table-column-properties style:column-width="7.0201in" style:rel-column-width="59515*"/>
    </style:style>
    <style:style style:name="Table12.1" style:family="table-row">
      <style:table-row-properties fo:background-color="transparent" fo:keep-together="auto">
        <style:background-image/>
      </style:table-row-properties>
    </style:style>
    <style:style style:name="Table1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2.C1" style:family="table-cell">
      <style:table-cell-properties style:vertical-align="" fo:background-color="#dddddd" fo:padding="0.0382in" fo:border="0.05pt solid #000000" style:writing-mode="page">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B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2.B3" style:family="table-cell">
      <style:table-cell-properties style:vertical-align="middle"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style:vertical-align="middle" fo:padding="0.0382in" fo:border-left="0.05pt solid #000000" fo:border-right="none" fo:border-top="none" fo:border-bottom="0.05pt solid #000000"/>
    </style:style>
    <style:style style:name="Table12.B4" style:family="table-cell">
      <style:table-cell-properties style:vertical-align="middle"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style:vertical-align="middle" fo:padding="0.0382in" fo:border-left="0.05pt solid #000000" fo:border-right="none" fo:border-top="none" fo:border-bottom="0.05pt solid #000000"/>
    </style:style>
    <style:style style:name="Table12.B5" style:family="table-cell">
      <style:table-cell-properties style:vertical-align="middle"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3"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0.3549in" style:rel-column-width="3010*"/>
    </style:style>
    <style:style style:name="Table13.C" style:family="table-column">
      <style:table-column-properties style:column-width="7.0201in" style:rel-column-width="59515*"/>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3.C1" style:family="table-cell">
      <style:table-cell-properties style:vertical-align="" fo:background-color="#dddddd" fo:padding="0.0382in" fo:border="0.05pt solid #000000" style:writing-mode="page">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3.B3" style:family="table-cell">
      <style:table-cell-properties style:vertical-align="middle"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style:vertical-align="middle" fo:padding="0.0382in" fo:border-left="0.05pt solid #000000" fo:border-right="none" fo:border-top="none" fo:border-bottom="0.05pt solid #000000"/>
    </style:style>
    <style:style style:name="Table13.B4" style:family="table-cell">
      <style:table-cell-properties style:vertical-align="middle"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style:vertical-align="middle" fo:padding="0.0382in" fo:border-left="0.05pt solid #000000" fo:border-right="none" fo:border-top="none" fo:border-bottom="0.05pt solid #000000"/>
    </style:style>
    <style:style style:name="Table13.B5" style:family="table-cell">
      <style:table-cell-properties style:vertical-align="middle"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style:vertical-align="middle" fo:padding="0.0382in" fo:border-left="0.05pt solid #000000" fo:border-right="none" fo:border-top="none" fo:border-bottom="0.05pt solid #000000"/>
    </style:style>
    <style:style style:name="Table13.B6" style:family="table-cell">
      <style:table-cell-properties style:vertical-align="middle"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style:vertical-align="middle" fo:padding="0.0382in" fo:border-left="0.05pt solid #000000" fo:border-right="none" fo:border-top="none" fo:border-bottom="0.05pt solid #000000"/>
    </style:style>
    <style:style style:name="Table13.B7" style:family="table-cell">
      <style:table-cell-properties style:vertical-align="middle"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3.A8" style:family="table-cell">
      <style:table-cell-properties style:vertical-align="middle" fo:padding="0.0382in" fo:border-left="0.05pt solid #000000" fo:border-right="none" fo:border-top="none" fo:border-bottom="0.05pt solid #000000"/>
    </style:style>
    <style:style style:name="Table13.B8" style:family="table-cell">
      <style:table-cell-properties style:vertical-align="middle" fo:padding="0.0382in" fo:border-left="0.05pt solid #000000" fo:border-right="none" fo:border-top="none" fo:border-bottom="0.05pt solid #000000"/>
    </style:style>
    <style:style style:name="Table13.C8" style:family="table-cell">
      <style:table-cell-properties fo:padding="0.0382in" fo:border-left="0.05pt solid #000000" fo:border-right="0.05pt solid #000000" fo:border-top="none" fo:border-bottom="0.05pt solid #000000"/>
    </style:style>
    <style:style style:name="Table13.A9" style:family="table-cell">
      <style:table-cell-properties style:vertical-align="middle" fo:padding="0.0382in" fo:border-left="0.05pt solid #000000" fo:border-right="none" fo:border-top="none" fo:border-bottom="0.05pt solid #000000"/>
    </style:style>
    <style:style style:name="Table13.B9" style:family="table-cell">
      <style:table-cell-properties style:vertical-align="middle" fo:padding="0.0382in" fo:border-left="0.05pt solid #000000" fo:border-right="none" fo:border-top="none" fo:border-bottom="0.05pt solid #000000"/>
    </style:style>
    <style:style style:name="Table13.C9" style:family="table-cell">
      <style:table-cell-properties fo:padding="0.0382in" fo:border-left="0.05pt solid #000000" fo:border-right="0.05pt solid #000000" fo:border-top="none" fo:border-bottom="0.05pt solid #000000"/>
    </style:style>
    <style:style style:name="Table13.A10" style:family="table-cell">
      <style:table-cell-properties style:vertical-align="middle" fo:padding="0.0382in" fo:border-left="0.05pt solid #000000" fo:border-right="none" fo:border-top="none" fo:border-bottom="0.05pt solid #000000"/>
    </style:style>
    <style:style style:name="Table13.B10" style:family="table-cell">
      <style:table-cell-properties style:vertical-align="middle" fo:padding="0.0382in" fo:border-left="0.05pt solid #000000" fo:border-right="none" fo:border-top="none" fo:border-bottom="0.05pt solid #000000"/>
    </style:style>
    <style:style style:name="Table13.C10" style:family="table-cell">
      <style:table-cell-properties fo:padding="0.0382in" fo:border-left="0.05pt solid #000000" fo:border-right="0.05pt solid #000000" fo:border-top="none" fo:border-bottom="0.05pt solid #000000"/>
    </style:style>
    <style:style style:name="Table13.A11" style:family="table-cell">
      <style:table-cell-properties style:vertical-align="middle" fo:padding="0.0382in" fo:border-left="0.05pt solid #000000" fo:border-right="none" fo:border-top="none" fo:border-bottom="0.05pt solid #000000"/>
    </style:style>
    <style:style style:name="Table13.B11" style:family="table-cell">
      <style:table-cell-properties style:vertical-align="middle" fo:padding="0.0382in" fo:border-left="0.05pt solid #000000" fo:border-right="none" fo:border-top="none" fo:border-bottom="0.05pt solid #000000"/>
    </style:style>
    <style:style style:name="Table13.C11" style:family="table-cell">
      <style:table-cell-properties fo:padding="0.0382in" fo:border-left="0.05pt solid #000000" fo:border-right="0.05pt solid #000000" fo:border-top="none" fo:border-bottom="0.05pt solid #000000"/>
    </style:style>
    <style:style style:name="Table15"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0.3549in" style:rel-column-width="3010*"/>
    </style:style>
    <style:style style:name="Table15.C" style:family="table-column">
      <style:table-column-properties style:column-width="7.0201in" style:rel-column-width="5951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5.C1" style:family="table-cell">
      <style:table-cell-properties style:vertical-align="" fo:background-color="#dddddd" fo:padding="0.0382in" fo:border="0.05pt solid #000000" style:writing-mode="page">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B2" style:family="table-cell">
      <style:table-cell-properties style:vertical-align="middle"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5.B3" style:family="table-cell">
      <style:table-cell-properties style:vertical-align="middle"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style:vertical-align="middle" fo:padding="0.0382in" fo:border-left="0.05pt solid #000000" fo:border-right="none" fo:border-top="none" fo:border-bottom="0.05pt solid #000000"/>
    </style:style>
    <style:style style:name="Table15.B4" style:family="table-cell">
      <style:table-cell-properties style:vertical-align="middle"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style:vertical-align="middle" fo:padding="0.0382in" fo:border-left="0.05pt solid #000000" fo:border-right="none" fo:border-top="none" fo:border-bottom="0.05pt solid #000000"/>
    </style:style>
    <style:style style:name="Table15.B5" style:family="table-cell">
      <style:table-cell-properties style:vertical-align="middle"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style:vertical-align="middle" fo:padding="0.0382in" fo:border-left="0.05pt solid #000000" fo:border-right="none" fo:border-top="none" fo:border-bottom="0.05pt solid #000000"/>
    </style:style>
    <style:style style:name="Table15.B6" style:family="table-cell">
      <style:table-cell-properties style:vertical-align="middle"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6"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0.3549in" style:rel-column-width="3010*"/>
    </style:style>
    <style:style style:name="Table16.C" style:family="table-column">
      <style:table-column-properties style:column-width="7.0201in" style:rel-column-width="59515*"/>
    </style:style>
    <style:style style:name="Table16.1" style:family="table-row">
      <style:table-row-properties fo:background-color="transparent" fo:keep-together="auto">
        <style:background-image/>
      </style:table-row-properties>
    </style:style>
    <style:style style:name="Table1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6.C1" style:family="table-cell">
      <style:table-cell-properties style:vertical-align="" fo:background-color="#dddddd" fo:padding="0.0382in" fo:border="0.05pt solid #000000" style:writing-mode="page">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style:vertical-align="middle" fo:padding="0.0382in" fo:border-left="0.05pt solid #000000" fo:border-right="none" fo:border-top="none" fo:border-bottom="0.05pt solid #000000"/>
    </style:style>
    <style:style style:name="Table16.B3" style:family="table-cell">
      <style:table-cell-properties style:vertical-align="middle"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style:vertical-align="middle" fo:padding="0.0382in" fo:border-left="0.05pt solid #000000" fo:border-right="none" fo:border-top="none" fo:border-bottom="0.05pt solid #000000"/>
    </style:style>
    <style:style style:name="Table16.B4" style:family="table-cell">
      <style:table-cell-properties style:vertical-align="middle"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29"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29.A" style:family="table-column">
      <style:table-column-properties style:column-width="0.3549in" style:rel-column-width="511*"/>
    </style:style>
    <style:style style:name="Table29.C" style:family="table-column">
      <style:table-column-properties style:column-width="7.0208in" style:rel-column-width="10110*"/>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9.C1" style:family="table-cell">
      <style:table-cell-properties style:vertical-align="" fo:background-color="#dddddd" fo:padding="0.0382in" fo:border="0.05pt solid #000000" style:writing-mode="page">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style:vertical-align="middle"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29.A3" style:family="table-cell">
      <style:table-cell-properties style:vertical-align="middle" fo:padding="0.0382in" fo:border-left="0.05pt solid #000000" fo:border-right="none" fo:border-top="none" fo:border-bottom="0.05pt solid #000000"/>
    </style:style>
    <style:style style:name="Table29.B3" style:family="table-cell">
      <style:table-cell-properties style:vertical-align="middle"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style:vertical-align="middle" fo:padding="0.0382in" fo:border-left="0.05pt solid #000000" fo:border-right="none" fo:border-top="none" fo:border-bottom="0.05pt solid #000000"/>
    </style:style>
    <style:style style:name="Table29.B4" style:family="table-cell">
      <style:table-cell-properties style:vertical-align="middle"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30"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0.A" style:family="table-column">
      <style:table-column-properties style:column-width="0.3549in" style:rel-column-width="511*"/>
    </style:style>
    <style:style style:name="Table30.C" style:family="table-column">
      <style:table-column-properties style:column-width="7.0208in" style:rel-column-width="10110*"/>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0.C1" style:family="table-cell">
      <style:table-cell-properties style:vertical-align="" fo:background-color="#dddddd" fo:padding="0.0382in" fo:border="0.05pt solid #000000" style:writing-mode="page">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style:vertical-align="middle"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0.A3" style:family="table-cell">
      <style:table-cell-properties style:vertical-align="middle" fo:padding="0.0382in" fo:border-left="0.05pt solid #000000" fo:border-right="none" fo:border-top="none" fo:border-bottom="0.05pt solid #000000"/>
    </style:style>
    <style:style style:name="Table30.B3" style:family="table-cell">
      <style:table-cell-properties style:vertical-align="middle" fo:padding="0.0382in" fo:border-left="0.05pt solid #000000" fo:border-right="none" fo:border-top="none" fo:border-bottom="0.05pt solid #000000"/>
    </style:style>
    <style:style style:name="Table30.C3" style:family="table-cell">
      <style:table-cell-properties fo:padding="0.0382in" fo:border-left="0.05pt solid #000000" fo:border-right="0.05pt solid #000000" fo:border-top="none" fo:border-bottom="0.05pt solid #000000"/>
    </style:style>
    <style:style style:name="Table30.A4" style:family="table-cell">
      <style:table-cell-properties style:vertical-align="middle" fo:padding="0.0382in" fo:border-left="0.05pt solid #000000" fo:border-right="none" fo:border-top="none" fo:border-bottom="0.05pt solid #000000"/>
    </style:style>
    <style:style style:name="Table30.B4" style:family="table-cell">
      <style:table-cell-properties style:vertical-align="middle" fo:padding="0.0382in" fo:border-left="0.05pt solid #000000" fo:border-right="none" fo:border-top="none" fo:border-bottom="0.05pt solid #000000"/>
    </style:style>
    <style:style style:name="Table30.C4" style:family="table-cell">
      <style:table-cell-properties fo:padding="0.0382in" fo:border-left="0.05pt solid #000000" fo:border-right="0.05pt solid #000000" fo:border-top="none" fo:border-bottom="0.05pt solid #000000"/>
    </style:style>
    <style:style style:name="Table31"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0.3549in" style:rel-column-width="3010*"/>
    </style:style>
    <style:style style:name="Table31.C" style:family="table-column">
      <style:table-column-properties style:column-width="7.0201in" style:rel-column-width="59515*"/>
    </style:style>
    <style:style style:name="Table31.1" style:family="table-row">
      <style:table-row-properties fo:background-color="transparent" fo:keep-together="auto">
        <style:background-image/>
      </style:table-row-properties>
    </style:style>
    <style:style style:name="Table3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1.C1" style:family="table-cell">
      <style:table-cell-properties style:vertical-align="" fo:background-color="#dddddd" fo:padding="0.0382in" fo:border="0.05pt solid #000000" style:writing-mode="page">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style:vertical-align="middle"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1.A3" style:family="table-cell">
      <style:table-cell-properties style:vertical-align="middle" fo:padding="0.0382in" fo:border-left="0.05pt solid #000000" fo:border-right="none" fo:border-top="none" fo:border-bottom="0.05pt solid #000000"/>
    </style:style>
    <style:style style:name="Table31.B3" style:family="table-cell">
      <style:table-cell-properties style:vertical-align="middle" fo:padding="0.0382in" fo:border-left="0.05pt solid #000000" fo:border-right="none" fo:border-top="none" fo:border-bottom="0.05pt solid #000000"/>
    </style:style>
    <style:style style:name="Table31.C3" style:family="table-cell">
      <style:table-cell-properties fo:padding="0.0382in" fo:border-left="0.05pt solid #000000" fo:border-right="0.05pt solid #000000" fo:border-top="none" fo:border-bottom="0.05pt solid #000000"/>
    </style:style>
    <style:style style:name="Table31.A4" style:family="table-cell">
      <style:table-cell-properties style:vertical-align="middle" fo:padding="0.0382in" fo:border-left="0.05pt solid #000000" fo:border-right="none" fo:border-top="none" fo:border-bottom="0.05pt solid #000000"/>
    </style:style>
    <style:style style:name="Table31.B4" style:family="table-cell">
      <style:table-cell-properties style:vertical-align="middle" fo:padding="0.0382in" fo:border-left="0.05pt solid #000000" fo:border-right="none" fo:border-top="none" fo:border-bottom="0.05pt solid #000000"/>
    </style:style>
    <style:style style:name="Table31.C4" style:family="table-cell">
      <style:table-cell-properties fo:padding="0.0382in" fo:border-left="0.05pt solid #000000" fo:border-right="0.05pt solid #000000" fo:border-top="none" fo:border-bottom="0.05pt solid #000000"/>
    </style:style>
    <style:style style:name="Table31.A5" style:family="table-cell">
      <style:table-cell-properties style:vertical-align="middle" fo:padding="0.0382in" fo:border-left="0.05pt solid #000000" fo:border-right="none" fo:border-top="none" fo:border-bottom="0.05pt solid #000000"/>
    </style:style>
    <style:style style:name="Table31.B5" style:family="table-cell">
      <style:table-cell-properties style:vertical-align="middle" fo:padding="0.0382in" fo:border-left="0.05pt solid #000000" fo:border-right="none" fo:border-top="none" fo:border-bottom="0.05pt solid #000000"/>
    </style:style>
    <style:style style:name="Table31.C5" style:family="table-cell">
      <style:table-cell-properties fo:padding="0.0382in" fo:border-left="0.05pt solid #000000" fo:border-right="0.05pt solid #000000" fo:border-top="none" fo:border-bottom="0.05pt solid #000000"/>
    </style:style>
    <style:style style:name="Table31.A6" style:family="table-cell">
      <style:table-cell-properties style:vertical-align="middle" fo:padding="0.0382in" fo:border-left="0.05pt solid #000000" fo:border-right="none" fo:border-top="none" fo:border-bottom="0.05pt solid #000000"/>
    </style:style>
    <style:style style:name="Table31.B6" style:family="table-cell">
      <style:table-cell-properties style:vertical-align="middle" fo:padding="0.0382in" fo:border-left="0.05pt solid #000000" fo:border-right="none" fo:border-top="none" fo:border-bottom="0.05pt solid #000000"/>
    </style:style>
    <style:style style:name="Table31.C6" style:family="table-cell">
      <style:table-cell-properties fo:padding="0.0382in" fo:border-left="0.05pt solid #000000" fo:border-right="0.05pt solid #000000" fo:border-top="none" fo:border-bottom="0.05pt solid #000000"/>
    </style:style>
    <style:style style:name="Table42"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42.A" style:family="table-column">
      <style:table-column-properties style:column-width="0.3549in" style:rel-column-width="3010*"/>
    </style:style>
    <style:style style:name="Table42.C" style:family="table-column">
      <style:table-column-properties style:column-width="7.0201in" style:rel-column-width="59515*"/>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2.C1" style:family="table-cell">
      <style:table-cell-properties style:vertical-align="" fo:background-color="#dddddd" fo:padding="0.0382in" fo:border="0.05pt solid #000000" style:writing-mode="page">
        <style:background-image/>
      </style:table-cell-properties>
    </style:style>
    <style:style style:name="Table42.A2" style:family="table-cell">
      <style:table-cell-properties style:vertical-align="middle" fo:padding="0.0382in" fo:border-left="0.05pt solid #000000" fo:border-right="none" fo:border-top="none" fo:border-bottom="0.05pt solid #000000"/>
    </style:style>
    <style:style style:name="Table42.B2" style:family="table-cell">
      <style:table-cell-properties style:vertical-align="middle"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2.A3" style:family="table-cell">
      <style:table-cell-properties style:vertical-align="middle" fo:padding="0.0382in" fo:border-left="0.05pt solid #000000" fo:border-right="none" fo:border-top="none" fo:border-bottom="0.05pt solid #000000"/>
    </style:style>
    <style:style style:name="Table42.B3" style:family="table-cell">
      <style:table-cell-properties style:vertical-align="middle" fo:padding="0.0382in" fo:border-left="0.05pt solid #000000" fo:border-right="none" fo:border-top="none" fo:border-bottom="0.05pt solid #000000"/>
    </style:style>
    <style:style style:name="Table42.C3" style:family="table-cell">
      <style:table-cell-properties fo:padding="0.0382in" fo:border-left="0.05pt solid #000000" fo:border-right="0.05pt solid #000000" fo:border-top="none" fo:border-bottom="0.05pt solid #000000"/>
    </style:style>
    <style:style style:name="Table42.A4" style:family="table-cell">
      <style:table-cell-properties style:vertical-align="middle" fo:padding="0.0382in" fo:border-left="0.05pt solid #000000" fo:border-right="none" fo:border-top="none" fo:border-bottom="0.05pt solid #000000"/>
    </style:style>
    <style:style style:name="Table42.B4" style:family="table-cell">
      <style:table-cell-properties style:vertical-align="middle" fo:padding="0.0382in" fo:border-left="0.05pt solid #000000" fo:border-right="none" fo:border-top="none" fo:border-bottom="0.05pt solid #000000"/>
    </style:style>
    <style:style style:name="Table42.C4" style:family="table-cell">
      <style:table-cell-properties fo:padding="0.0382in" fo:border-left="0.05pt solid #000000" fo:border-right="0.05pt solid #000000" fo:border-top="none" fo:border-bottom="0.05pt solid #000000"/>
    </style:style>
    <style:style style:name="Table42.A5" style:family="table-cell">
      <style:table-cell-properties style:vertical-align="middle" fo:padding="0.0382in" fo:border-left="0.05pt solid #000000" fo:border-right="none" fo:border-top="none" fo:border-bottom="0.05pt solid #000000"/>
    </style:style>
    <style:style style:name="Table42.B5" style:family="table-cell">
      <style:table-cell-properties style:vertical-align="middle" fo:padding="0.0382in" fo:border-left="0.05pt solid #000000" fo:border-right="none" fo:border-top="none" fo:border-bottom="0.05pt solid #000000"/>
    </style:style>
    <style:style style:name="Table42.C5" style:family="table-cell">
      <style:table-cell-properties fo:padding="0.0382in" fo:border-left="0.05pt solid #000000" fo:border-right="0.05pt solid #000000" fo:border-top="none" fo:border-bottom="0.05pt solid #000000"/>
    </style:style>
    <style:style style:name="Table42.A6" style:family="table-cell">
      <style:table-cell-properties style:vertical-align="middle" fo:padding="0.0382in" fo:border-left="0.05pt solid #000000" fo:border-right="none" fo:border-top="none" fo:border-bottom="0.05pt solid #000000"/>
    </style:style>
    <style:style style:name="Table42.B6" style:family="table-cell">
      <style:table-cell-properties style:vertical-align="middle" fo:padding="0.0382in" fo:border-left="0.05pt solid #000000" fo:border-right="none" fo:border-top="none" fo:border-bottom="0.05pt solid #000000"/>
    </style:style>
    <style:style style:name="Table42.C6" style:family="table-cell">
      <style:table-cell-properties fo:padding="0.0382in" fo:border-left="0.05pt solid #000000" fo:border-right="0.05pt solid #000000" fo:border-top="none" fo:border-bottom="0.05pt solid #000000"/>
    </style:style>
    <style:style style:name="Table42.A7" style:family="table-cell">
      <style:table-cell-properties style:vertical-align="middle" fo:padding="0.0382in" fo:border-left="0.05pt solid #000000" fo:border-right="none" fo:border-top="none" fo:border-bottom="0.05pt solid #000000"/>
    </style:style>
    <style:style style:name="Table42.B7" style:family="table-cell">
      <style:table-cell-properties style:vertical-align="middle" fo:padding="0.0382in" fo:border-left="0.05pt solid #000000" fo:border-right="none" fo:border-top="none" fo:border-bottom="0.05pt solid #000000"/>
    </style:style>
    <style:style style:name="Table42.C7" style:family="table-cell">
      <style:table-cell-properties fo:padding="0.0382in" fo:border-left="0.05pt solid #000000" fo:border-right="0.05pt solid #000000" fo:border-top="none" fo:border-bottom="0.05pt solid #000000"/>
    </style:style>
    <style:style style:name="Table45"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45.A" style:family="table-column">
      <style:table-column-properties style:column-width="0.3549in" style:rel-column-width="3010*"/>
    </style:style>
    <style:style style:name="Table45.C" style:family="table-column">
      <style:table-column-properties style:column-width="7.0201in" style:rel-column-width="59515*"/>
    </style:style>
    <style:style style:name="Table45.1" style:family="table-row">
      <style:table-row-properties fo:background-color="transparent" fo:keep-together="auto">
        <style:background-image/>
      </style:table-row-properties>
    </style:style>
    <style:style style:name="Table4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5.C1" style:family="table-cell">
      <style:table-cell-properties style:vertical-align="" fo:background-color="#dddddd" fo:padding="0.0382in" fo:border="0.05pt solid #000000" style:writing-mode="page">
        <style:background-image/>
      </style:table-cell-properties>
    </style:style>
    <style:style style:name="Table45.A2" style:family="table-cell">
      <style:table-cell-properties style:vertical-align="middle" fo:padding="0.0382in" fo:border-left="0.05pt solid #000000" fo:border-right="none" fo:border-top="none" fo:border-bottom="0.05pt solid #000000"/>
    </style:style>
    <style:style style:name="Table45.B2" style:family="table-cell">
      <style:table-cell-properties style:vertical-align="middle" fo:padding="0.0382in" fo:border-left="0.05pt solid #000000" fo:border-right="none" fo:border-top="none" fo:border-bottom="0.05pt solid #000000"/>
    </style:style>
    <style:style style:name="Table45.C2" style:family="table-cell">
      <style:table-cell-properties fo:padding="0.0382in" fo:border-left="0.05pt solid #000000" fo:border-right="0.05pt solid #000000" fo:border-top="none" fo:border-bottom="0.05pt solid #000000"/>
    </style:style>
    <style:style style:name="Table45.A3" style:family="table-cell">
      <style:table-cell-properties style:vertical-align="middle" fo:padding="0.0382in" fo:border-left="0.05pt solid #000000" fo:border-right="none" fo:border-top="none" fo:border-bottom="0.05pt solid #000000"/>
    </style:style>
    <style:style style:name="Table45.B3" style:family="table-cell">
      <style:table-cell-properties style:vertical-align="middle" fo:padding="0.0382in" fo:border-left="0.05pt solid #000000" fo:border-right="none" fo:border-top="none" fo:border-bottom="0.05pt solid #000000"/>
    </style:style>
    <style:style style:name="Table45.C3" style:family="table-cell">
      <style:table-cell-properties fo:padding="0.0382in" fo:border-left="0.05pt solid #000000" fo:border-right="0.05pt solid #000000" fo:border-top="none" fo:border-bottom="0.05pt solid #000000"/>
    </style:style>
    <style:style style:name="Table45.A4" style:family="table-cell">
      <style:table-cell-properties style:vertical-align="middle" fo:padding="0.0382in" fo:border-left="0.05pt solid #000000" fo:border-right="none" fo:border-top="none" fo:border-bottom="0.05pt solid #000000"/>
    </style:style>
    <style:style style:name="Table45.B4" style:family="table-cell">
      <style:table-cell-properties style:vertical-align="middle" fo:padding="0.0382in" fo:border-left="0.05pt solid #000000" fo:border-right="none" fo:border-top="none" fo:border-bottom="0.05pt solid #000000"/>
    </style:style>
    <style:style style:name="Table45.C4" style:family="table-cell">
      <style:table-cell-properties fo:padding="0.0382in" fo:border-left="0.05pt solid #000000" fo:border-right="0.05pt solid #000000" fo:border-top="none" fo:border-bottom="0.05pt solid #000000"/>
    </style:style>
    <style:style style:name="Table45.A5" style:family="table-cell">
      <style:table-cell-properties style:vertical-align="middle" fo:padding="0.0382in" fo:border-left="0.05pt solid #000000" fo:border-right="none" fo:border-top="none" fo:border-bottom="0.05pt solid #000000"/>
    </style:style>
    <style:style style:name="Table45.B5" style:family="table-cell">
      <style:table-cell-properties style:vertical-align="middle" fo:padding="0.0382in" fo:border-left="0.05pt solid #000000" fo:border-right="none" fo:border-top="none" fo:border-bottom="0.05pt solid #000000"/>
    </style:style>
    <style:style style:name="Table45.C5" style:family="table-cell">
      <style:table-cell-properties fo:padding="0.0382in" fo:border-left="0.05pt solid #000000" fo:border-right="0.05pt solid #000000" fo:border-top="none" fo:border-bottom="0.05pt solid #000000"/>
    </style:style>
    <style:style style:name="Table45.A6" style:family="table-cell">
      <style:table-cell-properties style:vertical-align="middle" fo:padding="0.0382in" fo:border-left="0.05pt solid #000000" fo:border-right="none" fo:border-top="none" fo:border-bottom="0.05pt solid #000000"/>
    </style:style>
    <style:style style:name="Table45.B6" style:family="table-cell">
      <style:table-cell-properties style:vertical-align="middle" fo:padding="0.0382in" fo:border-left="0.05pt solid #000000" fo:border-right="none" fo:border-top="none" fo:border-bottom="0.05pt solid #000000"/>
    </style:style>
    <style:style style:name="Table45.C6" style:family="table-cell">
      <style:table-cell-properties fo:padding="0.0382in" fo:border-left="0.05pt solid #000000" fo:border-right="0.05pt solid #000000" fo:border-top="none" fo:border-bottom="0.05pt solid #000000"/>
    </style:style>
    <style:style style:name="Table48"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48.A" style:family="table-column">
      <style:table-column-properties style:column-width="0.3549in" style:rel-column-width="3010*"/>
    </style:style>
    <style:style style:name="Table48.C" style:family="table-column">
      <style:table-column-properties style:column-width="7.0201in" style:rel-column-width="59515*"/>
    </style:style>
    <style:style style:name="Table48.1" style:family="table-row">
      <style:table-row-properties fo:background-color="transparent" fo:keep-together="auto">
        <style:background-image/>
      </style:table-row-properties>
    </style:style>
    <style:style style:name="Table4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8.C1" style:family="table-cell">
      <style:table-cell-properties style:vertical-align="" fo:background-color="#dddddd" fo:padding="0.0382in" fo:border="0.05pt solid #000000" style:writing-mode="page">
        <style:background-image/>
      </style:table-cell-properties>
    </style:style>
    <style:style style:name="Table48.A2" style:family="table-cell">
      <style:table-cell-properties style:vertical-align="middle" fo:padding="0.0382in" fo:border-left="0.05pt solid #000000" fo:border-right="none" fo:border-top="none" fo:border-bottom="0.05pt solid #000000"/>
    </style:style>
    <style:style style:name="Table48.B2" style:family="table-cell">
      <style:table-cell-properties style:vertical-align="middle" fo:padding="0.0382in" fo:border-left="0.05pt solid #000000" fo:border-right="none" fo:border-top="none" fo:border-bottom="0.05pt solid #000000"/>
    </style:style>
    <style:style style:name="Table48.C2" style:family="table-cell">
      <style:table-cell-properties fo:padding="0.0382in" fo:border-left="0.05pt solid #000000" fo:border-right="0.05pt solid #000000" fo:border-top="none" fo:border-bottom="0.05pt solid #000000"/>
    </style:style>
    <style:style style:name="Table48.A3" style:family="table-cell">
      <style:table-cell-properties style:vertical-align="middle" fo:padding="0.0382in" fo:border-left="0.05pt solid #000000" fo:border-right="none" fo:border-top="none" fo:border-bottom="0.05pt solid #000000"/>
    </style:style>
    <style:style style:name="Table48.B3" style:family="table-cell">
      <style:table-cell-properties style:vertical-align="middle" fo:padding="0.0382in" fo:border-left="0.05pt solid #000000" fo:border-right="none" fo:border-top="none" fo:border-bottom="0.05pt solid #000000"/>
    </style:style>
    <style:style style:name="Table48.C3" style:family="table-cell">
      <style:table-cell-properties fo:padding="0.0382in" fo:border-left="0.05pt solid #000000" fo:border-right="0.05pt solid #000000" fo:border-top="none" fo:border-bottom="0.05pt solid #000000"/>
    </style:style>
    <style:style style:name="Table48.A4" style:family="table-cell">
      <style:table-cell-properties style:vertical-align="middle" fo:padding="0.0382in" fo:border-left="0.05pt solid #000000" fo:border-right="none" fo:border-top="none" fo:border-bottom="0.05pt solid #000000"/>
    </style:style>
    <style:style style:name="Table48.B4" style:family="table-cell">
      <style:table-cell-properties style:vertical-align="middle" fo:padding="0.0382in" fo:border-left="0.05pt solid #000000" fo:border-right="none" fo:border-top="none" fo:border-bottom="0.05pt solid #000000"/>
    </style:style>
    <style:style style:name="Table48.C4" style:family="table-cell">
      <style:table-cell-properties fo:padding="0.0382in" fo:border-left="0.05pt solid #000000" fo:border-right="0.05pt solid #000000" fo:border-top="none" fo:border-bottom="0.05pt solid #000000"/>
    </style:style>
    <style:style style:name="Table48.A5" style:family="table-cell">
      <style:table-cell-properties style:vertical-align="middle" fo:padding="0.0382in" fo:border-left="0.05pt solid #000000" fo:border-right="none" fo:border-top="none" fo:border-bottom="0.05pt solid #000000"/>
    </style:style>
    <style:style style:name="Table48.B5" style:family="table-cell">
      <style:table-cell-properties style:vertical-align="middle" fo:padding="0.0382in" fo:border-left="0.05pt solid #000000" fo:border-right="none" fo:border-top="none" fo:border-bottom="0.05pt solid #000000"/>
    </style:style>
    <style:style style:name="Table48.C5" style:family="table-cell">
      <style:table-cell-properties fo:padding="0.0382in" fo:border-left="0.05pt solid #000000" fo:border-right="0.05pt solid #000000" fo:border-top="none" fo:border-bottom="0.05pt solid #000000"/>
    </style:style>
    <style:style style:name="Table48.A6" style:family="table-cell">
      <style:table-cell-properties style:vertical-align="middle" fo:padding="0.0382in" fo:border-left="0.05pt solid #000000" fo:border-right="none" fo:border-top="none" fo:border-bottom="0.05pt solid #000000"/>
    </style:style>
    <style:style style:name="Table48.B6" style:family="table-cell">
      <style:table-cell-properties style:vertical-align="middle" fo:padding="0.0382in" fo:border-left="0.05pt solid #000000" fo:border-right="none" fo:border-top="none" fo:border-bottom="0.05pt solid #000000"/>
    </style:style>
    <style:style style:name="Table48.C6" style:family="table-cell">
      <style:table-cell-properties fo:padding="0.0382in" fo:border-left="0.05pt solid #000000" fo:border-right="0.05pt solid #000000" fo:border-top="none" fo:border-bottom="0.05pt solid #000000"/>
    </style:style>
    <style:style style:name="Table48.A7" style:family="table-cell">
      <style:table-cell-properties style:vertical-align="middle" fo:padding="0.0382in" fo:border-left="0.05pt solid #000000" fo:border-right="none" fo:border-top="none" fo:border-bottom="0.05pt solid #000000"/>
    </style:style>
    <style:style style:name="Table48.B7" style:family="table-cell">
      <style:table-cell-properties style:vertical-align="middle" fo:padding="0.0382in" fo:border-left="0.05pt solid #000000" fo:border-right="none" fo:border-top="none" fo:border-bottom="0.05pt solid #000000"/>
    </style:style>
    <style:style style:name="Table48.C7" style:family="table-cell">
      <style:table-cell-properties fo:padding="0.0382in" fo:border-left="0.05pt solid #000000" fo:border-right="0.05pt solid #000000" fo:border-top="none" fo:border-bottom="0.05pt solid #000000"/>
    </style:style>
    <style:style style:name="Table50"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0.3549in" style:rel-column-width="3010*"/>
    </style:style>
    <style:style style:name="Table50.C" style:family="table-column">
      <style:table-column-properties style:column-width="7.0201in" style:rel-column-width="59515*"/>
    </style:style>
    <style:style style:name="Table50.1" style:family="table-row">
      <style:table-row-properties fo:background-color="transparent" fo:keep-together="auto">
        <style:background-image/>
      </style:table-row-properties>
    </style:style>
    <style:style style:name="Table5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0.C1" style:family="table-cell">
      <style:table-cell-properties style:vertical-align="" fo:background-color="#dddddd" fo:padding="0.0382in" fo:border="0.05pt solid #000000" style:writing-mode="page">
        <style:background-image/>
      </style:table-cell-properties>
    </style:style>
    <style:style style:name="Table50.A2" style:family="table-cell">
      <style:table-cell-properties style:vertical-align="middle" fo:padding="0.0382in" fo:border-left="0.05pt solid #000000" fo:border-right="none" fo:border-top="none" fo:border-bottom="0.05pt solid #000000"/>
    </style:style>
    <style:style style:name="Table50.B2" style:family="table-cell">
      <style:table-cell-properties style:vertical-align="middle" fo:padding="0.0382in" fo:border-left="0.05pt solid #000000" fo:border-right="none" fo:border-top="none" fo:border-bottom="0.05pt solid #000000"/>
    </style:style>
    <style:style style:name="Table50.C2" style:family="table-cell">
      <style:table-cell-properties fo:padding="0.0382in" fo:border-left="0.05pt solid #000000" fo:border-right="0.05pt solid #000000" fo:border-top="none" fo:border-bottom="0.05pt solid #000000"/>
    </style:style>
    <style:style style:name="Table50.A3" style:family="table-cell">
      <style:table-cell-properties style:vertical-align="middle" fo:padding="0.0382in" fo:border-left="0.05pt solid #000000" fo:border-right="none" fo:border-top="none" fo:border-bottom="0.05pt solid #000000"/>
    </style:style>
    <style:style style:name="Table50.B3" style:family="table-cell">
      <style:table-cell-properties style:vertical-align="middle" fo:padding="0.0382in" fo:border-left="0.05pt solid #000000" fo:border-right="none" fo:border-top="none" fo:border-bottom="0.05pt solid #000000"/>
    </style:style>
    <style:style style:name="Table50.C3" style:family="table-cell">
      <style:table-cell-properties fo:padding="0.0382in" fo:border-left="0.05pt solid #000000" fo:border-right="0.05pt solid #000000" fo:border-top="none" fo:border-bottom="0.05pt solid #000000"/>
    </style:style>
    <style:style style:name="Table50.A4" style:family="table-cell">
      <style:table-cell-properties style:vertical-align="middle" fo:padding="0.0382in" fo:border-left="0.05pt solid #000000" fo:border-right="none" fo:border-top="none" fo:border-bottom="0.05pt solid #000000"/>
    </style:style>
    <style:style style:name="Table50.B4" style:family="table-cell">
      <style:table-cell-properties style:vertical-align="middle" fo:padding="0.0382in" fo:border-left="0.05pt solid #000000" fo:border-right="none" fo:border-top="none" fo:border-bottom="0.05pt solid #000000"/>
    </style:style>
    <style:style style:name="Table50.C4" style:family="table-cell">
      <style:table-cell-properties fo:padding="0.0382in" fo:border-left="0.05pt solid #000000" fo:border-right="0.05pt solid #000000" fo:border-top="none" fo:border-bottom="0.05pt solid #000000"/>
    </style:style>
    <style:style style:name="Table50.A5" style:family="table-cell">
      <style:table-cell-properties style:vertical-align="middle" fo:padding="0.0382in" fo:border-left="0.05pt solid #000000" fo:border-right="none" fo:border-top="none" fo:border-bottom="0.05pt solid #000000"/>
    </style:style>
    <style:style style:name="Table50.B5" style:family="table-cell">
      <style:table-cell-properties style:vertical-align="middle" fo:padding="0.0382in" fo:border-left="0.05pt solid #000000" fo:border-right="none" fo:border-top="none" fo:border-bottom="0.05pt solid #000000"/>
    </style:style>
    <style:style style:name="Table50.C5" style:family="table-cell">
      <style:table-cell-properties fo:padding="0.0382in" fo:border-left="0.05pt solid #000000" fo:border-right="0.05pt solid #000000" fo:border-top="none" fo:border-bottom="0.05pt solid #000000"/>
    </style:style>
    <style:style style:name="Table50.A6" style:family="table-cell">
      <style:table-cell-properties style:vertical-align="middle" fo:padding="0.0382in" fo:border-left="0.05pt solid #000000" fo:border-right="none" fo:border-top="none" fo:border-bottom="0.05pt solid #000000"/>
    </style:style>
    <style:style style:name="Table50.B6" style:family="table-cell">
      <style:table-cell-properties style:vertical-align="middle" fo:padding="0.0382in" fo:border-left="0.05pt solid #000000" fo:border-right="none" fo:border-top="none" fo:border-bottom="0.05pt solid #000000"/>
    </style:style>
    <style:style style:name="Table50.C6" style:family="table-cell">
      <style:table-cell-properties fo:padding="0.0382in" fo:border-left="0.05pt solid #000000" fo:border-right="0.05pt solid #000000" fo:border-top="none" fo:border-bottom="0.05pt solid #000000"/>
    </style:style>
    <style:style style:name="Table50.A7" style:family="table-cell">
      <style:table-cell-properties style:vertical-align="middle" fo:padding="0.0382in" fo:border-left="0.05pt solid #000000" fo:border-right="none" fo:border-top="none" fo:border-bottom="0.05pt solid #000000"/>
    </style:style>
    <style:style style:name="Table50.B7" style:family="table-cell">
      <style:table-cell-properties style:vertical-align="middle" fo:padding="0.0382in" fo:border-left="0.05pt solid #000000" fo:border-right="none" fo:border-top="none" fo:border-bottom="0.05pt solid #000000"/>
    </style:style>
    <style:style style:name="Table50.C7" style:family="table-cell">
      <style:table-cell-properties fo:padding="0.0382in" fo:border-left="0.05pt solid #000000" fo:border-right="0.05pt solid #000000" fo:border-top="none" fo:border-bottom="0.05pt solid #000000"/>
    </style:style>
    <style:style style:name="Table50.A8" style:family="table-cell">
      <style:table-cell-properties style:vertical-align="middle" fo:padding="0.0382in" fo:border-left="0.05pt solid #000000" fo:border-right="none" fo:border-top="none" fo:border-bottom="0.05pt solid #000000"/>
    </style:style>
    <style:style style:name="Table50.B8" style:family="table-cell">
      <style:table-cell-properties style:vertical-align="middle" fo:padding="0.0382in" fo:border-left="0.05pt solid #000000" fo:border-right="none" fo:border-top="none" fo:border-bottom="0.05pt solid #000000"/>
    </style:style>
    <style:style style:name="Table50.C8" style:family="table-cell">
      <style:table-cell-properties fo:padding="0.0382in" fo:border-left="0.05pt solid #000000" fo:border-right="0.05pt solid #000000" fo:border-top="none" fo:border-bottom="0.05pt solid #000000"/>
    </style:style>
    <style:style style:name="Table6"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3549in" style:rel-column-width="3010*"/>
    </style:style>
    <style:style style:name="Table6.C" style:family="table-column">
      <style:table-column-properties style:column-width="7.0201in" style:rel-column-width="5951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C1" style:family="table-cell">
      <style:table-cell-properties style:vertical-align="" fo:background-color="#dddddd" fo:padding="0.0382in" fo:border="0.05pt solid #000000" style:writing-mode="page">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style:vertical-align="middle"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style:vertical-align="middle" fo:padding="0.0382in" fo:border-left="0.05pt solid #000000" fo:border-right="none" fo:border-top="none" fo:border-bottom="0.05pt solid #000000"/>
    </style:style>
    <style:style style:name="Table6.B5" style:family="table-cell">
      <style:table-cell-properties style:vertical-align="middle"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style:vertical-align="middle" fo:padding="0.0382in" fo:border-left="0.05pt solid #000000" fo:border-right="none" fo:border-top="none" fo:border-bottom="0.05pt solid #000000"/>
    </style:style>
    <style:style style:name="Table6.B6" style:family="table-cell">
      <style:table-cell-properties style:vertical-align="middle"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style:vertical-align="middle" fo:padding="0.0382in" fo:border-left="0.05pt solid #000000" fo:border-right="none" fo:border-top="none" fo:border-bottom="0.05pt solid #000000"/>
    </style:style>
    <style:style style:name="Table6.B7" style:family="table-cell">
      <style:table-cell-properties style:vertical-align="middle"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6.A8" style:family="table-cell">
      <style:table-cell-properties style:vertical-align="middle" fo:padding="0.0382in" fo:border-left="0.05pt solid #000000" fo:border-right="none" fo:border-top="none" fo:border-bottom="0.05pt solid #000000"/>
    </style:style>
    <style:style style:name="Table6.B8" style:family="table-cell">
      <style:table-cell-properties style:vertical-align="middle" fo:padding="0.0382in" fo:border-left="0.05pt solid #000000" fo:border-right="none" fo:border-top="none" fo:border-bottom="0.05pt solid #000000"/>
    </style:style>
    <style:style style:name="Table6.C8" style:family="table-cell">
      <style:table-cell-properties fo:padding="0.0382in" fo:border-left="0.05pt solid #000000" fo:border-right="0.05pt solid #000000" fo:border-top="none" fo:border-bottom="0.05pt solid #000000"/>
    </style:style>
    <style:style style:name="Table6.A9" style:family="table-cell">
      <style:table-cell-properties style:vertical-align="middle" fo:padding="0.0382in" fo:border-left="0.05pt solid #000000" fo:border-right="none" fo:border-top="none" fo:border-bottom="0.05pt solid #000000"/>
    </style:style>
    <style:style style:name="Table6.B9" style:family="table-cell">
      <style:table-cell-properties style:vertical-align="middle" fo:padding="0.0382in" fo:border-left="0.05pt solid #000000" fo:border-right="none" fo:border-top="none" fo:border-bottom="0.05pt solid #000000"/>
    </style:style>
    <style:style style:name="Table6.C9" style:family="table-cell">
      <style:table-cell-properties fo:padding="0.0382in" fo:border-left="0.05pt solid #000000" fo:border-right="0.05pt solid #000000" fo:border-top="none" fo:border-bottom="0.05pt solid #000000"/>
    </style:style>
    <style:style style:name="Table39"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39.A" style:family="table-column">
      <style:table-column-properties style:column-width="0.3549in" style:rel-column-width="3010*"/>
    </style:style>
    <style:style style:name="Table39.C" style:family="table-column">
      <style:table-column-properties style:column-width="7.0201in" style:rel-column-width="59515*"/>
    </style:style>
    <style:style style:name="Table39.1" style:family="table-row">
      <style:table-row-properties fo:background-color="transparent" fo:keep-together="auto">
        <style:background-image/>
      </style:table-row-properties>
    </style:style>
    <style:style style:name="Table3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9.C1" style:family="table-cell">
      <style:table-cell-properties style:vertical-align="" fo:background-color="#dddddd" fo:padding="0.0382in" fo:border="0.05pt solid #000000" style:writing-mode="page">
        <style:background-image/>
      </style:table-cell-properties>
    </style:style>
    <style:style style:name="Table39.A2" style:family="table-cell">
      <style:table-cell-properties style:vertical-align="middle" fo:padding="0.0382in" fo:border-left="0.05pt solid #000000" fo:border-right="none" fo:border-top="none" fo:border-bottom="0.05pt solid #000000"/>
    </style:style>
    <style:style style:name="Table39.B2" style:family="table-cell">
      <style:table-cell-properties style:vertical-align="middle"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39.A3" style:family="table-cell">
      <style:table-cell-properties style:vertical-align="middle" fo:padding="0.0382in" fo:border-left="0.05pt solid #000000" fo:border-right="none" fo:border-top="none" fo:border-bottom="0.05pt solid #000000"/>
    </style:style>
    <style:style style:name="Table39.B3" style:family="table-cell">
      <style:table-cell-properties style:vertical-align="middle" fo:padding="0.0382in" fo:border-left="0.05pt solid #000000" fo:border-right="none" fo:border-top="none" fo:border-bottom="0.05pt solid #000000"/>
    </style:style>
    <style:style style:name="Table39.C3" style:family="table-cell">
      <style:table-cell-properties fo:padding="0.0382in" fo:border-left="0.05pt solid #000000" fo:border-right="0.05pt solid #000000" fo:border-top="none" fo:border-bottom="0.05pt solid #000000"/>
    </style:style>
    <style:style style:name="Table39.A4" style:family="table-cell">
      <style:table-cell-properties style:vertical-align="middle" fo:padding="0.0382in" fo:border-left="0.05pt solid #000000" fo:border-right="none" fo:border-top="none" fo:border-bottom="0.05pt solid #000000"/>
    </style:style>
    <style:style style:name="Table39.B4" style:family="table-cell">
      <style:table-cell-properties style:vertical-align="middle" fo:padding="0.0382in" fo:border-left="0.05pt solid #000000" fo:border-right="none" fo:border-top="none" fo:border-bottom="0.05pt solid #000000"/>
    </style:style>
    <style:style style:name="Table39.C4" style:family="table-cell">
      <style:table-cell-properties fo:padding="0.0382in" fo:border-left="0.05pt solid #000000" fo:border-right="0.05pt solid #000000" fo:border-top="none" fo:border-bottom="0.05pt solid #000000"/>
    </style:style>
    <style:style style:name="Table39.A5" style:family="table-cell">
      <style:table-cell-properties style:vertical-align="middle" fo:padding="0.0382in" fo:border-left="0.05pt solid #000000" fo:border-right="none" fo:border-top="none" fo:border-bottom="0.05pt solid #000000"/>
    </style:style>
    <style:style style:name="Table39.B5" style:family="table-cell">
      <style:table-cell-properties style:vertical-align="middle" fo:padding="0.0382in" fo:border-left="0.05pt solid #000000" fo:border-right="none" fo:border-top="none" fo:border-bottom="0.05pt solid #000000"/>
    </style:style>
    <style:style style:name="Table39.C5" style:family="table-cell">
      <style:table-cell-properties fo:padding="0.0382in" fo:border-left="0.05pt solid #000000" fo:border-right="0.05pt solid #000000" fo:border-top="none" fo:border-bottom="0.05pt solid #000000"/>
    </style:style>
    <style:style style:name="Table39.A6" style:family="table-cell">
      <style:table-cell-properties style:vertical-align="middle" fo:padding="0.0382in" fo:border-left="0.05pt solid #000000" fo:border-right="none" fo:border-top="none" fo:border-bottom="0.05pt solid #000000"/>
    </style:style>
    <style:style style:name="Table39.B6" style:family="table-cell">
      <style:table-cell-properties style:vertical-align="middle" fo:padding="0.0382in" fo:border-left="0.05pt solid #000000" fo:border-right="none" fo:border-top="none" fo:border-bottom="0.05pt solid #000000"/>
    </style:style>
    <style:style style:name="Table39.C6" style:family="table-cell">
      <style:table-cell-properties fo:padding="0.0382in" fo:border-left="0.05pt solid #000000" fo:border-right="0.05pt solid #000000" fo:border-top="none" fo:border-bottom="0.05pt solid #000000"/>
    </style:style>
    <style:style style:name="Table39.A7" style:family="table-cell">
      <style:table-cell-properties style:vertical-align="middle" fo:padding="0.0382in" fo:border-left="0.05pt solid #000000" fo:border-right="none" fo:border-top="none" fo:border-bottom="0.05pt solid #000000"/>
    </style:style>
    <style:style style:name="Table39.B7" style:family="table-cell">
      <style:table-cell-properties style:vertical-align="middle" fo:padding="0.0382in" fo:border-left="0.05pt solid #000000" fo:border-right="none" fo:border-top="none" fo:border-bottom="0.05pt solid #000000"/>
    </style:style>
    <style:style style:name="Table39.C7" style:family="table-cell">
      <style:table-cell-properties fo:padding="0.0382in" fo:border-left="0.05pt solid #000000" fo:border-right="0.05pt solid #000000" fo:border-top="none" fo:border-bottom="0.05pt solid #000000"/>
    </style:style>
    <style:style style:name="Table39.A8" style:family="table-cell">
      <style:table-cell-properties style:vertical-align="middle" fo:padding="0.0382in" fo:border-left="0.05pt solid #000000" fo:border-right="none" fo:border-top="none" fo:border-bottom="0.05pt solid #000000"/>
    </style:style>
    <style:style style:name="Table39.B8" style:family="table-cell">
      <style:table-cell-properties style:vertical-align="middle" fo:padding="0.0382in" fo:border-left="0.05pt solid #000000" fo:border-right="none" fo:border-top="none" fo:border-bottom="0.05pt solid #000000"/>
    </style:style>
    <style:style style:name="Table39.C8" style:family="table-cell">
      <style:table-cell-properties fo:padding="0.0382in" fo:border-left="0.05pt solid #000000" fo:border-right="0.05pt solid #000000" fo:border-top="none" fo:border-bottom="0.05pt solid #000000"/>
    </style:style>
    <style:style style:name="Table43" style:family="table">
      <style:table-properties style:width="7.7306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549in" style:rel-column-width="3010*"/>
    </style:style>
    <style:style style:name="Table43.C" style:family="table-column">
      <style:table-column-properties style:column-width="7.0201in" style:rel-column-width="59515*"/>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3.C1" style:family="table-cell">
      <style:table-cell-properties style:vertical-align="" fo:background-color="#dddddd" fo:padding="0.0382in" fo:border="0.05pt solid #000000" style:writing-mode="page">
        <style:background-image/>
      </style:table-cell-properties>
    </style:style>
    <style:style style:name="Table43.A2" style:family="table-cell">
      <style:table-cell-properties style:vertical-align="middle" fo:padding="0.0382in" fo:border-left="0.05pt solid #000000" fo:border-right="none" fo:border-top="none" fo:border-bottom="0.05pt solid #000000"/>
    </style:style>
    <style:style style:name="Table43.B2" style:family="table-cell">
      <style:table-cell-properties style:vertical-align="middle"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43.A3" style:family="table-cell">
      <style:table-cell-properties style:vertical-align="middle" fo:padding="0.0382in" fo:border-left="0.05pt solid #000000" fo:border-right="none" fo:border-top="none" fo:border-bottom="0.05pt solid #000000"/>
    </style:style>
    <style:style style:name="Table43.B3" style:family="table-cell">
      <style:table-cell-properties style:vertical-align="middle" fo:padding="0.0382in" fo:border-left="0.05pt solid #000000" fo:border-right="none" fo:border-top="none" fo:border-bottom="0.05pt solid #000000"/>
    </style:style>
    <style:style style:name="Table43.C3" style:family="table-cell">
      <style:table-cell-properties fo:padding="0.0382in" fo:border-left="0.05pt solid #000000" fo:border-right="0.05pt solid #000000" fo:border-top="none" fo:border-bottom="0.05pt solid #000000"/>
    </style:style>
    <style:style style:name="Table43.A4" style:family="table-cell">
      <style:table-cell-properties style:vertical-align="middle" fo:padding="0.0382in" fo:border-left="0.05pt solid #000000" fo:border-right="none" fo:border-top="none" fo:border-bottom="0.05pt solid #000000"/>
    </style:style>
    <style:style style:name="Table43.B4" style:family="table-cell">
      <style:table-cell-properties style:vertical-align="middle" fo:padding="0.0382in" fo:border-left="0.05pt solid #000000" fo:border-right="none" fo:border-top="none" fo:border-bottom="0.05pt solid #000000"/>
    </style:style>
    <style:style style:name="Table43.C4" style:family="table-cell">
      <style:table-cell-properties fo:padding="0.0382in" fo:border-left="0.05pt solid #000000" fo:border-right="0.05pt solid #000000" fo:border-top="none" fo:border-bottom="0.05pt solid #000000"/>
    </style:style>
    <style:style style:name="Table43.A5" style:family="table-cell">
      <style:table-cell-properties style:vertical-align="middle" fo:padding="0.0382in" fo:border-left="0.05pt solid #000000" fo:border-right="none" fo:border-top="none" fo:border-bottom="0.05pt solid #000000"/>
    </style:style>
    <style:style style:name="Table43.B5" style:family="table-cell">
      <style:table-cell-properties style:vertical-align="middle" fo:padding="0.0382in" fo:border-left="0.05pt solid #000000" fo:border-right="none" fo:border-top="none" fo:border-bottom="0.05pt solid #000000"/>
    </style:style>
    <style:style style:name="Table43.C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2538bdc" officeooo:paragraph-rsid="0559617c"/>
    </style:style>
    <style:style style:name="P2" style:family="paragraph" style:parent-style-name="Standard">
      <style:text-properties officeooo:rsid="02538bdc" officeooo:paragraph-rsid="09c9f587"/>
    </style:style>
    <style:style style:name="P3" style:family="paragraph" style:parent-style-name="Standard">
      <style:text-properties officeooo:rsid="02538bdc" officeooo:paragraph-rsid="0c04ec4a"/>
    </style:style>
    <style:style style:name="P4" style:family="paragraph" style:parent-style-name="Standard">
      <style:text-properties officeooo:rsid="02538bdc" officeooo:paragraph-rsid="0ce4b410"/>
    </style:style>
    <style:style style:name="P5" style:family="paragraph" style:parent-style-name="Standard">
      <style:text-properties officeooo:rsid="02538bdc" officeooo:paragraph-rsid="063aa002"/>
    </style:style>
    <style:style style:name="P6" style:family="paragraph" style:parent-style-name="Standard">
      <style:text-properties officeooo:rsid="02538bdc" officeooo:paragraph-rsid="0ce152af"/>
    </style:style>
    <style:style style:name="P7" style:family="paragraph" style:parent-style-name="Standard">
      <style:text-properties officeooo:rsid="04a3929a" officeooo:paragraph-rsid="09c9f587"/>
    </style:style>
    <style:style style:name="P8" style:family="paragraph" style:parent-style-name="Standard">
      <style:text-properties officeooo:rsid="017b7879" officeooo:paragraph-rsid="05178e6b"/>
    </style:style>
    <style:style style:name="P9" style:family="paragraph" style:parent-style-name="Standard">
      <style:text-properties officeooo:rsid="017b7879" officeooo:paragraph-rsid="054a4b19"/>
    </style:style>
    <style:style style:name="P10" style:family="paragraph" style:parent-style-name="Standard">
      <style:text-properties officeooo:rsid="017b7879" officeooo:paragraph-rsid="059452d6"/>
    </style:style>
    <style:style style:name="P11" style:family="paragraph" style:parent-style-name="Standard">
      <style:text-properties officeooo:rsid="017b7879" officeooo:paragraph-rsid="0595b48d"/>
    </style:style>
    <style:style style:name="P12" style:family="paragraph" style:parent-style-name="Standard">
      <style:text-properties officeooo:rsid="017b7879" officeooo:paragraph-rsid="05da5953"/>
    </style:style>
    <style:style style:name="P13" style:family="paragraph" style:parent-style-name="Standard">
      <style:text-properties officeooo:rsid="017b7879" officeooo:paragraph-rsid="05dc3d00"/>
    </style:style>
    <style:style style:name="P14" style:family="paragraph" style:parent-style-name="Standard">
      <style:text-properties officeooo:rsid="017b7879" officeooo:paragraph-rsid="05df1c17"/>
    </style:style>
    <style:style style:name="P15" style:family="paragraph" style:parent-style-name="Standard">
      <style:text-properties officeooo:rsid="017b7879" officeooo:paragraph-rsid="063aa002"/>
    </style:style>
    <style:style style:name="P16" style:family="paragraph" style:parent-style-name="Standard">
      <style:text-properties officeooo:rsid="017b7879" officeooo:paragraph-rsid="06551ff7"/>
    </style:style>
    <style:style style:name="P17" style:family="paragraph" style:parent-style-name="Standard">
      <style:text-properties officeooo:rsid="017b7879" officeooo:paragraph-rsid="0740a923"/>
    </style:style>
    <style:style style:name="P18" style:family="paragraph" style:parent-style-name="Standard">
      <style:text-properties officeooo:rsid="017b7879" officeooo:paragraph-rsid="09c9f587"/>
    </style:style>
    <style:style style:name="P19" style:family="paragraph" style:parent-style-name="Standard">
      <style:text-properties officeooo:rsid="017b7879" officeooo:paragraph-rsid="05d41aef"/>
    </style:style>
    <style:style style:name="P20" style:family="paragraph" style:parent-style-name="Standard">
      <style:text-properties officeooo:rsid="017b7879" officeooo:paragraph-rsid="05e1a603"/>
    </style:style>
    <style:style style:name="P21" style:family="paragraph" style:parent-style-name="Standard">
      <style:text-properties officeooo:rsid="017b7879" officeooo:paragraph-rsid="0bc70ec3"/>
    </style:style>
    <style:style style:name="P22" style:family="paragraph" style:parent-style-name="Standard">
      <style:text-properties officeooo:rsid="017b7879" officeooo:paragraph-rsid="0c04ec4a"/>
    </style:style>
    <style:style style:name="P23" style:family="paragraph" style:parent-style-name="Standard">
      <style:text-properties officeooo:rsid="017b7879" officeooo:paragraph-rsid="0d1d6def"/>
    </style:style>
    <style:style style:name="P24" style:family="paragraph" style:parent-style-name="Standard">
      <style:text-properties officeooo:rsid="017b7879" officeooo:paragraph-rsid="0d1fbc0f"/>
    </style:style>
    <style:style style:name="P25" style:family="paragraph" style:parent-style-name="Standard">
      <style:text-properties officeooo:rsid="017b7879" officeooo:paragraph-rsid="0d2e97c4"/>
    </style:style>
    <style:style style:name="P26" style:family="paragraph" style:parent-style-name="Standard">
      <style:text-properties officeooo:rsid="017b7879" officeooo:paragraph-rsid="0d40311d"/>
    </style:style>
    <style:style style:name="P27" style:family="paragraph" style:parent-style-name="Standard">
      <style:text-properties officeooo:rsid="017b7879" officeooo:paragraph-rsid="0d8906c9"/>
    </style:style>
    <style:style style:name="P28" style:family="paragraph" style:parent-style-name="Standard">
      <style:text-properties officeooo:rsid="017b7879" officeooo:paragraph-rsid="0ce4b410"/>
    </style:style>
    <style:style style:name="P29" style:family="paragraph" style:parent-style-name="Standard">
      <style:text-properties officeooo:paragraph-rsid="05178e6b"/>
    </style:style>
    <style:style style:name="P30" style:family="paragraph" style:parent-style-name="Standard">
      <style:text-properties fo:font-weight="normal" officeooo:rsid="01fea78c" officeooo:paragraph-rsid="09c9f587" style:font-weight-asian="normal" style:font-weight-complex="normal"/>
    </style:style>
    <style:style style:name="P31" style:family="paragraph" style:parent-style-name="Standard">
      <style:text-properties fo:font-weight="normal" officeooo:rsid="01fea78c" officeooo:paragraph-rsid="0bc70ec3" style:font-weight-asian="normal" style:font-weight-complex="normal"/>
    </style:style>
    <style:style style:name="P32" style:family="paragraph" style:parent-style-name="Standard">
      <style:text-properties fo:font-weight="normal" officeooo:rsid="06a4ca32" officeooo:paragraph-rsid="09c9f587" style:font-weight-asian="normal" style:font-weight-complex="normal"/>
    </style:style>
    <style:style style:name="P33" style:family="paragraph" style:parent-style-name="Standard">
      <style:text-properties fo:font-weight="normal" officeooo:rsid="06a4ca32" officeooo:paragraph-rsid="0bc70ec3" style:font-weight-asian="normal" style:font-weight-complex="normal"/>
    </style:style>
    <style:style style:name="P34" style:family="paragraph" style:parent-style-name="Standard">
      <style:text-properties fo:font-weight="normal" officeooo:rsid="0a956260" officeooo:paragraph-rsid="0bc70ec3" style:font-weight-asian="normal" style:font-weight-complex="normal"/>
    </style:style>
    <style:style style:name="P35" style:family="paragraph" style:parent-style-name="Standard">
      <style:text-properties fo:font-weight="normal" officeooo:rsid="08b42471" officeooo:paragraph-rsid="0aad0028" style:font-weight-asian="normal" style:font-weight-complex="normal"/>
    </style:style>
    <style:style style:name="P36" style:family="paragraph" style:parent-style-name="Standard">
      <style:text-properties officeooo:paragraph-rsid="0559617c"/>
    </style:style>
    <style:style style:name="P37" style:family="paragraph" style:parent-style-name="Standard">
      <style:text-properties officeooo:rsid="00b2f771" officeooo:paragraph-rsid="05da5953"/>
    </style:style>
    <style:style style:name="P38" style:family="paragraph" style:parent-style-name="Standard">
      <style:text-properties officeooo:rsid="00b2f771" officeooo:paragraph-rsid="05dc3d00"/>
    </style:style>
    <style:style style:name="P39" style:family="paragraph" style:parent-style-name="Standard">
      <style:text-properties officeooo:rsid="00b2f771" officeooo:paragraph-rsid="05de15a1"/>
    </style:style>
    <style:style style:name="P40" style:family="paragraph" style:parent-style-name="Standard">
      <style:text-properties officeooo:paragraph-rsid="063aa002"/>
    </style:style>
    <style:style style:name="P41" style:family="paragraph" style:parent-style-name="Standard">
      <style:text-properties officeooo:paragraph-rsid="06551ff7"/>
    </style:style>
    <style:style style:name="P42" style:family="paragraph" style:parent-style-name="Table_20_Contents">
      <style:text-properties officeooo:paragraph-rsid="06551ff7"/>
    </style:style>
    <style:style style:name="P43" style:family="paragraph" style:parent-style-name="Standard">
      <style:text-properties officeooo:paragraph-rsid="0685bc35"/>
    </style:style>
    <style:style style:name="P44" style:family="paragraph" style:parent-style-name="Standard">
      <style:text-properties officeooo:rsid="0689c92d" officeooo:paragraph-rsid="0750c9fe"/>
    </style:style>
    <style:style style:name="P45" style:family="paragraph" style:parent-style-name="Standard">
      <style:text-properties officeooo:rsid="06a4ca32" officeooo:paragraph-rsid="06aac857"/>
    </style:style>
    <style:style style:name="P46" style:family="paragraph" style:parent-style-name="Standard">
      <style:text-properties officeooo:paragraph-rsid="06e232d4"/>
    </style:style>
    <style:style style:name="P47" style:family="paragraph" style:parent-style-name="Table_20_Contents">
      <style:text-properties officeooo:paragraph-rsid="06e232d4"/>
    </style:style>
    <style:style style:name="P48" style:family="paragraph" style:parent-style-name="Standard">
      <style:text-properties officeooo:rsid="074904c4" officeooo:paragraph-rsid="0750c9fe"/>
    </style:style>
    <style:style style:name="P49" style:family="paragraph" style:parent-style-name="Standard">
      <style:text-properties officeooo:paragraph-rsid="0750c9fe"/>
    </style:style>
    <style:style style:name="P50" style:family="paragraph" style:parent-style-name="Standard">
      <style:text-properties officeooo:paragraph-rsid="0790c3e8"/>
    </style:style>
    <style:style style:name="P51" style:family="paragraph" style:parent-style-name="Standard">
      <style:text-properties officeooo:paragraph-rsid="07bc242d"/>
    </style:style>
    <style:style style:name="P52" style:family="paragraph" style:parent-style-name="Standard">
      <style:text-properties officeooo:rsid="07830785" officeooo:paragraph-rsid="0790c3e8"/>
    </style:style>
    <style:style style:name="P53" style:family="paragraph" style:parent-style-name="Standard">
      <style:text-properties officeooo:rsid="0501e9fb" officeooo:paragraph-rsid="059452d6"/>
    </style:style>
    <style:style style:name="P54" style:family="paragraph" style:parent-style-name="Standard">
      <style:text-properties officeooo:rsid="0501e9fb" officeooo:paragraph-rsid="05178e6b"/>
    </style:style>
    <style:style style:name="P55" style:family="paragraph" style:parent-style-name="Standard">
      <style:text-properties officeooo:rsid="05657fd0" officeooo:paragraph-rsid="06551ff7"/>
    </style:style>
    <style:style style:name="P56" style:family="paragraph" style:parent-style-name="Standard">
      <style:text-properties officeooo:rsid="046a2f2a" officeooo:paragraph-rsid="06551ff7"/>
    </style:style>
    <style:style style:name="P57" style:family="paragraph" style:parent-style-name="Standard">
      <style:text-properties officeooo:rsid="0343c843" officeooo:paragraph-rsid="0ca86bee"/>
    </style:style>
    <style:style style:name="P58" style:family="paragraph" style:parent-style-name="Standard">
      <style:text-properties officeooo:rsid="07bdb4b1" officeooo:paragraph-rsid="07bdb4b1"/>
    </style:style>
    <style:style style:name="P59" style:family="paragraph" style:parent-style-name="Standard">
      <style:text-properties officeooo:paragraph-rsid="09c9f587"/>
    </style:style>
    <style:style style:name="P60" style:family="paragraph" style:parent-style-name="Standard">
      <style:text-properties officeooo:paragraph-rsid="0a21717c"/>
    </style:style>
    <style:style style:name="P61" style:family="paragraph" style:parent-style-name="Standard">
      <style:text-properties officeooo:paragraph-rsid="0aad0028"/>
    </style:style>
    <style:style style:name="P62" style:family="paragraph" style:parent-style-name="Standard">
      <style:text-properties officeooo:rsid="042930df" officeooo:paragraph-rsid="0c04ec4a"/>
    </style:style>
    <style:style style:name="P63" style:family="paragraph" style:parent-style-name="Standard">
      <style:text-properties officeooo:paragraph-rsid="0bc3d2b0"/>
    </style:style>
    <style:style style:name="P64" style:family="paragraph" style:parent-style-name="Standard">
      <style:text-properties officeooo:paragraph-rsid="0bc70ec3"/>
    </style:style>
    <style:style style:name="P65" style:family="paragraph" style:parent-style-name="Standard">
      <style:text-properties officeooo:paragraph-rsid="0c04ec4a"/>
    </style:style>
    <style:style style:name="P66" style:family="paragraph" style:parent-style-name="Standard">
      <style:text-properties officeooo:rsid="06c14155" officeooo:paragraph-rsid="0c08b12e"/>
    </style:style>
    <style:style style:name="P67" style:family="paragraph" style:parent-style-name="Standard">
      <style:text-properties officeooo:paragraph-rsid="0c2f998f"/>
    </style:style>
    <style:style style:name="P68" style:family="paragraph" style:parent-style-name="Table_20_Contents">
      <style:text-properties officeooo:paragraph-rsid="0c2f998f"/>
    </style:style>
    <style:style style:name="P69" style:family="paragraph" style:parent-style-name="Standard">
      <style:text-properties officeooo:rsid="0595b48d" officeooo:paragraph-rsid="059afe3e"/>
    </style:style>
    <style:style style:name="P70" style:family="paragraph" style:parent-style-name="Standard">
      <style:text-properties officeooo:rsid="04a623e7" officeooo:paragraph-rsid="09c9f587"/>
    </style:style>
    <style:style style:name="P71" style:family="paragraph" style:parent-style-name="Standard">
      <style:text-properties officeooo:rsid="005f0d58" officeooo:paragraph-rsid="0c8a4537"/>
    </style:style>
    <style:style style:name="P72" style:family="paragraph" style:parent-style-name="Standard">
      <style:text-properties officeooo:rsid="005f0d58" officeooo:paragraph-rsid="0c924bdf"/>
    </style:style>
    <style:style style:name="P73" style:family="paragraph" style:parent-style-name="Standard">
      <style:text-properties officeooo:rsid="005f0d58" officeooo:paragraph-rsid="0c9e4a48"/>
    </style:style>
    <style:style style:name="P74" style:family="paragraph" style:parent-style-name="Standard">
      <style:text-properties officeooo:rsid="005f0d58" officeooo:paragraph-rsid="06e232d4"/>
    </style:style>
    <style:style style:name="P75" style:family="paragraph" style:parent-style-name="Standard">
      <style:text-properties officeooo:rsid="005f0d58" officeooo:paragraph-rsid="054f7469"/>
    </style:style>
    <style:style style:name="P76" style:family="paragraph" style:parent-style-name="Standard">
      <style:text-properties officeooo:rsid="005f0d58" officeooo:paragraph-rsid="0d40311d"/>
    </style:style>
    <style:style style:name="P77" style:family="paragraph" style:parent-style-name="Standard">
      <style:text-properties officeooo:rsid="005f0d58" officeooo:paragraph-rsid="0d43baf3"/>
    </style:style>
    <style:style style:name="P78" style:family="paragraph" style:parent-style-name="Standard">
      <style:text-properties officeooo:rsid="005f0d58" officeooo:paragraph-rsid="0db3a663"/>
    </style:style>
    <style:style style:name="P79" style:family="paragraph" style:parent-style-name="Standard">
      <style:text-properties officeooo:paragraph-rsid="0c5b5fc4"/>
    </style:style>
    <style:style style:name="P80" style:family="paragraph" style:parent-style-name="Standard">
      <style:text-properties officeooo:rsid="076e9a91" officeooo:paragraph-rsid="0d5533c7"/>
    </style:style>
    <style:style style:name="P81" style:family="paragraph" style:parent-style-name="Standard">
      <style:text-properties fo:background-color="transparent"/>
    </style:style>
    <style:style style:name="P82" style:family="paragraph" style:parent-style-name="Standard">
      <style:text-properties officeooo:rsid="0d40311d" officeooo:paragraph-rsid="0d43baf3" fo:background-color="transparent"/>
    </style:style>
    <style:style style:name="P83" style:family="paragraph" style:parent-style-name="Standard">
      <style:text-properties officeooo:rsid="0d1ed1d3" officeooo:paragraph-rsid="0d43ee4f" fo:background-color="transparent"/>
    </style:style>
    <style:style style:name="P84" style:family="paragraph" style:parent-style-name="Standard">
      <style:text-properties officeooo:rsid="0d43ee4f" officeooo:paragraph-rsid="0d43ee4f" fo:background-color="transparent"/>
    </style:style>
    <style:style style:name="P85" style:family="paragraph" style:parent-style-name="Standard">
      <style:text-properties officeooo:rsid="0c93ea06" officeooo:paragraph-rsid="0c93ea06"/>
    </style:style>
    <style:style style:name="P86" style:family="paragraph" style:parent-style-name="Standard">
      <style:text-properties officeooo:rsid="07f76a35" officeooo:paragraph-rsid="0ca86bee"/>
    </style:style>
    <style:style style:name="P87" style:family="paragraph" style:parent-style-name="Standard">
      <style:text-properties officeooo:rsid="07f76a35" officeooo:paragraph-rsid="0ce00b53"/>
    </style:style>
    <style:style style:name="P88" style:family="paragraph" style:parent-style-name="Standard">
      <style:text-properties officeooo:rsid="07f76a35" officeooo:paragraph-rsid="0ce4b410"/>
    </style:style>
    <style:style style:name="P89" style:family="paragraph" style:parent-style-name="Standard">
      <style:text-properties officeooo:rsid="04bdee3e" officeooo:paragraph-rsid="0d1d6def"/>
    </style:style>
    <style:style style:name="P90" style:family="paragraph" style:parent-style-name="Standard">
      <style:text-properties officeooo:rsid="04bdee3e" officeooo:paragraph-rsid="0d1fbc0f"/>
    </style:style>
    <style:style style:name="P91" style:family="paragraph" style:parent-style-name="Standard">
      <style:text-properties officeooo:rsid="04bdee3e" officeooo:paragraph-rsid="0d22f79b"/>
    </style:style>
    <style:style style:name="P92" style:family="paragraph" style:parent-style-name="Standard">
      <style:text-properties officeooo:paragraph-rsid="0ca86bee"/>
    </style:style>
    <style:style style:name="P93" style:family="paragraph" style:parent-style-name="Table_20_Contents">
      <style:text-properties officeooo:paragraph-rsid="0ca86bee"/>
    </style:style>
    <style:style style:name="P94" style:family="paragraph" style:parent-style-name="Standard">
      <style:text-properties officeooo:paragraph-rsid="0ce00b53"/>
    </style:style>
    <style:style style:name="P95" style:family="paragraph" style:parent-style-name="Table_20_Contents">
      <style:text-properties officeooo:paragraph-rsid="0ce00b53"/>
    </style:style>
    <style:style style:name="P96" style:family="paragraph" style:parent-style-name="Standard">
      <style:text-properties officeooo:paragraph-rsid="0ce4b410"/>
    </style:style>
    <style:style style:name="P97" style:family="paragraph" style:parent-style-name="Table_20_Contents">
      <style:text-properties officeooo:paragraph-rsid="0ce4b410"/>
    </style:style>
    <style:style style:name="P98" style:family="paragraph" style:parent-style-name="Standard">
      <style:text-properties officeooo:paragraph-rsid="0d191ca3"/>
    </style:style>
    <style:style style:name="P99" style:family="paragraph" style:parent-style-name="Standard">
      <style:text-properties officeooo:paragraph-rsid="0d1ed1d3"/>
    </style:style>
    <style:style style:name="P100" style:family="paragraph" style:parent-style-name="Standard">
      <style:text-properties officeooo:paragraph-rsid="0d40311d"/>
    </style:style>
    <style:style style:name="P101" style:family="paragraph" style:parent-style-name="Standard">
      <style:text-properties officeooo:rsid="005f0d58" officeooo:paragraph-rsid="0d40311d" fo:background-color="#e0c2cd"/>
    </style:style>
    <style:style style:name="P102" style:family="paragraph" style:parent-style-name="Standard">
      <style:text-properties officeooo:paragraph-rsid="0d43ee4f"/>
    </style:style>
    <style:style style:name="P103" style:family="paragraph" style:parent-style-name="Standard">
      <style:text-properties officeooo:rsid="0d51800e" officeooo:paragraph-rsid="0d51800e"/>
    </style:style>
    <style:style style:name="P104" style:family="paragraph" style:parent-style-name="Standard">
      <style:text-properties officeooo:paragraph-rsid="0d5ff240"/>
    </style:style>
    <style:style style:name="P105" style:family="paragraph" style:parent-style-name="Table_20_Contents">
      <style:text-properties officeooo:paragraph-rsid="0d5ff240"/>
    </style:style>
    <style:style style:name="P106" style:family="paragraph" style:parent-style-name="Standard">
      <style:text-properties officeooo:rsid="06ae0b0d" officeooo:paragraph-rsid="0d6bc296"/>
    </style:style>
    <style:style style:name="P107" style:family="paragraph" style:parent-style-name="Standard">
      <style:text-properties officeooo:rsid="07415055" officeooo:paragraph-rsid="0750c9fe"/>
    </style:style>
    <style:style style:name="P108" style:family="paragraph" style:parent-style-name="Standard">
      <style:text-properties officeooo:rsid="0c5b5fc4" officeooo:paragraph-rsid="0c5b5fc4"/>
    </style:style>
    <style:style style:name="P109" style:family="paragraph" style:parent-style-name="Standard">
      <style:text-properties officeooo:rsid="073d4a37" officeooo:paragraph-rsid="0740a923"/>
    </style:style>
    <style:style style:name="P110" style:family="paragraph" style:parent-style-name="Standard">
      <style:text-properties officeooo:rsid="0a868db2" officeooo:paragraph-rsid="05e642cf"/>
    </style:style>
    <style:style style:name="P111" style:family="paragraph" style:parent-style-name="Standard">
      <style:text-properties officeooo:rsid="062f3f08" officeooo:paragraph-rsid="063aa002"/>
    </style:style>
    <style:style style:name="P112" style:family="paragraph" style:parent-style-name="Standard">
      <style:text-properties officeooo:rsid="0627e5b9" officeooo:paragraph-rsid="063aa002"/>
    </style:style>
    <style:style style:name="P113" style:family="paragraph" style:parent-style-name="Standard">
      <style:text-properties officeooo:paragraph-rsid="0db3a663"/>
    </style:style>
    <style:style style:name="P114" style:family="paragraph" style:parent-style-name="Table_20_Contents">
      <style:text-properties fo:font-size="10pt" officeooo:rsid="01ef48ba" officeooo:paragraph-rsid="0d1d6def" style:font-size-asian="10pt" style:font-size-complex="10pt"/>
    </style:style>
    <style:style style:name="P115" style:family="paragraph" style:parent-style-name="Table_20_Contents">
      <style:text-properties fo:font-size="10pt" officeooo:rsid="0470c073" officeooo:paragraph-rsid="06551ff7" style:font-size-asian="10pt" style:font-size-complex="10pt"/>
    </style:style>
    <style:style style:name="P116" style:family="paragraph" style:parent-style-name="Table_20_Contents">
      <style:text-properties fo:font-size="10pt" officeooo:rsid="047c8bd5" officeooo:paragraph-rsid="06551ff7" style:font-size-asian="10pt" style:font-size-complex="10pt"/>
    </style:style>
    <style:style style:name="P117" style:family="paragraph" style:parent-style-name="Table_20_Contents">
      <style:text-properties fo:font-size="10pt" officeooo:rsid="04705ecc" officeooo:paragraph-rsid="06551ff7" style:font-size-asian="10pt" style:font-size-complex="10pt"/>
    </style:style>
    <style:style style:name="P118" style:family="paragraph" style:parent-style-name="Table_20_Contents">
      <style:text-properties fo:font-size="10pt" officeooo:rsid="04711ce3" officeooo:paragraph-rsid="06551ff7" style:font-size-asian="10pt" style:font-size-complex="10pt"/>
    </style:style>
    <style:style style:name="P119" style:family="paragraph" style:parent-style-name="Table_20_Contents">
      <style:text-properties fo:font-size="10pt" officeooo:rsid="0599f943" officeooo:paragraph-rsid="0599f943" style:font-size-asian="10pt" style:font-size-complex="10pt"/>
    </style:style>
    <style:style style:name="P120" style:family="paragraph" style:parent-style-name="Table_20_Contents">
      <style:paragraph-properties fo:text-align="center" style:justify-single-word="false"/>
      <style:text-properties fo:font-size="10pt" officeooo:rsid="0599f943" officeooo:paragraph-rsid="0599f943" style:font-size-asian="10pt" style:font-size-complex="10pt"/>
    </style:style>
    <style:style style:name="P121" style:family="paragraph" style:parent-style-name="Table_20_Contents">
      <style:paragraph-properties fo:text-align="center" style:justify-single-word="false"/>
      <style:text-properties fo:font-size="10pt" officeooo:rsid="059a3ec3" officeooo:paragraph-rsid="05da5953" style:font-size-asian="10pt" style:font-size-complex="10pt"/>
    </style:style>
    <style:style style:name="P122" style:family="paragraph" style:parent-style-name="Table_20_Contents">
      <style:text-properties fo:font-size="10pt" officeooo:rsid="059a3ec3" officeooo:paragraph-rsid="05da5953" style:font-size-asian="10pt" style:font-size-complex="10pt"/>
    </style:style>
    <style:style style:name="P123" style:family="paragraph" style:parent-style-name="Table_20_Contents">
      <style:text-properties fo:font-size="10pt" officeooo:rsid="05a3c8cf" officeooo:paragraph-rsid="05da5953" style:font-size-asian="10pt" style:font-size-complex="10pt"/>
    </style:style>
    <style:style style:name="P124" style:family="paragraph" style:parent-style-name="Table_20_Contents">
      <style:paragraph-properties fo:text-align="center" style:justify-single-word="false"/>
      <style:text-properties fo:font-size="10pt" officeooo:rsid="05a64d51" officeooo:paragraph-rsid="05da5953" style:font-size-asian="10pt" style:font-size-complex="10pt"/>
    </style:style>
    <style:style style:name="P125" style:family="paragraph" style:parent-style-name="Table_20_Contents">
      <style:text-properties fo:font-size="10pt" officeooo:rsid="05a64d51" officeooo:paragraph-rsid="05da5953" style:font-size-asian="10pt" style:font-size-complex="10pt"/>
    </style:style>
    <style:style style:name="P126" style:family="paragraph" style:parent-style-name="Table_20_Contents">
      <style:text-properties fo:font-size="10pt" officeooo:rsid="05ab89d4" officeooo:paragraph-rsid="05ab89d4" style:font-size-asian="10pt" style:font-size-complex="10pt"/>
    </style:style>
    <style:style style:name="P127" style:family="paragraph" style:parent-style-name="Table_20_Contents">
      <style:text-properties fo:font-size="10pt" officeooo:rsid="05ab89d4" officeooo:paragraph-rsid="06e232d4" style:font-size-asian="10pt" style:font-size-complex="10pt"/>
    </style:style>
    <style:style style:name="P128" style:family="paragraph" style:parent-style-name="Table_20_Contents">
      <style:text-properties fo:font-size="10pt" officeooo:rsid="05adc7f9" officeooo:paragraph-rsid="05adc7f9" style:font-size-asian="10pt" style:font-size-complex="10pt"/>
    </style:style>
    <style:style style:name="P129" style:family="paragraph" style:parent-style-name="Table_20_Contents">
      <style:paragraph-properties fo:text-align="center" style:justify-single-word="false"/>
      <style:text-properties fo:font-size="10pt" officeooo:rsid="05aee2e4" officeooo:paragraph-rsid="05aee2e4" style:font-size-asian="10pt" style:font-size-complex="10pt"/>
    </style:style>
    <style:style style:name="P130" style:family="paragraph" style:parent-style-name="Table_20_Contents">
      <style:paragraph-properties fo:text-align="center" style:justify-single-word="false"/>
      <style:text-properties fo:font-size="10pt" officeooo:rsid="05b2a2b1" officeooo:paragraph-rsid="05b2a2b1" style:font-size-asian="10pt" style:font-size-complex="10pt"/>
    </style:style>
    <style:style style:name="P131" style:family="paragraph" style:parent-style-name="Table_20_Contents">
      <style:paragraph-properties fo:text-align="center" style:justify-single-word="false"/>
      <style:text-properties fo:font-size="10pt" officeooo:rsid="05b41a0d" officeooo:paragraph-rsid="05da5953" style:font-size-asian="10pt" style:font-size-complex="10pt"/>
    </style:style>
    <style:style style:name="P132" style:family="paragraph" style:parent-style-name="Table_20_Contents">
      <style:text-properties fo:font-size="10pt" officeooo:rsid="05b41a0d" officeooo:paragraph-rsid="05da5953" style:font-size-asian="10pt" style:font-size-complex="10pt"/>
    </style:style>
    <style:style style:name="P133" style:family="paragraph" style:parent-style-name="Table_20_Contents">
      <style:text-properties fo:font-size="10pt" officeooo:rsid="05b90615" officeooo:paragraph-rsid="05df1c17" style:font-size-asian="10pt" style:font-size-complex="10pt"/>
    </style:style>
    <style:style style:name="P134" style:family="paragraph" style:parent-style-name="Table_20_Contents">
      <style:text-properties fo:font-size="10pt" officeooo:rsid="05b92f5a" officeooo:paragraph-rsid="05dc3d00" style:font-size-asian="10pt" style:font-size-complex="10pt"/>
    </style:style>
    <style:style style:name="P135" style:family="paragraph" style:parent-style-name="Table_20_Contents">
      <style:text-properties fo:font-size="10pt" officeooo:rsid="05b92f5a" officeooo:paragraph-rsid="05df1c17" style:font-size-asian="10pt" style:font-size-complex="10pt"/>
    </style:style>
    <style:style style:name="P136" style:family="paragraph" style:parent-style-name="Table_20_Contents">
      <style:text-properties fo:font-size="10pt" officeooo:rsid="05b92f5a" officeooo:paragraph-rsid="0dab332f" style:font-size-asian="10pt" style:font-size-complex="10pt"/>
    </style:style>
    <style:style style:name="P137" style:family="paragraph" style:parent-style-name="Table_20_Contents">
      <style:paragraph-properties fo:text-align="center" style:justify-single-word="false"/>
      <style:text-properties fo:font-size="10pt" officeooo:rsid="05c496c6" officeooo:paragraph-rsid="05dc3d00" style:font-size-asian="10pt" style:font-size-complex="10pt"/>
    </style:style>
    <style:style style:name="P138" style:family="paragraph" style:parent-style-name="Table_20_Contents">
      <style:paragraph-properties fo:text-align="center" style:justify-single-word="false"/>
      <style:text-properties fo:font-size="10pt" officeooo:rsid="05ce1c9c" officeooo:paragraph-rsid="05df1c17" style:font-size-asian="10pt" style:font-size-complex="10pt"/>
    </style:style>
    <style:style style:name="P139" style:family="paragraph" style:parent-style-name="Table_20_Contents">
      <style:text-properties fo:font-size="10pt" officeooo:rsid="05ce1c9c" officeooo:paragraph-rsid="05df1c17" style:font-size-asian="10pt" style:font-size-complex="10pt"/>
    </style:style>
    <style:style style:name="P140" style:family="paragraph" style:parent-style-name="Table_20_Contents">
      <style:text-properties fo:font-size="10pt" officeooo:rsid="06c3daef" officeooo:paragraph-rsid="06e232d4" style:font-size-asian="10pt" style:font-size-complex="10pt"/>
    </style:style>
    <style:style style:name="P141" style:family="paragraph" style:parent-style-name="Table_20_Contents">
      <style:text-properties fo:font-size="10pt" officeooo:rsid="06d2d40a" officeooo:paragraph-rsid="06e232d4" style:font-size-asian="10pt" style:font-size-complex="10pt"/>
    </style:style>
    <style:style style:name="P142" style:family="paragraph" style:parent-style-name="Table_20_Contents">
      <style:text-properties fo:font-size="10pt" officeooo:rsid="06d6ee65" officeooo:paragraph-rsid="06e232d4" style:font-size-asian="10pt" style:font-size-complex="10pt"/>
    </style:style>
    <style:style style:name="P143" style:family="paragraph" style:parent-style-name="Table_20_Contents">
      <style:text-properties fo:font-size="10pt" officeooo:rsid="05af422f" officeooo:paragraph-rsid="06e232d4" style:font-size-asian="10pt" style:font-size-complex="10pt"/>
    </style:style>
    <style:style style:name="P144" style:family="paragraph" style:parent-style-name="Table_20_Contents">
      <style:paragraph-properties fo:text-align="center" style:justify-single-word="false"/>
      <style:text-properties fo:font-size="10pt" officeooo:rsid="0ab7803c" officeooo:paragraph-rsid="0ab7803c" style:font-size-asian="10pt" style:font-size-complex="10pt"/>
    </style:style>
    <style:style style:name="P145" style:family="paragraph" style:parent-style-name="Table_20_Contents">
      <style:text-properties fo:font-size="10pt" officeooo:rsid="0bc34dd1" officeooo:paragraph-rsid="0bc34dd1" style:font-size-asian="10pt" style:font-size-complex="10pt"/>
    </style:style>
    <style:style style:name="P146" style:family="paragraph" style:parent-style-name="Table_20_Contents">
      <style:text-properties fo:font-size="10pt" officeooo:rsid="04c5d438" officeooo:paragraph-rsid="05178e6b" style:font-size-asian="10pt" style:font-size-complex="10pt"/>
    </style:style>
    <style:style style:name="P147" style:family="paragraph" style:parent-style-name="Table_20_Contents">
      <style:paragraph-properties fo:text-align="center" style:justify-single-word="false"/>
      <style:text-properties fo:font-size="10pt" officeooo:rsid="0c8a4537" officeooo:paragraph-rsid="0c924bdf" style:font-size-asian="10pt" style:font-size-complex="10pt"/>
    </style:style>
    <style:style style:name="P148" style:family="paragraph" style:parent-style-name="Table_20_Contents">
      <style:paragraph-properties fo:text-align="center" style:justify-single-word="false"/>
      <style:text-properties fo:font-size="10pt" officeooo:rsid="0c8a4537" officeooo:paragraph-rsid="0c9e4a48" style:font-size-asian="10pt" style:font-size-complex="10pt"/>
    </style:style>
    <style:style style:name="P149" style:family="paragraph" style:parent-style-name="Table_20_Contents">
      <style:paragraph-properties fo:text-align="center" style:justify-single-word="false"/>
      <style:text-properties fo:font-size="10pt" officeooo:rsid="0c8a4537" officeooo:paragraph-rsid="0ce00b53" style:font-size-asian="10pt" style:font-size-complex="10pt"/>
    </style:style>
    <style:style style:name="P150" style:family="paragraph" style:parent-style-name="Table_20_Contents">
      <style:paragraph-properties fo:text-align="center" style:justify-single-word="false"/>
      <style:text-properties fo:font-size="10pt" officeooo:rsid="0c8a4537" officeooo:paragraph-rsid="0ce4b410" style:font-size-asian="10pt" style:font-size-complex="10pt"/>
    </style:style>
    <style:style style:name="P151" style:family="paragraph" style:parent-style-name="Table_20_Contents">
      <style:paragraph-properties fo:text-align="center" style:justify-single-word="false"/>
      <style:text-properties fo:font-size="10pt" officeooo:rsid="0c8a4537" officeooo:paragraph-rsid="0d1d6def" style:font-size-asian="10pt" style:font-size-complex="10pt"/>
    </style:style>
    <style:style style:name="P152" style:family="paragraph" style:parent-style-name="Table_20_Contents">
      <style:paragraph-properties fo:text-align="center" style:justify-single-word="false"/>
      <style:text-properties fo:font-size="10pt" officeooo:rsid="0c8a4537" officeooo:paragraph-rsid="0dab332f" style:font-size-asian="10pt" style:font-size-complex="10pt"/>
    </style:style>
    <style:style style:name="P153" style:family="paragraph" style:parent-style-name="Table_20_Contents">
      <style:text-properties fo:font-size="10pt" officeooo:rsid="04ea145e" officeooo:paragraph-rsid="05178e6b" style:font-size-asian="10pt" style:font-size-complex="10pt"/>
    </style:style>
    <style:style style:name="P154" style:family="paragraph" style:parent-style-name="Table_20_Contents">
      <style:text-properties fo:font-size="10pt" officeooo:rsid="037beca3" officeooo:paragraph-rsid="05178e6b" style:font-size-asian="10pt" style:font-size-complex="10pt"/>
    </style:style>
    <style:style style:name="P155" style:family="paragraph" style:parent-style-name="Table_20_Contents">
      <style:text-properties fo:font-size="10pt" officeooo:rsid="04e69e4f" officeooo:paragraph-rsid="05178e6b" style:font-size-asian="10pt" style:font-size-complex="10pt"/>
    </style:style>
    <style:style style:name="P156" style:family="paragraph" style:parent-style-name="Table_20_Contents">
      <style:text-properties fo:font-size="10pt" officeooo:rsid="08057d5d" officeooo:paragraph-rsid="0c2f998f" style:font-size-asian="10pt" style:font-size-complex="10pt"/>
    </style:style>
    <style:style style:name="P157" style:family="paragraph" style:parent-style-name="Table_20_Contents">
      <style:text-properties fo:font-size="10pt" officeooo:rsid="0ce00b53" officeooo:paragraph-rsid="0ce00b53" style:font-size-asian="10pt" style:font-size-complex="10pt"/>
    </style:style>
    <style:style style:name="P158" style:family="paragraph" style:parent-style-name="Table_20_Contents">
      <style:text-properties fo:font-size="10pt" officeooo:rsid="0ce4b410" officeooo:paragraph-rsid="0ce4b410" style:font-size-asian="10pt" style:font-size-complex="10pt"/>
    </style:style>
    <style:style style:name="P159" style:family="paragraph" style:parent-style-name="Table_20_Contents">
      <style:paragraph-properties fo:text-align="center" style:justify-single-word="false"/>
      <style:text-properties fo:font-size="10pt" officeooo:rsid="02e1e60c" officeooo:paragraph-rsid="0d1d6def" style:font-size-asian="10pt" style:font-size-complex="10pt"/>
    </style:style>
    <style:style style:name="P160" style:family="paragraph" style:parent-style-name="Table_20_Contents">
      <style:paragraph-properties fo:text-align="center" style:justify-single-word="false"/>
      <style:text-properties fo:font-size="10pt" officeooo:rsid="02e2dc24" officeooo:paragraph-rsid="0d1d6def" style:font-size-asian="10pt" style:font-size-complex="10pt"/>
    </style:style>
    <style:style style:name="P161" style:family="paragraph" style:parent-style-name="Table_20_Contents">
      <style:text-properties fo:font-size="10pt" officeooo:rsid="02d8e3b2" officeooo:paragraph-rsid="0d1d6def" style:font-size-asian="10pt" style:font-size-complex="10pt"/>
    </style:style>
    <style:style style:name="P162" style:family="paragraph" style:parent-style-name="Table_20_Contents">
      <style:paragraph-properties fo:text-align="center" style:justify-single-word="false"/>
      <style:text-properties fo:font-size="10pt" officeooo:rsid="02e4436b" officeooo:paragraph-rsid="0d1d6def" style:font-size-asian="10pt" style:font-size-complex="10pt"/>
    </style:style>
    <style:style style:name="P163" style:family="paragraph" style:parent-style-name="Table_20_Contents">
      <style:text-properties fo:font-size="10pt" officeooo:rsid="02ce1ed3" officeooo:paragraph-rsid="0d1d6def" style:font-size-asian="10pt" style:font-size-complex="10pt"/>
    </style:style>
    <style:style style:name="P164" style:family="paragraph" style:parent-style-name="Table_20_Contents">
      <style:paragraph-properties fo:text-align="center" style:justify-single-word="false"/>
      <style:text-properties fo:font-size="10pt" officeooo:rsid="0865d07e" officeooo:paragraph-rsid="0d1d6def" style:font-size-asian="10pt" style:font-size-complex="10pt"/>
    </style:style>
    <style:style style:name="P165" style:family="paragraph" style:parent-style-name="Table_20_Contents">
      <style:paragraph-properties fo:text-align="center" style:justify-single-word="false"/>
      <style:text-properties fo:font-size="10pt" officeooo:rsid="0cf56009" officeooo:paragraph-rsid="0d1d6def" style:font-size-asian="10pt" style:font-size-complex="10pt"/>
    </style:style>
    <style:style style:name="P166" style:family="paragraph" style:parent-style-name="Table_20_Contents">
      <style:text-properties fo:font-size="10pt" officeooo:rsid="0cf56009" officeooo:paragraph-rsid="0d1d6def" style:font-size-asian="10pt" style:font-size-complex="10pt"/>
    </style:style>
    <style:style style:name="P167" style:family="paragraph" style:parent-style-name="Table_20_Contents">
      <style:paragraph-properties fo:text-align="center" style:justify-single-word="false"/>
      <style:text-properties fo:font-size="10pt" officeooo:rsid="0cf640a4" officeooo:paragraph-rsid="0d1d6def" style:font-size-asian="10pt" style:font-size-complex="10pt"/>
    </style:style>
    <style:style style:name="P168" style:family="paragraph" style:parent-style-name="Table_20_Contents">
      <style:text-properties fo:font-size="10pt" officeooo:rsid="0cf640a4" officeooo:paragraph-rsid="0d1d6def" style:font-size-asian="10pt" style:font-size-complex="10pt"/>
    </style:style>
    <style:style style:name="P169" style:family="paragraph" style:parent-style-name="Table_20_Contents">
      <style:text-properties fo:font-size="10pt" officeooo:rsid="0cf623be" officeooo:paragraph-rsid="0d1fbc0f" style:font-size-asian="10pt" style:font-size-complex="10pt"/>
    </style:style>
    <style:style style:name="P170" style:family="paragraph" style:parent-style-name="Table_20_Contents">
      <style:text-properties fo:font-size="10pt" officeooo:rsid="0d1fbc0f" officeooo:paragraph-rsid="0d1fbc0f" style:font-size-asian="10pt" style:font-size-complex="10pt"/>
    </style:style>
    <style:style style:name="P171" style:family="paragraph" style:parent-style-name="Table_20_Contents">
      <style:paragraph-properties fo:text-align="center" style:justify-single-word="false"/>
      <style:text-properties fo:font-size="10pt" officeooo:rsid="0d1fbc0f" officeooo:paragraph-rsid="0d1fbc0f" style:font-size-asian="10pt" style:font-size-complex="10pt"/>
    </style:style>
    <style:style style:name="P172" style:family="paragraph" style:parent-style-name="Table_20_Contents">
      <style:text-properties fo:font-size="10pt" officeooo:rsid="0d20b5a8" officeooo:paragraph-rsid="0d20b5a8" style:font-size-asian="10pt" style:font-size-complex="10pt"/>
    </style:style>
    <style:style style:name="P173" style:family="paragraph" style:parent-style-name="Table_20_Contents">
      <style:paragraph-properties fo:text-align="center" style:justify-single-word="false"/>
      <style:text-properties fo:font-size="10pt" officeooo:rsid="0d22f79b" officeooo:paragraph-rsid="0d22f79b" style:font-size-asian="10pt" style:font-size-complex="10pt"/>
    </style:style>
    <style:style style:name="P174" style:family="paragraph" style:parent-style-name="Table_20_Contents">
      <style:text-properties fo:font-size="10pt" officeooo:rsid="0d22f79b" officeooo:paragraph-rsid="0d22f79b" style:font-size-asian="10pt" style:font-size-complex="10pt"/>
    </style:style>
    <style:style style:name="P175" style:family="paragraph" style:parent-style-name="Table_20_Contents">
      <style:paragraph-properties fo:text-align="center" style:justify-single-word="false"/>
      <style:text-properties fo:font-size="10pt" officeooo:rsid="0d24937b" officeooo:paragraph-rsid="0d24937b" style:font-size-asian="10pt" style:font-size-complex="10pt"/>
    </style:style>
    <style:style style:name="P176" style:family="paragraph" style:parent-style-name="Table_20_Contents">
      <style:paragraph-properties fo:text-align="center" style:justify-single-word="false"/>
      <style:text-properties fo:font-size="10pt" officeooo:rsid="0d2734e9" officeooo:paragraph-rsid="0d2738da" style:font-size-asian="10pt" style:font-size-complex="10pt"/>
    </style:style>
    <style:style style:name="P177" style:family="paragraph" style:parent-style-name="Table_20_Contents">
      <style:paragraph-properties fo:text-align="center" style:justify-single-word="false"/>
      <style:text-properties fo:font-size="10pt" officeooo:rsid="0d359d0e" officeooo:paragraph-rsid="0d359d0e" style:font-size-asian="10pt" style:font-size-complex="10pt"/>
    </style:style>
    <style:style style:name="P178" style:family="paragraph" style:parent-style-name="Table_20_Contents">
      <style:text-properties fo:font-size="10pt" officeooo:rsid="0d43baf3" officeooo:paragraph-rsid="0d4806aa" style:font-size-asian="10pt" style:font-size-complex="10pt"/>
    </style:style>
    <style:style style:name="P179" style:family="paragraph" style:parent-style-name="Table_20_Contents">
      <style:text-properties fo:font-size="10pt" officeooo:rsid="0d4806aa" officeooo:paragraph-rsid="0d4806aa" style:font-size-asian="10pt" style:font-size-complex="10pt"/>
    </style:style>
    <style:style style:name="P180" style:family="paragraph" style:parent-style-name="Table_20_Contents">
      <style:text-properties fo:font-size="10pt" officeooo:rsid="0d49ff85" officeooo:paragraph-rsid="0d4cbc2d" style:font-size-asian="10pt" style:font-size-complex="10pt"/>
    </style:style>
    <style:style style:name="P181" style:family="paragraph" style:parent-style-name="Table_20_Contents">
      <style:text-properties fo:font-size="10pt" officeooo:rsid="0803ada7" officeooo:paragraph-rsid="0c2f998f" style:font-size-asian="10pt" style:font-size-complex="10pt"/>
    </style:style>
    <style:style style:name="P182" style:family="paragraph" style:parent-style-name="Table_20_Contents">
      <style:text-properties fo:font-size="10pt" officeooo:rsid="0809d240" officeooo:paragraph-rsid="0c2f998f" style:font-size-asian="10pt" style:font-size-complex="10pt"/>
    </style:style>
    <style:style style:name="P183" style:family="paragraph" style:parent-style-name="Table_20_Contents">
      <style:text-properties fo:font-size="10pt" officeooo:rsid="0c8ae89d" officeooo:paragraph-rsid="0d7ff056" style:font-size-asian="10pt" style:font-size-complex="10pt"/>
    </style:style>
    <style:style style:name="P184" style:family="paragraph" style:parent-style-name="Table_20_Contents">
      <style:text-properties fo:font-size="10pt" officeooo:rsid="0d7ea997" officeooo:paragraph-rsid="0d7ea997" style:font-size-asian="10pt" style:font-size-complex="10pt"/>
    </style:style>
    <style:style style:name="P185" style:family="paragraph" style:parent-style-name="Table_20_Contents">
      <style:text-properties fo:font-size="10pt" officeooo:rsid="0d71a7c0" officeooo:paragraph-rsid="0d71a7c0" style:font-size-asian="10pt" style:font-size-complex="10pt"/>
    </style:style>
    <style:style style:name="P186" style:family="paragraph" style:parent-style-name="Table_20_Contents">
      <style:text-properties fo:font-size="10pt" officeooo:rsid="0d7777b4" officeooo:paragraph-rsid="0d7777b4" style:font-size-asian="10pt" style:font-size-complex="10pt"/>
    </style:style>
    <style:style style:name="P187" style:family="paragraph" style:parent-style-name="Table_20_Contents">
      <style:text-properties fo:font-size="10pt" officeooo:rsid="0d865d1e" officeooo:paragraph-rsid="0d865d1e" style:font-size-asian="10pt" style:font-size-complex="10pt"/>
    </style:style>
    <style:style style:name="P188" style:family="paragraph" style:parent-style-name="Table_20_Contents">
      <style:text-properties fo:font-size="10pt" officeooo:rsid="0d7c0d72" officeooo:paragraph-rsid="0d7c0d72" style:font-size-asian="10pt" style:font-size-complex="10pt"/>
    </style:style>
    <style:style style:name="P189" style:family="paragraph" style:parent-style-name="Table_20_Contents">
      <style:paragraph-properties fo:text-align="center" style:justify-single-word="false"/>
      <style:text-properties fo:font-size="10pt" officeooo:rsid="0dab332f" officeooo:paragraph-rsid="0dab332f" style:font-size-asian="10pt" style:font-size-complex="10pt"/>
    </style:style>
    <style:style style:name="P190" style:family="paragraph" style:parent-style-name="Table_20_Contents">
      <style:text-properties fo:font-size="10pt" officeooo:rsid="06cfcbcf" officeooo:paragraph-rsid="06e232d4" style:font-size-asian="10pt" style:font-size-complex="10pt"/>
    </style:style>
    <style:style style:name="P191" style:family="paragraph" style:parent-style-name="Table_20_Contents">
      <style:paragraph-properties fo:text-align="center" style:justify-single-word="false"/>
      <style:text-properties fo:font-size="10pt" fo:font-weight="bold" officeooo:rsid="0153a155" officeooo:paragraph-rsid="059452d6" style:font-size-asian="10pt" style:font-weight-asian="bold" style:font-size-complex="10pt" style:font-weight-complex="bold"/>
    </style:style>
    <style:style style:name="P192" style:family="paragraph" style:parent-style-name="Table_20_Contents">
      <style:paragraph-properties fo:text-align="center" style:justify-single-word="false"/>
      <style:text-properties fo:font-size="10pt" fo:font-weight="bold" officeooo:rsid="0153a155" officeooo:paragraph-rsid="05da5953" style:font-size-asian="10pt" style:font-weight-asian="bold" style:font-size-complex="10pt" style:font-weight-complex="bold"/>
    </style:style>
    <style:style style:name="P193" style:family="paragraph" style:parent-style-name="Table_20_Contents">
      <style:paragraph-properties fo:text-align="center" style:justify-single-word="false"/>
      <style:text-properties fo:font-size="10pt" fo:font-weight="bold" officeooo:rsid="0153a155" officeooo:paragraph-rsid="05dc3d00" style:font-size-asian="10pt" style:font-weight-asian="bold" style:font-size-complex="10pt" style:font-weight-complex="bold"/>
    </style:style>
    <style:style style:name="P194" style:family="paragraph" style:parent-style-name="Table_20_Contents">
      <style:paragraph-properties fo:text-align="center" style:justify-single-word="false"/>
      <style:text-properties fo:font-size="10pt" fo:font-weight="bold" officeooo:rsid="0153a155" officeooo:paragraph-rsid="05df1c17" style:font-size-asian="10pt" style:font-weight-asian="bold" style:font-size-complex="10pt" style:font-weight-complex="bold"/>
    </style:style>
    <style:style style:name="P195" style:family="paragraph" style:parent-style-name="Table_20_Contents">
      <style:paragraph-properties fo:text-align="center" style:justify-single-word="false"/>
      <style:text-properties fo:font-size="10pt" fo:font-weight="bold" officeooo:rsid="0153a155" officeooo:paragraph-rsid="0c924bdf" style:font-size-asian="10pt" style:font-weight-asian="bold" style:font-size-complex="10pt" style:font-weight-complex="bold"/>
    </style:style>
    <style:style style:name="P196" style:family="paragraph" style:parent-style-name="Table_20_Contents">
      <style:paragraph-properties fo:text-align="center" style:justify-single-word="false"/>
      <style:text-properties fo:font-size="10pt" fo:font-weight="bold" officeooo:rsid="0153a155" officeooo:paragraph-rsid="0c9e4a48" style:font-size-asian="10pt" style:font-weight-asian="bold" style:font-size-complex="10pt" style:font-weight-complex="bold"/>
    </style:style>
    <style:style style:name="P197" style:family="paragraph" style:parent-style-name="Table_20_Contents">
      <style:paragraph-properties fo:text-align="center" style:justify-single-word="false"/>
      <style:text-properties fo:font-size="10pt" fo:font-weight="bold" officeooo:rsid="0153a155" officeooo:paragraph-rsid="0d1d6def" style:font-size-asian="10pt" style:font-weight-asian="bold" style:font-size-complex="10pt" style:font-weight-complex="bold"/>
    </style:style>
    <style:style style:name="P198" style:family="paragraph" style:parent-style-name="Table_20_Contents">
      <style:paragraph-properties fo:text-align="center" style:justify-single-word="false"/>
      <style:text-properties fo:font-size="10pt" fo:font-weight="bold" officeooo:rsid="0153a155" officeooo:paragraph-rsid="0d1fbc0f" style:font-size-asian="10pt" style:font-weight-asian="bold" style:font-size-complex="10pt" style:font-weight-complex="bold"/>
    </style:style>
    <style:style style:name="P199" style:family="paragraph" style:parent-style-name="Table_20_Contents">
      <style:paragraph-properties fo:text-align="center" style:justify-single-word="false"/>
      <style:text-properties fo:font-size="10pt" fo:font-weight="bold" officeooo:rsid="0153a155" officeooo:paragraph-rsid="0d22f79b" style:font-size-asian="10pt" style:font-weight-asian="bold" style:font-size-complex="10pt" style:font-weight-complex="bold"/>
    </style:style>
    <style:style style:name="P200" style:family="paragraph" style:parent-style-name="Table_20_Contents">
      <style:text-properties fo:font-size="10pt" fo:font-weight="bold" officeooo:rsid="0153a155" officeooo:paragraph-rsid="059452d6" style:font-size-asian="10pt" style:font-weight-asian="bold" style:font-size-complex="10pt" style:font-weight-complex="bold"/>
    </style:style>
    <style:style style:name="P201" style:family="paragraph" style:parent-style-name="Table_20_Contents">
      <style:text-properties fo:font-size="10pt" fo:font-weight="bold" officeooo:rsid="0153a155" officeooo:paragraph-rsid="05da5953" style:font-size-asian="10pt" style:font-weight-asian="bold" style:font-size-complex="10pt" style:font-weight-complex="bold"/>
    </style:style>
    <style:style style:name="P202" style:family="paragraph" style:parent-style-name="Table_20_Contents">
      <style:text-properties fo:font-size="10pt" fo:font-weight="bold" officeooo:rsid="0153a155" officeooo:paragraph-rsid="05dc3d00" style:font-size-asian="10pt" style:font-weight-asian="bold" style:font-size-complex="10pt" style:font-weight-complex="bold"/>
    </style:style>
    <style:style style:name="P203" style:family="paragraph" style:parent-style-name="Table_20_Contents">
      <style:text-properties fo:font-size="10pt" fo:font-weight="bold" officeooo:rsid="0153a155" officeooo:paragraph-rsid="05df1c17" style:font-size-asian="10pt" style:font-weight-asian="bold" style:font-size-complex="10pt" style:font-weight-complex="bold"/>
    </style:style>
    <style:style style:name="P204" style:family="paragraph" style:parent-style-name="Table_20_Contents">
      <style:text-properties fo:font-size="10pt" fo:font-weight="bold" officeooo:rsid="0153a155" officeooo:paragraph-rsid="06551ff7" style:font-size-asian="10pt" style:font-weight-asian="bold" style:font-size-complex="10pt" style:font-weight-complex="bold"/>
    </style:style>
    <style:style style:name="P205" style:family="paragraph" style:parent-style-name="Table_20_Contents">
      <style:text-properties fo:font-size="10pt" fo:font-weight="bold" officeooo:rsid="0153a155" officeooo:paragraph-rsid="06e232d4" style:font-size-asian="10pt" style:font-weight-asian="bold" style:font-size-complex="10pt" style:font-weight-complex="bold"/>
    </style:style>
    <style:style style:name="P206" style:family="paragraph" style:parent-style-name="Table_20_Contents">
      <style:text-properties fo:font-size="10pt" fo:font-weight="bold" officeooo:rsid="0153a155" officeooo:paragraph-rsid="0c924bdf" style:font-size-asian="10pt" style:font-weight-asian="bold" style:font-size-complex="10pt" style:font-weight-complex="bold"/>
    </style:style>
    <style:style style:name="P207" style:family="paragraph" style:parent-style-name="Table_20_Contents">
      <style:text-properties fo:font-size="10pt" fo:font-weight="bold" officeooo:rsid="0153a155" officeooo:paragraph-rsid="0c9e4a48" style:font-size-asian="10pt" style:font-weight-asian="bold" style:font-size-complex="10pt" style:font-weight-complex="bold"/>
    </style:style>
    <style:style style:name="P208" style:family="paragraph" style:parent-style-name="Table_20_Contents">
      <style:text-properties fo:font-size="10pt" fo:font-weight="bold" officeooo:rsid="0153a155" officeooo:paragraph-rsid="0ca86bee" style:font-size-asian="10pt" style:font-weight-asian="bold" style:font-size-complex="10pt" style:font-weight-complex="bold"/>
    </style:style>
    <style:style style:name="P209" style:family="paragraph" style:parent-style-name="Table_20_Contents">
      <style:text-properties fo:font-size="10pt" fo:font-weight="bold" officeooo:rsid="0153a155" officeooo:paragraph-rsid="0ce00b53" style:font-size-asian="10pt" style:font-weight-asian="bold" style:font-size-complex="10pt" style:font-weight-complex="bold"/>
    </style:style>
    <style:style style:name="P210" style:family="paragraph" style:parent-style-name="Table_20_Contents">
      <style:text-properties fo:font-size="10pt" fo:font-weight="bold" officeooo:rsid="0153a155" officeooo:paragraph-rsid="0ce4b410" style:font-size-asian="10pt" style:font-weight-asian="bold" style:font-size-complex="10pt" style:font-weight-complex="bold"/>
    </style:style>
    <style:style style:name="P211" style:family="paragraph" style:parent-style-name="Table_20_Contents">
      <style:text-properties fo:font-size="10pt" fo:font-weight="bold" officeooo:rsid="0153a155" officeooo:paragraph-rsid="0d1d6def" style:font-size-asian="10pt" style:font-weight-asian="bold" style:font-size-complex="10pt" style:font-weight-complex="bold"/>
    </style:style>
    <style:style style:name="P212" style:family="paragraph" style:parent-style-name="Table_20_Contents">
      <style:text-properties fo:font-size="10pt" fo:font-weight="bold" officeooo:rsid="0153a155" officeooo:paragraph-rsid="0d1ed1d3" style:font-size-asian="10pt" style:font-weight-asian="bold" style:font-size-complex="10pt" style:font-weight-complex="bold"/>
    </style:style>
    <style:style style:name="P213" style:family="paragraph" style:parent-style-name="Table_20_Contents">
      <style:text-properties fo:font-size="10pt" fo:font-weight="bold" officeooo:rsid="0153a155" officeooo:paragraph-rsid="0d1fbc0f" style:font-size-asian="10pt" style:font-weight-asian="bold" style:font-size-complex="10pt" style:font-weight-complex="bold"/>
    </style:style>
    <style:style style:name="P214" style:family="paragraph" style:parent-style-name="Table_20_Contents">
      <style:text-properties fo:font-size="10pt" fo:font-weight="bold" officeooo:rsid="0153a155" officeooo:paragraph-rsid="0d22f79b" style:font-size-asian="10pt" style:font-weight-asian="bold" style:font-size-complex="10pt" style:font-weight-complex="bold"/>
    </style:style>
    <style:style style:name="P215" style:family="paragraph" style:parent-style-name="Table_20_Contents">
      <style:text-properties fo:font-size="10pt" fo:font-weight="bold" officeooo:rsid="0153a155" officeooo:paragraph-rsid="0d43baf3" style:font-size-asian="10pt" style:font-weight-asian="bold" style:font-size-complex="10pt" style:font-weight-complex="bold"/>
    </style:style>
    <style:style style:name="P216" style:family="paragraph" style:parent-style-name="Table_20_Contents">
      <style:paragraph-properties fo:text-align="center" style:justify-single-word="false"/>
      <style:text-properties fo:font-size="10pt" fo:font-weight="bold" officeooo:rsid="05988f94" officeooo:paragraph-rsid="05988f94"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fo:font-size="10pt" fo:font-weight="bold" officeooo:rsid="05988f94" officeooo:paragraph-rsid="05da5953"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10pt" fo:font-weight="bold" officeooo:rsid="05988f94" officeooo:paragraph-rsid="05dc3d00"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fo:font-size="10pt" fo:font-weight="bold" officeooo:rsid="05988f94" officeooo:paragraph-rsid="05df1c17" style:font-size-asian="10pt" style:font-weight-asian="bold" style:font-size-complex="10pt" style:font-weight-complex="bold"/>
    </style:style>
    <style:style style:name="P220" style:family="paragraph" style:parent-style-name="Table_20_Contents">
      <style:text-properties officeooo:rsid="0470c073" officeooo:paragraph-rsid="06551ff7"/>
    </style:style>
    <style:style style:name="P221" style:family="paragraph" style:parent-style-name="Table_20_Contents">
      <style:text-properties officeooo:paragraph-rsid="0599f943"/>
    </style:style>
    <style:style style:name="P222" style:family="paragraph" style:parent-style-name="Table_20_Contents">
      <style:text-properties officeooo:paragraph-rsid="05b0fcfb"/>
    </style:style>
    <style:style style:name="P223" style:family="paragraph" style:parent-style-name="Table_20_Contents">
      <style:text-properties officeooo:rsid="05b41a0d" officeooo:paragraph-rsid="05da5953"/>
    </style:style>
    <style:style style:name="P224" style:family="paragraph" style:parent-style-name="Table_20_Contents">
      <style:text-properties officeooo:paragraph-rsid="05b4e73b"/>
    </style:style>
    <style:style style:name="P225" style:family="paragraph" style:parent-style-name="Table_20_Contents">
      <style:text-properties officeooo:paragraph-rsid="05da5953"/>
    </style:style>
    <style:style style:name="P226" style:family="paragraph" style:parent-style-name="Table_20_Contents">
      <style:text-properties officeooo:paragraph-rsid="05dc3d00"/>
    </style:style>
    <style:style style:name="P227" style:family="paragraph" style:parent-style-name="Table_20_Contents">
      <style:paragraph-properties fo:text-align="center" style:justify-single-word="false"/>
      <style:text-properties officeooo:paragraph-rsid="05df1c17"/>
    </style:style>
    <style:style style:name="P228" style:family="paragraph" style:parent-style-name="Table_20_Contents">
      <style:text-properties officeooo:paragraph-rsid="0ac3e0ca"/>
    </style:style>
    <style:style style:name="P229" style:family="paragraph" style:parent-style-name="Table_20_Contents">
      <style:text-properties officeooo:paragraph-rsid="0c924bdf"/>
    </style:style>
    <style:style style:name="P230" style:family="paragraph" style:parent-style-name="Table_20_Contents">
      <style:text-properties officeooo:paragraph-rsid="0c997a45"/>
    </style:style>
    <style:style style:name="P231" style:family="paragraph" style:parent-style-name="Table_20_Contents">
      <style:text-properties officeooo:paragraph-rsid="0c9e4a48"/>
    </style:style>
    <style:style style:name="P232" style:family="paragraph" style:parent-style-name="Table_20_Contents">
      <style:text-properties officeooo:rsid="0c9e4a48" officeooo:paragraph-rsid="0d22f79b"/>
    </style:style>
    <style:style style:name="P233" style:family="paragraph" style:parent-style-name="Table_20_Contents">
      <style:text-properties officeooo:paragraph-rsid="0cac096a"/>
    </style:style>
    <style:style style:name="P234" style:family="paragraph" style:parent-style-name="Table_20_Contents">
      <style:text-properties officeooo:rsid="0cc7e01f" officeooo:paragraph-rsid="0cc7e01f"/>
    </style:style>
    <style:style style:name="P235" style:family="paragraph" style:parent-style-name="Table_20_Contents">
      <style:text-properties officeooo:rsid="0ce00b53" officeooo:paragraph-rsid="0ce00b53"/>
    </style:style>
    <style:style style:name="P236" style:family="paragraph" style:parent-style-name="Table_20_Contents">
      <style:text-properties officeooo:rsid="0ce4b410" officeooo:paragraph-rsid="0ce4b410"/>
    </style:style>
    <style:style style:name="P237" style:family="paragraph" style:parent-style-name="Table_20_Contents">
      <style:text-properties officeooo:paragraph-rsid="0ce6f2b1"/>
    </style:style>
    <style:style style:name="P238" style:family="paragraph" style:parent-style-name="Table_20_Contents">
      <style:text-properties officeooo:rsid="0cf640a4" officeooo:paragraph-rsid="0d1d6def"/>
    </style:style>
    <style:style style:name="P239" style:family="paragraph" style:parent-style-name="Table_20_Contents">
      <style:text-properties officeooo:paragraph-rsid="0d1d6def"/>
    </style:style>
    <style:style style:name="P240" style:family="paragraph" style:parent-style-name="Table_20_Contents">
      <style:text-properties officeooo:rsid="0d1d6def" officeooo:paragraph-rsid="0d20b5a8"/>
    </style:style>
    <style:style style:name="P241" style:family="paragraph" style:parent-style-name="Table_20_Contents">
      <style:text-properties officeooo:paragraph-rsid="0d1fbc0f"/>
    </style:style>
    <style:style style:name="P242" style:family="paragraph" style:parent-style-name="Table_20_Contents">
      <style:text-properties officeooo:paragraph-rsid="0d22f79b"/>
    </style:style>
    <style:style style:name="P243" style:family="paragraph" style:parent-style-name="Table_20_Contents">
      <style:text-properties officeooo:rsid="0d22f79b" officeooo:paragraph-rsid="0d22f79b"/>
    </style:style>
    <style:style style:name="P244" style:family="paragraph" style:parent-style-name="Table_20_Contents">
      <style:text-properties officeooo:rsid="0d43baf3" officeooo:paragraph-rsid="0d43baf3"/>
    </style:style>
    <style:style style:name="P245" style:family="paragraph" style:parent-style-name="Table_20_Contents">
      <style:text-properties officeooo:paragraph-rsid="0d49ff85"/>
    </style:style>
    <style:style style:name="P246" style:family="paragraph" style:parent-style-name="Table_20_Contents">
      <style:text-properties officeooo:paragraph-rsid="0d6e75e0"/>
    </style:style>
    <style:style style:name="P247" style:family="paragraph" style:parent-style-name="Table_20_Contents">
      <style:text-properties officeooo:paragraph-rsid="0d725694"/>
    </style:style>
    <style:style style:name="P248" style:family="paragraph" style:parent-style-name="Table_20_Contents">
      <style:text-properties officeooo:paragraph-rsid="0d799ee3"/>
    </style:style>
    <style:style style:name="P249" style:family="paragraph" style:parent-style-name="Table_20_Contents">
      <style:text-properties officeooo:rsid="0d858255" officeooo:paragraph-rsid="0d858255"/>
    </style:style>
    <style:style style:name="P250" style:family="paragraph" style:parent-style-name="Table_20_Contents">
      <style:text-properties officeooo:rsid="0d8906c9" officeooo:paragraph-rsid="0d8906c9"/>
    </style:style>
    <style:style style:name="P251" style:family="paragraph" style:parent-style-name="Standard">
      <style:text-properties officeooo:paragraph-rsid="0db9177a"/>
    </style:style>
    <style:style style:name="P252" style:family="paragraph" style:parent-style-name="Standard">
      <style:text-properties officeooo:rsid="0db3a663" officeooo:paragraph-rsid="0db3a663"/>
    </style:style>
    <style:style style:name="P253" style:family="paragraph" style:parent-style-name="Heading_20_2">
      <style:text-properties fo:background-color="transparent"/>
    </style:style>
    <style:style style:name="P254" style:family="paragraph" style:parent-style-name="Heading_20_2">
      <style:text-properties officeooo:paragraph-rsid="0d946fe4" fo:background-color="transparent"/>
    </style:style>
    <style:style style:name="P255" style:family="paragraph" style:parent-style-name="Heading_20_2">
      <style:text-properties officeooo:paragraph-rsid="0c04ec4a" fo:background-color="transparent"/>
    </style:style>
    <style:style style:name="P256" style:family="paragraph" style:parent-style-name="Heading_20_2">
      <style:text-properties officeooo:paragraph-rsid="0bc70ec3" fo:background-color="transparent"/>
    </style:style>
    <style:style style:name="P257" style:family="paragraph" style:parent-style-name="Heading_20_2">
      <style:text-properties fo:background-color="transparent"/>
    </style:style>
    <style:style style:name="P258" style:family="paragraph" style:parent-style-name="Heading_20_2">
      <style:text-properties fo:background-color="#ff4000"/>
    </style:style>
    <style:style style:name="P259" style:family="paragraph" style:parent-style-name="Heading_20_2">
      <style:text-properties officeooo:paragraph-rsid="06551ff7"/>
    </style:style>
    <style:style style:name="P260" style:family="paragraph" style:parent-style-name="Heading_20_2">
      <style:text-properties officeooo:paragraph-rsid="0c2f998f"/>
    </style:style>
    <style:style style:name="P261" style:family="paragraph" style:parent-style-name="Heading_20_2">
      <style:text-properties fo:background-color="#ff0000"/>
    </style:style>
    <style:style style:name="P262" style:family="paragraph" style:parent-style-name="Heading_20_2">
      <style:text-properties style:font-name="Liberation Serif" fo:font-size="18pt" fo:font-weight="bold" officeooo:rsid="041a0ac8" officeooo:paragraph-rsid="0d5ff240" fo:background-color="transparent" style:font-name-asian="Microsoft YaHei" style:font-size-asian="18pt" style:font-weight-asian="bold" style:font-name-complex="Mangal1" style:font-size-complex="18pt" style:font-weight-complex="bold"/>
    </style:style>
    <style:style style:name="P263" style:family="paragraph" style:parent-style-name="Heading_20_3">
      <style:text-properties officeooo:paragraph-rsid="0db6fef6"/>
    </style:style>
    <style:style style:name="P264" style:family="paragraph" style:parent-style-name="Heading_20_3">
      <style:text-properties officeooo:paragraph-rsid="0db3a663"/>
    </style:style>
    <style:style style:name="P265" style:family="paragraph" style:parent-style-name="Heading_20_3">
      <style:text-properties officeooo:paragraph-rsid="0db9177a"/>
    </style:style>
    <style:style style:name="P266" style:family="paragraph" style:parent-style-name="Heading_20_3">
      <style:text-properties officeooo:rsid="0d51800e" officeooo:paragraph-rsid="0d51800e"/>
    </style:style>
    <style:style style:name="P267" style:family="paragraph" style:parent-style-name="Heading_20_3">
      <style:text-properties fo:color="#111111" loext:opacity="100%" style:font-name="Liberation Serif" fo:font-size="12pt" fo:font-style="normal" style:text-underline-style="none" fo:font-weight="bold" officeooo:rsid="09451c53" officeooo:paragraph-rsid="0d6f3d95" style:font-name-asian="Microsoft YaHei" style:font-size-asian="12pt" style:font-style-asian="normal" style:font-weight-asian="bold" style:font-name-complex="Mangal1" style:font-size-complex="12pt" style:font-style-complex="normal" style:font-weight-complex="bold"/>
    </style:style>
    <style:style style:name="P268" style:family="paragraph" style:parent-style-name="Heading_20_3">
      <style:text-properties fo:color="#111111" loext:opacity="100%" style:font-name="Liberation Serif" fo:font-size="12pt" fo:font-style="normal" style:text-underline-style="none" fo:font-weight="bold" officeooo:rsid="09451c53" officeooo:paragraph-rsid="0ca86bee" style:font-name-asian="Microsoft YaHei" style:font-size-asian="12pt" style:font-style-asian="normal" style:font-weight-asian="bold" style:font-name-complex="Mangal1" style:font-size-complex="12pt" style:font-style-complex="normal" style:font-weight-complex="bold"/>
    </style:style>
    <style:style style:name="P269" style:family="paragraph" style:parent-style-name="Heading_20_3">
      <style:text-properties officeooo:paragraph-rsid="0c04ec4a"/>
    </style:style>
    <style:style style:name="P270" style:family="paragraph" style:parent-style-name="Heading_20_3">
      <style:text-properties officeooo:paragraph-rsid="0bc70ec3"/>
    </style:style>
    <style:style style:name="P271" style:family="paragraph" style:parent-style-name="Heading_20_3">
      <style:text-properties officeooo:paragraph-rsid="0ce00b53"/>
    </style:style>
    <style:style style:name="P272" style:family="paragraph" style:parent-style-name="Heading_20_3">
      <style:text-properties officeooo:paragraph-rsid="0ce4b410"/>
    </style:style>
    <style:style style:name="P273" style:family="paragraph" style:parent-style-name="Material_20_Name">
      <style:text-properties fo:font-size="10pt" officeooo:rsid="0d7b0487" officeooo:paragraph-rsid="0d7ea997" style:font-size-asian="10pt" style:font-size-complex="10pt"/>
    </style:style>
    <style:style style:name="P274" style:family="paragraph" style:parent-style-name="Material_20_Name">
      <style:text-properties fo:font-size="10pt" officeooo:rsid="0d7b0487" officeooo:paragraph-rsid="0d7ff056" style:font-size-asian="10pt" style:font-size-complex="10pt"/>
    </style:style>
    <style:style style:name="P275" style:family="paragraph" style:parent-style-name="Material_20_Name">
      <style:text-properties fo:font-size="10pt" officeooo:rsid="0d7b0487" officeooo:paragraph-rsid="0d7c0d72" style:font-size-asian="10pt" style:font-size-complex="10pt"/>
    </style:style>
    <style:style style:name="P276" style:family="paragraph" style:parent-style-name="Material_20_Name">
      <style:text-properties fo:font-size="10pt" officeooo:rsid="0d7b0487" officeooo:paragraph-rsid="0d8906c9" style:font-size-asian="10pt" style:font-size-complex="10pt"/>
    </style:style>
    <style:style style:name="P277" style:family="paragraph" style:parent-style-name="Material_20_Name">
      <style:text-properties fo:font-size="10pt" officeooo:rsid="0d7b0487" officeooo:paragraph-rsid="0d7b0487" style:font-size-asian="10pt" style:font-size-complex="10pt"/>
    </style:style>
    <style:style style:name="P278" style:family="paragraph" style:parent-style-name="Material_20_Name">
      <style:text-properties fo:font-size="10pt" officeooo:rsid="0d5ff240" officeooo:paragraph-rsid="0d5ff240" style:font-size-asian="10pt" style:font-size-complex="10pt"/>
    </style:style>
    <style:style style:name="P279" style:family="paragraph" style:parent-style-name="Material_20_Name">
      <style:text-properties fo:font-size="10pt" officeooo:rsid="080dea91" officeooo:paragraph-rsid="0c2f998f" style:font-size-asian="10pt" style:font-size-complex="10pt"/>
    </style:style>
    <style:style style:name="P280" style:family="paragraph" style:parent-style-name="Material_20_Name">
      <style:text-properties fo:font-size="10pt" officeooo:rsid="0800af46" officeooo:paragraph-rsid="0c2f998f" style:font-size-asian="10pt" style:font-size-complex="10pt"/>
    </style:style>
    <style:style style:name="P281" style:family="paragraph" style:parent-style-name="Material_20_Name">
      <style:text-properties fo:font-size="10pt" officeooo:rsid="0d6e75e0" officeooo:paragraph-rsid="0d6e75e0" style:font-size-asian="10pt" style:font-size-complex="10pt"/>
    </style:style>
    <style:style style:name="P282" style:family="paragraph" style:parent-style-name="Material_20_Name">
      <style:text-properties fo:font-size="10pt" officeooo:rsid="0d6e75e0" officeooo:paragraph-rsid="0d6ec862" style:font-size-asian="10pt" style:font-size-complex="10pt"/>
    </style:style>
    <style:style style:name="P283" style:family="paragraph" style:parent-style-name="Material_20_Name">
      <style:text-properties fo:font-size="10pt" officeooo:rsid="0809d240" officeooo:paragraph-rsid="0c2f998f" style:font-size-asian="10pt" style:font-size-complex="10pt"/>
    </style:style>
    <style:style style:name="P284" style:family="paragraph" style:parent-style-name="Material_20_Name">
      <style:text-properties fo:font-size="10pt" officeooo:rsid="0d71a7c0" officeooo:paragraph-rsid="0d71a7c0" style:font-size-asian="10pt" style:font-size-complex="10pt"/>
    </style:style>
    <style:style style:name="P285" style:family="paragraph" style:parent-style-name="Material_20_Name">
      <style:text-properties fo:font-size="10pt" officeooo:rsid="0d725694" officeooo:paragraph-rsid="0cc7e01f" style:font-size-asian="10pt" style:font-size-complex="10pt"/>
    </style:style>
    <style:style style:name="P286" style:family="paragraph" style:parent-style-name="Material_20_Name">
      <style:text-properties fo:font-size="10pt" officeooo:rsid="0d725694" officeooo:paragraph-rsid="0d725694" style:font-size-asian="10pt" style:font-size-complex="10pt"/>
    </style:style>
    <style:style style:name="P287" style:family="paragraph" style:parent-style-name="Material_20_Name">
      <style:text-properties fo:font-size="10pt" officeooo:rsid="0d7777b4" officeooo:paragraph-rsid="0d7777b4" style:font-size-asian="10pt" style:font-size-complex="10pt"/>
    </style:style>
    <style:style style:name="P288" style:family="paragraph" style:parent-style-name="Material_20_Name">
      <style:text-properties fo:font-size="10pt" officeooo:rsid="0d7777b4" officeooo:paragraph-rsid="0d78df5b" style:font-size-asian="10pt" style:font-size-complex="10pt"/>
    </style:style>
    <style:style style:name="P289" style:family="paragraph" style:parent-style-name="Material_20_Name">
      <style:text-properties fo:font-size="10pt" officeooo:rsid="0d865d1e" officeooo:paragraph-rsid="0d865d1e" style:font-size-asian="10pt" style:font-size-complex="10pt"/>
    </style:style>
    <style:style style:name="P290" style:family="paragraph" style:parent-style-name="Material_20_Name">
      <style:text-properties fo:font-size="10pt" officeooo:rsid="0cc7e01f" officeooo:paragraph-rsid="0cc7e01f" style:font-size-asian="10pt" style:font-size-complex="10pt"/>
    </style:style>
    <style:style style:name="P291" style:family="paragraph" style:parent-style-name="Material_20_Name">
      <style:text-properties fo:font-size="10pt" officeooo:rsid="0811462e" officeooo:paragraph-rsid="0c2f998f" style:font-size-asian="10pt" style:font-size-complex="10pt"/>
    </style:style>
    <style:style style:name="P292" style:family="paragraph" style:parent-style-name="Material_20_Name">
      <style:text-properties fo:font-size="10pt" officeooo:rsid="080f6b6e" officeooo:paragraph-rsid="0c32922e" style:font-size-asian="10pt" style:font-size-complex="10pt"/>
    </style:style>
    <style:style style:name="P293" style:family="paragraph" style:parent-style-name="Material_20_Name">
      <style:text-properties fo:font-size="10pt" officeooo:rsid="080f6b6e" officeooo:paragraph-rsid="0c2f998f" style:font-size-asian="10pt" style:font-size-complex="10pt"/>
    </style:style>
    <style:style style:name="P294" style:family="paragraph" style:parent-style-name="Material_20_Name">
      <style:text-properties fo:font-size="10pt" officeooo:rsid="080f6b6e" officeooo:paragraph-rsid="0d799ee3" style:font-size-asian="10pt" style:font-size-complex="10pt"/>
    </style:style>
    <style:style style:name="P295" style:family="paragraph" style:parent-style-name="Material_20_Name">
      <style:text-properties fo:font-size="10pt" officeooo:rsid="0d858255" officeooo:paragraph-rsid="0d858255" style:font-size-asian="10pt" style:font-size-complex="10pt"/>
    </style:style>
    <style:style style:name="P296" style:family="paragraph" style:parent-style-name="Material_20_Name">
      <style:text-properties fo:font-size="10pt" officeooo:rsid="0de03a08" officeooo:paragraph-rsid="0de03a08" style:font-size-asian="10pt" style:font-size-complex="10pt"/>
    </style:style>
    <style:style style:name="P297" style:family="paragraph" style:parent-style-name="Material_20_Name">
      <style:text-properties fo:font-size="10pt" officeooo:rsid="0c32922e" officeooo:paragraph-rsid="0c32922e" style:font-size-asian="10pt" style:font-size-complex="10pt"/>
    </style:style>
    <style:style style:name="P298" style:family="paragraph" style:parent-style-name="Material_20_Name">
      <style:text-properties fo:font-size="10pt" officeooo:rsid="0c32922e" officeooo:paragraph-rsid="0d799ee3" style:font-size-asian="10pt" style:font-size-complex="10pt"/>
    </style:style>
    <style:style style:name="P299" style:family="paragraph" style:parent-style-name="Material_20_Name">
      <style:text-properties fo:font-size="10pt" officeooo:rsid="0de327ce" officeooo:paragraph-rsid="0de327ce" style:font-size-asian="10pt" style:font-size-complex="10pt"/>
    </style:style>
    <style:style style:name="P300" style:family="paragraph" style:parent-style-name="Material_20_Name">
      <style:text-properties fo:font-size="10pt" officeooo:rsid="0de6535a" officeooo:paragraph-rsid="0de6535a" style:font-size-asian="10pt" style:font-size-complex="10pt"/>
    </style:style>
    <style:style style:name="P301" style:family="paragraph" style:parent-style-name="Material_20_Name">
      <style:text-properties fo:font-size="10pt" officeooo:rsid="0de68536" officeooo:paragraph-rsid="0de68536" style:font-size-asian="10pt" style:font-size-complex="10pt"/>
    </style:style>
    <style:style style:name="P302" style:family="paragraph" style:parent-style-name="Material_20_Name">
      <style:text-properties fo:font-size="10pt" officeooo:rsid="0e02b46a" officeooo:paragraph-rsid="0e02b46a" style:font-size-asian="10pt" style:font-size-complex="10pt"/>
    </style:style>
    <style:style style:name="P303" style:family="paragraph" style:parent-style-name="Material_20_Name">
      <style:text-properties fo:font-size="10pt" officeooo:rsid="0e035281" officeooo:paragraph-rsid="0e035281" style:font-size-asian="10pt" style:font-size-complex="10pt"/>
    </style:style>
    <style:style style:name="P304" style:family="paragraph" style:parent-style-name="Standard">
      <style:text-properties officeooo:rsid="0db6fef6" officeooo:paragraph-rsid="0db6fef6"/>
    </style:style>
    <style:style style:name="P305" style:family="paragraph" style:parent-style-name="Standard">
      <style:text-properties officeooo:rsid="0db9177a" officeooo:paragraph-rsid="0db9177a"/>
    </style:style>
    <style:style style:name="P306" style:family="paragraph" style:parent-style-name="Standard">
      <style:text-properties officeooo:rsid="017b7879" officeooo:paragraph-rsid="0df3a1c4"/>
    </style:style>
    <style:style style:name="P307" style:family="paragraph" style:parent-style-name="Standard">
      <style:text-properties officeooo:rsid="017b7879" officeooo:paragraph-rsid="0df4ece9"/>
    </style:style>
    <style:style style:name="P308" style:family="paragraph" style:parent-style-name="Standard">
      <style:text-properties officeooo:rsid="017b7879" officeooo:paragraph-rsid="0dfa74fe"/>
    </style:style>
    <style:style style:name="P309" style:family="paragraph" style:parent-style-name="Standard">
      <style:text-properties officeooo:rsid="017b7879" officeooo:paragraph-rsid="0dfc70a9"/>
    </style:style>
    <style:style style:name="P310" style:family="paragraph" style:parent-style-name="Standard">
      <style:text-properties officeooo:rsid="017b7879" officeooo:paragraph-rsid="0dfd9aa0"/>
    </style:style>
    <style:style style:name="P311" style:family="paragraph" style:parent-style-name="Standard">
      <style:text-properties officeooo:rsid="017b7879" officeooo:paragraph-rsid="0dfe883b"/>
    </style:style>
    <style:style style:name="P312" style:family="paragraph" style:parent-style-name="Standard">
      <style:text-properties officeooo:rsid="017b7879" officeooo:paragraph-rsid="0e00471a"/>
    </style:style>
    <style:style style:name="P313" style:family="paragraph" style:parent-style-name="Standard">
      <style:text-properties officeooo:rsid="017b7879" officeooo:paragraph-rsid="0e035281"/>
    </style:style>
    <style:style style:name="P314" style:family="paragraph" style:parent-style-name="Standard">
      <style:text-properties officeooo:rsid="017b7879" officeooo:paragraph-rsid="0e050914"/>
    </style:style>
    <style:style style:name="P315" style:family="paragraph" style:parent-style-name="Standard">
      <style:text-properties officeooo:rsid="017b7879" officeooo:paragraph-rsid="0e05c32c"/>
    </style:style>
    <style:style style:name="P316" style:family="paragraph" style:parent-style-name="Standard">
      <style:text-properties officeooo:rsid="017b7879" officeooo:paragraph-rsid="0e14f7f9"/>
    </style:style>
    <style:style style:name="P317" style:family="paragraph" style:parent-style-name="Standard">
      <style:text-properties officeooo:rsid="017b7879" officeooo:paragraph-rsid="0e18aec2"/>
    </style:style>
    <style:style style:name="P318" style:family="paragraph" style:parent-style-name="Standard">
      <style:text-properties officeooo:rsid="017b7879" officeooo:paragraph-rsid="0e1b4b44"/>
    </style:style>
    <style:style style:name="P319" style:family="paragraph" style:parent-style-name="Standard">
      <style:text-properties officeooo:rsid="017b7879" officeooo:paragraph-rsid="0e1bf83e"/>
    </style:style>
    <style:style style:name="P320" style:family="paragraph" style:parent-style-name="Standard">
      <style:text-properties officeooo:rsid="017b7879" officeooo:paragraph-rsid="0e1ce6bc"/>
    </style:style>
    <style:style style:name="P321" style:family="paragraph" style:parent-style-name="Standard">
      <style:text-properties officeooo:rsid="026945b9" officeooo:paragraph-rsid="0e09c91a"/>
    </style:style>
    <style:style style:name="P322" style:family="paragraph" style:parent-style-name="Standard">
      <style:text-properties officeooo:rsid="026945b9" officeooo:paragraph-rsid="0e14f7f9"/>
    </style:style>
    <style:style style:name="P323" style:family="paragraph" style:parent-style-name="Standard">
      <style:text-properties officeooo:rsid="042930df" officeooo:paragraph-rsid="0c04ec4a"/>
    </style:style>
    <style:style style:name="P324" style:family="paragraph" style:parent-style-name="Standard">
      <style:text-properties officeooo:rsid="076e9a91" officeooo:paragraph-rsid="0df3a1c4"/>
    </style:style>
    <style:style style:name="P325" style:family="paragraph" style:parent-style-name="Standard">
      <style:text-properties officeooo:rsid="076e9a91" officeooo:paragraph-rsid="0df4ece9"/>
    </style:style>
    <style:style style:name="P326" style:family="paragraph" style:parent-style-name="Standard">
      <style:text-properties officeooo:rsid="076e9a91" officeooo:paragraph-rsid="0dfae812"/>
    </style:style>
    <style:style style:name="P327" style:family="paragraph" style:parent-style-name="Standard">
      <style:text-properties officeooo:rsid="076e9a91" officeooo:paragraph-rsid="0e02b46a"/>
    </style:style>
    <style:style style:name="P328" style:family="paragraph" style:parent-style-name="Standard">
      <style:text-properties officeooo:rsid="005f0d58" officeooo:paragraph-rsid="0df3a1c4"/>
    </style:style>
    <style:style style:name="P329" style:family="paragraph" style:parent-style-name="Standard">
      <style:text-properties officeooo:rsid="005f0d58" officeooo:paragraph-rsid="0df4ece9"/>
    </style:style>
    <style:style style:name="P330" style:family="paragraph" style:parent-style-name="Standard">
      <style:text-properties officeooo:rsid="005f0d58" officeooo:paragraph-rsid="0dfa74fe"/>
    </style:style>
    <style:style style:name="P331" style:family="paragraph" style:parent-style-name="Standard">
      <style:text-properties officeooo:rsid="005f0d58" officeooo:paragraph-rsid="0dfae812"/>
    </style:style>
    <style:style style:name="P332" style:family="paragraph" style:parent-style-name="Standard">
      <style:text-properties officeooo:rsid="005f0d58" officeooo:paragraph-rsid="0dfc70a9"/>
    </style:style>
    <style:style style:name="P333" style:family="paragraph" style:parent-style-name="Standard">
      <style:text-properties officeooo:rsid="005f0d58" officeooo:paragraph-rsid="0dfd9aa0"/>
    </style:style>
    <style:style style:name="P334" style:family="paragraph" style:parent-style-name="Standard">
      <style:text-properties officeooo:rsid="005f0d58" officeooo:paragraph-rsid="0dfe883b"/>
    </style:style>
    <style:style style:name="P335" style:family="paragraph" style:parent-style-name="Standard">
      <style:text-properties officeooo:rsid="005f0d58" officeooo:paragraph-rsid="0dff2b81"/>
    </style:style>
    <style:style style:name="P336" style:family="paragraph" style:parent-style-name="Standard">
      <style:text-properties officeooo:rsid="005f0d58" officeooo:paragraph-rsid="0e00471a"/>
    </style:style>
    <style:style style:name="P337" style:family="paragraph" style:parent-style-name="Standard">
      <style:text-properties officeooo:rsid="005f0d58" officeooo:paragraph-rsid="0e02b46a"/>
    </style:style>
    <style:style style:name="P338" style:family="paragraph" style:parent-style-name="Standard">
      <style:text-properties officeooo:rsid="005f0d58" officeooo:paragraph-rsid="0e035281"/>
    </style:style>
    <style:style style:name="P339" style:family="paragraph" style:parent-style-name="Standard">
      <style:text-properties officeooo:rsid="005f0d58" officeooo:paragraph-rsid="0e050914"/>
    </style:style>
    <style:style style:name="P340" style:family="paragraph" style:parent-style-name="Standard">
      <style:text-properties officeooo:rsid="005f0d58" officeooo:paragraph-rsid="0e05c32c"/>
    </style:style>
    <style:style style:name="P341" style:family="paragraph" style:parent-style-name="Standard">
      <style:text-properties officeooo:rsid="005f0d58" officeooo:paragraph-rsid="0e065cfd"/>
    </style:style>
    <style:style style:name="P342" style:family="paragraph" style:parent-style-name="Standard">
      <style:text-properties officeooo:rsid="005f0d58" officeooo:paragraph-rsid="0e079d58"/>
    </style:style>
    <style:style style:name="P343" style:family="paragraph" style:parent-style-name="Standard">
      <style:text-properties officeooo:rsid="005f0d58" officeooo:paragraph-rsid="0e09c91a"/>
    </style:style>
    <style:style style:name="P344" style:family="paragraph" style:parent-style-name="Standard">
      <style:text-properties officeooo:rsid="005f0d58" officeooo:paragraph-rsid="0e14f7f9"/>
    </style:style>
    <style:style style:name="P345" style:family="paragraph" style:parent-style-name="Standard">
      <style:text-properties officeooo:rsid="005f0d58" officeooo:paragraph-rsid="0e18aec2"/>
    </style:style>
    <style:style style:name="P346" style:family="paragraph" style:parent-style-name="Standard">
      <style:text-properties officeooo:rsid="005f0d58" officeooo:paragraph-rsid="0e1b4b44"/>
    </style:style>
    <style:style style:name="P347" style:family="paragraph" style:parent-style-name="Standard">
      <style:text-properties officeooo:rsid="005f0d58" officeooo:paragraph-rsid="0e1bf83e"/>
    </style:style>
    <style:style style:name="P348" style:family="paragraph" style:parent-style-name="Standard">
      <style:text-properties officeooo:rsid="005f0d58" officeooo:paragraph-rsid="0e1ce6bc"/>
    </style:style>
    <style:style style:name="P349" style:family="paragraph" style:parent-style-name="Standard">
      <style:text-properties fo:font-weight="normal" officeooo:rsid="096eb1d2" officeooo:paragraph-rsid="0dff2b81" style:font-weight-asian="normal" style:font-weight-complex="normal"/>
    </style:style>
    <style:style style:name="P350" style:family="paragraph" style:parent-style-name="Standard">
      <style:text-properties fo:font-weight="normal" officeooo:rsid="096eb1d2" officeooo:paragraph-rsid="0e14f7f9" style:font-weight-asian="normal" style:font-weight-complex="normal"/>
    </style:style>
    <style:style style:name="P351" style:family="paragraph" style:parent-style-name="Standard">
      <style:text-properties fo:font-weight="normal" officeooo:rsid="017b7879" officeooo:paragraph-rsid="0e14f7f9" style:font-weight-asian="normal" style:font-weight-complex="normal"/>
    </style:style>
    <style:style style:name="P352" style:family="paragraph" style:parent-style-name="Standard">
      <style:text-properties officeooo:paragraph-rsid="0e050914"/>
    </style:style>
    <style:style style:name="P353" style:family="paragraph" style:parent-style-name="Standard">
      <style:text-properties officeooo:rsid="07cc1328" officeooo:paragraph-rsid="0e065cfd"/>
    </style:style>
    <style:style style:name="P354" style:family="paragraph" style:parent-style-name="Standard">
      <style:text-properties officeooo:rsid="07cc1328" officeooo:paragraph-rsid="0e079d58"/>
    </style:style>
    <style:style style:name="P355" style:family="paragraph" style:parent-style-name="Standard">
      <style:text-properties officeooo:paragraph-rsid="0e079d58"/>
    </style:style>
    <style:style style:name="P356" style:family="paragraph" style:parent-style-name="Standard">
      <style:text-properties officeooo:rsid="02538bdc" officeooo:paragraph-rsid="0e1d450d"/>
    </style:style>
    <style:style style:name="P357" style:family="paragraph" style:parent-style-name="Standard">
      <style:text-properties officeooo:rsid="0ca86bee" officeooo:paragraph-rsid="0e1d450d"/>
    </style:style>
    <style:style style:name="P358" style:family="paragraph" style:parent-style-name="Table_20_Contents">
      <style:text-properties fo:font-size="10pt" officeooo:rsid="0c8a4537" officeooo:paragraph-rsid="0dbfc89e" style:font-size-asian="10pt" style:font-size-complex="10pt"/>
    </style:style>
    <style:style style:name="P359" style:family="paragraph" style:parent-style-name="Table_20_Contents">
      <style:paragraph-properties fo:text-align="center" style:justify-single-word="false"/>
      <style:text-properties fo:font-size="10pt" officeooo:rsid="0c8a4537" officeooo:paragraph-rsid="0d526d6a" style:font-size-asian="10pt" style:font-size-complex="10pt"/>
    </style:style>
    <style:style style:name="P360" style:family="paragraph" style:parent-style-name="Table_20_Contents">
      <style:paragraph-properties fo:text-align="center" style:justify-single-word="false"/>
      <style:text-properties fo:font-size="10pt" officeooo:rsid="0c8a4537" officeooo:paragraph-rsid="0d57caae" style:font-size-asian="10pt" style:font-size-complex="10pt"/>
    </style:style>
    <style:style style:name="P361" style:family="paragraph" style:parent-style-name="Table_20_Contents">
      <style:paragraph-properties fo:text-align="center" style:justify-single-word="false"/>
      <style:text-properties fo:font-size="10pt" officeooo:rsid="0c8a4537" officeooo:paragraph-rsid="0cc1e8ed" style:font-size-asian="10pt" style:font-size-complex="10pt"/>
    </style:style>
    <style:style style:name="P362" style:family="paragraph" style:parent-style-name="Table_20_Contents">
      <style:paragraph-properties fo:text-align="center" style:justify-single-word="false"/>
      <style:text-properties fo:font-size="10pt" officeooo:rsid="0c8a4537" officeooo:paragraph-rsid="0d8c9800" style:font-size-asian="10pt" style:font-size-complex="10pt"/>
    </style:style>
    <style:style style:name="P363" style:family="paragraph" style:parent-style-name="Table_20_Contents">
      <style:paragraph-properties fo:text-align="center" style:justify-single-word="false"/>
      <style:text-properties fo:font-size="10pt" officeooo:rsid="0c8a4537" officeooo:paragraph-rsid="0d521f0b" style:font-size-asian="10pt" style:font-size-complex="10pt"/>
    </style:style>
    <style:style style:name="P364" style:family="paragraph" style:parent-style-name="Table_20_Contents">
      <style:paragraph-properties fo:text-align="center" style:justify-single-word="false"/>
      <style:text-properties fo:font-size="10pt" officeooo:rsid="0c8a4537" officeooo:paragraph-rsid="0d56298b" style:font-size-asian="10pt" style:font-size-complex="10pt"/>
    </style:style>
    <style:style style:name="P365" style:family="paragraph" style:parent-style-name="Table_20_Contents">
      <style:paragraph-properties fo:text-align="center" style:justify-single-word="false"/>
      <style:text-properties fo:font-size="10pt" officeooo:rsid="0c8a4537" officeooo:paragraph-rsid="0d5b790c" style:font-size-asian="10pt" style:font-size-complex="10pt"/>
    </style:style>
    <style:style style:name="P366" style:family="paragraph" style:parent-style-name="Table_20_Contents">
      <style:paragraph-properties fo:text-align="center" style:justify-single-word="false"/>
      <style:text-properties fo:font-size="10pt" officeooo:rsid="0c8a4537" officeooo:paragraph-rsid="0d5f1e48" style:font-size-asian="10pt" style:font-size-complex="10pt"/>
    </style:style>
    <style:style style:name="P367" style:family="paragraph" style:parent-style-name="Table_20_Contents">
      <style:paragraph-properties fo:text-align="center" style:justify-single-word="false"/>
      <style:text-properties fo:font-size="10pt" officeooo:rsid="0c8a4537" officeooo:paragraph-rsid="0d8a6c50" style:font-size-asian="10pt" style:font-size-complex="10pt"/>
    </style:style>
    <style:style style:name="P368" style:family="paragraph" style:parent-style-name="Table_20_Contents">
      <style:paragraph-properties fo:text-align="center" style:justify-single-word="false"/>
      <style:text-properties fo:font-size="10pt" officeooo:rsid="0c8a4537" officeooo:paragraph-rsid="0cf6e6fd" style:font-size-asian="10pt" style:font-size-complex="10pt"/>
    </style:style>
    <style:style style:name="P369" style:family="paragraph" style:parent-style-name="Table_20_Contents">
      <style:paragraph-properties fo:text-align="center" style:justify-single-word="false"/>
      <style:text-properties fo:font-size="10pt" officeooo:rsid="0c8a4537" officeooo:paragraph-rsid="0cfe0e00" style:font-size-asian="10pt" style:font-size-complex="10pt"/>
    </style:style>
    <style:style style:name="P370" style:family="paragraph" style:parent-style-name="Table_20_Contents">
      <style:paragraph-properties fo:text-align="center" style:justify-single-word="false"/>
      <style:text-properties fo:font-size="10pt" officeooo:rsid="0c8a4537" officeooo:paragraph-rsid="0d005fd6" style:font-size-asian="10pt" style:font-size-complex="10pt"/>
    </style:style>
    <style:style style:name="P371" style:family="paragraph" style:parent-style-name="Table_20_Contents">
      <style:paragraph-properties fo:text-align="center" style:justify-single-word="false"/>
      <style:text-properties fo:font-size="10pt" officeooo:rsid="0c8a4537" officeooo:paragraph-rsid="0d5ff240" style:font-size-asian="10pt" style:font-size-complex="10pt"/>
    </style:style>
    <style:style style:name="P372" style:family="paragraph" style:parent-style-name="Table_20_Contents">
      <style:text-properties fo:font-size="10pt" officeooo:rsid="0c8a4537" officeooo:paragraph-rsid="0d7de8de" style:font-size-asian="10pt" style:font-size-complex="10pt"/>
    </style:style>
    <style:style style:name="P373" style:family="paragraph" style:parent-style-name="Table_20_Contents">
      <style:paragraph-properties fo:text-align="center" style:justify-single-word="false"/>
      <style:text-properties fo:font-size="10pt" officeooo:rsid="0d81180f" officeooo:paragraph-rsid="0d81180f" style:font-size-asian="10pt" style:font-size-complex="10pt"/>
    </style:style>
    <style:style style:name="P374" style:family="paragraph" style:parent-style-name="Table_20_Contents">
      <style:text-properties fo:font-size="10pt" officeooo:rsid="0d81180f" officeooo:paragraph-rsid="0d81180f" style:font-size-asian="10pt" style:font-size-complex="10pt"/>
    </style:style>
    <style:style style:name="P375" style:family="paragraph" style:parent-style-name="Table_20_Contents">
      <style:paragraph-properties fo:text-align="center" style:justify-single-word="false"/>
      <style:text-properties fo:font-size="10pt" officeooo:rsid="0d526d6a" officeooo:paragraph-rsid="0d54465e" style:font-size-asian="10pt" style:font-size-complex="10pt"/>
    </style:style>
    <style:style style:name="P376" style:family="paragraph" style:parent-style-name="Table_20_Contents">
      <style:paragraph-properties fo:text-align="center" style:justify-single-word="false"/>
      <style:text-properties fo:font-size="10pt" officeooo:rsid="0d526d6a" officeooo:paragraph-rsid="0d526d6a" style:font-size-asian="10pt" style:font-size-complex="10pt"/>
    </style:style>
    <style:style style:name="P377" style:family="paragraph" style:parent-style-name="Table_20_Contents">
      <style:text-properties fo:font-size="10pt" officeooo:rsid="0c55c402" officeooo:paragraph-rsid="0d54465e" style:font-size-asian="10pt" style:font-size-complex="10pt"/>
    </style:style>
    <style:style style:name="P378" style:family="paragraph" style:parent-style-name="Table_20_Contents">
      <style:text-properties fo:font-size="10pt" officeooo:rsid="0c55c402" officeooo:paragraph-rsid="0d526d6a" style:font-size-asian="10pt" style:font-size-complex="10pt"/>
    </style:style>
    <style:style style:name="P379" style:family="paragraph" style:parent-style-name="Table_20_Contents">
      <style:paragraph-properties fo:text-align="center" style:justify-single-word="false"/>
      <style:text-properties fo:font-size="10pt" officeooo:rsid="0d54465e" officeooo:paragraph-rsid="0d5533c7" style:font-size-asian="10pt" style:font-size-complex="10pt"/>
    </style:style>
    <style:style style:name="P380" style:family="paragraph" style:parent-style-name="Table_20_Contents">
      <style:paragraph-properties fo:text-align="center" style:justify-single-word="false"/>
      <style:text-properties fo:font-size="10pt" officeooo:rsid="0dc0c917" officeooo:paragraph-rsid="0dc0c917" style:font-size-asian="10pt" style:font-size-complex="10pt"/>
    </style:style>
    <style:style style:name="P381" style:family="paragraph" style:parent-style-name="Table_20_Contents">
      <style:paragraph-properties fo:text-align="center" style:justify-single-word="false"/>
      <style:text-properties fo:font-size="10pt" officeooo:rsid="0dc2a526" officeooo:paragraph-rsid="0dc2a526" style:font-size-asian="10pt" style:font-size-complex="10pt"/>
    </style:style>
    <style:style style:name="P382" style:family="paragraph" style:parent-style-name="Table_20_Contents">
      <style:text-properties fo:font-size="10pt" officeooo:rsid="0c5d204a" officeooo:paragraph-rsid="0d526d6a" style:font-size-asian="10pt" style:font-size-complex="10pt"/>
    </style:style>
    <style:style style:name="P383" style:family="paragraph" style:parent-style-name="Table_20_Contents">
      <style:text-properties fo:font-size="10pt" officeooo:rsid="0cb2bce2" officeooo:paragraph-rsid="0d526d6a" style:font-size-asian="10pt" style:font-size-complex="10pt"/>
    </style:style>
    <style:style style:name="P384" style:family="paragraph" style:parent-style-name="Table_20_Contents">
      <style:paragraph-properties fo:text-align="center" style:justify-single-word="false"/>
      <style:text-properties fo:font-size="10pt" officeooo:rsid="0dc37ffe" officeooo:paragraph-rsid="0dc37ffe" style:font-size-asian="10pt" style:font-size-complex="10pt"/>
    </style:style>
    <style:style style:name="P385" style:family="paragraph" style:parent-style-name="Table_20_Contents">
      <style:text-properties fo:font-size="10pt" officeooo:rsid="0dc37ffe" officeooo:paragraph-rsid="0dc37ffe" style:font-size-asian="10pt" style:font-size-complex="10pt"/>
    </style:style>
    <style:style style:name="P386" style:family="paragraph" style:parent-style-name="Table_20_Contents">
      <style:paragraph-properties fo:text-align="center" style:justify-single-word="false"/>
      <style:text-properties fo:font-size="10pt" officeooo:rsid="0dc6209c" officeooo:paragraph-rsid="0dc6209c" style:font-size-asian="10pt" style:font-size-complex="10pt"/>
    </style:style>
    <style:style style:name="P387" style:family="paragraph" style:parent-style-name="Table_20_Contents">
      <style:text-properties fo:font-size="10pt" officeooo:rsid="0c8ae89d" officeooo:paragraph-rsid="0d521f0b" style:font-size-asian="10pt" style:font-size-complex="10pt"/>
    </style:style>
    <style:style style:name="P388" style:family="paragraph" style:parent-style-name="Table_20_Contents">
      <style:text-properties fo:font-size="10pt" officeooo:rsid="0c8ae89d" officeooo:paragraph-rsid="0d5533c7" style:font-size-asian="10pt" style:font-size-complex="10pt"/>
    </style:style>
    <style:style style:name="P389" style:family="paragraph" style:parent-style-name="Table_20_Contents">
      <style:paragraph-properties fo:text-align="center" style:justify-single-word="false"/>
      <style:text-properties fo:font-size="10pt" officeooo:rsid="0dccd590" officeooo:paragraph-rsid="0dccd590" style:font-size-asian="10pt" style:font-size-complex="10pt"/>
    </style:style>
    <style:style style:name="P390" style:family="paragraph" style:parent-style-name="Table_20_Contents">
      <style:paragraph-properties fo:text-align="center" style:justify-single-word="false"/>
      <style:text-properties fo:font-size="10pt" officeooo:rsid="0d521f0b" officeooo:paragraph-rsid="0d56db8f" style:font-size-asian="10pt" style:font-size-complex="10pt"/>
    </style:style>
    <style:style style:name="P391" style:family="paragraph" style:parent-style-name="Table_20_Contents">
      <style:paragraph-properties fo:text-align="center" style:justify-single-word="false"/>
      <style:text-properties fo:font-size="10pt" officeooo:rsid="0d521f0b" officeooo:paragraph-rsid="0d56298b" style:font-size-asian="10pt" style:font-size-complex="10pt"/>
    </style:style>
    <style:style style:name="P392" style:family="paragraph" style:parent-style-name="Table_20_Contents">
      <style:paragraph-properties fo:text-align="center" style:justify-single-word="false"/>
      <style:text-properties fo:font-size="10pt" officeooo:rsid="0d521f0b" officeooo:paragraph-rsid="0d526d6a" style:font-size-asian="10pt" style:font-size-complex="10pt"/>
    </style:style>
    <style:style style:name="P393" style:family="paragraph" style:parent-style-name="Table_20_Contents">
      <style:paragraph-properties fo:text-align="center" style:justify-single-word="false"/>
      <style:text-properties fo:font-size="10pt" officeooo:rsid="0d521f0b" officeooo:paragraph-rsid="0d57caae" style:font-size-asian="10pt" style:font-size-complex="10pt"/>
    </style:style>
    <style:style style:name="P394" style:family="paragraph" style:parent-style-name="Table_20_Contents">
      <style:paragraph-properties fo:text-align="center" style:justify-single-word="false"/>
      <style:text-properties fo:font-size="10pt" officeooo:rsid="0d521f0b" officeooo:paragraph-rsid="0d5b790c" style:font-size-asian="10pt" style:font-size-complex="10pt"/>
    </style:style>
    <style:style style:name="P395" style:family="paragraph" style:parent-style-name="Table_20_Contents">
      <style:paragraph-properties fo:text-align="center" style:justify-single-word="false"/>
      <style:text-properties fo:font-size="10pt" officeooo:rsid="0d521f0b" officeooo:paragraph-rsid="0d5d134d" style:font-size-asian="10pt" style:font-size-complex="10pt"/>
    </style:style>
    <style:style style:name="P396" style:family="paragraph" style:parent-style-name="Table_20_Contents">
      <style:text-properties fo:font-size="10pt" officeooo:rsid="0c68e621" officeooo:paragraph-rsid="0d56db8f" style:font-size-asian="10pt" style:font-size-complex="10pt"/>
    </style:style>
    <style:style style:name="P397" style:family="paragraph" style:parent-style-name="Table_20_Contents">
      <style:text-properties fo:font-size="10pt" officeooo:rsid="0c68e621" officeooo:paragraph-rsid="0d57caae" style:font-size-asian="10pt" style:font-size-complex="10pt"/>
    </style:style>
    <style:style style:name="P398" style:family="paragraph" style:parent-style-name="Table_20_Contents">
      <style:text-properties fo:font-size="10pt" officeooo:rsid="0c6aa2e1" officeooo:paragraph-rsid="0d57caae" style:font-size-asian="10pt" style:font-size-complex="10pt"/>
    </style:style>
    <style:style style:name="P399" style:family="paragraph" style:parent-style-name="Table_20_Contents">
      <style:paragraph-properties fo:text-align="center" style:justify-single-word="false"/>
      <style:text-properties fo:font-size="10pt" officeooo:rsid="0dcedbfb" officeooo:paragraph-rsid="0dcedbfb" style:font-size-asian="10pt" style:font-size-complex="10pt"/>
    </style:style>
    <style:style style:name="P400" style:family="paragraph" style:parent-style-name="Table_20_Contents">
      <style:text-properties fo:font-size="10pt" officeooo:rsid="0c70cf97" officeooo:paragraph-rsid="0d5d134d" style:font-size-asian="10pt" style:font-size-complex="10pt"/>
    </style:style>
    <style:style style:name="P401" style:family="paragraph" style:parent-style-name="Table_20_Contents">
      <style:paragraph-properties fo:text-align="center" style:justify-single-word="false"/>
      <style:text-properties fo:font-size="10pt" officeooo:rsid="0dd03fef" officeooo:paragraph-rsid="0dd03fef" style:font-size-asian="10pt" style:font-size-complex="10pt"/>
    </style:style>
    <style:style style:name="P402" style:family="paragraph" style:parent-style-name="Table_20_Contents">
      <style:text-properties fo:font-size="10pt" officeooo:rsid="0dd03fef" officeooo:paragraph-rsid="0dd03fef" style:font-size-asian="10pt" style:font-size-complex="10pt"/>
    </style:style>
    <style:style style:name="P403" style:family="paragraph" style:parent-style-name="Table_20_Contents">
      <style:paragraph-properties fo:text-align="center" style:justify-single-word="false"/>
      <style:text-properties fo:font-size="10pt" officeooo:rsid="0d64b50c" officeooo:paragraph-rsid="0d6f3d95" style:font-size-asian="10pt" style:font-size-complex="10pt"/>
    </style:style>
    <style:style style:name="P404" style:family="paragraph" style:parent-style-name="Table_20_Contents">
      <style:paragraph-properties fo:text-align="center" style:justify-single-word="false"/>
      <style:text-properties fo:font-size="10pt" officeooo:rsid="0d64b50c" officeooo:paragraph-rsid="0d64b50c" style:font-size-asian="10pt" style:font-size-complex="10pt"/>
    </style:style>
    <style:style style:name="P405" style:family="paragraph" style:parent-style-name="Table_20_Contents">
      <style:paragraph-properties fo:text-align="center" style:justify-single-word="false"/>
      <style:text-properties fo:font-size="10pt" officeooo:rsid="0d64b50c" officeooo:paragraph-rsid="0d683792" style:font-size-asian="10pt" style:font-size-complex="10pt"/>
    </style:style>
    <style:style style:name="P406" style:family="paragraph" style:parent-style-name="Table_20_Contents">
      <style:paragraph-properties fo:text-align="center" style:justify-single-word="false"/>
      <style:text-properties fo:font-size="10pt" officeooo:rsid="0d64b50c" officeooo:paragraph-rsid="0d6c187e" style:font-size-asian="10pt" style:font-size-complex="10pt"/>
    </style:style>
    <style:style style:name="P407" style:family="paragraph" style:parent-style-name="Table_20_Contents">
      <style:paragraph-properties fo:text-align="center" style:justify-single-word="false"/>
      <style:text-properties fo:font-size="10pt" officeooo:rsid="0d64b50c" officeooo:paragraph-rsid="0d8a6c50" style:font-size-asian="10pt" style:font-size-complex="10pt"/>
    </style:style>
    <style:style style:name="P408" style:family="paragraph" style:parent-style-name="Table_20_Contents">
      <style:paragraph-properties fo:text-align="center" style:justify-single-word="false"/>
      <style:text-properties fo:font-size="10pt" officeooo:rsid="0d64b50c" officeooo:paragraph-rsid="0d8c9800" style:font-size-asian="10pt" style:font-size-complex="10pt"/>
    </style:style>
    <style:style style:name="P409" style:family="paragraph" style:parent-style-name="Table_20_Contents">
      <style:paragraph-properties fo:text-align="center" style:justify-single-word="false"/>
      <style:text-properties fo:font-size="10pt" officeooo:rsid="0d64b50c" officeooo:paragraph-rsid="0d707d99" style:font-size-asian="10pt" style:font-size-complex="10pt"/>
    </style:style>
    <style:style style:name="P410" style:family="paragraph" style:parent-style-name="Table_20_Contents">
      <style:paragraph-properties fo:text-align="center" style:justify-single-word="false"/>
      <style:text-properties fo:font-size="10pt" officeooo:rsid="0d64b50c" officeooo:paragraph-rsid="0d6d0e7a" style:font-size-asian="10pt" style:font-size-complex="10pt"/>
    </style:style>
    <style:style style:name="P411" style:family="paragraph" style:parent-style-name="Table_20_Contents">
      <style:paragraph-properties fo:text-align="center" style:justify-single-word="false"/>
      <style:text-properties fo:font-size="10pt" officeooo:rsid="0d64b50c" officeooo:paragraph-rsid="0d6e75e0" style:font-size-asian="10pt" style:font-size-complex="10pt"/>
    </style:style>
    <style:style style:name="P412" style:family="paragraph" style:parent-style-name="Table_20_Contents">
      <style:paragraph-properties fo:text-align="center" style:justify-single-word="false"/>
      <style:text-properties fo:font-size="10pt" officeooo:rsid="0d6e75e0" officeooo:paragraph-rsid="0d8c9800" style:font-size-asian="10pt" style:font-size-complex="10pt"/>
    </style:style>
    <style:style style:name="P413" style:family="paragraph" style:parent-style-name="Table_20_Contents">
      <style:paragraph-properties fo:text-align="center" style:justify-single-word="false"/>
      <style:text-properties fo:font-size="10pt" officeooo:rsid="0d6e75e0" officeooo:paragraph-rsid="0d6e75e0" style:font-size-asian="10pt" style:font-size-complex="10pt"/>
    </style:style>
    <style:style style:name="P414" style:family="paragraph" style:parent-style-name="Table_20_Contents">
      <style:text-properties fo:font-size="10pt" officeooo:rsid="0d6e75e0" officeooo:paragraph-rsid="0d6e75e0" style:font-size-asian="10pt" style:font-size-complex="10pt"/>
    </style:style>
    <style:style style:name="P415" style:family="paragraph" style:parent-style-name="Table_20_Contents">
      <style:paragraph-properties fo:text-align="center" style:justify-single-word="false"/>
      <style:text-properties fo:font-size="10pt" officeooo:rsid="0dd3cf86" officeooo:paragraph-rsid="0dd3cf86" style:font-size-asian="10pt" style:font-size-complex="10pt"/>
    </style:style>
    <style:style style:name="P416" style:family="paragraph" style:parent-style-name="Table_20_Contents">
      <style:text-properties fo:font-size="10pt" officeooo:rsid="0c7937d0" officeooo:paragraph-rsid="0d64b50c" style:font-size-asian="10pt" style:font-size-complex="10pt"/>
    </style:style>
    <style:style style:name="P417" style:family="paragraph" style:parent-style-name="Table_20_Contents">
      <style:paragraph-properties fo:text-align="center" style:justify-single-word="false"/>
      <style:text-properties fo:font-size="10pt" officeooo:rsid="0d5d89ad" officeooo:paragraph-rsid="0d64b50c" style:font-size-asian="10pt" style:font-size-complex="10pt"/>
    </style:style>
    <style:style style:name="P418" style:family="paragraph" style:parent-style-name="Table_20_Contents">
      <style:paragraph-properties fo:text-align="center" style:justify-single-word="false"/>
      <style:text-properties fo:font-size="10pt" officeooo:rsid="0d5d89ad" officeooo:paragraph-rsid="0d5d89ad" style:font-size-asian="10pt" style:font-size-complex="10pt"/>
    </style:style>
    <style:style style:name="P419" style:family="paragraph" style:parent-style-name="Table_20_Contents">
      <style:paragraph-properties fo:text-align="center" style:justify-single-word="false"/>
      <style:text-properties fo:font-size="10pt" officeooo:rsid="0d5d89ad" officeooo:paragraph-rsid="0d683792" style:font-size-asian="10pt" style:font-size-complex="10pt"/>
    </style:style>
    <style:style style:name="P420" style:family="paragraph" style:parent-style-name="Table_20_Contents">
      <style:paragraph-properties fo:text-align="center" style:justify-single-word="false"/>
      <style:text-properties fo:font-size="10pt" officeooo:rsid="0d5d89ad" officeooo:paragraph-rsid="0d6c187e" style:font-size-asian="10pt" style:font-size-complex="10pt"/>
    </style:style>
    <style:style style:name="P421" style:family="paragraph" style:parent-style-name="Table_20_Contents">
      <style:paragraph-properties fo:text-align="center" style:justify-single-word="false"/>
      <style:text-properties fo:font-size="10pt" officeooo:rsid="0d5d89ad" officeooo:paragraph-rsid="0d8a6c50" style:font-size-asian="10pt" style:font-size-complex="10pt"/>
    </style:style>
    <style:style style:name="P422" style:family="paragraph" style:parent-style-name="Table_20_Contents">
      <style:paragraph-properties fo:text-align="center" style:justify-single-word="false"/>
      <style:text-properties fo:font-size="10pt" officeooo:rsid="0d5d89ad" officeooo:paragraph-rsid="0d8c9800" style:font-size-asian="10pt" style:font-size-complex="10pt"/>
    </style:style>
    <style:style style:name="P423" style:family="paragraph" style:parent-style-name="Table_20_Contents">
      <style:paragraph-properties fo:text-align="center" style:justify-single-word="false"/>
      <style:text-properties fo:font-size="10pt" officeooo:rsid="0d5d89ad" officeooo:paragraph-rsid="0d946fe4" style:font-size-asian="10pt" style:font-size-complex="10pt"/>
    </style:style>
    <style:style style:name="P424" style:family="paragraph" style:parent-style-name="Table_20_Contents">
      <style:paragraph-properties fo:text-align="center" style:justify-single-word="false"/>
      <style:text-properties fo:font-size="10pt" officeooo:rsid="0d5d89ad" officeooo:paragraph-rsid="0d95ee2f" style:font-size-asian="10pt" style:font-size-complex="10pt"/>
    </style:style>
    <style:style style:name="P425" style:family="paragraph" style:parent-style-name="Table_20_Contents">
      <style:text-properties fo:font-size="10pt" officeooo:rsid="0d5d89ad" officeooo:paragraph-rsid="0d5d89ad" style:font-size-asian="10pt" style:font-size-complex="10pt"/>
    </style:style>
    <style:style style:name="P426" style:family="paragraph" style:parent-style-name="Table_20_Contents">
      <style:paragraph-properties fo:text-align="center" style:justify-single-word="false"/>
      <style:text-properties fo:font-size="10pt" officeooo:rsid="0dd51f3e" officeooo:paragraph-rsid="0dd51f3e" style:font-size-asian="10pt" style:font-size-complex="10pt"/>
    </style:style>
    <style:style style:name="P427" style:family="paragraph" style:parent-style-name="Table_20_Contents">
      <style:paragraph-properties fo:text-align="center" style:justify-single-word="false"/>
      <style:text-properties fo:font-size="10pt" officeooo:rsid="0ddd2a9d" officeooo:paragraph-rsid="0ddd2a9d" style:font-size-asian="10pt" style:font-size-complex="10pt"/>
    </style:style>
    <style:style style:name="P428" style:family="paragraph" style:parent-style-name="Table_20_Contents">
      <style:paragraph-properties fo:text-align="center" style:justify-single-word="false"/>
      <style:text-properties fo:font-size="10pt" officeooo:rsid="0d68a025" officeooo:paragraph-rsid="0d68a025" style:font-size-asian="10pt" style:font-size-complex="10pt"/>
    </style:style>
    <style:style style:name="P429" style:family="paragraph" style:parent-style-name="Table_20_Contents">
      <style:text-properties fo:font-size="10pt" officeooo:rsid="0c84a8ac" officeooo:paragraph-rsid="0d683792" style:font-size-asian="10pt" style:font-size-complex="10pt"/>
    </style:style>
    <style:style style:name="P430" style:family="paragraph" style:parent-style-name="Table_20_Contents">
      <style:paragraph-properties fo:text-align="center" style:justify-single-word="false"/>
      <style:text-properties fo:font-size="10pt" officeooo:rsid="0ddfc667" officeooo:paragraph-rsid="0ddfc667" style:font-size-asian="10pt" style:font-size-complex="10pt"/>
    </style:style>
    <style:style style:name="P431" style:family="paragraph" style:parent-style-name="Table_20_Contents">
      <style:paragraph-properties fo:text-align="center" style:justify-single-word="false"/>
      <style:text-properties fo:font-size="10pt" officeooo:rsid="0de7fa9d" officeooo:paragraph-rsid="0de7fa9d" style:font-size-asian="10pt" style:font-size-complex="10pt"/>
    </style:style>
    <style:style style:name="P432" style:family="paragraph" style:parent-style-name="Table_20_Contents">
      <style:paragraph-properties fo:text-align="center" style:justify-single-word="false"/>
      <style:text-properties fo:font-size="10pt" officeooo:rsid="0de9fcee" officeooo:paragraph-rsid="0de9fcee" style:font-size-asian="10pt" style:font-size-complex="10pt"/>
    </style:style>
    <style:style style:name="P433" style:family="paragraph" style:parent-style-name="Table_20_Contents">
      <style:paragraph-properties fo:text-align="center" style:justify-single-word="false"/>
      <style:text-properties fo:font-size="10pt" officeooo:rsid="0def03a9" officeooo:paragraph-rsid="0def03a9" style:font-size-asian="10pt" style:font-size-complex="10pt"/>
    </style:style>
    <style:style style:name="P434" style:family="paragraph" style:parent-style-name="Table_20_Contents">
      <style:paragraph-properties fo:text-align="center" style:justify-single-word="false"/>
      <style:text-properties fo:font-size="10pt" officeooo:rsid="06a88204" officeooo:paragraph-rsid="0da40f89" style:font-size-asian="10pt" style:font-size-complex="10pt"/>
    </style:style>
    <style:style style:name="P435" style:family="paragraph" style:parent-style-name="Table_20_Contents">
      <style:text-properties fo:font-size="10pt" officeooo:rsid="06329c00" officeooo:paragraph-rsid="0df1bae0" style:font-size-asian="10pt" style:font-size-complex="10pt"/>
    </style:style>
    <style:style style:name="P436" style:family="paragraph" style:parent-style-name="Table_20_Contents">
      <style:paragraph-properties fo:text-align="center" style:justify-single-word="false"/>
      <style:text-properties fo:font-size="10pt" officeooo:rsid="06329c00" officeooo:paragraph-rsid="063aa002" style:font-size-asian="10pt" style:font-size-complex="10pt"/>
    </style:style>
    <style:style style:name="P437" style:family="paragraph" style:parent-style-name="Table_20_Contents">
      <style:paragraph-properties fo:text-align="center" style:justify-single-word="false"/>
      <style:text-properties fo:font-size="10pt" officeooo:rsid="0636ba91" officeooo:paragraph-rsid="0df1bae0" style:font-size-asian="10pt" style:font-size-complex="10pt"/>
    </style:style>
    <style:style style:name="P438" style:family="paragraph" style:parent-style-name="Table_20_Contents">
      <style:paragraph-properties fo:text-align="center" style:justify-single-word="false"/>
      <style:text-properties fo:font-size="10pt" officeooo:rsid="0636ba91" officeooo:paragraph-rsid="0df28d75" style:font-size-asian="10pt" style:font-size-complex="10pt"/>
    </style:style>
    <style:style style:name="P439" style:family="paragraph" style:parent-style-name="Table_20_Contents">
      <style:text-properties fo:font-size="10pt" officeooo:rsid="040c1bd0" officeooo:paragraph-rsid="0df1bae0" style:font-size-asian="10pt" style:font-size-complex="10pt"/>
    </style:style>
    <style:style style:name="P440" style:family="paragraph" style:parent-style-name="Table_20_Contents">
      <style:paragraph-properties fo:text-align="center" style:justify-single-word="false"/>
      <style:text-properties fo:font-size="10pt" officeooo:rsid="0df1bae0" officeooo:paragraph-rsid="0df1bae0" style:font-size-asian="10pt" style:font-size-complex="10pt"/>
    </style:style>
    <style:style style:name="P441" style:family="paragraph" style:parent-style-name="Table_20_Contents">
      <style:text-properties fo:font-size="10pt" officeooo:rsid="04060630" officeooo:paragraph-rsid="0df1bae0" style:font-size-asian="10pt" style:font-size-complex="10pt"/>
    </style:style>
    <style:style style:name="P442" style:family="paragraph" style:parent-style-name="Table_20_Contents">
      <style:text-properties fo:font-size="10pt" officeooo:paragraph-rsid="0df1bae0" style:font-size-asian="10pt" style:font-size-complex="10pt"/>
    </style:style>
    <style:style style:name="P443" style:family="paragraph" style:parent-style-name="Table_20_Contents">
      <style:text-properties fo:font-size="10pt" officeooo:rsid="040f5c6f" officeooo:paragraph-rsid="0df1bae0" style:font-size-asian="10pt" style:font-size-complex="10pt"/>
    </style:style>
    <style:style style:name="P444" style:family="paragraph" style:parent-style-name="Table_20_Contents">
      <style:text-properties fo:font-size="10pt" officeooo:rsid="04305609" officeooo:paragraph-rsid="0df1bae0" style:font-size-asian="10pt" style:font-size-complex="10pt"/>
    </style:style>
    <style:style style:name="P445" style:family="paragraph" style:parent-style-name="Table_20_Contents">
      <style:text-properties fo:font-size="10pt" officeooo:rsid="041f108a" officeooo:paragraph-rsid="0c04ec4a" style:font-size-asian="10pt" style:font-size-complex="10pt"/>
    </style:style>
    <style:style style:name="P446" style:family="paragraph" style:parent-style-name="Table_20_Contents">
      <style:text-properties fo:font-size="10pt" officeooo:rsid="041d449c" officeooo:paragraph-rsid="0c04ec4a" style:font-size-asian="10pt" style:font-size-complex="10pt"/>
    </style:style>
    <style:style style:name="P447" style:family="paragraph" style:parent-style-name="Table_20_Contents">
      <style:paragraph-properties fo:text-align="center" style:justify-single-word="false"/>
      <style:text-properties fo:font-size="10pt" officeooo:rsid="0d7de8de" officeooo:paragraph-rsid="0d7de8de" style:font-size-asian="10pt" style:font-size-complex="10pt"/>
    </style:style>
    <style:style style:name="P448" style:family="paragraph" style:parent-style-name="Table_20_Contents">
      <style:paragraph-properties fo:text-align="center" style:justify-single-word="false"/>
      <style:text-properties fo:font-size="10pt" officeooo:rsid="0d7de8de" officeooo:paragraph-rsid="0df3a1c4" style:font-size-asian="10pt" style:font-size-complex="10pt"/>
    </style:style>
    <style:style style:name="P449" style:family="paragraph" style:parent-style-name="Table_20_Contents">
      <style:paragraph-properties fo:text-align="center" style:justify-single-word="false"/>
      <style:text-properties fo:font-size="10pt" officeooo:rsid="0d7de8de" officeooo:paragraph-rsid="0df4ece9" style:font-size-asian="10pt" style:font-size-complex="10pt"/>
    </style:style>
    <style:style style:name="P450" style:family="paragraph" style:parent-style-name="Table_20_Contents">
      <style:paragraph-properties fo:text-align="center" style:justify-single-word="false"/>
      <style:text-properties fo:font-size="10pt" officeooo:rsid="0d7de8de" officeooo:paragraph-rsid="0dfa74fe" style:font-size-asian="10pt" style:font-size-complex="10pt"/>
    </style:style>
    <style:style style:name="P451" style:family="paragraph" style:parent-style-name="Table_20_Contents">
      <style:paragraph-properties fo:text-align="center" style:justify-single-word="false"/>
      <style:text-properties fo:font-size="10pt" officeooo:rsid="0d5533c7" officeooo:paragraph-rsid="0d5533c7" style:font-size-asian="10pt" style:font-size-complex="10pt"/>
    </style:style>
    <style:style style:name="P452" style:family="paragraph" style:parent-style-name="Table_20_Contents">
      <style:text-properties fo:font-size="10pt" officeooo:rsid="0c4a0c11" officeooo:paragraph-rsid="0d5533c7" style:font-size-asian="10pt" style:font-size-complex="10pt"/>
    </style:style>
    <style:style style:name="P453" style:family="paragraph" style:parent-style-name="Table_20_Contents">
      <style:text-properties fo:font-size="10pt" officeooo:rsid="0c4a0c11" officeooo:paragraph-rsid="0d683792" style:font-size-asian="10pt" style:font-size-complex="10pt"/>
    </style:style>
    <style:style style:name="P454" style:family="paragraph" style:parent-style-name="Table_20_Contents">
      <style:text-properties fo:font-size="10pt" officeooo:rsid="0df3a1c4" officeooo:paragraph-rsid="0df3a1c4" style:font-size-asian="10pt" style:font-size-complex="10pt"/>
    </style:style>
    <style:style style:name="P455" style:family="paragraph" style:parent-style-name="Table_20_Contents">
      <style:paragraph-properties fo:text-align="center" style:justify-single-word="false"/>
      <style:text-properties fo:font-size="10pt" officeooo:rsid="0df3a1c4" officeooo:paragraph-rsid="0df3a1c4" style:font-size-asian="10pt" style:font-size-complex="10pt"/>
    </style:style>
    <style:style style:name="P456" style:family="paragraph" style:parent-style-name="Table_20_Contents">
      <style:paragraph-properties fo:text-align="center" style:justify-single-word="false"/>
      <style:text-properties fo:font-size="10pt" officeooo:rsid="0df3a1c4" officeooo:paragraph-rsid="0df4ece9" style:font-size-asian="10pt" style:font-size-complex="10pt"/>
    </style:style>
    <style:style style:name="P457" style:family="paragraph" style:parent-style-name="Table_20_Contents">
      <style:text-properties fo:font-size="10pt" officeooo:rsid="0df3a1c4" officeooo:paragraph-rsid="0df4ece9" style:font-size-asian="10pt" style:font-size-complex="10pt"/>
    </style:style>
    <style:style style:name="P458" style:family="paragraph" style:parent-style-name="Table_20_Contents">
      <style:text-properties fo:font-size="10pt" officeooo:rsid="0df3a1c4" officeooo:paragraph-rsid="0dfa74fe" style:font-size-asian="10pt" style:font-size-complex="10pt"/>
    </style:style>
    <style:style style:name="P459" style:family="paragraph" style:parent-style-name="Table_20_Contents">
      <style:text-properties fo:font-size="10pt" officeooo:rsid="0df3a1c4" officeooo:paragraph-rsid="0dfc70a9" style:font-size-asian="10pt" style:font-size-complex="10pt"/>
    </style:style>
    <style:style style:name="P460" style:family="paragraph" style:parent-style-name="Table_20_Contents">
      <style:text-properties fo:font-size="10pt" officeooo:rsid="0df3a1c4" officeooo:paragraph-rsid="0dfd9aa0" style:font-size-asian="10pt" style:font-size-complex="10pt"/>
    </style:style>
    <style:style style:name="P461" style:family="paragraph" style:parent-style-name="Table_20_Contents">
      <style:text-properties fo:font-size="10pt" officeooo:rsid="0df3a1c4" officeooo:paragraph-rsid="0dfe883b" style:font-size-asian="10pt" style:font-size-complex="10pt"/>
    </style:style>
    <style:style style:name="P462" style:family="paragraph" style:parent-style-name="Table_20_Contents">
      <style:text-properties fo:font-size="10pt" officeooo:rsid="0df3a1c4" officeooo:paragraph-rsid="0dff2b81" style:font-size-asian="10pt" style:font-size-complex="10pt"/>
    </style:style>
    <style:style style:name="P463" style:family="paragraph" style:parent-style-name="Table_20_Contents">
      <style:text-properties fo:font-size="10pt" officeooo:rsid="0df3a1c4" officeooo:paragraph-rsid="0e00471a" style:font-size-asian="10pt" style:font-size-complex="10pt"/>
    </style:style>
    <style:style style:name="P464" style:family="paragraph" style:parent-style-name="Table_20_Contents">
      <style:text-properties fo:font-size="10pt" officeooo:rsid="0df3a1c4" officeooo:paragraph-rsid="0e02b46a" style:font-size-asian="10pt" style:font-size-complex="10pt"/>
    </style:style>
    <style:style style:name="P465" style:family="paragraph" style:parent-style-name="Table_20_Contents">
      <style:text-properties fo:font-size="10pt" officeooo:rsid="0df3a1c4" officeooo:paragraph-rsid="0e035281" style:font-size-asian="10pt" style:font-size-complex="10pt"/>
    </style:style>
    <style:style style:name="P466" style:family="paragraph" style:parent-style-name="Table_20_Contents">
      <style:text-properties fo:font-size="10pt" officeooo:rsid="0df3a1c4" officeooo:paragraph-rsid="0e050914" style:font-size-asian="10pt" style:font-size-complex="10pt"/>
    </style:style>
    <style:style style:name="P467" style:family="paragraph" style:parent-style-name="Table_20_Contents">
      <style:text-properties fo:font-size="10pt" officeooo:rsid="0df3a1c4" officeooo:paragraph-rsid="0e05c32c" style:font-size-asian="10pt" style:font-size-complex="10pt"/>
    </style:style>
    <style:style style:name="P468" style:family="paragraph" style:parent-style-name="Table_20_Contents">
      <style:text-properties fo:font-size="10pt" officeooo:rsid="0df3a1c4" officeooo:paragraph-rsid="0e065cfd" style:font-size-asian="10pt" style:font-size-complex="10pt"/>
    </style:style>
    <style:style style:name="P469" style:family="paragraph" style:parent-style-name="Table_20_Contents">
      <style:text-properties fo:font-size="10pt" officeooo:rsid="0df3a1c4" officeooo:paragraph-rsid="0e079d58" style:font-size-asian="10pt" style:font-size-complex="10pt"/>
    </style:style>
    <style:style style:name="P470" style:family="paragraph" style:parent-style-name="Table_20_Contents">
      <style:text-properties fo:font-size="10pt" officeooo:rsid="0df3a1c4" officeooo:paragraph-rsid="0e0dd9a2" style:font-size-asian="10pt" style:font-size-complex="10pt"/>
    </style:style>
    <style:style style:name="P471" style:family="paragraph" style:parent-style-name="Table_20_Contents">
      <style:text-properties fo:font-size="10pt" officeooo:rsid="0df3a1c4" officeooo:paragraph-rsid="0e137f18" style:font-size-asian="10pt" style:font-size-complex="10pt"/>
    </style:style>
    <style:style style:name="P472" style:family="paragraph" style:parent-style-name="Table_20_Contents">
      <style:text-properties fo:font-size="10pt" officeooo:rsid="0df3a1c4" officeooo:paragraph-rsid="0e14f7f9" style:font-size-asian="10pt" style:font-size-complex="10pt"/>
    </style:style>
    <style:style style:name="P473" style:family="paragraph" style:parent-style-name="Table_20_Contents">
      <style:text-properties fo:font-size="10pt" officeooo:rsid="0df3a1c4" officeooo:paragraph-rsid="0e18aec2" style:font-size-asian="10pt" style:font-size-complex="10pt"/>
    </style:style>
    <style:style style:name="P474" style:family="paragraph" style:parent-style-name="Table_20_Contents">
      <style:text-properties fo:font-size="10pt" officeooo:rsid="0df3a1c4" officeooo:paragraph-rsid="0e1b4b44" style:font-size-asian="10pt" style:font-size-complex="10pt"/>
    </style:style>
    <style:style style:name="P475" style:family="paragraph" style:parent-style-name="Table_20_Contents">
      <style:text-properties fo:font-size="10pt" officeooo:rsid="0df3a1c4" officeooo:paragraph-rsid="0e1bf83e" style:font-size-asian="10pt" style:font-size-complex="10pt"/>
    </style:style>
    <style:style style:name="P476" style:family="paragraph" style:parent-style-name="Table_20_Contents">
      <style:text-properties fo:font-size="10pt" officeooo:rsid="0df3a1c4" officeooo:paragraph-rsid="0e1ce6bc" style:font-size-asian="10pt" style:font-size-complex="10pt"/>
    </style:style>
    <style:style style:name="P477" style:family="paragraph" style:parent-style-name="Table_20_Contents">
      <style:text-properties fo:font-size="10pt" officeooo:rsid="0c588c34" officeooo:paragraph-rsid="0d54465e" style:font-size-asian="10pt" style:font-size-complex="10pt"/>
    </style:style>
    <style:style style:name="P478" style:family="paragraph" style:parent-style-name="Table_20_Contents">
      <style:text-properties fo:font-size="10pt" officeooo:rsid="0c588c34" officeooo:paragraph-rsid="0d526d6a" style:font-size-asian="10pt" style:font-size-complex="10pt"/>
    </style:style>
    <style:style style:name="P479" style:family="paragraph" style:parent-style-name="Table_20_Contents">
      <style:text-properties fo:font-size="10pt" officeooo:rsid="0c59ff29" officeooo:paragraph-rsid="0d526d6a" style:font-size-asian="10pt" style:font-size-complex="10pt"/>
    </style:style>
    <style:style style:name="P480" style:family="paragraph" style:parent-style-name="Table_20_Contents">
      <style:paragraph-properties fo:text-align="center" style:justify-single-word="false"/>
      <style:text-properties fo:font-size="10pt" officeooo:rsid="0df4ece9" officeooo:paragraph-rsid="0df4ece9" style:font-size-asian="10pt" style:font-size-complex="10pt"/>
    </style:style>
    <style:style style:name="P481" style:family="paragraph" style:parent-style-name="Table_20_Contents">
      <style:paragraph-properties fo:text-align="center" style:justify-single-word="false"/>
      <style:text-properties fo:font-size="10pt" officeooo:rsid="0df4ece9" officeooo:paragraph-rsid="0dfc70a9" style:font-size-asian="10pt" style:font-size-complex="10pt"/>
    </style:style>
    <style:style style:name="P482" style:family="paragraph" style:parent-style-name="Table_20_Contents">
      <style:paragraph-properties fo:text-align="center" style:justify-single-word="false"/>
      <style:text-properties fo:font-size="10pt" officeooo:rsid="0df4ece9" officeooo:paragraph-rsid="0dfd9aa0" style:font-size-asian="10pt" style:font-size-complex="10pt"/>
    </style:style>
    <style:style style:name="P483" style:family="paragraph" style:parent-style-name="Table_20_Contents">
      <style:text-properties fo:font-size="10pt" officeooo:rsid="0db41977" officeooo:paragraph-rsid="0db41977" style:font-size-asian="10pt" style:font-size-complex="10pt"/>
    </style:style>
    <style:style style:name="P484" style:family="paragraph" style:parent-style-name="Table_20_Contents">
      <style:paragraph-properties fo:text-align="center" style:justify-single-word="false"/>
      <style:text-properties fo:font-size="10pt" officeooo:rsid="0db41977" officeooo:paragraph-rsid="0db41977" style:font-size-asian="10pt" style:font-size-complex="10pt"/>
    </style:style>
    <style:style style:name="P485" style:family="paragraph" style:parent-style-name="Table_20_Contents">
      <style:text-properties fo:font-size="10pt" officeooo:rsid="0c4aab71" officeooo:paragraph-rsid="0d56db8f" style:font-size-asian="10pt" style:font-size-complex="10pt"/>
    </style:style>
    <style:style style:name="P486" style:family="paragraph" style:parent-style-name="Table_20_Contents">
      <style:text-properties fo:font-size="10pt" officeooo:rsid="0c6bc65d" officeooo:paragraph-rsid="0d57caae" style:font-size-asian="10pt" style:font-size-complex="10pt"/>
    </style:style>
    <style:style style:name="P487" style:family="paragraph" style:parent-style-name="Table_20_Contents">
      <style:text-properties fo:font-size="10pt" officeooo:rsid="0d57caae" officeooo:paragraph-rsid="0d57caae" style:font-size-asian="10pt" style:font-size-complex="10pt"/>
    </style:style>
    <style:style style:name="P488" style:family="paragraph" style:parent-style-name="Table_20_Contents">
      <style:paragraph-properties fo:text-align="center" style:justify-single-word="false"/>
      <style:text-properties fo:font-size="10pt" officeooo:rsid="0d57caae" officeooo:paragraph-rsid="0d57caae" style:font-size-asian="10pt" style:font-size-complex="10pt"/>
    </style:style>
    <style:style style:name="P489" style:family="paragraph" style:parent-style-name="Table_20_Contents">
      <style:paragraph-properties fo:text-align="center" style:justify-single-word="false"/>
      <style:text-properties fo:font-size="10pt" officeooo:rsid="0d57caae" officeooo:paragraph-rsid="0d5d134d" style:font-size-asian="10pt" style:font-size-complex="10pt"/>
    </style:style>
    <style:style style:name="P490" style:family="paragraph" style:parent-style-name="Table_20_Contents">
      <style:paragraph-properties fo:text-align="center" style:justify-single-word="false"/>
      <style:text-properties fo:font-size="10pt" officeooo:rsid="0d57caae" officeooo:paragraph-rsid="0d5b790c" style:font-size-asian="10pt" style:font-size-complex="10pt"/>
    </style:style>
    <style:style style:name="P491" style:family="paragraph" style:parent-style-name="Table_20_Contents">
      <style:paragraph-properties fo:text-align="center" style:justify-single-word="false"/>
      <style:text-properties fo:font-size="10pt" officeooo:rsid="0df5fbc1" officeooo:paragraph-rsid="0df5fbc1" style:font-size-asian="10pt" style:font-size-complex="10pt"/>
    </style:style>
    <style:style style:name="P492" style:family="paragraph" style:parent-style-name="Table_20_Contents">
      <style:text-properties fo:font-size="10pt" officeooo:rsid="0d5b790c" officeooo:paragraph-rsid="0d5b790c" style:font-size-asian="10pt" style:font-size-complex="10pt"/>
    </style:style>
    <style:style style:name="P493" style:family="paragraph" style:parent-style-name="Table_20_Contents">
      <style:text-properties fo:font-size="10pt" officeooo:rsid="0c67b718" officeooo:paragraph-rsid="0d5d134d" style:font-size-asian="10pt" style:font-size-complex="10pt"/>
    </style:style>
    <style:style style:name="P494" style:family="paragraph" style:parent-style-name="Table_20_Contents">
      <style:text-properties fo:font-size="10pt" officeooo:rsid="0c70be72" officeooo:paragraph-rsid="0d5d134d" style:font-size-asian="10pt" style:font-size-complex="10pt"/>
    </style:style>
    <style:style style:name="P495" style:family="paragraph" style:parent-style-name="Table_20_Contents">
      <style:paragraph-properties fo:text-align="center" style:justify-single-word="false"/>
      <style:text-properties fo:font-size="10pt" officeooo:rsid="0dfa74fe" officeooo:paragraph-rsid="0dfa74fe" style:font-size-asian="10pt" style:font-size-complex="10pt"/>
    </style:style>
    <style:style style:name="P496" style:family="paragraph" style:parent-style-name="Table_20_Contents">
      <style:paragraph-properties fo:text-align="center" style:justify-single-word="false"/>
      <style:text-properties fo:font-size="10pt" officeooo:rsid="0d6f3d95" officeooo:paragraph-rsid="0d6f3d95" style:font-size-asian="10pt" style:font-size-complex="10pt"/>
    </style:style>
    <style:style style:name="P497" style:family="paragraph" style:parent-style-name="Table_20_Contents">
      <style:paragraph-properties fo:text-align="center" style:justify-single-word="false"/>
      <style:text-properties fo:font-size="10pt" officeooo:rsid="0dfae812" officeooo:paragraph-rsid="0dfae812" style:font-size-asian="10pt" style:font-size-complex="10pt"/>
    </style:style>
    <style:style style:name="P498" style:family="paragraph" style:parent-style-name="Table_20_Contents">
      <style:paragraph-properties fo:text-align="center" style:justify-single-word="false"/>
      <style:text-properties fo:font-size="10pt" officeooo:rsid="0dfc70a9" officeooo:paragraph-rsid="0dfc70a9" style:font-size-asian="10pt" style:font-size-complex="10pt"/>
    </style:style>
    <style:style style:name="P499" style:family="paragraph" style:parent-style-name="Table_20_Contents">
      <style:paragraph-properties fo:text-align="center" style:justify-single-word="false"/>
      <style:text-properties fo:font-size="10pt" officeooo:rsid="0dfd9aa0" officeooo:paragraph-rsid="0dfd9aa0" style:font-size-asian="10pt" style:font-size-complex="10pt"/>
    </style:style>
    <style:style style:name="P500" style:family="paragraph" style:parent-style-name="Table_20_Contents">
      <style:paragraph-properties fo:text-align="center" style:justify-single-word="false"/>
      <style:text-properties fo:font-size="10pt" officeooo:rsid="0dfd9aa0" officeooo:paragraph-rsid="0dfe883b" style:font-size-asian="10pt" style:font-size-complex="10pt"/>
    </style:style>
    <style:style style:name="P501" style:family="paragraph" style:parent-style-name="Table_20_Contents">
      <style:paragraph-properties fo:text-align="center" style:justify-single-word="false"/>
      <style:text-properties fo:font-size="10pt" officeooo:rsid="0dfd9aa0" officeooo:paragraph-rsid="0dff2b81" style:font-size-asian="10pt" style:font-size-complex="10pt"/>
    </style:style>
    <style:style style:name="P502" style:family="paragraph" style:parent-style-name="Table_20_Contents">
      <style:paragraph-properties fo:text-align="center" style:justify-single-word="false"/>
      <style:text-properties fo:font-size="10pt" officeooo:rsid="0dfd9aa0" officeooo:paragraph-rsid="0e00471a" style:font-size-asian="10pt" style:font-size-complex="10pt"/>
    </style:style>
    <style:style style:name="P503" style:family="paragraph" style:parent-style-name="Table_20_Contents">
      <style:paragraph-properties fo:text-align="center" style:justify-single-word="false"/>
      <style:text-properties fo:font-size="10pt" officeooo:rsid="0dfd9aa0" officeooo:paragraph-rsid="0e02b46a" style:font-size-asian="10pt" style:font-size-complex="10pt"/>
    </style:style>
    <style:style style:name="P504" style:family="paragraph" style:parent-style-name="Table_20_Contents">
      <style:paragraph-properties fo:text-align="center" style:justify-single-word="false"/>
      <style:text-properties fo:font-size="10pt" officeooo:rsid="0dfd9aa0" officeooo:paragraph-rsid="0e035281" style:font-size-asian="10pt" style:font-size-complex="10pt"/>
    </style:style>
    <style:style style:name="P505" style:family="paragraph" style:parent-style-name="Table_20_Contents">
      <style:paragraph-properties fo:text-align="center" style:justify-single-word="false"/>
      <style:text-properties fo:font-size="10pt" officeooo:rsid="0dfd9aa0" officeooo:paragraph-rsid="0e050914" style:font-size-asian="10pt" style:font-size-complex="10pt"/>
    </style:style>
    <style:style style:name="P506" style:family="paragraph" style:parent-style-name="Table_20_Contents">
      <style:paragraph-properties fo:text-align="center" style:justify-single-word="false"/>
      <style:text-properties fo:font-size="10pt" officeooo:rsid="0dfd9aa0" officeooo:paragraph-rsid="0e05c32c" style:font-size-asian="10pt" style:font-size-complex="10pt"/>
    </style:style>
    <style:style style:name="P507" style:family="paragraph" style:parent-style-name="Table_20_Contents">
      <style:paragraph-properties fo:text-align="center" style:justify-single-word="false"/>
      <style:text-properties fo:font-size="10pt" officeooo:rsid="0dfd9aa0" officeooo:paragraph-rsid="0e065cfd" style:font-size-asian="10pt" style:font-size-complex="10pt"/>
    </style:style>
    <style:style style:name="P508" style:family="paragraph" style:parent-style-name="Table_20_Contents">
      <style:paragraph-properties fo:text-align="center" style:justify-single-word="false"/>
      <style:text-properties fo:font-size="10pt" officeooo:rsid="0dfd9aa0" officeooo:paragraph-rsid="0e079d58" style:font-size-asian="10pt" style:font-size-complex="10pt"/>
    </style:style>
    <style:style style:name="P509" style:family="paragraph" style:parent-style-name="Table_20_Contents">
      <style:text-properties fo:font-size="10pt" officeooo:rsid="08e1b455" officeooo:paragraph-rsid="0d64b50c" style:font-size-asian="10pt" style:font-size-complex="10pt"/>
    </style:style>
    <style:style style:name="P510" style:family="paragraph" style:parent-style-name="Table_20_Contents">
      <style:text-properties fo:font-size="10pt" officeooo:paragraph-rsid="0d64b50c" style:font-size-asian="10pt" style:font-size-complex="10pt"/>
    </style:style>
    <style:style style:name="P511" style:family="paragraph" style:parent-style-name="Table_20_Contents">
      <style:text-properties fo:font-size="10pt" officeooo:rsid="08e307e2" officeooo:paragraph-rsid="0d64b50c" style:font-size-asian="10pt" style:font-size-complex="10pt"/>
    </style:style>
    <style:style style:name="P512" style:family="paragraph" style:parent-style-name="Table_20_Contents">
      <style:text-properties fo:font-size="10pt" officeooo:rsid="0c7eea40" officeooo:paragraph-rsid="0d64b50c" style:font-size-asian="10pt" style:font-size-complex="10pt"/>
    </style:style>
    <style:style style:name="P513" style:family="paragraph" style:parent-style-name="Table_20_Contents">
      <style:text-properties fo:font-size="10pt" officeooo:rsid="0227bb2a" officeooo:paragraph-rsid="0d683792" style:font-size-asian="10pt" style:font-size-complex="10pt"/>
    </style:style>
    <style:style style:name="P514" style:family="paragraph" style:parent-style-name="Table_20_Contents">
      <style:text-properties fo:font-size="10pt" officeooo:rsid="0d683792" officeooo:paragraph-rsid="0d683792" style:font-size-asian="10pt" style:font-size-complex="10pt"/>
    </style:style>
    <style:style style:name="P515" style:family="paragraph" style:parent-style-name="Table_20_Contents">
      <style:paragraph-properties fo:text-align="center" style:justify-single-word="false"/>
      <style:text-properties fo:font-size="10pt" officeooo:rsid="0dfe883b" officeooo:paragraph-rsid="0dfe883b" style:font-size-asian="10pt" style:font-size-complex="10pt"/>
    </style:style>
    <style:style style:name="P516" style:family="paragraph" style:parent-style-name="Table_20_Contents">
      <style:paragraph-properties fo:text-align="center" style:justify-single-word="false"/>
      <style:text-properties fo:font-size="10pt" officeooo:rsid="0d6b97f1" officeooo:paragraph-rsid="0d6b97f1" style:font-size-asian="10pt" style:font-size-complex="10pt"/>
    </style:style>
    <style:style style:name="P517" style:family="paragraph" style:parent-style-name="Table_20_Contents">
      <style:paragraph-properties fo:text-align="center" style:justify-single-word="false"/>
      <style:text-properties fo:font-size="10pt" officeooo:rsid="0d69d049" officeooo:paragraph-rsid="0d6b97f1" style:font-size-asian="10pt" style:font-size-complex="10pt"/>
    </style:style>
    <style:style style:name="P518" style:family="paragraph" style:parent-style-name="Table_20_Contents">
      <style:paragraph-properties fo:text-align="center" style:justify-single-word="false"/>
      <style:text-properties fo:font-size="10pt" officeooo:rsid="0e00471a" officeooo:paragraph-rsid="0e00471a" style:font-size-asian="10pt" style:font-size-complex="10pt"/>
    </style:style>
    <style:style style:name="P519" style:family="paragraph" style:parent-style-name="Table_20_Contents">
      <style:paragraph-properties fo:text-align="center" style:justify-single-word="false"/>
      <style:text-properties fo:font-size="10pt" officeooo:rsid="0e02b46a" officeooo:paragraph-rsid="0e02b46a" style:font-size-asian="10pt" style:font-size-complex="10pt"/>
    </style:style>
    <style:style style:name="P520" style:family="paragraph" style:parent-style-name="Table_20_Contents">
      <style:paragraph-properties fo:text-align="center" style:justify-single-word="false"/>
      <style:text-properties fo:font-size="10pt" officeooo:rsid="0e035281" officeooo:paragraph-rsid="0e035281" style:font-size-asian="10pt" style:font-size-complex="10pt"/>
    </style:style>
    <style:style style:name="P521" style:family="paragraph" style:parent-style-name="Table_20_Contents">
      <style:paragraph-properties fo:text-align="center" style:justify-single-word="false"/>
      <style:text-properties fo:font-size="10pt" officeooo:rsid="0e0473b4" officeooo:paragraph-rsid="0e0473b4" style:font-size-asian="10pt" style:font-size-complex="10pt"/>
    </style:style>
    <style:style style:name="P522" style:family="paragraph" style:parent-style-name="Table_20_Contents">
      <style:paragraph-properties fo:text-align="center" style:justify-single-word="false"/>
      <style:text-properties fo:font-size="10pt" officeooo:rsid="0e0473b4" officeooo:paragraph-rsid="0e050914" style:font-size-asian="10pt" style:font-size-complex="10pt"/>
    </style:style>
    <style:style style:name="P523" style:family="paragraph" style:parent-style-name="Table_20_Contents">
      <style:paragraph-properties fo:text-align="center" style:justify-single-word="false"/>
      <style:text-properties fo:font-size="10pt" officeooo:rsid="0e0473b4" officeooo:paragraph-rsid="0e065cfd" style:font-size-asian="10pt" style:font-size-complex="10pt"/>
    </style:style>
    <style:style style:name="P524" style:family="paragraph" style:parent-style-name="Table_20_Contents">
      <style:paragraph-properties fo:text-align="center" style:justify-single-word="false"/>
      <style:text-properties fo:font-size="10pt" officeooo:rsid="0d90d1a9" officeooo:paragraph-rsid="0d90d1a9" style:font-size-asian="10pt" style:font-size-complex="10pt"/>
    </style:style>
    <style:style style:name="P525" style:family="paragraph" style:parent-style-name="Table_20_Contents">
      <style:paragraph-properties fo:text-align="center" style:justify-single-word="false"/>
      <style:text-properties fo:font-size="10pt" officeooo:rsid="0d90d1a9" officeooo:paragraph-rsid="0d95ee2f" style:font-size-asian="10pt" style:font-size-complex="10pt"/>
    </style:style>
    <style:style style:name="P526" style:family="paragraph" style:parent-style-name="Table_20_Contents">
      <style:paragraph-properties fo:text-align="center" style:justify-single-word="false"/>
      <style:text-properties fo:font-size="10pt" officeooo:rsid="0d8d9c5f" officeooo:paragraph-rsid="0d8f3f3b" style:font-size-asian="10pt" style:font-size-complex="10pt"/>
    </style:style>
    <style:style style:name="P527" style:family="paragraph" style:parent-style-name="Table_20_Contents">
      <style:paragraph-properties fo:text-align="center" style:justify-single-word="false"/>
      <style:text-properties fo:font-size="10pt" officeooo:rsid="0e050914" officeooo:paragraph-rsid="0e050914" style:font-size-asian="10pt" style:font-size-complex="10pt"/>
    </style:style>
    <style:style style:name="P528" style:family="paragraph" style:parent-style-name="Table_20_Contents">
      <style:text-properties fo:font-size="10pt" officeooo:rsid="0d188231" officeooo:paragraph-rsid="0d946fe4" style:font-size-asian="10pt" style:font-size-complex="10pt"/>
    </style:style>
    <style:style style:name="P529" style:family="paragraph" style:parent-style-name="Table_20_Contents">
      <style:text-properties fo:font-size="10pt" officeooo:rsid="0d188231" officeooo:paragraph-rsid="0d95ee2f" style:font-size-asian="10pt" style:font-size-complex="10pt"/>
    </style:style>
    <style:style style:name="P530" style:family="paragraph" style:parent-style-name="Table_20_Contents">
      <style:paragraph-properties fo:text-align="center" style:justify-single-word="false"/>
      <style:text-properties fo:font-size="10pt" officeooo:rsid="0d188231" officeooo:paragraph-rsid="0d6213e1" style:font-size-asian="10pt" style:font-size-complex="10pt"/>
    </style:style>
    <style:style style:name="P531" style:family="paragraph" style:parent-style-name="Table_20_Contents">
      <style:paragraph-properties fo:text-align="center" style:justify-single-word="false"/>
      <style:text-properties fo:font-size="10pt" officeooo:rsid="0d946fe4" officeooo:paragraph-rsid="0d946fe4" style:font-size-asian="10pt" style:font-size-complex="10pt"/>
    </style:style>
    <style:style style:name="P532" style:family="paragraph" style:parent-style-name="Table_20_Contents">
      <style:paragraph-properties fo:text-align="center" style:justify-single-word="false"/>
      <style:text-properties fo:font-size="10pt" officeooo:rsid="0d946fe4" officeooo:paragraph-rsid="0d94ea7a" style:font-size-asian="10pt" style:font-size-complex="10pt"/>
    </style:style>
    <style:style style:name="P533" style:family="paragraph" style:parent-style-name="Table_20_Contents">
      <style:text-properties fo:font-size="10pt" officeooo:rsid="0d946fe4" officeooo:paragraph-rsid="0d946fe4" style:font-size-asian="10pt" style:font-size-complex="10pt"/>
    </style:style>
    <style:style style:name="P534" style:family="paragraph" style:parent-style-name="Table_20_Contents">
      <style:text-properties fo:font-size="10pt" officeooo:rsid="0d134e29" officeooo:paragraph-rsid="0d946fe4" style:font-size-asian="10pt" style:font-size-complex="10pt"/>
    </style:style>
    <style:style style:name="P535" style:family="paragraph" style:parent-style-name="Table_20_Contents">
      <style:text-properties fo:font-size="10pt" officeooo:rsid="0d134e29" officeooo:paragraph-rsid="0d94ea7a" style:font-size-asian="10pt" style:font-size-complex="10pt"/>
    </style:style>
    <style:style style:name="P536" style:family="paragraph" style:parent-style-name="Table_20_Contents">
      <style:paragraph-properties fo:text-align="center" style:justify-single-word="false"/>
      <style:text-properties fo:font-size="10pt" officeooo:rsid="0e05c32c" officeooo:paragraph-rsid="0e05c32c" style:font-size-asian="10pt" style:font-size-complex="10pt"/>
    </style:style>
    <style:style style:name="P537" style:family="paragraph" style:parent-style-name="Table_20_Contents">
      <style:text-properties fo:font-size="10pt" officeooo:rsid="0a819e34" officeooo:paragraph-rsid="0a819e34" style:font-size-asian="10pt" style:font-size-complex="10pt"/>
    </style:style>
    <style:style style:name="P538" style:family="paragraph" style:parent-style-name="Table_20_Contents">
      <style:paragraph-properties fo:text-align="center" style:justify-single-word="false"/>
      <style:text-properties fo:font-size="10pt" officeooo:rsid="0a819e34" officeooo:paragraph-rsid="0a819e34" style:font-size-asian="10pt" style:font-size-complex="10pt"/>
    </style:style>
    <style:style style:name="P539" style:family="paragraph" style:parent-style-name="Table_20_Contents">
      <style:text-properties fo:font-size="10pt" officeooo:rsid="09bba338" officeooo:paragraph-rsid="09c9f587" style:font-size-asian="10pt" style:font-size-complex="10pt"/>
    </style:style>
    <style:style style:name="P540" style:family="paragraph" style:parent-style-name="Table_20_Contents">
      <style:paragraph-properties fo:text-align="center" style:justify-single-word="false"/>
      <style:text-properties fo:font-size="10pt" officeooo:rsid="09bba338" officeooo:paragraph-rsid="09c9f587" style:font-size-asian="10pt" style:font-size-complex="10pt"/>
    </style:style>
    <style:style style:name="P541" style:family="paragraph" style:parent-style-name="Table_20_Contents">
      <style:paragraph-properties fo:text-align="center" style:justify-single-word="false"/>
      <style:text-properties fo:font-size="10pt" officeooo:rsid="09bba338" officeooo:paragraph-rsid="0d134e29" style:font-size-asian="10pt" style:font-size-complex="10pt"/>
    </style:style>
    <style:style style:name="P542" style:family="paragraph" style:parent-style-name="Table_20_Contents">
      <style:paragraph-properties fo:text-align="center" style:justify-single-word="false"/>
      <style:text-properties fo:font-size="10pt" officeooo:rsid="09bba338" officeooo:paragraph-rsid="0b8c43dd" style:font-size-asian="10pt" style:font-size-complex="10pt"/>
    </style:style>
    <style:style style:name="P543" style:family="paragraph" style:parent-style-name="Table_20_Contents">
      <style:paragraph-properties fo:text-align="center" style:justify-single-word="false"/>
      <style:text-properties fo:font-size="10pt" officeooo:rsid="09bba338" officeooo:paragraph-rsid="0b9aec02" style:font-size-asian="10pt" style:font-size-complex="10pt"/>
    </style:style>
    <style:style style:name="P544" style:family="paragraph" style:parent-style-name="Table_20_Contents">
      <style:text-properties fo:font-size="10pt" officeooo:rsid="09bce612" officeooo:paragraph-rsid="09c9f587" style:font-size-asian="10pt" style:font-size-complex="10pt"/>
    </style:style>
    <style:style style:name="P545" style:family="paragraph" style:parent-style-name="Table_20_Contents">
      <style:text-properties fo:font-size="10pt" officeooo:rsid="0c37065d" officeooo:paragraph-rsid="0c37065d" style:font-size-asian="10pt" style:font-size-complex="10pt"/>
    </style:style>
    <style:style style:name="P546" style:family="paragraph" style:parent-style-name="Table_20_Contents">
      <style:text-properties fo:font-size="10pt" officeooo:paragraph-rsid="09c9f587" style:font-size-asian="10pt" style:font-size-complex="10pt"/>
    </style:style>
    <style:style style:name="P547" style:family="paragraph" style:parent-style-name="Table_20_Contents">
      <style:paragraph-properties fo:text-align="center" style:justify-single-word="false"/>
      <style:text-properties fo:font-size="10pt" officeooo:rsid="0b9aec02" officeooo:paragraph-rsid="0b9aec02" style:font-size-asian="10pt" style:font-size-complex="10pt"/>
    </style:style>
    <style:style style:name="P548" style:family="paragraph" style:parent-style-name="Table_20_Contents">
      <style:text-properties fo:font-size="10pt" officeooo:rsid="0d05ccc7" officeooo:paragraph-rsid="0d95ee2f" style:font-size-asian="10pt" style:font-size-complex="10pt"/>
    </style:style>
    <style:style style:name="P549" style:family="paragraph" style:parent-style-name="Table_20_Contents">
      <style:paragraph-properties fo:text-align="center" style:justify-single-word="false"/>
      <style:text-properties fo:font-size="10pt" officeooo:rsid="0d95ee2f" officeooo:paragraph-rsid="0d95ee2f" style:font-size-asian="10pt" style:font-size-complex="10pt"/>
    </style:style>
    <style:style style:name="P550" style:family="paragraph" style:parent-style-name="Table_20_Contents">
      <style:paragraph-properties fo:text-align="center" style:justify-single-word="false"/>
      <style:text-properties fo:font-size="10pt" officeooo:rsid="0da63448" officeooo:paragraph-rsid="0da63448" style:font-size-asian="10pt" style:font-size-complex="10pt"/>
    </style:style>
    <style:style style:name="P551" style:family="paragraph" style:parent-style-name="Table_20_Contents">
      <style:paragraph-properties fo:text-align="center" style:justify-single-word="false"/>
      <style:text-properties fo:font-size="10pt" officeooo:rsid="0e079d58" officeooo:paragraph-rsid="0e079d58" style:font-size-asian="10pt" style:font-size-complex="10pt"/>
    </style:style>
    <style:style style:name="P552" style:family="paragraph" style:parent-style-name="Table_20_Contents">
      <style:paragraph-properties fo:text-align="center" style:justify-single-word="false"/>
      <style:text-properties fo:font-size="10pt" officeooo:rsid="0e079d58" officeooo:paragraph-rsid="0e09c91a" style:font-size-asian="10pt" style:font-size-complex="10pt"/>
    </style:style>
    <style:style style:name="P553" style:family="paragraph" style:parent-style-name="Table_20_Contents">
      <style:paragraph-properties fo:text-align="center" style:justify-single-word="false"/>
      <style:text-properties fo:font-size="10pt" officeooo:rsid="0e079d58" officeooo:paragraph-rsid="0e14f7f9" style:font-size-asian="10pt" style:font-size-complex="10pt"/>
    </style:style>
    <style:style style:name="P554" style:family="paragraph" style:parent-style-name="Table_20_Contents">
      <style:text-properties fo:font-size="10pt" officeooo:rsid="06a86218" officeooo:paragraph-rsid="06aac857" style:font-size-asian="10pt" style:font-size-complex="10pt"/>
    </style:style>
    <style:style style:name="P555" style:family="paragraph" style:parent-style-name="Table_20_Contents">
      <style:paragraph-properties fo:text-align="center" style:justify-single-word="false"/>
      <style:text-properties fo:font-size="10pt" officeooo:rsid="06a86218" officeooo:paragraph-rsid="06aac857" style:font-size-asian="10pt" style:font-size-complex="10pt"/>
    </style:style>
    <style:style style:name="P556" style:family="paragraph" style:parent-style-name="Table_20_Contents">
      <style:paragraph-properties fo:text-align="center" style:justify-single-word="false"/>
      <style:text-properties fo:font-size="10pt" officeooo:rsid="06a7b58d" officeooo:paragraph-rsid="06aac857" style:font-size-asian="10pt" style:font-size-complex="10pt"/>
    </style:style>
    <style:style style:name="P557" style:family="paragraph" style:parent-style-name="Table_20_Contents">
      <style:paragraph-properties fo:text-align="center" style:justify-single-word="false"/>
      <style:text-properties fo:font-size="10pt" officeooo:rsid="0e096756" officeooo:paragraph-rsid="0e096756" style:font-size-asian="10pt" style:font-size-complex="10pt"/>
    </style:style>
    <style:style style:name="P558" style:family="paragraph" style:parent-style-name="Table_20_Contents">
      <style:paragraph-properties fo:text-align="center" style:justify-single-word="false"/>
      <style:text-properties fo:font-size="10pt" officeooo:rsid="0e09c91a" officeooo:paragraph-rsid="0e09c91a" style:font-size-asian="10pt" style:font-size-complex="10pt"/>
    </style:style>
    <style:style style:name="P559" style:family="paragraph" style:parent-style-name="Table_20_Contents">
      <style:paragraph-properties fo:text-align="center" style:justify-single-word="false"/>
      <style:text-properties fo:font-size="10pt" officeooo:rsid="0e0d5c5b" officeooo:paragraph-rsid="0e0d5c5b" style:font-size-asian="10pt" style:font-size-complex="10pt"/>
    </style:style>
    <style:style style:name="P560" style:family="paragraph" style:parent-style-name="Table_20_Contents">
      <style:paragraph-properties fo:text-align="center" style:justify-single-word="false"/>
      <style:text-properties fo:font-size="10pt" officeooo:rsid="0e0dd9a2" officeooo:paragraph-rsid="0e0dd9a2" style:font-size-asian="10pt" style:font-size-complex="10pt"/>
    </style:style>
    <style:style style:name="P561" style:family="paragraph" style:parent-style-name="Table_20_Contents">
      <style:paragraph-properties fo:text-align="center" style:justify-single-word="false"/>
      <style:text-properties fo:font-size="10pt" officeooo:rsid="0e0e0977" officeooo:paragraph-rsid="0e0e0977" style:font-size-asian="10pt" style:font-size-complex="10pt"/>
    </style:style>
    <style:style style:name="P562" style:family="paragraph" style:parent-style-name="Table_20_Contents">
      <style:paragraph-properties fo:text-align="center" style:justify-single-word="false"/>
      <style:text-properties fo:font-size="10pt" officeooo:rsid="0e140e32" officeooo:paragraph-rsid="0e140e32" style:font-size-asian="10pt" style:font-size-complex="10pt"/>
    </style:style>
    <style:style style:name="P563" style:family="paragraph" style:parent-style-name="Table_20_Contents">
      <style:paragraph-properties fo:text-align="center" style:justify-single-word="false"/>
      <style:text-properties fo:font-size="10pt" officeooo:rsid="0e14f7f9" officeooo:paragraph-rsid="0e14f7f9" style:font-size-asian="10pt" style:font-size-complex="10pt"/>
    </style:style>
    <style:style style:name="P564" style:family="paragraph" style:parent-style-name="Table_20_Contents">
      <style:text-properties fo:font-size="10pt" officeooo:rsid="0e14f7f9" officeooo:paragraph-rsid="0e14f7f9" style:font-size-asian="10pt" style:font-size-complex="10pt"/>
    </style:style>
    <style:style style:name="P565" style:family="paragraph" style:parent-style-name="Table_20_Contents">
      <style:text-properties fo:font-size="10pt" officeooo:rsid="0450e962" officeooo:paragraph-rsid="0c04ec4a" style:font-size-asian="10pt" style:font-size-complex="10pt"/>
    </style:style>
    <style:style style:name="P566" style:family="paragraph" style:parent-style-name="Table_20_Contents">
      <style:text-properties fo:font-size="10pt" officeooo:rsid="04511a72" officeooo:paragraph-rsid="0c04ec4a" style:font-size-asian="10pt" style:font-size-complex="10pt"/>
    </style:style>
    <style:style style:name="P567" style:family="paragraph" style:parent-style-name="Table_20_Contents">
      <style:paragraph-properties fo:text-align="center" style:justify-single-word="false"/>
      <style:text-properties fo:font-size="10pt" officeooo:rsid="04461ba7" officeooo:paragraph-rsid="0c04ec4a" style:font-size-asian="10pt" style:font-size-complex="10pt"/>
    </style:style>
    <style:style style:name="P568" style:family="paragraph" style:parent-style-name="Table_20_Contents">
      <style:text-properties fo:font-size="10pt" officeooo:rsid="0cf6e6fd" officeooo:paragraph-rsid="0cf6e6fd" style:font-size-asian="10pt" style:font-size-complex="10pt"/>
    </style:style>
    <style:style style:name="P569" style:family="paragraph" style:parent-style-name="Table_20_Contents">
      <style:paragraph-properties fo:text-align="center" style:justify-single-word="false"/>
      <style:text-properties fo:font-size="10pt" officeooo:rsid="0cf6e6fd" officeooo:paragraph-rsid="0cf6e6fd" style:font-size-asian="10pt" style:font-size-complex="10pt"/>
    </style:style>
    <style:style style:name="P570" style:family="paragraph" style:parent-style-name="Table_20_Contents">
      <style:paragraph-properties fo:text-align="center" style:justify-single-word="false"/>
      <style:text-properties fo:font-size="10pt" officeooo:rsid="0cf6e6fd" officeooo:paragraph-rsid="0cf99054" style:font-size-asian="10pt" style:font-size-complex="10pt"/>
    </style:style>
    <style:style style:name="P571" style:family="paragraph" style:parent-style-name="Table_20_Contents">
      <style:paragraph-properties fo:text-align="center" style:justify-single-word="false"/>
      <style:text-properties fo:font-size="10pt" officeooo:rsid="0cf6e6fd" officeooo:paragraph-rsid="0cfe0e00" style:font-size-asian="10pt" style:font-size-complex="10pt"/>
    </style:style>
    <style:style style:name="P572" style:family="paragraph" style:parent-style-name="Table_20_Contents">
      <style:paragraph-properties fo:text-align="center" style:justify-single-word="false"/>
      <style:text-properties fo:font-size="10pt" officeooo:rsid="0cf6e6fd" officeooo:paragraph-rsid="0d005fd6" style:font-size-asian="10pt" style:font-size-complex="10pt"/>
    </style:style>
    <style:style style:name="P573" style:family="paragraph" style:parent-style-name="Table_20_Contents">
      <style:paragraph-properties fo:text-align="center" style:justify-single-word="false"/>
      <style:text-properties fo:font-size="10pt" officeooo:rsid="0e16f5b6" officeooo:paragraph-rsid="0e16f5b6" style:font-size-asian="10pt" style:font-size-complex="10pt"/>
    </style:style>
    <style:style style:name="P574" style:family="paragraph" style:parent-style-name="Table_20_Contents">
      <style:paragraph-properties fo:text-align="center" style:justify-single-word="false"/>
      <style:text-properties fo:font-size="10pt" officeooo:rsid="0e18aec2" officeooo:paragraph-rsid="0e18aec2" style:font-size-asian="10pt" style:font-size-complex="10pt"/>
    </style:style>
    <style:style style:name="P575" style:family="paragraph" style:parent-style-name="Table_20_Contents">
      <style:paragraph-properties fo:text-align="center" style:justify-single-word="false"/>
      <style:text-properties fo:font-size="10pt" officeooo:rsid="0e18aec2" officeooo:paragraph-rsid="0e1b4b44" style:font-size-asian="10pt" style:font-size-complex="10pt"/>
    </style:style>
    <style:style style:name="P576" style:family="paragraph" style:parent-style-name="Table_20_Contents">
      <style:paragraph-properties fo:text-align="center" style:justify-single-word="false"/>
      <style:text-properties fo:font-size="10pt" officeooo:rsid="0e18aec2" officeooo:paragraph-rsid="0e1bf83e" style:font-size-asian="10pt" style:font-size-complex="10pt"/>
    </style:style>
    <style:style style:name="P577" style:family="paragraph" style:parent-style-name="Table_20_Contents">
      <style:paragraph-properties fo:text-align="center" style:justify-single-word="false"/>
      <style:text-properties fo:font-size="10pt" officeooo:rsid="0e199652" officeooo:paragraph-rsid="0e18aec2" style:font-size-asian="10pt" style:font-size-complex="10pt"/>
    </style:style>
    <style:style style:name="P578" style:family="paragraph" style:parent-style-name="Table_20_Contents">
      <style:paragraph-properties fo:text-align="center" style:justify-single-word="false"/>
      <style:text-properties fo:font-size="10pt" officeooo:rsid="0e1b4b44" officeooo:paragraph-rsid="0e1b4b44" style:font-size-asian="10pt" style:font-size-complex="10pt"/>
    </style:style>
    <style:style style:name="P579" style:family="paragraph" style:parent-style-name="Table_20_Contents">
      <style:text-properties fo:font-size="10pt" officeooo:rsid="0c911f7e" officeooo:paragraph-rsid="0e1b4b44" style:font-size-asian="10pt" style:font-size-complex="10pt"/>
    </style:style>
    <style:style style:name="P580" style:family="paragraph" style:parent-style-name="Table_20_Contents">
      <style:text-properties fo:font-size="10pt" officeooo:rsid="0d28658d" officeooo:paragraph-rsid="0d28658d" style:font-size-asian="10pt" style:font-size-complex="10pt"/>
    </style:style>
    <style:style style:name="P581" style:family="paragraph" style:parent-style-name="Table_20_Contents">
      <style:paragraph-properties fo:text-align="center" style:justify-single-word="false"/>
      <style:text-properties fo:font-size="10pt" officeooo:rsid="0d28658d" officeooo:paragraph-rsid="0d28658d" style:font-size-asian="10pt" style:font-size-complex="10pt"/>
    </style:style>
    <style:style style:name="P582" style:family="paragraph" style:parent-style-name="Table_20_Contents">
      <style:text-properties fo:font-size="10pt" officeooo:rsid="0cf623be" officeooo:paragraph-rsid="0d28658d" style:font-size-asian="10pt" style:font-size-complex="10pt"/>
    </style:style>
    <style:style style:name="P583" style:family="paragraph" style:parent-style-name="Table_20_Contents">
      <style:paragraph-properties fo:text-align="center" style:justify-single-word="false"/>
      <style:text-properties fo:font-size="10pt" officeooo:rsid="0d24937b" officeooo:paragraph-rsid="0d28658d" style:font-size-asian="10pt" style:font-size-complex="10pt"/>
    </style:style>
    <style:style style:name="P584" style:family="paragraph" style:parent-style-name="Table_20_Contents">
      <style:paragraph-properties fo:text-align="center" style:justify-single-word="false"/>
      <style:text-properties fo:font-size="10pt" officeooo:rsid="0d2734e9" officeooo:paragraph-rsid="0d28658d" style:font-size-asian="10pt" style:font-size-complex="10pt"/>
    </style:style>
    <style:style style:name="P585" style:family="paragraph" style:parent-style-name="Table_20_Contents">
      <style:paragraph-properties fo:text-align="center" style:justify-single-word="false"/>
      <style:text-properties fo:font-size="10pt" officeooo:rsid="0d22f79b" officeooo:paragraph-rsid="0d28658d" style:font-size-asian="10pt" style:font-size-complex="10pt"/>
    </style:style>
    <style:style style:name="P586" style:family="paragraph" style:parent-style-name="Table_20_Contents">
      <style:paragraph-properties fo:text-align="center" style:justify-single-word="false"/>
      <style:text-properties fo:font-size="10pt" officeooo:rsid="0e1bf83e" officeooo:paragraph-rsid="0e1bf83e" style:font-size-asian="10pt" style:font-size-complex="10pt"/>
    </style:style>
    <style:style style:name="P587" style:family="paragraph" style:parent-style-name="Table_20_Contents">
      <style:paragraph-properties fo:text-align="center" style:justify-single-word="false"/>
      <style:text-properties fo:font-size="10pt" officeooo:rsid="0e1ce6bc" officeooo:paragraph-rsid="0e1ce6bc" style:font-size-asian="10pt" style:font-size-complex="10pt"/>
    </style:style>
    <style:style style:name="P588" style:family="paragraph" style:parent-style-name="Table_20_Contents">
      <style:text-properties fo:font-size="10pt" officeooo:rsid="0d6013de" officeooo:paragraph-rsid="0d6013de" style:font-size-asian="10pt" style:font-size-complex="10pt"/>
    </style:style>
    <style:style style:name="P589" style:family="paragraph" style:parent-style-name="Table_20_Contents">
      <style:paragraph-properties fo:text-align="center" style:justify-single-word="false"/>
      <style:text-properties fo:font-size="10pt" officeooo:rsid="0d6013de" officeooo:paragraph-rsid="0d6013de" style:font-size-asian="10pt" style:font-size-complex="10pt"/>
    </style:style>
    <style:style style:name="P590" style:family="paragraph" style:parent-style-name="Table_20_Contents">
      <style:text-properties fo:font-size="10pt" fo:font-weight="bold" officeooo:rsid="0153a155" officeooo:paragraph-rsid="0d3b0975" style:font-size-asian="10pt" style:font-weight-asian="bold" style:font-size-complex="10pt" style:font-weight-complex="bold"/>
    </style:style>
    <style:style style:name="P591" style:family="paragraph" style:parent-style-name="Table_20_Contents">
      <style:text-properties officeooo:paragraph-rsid="0d56db8f"/>
    </style:style>
    <style:style style:name="P592" style:family="paragraph" style:parent-style-name="Table_20_Contents">
      <style:text-properties officeooo:paragraph-rsid="0d6f3d95"/>
    </style:style>
    <style:style style:name="P593" style:family="paragraph" style:parent-style-name="Table_20_Contents">
      <style:text-properties officeooo:paragraph-rsid="0d64b50c"/>
    </style:style>
    <style:style style:name="P594" style:family="paragraph" style:parent-style-name="Table_20_Contents">
      <style:text-properties officeooo:rsid="0c7937d0" officeooo:paragraph-rsid="0d64b50c"/>
    </style:style>
    <style:style style:name="P595" style:family="paragraph" style:parent-style-name="Table_20_Contents">
      <style:text-properties officeooo:paragraph-rsid="0d68a025"/>
    </style:style>
    <style:style style:name="P596" style:family="paragraph" style:parent-style-name="Table_20_Contents">
      <style:text-properties officeooo:paragraph-rsid="0d683792"/>
    </style:style>
    <style:style style:name="P597" style:family="paragraph" style:parent-style-name="Table_20_Contents">
      <style:text-properties officeooo:rsid="0c84a8ac" officeooo:paragraph-rsid="0d683792"/>
    </style:style>
    <style:style style:name="P598" style:family="paragraph" style:parent-style-name="Table_20_Contents">
      <style:text-properties officeooo:rsid="0c84a8ac" officeooo:paragraph-rsid="0d68a025"/>
    </style:style>
    <style:style style:name="P599" style:family="paragraph" style:parent-style-name="Table_20_Contents">
      <style:text-properties officeooo:rsid="0d6bc296" officeooo:paragraph-rsid="0d6c187e"/>
    </style:style>
    <style:style style:name="P600" style:family="paragraph" style:parent-style-name="Table_20_Contents">
      <style:text-properties officeooo:rsid="0d6bc296" officeooo:paragraph-rsid="0d8a6c50"/>
    </style:style>
    <style:style style:name="P601" style:family="paragraph" style:parent-style-name="Table_20_Contents">
      <style:text-properties officeooo:rsid="0d6bc296" officeooo:paragraph-rsid="0d8c9800"/>
    </style:style>
    <style:style style:name="P602" style:family="paragraph" style:parent-style-name="Table_20_Contents">
      <style:text-properties officeooo:rsid="0d6bc296" officeooo:paragraph-rsid="0d6d0e7a"/>
    </style:style>
    <style:style style:name="P603" style:family="paragraph" style:parent-style-name="Table_20_Contents">
      <style:text-properties officeooo:rsid="0d6bc296" officeooo:paragraph-rsid="0d6e75e0"/>
    </style:style>
    <style:style style:name="P604" style:family="paragraph" style:parent-style-name="Table_20_Contents">
      <style:text-properties officeooo:paragraph-rsid="0d6c187e"/>
    </style:style>
    <style:style style:name="P605" style:family="paragraph" style:parent-style-name="Table_20_Contents">
      <style:text-properties officeooo:paragraph-rsid="0d7b0487"/>
    </style:style>
    <style:style style:name="P606" style:family="paragraph" style:parent-style-name="Table_20_Contents">
      <style:text-properties officeooo:paragraph-rsid="0c2f998f"/>
    </style:style>
    <style:style style:name="P607" style:family="paragraph" style:parent-style-name="Table_20_Contents">
      <style:text-properties officeooo:paragraph-rsid="0d8a6c50"/>
    </style:style>
    <style:style style:name="P608" style:family="paragraph" style:parent-style-name="Table_20_Contents">
      <style:text-properties officeooo:paragraph-rsid="0cc1e8ed"/>
    </style:style>
    <style:style style:name="P609" style:family="paragraph" style:parent-style-name="Table_20_Contents">
      <style:text-properties officeooo:paragraph-rsid="0d8f3f3b"/>
    </style:style>
    <style:style style:name="P610" style:family="paragraph" style:parent-style-name="Table_20_Contents">
      <style:text-properties officeooo:paragraph-rsid="0d8c9800"/>
    </style:style>
    <style:style style:name="P611" style:family="paragraph" style:parent-style-name="Table_20_Contents">
      <style:text-properties officeooo:rsid="0de7fa9d" officeooo:paragraph-rsid="0de7fa9d"/>
    </style:style>
    <style:style style:name="P612" style:family="paragraph" style:parent-style-name="Table_20_Contents">
      <style:text-properties officeooo:rsid="06a88204" officeooo:paragraph-rsid="06aac857"/>
    </style:style>
    <style:style style:name="P613" style:family="paragraph" style:parent-style-name="Table_20_Contents">
      <style:text-properties officeooo:paragraph-rsid="06aac857"/>
    </style:style>
    <style:style style:name="P614" style:family="paragraph" style:parent-style-name="Table_20_Contents">
      <style:text-properties officeooo:rsid="0636ba91" officeooo:paragraph-rsid="0df1bae0"/>
    </style:style>
    <style:style style:name="P615" style:family="paragraph" style:parent-style-name="Table_20_Contents">
      <style:text-properties officeooo:rsid="06329c00" officeooo:paragraph-rsid="0df1bae0"/>
    </style:style>
    <style:style style:name="P616" style:family="paragraph" style:parent-style-name="Table_20_Contents">
      <style:text-properties officeooo:paragraph-rsid="0c04ec4a"/>
    </style:style>
    <style:style style:name="P617" style:family="paragraph" style:parent-style-name="Table_20_Contents">
      <style:text-properties officeooo:paragraph-rsid="0df1bae0"/>
    </style:style>
    <style:style style:name="P618" style:family="paragraph" style:parent-style-name="Table_20_Contents">
      <style:text-properties officeooo:paragraph-rsid="0df275c2"/>
    </style:style>
    <style:style style:name="P619" style:family="paragraph" style:parent-style-name="Table_20_Contents">
      <style:paragraph-properties fo:text-align="center" style:justify-single-word="false"/>
      <style:text-properties fo:font-size="8pt" fo:font-weight="bold" officeooo:rsid="0153a155" officeooo:paragraph-rsid="0d5533c7" style:font-size-asian="8pt" style:font-weight-asian="bold" style:font-size-complex="8pt" style:font-weight-complex="bold"/>
    </style:style>
    <style:style style:name="P620" style:family="paragraph" style:parent-style-name="Table_20_Contents">
      <style:paragraph-properties fo:text-align="center" style:justify-single-word="false"/>
      <style:text-properties fo:font-size="8pt" fo:font-weight="bold" officeooo:rsid="0153a155" officeooo:paragraph-rsid="0df3a1c4" style:font-size-asian="8pt" style:font-weight-asian="bold" style:font-size-complex="8pt" style:font-weight-complex="bold"/>
    </style:style>
    <style:style style:name="P621" style:family="paragraph" style:parent-style-name="Table_20_Contents">
      <style:paragraph-properties fo:text-align="center" style:justify-single-word="false"/>
      <style:text-properties fo:font-size="8pt" fo:font-weight="bold" officeooo:rsid="0153a155" officeooo:paragraph-rsid="0df4ece9" style:font-size-asian="8pt" style:font-weight-asian="bold" style:font-size-complex="8pt" style:font-weight-complex="bold"/>
    </style:style>
    <style:style style:name="P622" style:family="paragraph" style:parent-style-name="Table_20_Contents">
      <style:paragraph-properties fo:text-align="center" style:justify-single-word="false"/>
      <style:text-properties fo:font-size="8pt" fo:font-weight="bold" officeooo:rsid="0153a155" officeooo:paragraph-rsid="0dfa74fe" style:font-size-asian="8pt" style:font-weight-asian="bold" style:font-size-complex="8pt" style:font-weight-complex="bold"/>
    </style:style>
    <style:style style:name="P623" style:family="paragraph" style:parent-style-name="Table_20_Contents">
      <style:paragraph-properties fo:text-align="center" style:justify-single-word="false"/>
      <style:text-properties fo:font-size="8pt" fo:font-weight="bold" officeooo:rsid="0153a155" officeooo:paragraph-rsid="0dfae812" style:font-size-asian="8pt" style:font-weight-asian="bold" style:font-size-complex="8pt" style:font-weight-complex="bold"/>
    </style:style>
    <style:style style:name="P624" style:family="paragraph" style:parent-style-name="Table_20_Contents">
      <style:paragraph-properties fo:text-align="center" style:justify-single-word="false"/>
      <style:text-properties fo:font-size="8pt" fo:font-weight="bold" officeooo:rsid="0153a155" officeooo:paragraph-rsid="0dfc70a9" style:font-size-asian="8pt" style:font-weight-asian="bold" style:font-size-complex="8pt" style:font-weight-complex="bold"/>
    </style:style>
    <style:style style:name="P625" style:family="paragraph" style:parent-style-name="Table_20_Contents">
      <style:paragraph-properties fo:text-align="center" style:justify-single-word="false"/>
      <style:text-properties fo:font-size="8pt" fo:font-weight="bold" officeooo:rsid="0153a155" officeooo:paragraph-rsid="0dfd9aa0" style:font-size-asian="8pt" style:font-weight-asian="bold" style:font-size-complex="8pt" style:font-weight-complex="bold"/>
    </style:style>
    <style:style style:name="P626" style:family="paragraph" style:parent-style-name="Table_20_Contents">
      <style:paragraph-properties fo:text-align="center" style:justify-single-word="false"/>
      <style:text-properties fo:font-size="8pt" fo:font-weight="bold" officeooo:rsid="0153a155" officeooo:paragraph-rsid="0dfe883b" style:font-size-asian="8pt" style:font-weight-asian="bold" style:font-size-complex="8pt" style:font-weight-complex="bold"/>
    </style:style>
    <style:style style:name="P627" style:family="paragraph" style:parent-style-name="Table_20_Contents">
      <style:paragraph-properties fo:text-align="center" style:justify-single-word="false"/>
      <style:text-properties fo:font-size="8pt" fo:font-weight="bold" officeooo:rsid="0153a155" officeooo:paragraph-rsid="0dff2b81" style:font-size-asian="8pt" style:font-weight-asian="bold" style:font-size-complex="8pt" style:font-weight-complex="bold"/>
    </style:style>
    <style:style style:name="P628" style:family="paragraph" style:parent-style-name="Table_20_Contents">
      <style:paragraph-properties fo:text-align="center" style:justify-single-word="false"/>
      <style:text-properties fo:font-size="8pt" fo:font-weight="bold" officeooo:rsid="0153a155" officeooo:paragraph-rsid="0e00471a" style:font-size-asian="8pt" style:font-weight-asian="bold" style:font-size-complex="8pt" style:font-weight-complex="bold"/>
    </style:style>
    <style:style style:name="P629" style:family="paragraph" style:parent-style-name="Table_20_Contents">
      <style:paragraph-properties fo:text-align="center" style:justify-single-word="false"/>
      <style:text-properties fo:font-size="8pt" fo:font-weight="bold" officeooo:rsid="0153a155" officeooo:paragraph-rsid="0e02b46a" style:font-size-asian="8pt" style:font-weight-asian="bold" style:font-size-complex="8pt" style:font-weight-complex="bold"/>
    </style:style>
    <style:style style:name="P630" style:family="paragraph" style:parent-style-name="Table_20_Contents">
      <style:paragraph-properties fo:text-align="center" style:justify-single-word="false"/>
      <style:text-properties fo:font-size="8pt" fo:font-weight="bold" officeooo:rsid="0153a155" officeooo:paragraph-rsid="0c2f998f" style:font-size-asian="8pt" style:font-weight-asian="bold" style:font-size-complex="8pt" style:font-weight-complex="bold"/>
    </style:style>
    <style:style style:name="P631" style:family="paragraph" style:parent-style-name="Table_20_Contents">
      <style:paragraph-properties fo:text-align="center" style:justify-single-word="false"/>
      <style:text-properties fo:font-size="8pt" fo:font-weight="bold" officeooo:rsid="0153a155" officeooo:paragraph-rsid="0e035281" style:font-size-asian="8pt" style:font-weight-asian="bold" style:font-size-complex="8pt" style:font-weight-complex="bold"/>
    </style:style>
    <style:style style:name="P632" style:family="paragraph" style:parent-style-name="Table_20_Contents">
      <style:paragraph-properties fo:text-align="center" style:justify-single-word="false"/>
      <style:text-properties fo:font-size="8pt" fo:font-weight="bold" officeooo:rsid="0153a155" officeooo:paragraph-rsid="0e050914" style:font-size-asian="8pt" style:font-weight-asian="bold" style:font-size-complex="8pt" style:font-weight-complex="bold"/>
    </style:style>
    <style:style style:name="P633" style:family="paragraph" style:parent-style-name="Table_20_Contents">
      <style:paragraph-properties fo:text-align="center" style:justify-single-word="false"/>
      <style:text-properties fo:font-size="8pt" fo:font-weight="bold" officeooo:rsid="0153a155" officeooo:paragraph-rsid="0e05c32c" style:font-size-asian="8pt" style:font-weight-asian="bold" style:font-size-complex="8pt" style:font-weight-complex="bold"/>
    </style:style>
    <style:style style:name="P634" style:family="paragraph" style:parent-style-name="Table_20_Contents">
      <style:paragraph-properties fo:text-align="center" style:justify-single-word="false"/>
      <style:text-properties fo:font-size="8pt" fo:font-weight="bold" officeooo:rsid="0153a155" officeooo:paragraph-rsid="0e065cfd" style:font-size-asian="8pt" style:font-weight-asian="bold" style:font-size-complex="8pt" style:font-weight-complex="bold"/>
    </style:style>
    <style:style style:name="P635" style:family="paragraph" style:parent-style-name="Table_20_Contents">
      <style:paragraph-properties fo:text-align="center" style:justify-single-word="false"/>
      <style:text-properties fo:font-size="8pt" fo:font-weight="bold" officeooo:rsid="0153a155" officeooo:paragraph-rsid="0e079d58" style:font-size-asian="8pt" style:font-weight-asian="bold" style:font-size-complex="8pt" style:font-weight-complex="bold"/>
    </style:style>
    <style:style style:name="P636" style:family="paragraph" style:parent-style-name="Table_20_Contents">
      <style:paragraph-properties fo:text-align="center" style:justify-single-word="false"/>
      <style:text-properties fo:font-size="8pt" fo:font-weight="bold" officeooo:rsid="0153a155" officeooo:paragraph-rsid="0e09c91a" style:font-size-asian="8pt" style:font-weight-asian="bold" style:font-size-complex="8pt" style:font-weight-complex="bold"/>
    </style:style>
    <style:style style:name="P637" style:family="paragraph" style:parent-style-name="Table_20_Contents">
      <style:paragraph-properties fo:text-align="center" style:justify-single-word="false"/>
      <style:text-properties fo:font-size="8pt" fo:font-weight="bold" officeooo:rsid="0153a155" officeooo:paragraph-rsid="0e14f7f9" style:font-size-asian="8pt" style:font-weight-asian="bold" style:font-size-complex="8pt" style:font-weight-complex="bold"/>
    </style:style>
    <style:style style:name="P638" style:family="paragraph" style:parent-style-name="Table_20_Contents">
      <style:paragraph-properties fo:text-align="center" style:justify-single-word="false"/>
      <style:text-properties fo:font-size="8pt" fo:font-weight="bold" officeooo:rsid="0153a155" officeooo:paragraph-rsid="0e18aec2" style:font-size-asian="8pt" style:font-weight-asian="bold" style:font-size-complex="8pt" style:font-weight-complex="bold"/>
    </style:style>
    <style:style style:name="P639" style:family="paragraph" style:parent-style-name="Table_20_Contents">
      <style:paragraph-properties fo:text-align="center" style:justify-single-word="false"/>
      <style:text-properties fo:font-size="8pt" fo:font-weight="bold" officeooo:rsid="0153a155" officeooo:paragraph-rsid="0e1b4b44" style:font-size-asian="8pt" style:font-weight-asian="bold" style:font-size-complex="8pt" style:font-weight-complex="bold"/>
    </style:style>
    <style:style style:name="P640" style:family="paragraph" style:parent-style-name="Table_20_Contents">
      <style:paragraph-properties fo:text-align="center" style:justify-single-word="false"/>
      <style:text-properties fo:font-size="8pt" fo:font-weight="bold" officeooo:rsid="0153a155" officeooo:paragraph-rsid="0e1bf83e" style:font-size-asian="8pt" style:font-weight-asian="bold" style:font-size-complex="8pt" style:font-weight-complex="bold"/>
    </style:style>
    <style:style style:name="P641" style:family="paragraph" style:parent-style-name="Table_20_Contents">
      <style:paragraph-properties fo:text-align="center" style:justify-single-word="false"/>
      <style:text-properties fo:font-size="8pt" fo:font-weight="bold" officeooo:rsid="0153a155" officeooo:paragraph-rsid="0e1ce6bc" style:font-size-asian="8pt" style:font-weight-asian="bold" style:font-size-complex="8pt" style:font-weight-complex="bold"/>
    </style:style>
    <style:style style:name="P642" style:family="paragraph" style:parent-style-name="Table_20_Contents">
      <style:text-properties fo:font-size="8pt" fo:font-weight="bold" officeooo:rsid="0153a155" officeooo:paragraph-rsid="0d5533c7" style:font-size-asian="8pt" style:font-weight-asian="bold" style:font-size-complex="8pt" style:font-weight-complex="bold"/>
    </style:style>
    <style:style style:name="P643" style:family="paragraph" style:parent-style-name="Table_20_Contents">
      <style:text-properties fo:font-size="8pt" fo:font-weight="bold" officeooo:rsid="0153a155" officeooo:paragraph-rsid="0df3a1c4" style:font-size-asian="8pt" style:font-weight-asian="bold" style:font-size-complex="8pt" style:font-weight-complex="bold"/>
    </style:style>
    <style:style style:name="P644" style:family="paragraph" style:parent-style-name="Table_20_Contents">
      <style:text-properties fo:font-size="8pt" fo:font-weight="bold" officeooo:rsid="0153a155" officeooo:paragraph-rsid="0df4ece9" style:font-size-asian="8pt" style:font-weight-asian="bold" style:font-size-complex="8pt" style:font-weight-complex="bold"/>
    </style:style>
    <style:style style:name="P645" style:family="paragraph" style:parent-style-name="Table_20_Contents">
      <style:text-properties fo:font-size="8pt" fo:font-weight="bold" officeooo:rsid="0153a155" officeooo:paragraph-rsid="0dfa74fe" style:font-size-asian="8pt" style:font-weight-asian="bold" style:font-size-complex="8pt" style:font-weight-complex="bold"/>
    </style:style>
    <style:style style:name="P646" style:family="paragraph" style:parent-style-name="Table_20_Contents">
      <style:text-properties fo:font-size="8pt" fo:font-weight="bold" officeooo:rsid="0153a155" officeooo:paragraph-rsid="0dfae812" style:font-size-asian="8pt" style:font-weight-asian="bold" style:font-size-complex="8pt" style:font-weight-complex="bold"/>
    </style:style>
    <style:style style:name="P647" style:family="paragraph" style:parent-style-name="Table_20_Contents">
      <style:text-properties fo:font-size="8pt" fo:font-weight="bold" officeooo:rsid="0153a155" officeooo:paragraph-rsid="0dfc70a9" style:font-size-asian="8pt" style:font-weight-asian="bold" style:font-size-complex="8pt" style:font-weight-complex="bold"/>
    </style:style>
    <style:style style:name="P648" style:family="paragraph" style:parent-style-name="Table_20_Contents">
      <style:text-properties fo:font-size="8pt" fo:font-weight="bold" officeooo:rsid="0153a155" officeooo:paragraph-rsid="0dfd9aa0" style:font-size-asian="8pt" style:font-weight-asian="bold" style:font-size-complex="8pt" style:font-weight-complex="bold"/>
    </style:style>
    <style:style style:name="P649" style:family="paragraph" style:parent-style-name="Table_20_Contents">
      <style:text-properties fo:font-size="8pt" fo:font-weight="bold" officeooo:rsid="0153a155" officeooo:paragraph-rsid="0dfe883b" style:font-size-asian="8pt" style:font-weight-asian="bold" style:font-size-complex="8pt" style:font-weight-complex="bold"/>
    </style:style>
    <style:style style:name="P650" style:family="paragraph" style:parent-style-name="Table_20_Contents">
      <style:text-properties fo:font-size="8pt" fo:font-weight="bold" officeooo:rsid="0153a155" officeooo:paragraph-rsid="0dff2b81" style:font-size-asian="8pt" style:font-weight-asian="bold" style:font-size-complex="8pt" style:font-weight-complex="bold"/>
    </style:style>
    <style:style style:name="P651" style:family="paragraph" style:parent-style-name="Table_20_Contents">
      <style:text-properties fo:font-size="8pt" fo:font-weight="bold" officeooo:rsid="0153a155" officeooo:paragraph-rsid="0e00471a" style:font-size-asian="8pt" style:font-weight-asian="bold" style:font-size-complex="8pt" style:font-weight-complex="bold"/>
    </style:style>
    <style:style style:name="P652" style:family="paragraph" style:parent-style-name="Table_20_Contents">
      <style:text-properties fo:font-size="8pt" fo:font-weight="bold" officeooo:rsid="0153a155" officeooo:paragraph-rsid="0e02b46a" style:font-size-asian="8pt" style:font-weight-asian="bold" style:font-size-complex="8pt" style:font-weight-complex="bold"/>
    </style:style>
    <style:style style:name="P653" style:family="paragraph" style:parent-style-name="Table_20_Contents">
      <style:text-properties fo:font-size="8pt" fo:font-weight="bold" officeooo:rsid="0153a155" officeooo:paragraph-rsid="0c2f998f" style:font-size-asian="8pt" style:font-weight-asian="bold" style:font-size-complex="8pt" style:font-weight-complex="bold"/>
    </style:style>
    <style:style style:name="P654" style:family="paragraph" style:parent-style-name="Table_20_Contents">
      <style:text-properties fo:font-size="8pt" fo:font-weight="bold" officeooo:rsid="0153a155" officeooo:paragraph-rsid="0e035281" style:font-size-asian="8pt" style:font-weight-asian="bold" style:font-size-complex="8pt" style:font-weight-complex="bold"/>
    </style:style>
    <style:style style:name="P655" style:family="paragraph" style:parent-style-name="Table_20_Contents">
      <style:text-properties fo:font-size="8pt" fo:font-weight="bold" officeooo:rsid="0153a155" officeooo:paragraph-rsid="0e050914" style:font-size-asian="8pt" style:font-weight-asian="bold" style:font-size-complex="8pt" style:font-weight-complex="bold"/>
    </style:style>
    <style:style style:name="P656" style:family="paragraph" style:parent-style-name="Table_20_Contents">
      <style:text-properties fo:font-size="8pt" fo:font-weight="bold" officeooo:rsid="0153a155" officeooo:paragraph-rsid="0e05c32c" style:font-size-asian="8pt" style:font-weight-asian="bold" style:font-size-complex="8pt" style:font-weight-complex="bold"/>
    </style:style>
    <style:style style:name="P657" style:family="paragraph" style:parent-style-name="Table_20_Contents">
      <style:text-properties fo:font-size="8pt" fo:font-weight="bold" officeooo:rsid="0153a155" officeooo:paragraph-rsid="0e065cfd" style:font-size-asian="8pt" style:font-weight-asian="bold" style:font-size-complex="8pt" style:font-weight-complex="bold"/>
    </style:style>
    <style:style style:name="P658" style:family="paragraph" style:parent-style-name="Table_20_Contents">
      <style:text-properties fo:font-size="8pt" fo:font-weight="bold" officeooo:rsid="0153a155" officeooo:paragraph-rsid="0e079d58" style:font-size-asian="8pt" style:font-weight-asian="bold" style:font-size-complex="8pt" style:font-weight-complex="bold"/>
    </style:style>
    <style:style style:name="P659" style:family="paragraph" style:parent-style-name="Table_20_Contents">
      <style:text-properties fo:font-size="8pt" fo:font-weight="bold" officeooo:rsid="0153a155" officeooo:paragraph-rsid="0e09c91a" style:font-size-asian="8pt" style:font-weight-asian="bold" style:font-size-complex="8pt" style:font-weight-complex="bold"/>
    </style:style>
    <style:style style:name="P660" style:family="paragraph" style:parent-style-name="Table_20_Contents">
      <style:text-properties fo:font-size="8pt" fo:font-weight="bold" officeooo:rsid="0153a155" officeooo:paragraph-rsid="0e14f7f9" style:font-size-asian="8pt" style:font-weight-asian="bold" style:font-size-complex="8pt" style:font-weight-complex="bold"/>
    </style:style>
    <style:style style:name="P661" style:family="paragraph" style:parent-style-name="Table_20_Contents">
      <style:text-properties fo:font-size="8pt" fo:font-weight="bold" officeooo:rsid="0153a155" officeooo:paragraph-rsid="0e18aec2" style:font-size-asian="8pt" style:font-weight-asian="bold" style:font-size-complex="8pt" style:font-weight-complex="bold"/>
    </style:style>
    <style:style style:name="P662" style:family="paragraph" style:parent-style-name="Table_20_Contents">
      <style:text-properties fo:font-size="8pt" fo:font-weight="bold" officeooo:rsid="0153a155" officeooo:paragraph-rsid="0e1b4b44" style:font-size-asian="8pt" style:font-weight-asian="bold" style:font-size-complex="8pt" style:font-weight-complex="bold"/>
    </style:style>
    <style:style style:name="P663" style:family="paragraph" style:parent-style-name="Table_20_Contents">
      <style:text-properties fo:font-size="8pt" fo:font-weight="bold" officeooo:rsid="0153a155" officeooo:paragraph-rsid="0e1bf83e" style:font-size-asian="8pt" style:font-weight-asian="bold" style:font-size-complex="8pt" style:font-weight-complex="bold"/>
    </style:style>
    <style:style style:name="P664" style:family="paragraph" style:parent-style-name="Table_20_Contents">
      <style:text-properties fo:font-size="8pt" fo:font-weight="bold" officeooo:rsid="0153a155" officeooo:paragraph-rsid="0e1ce6bc" style:font-size-asian="8pt" style:font-weight-asian="bold" style:font-size-complex="8pt" style:font-weight-complex="bold"/>
    </style:style>
    <style:style style:name="P665" style:family="paragraph" style:parent-style-name="Table_20_Contents">
      <style:paragraph-properties fo:text-align="center" style:justify-single-word="false"/>
      <style:text-properties fo:font-size="8pt" fo:font-weight="bold" officeooo:rsid="0df3a1c4" officeooo:paragraph-rsid="0df3a1c4" style:font-size-asian="8pt" style:font-weight-asian="bold" style:font-size-complex="8pt" style:font-weight-complex="bold"/>
    </style:style>
    <style:style style:name="P666" style:family="paragraph" style:parent-style-name="Table_20_Contents">
      <style:paragraph-properties fo:text-align="center" style:justify-single-word="false"/>
      <style:text-properties fo:font-size="8pt" fo:font-weight="bold" officeooo:rsid="0df3a1c4" officeooo:paragraph-rsid="0df4ece9" style:font-size-asian="8pt" style:font-weight-asian="bold" style:font-size-complex="8pt" style:font-weight-complex="bold"/>
    </style:style>
    <style:style style:name="P667" style:family="paragraph" style:parent-style-name="Table_20_Contents">
      <style:paragraph-properties fo:text-align="center" style:justify-single-word="false"/>
      <style:text-properties fo:font-size="8pt" fo:font-weight="bold" officeooo:rsid="0df3a1c4" officeooo:paragraph-rsid="0dfa74fe" style:font-size-asian="8pt" style:font-weight-asian="bold" style:font-size-complex="8pt" style:font-weight-complex="bold"/>
    </style:style>
    <style:style style:name="P668" style:family="paragraph" style:parent-style-name="Table_20_Contents">
      <style:paragraph-properties fo:text-align="center" style:justify-single-word="false"/>
      <style:text-properties fo:font-size="8pt" fo:font-weight="bold" officeooo:rsid="0df3a1c4" officeooo:paragraph-rsid="0dfae812" style:font-size-asian="8pt" style:font-weight-asian="bold" style:font-size-complex="8pt" style:font-weight-complex="bold"/>
    </style:style>
    <style:style style:name="P669" style:family="paragraph" style:parent-style-name="Table_20_Contents">
      <style:paragraph-properties fo:text-align="center" style:justify-single-word="false"/>
      <style:text-properties fo:font-size="8pt" fo:font-weight="bold" officeooo:rsid="0df3a1c4" officeooo:paragraph-rsid="0dfc70a9" style:font-size-asian="8pt" style:font-weight-asian="bold" style:font-size-complex="8pt" style:font-weight-complex="bold"/>
    </style:style>
    <style:style style:name="P670" style:family="paragraph" style:parent-style-name="Table_20_Contents">
      <style:paragraph-properties fo:text-align="center" style:justify-single-word="false"/>
      <style:text-properties fo:font-size="8pt" fo:font-weight="bold" officeooo:rsid="0df3a1c4" officeooo:paragraph-rsid="0dfd9aa0" style:font-size-asian="8pt" style:font-weight-asian="bold" style:font-size-complex="8pt" style:font-weight-complex="bold"/>
    </style:style>
    <style:style style:name="P671" style:family="paragraph" style:parent-style-name="Table_20_Contents">
      <style:paragraph-properties fo:text-align="center" style:justify-single-word="false"/>
      <style:text-properties fo:font-size="8pt" fo:font-weight="bold" officeooo:rsid="0df3a1c4" officeooo:paragraph-rsid="0dfe883b" style:font-size-asian="8pt" style:font-weight-asian="bold" style:font-size-complex="8pt" style:font-weight-complex="bold"/>
    </style:style>
    <style:style style:name="P672" style:family="paragraph" style:parent-style-name="Table_20_Contents">
      <style:paragraph-properties fo:text-align="center" style:justify-single-word="false"/>
      <style:text-properties fo:font-size="8pt" fo:font-weight="bold" officeooo:rsid="0df3a1c4" officeooo:paragraph-rsid="0dff2b81" style:font-size-asian="8pt" style:font-weight-asian="bold" style:font-size-complex="8pt" style:font-weight-complex="bold"/>
    </style:style>
    <style:style style:name="P673" style:family="paragraph" style:parent-style-name="Table_20_Contents">
      <style:paragraph-properties fo:text-align="center" style:justify-single-word="false"/>
      <style:text-properties fo:font-size="8pt" fo:font-weight="bold" officeooo:rsid="0df3a1c4" officeooo:paragraph-rsid="0e00471a" style:font-size-asian="8pt" style:font-weight-asian="bold" style:font-size-complex="8pt" style:font-weight-complex="bold"/>
    </style:style>
    <style:style style:name="P674" style:family="paragraph" style:parent-style-name="Table_20_Contents">
      <style:paragraph-properties fo:text-align="center" style:justify-single-word="false"/>
      <style:text-properties fo:font-size="8pt" fo:font-weight="bold" officeooo:rsid="0df3a1c4" officeooo:paragraph-rsid="0e02b46a" style:font-size-asian="8pt" style:font-weight-asian="bold" style:font-size-complex="8pt" style:font-weight-complex="bold"/>
    </style:style>
    <style:style style:name="P675" style:family="paragraph" style:parent-style-name="Table_20_Contents">
      <style:paragraph-properties fo:text-align="center" style:justify-single-word="false"/>
      <style:text-properties fo:font-size="8pt" fo:font-weight="bold" officeooo:rsid="0df3a1c4" officeooo:paragraph-rsid="0e035281" style:font-size-asian="8pt" style:font-weight-asian="bold" style:font-size-complex="8pt" style:font-weight-complex="bold"/>
    </style:style>
    <style:style style:name="P676" style:family="paragraph" style:parent-style-name="Table_20_Contents">
      <style:paragraph-properties fo:text-align="center" style:justify-single-word="false"/>
      <style:text-properties fo:font-size="8pt" fo:font-weight="bold" officeooo:rsid="0df3a1c4" officeooo:paragraph-rsid="0e050914" style:font-size-asian="8pt" style:font-weight-asian="bold" style:font-size-complex="8pt" style:font-weight-complex="bold"/>
    </style:style>
    <style:style style:name="P677" style:family="paragraph" style:parent-style-name="Table_20_Contents">
      <style:paragraph-properties fo:text-align="center" style:justify-single-word="false"/>
      <style:text-properties fo:font-size="8pt" fo:font-weight="bold" officeooo:rsid="0df3a1c4" officeooo:paragraph-rsid="0e05c32c" style:font-size-asian="8pt" style:font-weight-asian="bold" style:font-size-complex="8pt" style:font-weight-complex="bold"/>
    </style:style>
    <style:style style:name="P678" style:family="paragraph" style:parent-style-name="Table_20_Contents">
      <style:paragraph-properties fo:text-align="center" style:justify-single-word="false"/>
      <style:text-properties fo:font-size="8pt" fo:font-weight="bold" officeooo:rsid="0df3a1c4" officeooo:paragraph-rsid="0e065cfd" style:font-size-asian="8pt" style:font-weight-asian="bold" style:font-size-complex="8pt" style:font-weight-complex="bold"/>
    </style:style>
    <style:style style:name="P679" style:family="paragraph" style:parent-style-name="Table_20_Contents">
      <style:paragraph-properties fo:text-align="center" style:justify-single-word="false"/>
      <style:text-properties fo:font-size="8pt" fo:font-weight="bold" officeooo:rsid="0df3a1c4" officeooo:paragraph-rsid="0e079d58" style:font-size-asian="8pt" style:font-weight-asian="bold" style:font-size-complex="8pt" style:font-weight-complex="bold"/>
    </style:style>
    <style:style style:name="P680" style:family="paragraph" style:parent-style-name="Table_20_Contents">
      <style:paragraph-properties fo:text-align="center" style:justify-single-word="false"/>
      <style:text-properties fo:font-size="8pt" fo:font-weight="bold" officeooo:rsid="0df3a1c4" officeooo:paragraph-rsid="0e09c91a" style:font-size-asian="8pt" style:font-weight-asian="bold" style:font-size-complex="8pt" style:font-weight-complex="bold"/>
    </style:style>
    <style:style style:name="P681" style:family="paragraph" style:parent-style-name="Table_20_Contents">
      <style:paragraph-properties fo:text-align="center" style:justify-single-word="false"/>
      <style:text-properties fo:font-size="8pt" fo:font-weight="bold" officeooo:rsid="0df3a1c4" officeooo:paragraph-rsid="0e14f7f9" style:font-size-asian="8pt" style:font-weight-asian="bold" style:font-size-complex="8pt" style:font-weight-complex="bold"/>
    </style:style>
    <style:style style:name="P682" style:family="paragraph" style:parent-style-name="Table_20_Contents">
      <style:paragraph-properties fo:text-align="center" style:justify-single-word="false"/>
      <style:text-properties fo:font-size="8pt" fo:font-weight="bold" officeooo:rsid="0df3a1c4" officeooo:paragraph-rsid="0e18aec2" style:font-size-asian="8pt" style:font-weight-asian="bold" style:font-size-complex="8pt" style:font-weight-complex="bold"/>
    </style:style>
    <style:style style:name="P683" style:family="paragraph" style:parent-style-name="Table_20_Contents">
      <style:paragraph-properties fo:text-align="center" style:justify-single-word="false"/>
      <style:text-properties fo:font-size="8pt" fo:font-weight="bold" officeooo:rsid="0df3a1c4" officeooo:paragraph-rsid="0e1b4b44" style:font-size-asian="8pt" style:font-weight-asian="bold" style:font-size-complex="8pt" style:font-weight-complex="bold"/>
    </style:style>
    <style:style style:name="P684" style:family="paragraph" style:parent-style-name="Table_20_Contents">
      <style:paragraph-properties fo:text-align="center" style:justify-single-word="false"/>
      <style:text-properties fo:font-size="8pt" fo:font-weight="bold" officeooo:rsid="0df3a1c4" officeooo:paragraph-rsid="0e1bf83e" style:font-size-asian="8pt" style:font-weight-asian="bold" style:font-size-complex="8pt" style:font-weight-complex="bold"/>
    </style:style>
    <style:style style:name="P685" style:family="paragraph" style:parent-style-name="Table_20_Contents">
      <style:paragraph-properties fo:text-align="center" style:justify-single-word="false"/>
      <style:text-properties fo:font-size="8pt" fo:font-weight="bold" officeooo:rsid="0e02b46a" officeooo:paragraph-rsid="0e02b46a" style:font-size-asian="8pt" style:font-weight-asian="bold" style:font-size-complex="8pt" style:font-weight-complex="bold"/>
    </style:style>
    <style:style style:name="P686" style:family="paragraph" style:parent-style-name="Table_20_Contents">
      <style:paragraph-properties fo:text-align="center" style:justify-single-word="false"/>
      <style:text-properties fo:font-size="8pt" fo:font-weight="bold" officeooo:rsid="0e0b90a2" officeooo:paragraph-rsid="0e0b90a2" style:font-size-asian="8pt" style:font-weight-asian="bold" style:font-size-complex="8pt" style:font-weight-complex="bold"/>
    </style:style>
    <style:style style:name="P687" style:family="paragraph" style:parent-style-name="Table_20_Contents">
      <style:paragraph-properties fo:text-align="center" style:justify-single-word="false"/>
      <style:text-properties fo:font-size="8pt" fo:font-weight="bold" officeooo:rsid="0e1ce6bc" officeooo:paragraph-rsid="0e1ce6bc" style:font-size-asian="8pt" style:font-weight-asian="bold" style:font-size-complex="8pt" style:font-weight-complex="bold"/>
    </style:style>
    <style:style style:name="P688" style:family="paragraph" style:parent-style-name="Table_20_Contents">
      <style:text-properties officeooo:paragraph-rsid="0d81180f"/>
    </style:style>
    <style:style style:name="P689" style:family="paragraph" style:parent-style-name="Table_20_Contents">
      <style:text-properties officeooo:paragraph-rsid="0d57caae"/>
    </style:style>
    <style:style style:name="P690" style:family="paragraph" style:parent-style-name="Table_20_Contents">
      <style:text-properties officeooo:paragraph-rsid="0d5b790c"/>
    </style:style>
    <style:style style:name="P691" style:family="paragraph" style:parent-style-name="Table_20_Contents">
      <style:text-properties officeooo:rsid="0d707d99" officeooo:paragraph-rsid="0d707d99"/>
    </style:style>
    <style:style style:name="P692" style:family="paragraph" style:parent-style-name="Table_20_Contents">
      <style:text-properties officeooo:paragraph-rsid="0d5d89ad"/>
    </style:style>
    <style:style style:name="P693" style:family="paragraph" style:parent-style-name="Table_20_Contents">
      <style:text-properties officeooo:paragraph-rsid="0d69d049"/>
    </style:style>
    <style:style style:name="P694" style:family="paragraph" style:parent-style-name="Table_20_Contents">
      <style:text-properties officeooo:paragraph-rsid="0d6e75e0"/>
    </style:style>
    <style:style style:name="P695" style:family="paragraph" style:parent-style-name="Table_20_Contents">
      <style:text-properties officeooo:paragraph-rsid="0d6d0e7a"/>
    </style:style>
    <style:style style:name="P696" style:family="paragraph" style:parent-style-name="Table_20_Contents">
      <style:text-properties officeooo:paragraph-rsid="0d5ff240"/>
    </style:style>
    <style:style style:name="P697" style:family="paragraph" style:parent-style-name="Table_20_Contents">
      <style:text-properties officeooo:rsid="0cbd0ac7" officeooo:paragraph-rsid="0d8a6c50"/>
    </style:style>
    <style:style style:name="P698" style:family="paragraph" style:parent-style-name="Table_20_Contents">
      <style:text-properties officeooo:paragraph-rsid="0cbfb152"/>
    </style:style>
    <style:style style:name="P699" style:family="paragraph" style:parent-style-name="Table_20_Contents">
      <style:text-properties officeooo:paragraph-rsid="0d90d1a9"/>
    </style:style>
    <style:style style:name="P700" style:family="paragraph" style:parent-style-name="Table_20_Contents">
      <style:text-properties officeooo:rsid="0d90d1a9" officeooo:paragraph-rsid="0d90d1a9"/>
    </style:style>
    <style:style style:name="P701" style:family="paragraph" style:parent-style-name="Table_20_Contents">
      <style:text-properties officeooo:rsid="0d188231" officeooo:paragraph-rsid="0d946fe4"/>
    </style:style>
    <style:style style:name="P702" style:family="paragraph" style:parent-style-name="Table_20_Contents">
      <style:text-properties officeooo:rsid="0d188231" officeooo:paragraph-rsid="0d95ee2f"/>
    </style:style>
    <style:style style:name="P703" style:family="paragraph" style:parent-style-name="Table_20_Contents">
      <style:text-properties officeooo:paragraph-rsid="0d946fe4"/>
    </style:style>
    <style:style style:name="P704" style:family="paragraph" style:parent-style-name="Table_20_Contents">
      <style:text-properties officeooo:paragraph-rsid="09c9f587"/>
    </style:style>
    <style:style style:name="P705" style:family="paragraph" style:parent-style-name="Table_20_Contents">
      <style:text-properties officeooo:paragraph-rsid="0a819e34"/>
    </style:style>
    <style:style style:name="P706" style:family="paragraph" style:parent-style-name="Table_20_Contents">
      <style:text-properties officeooo:rsid="0d28658d" officeooo:paragraph-rsid="0d95ee2f"/>
    </style:style>
    <style:style style:name="P707" style:family="paragraph" style:parent-style-name="Table_20_Contents">
      <style:text-properties officeooo:rsid="0d28658d" officeooo:paragraph-rsid="0e1b4b44"/>
    </style:style>
    <style:style style:name="P708" style:family="paragraph" style:parent-style-name="Table_20_Contents">
      <style:text-properties officeooo:paragraph-rsid="0d95ee2f"/>
    </style:style>
    <style:style style:name="P709" style:family="paragraph" style:parent-style-name="Table_20_Contents">
      <style:text-properties officeooo:rsid="0e14f7f9" officeooo:paragraph-rsid="0e14f7f9"/>
    </style:style>
    <style:style style:name="P710" style:family="paragraph" style:parent-style-name="Table_20_Contents">
      <style:text-properties officeooo:paragraph-rsid="0cf6e6fd"/>
    </style:style>
    <style:style style:name="P711" style:family="paragraph" style:parent-style-name="Table_20_Contents">
      <style:text-properties officeooo:paragraph-rsid="0cfb44b4"/>
    </style:style>
    <style:style style:name="P712" style:family="paragraph" style:parent-style-name="Table_20_Contents">
      <style:text-properties officeooo:paragraph-rsid="0cfe0e00"/>
    </style:style>
    <style:style style:name="P713" style:family="paragraph" style:parent-style-name="Table_20_Contents">
      <style:text-properties officeooo:paragraph-rsid="0d005fd6"/>
    </style:style>
    <style:style style:name="P714" style:family="paragraph" style:parent-style-name="Table_20_Contents">
      <style:text-properties officeooo:paragraph-rsid="0d022d5c"/>
    </style:style>
    <style:style style:name="P715" style:family="paragraph" style:parent-style-name="Table_20_Contents">
      <style:text-properties officeooo:paragraph-rsid="0e18aec2"/>
    </style:style>
    <style:style style:name="P716" style:family="paragraph" style:parent-style-name="Table_20_Contents">
      <style:text-properties officeooo:rsid="0cae9495" officeooo:paragraph-rsid="0e18aec2"/>
    </style:style>
    <style:style style:name="P717" style:family="paragraph" style:parent-style-name="Table_20_Contents">
      <style:text-properties officeooo:paragraph-rsid="0e1b4b44"/>
    </style:style>
    <style:style style:name="P718" style:family="paragraph" style:parent-style-name="Table_20_Contents">
      <style:text-properties officeooo:rsid="0e1b4b44" officeooo:paragraph-rsid="0e1b4b44"/>
    </style:style>
    <style:style style:name="P719" style:family="paragraph" style:parent-style-name="Table_20_Contents">
      <style:text-properties officeooo:paragraph-rsid="0e1bf83e"/>
    </style:style>
    <style:style style:name="P720" style:family="paragraph" style:parent-style-name="Table_20_Contents">
      <style:text-properties officeooo:paragraph-rsid="0d28658d"/>
    </style:style>
    <style:style style:name="P721" style:family="paragraph" style:parent-style-name="Table_20_Contents">
      <style:text-properties officeooo:paragraph-rsid="0d6013de"/>
    </style:style>
    <style:style style:name="T1" style:family="text">
      <style:text-properties fo:font-size="10pt" style:font-size-asian="10pt" style:font-size-complex="10pt"/>
    </style:style>
    <style:style style:name="T2" style:family="text">
      <style:text-properties fo:font-size="10pt" officeooo:rsid="01f06a3b" style:font-size-asian="10pt" style:font-size-complex="10pt"/>
    </style:style>
    <style:style style:name="T3" style:family="text">
      <style:text-properties fo:font-size="10pt" officeooo:rsid="02ded67b" style:font-size-asian="10pt" style:font-size-complex="10pt"/>
    </style:style>
    <style:style style:name="T4" style:family="text">
      <style:text-properties fo:font-size="10pt" officeooo:rsid="031a40f8" style:font-size-asian="10pt" style:font-size-complex="10pt"/>
    </style:style>
    <style:style style:name="T5" style:family="text">
      <style:text-properties fo:font-size="10pt" officeooo:rsid="0357afcc" style:font-size-asian="10pt" style:font-size-complex="10pt"/>
    </style:style>
    <style:style style:name="T6" style:family="text">
      <style:text-properties fo:font-size="10pt" officeooo:rsid="03a7e94b" style:font-size-asian="10pt" style:font-size-complex="10pt"/>
    </style:style>
    <style:style style:name="T7" style:family="text">
      <style:text-properties fo:font-size="10pt" officeooo:rsid="04060630" style:font-size-asian="10pt" style:font-size-complex="10pt"/>
    </style:style>
    <style:style style:name="T8" style:family="text">
      <style:text-properties fo:font-size="10pt" officeooo:rsid="0407ed35" style:font-size-asian="10pt" style:font-size-complex="10pt"/>
    </style:style>
    <style:style style:name="T9" style:family="text">
      <style:text-properties fo:font-size="10pt" officeooo:rsid="040ce265" style:font-size-asian="10pt" style:font-size-complex="10pt"/>
    </style:style>
    <style:style style:name="T10" style:family="text">
      <style:text-properties fo:font-size="10pt" officeooo:rsid="04168706" style:font-size-asian="10pt" style:font-size-complex="10pt"/>
    </style:style>
    <style:style style:name="T11" style:family="text">
      <style:text-properties fo:font-size="10pt" officeooo:rsid="041d449c" style:font-size-asian="10pt" style:font-size-complex="10pt"/>
    </style:style>
    <style:style style:name="T12" style:family="text">
      <style:text-properties fo:font-size="10pt" officeooo:rsid="041f108a" style:font-size-asian="10pt" style:font-size-complex="10pt"/>
    </style:style>
    <style:style style:name="T13" style:family="text">
      <style:text-properties fo:font-size="10pt" officeooo:rsid="04336e90" style:font-size-asian="10pt" style:font-size-complex="10pt"/>
    </style:style>
    <style:style style:name="T14" style:family="text">
      <style:text-properties fo:font-size="10pt" officeooo:rsid="044183c1" style:font-size-asian="10pt" style:font-size-complex="10pt"/>
    </style:style>
    <style:style style:name="T15" style:family="text">
      <style:text-properties fo:font-size="10pt" officeooo:rsid="044223d9" style:font-size-asian="10pt" style:font-size-complex="10pt"/>
    </style:style>
    <style:style style:name="T16" style:family="text">
      <style:text-properties fo:font-size="10pt" officeooo:rsid="0450e962" style:font-size-asian="10pt" style:font-size-complex="10pt"/>
    </style:style>
    <style:style style:name="T17" style:family="text">
      <style:text-properties fo:font-size="10pt" officeooo:rsid="04461ba7" style:font-size-asian="10pt" style:font-size-complex="10pt"/>
    </style:style>
    <style:style style:name="T18" style:family="text">
      <style:text-properties fo:font-size="10pt" officeooo:rsid="045717e5" style:font-size-asian="10pt" style:font-size-complex="10pt"/>
    </style:style>
    <style:style style:name="T19" style:family="text">
      <style:text-properties fo:font-size="10pt" officeooo:rsid="045898e6" style:font-size-asian="10pt" style:font-size-complex="10pt"/>
    </style:style>
    <style:style style:name="T20" style:family="text">
      <style:text-properties fo:font-size="10pt" officeooo:rsid="0461b6da" style:font-size-asian="10pt" style:font-size-complex="10pt"/>
    </style:style>
    <style:style style:name="T21" style:family="text">
      <style:text-properties fo:font-size="10pt" officeooo:rsid="0470c073" style:font-size-asian="10pt" style:font-size-complex="10pt"/>
    </style:style>
    <style:style style:name="T22" style:family="text">
      <style:text-properties fo:font-size="10pt" officeooo:rsid="0472b976" style:font-size-asian="10pt" style:font-size-complex="10pt"/>
    </style:style>
    <style:style style:name="T23" style:family="text">
      <style:text-properties fo:font-size="10pt" officeooo:rsid="04769477" style:font-size-asian="10pt" style:font-size-complex="10pt"/>
    </style:style>
    <style:style style:name="T24" style:family="text">
      <style:text-properties fo:font-size="10pt" officeooo:rsid="047792a4" style:font-size-asian="10pt" style:font-size-complex="10pt"/>
    </style:style>
    <style:style style:name="T25" style:family="text">
      <style:text-properties fo:font-size="10pt" officeooo:rsid="04791787" style:font-size-asian="10pt" style:font-size-complex="10pt"/>
    </style:style>
    <style:style style:name="T26" style:family="text">
      <style:text-properties fo:font-size="10pt" officeooo:rsid="047c8bd5" style:font-size-asian="10pt" style:font-size-complex="10pt"/>
    </style:style>
    <style:style style:name="T27" style:family="text">
      <style:text-properties fo:font-size="10pt" officeooo:rsid="047d38bd" style:font-size-asian="10pt" style:font-size-complex="10pt"/>
    </style:style>
    <style:style style:name="T28" style:family="text">
      <style:text-properties fo:font-size="10pt" officeooo:rsid="047ed930" style:font-size-asian="10pt" style:font-size-complex="10pt"/>
    </style:style>
    <style:style style:name="T29" style:family="text">
      <style:text-properties fo:font-size="10pt" officeooo:rsid="0480273c" style:font-size-asian="10pt" style:font-size-complex="10pt"/>
    </style:style>
    <style:style style:name="T30" style:family="text">
      <style:text-properties fo:font-size="10pt" officeooo:rsid="048722c8" style:font-size-asian="10pt" style:font-size-complex="10pt"/>
    </style:style>
    <style:style style:name="T31" style:family="text">
      <style:text-properties fo:font-size="10pt" officeooo:rsid="04881d0b" style:font-size-asian="10pt" style:font-size-complex="10pt"/>
    </style:style>
    <style:style style:name="T32" style:family="text">
      <style:text-properties fo:font-size="10pt" officeooo:rsid="048932b8" style:font-size-asian="10pt" style:font-size-complex="10pt"/>
    </style:style>
    <style:style style:name="T33" style:family="text">
      <style:text-properties fo:font-size="10pt" officeooo:rsid="048ae3bf" style:font-size-asian="10pt" style:font-size-complex="10pt"/>
    </style:style>
    <style:style style:name="T34" style:family="text">
      <style:text-properties fo:font-size="10pt" officeooo:rsid="048be24a" style:font-size-asian="10pt" style:font-size-complex="10pt"/>
    </style:style>
    <style:style style:name="T35" style:family="text">
      <style:text-properties fo:font-size="10pt" officeooo:rsid="048e1c92" style:font-size-asian="10pt" style:font-size-complex="10pt"/>
    </style:style>
    <style:style style:name="T36" style:family="text">
      <style:text-properties fo:font-size="10pt" officeooo:rsid="049150dd" style:font-size-asian="10pt" style:font-size-complex="10pt"/>
    </style:style>
    <style:style style:name="T37" style:family="text">
      <style:text-properties fo:font-size="10pt" officeooo:rsid="05070333" style:font-size-asian="10pt" style:font-size-complex="10pt"/>
    </style:style>
    <style:style style:name="T38" style:family="text">
      <style:text-properties fo:font-size="10pt" officeooo:rsid="059a3ec3" style:font-size-asian="10pt" style:font-size-complex="10pt"/>
    </style:style>
    <style:style style:name="T39" style:family="text">
      <style:text-properties fo:font-size="10pt" officeooo:rsid="05a3c8cf" style:font-size-asian="10pt" style:font-size-complex="10pt"/>
    </style:style>
    <style:style style:name="T40" style:family="text">
      <style:text-properties fo:font-size="10pt" officeooo:rsid="05a64d51" style:font-size-asian="10pt" style:font-size-complex="10pt"/>
    </style:style>
    <style:style style:name="T41" style:family="text">
      <style:text-properties fo:font-size="10pt" officeooo:rsid="05a7c13d" style:font-size-asian="10pt" style:font-size-complex="10pt"/>
    </style:style>
    <style:style style:name="T42" style:family="text">
      <style:text-properties fo:font-size="10pt" officeooo:rsid="05a98b03" style:font-size-asian="10pt" style:font-size-complex="10pt"/>
    </style:style>
    <style:style style:name="T43" style:family="text">
      <style:text-properties fo:font-size="10pt" officeooo:rsid="05aac16d" style:font-size-asian="10pt" style:font-size-complex="10pt"/>
    </style:style>
    <style:style style:name="T44" style:family="text">
      <style:text-properties fo:font-size="10pt" officeooo:rsid="05ab1dc8" style:font-size-asian="10pt" style:font-size-complex="10pt"/>
    </style:style>
    <style:style style:name="T45" style:family="text">
      <style:text-properties fo:font-size="10pt" officeooo:rsid="05ab89d4" style:font-size-asian="10pt" style:font-size-complex="10pt"/>
    </style:style>
    <style:style style:name="T46" style:family="text">
      <style:text-properties fo:font-size="10pt" officeooo:rsid="05adc7f9" style:font-size-asian="10pt" style:font-size-complex="10pt"/>
    </style:style>
    <style:style style:name="T47" style:family="text">
      <style:text-properties fo:font-size="10pt" officeooo:rsid="05af422f" style:font-size-asian="10pt" style:font-size-complex="10pt"/>
    </style:style>
    <style:style style:name="T48" style:family="text">
      <style:text-properties fo:font-size="10pt" officeooo:rsid="05b0fcfb" style:font-size-asian="10pt" style:font-size-complex="10pt"/>
    </style:style>
    <style:style style:name="T49" style:family="text">
      <style:text-properties fo:font-size="10pt" officeooo:rsid="05b4e73b" style:font-size-asian="10pt" style:font-size-complex="10pt"/>
    </style:style>
    <style:style style:name="T50" style:family="text">
      <style:text-properties fo:font-size="10pt" officeooo:rsid="05b92f5a" style:font-size-asian="10pt" style:font-size-complex="10pt"/>
    </style:style>
    <style:style style:name="T51" style:family="text">
      <style:text-properties fo:font-size="10pt" officeooo:rsid="05ba41fc" style:font-size-asian="10pt" style:font-size-complex="10pt"/>
    </style:style>
    <style:style style:name="T52" style:family="text">
      <style:text-properties fo:font-size="10pt" officeooo:rsid="05bc090d" style:font-size-asian="10pt" style:font-size-complex="10pt"/>
    </style:style>
    <style:style style:name="T53" style:family="text">
      <style:text-properties fo:font-size="10pt" officeooo:rsid="05bd07ed" style:font-size-asian="10pt" style:font-size-complex="10pt"/>
    </style:style>
    <style:style style:name="T54" style:family="text">
      <style:text-properties fo:font-size="10pt" officeooo:rsid="05be15c0" style:font-size-asian="10pt" style:font-size-complex="10pt"/>
    </style:style>
    <style:style style:name="T55" style:family="text">
      <style:text-properties fo:font-size="10pt" officeooo:rsid="05c2abe8" style:font-size-asian="10pt" style:font-size-complex="10pt"/>
    </style:style>
    <style:style style:name="T56" style:family="text">
      <style:text-properties fo:font-size="10pt" officeooo:rsid="05c32d44" style:font-size-asian="10pt" style:font-size-complex="10pt"/>
    </style:style>
    <style:style style:name="T57" style:family="text">
      <style:text-properties fo:font-size="10pt" officeooo:rsid="05c382ea" style:font-size-asian="10pt" style:font-size-complex="10pt"/>
    </style:style>
    <style:style style:name="T58" style:family="text">
      <style:text-properties fo:font-size="10pt" officeooo:rsid="05efc8c8" style:font-size-asian="10pt" style:font-size-complex="10pt"/>
    </style:style>
    <style:style style:name="T59" style:family="text">
      <style:text-properties fo:font-size="10pt" officeooo:rsid="06c3daef" style:font-size-asian="10pt" style:font-size-complex="10pt"/>
    </style:style>
    <style:style style:name="T60" style:family="text">
      <style:text-properties fo:font-size="10pt" officeooo:rsid="06c829aa" style:font-size-asian="10pt" style:font-size-complex="10pt"/>
    </style:style>
    <style:style style:name="T61" style:family="text">
      <style:text-properties fo:font-size="10pt" officeooo:rsid="06ca1e2a" style:font-size-asian="10pt" style:font-size-complex="10pt"/>
    </style:style>
    <style:style style:name="T62" style:family="text">
      <style:text-properties fo:font-size="10pt" officeooo:rsid="06cfcbcf" style:font-size-asian="10pt" style:font-size-complex="10pt"/>
    </style:style>
    <style:style style:name="T63" style:family="text">
      <style:text-properties fo:font-size="10pt" officeooo:rsid="06d03254" style:font-size-asian="10pt" style:font-size-complex="10pt"/>
    </style:style>
    <style:style style:name="T64" style:family="text">
      <style:text-properties fo:font-size="10pt" officeooo:rsid="06d2d40a" style:font-size-asian="10pt" style:font-size-complex="10pt"/>
    </style:style>
    <style:style style:name="T65" style:family="text">
      <style:text-properties fo:font-size="10pt" officeooo:rsid="06d3139d" style:font-size-asian="10pt" style:font-size-complex="10pt"/>
    </style:style>
    <style:style style:name="T66" style:family="text">
      <style:text-properties fo:font-size="10pt" officeooo:rsid="06d6ee65" style:font-size-asian="10pt" style:font-size-complex="10pt"/>
    </style:style>
    <style:style style:name="T67" style:family="text">
      <style:text-properties fo:font-size="10pt" officeooo:rsid="0803ada7" style:font-size-asian="10pt" style:font-size-complex="10pt"/>
    </style:style>
    <style:style style:name="T68" style:family="text">
      <style:text-properties fo:font-size="10pt" officeooo:rsid="0809d240" style:font-size-asian="10pt" style:font-size-complex="10pt"/>
    </style:style>
    <style:style style:name="T69" style:family="text">
      <style:text-properties fo:font-size="10pt" officeooo:rsid="080f6b6e" style:font-size-asian="10pt" style:font-size-complex="10pt"/>
    </style:style>
    <style:style style:name="T70" style:family="text">
      <style:text-properties fo:font-size="10pt" officeooo:rsid="0811462e" style:font-size-asian="10pt" style:font-size-complex="10pt"/>
    </style:style>
    <style:style style:name="T71" style:family="text">
      <style:text-properties fo:font-size="10pt" officeooo:rsid="084c5e25" style:font-size-asian="10pt" style:font-size-complex="10pt"/>
    </style:style>
    <style:style style:name="T72" style:family="text">
      <style:text-properties fo:font-size="10pt" officeooo:rsid="085638d6" style:font-size-asian="10pt" style:font-size-complex="10pt"/>
    </style:style>
    <style:style style:name="T73" style:family="text">
      <style:text-properties fo:font-size="10pt" officeooo:rsid="085c671f" style:font-size-asian="10pt" style:font-size-complex="10pt"/>
    </style:style>
    <style:style style:name="T74" style:family="text">
      <style:text-properties fo:font-size="10pt" officeooo:rsid="085de2ad" style:font-size-asian="10pt" style:font-size-complex="10pt"/>
    </style:style>
    <style:style style:name="T75" style:family="text">
      <style:text-properties fo:font-size="10pt" officeooo:rsid="0865d07e" style:font-size-asian="10pt" style:font-size-complex="10pt"/>
    </style:style>
    <style:style style:name="T76" style:family="text">
      <style:text-properties fo:font-size="10pt" officeooo:rsid="08894b8d" style:font-size-asian="10pt" style:font-size-complex="10pt"/>
    </style:style>
    <style:style style:name="T77" style:family="text">
      <style:text-properties fo:font-size="10pt" officeooo:rsid="095dff81" style:font-size-asian="10pt" style:font-size-complex="10pt"/>
    </style:style>
    <style:style style:name="T78" style:family="text">
      <style:text-properties fo:font-size="10pt" officeooo:rsid="09bba338" style:font-size-asian="10pt" style:font-size-complex="10pt"/>
    </style:style>
    <style:style style:name="T79" style:family="text">
      <style:text-properties fo:font-size="10pt" officeooo:rsid="09bc23a0" style:font-size-asian="10pt" style:font-size-complex="10pt"/>
    </style:style>
    <style:style style:name="T80" style:family="text">
      <style:text-properties fo:font-size="10pt" officeooo:rsid="0a505c6b" style:font-size-asian="10pt" style:font-size-complex="10pt"/>
    </style:style>
    <style:style style:name="T81" style:family="text">
      <style:text-properties fo:font-size="10pt" officeooo:rsid="07943962" style:font-size-asian="10pt" style:font-size-complex="10pt"/>
    </style:style>
    <style:style style:name="T82" style:family="text">
      <style:text-properties fo:font-size="10pt" officeooo:rsid="0a819e34" style:font-size-asian="10pt" style:font-size-complex="10pt"/>
    </style:style>
    <style:style style:name="T83" style:family="text">
      <style:text-properties fo:font-size="10pt" officeooo:rsid="0a828177" style:font-size-asian="10pt" style:font-size-complex="10pt"/>
    </style:style>
    <style:style style:name="T84" style:family="text">
      <style:text-properties fo:font-size="10pt" officeooo:rsid="0a9567c5" style:font-size-asian="10pt" style:font-size-complex="10pt"/>
    </style:style>
    <style:style style:name="T85" style:family="text">
      <style:text-properties fo:font-size="10pt" officeooo:rsid="09526a5e" style:font-size-asian="10pt" style:font-size-complex="10pt"/>
    </style:style>
    <style:style style:name="T86" style:family="text">
      <style:text-properties fo:font-size="10pt" officeooo:rsid="0a962684" style:font-size-asian="10pt" style:font-size-complex="10pt"/>
    </style:style>
    <style:style style:name="T87" style:family="text">
      <style:text-properties fo:font-size="10pt" officeooo:rsid="0ae80f75" style:font-size-asian="10pt" style:font-size-complex="10pt"/>
    </style:style>
    <style:style style:name="T88" style:family="text">
      <style:text-properties fo:font-size="10pt" officeooo:rsid="0b180ac6" style:font-size-asian="10pt" style:font-size-complex="10pt"/>
    </style:style>
    <style:style style:name="T89" style:family="text">
      <style:text-properties fo:font-size="10pt" officeooo:rsid="05ce1c9c" style:font-size-asian="10pt" style:font-size-complex="10pt"/>
    </style:style>
    <style:style style:name="T90" style:family="text">
      <style:text-properties fo:font-size="10pt" officeooo:rsid="0b4fc8a2" style:font-size-asian="10pt" style:font-size-complex="10pt"/>
    </style:style>
    <style:style style:name="T91" style:family="text">
      <style:text-properties fo:font-size="10pt" officeooo:rsid="0b8b5012" style:font-size-asian="10pt" style:font-size-complex="10pt"/>
    </style:style>
    <style:style style:name="T92" style:family="text">
      <style:text-properties fo:font-size="10pt" officeooo:rsid="0b8b8db4" style:font-size-asian="10pt" style:font-size-complex="10pt"/>
    </style:style>
    <style:style style:name="T93" style:family="text">
      <style:text-properties fo:font-size="10pt" officeooo:rsid="0b8cbda4" style:font-size-asian="10pt" style:font-size-complex="10pt"/>
    </style:style>
    <style:style style:name="T94" style:family="text">
      <style:text-properties fo:font-size="10pt" officeooo:rsid="0bb2eecf" style:font-size-asian="10pt" style:font-size-complex="10pt"/>
    </style:style>
    <style:style style:name="T95" style:family="text">
      <style:text-properties fo:font-size="10pt" officeooo:rsid="0beff69d" style:font-size-asian="10pt" style:font-size-complex="10pt"/>
    </style:style>
    <style:style style:name="T96" style:family="text">
      <style:text-properties fo:font-size="10pt" officeooo:rsid="0bfb6456" style:font-size-asian="10pt" style:font-size-complex="10pt"/>
    </style:style>
    <style:style style:name="T97" style:family="text">
      <style:text-properties fo:font-size="10pt" officeooo:rsid="0bfd7ffe" style:font-size-asian="10pt" style:font-size-complex="10pt"/>
    </style:style>
    <style:style style:name="T98" style:family="text">
      <style:text-properties fo:font-size="10pt" officeooo:rsid="0bff58d1" style:font-size-asian="10pt" style:font-size-complex="10pt"/>
    </style:style>
    <style:style style:name="T99" style:family="text">
      <style:text-properties fo:font-size="10pt" officeooo:rsid="0c00f979" style:font-size-asian="10pt" style:font-size-complex="10pt"/>
    </style:style>
    <style:style style:name="T100" style:family="text">
      <style:text-properties fo:font-size="10pt" officeooo:rsid="0c097bf6" style:font-size-asian="10pt" style:font-size-complex="10pt"/>
    </style:style>
    <style:style style:name="T101" style:family="text">
      <style:text-properties fo:font-size="10pt" officeooo:rsid="0c32922e" style:font-size-asian="10pt" style:font-size-complex="10pt"/>
    </style:style>
    <style:style style:name="T102" style:family="text">
      <style:text-properties fo:font-size="10pt" officeooo:rsid="080dea91" style:font-size-asian="10pt" style:font-size-complex="10pt"/>
    </style:style>
    <style:style style:name="T103" style:family="text">
      <style:text-properties fo:font-size="10pt" officeooo:rsid="0c3378a6" style:font-size-asian="10pt" style:font-size-complex="10pt"/>
    </style:style>
    <style:style style:name="T104" style:family="text">
      <style:text-properties fo:font-size="10pt" officeooo:rsid="08057d5d" style:font-size-asian="10pt" style:font-size-complex="10pt"/>
    </style:style>
    <style:style style:name="T105" style:family="text">
      <style:text-properties fo:font-size="10pt" officeooo:rsid="08091df1" style:font-size-asian="10pt" style:font-size-complex="10pt"/>
    </style:style>
    <style:style style:name="T106" style:family="text">
      <style:text-properties fo:font-size="10pt" officeooo:rsid="0c37065d" style:font-size-asian="10pt" style:font-size-complex="10pt"/>
    </style:style>
    <style:style style:name="T107" style:family="text">
      <style:text-properties fo:font-size="10pt" officeooo:rsid="0c4a0c11" style:font-size-asian="10pt" style:font-size-complex="10pt"/>
    </style:style>
    <style:style style:name="T108" style:family="text">
      <style:text-properties fo:font-size="10pt" officeooo:rsid="0c67b718" style:font-size-asian="10pt" style:font-size-complex="10pt"/>
    </style:style>
    <style:style style:name="T109" style:family="text">
      <style:text-properties fo:font-size="10pt" officeooo:rsid="0c68e621" style:font-size-asian="10pt" style:font-size-complex="10pt"/>
    </style:style>
    <style:style style:name="T110" style:family="text">
      <style:text-properties fo:font-size="10pt" officeooo:rsid="0c6d2ae9" style:font-size-asian="10pt" style:font-size-complex="10pt"/>
    </style:style>
    <style:style style:name="T111" style:family="text">
      <style:text-properties fo:font-size="10pt" officeooo:rsid="0c764e46" style:font-size-asian="10pt" style:font-size-complex="10pt"/>
    </style:style>
    <style:style style:name="T112" style:family="text">
      <style:text-properties fo:font-size="10pt" officeooo:rsid="0c7b0e88" style:font-size-asian="10pt" style:font-size-complex="10pt"/>
    </style:style>
    <style:style style:name="T113" style:family="text">
      <style:text-properties fo:font-size="10pt" officeooo:rsid="0c7b7003" style:font-size-asian="10pt" style:font-size-complex="10pt"/>
    </style:style>
    <style:style style:name="T114" style:family="text">
      <style:text-properties fo:font-size="10pt" officeooo:rsid="0c7d638e" style:font-size-asian="10pt" style:font-size-complex="10pt"/>
    </style:style>
    <style:style style:name="T115" style:family="text">
      <style:text-properties fo:font-size="10pt" officeooo:rsid="0c7937d0" style:font-size-asian="10pt" style:font-size-complex="10pt"/>
    </style:style>
    <style:style style:name="T116" style:family="text">
      <style:text-properties fo:font-size="10pt" officeooo:rsid="0c7eea40" style:font-size-asian="10pt" style:font-size-complex="10pt"/>
    </style:style>
    <style:style style:name="T117" style:family="text">
      <style:text-properties fo:font-size="10pt" officeooo:rsid="0c7fb859" style:font-size-asian="10pt" style:font-size-complex="10pt"/>
    </style:style>
    <style:style style:name="T118" style:family="text">
      <style:text-properties fo:font-size="10pt" officeooo:rsid="0c813f68" style:font-size-asian="10pt" style:font-size-complex="10pt"/>
    </style:style>
    <style:style style:name="T119" style:family="text">
      <style:text-properties fo:font-size="10pt" officeooo:rsid="0c82be98" style:font-size-asian="10pt" style:font-size-complex="10pt"/>
    </style:style>
    <style:style style:name="T120" style:family="text">
      <style:text-properties fo:font-size="10pt" officeooo:rsid="0c84a8ac" style:font-size-asian="10pt" style:font-size-complex="10pt"/>
    </style:style>
    <style:style style:name="T121" style:family="text">
      <style:text-properties fo:font-size="10pt" officeooo:rsid="0c8a4537" style:font-size-asian="10pt" style:font-size-complex="10pt"/>
    </style:style>
    <style:style style:name="T122" style:family="text">
      <style:text-properties fo:font-size="10pt" officeooo:rsid="0c8ae89d" style:font-size-asian="10pt" style:font-size-complex="10pt"/>
    </style:style>
    <style:style style:name="T123" style:family="text">
      <style:text-properties fo:font-size="10pt" officeooo:rsid="0c8bf284" style:font-size-asian="10pt" style:font-size-complex="10pt"/>
    </style:style>
    <style:style style:name="T124" style:family="text">
      <style:text-properties fo:font-size="10pt" officeooo:rsid="0c8cdcba" style:font-size-asian="10pt" style:font-size-complex="10pt"/>
    </style:style>
    <style:style style:name="T125" style:family="text">
      <style:text-properties fo:font-size="10pt" officeooo:rsid="0c8ddf42" style:font-size-asian="10pt" style:font-size-complex="10pt"/>
    </style:style>
    <style:style style:name="T126" style:family="text">
      <style:text-properties fo:font-size="10pt" officeooo:rsid="0c8ded20" style:font-size-asian="10pt" style:font-size-complex="10pt"/>
    </style:style>
    <style:style style:name="T127" style:family="text">
      <style:text-properties fo:font-size="10pt" officeooo:rsid="0c909944" style:font-size-asian="10pt" style:font-size-complex="10pt"/>
    </style:style>
    <style:style style:name="T128" style:family="text">
      <style:text-properties fo:font-size="10pt" officeooo:rsid="0c911f7e" style:font-size-asian="10pt" style:font-size-complex="10pt"/>
    </style:style>
    <style:style style:name="T129" style:family="text">
      <style:text-properties fo:font-size="10pt" officeooo:rsid="0c924bdf" style:font-size-asian="10pt" style:font-size-complex="10pt"/>
    </style:style>
    <style:style style:name="T130" style:family="text">
      <style:text-properties fo:font-size="10pt" officeooo:rsid="0c93ea06" style:font-size-asian="10pt" style:font-size-complex="10pt"/>
    </style:style>
    <style:style style:name="T131" style:family="text">
      <style:text-properties fo:font-size="10pt" officeooo:rsid="0c96cd65" style:font-size-asian="10pt" style:font-size-complex="10pt"/>
    </style:style>
    <style:style style:name="T132" style:family="text">
      <style:text-properties fo:font-size="10pt" officeooo:rsid="0c974e44" style:font-size-asian="10pt" style:font-size-complex="10pt"/>
    </style:style>
    <style:style style:name="T133" style:family="text">
      <style:text-properties fo:font-size="10pt" officeooo:rsid="0c992e87" style:font-size-asian="10pt" style:font-size-complex="10pt"/>
    </style:style>
    <style:style style:name="T134" style:family="text">
      <style:text-properties fo:font-size="10pt" officeooo:rsid="0c997a45" style:font-size-asian="10pt" style:font-size-complex="10pt"/>
    </style:style>
    <style:style style:name="T135" style:family="text">
      <style:text-properties fo:font-size="10pt" officeooo:rsid="0c9b7a04" style:font-size-asian="10pt" style:font-size-complex="10pt"/>
    </style:style>
    <style:style style:name="T136" style:family="text">
      <style:text-properties fo:font-size="10pt" officeooo:rsid="0c9e4a48" style:font-size-asian="10pt" style:font-size-complex="10pt"/>
    </style:style>
    <style:style style:name="T137" style:family="text">
      <style:text-properties fo:font-size="10pt" officeooo:rsid="0ca1e7f3" style:font-size-asian="10pt" style:font-size-complex="10pt"/>
    </style:style>
    <style:style style:name="T138" style:family="text">
      <style:text-properties fo:font-size="10pt" officeooo:rsid="0ca22528" style:font-size-asian="10pt" style:font-size-complex="10pt"/>
    </style:style>
    <style:style style:name="T139" style:family="text">
      <style:text-properties fo:font-size="10pt" officeooo:rsid="0ca6ef78" style:font-size-asian="10pt" style:font-size-complex="10pt"/>
    </style:style>
    <style:style style:name="T140" style:family="text">
      <style:text-properties fo:font-size="10pt" officeooo:rsid="0ca731ec" style:font-size-asian="10pt" style:font-size-complex="10pt"/>
    </style:style>
    <style:style style:name="T141" style:family="text">
      <style:text-properties fo:font-size="10pt" officeooo:rsid="0ca86bee" style:font-size-asian="10pt" style:font-size-complex="10pt"/>
    </style:style>
    <style:style style:name="T142" style:family="text">
      <style:text-properties fo:font-size="10pt" officeooo:rsid="0ca8f232" style:font-size-asian="10pt" style:font-size-complex="10pt"/>
    </style:style>
    <style:style style:name="T143" style:family="text">
      <style:text-properties fo:font-size="10pt" officeooo:rsid="0cabc4af" style:font-size-asian="10pt" style:font-size-complex="10pt"/>
    </style:style>
    <style:style style:name="T144" style:family="text">
      <style:text-properties fo:font-size="10pt" officeooo:rsid="0cac096a" style:font-size-asian="10pt" style:font-size-complex="10pt"/>
    </style:style>
    <style:style style:name="T145" style:family="text">
      <style:text-properties fo:font-size="10pt" officeooo:rsid="0cb06e0a" style:font-size-asian="10pt" style:font-size-complex="10pt"/>
    </style:style>
    <style:style style:name="T146" style:family="text">
      <style:text-properties fo:font-size="10pt" officeooo:rsid="0cb09db8" style:font-size-asian="10pt" style:font-size-complex="10pt"/>
    </style:style>
    <style:style style:name="T147" style:family="text">
      <style:text-properties fo:font-size="10pt" officeooo:rsid="0cb0ddc8" style:font-size-asian="10pt" style:font-size-complex="10pt"/>
    </style:style>
    <style:style style:name="T148" style:family="text">
      <style:text-properties fo:font-size="10pt" officeooo:rsid="0cb0b8ca" style:font-size-asian="10pt" style:font-size-complex="10pt"/>
    </style:style>
    <style:style style:name="T149" style:family="text">
      <style:text-properties fo:font-size="10pt" officeooo:rsid="0cb2bce2" style:font-size-asian="10pt" style:font-size-complex="10pt"/>
    </style:style>
    <style:style style:name="T150" style:family="text">
      <style:text-properties fo:font-size="10pt" officeooo:rsid="0cb481f4" style:font-size-asian="10pt" style:font-size-complex="10pt"/>
    </style:style>
    <style:style style:name="T151" style:family="text">
      <style:text-properties fo:font-size="10pt" officeooo:rsid="0c853d21" style:font-size-asian="10pt" style:font-size-complex="10pt"/>
    </style:style>
    <style:style style:name="T152" style:family="text">
      <style:text-properties fo:font-size="10pt" officeooo:rsid="0cb5c948" style:font-size-asian="10pt" style:font-size-complex="10pt"/>
    </style:style>
    <style:style style:name="T153" style:family="text">
      <style:text-properties fo:font-size="10pt" officeooo:rsid="0cba5978" style:font-size-asian="10pt" style:font-size-complex="10pt"/>
    </style:style>
    <style:style style:name="T154" style:family="text">
      <style:text-properties fo:font-size="10pt" officeooo:rsid="0cbd0ac7" style:font-size-asian="10pt" style:font-size-complex="10pt"/>
    </style:style>
    <style:style style:name="T155" style:family="text">
      <style:text-properties fo:font-size="10pt" officeooo:rsid="0cbed96d" style:font-size-asian="10pt" style:font-size-complex="10pt"/>
    </style:style>
    <style:style style:name="T156" style:family="text">
      <style:text-properties fo:font-size="10pt" officeooo:rsid="0cbfb152" style:font-size-asian="10pt" style:font-size-complex="10pt"/>
    </style:style>
    <style:style style:name="T157" style:family="text">
      <style:text-properties fo:font-size="10pt" officeooo:rsid="0cc1e8ed" style:font-size-asian="10pt" style:font-size-complex="10pt"/>
    </style:style>
    <style:style style:name="T158" style:family="text">
      <style:text-properties fo:font-size="10pt" officeooo:rsid="0cc28729" style:font-size-asian="10pt" style:font-size-complex="10pt"/>
    </style:style>
    <style:style style:name="T159" style:family="text">
      <style:text-properties fo:font-size="10pt" officeooo:rsid="0cda4e2e" style:font-size-asian="10pt" style:font-size-complex="10pt"/>
    </style:style>
    <style:style style:name="T160" style:family="text">
      <style:text-properties fo:font-size="10pt" officeooo:rsid="0cdd0674" style:font-size-asian="10pt" style:font-size-complex="10pt"/>
    </style:style>
    <style:style style:name="T161" style:family="text">
      <style:text-properties fo:font-size="10pt" officeooo:rsid="0cde2855" style:font-size-asian="10pt" style:font-size-complex="10pt"/>
    </style:style>
    <style:style style:name="T162" style:family="text">
      <style:text-properties fo:font-size="10pt" officeooo:rsid="0ce00b53" style:font-size-asian="10pt" style:font-size-complex="10pt"/>
    </style:style>
    <style:style style:name="T163" style:family="text">
      <style:text-properties fo:font-size="10pt" officeooo:rsid="0ce152af" style:font-size-asian="10pt" style:font-size-complex="10pt"/>
    </style:style>
    <style:style style:name="T164" style:family="text">
      <style:text-properties fo:font-size="10pt" officeooo:rsid="0ce6f2b1" style:font-size-asian="10pt" style:font-size-complex="10pt"/>
    </style:style>
    <style:style style:name="T165" style:family="text">
      <style:text-properties fo:font-size="10pt" officeooo:rsid="0ce9dafe" style:font-size-asian="10pt" style:font-size-complex="10pt"/>
    </style:style>
    <style:style style:name="T166" style:family="text">
      <style:text-properties fo:font-size="10pt" officeooo:rsid="02d8e3b2" style:font-size-asian="10pt" style:font-size-complex="10pt"/>
    </style:style>
    <style:style style:name="T167" style:family="text">
      <style:text-properties fo:font-size="10pt" officeooo:rsid="0cebc5c8" style:font-size-asian="10pt" style:font-size-complex="10pt"/>
    </style:style>
    <style:style style:name="T168" style:family="text">
      <style:text-properties fo:font-size="10pt" officeooo:rsid="0ced765b" style:font-size-asian="10pt" style:font-size-complex="10pt"/>
    </style:style>
    <style:style style:name="T169" style:family="text">
      <style:text-properties fo:font-size="10pt" officeooo:rsid="0cefc0d0" style:font-size-asian="10pt" style:font-size-complex="10pt"/>
    </style:style>
    <style:style style:name="T170" style:family="text">
      <style:text-properties fo:font-size="10pt" officeooo:rsid="0cf56009" style:font-size-asian="10pt" style:font-size-complex="10pt"/>
    </style:style>
    <style:style style:name="T171" style:family="text">
      <style:text-properties fo:font-size="10pt" officeooo:rsid="0cf5cbf3" style:font-size-asian="10pt" style:font-size-complex="10pt"/>
    </style:style>
    <style:style style:name="T172" style:family="text">
      <style:text-properties fo:font-size="10pt" officeooo:rsid="0cf623be" style:font-size-asian="10pt" style:font-size-complex="10pt"/>
    </style:style>
    <style:style style:name="T173" style:family="text">
      <style:text-properties fo:font-size="10pt" officeooo:rsid="0cf640a4" style:font-size-asian="10pt" style:font-size-complex="10pt"/>
    </style:style>
    <style:style style:name="T174" style:family="text">
      <style:text-properties fo:font-size="10pt" officeooo:rsid="0cf6e6fd" style:font-size-asian="10pt" style:font-size-complex="10pt"/>
    </style:style>
    <style:style style:name="T175" style:family="text">
      <style:text-properties fo:font-size="10pt" officeooo:rsid="0cf99054" style:font-size-asian="10pt" style:font-size-complex="10pt"/>
    </style:style>
    <style:style style:name="T176" style:family="text">
      <style:text-properties fo:font-size="10pt" officeooo:rsid="0cfa78f2" style:font-size-asian="10pt" style:font-size-complex="10pt"/>
    </style:style>
    <style:style style:name="T177" style:family="text">
      <style:text-properties fo:font-size="10pt" officeooo:rsid="0cfb44b4" style:font-size-asian="10pt" style:font-size-complex="10pt"/>
    </style:style>
    <style:style style:name="T178" style:family="text">
      <style:text-properties fo:font-size="10pt" officeooo:rsid="0cfe0e00" style:font-size-asian="10pt" style:font-size-complex="10pt"/>
    </style:style>
    <style:style style:name="T179" style:family="text">
      <style:text-properties fo:font-size="10pt" officeooo:rsid="0cffba1c" style:font-size-asian="10pt" style:font-size-complex="10pt"/>
    </style:style>
    <style:style style:name="T180" style:family="text">
      <style:text-properties fo:font-size="10pt" officeooo:rsid="094ce404" style:font-size-asian="10pt" style:font-size-complex="10pt"/>
    </style:style>
    <style:style style:name="T181" style:family="text">
      <style:text-properties fo:font-size="10pt" officeooo:rsid="0d005fd6" style:font-size-asian="10pt" style:font-size-complex="10pt"/>
    </style:style>
    <style:style style:name="T182" style:family="text">
      <style:text-properties fo:font-size="10pt" officeooo:rsid="0d022d5c" style:font-size-asian="10pt" style:font-size-complex="10pt"/>
    </style:style>
    <style:style style:name="T183" style:family="text">
      <style:text-properties fo:font-size="10pt" officeooo:rsid="0d05ccc7" style:font-size-asian="10pt" style:font-size-complex="10pt"/>
    </style:style>
    <style:style style:name="T184" style:family="text">
      <style:text-properties fo:font-size="10pt" officeooo:rsid="0d0680b5" style:font-size-asian="10pt" style:font-size-complex="10pt"/>
    </style:style>
    <style:style style:name="T185" style:family="text">
      <style:text-properties fo:font-size="10pt" officeooo:rsid="0d082555" style:font-size-asian="10pt" style:font-size-complex="10pt"/>
    </style:style>
    <style:style style:name="T186" style:family="text">
      <style:text-properties fo:font-size="10pt" officeooo:rsid="0d134e29" style:font-size-asian="10pt" style:font-size-complex="10pt"/>
    </style:style>
    <style:style style:name="T187" style:family="text">
      <style:text-properties fo:font-size="10pt" officeooo:rsid="0d167572" style:font-size-asian="10pt" style:font-size-complex="10pt"/>
    </style:style>
    <style:style style:name="T188" style:family="text">
      <style:text-properties fo:font-size="10pt" officeooo:rsid="0d14ec75" style:font-size-asian="10pt" style:font-size-complex="10pt"/>
    </style:style>
    <style:style style:name="T189" style:family="text">
      <style:text-properties fo:font-size="10pt" officeooo:rsid="0d186b04" style:font-size-asian="10pt" style:font-size-complex="10pt"/>
    </style:style>
    <style:style style:name="T190" style:family="text">
      <style:text-properties fo:font-size="10pt" officeooo:rsid="0d1ad9f2" style:font-size-asian="10pt" style:font-size-complex="10pt"/>
    </style:style>
    <style:style style:name="T191" style:family="text">
      <style:text-properties fo:font-size="10pt" officeooo:rsid="0d1d6def" style:font-size-asian="10pt" style:font-size-complex="10pt"/>
    </style:style>
    <style:style style:name="T192" style:family="text">
      <style:text-properties fo:font-size="10pt" officeooo:rsid="0d1fbc0f" style:font-size-asian="10pt" style:font-size-complex="10pt"/>
    </style:style>
    <style:style style:name="T193" style:family="text">
      <style:text-properties fo:font-size="10pt" officeooo:rsid="0d21397f" style:font-size-asian="10pt" style:font-size-complex="10pt"/>
    </style:style>
    <style:style style:name="T194" style:family="text">
      <style:text-properties fo:font-size="10pt" officeooo:rsid="0d22f79b" style:font-size-asian="10pt" style:font-size-complex="10pt"/>
    </style:style>
    <style:style style:name="T195" style:family="text">
      <style:text-properties fo:font-size="10pt" officeooo:rsid="0d24937b" style:font-size-asian="10pt" style:font-size-complex="10pt"/>
    </style:style>
    <style:style style:name="T196" style:family="text">
      <style:text-properties fo:font-size="10pt" officeooo:rsid="0d260fd8" style:font-size-asian="10pt" style:font-size-complex="10pt"/>
    </style:style>
    <style:style style:name="T197" style:family="text">
      <style:text-properties fo:font-size="10pt" officeooo:rsid="0d26f639" style:font-size-asian="10pt" style:font-size-complex="10pt"/>
    </style:style>
    <style:style style:name="T198" style:family="text">
      <style:text-properties fo:font-size="10pt" officeooo:rsid="0d28658d" style:font-size-asian="10pt" style:font-size-complex="10pt"/>
    </style:style>
    <style:style style:name="T199" style:family="text">
      <style:text-properties fo:font-size="10pt" officeooo:rsid="0d306e61" style:font-size-asian="10pt" style:font-size-complex="10pt"/>
    </style:style>
    <style:style style:name="T200" style:family="text">
      <style:text-properties fo:font-size="10pt" officeooo:rsid="0d353a80" style:font-size-asian="10pt" style:font-size-complex="10pt"/>
    </style:style>
    <style:style style:name="T201" style:family="text">
      <style:text-properties fo:font-size="10pt" officeooo:rsid="0d38c6d6" style:font-size-asian="10pt" style:font-size-complex="10pt"/>
    </style:style>
    <style:style style:name="T202" style:family="text">
      <style:text-properties fo:font-size="10pt" officeooo:rsid="0d3a447e" style:font-size-asian="10pt" style:font-size-complex="10pt"/>
    </style:style>
    <style:style style:name="T203" style:family="text">
      <style:text-properties fo:font-size="10pt" officeooo:rsid="0d3a52a9" style:font-size-asian="10pt" style:font-size-complex="10pt"/>
    </style:style>
    <style:style style:name="T204" style:family="text">
      <style:text-properties fo:font-size="10pt" officeooo:rsid="0d4806aa" style:font-size-asian="10pt" style:font-size-complex="10pt"/>
    </style:style>
    <style:style style:name="T205" style:family="text">
      <style:text-properties fo:font-size="10pt" officeooo:rsid="0d43baf3" style:font-size-asian="10pt" style:font-size-complex="10pt"/>
    </style:style>
    <style:style style:name="T206" style:family="text">
      <style:text-properties fo:font-size="10pt" officeooo:rsid="0d49ff85" style:font-size-asian="10pt" style:font-size-complex="10pt"/>
    </style:style>
    <style:style style:name="T207" style:family="text">
      <style:text-properties fo:font-size="10pt" officeooo:rsid="0d4ab099" style:font-size-asian="10pt" style:font-size-complex="10pt"/>
    </style:style>
    <style:style style:name="T208" style:family="text">
      <style:text-properties fo:font-size="10pt" officeooo:rsid="0d526d6a" style:font-size-asian="10pt" style:font-size-complex="10pt"/>
    </style:style>
    <style:style style:name="T209" style:family="text">
      <style:text-properties fo:font-size="10pt" officeooo:rsid="0d56db8f" style:font-size-asian="10pt" style:font-size-complex="10pt"/>
    </style:style>
    <style:style style:name="T210" style:family="text">
      <style:text-properties fo:font-size="10pt" officeooo:rsid="0d57caae" style:font-size-asian="10pt" style:font-size-complex="10pt"/>
    </style:style>
    <style:style style:name="T211" style:family="text">
      <style:text-properties fo:font-size="10pt" officeooo:rsid="0d5b790c" style:font-size-asian="10pt" style:font-size-complex="10pt"/>
    </style:style>
    <style:style style:name="T212" style:family="text">
      <style:text-properties fo:font-size="10pt" officeooo:rsid="0d5d89ad" style:font-size-asian="10pt" style:font-size-complex="10pt"/>
    </style:style>
    <style:style style:name="T213" style:family="text">
      <style:text-properties fo:font-size="10pt" officeooo:rsid="0d5ff240" style:font-size-asian="10pt" style:font-size-complex="10pt"/>
    </style:style>
    <style:style style:name="T214" style:family="text">
      <style:text-properties fo:font-size="10pt" officeooo:rsid="0d6013de" style:font-size-asian="10pt" style:font-size-complex="10pt"/>
    </style:style>
    <style:style style:name="T215" style:family="text">
      <style:text-properties fo:font-size="10pt" officeooo:rsid="0d6213e1" style:font-size-asian="10pt" style:font-size-complex="10pt"/>
    </style:style>
    <style:style style:name="T216" style:family="text">
      <style:text-properties fo:font-size="10pt" officeooo:rsid="0d62bb54" style:font-size-asian="10pt" style:font-size-complex="10pt"/>
    </style:style>
    <style:style style:name="T217" style:family="text">
      <style:text-properties fo:font-size="10pt" officeooo:rsid="0d64b50c" style:font-size-asian="10pt" style:font-size-complex="10pt"/>
    </style:style>
    <style:style style:name="T218" style:family="text">
      <style:text-properties fo:font-size="10pt" officeooo:rsid="0d683792" style:font-size-asian="10pt" style:font-size-complex="10pt"/>
    </style:style>
    <style:style style:name="T219" style:family="text">
      <style:text-properties fo:font-size="10pt" officeooo:rsid="0d68a025" style:font-size-asian="10pt" style:font-size-complex="10pt"/>
    </style:style>
    <style:style style:name="T220" style:family="text">
      <style:text-properties fo:font-size="10pt" officeooo:rsid="0d69d049" style:font-size-asian="10pt" style:font-size-complex="10pt"/>
    </style:style>
    <style:style style:name="T221" style:family="text">
      <style:text-properties fo:font-size="10pt" officeooo:rsid="0d6b97f1" style:font-size-asian="10pt" style:font-size-complex="10pt"/>
    </style:style>
    <style:style style:name="T222" style:family="text">
      <style:text-properties fo:font-size="10pt" officeooo:rsid="0d6bc296" style:font-size-asian="10pt" style:font-size-complex="10pt"/>
    </style:style>
    <style:style style:name="T223" style:family="text">
      <style:text-properties fo:font-size="10pt" officeooo:rsid="0d6c187e" style:font-size-asian="10pt" style:font-size-complex="10pt"/>
    </style:style>
    <style:style style:name="T224" style:family="text">
      <style:text-properties fo:font-size="10pt" officeooo:rsid="0d6d0e7a" style:font-size-asian="10pt" style:font-size-complex="10pt"/>
    </style:style>
    <style:style style:name="T225" style:family="text">
      <style:text-properties fo:font-size="10pt" officeooo:rsid="0d6e75e0" style:font-size-asian="10pt" style:font-size-complex="10pt"/>
    </style:style>
    <style:style style:name="T226" style:family="text">
      <style:text-properties fo:font-size="10pt" officeooo:rsid="0d6ec862" style:font-size-asian="10pt" style:font-size-complex="10pt"/>
    </style:style>
    <style:style style:name="T227" style:family="text">
      <style:text-properties fo:font-size="10pt" officeooo:rsid="0d6f3d95" style:font-size-asian="10pt" style:font-size-complex="10pt"/>
    </style:style>
    <style:style style:name="T228" style:family="text">
      <style:text-properties fo:font-size="10pt" officeooo:rsid="0d6f4c85" style:font-size-asian="10pt" style:font-size-complex="10pt"/>
    </style:style>
    <style:style style:name="T229" style:family="text">
      <style:text-properties fo:font-size="10pt" officeooo:rsid="0d707d99" style:font-size-asian="10pt" style:font-size-complex="10pt"/>
    </style:style>
    <style:style style:name="T230" style:family="text">
      <style:text-properties fo:font-size="10pt" officeooo:rsid="0d725694" style:font-size-asian="10pt" style:font-size-complex="10pt"/>
    </style:style>
    <style:style style:name="T231" style:family="text">
      <style:text-properties fo:font-size="10pt" officeooo:rsid="0d73c0c3" style:font-size-asian="10pt" style:font-size-complex="10pt"/>
    </style:style>
    <style:style style:name="T232" style:family="text">
      <style:text-properties fo:font-size="10pt" officeooo:rsid="0d799ee3" style:font-size-asian="10pt" style:font-size-complex="10pt"/>
    </style:style>
    <style:style style:name="T233" style:family="text">
      <style:text-properties fo:font-size="10pt" officeooo:rsid="0d7b0487" style:font-size-asian="10pt" style:font-size-complex="10pt"/>
    </style:style>
    <style:style style:name="T234" style:family="text">
      <style:text-properties fo:font-size="10pt" officeooo:rsid="0d81180f" style:font-size-asian="10pt" style:font-size-complex="10pt"/>
    </style:style>
    <style:style style:name="T235" style:family="text">
      <style:text-properties fo:font-size="10pt" officeooo:rsid="0d838d49" style:font-size-asian="10pt" style:font-size-complex="10pt"/>
    </style:style>
    <style:style style:name="T236" style:family="text">
      <style:text-properties fo:font-size="10pt" officeooo:rsid="0d89ad33" style:font-size-asian="10pt" style:font-size-complex="10pt"/>
    </style:style>
    <style:style style:name="T237" style:family="text">
      <style:text-properties fo:font-size="10pt" officeooo:rsid="0d8a6c50" style:font-size-asian="10pt" style:font-size-complex="10pt"/>
    </style:style>
    <style:style style:name="T238" style:family="text">
      <style:text-properties fo:font-size="10pt" officeooo:rsid="0d8aa1bf" style:font-size-asian="10pt" style:font-size-complex="10pt"/>
    </style:style>
    <style:style style:name="T239" style:family="text">
      <style:text-properties fo:font-size="10pt" officeooo:rsid="0d8c9800" style:font-size-asian="10pt" style:font-size-complex="10pt"/>
    </style:style>
    <style:style style:name="T240" style:family="text">
      <style:text-properties fo:font-size="10pt" officeooo:rsid="0d8d9c5f" style:font-size-asian="10pt" style:font-size-complex="10pt"/>
    </style:style>
    <style:style style:name="T241" style:family="text">
      <style:text-properties fo:font-size="10pt" officeooo:rsid="0d8f3f3b" style:font-size-asian="10pt" style:font-size-complex="10pt"/>
    </style:style>
    <style:style style:name="T242" style:family="text">
      <style:text-properties fo:font-size="10pt" officeooo:rsid="0d90d1a9" style:font-size-asian="10pt" style:font-size-complex="10pt"/>
    </style:style>
    <style:style style:name="T243" style:family="text">
      <style:text-properties fo:font-size="10pt" officeooo:rsid="0d946fe4" style:font-size-asian="10pt" style:font-size-complex="10pt"/>
    </style:style>
    <style:style style:name="T244" style:family="text">
      <style:text-properties fo:font-size="10pt" officeooo:rsid="0153a155" style:font-size-asian="10pt" style:font-size-complex="10pt"/>
    </style:style>
    <style:style style:name="T245" style:family="text">
      <style:text-properties fo:font-size="10pt" officeooo:rsid="0d94ea7a" style:font-size-asian="10pt" style:font-size-complex="10pt"/>
    </style:style>
    <style:style style:name="T246" style:family="text">
      <style:text-properties fo:font-size="10pt" officeooo:rsid="0d95ee2f" style:font-size-asian="10pt" style:font-size-complex="10pt"/>
    </style:style>
    <style:style style:name="T247" style:family="text">
      <style:text-properties fo:font-size="10pt" officeooo:rsid="06a7b58d" style:font-size-asian="10pt" style:font-size-complex="10pt"/>
    </style:style>
    <style:style style:name="T248" style:family="text">
      <style:text-properties fo:font-size="10pt" officeooo:rsid="06a86218" style:font-size-asian="10pt" style:font-size-complex="10pt"/>
    </style:style>
    <style:style style:name="T249" style:family="text">
      <style:text-properties fo:font-size="10pt" officeooo:rsid="0da1d465" style:font-size-asian="10pt" style:font-size-complex="10pt"/>
    </style:style>
    <style:style style:name="T250" style:family="text">
      <style:text-properties fo:font-size="10pt" officeooo:rsid="0da36bd0" style:font-size-asian="10pt" style:font-size-complex="10pt"/>
    </style:style>
    <style:style style:name="T251" style:family="text">
      <style:text-properties fo:font-size="10pt" officeooo:rsid="06a995bf" style:font-size-asian="10pt" style:font-size-complex="10pt"/>
    </style:style>
    <style:style style:name="T252" style:family="text">
      <style:text-properties fo:font-size="10pt" officeooo:rsid="0da40f89" style:font-size-asian="10pt" style:font-size-complex="10pt"/>
    </style:style>
    <style:style style:name="T253" style:family="text">
      <style:text-properties fo:font-size="10pt" officeooo:rsid="06329c00" style:font-size-asian="10pt" style:font-size-complex="10pt"/>
    </style:style>
    <style:style style:name="T254" style:family="text">
      <style:text-properties fo:font-size="10pt" officeooo:rsid="0dab332f" style:font-size-asian="10pt" style:font-size-complex="10pt"/>
    </style:style>
    <style:style style:name="T255" style:family="text">
      <style:text-properties fo:font-size="10pt" officeooo:rsid="0dab4638" style:font-size-asian="10pt" style:font-size-complex="10pt"/>
    </style:style>
    <style:style style:name="T256" style:family="text">
      <style:text-properties fo:font-size="10pt" officeooo:rsid="0dacc031" style:font-size-asian="10pt" style:font-size-complex="10pt"/>
    </style:style>
    <style:style style:name="T257" style:family="text">
      <style:text-properties fo:font-size="10pt" officeooo:rsid="0dafc1d8" style:font-size-asian="10pt" style:font-size-complex="10pt"/>
    </style:style>
    <style:style style:name="T258" style:family="text">
      <style:text-properties fo:font-size="10pt" officeooo:rsid="0db152f3" style:font-size-asian="10pt" style:font-size-complex="10pt"/>
    </style:style>
    <style:style style:name="T259" style:family="text">
      <style:text-properties fo:font-size="10pt" officeooo:rsid="0db55bb9" style:font-size-asian="10pt" style:font-size-complex="10pt"/>
    </style:style>
    <style:style style:name="T260" style:family="text">
      <style:text-properties fo:font-size="10pt" officeooo:rsid="0dbdc986" style:font-size-asian="10pt" style:font-size-complex="10pt"/>
    </style:style>
    <style:style style:name="T261" style:family="text">
      <style:text-properties fo:font-size="10pt" officeooo:rsid="0dbdd1b0" style:font-size-asian="10pt" style:font-size-complex="10pt"/>
    </style:style>
    <style:style style:name="T262" style:family="text">
      <style:text-properties fo:font-size="10pt" officeooo:rsid="0dc04f7e" style:font-size-asian="10pt" style:font-size-complex="10pt"/>
    </style:style>
    <style:style style:name="T263" style:family="text">
      <style:text-properties fo:font-size="10pt" officeooo:rsid="0dc94b94" style:font-size-asian="10pt" style:font-size-complex="10pt"/>
    </style:style>
    <style:style style:name="T264" style:family="text">
      <style:text-properties fo:font-size="10pt" officeooo:rsid="0dc9db2b" style:font-size-asian="10pt" style:font-size-complex="10pt"/>
    </style:style>
    <style:style style:name="T265" style:family="text">
      <style:text-properties fo:font-size="10pt" officeooo:rsid="0dd1e6f6" style:font-size-asian="10pt" style:font-size-complex="10pt"/>
    </style:style>
    <style:style style:name="T266" style:family="text">
      <style:text-properties fo:font-size="10pt" officeooo:rsid="0dd224d2" style:font-size-asian="10pt" style:font-size-complex="10pt"/>
    </style:style>
    <style:style style:name="T267" style:family="text">
      <style:text-properties fo:font-size="10pt" officeooo:rsid="0dd3b97c" style:font-size-asian="10pt" style:font-size-complex="10pt"/>
    </style:style>
    <style:style style:name="T268" style:family="text">
      <style:text-properties fo:font-size="10pt" officeooo:rsid="0dd51f3e" style:font-size-asian="10pt" style:font-size-complex="10pt"/>
    </style:style>
    <style:style style:name="T269" style:family="text">
      <style:text-properties fo:font-size="10pt" officeooo:rsid="0dd9653a" style:font-size-asian="10pt" style:font-size-complex="10pt"/>
    </style:style>
    <style:style style:name="T270" style:family="text">
      <style:text-properties fo:font-size="10pt" officeooo:rsid="0ddcf26a" style:font-size-asian="10pt" style:font-size-complex="10pt"/>
    </style:style>
    <style:style style:name="T271" style:family="text">
      <style:text-properties fo:font-size="10pt" officeooo:rsid="0ddfc667" style:font-size-asian="10pt" style:font-size-complex="10pt"/>
    </style:style>
    <style:style style:name="T272" style:family="text">
      <style:text-properties fo:font-size="10pt" officeooo:rsid="0de03a08" style:font-size-asian="10pt" style:font-size-complex="10pt"/>
    </style:style>
    <style:style style:name="T273" style:family="text">
      <style:text-properties fo:font-size="10pt" officeooo:rsid="0de327ce" style:font-size-asian="10pt" style:font-size-complex="10pt"/>
    </style:style>
    <style:style style:name="T274" style:family="text">
      <style:text-properties fo:font-size="10pt" officeooo:rsid="0de37665" style:font-size-asian="10pt" style:font-size-complex="10pt"/>
    </style:style>
    <style:style style:name="T275" style:family="text">
      <style:text-properties fo:font-size="10pt" officeooo:rsid="0de43c98" style:font-size-asian="10pt" style:font-size-complex="10pt"/>
    </style:style>
    <style:style style:name="T276" style:family="text">
      <style:text-properties fo:font-size="10pt" officeooo:rsid="0de4cbf7" style:font-size-asian="10pt" style:font-size-complex="10pt"/>
    </style:style>
    <style:style style:name="T277" style:family="text">
      <style:text-properties fo:font-size="10pt" officeooo:rsid="0de6535a" style:font-size-asian="10pt" style:font-size-complex="10pt"/>
    </style:style>
    <style:style style:name="T278" style:family="text">
      <style:text-properties fo:font-size="10pt" officeooo:rsid="0de7fa9d" style:font-size-asian="10pt" style:font-size-complex="10pt"/>
    </style:style>
    <style:style style:name="T279" style:family="text">
      <style:text-properties fo:font-size="10pt" officeooo:rsid="0dee20e3" style:font-size-asian="10pt" style:font-size-complex="10pt"/>
    </style:style>
    <style:style style:name="T280" style:family="text">
      <style:text-properties fo:font-size="10pt" officeooo:rsid="0def03a9" style:font-size-asian="10pt" style:font-size-complex="10pt"/>
    </style:style>
    <style:style style:name="T281" style:family="text">
      <style:text-properties fo:font-size="10pt" officeooo:rsid="0df1bae0" style:font-size-asian="10pt" style:font-size-complex="10pt"/>
    </style:style>
    <style:style style:name="T282" style:family="text">
      <style:text-properties fo:font-size="10pt" officeooo:rsid="0df275c2" style:font-size-asian="10pt" style:font-size-complex="10pt"/>
    </style:style>
    <style:style style:name="T283" style:family="text">
      <style:text-properties fo:font-size="10pt" officeooo:rsid="0df4ece9" style:font-size-asian="10pt" style:font-size-complex="10pt"/>
    </style:style>
    <style:style style:name="T284" style:family="text">
      <style:text-properties fo:font-size="10pt" officeooo:rsid="0df7bf8a" style:font-size-asian="10pt" style:font-size-complex="10pt"/>
    </style:style>
    <style:style style:name="T285" style:family="text">
      <style:text-properties fo:font-size="10pt" officeooo:rsid="0df8d79a" style:font-size-asian="10pt" style:font-size-complex="10pt"/>
    </style:style>
    <style:style style:name="T286" style:family="text">
      <style:text-properties fo:font-size="10pt" officeooo:rsid="0e0473b4" style:font-size-asian="10pt" style:font-size-complex="10pt"/>
    </style:style>
    <style:style style:name="T287" style:family="text">
      <style:text-properties fo:font-size="10pt" officeooo:rsid="0e0e0977" style:font-size-asian="10pt" style:font-size-complex="10pt"/>
    </style:style>
    <style:style style:name="T288" style:family="text">
      <style:text-properties fo:font-size="10pt" officeooo:rsid="0e1006ce" style:font-size-asian="10pt" style:font-size-complex="10pt"/>
    </style:style>
    <style:style style:name="T289" style:family="text">
      <style:text-properties fo:font-size="10pt" officeooo:rsid="0e11756f" style:font-size-asian="10pt" style:font-size-complex="10pt"/>
    </style:style>
    <style:style style:name="T290" style:family="text">
      <style:text-properties fo:font-size="10pt" officeooo:rsid="0e14f7f9" style:font-size-asian="10pt" style:font-size-complex="10pt"/>
    </style:style>
    <style:style style:name="T291" style:family="text">
      <style:text-properties fo:font-size="10pt" officeooo:rsid="0e18aec2" style:font-size-asian="10pt" style:font-size-complex="10pt"/>
    </style:style>
    <style:style style:name="T292" style:family="text">
      <style:text-properties fo:font-size="10pt" officeooo:rsid="0e1af05d" style:font-size-asian="10pt" style:font-size-complex="10pt"/>
    </style:style>
    <style:style style:name="T293" style:family="text">
      <style:text-properties fo:font-size="10pt" officeooo:rsid="0e1b4b44" style:font-size-asian="10pt" style:font-size-complex="10pt"/>
    </style:style>
    <style:style style:name="T294" style:family="text">
      <style:text-properties fo:font-size="10pt" fo:font-weight="normal" officeooo:rsid="06a4ca32" style:font-size-asian="10pt" style:font-weight-asian="normal" style:font-size-complex="10pt" style:font-weight-complex="normal"/>
    </style:style>
    <style:style style:name="T295" style:family="text">
      <style:text-properties fo:font-size="10pt" fo:font-weight="normal" officeooo:rsid="09b7d8d6" style:font-size-asian="10pt" style:font-weight-asian="normal" style:font-size-complex="10pt" style:font-weight-complex="normal"/>
    </style:style>
    <style:style style:name="T296" style:family="text">
      <style:text-properties fo:font-size="10pt" fo:font-weight="normal" officeooo:rsid="0bc3d2b0" style:font-size-asian="10pt" style:font-weight-asian="normal" style:font-size-complex="10pt" style:font-weight-complex="normal"/>
    </style:style>
    <style:style style:name="T297" style:family="text">
      <style:text-properties fo:font-size="10pt" fo:font-weight="normal" officeooo:rsid="0bc34dd1" style:font-size-asian="10pt" style:font-weight-asian="normal" style:font-size-complex="10pt" style:font-weight-complex="normal"/>
    </style:style>
    <style:style style:name="T298" style:family="text">
      <style:text-properties fo:font-size="10pt" fo:font-weight="normal" officeooo:rsid="0bc5c3ac" style:font-size-asian="10pt" style:font-weight-asian="normal" style:font-size-complex="10pt" style:font-weight-complex="normal"/>
    </style:style>
    <style:style style:name="T299" style:family="text">
      <style:text-properties style:font-name="Liberation Sans" fo:font-size="14pt" fo:font-weight="bold" officeooo:rsid="046af6f4" style:font-name-asian="Microsoft YaHei" style:font-size-asian="14pt" style:font-weight-asian="bold" style:font-name-complex="Mangal1" style:font-size-complex="14pt" style:font-weight-complex="bold"/>
    </style:style>
    <style:style style:name="T300" style:family="text">
      <style:text-properties style:font-name="Liberation Sans" fo:font-size="14pt" fo:font-weight="bold" officeooo:rsid="056734de" style:font-name-asian="Microsoft YaHei" style:font-size-asian="14pt" style:font-weight-asian="bold" style:font-name-complex="Mangal1" style:font-size-complex="14pt" style:font-weight-complex="bold"/>
    </style:style>
    <style:style style:name="T301" style:family="text">
      <style:text-properties officeooo:rsid="0233e7d9"/>
    </style:style>
    <style:style style:name="T302" style:family="text">
      <style:text-properties officeooo:rsid="037beca3"/>
    </style:style>
    <style:style style:name="T303" style:family="text">
      <style:text-properties officeooo:rsid="046af6f4"/>
    </style:style>
    <style:style style:name="T304" style:family="text">
      <style:text-properties officeooo:rsid="04769477"/>
    </style:style>
    <style:style style:name="T305" style:family="text">
      <style:text-properties officeooo:rsid="049150dd"/>
    </style:style>
    <style:style style:name="T306" style:family="text">
      <style:text-properties officeooo:rsid="0493327f"/>
    </style:style>
    <style:style style:name="T307" style:family="text">
      <style:text-properties officeooo:rsid="04f8ba73"/>
    </style:style>
    <style:style style:name="T308" style:family="text">
      <style:text-properties officeooo:rsid="05514eef"/>
    </style:style>
    <style:style style:name="T309" style:family="text">
      <style:text-properties officeooo:rsid="056734de"/>
    </style:style>
    <style:style style:name="T310" style:family="text">
      <style:text-properties officeooo:rsid="0802f2d2"/>
    </style:style>
    <style:style style:name="T311" style:family="text">
      <style:text-properties officeooo:rsid="0803bf74"/>
    </style:style>
    <style:style style:name="T312" style:family="text">
      <style:text-properties officeooo:rsid="080505c7"/>
    </style:style>
    <style:style style:name="T313" style:family="text">
      <style:text-properties fo:font-weight="normal" officeooo:rsid="060f7086" style:font-weight-asian="normal" style:font-weight-complex="normal"/>
    </style:style>
    <style:style style:name="T314" style:family="text">
      <style:text-properties fo:font-weight="normal" officeooo:rsid="06a4ca32" style:font-weight-asian="normal" style:font-weight-complex="normal"/>
    </style:style>
    <style:style style:name="T315" style:family="text">
      <style:text-properties fo:font-weight="normal" officeooo:rsid="085afe96" style:font-weight-asian="normal" style:font-weight-complex="normal"/>
    </style:style>
    <style:style style:name="T316" style:family="text">
      <style:text-properties fo:font-weight="normal" officeooo:rsid="085f64c8" style:font-weight-asian="normal" style:font-weight-complex="normal"/>
    </style:style>
    <style:style style:name="T317" style:family="text">
      <style:text-properties fo:font-weight="normal" officeooo:rsid="08b42471" style:font-weight-asian="normal" style:font-weight-complex="normal"/>
    </style:style>
    <style:style style:name="T318" style:family="text">
      <style:text-properties fo:font-weight="normal" officeooo:rsid="08b65d79" style:font-weight-asian="normal" style:font-weight-complex="normal"/>
    </style:style>
    <style:style style:name="T319" style:family="text">
      <style:text-properties fo:font-weight="normal" officeooo:rsid="08b99e8c" style:font-weight-asian="normal" style:font-weight-complex="normal"/>
    </style:style>
    <style:style style:name="T320" style:family="text">
      <style:text-properties fo:font-weight="normal" officeooo:rsid="0a090df7" style:font-weight-asian="normal" style:font-weight-complex="normal"/>
    </style:style>
    <style:style style:name="T321" style:family="text">
      <style:text-properties fo:font-weight="normal" officeooo:rsid="08e1b455" style:font-weight-asian="normal" style:font-weight-complex="normal"/>
    </style:style>
    <style:style style:name="T322" style:family="text">
      <style:text-properties fo:font-weight="normal" officeooo:rsid="0a5d60e0" style:font-weight-asian="normal" style:font-weight-complex="normal"/>
    </style:style>
    <style:style style:name="T323" style:family="text">
      <style:text-properties fo:font-weight="normal" officeooo:rsid="0a5f4a14" style:font-weight-asian="normal" style:font-weight-complex="normal"/>
    </style:style>
    <style:style style:name="T324" style:family="text">
      <style:text-properties fo:font-weight="normal" officeooo:rsid="0a60919b" style:font-weight-asian="normal" style:font-weight-complex="normal"/>
    </style:style>
    <style:style style:name="T325" style:family="text">
      <style:text-properties fo:font-weight="normal" officeooo:rsid="09bba338" style:font-weight-asian="normal" style:font-weight-complex="normal"/>
    </style:style>
    <style:style style:name="T326" style:family="text">
      <style:text-properties fo:font-weight="normal" officeooo:rsid="0a7f0403" style:font-weight-asian="normal" style:font-weight-complex="normal"/>
    </style:style>
    <style:style style:name="T327" style:family="text">
      <style:text-properties fo:font-weight="normal" officeooo:rsid="0a956260" style:font-weight-asian="normal" style:font-weight-complex="normal"/>
    </style:style>
    <style:style style:name="T328" style:family="text">
      <style:text-properties fo:font-weight="normal" officeooo:rsid="0a99a312" style:font-weight-asian="normal" style:font-weight-complex="normal"/>
    </style:style>
    <style:style style:name="T329" style:family="text">
      <style:text-properties fo:font-weight="normal" officeooo:rsid="0a9ad84d" style:font-weight-asian="normal" style:font-weight-complex="normal"/>
    </style:style>
    <style:style style:name="T330" style:family="text">
      <style:text-properties fo:font-weight="normal" officeooo:rsid="0a9b8d90" style:font-weight-asian="normal" style:font-weight-complex="normal"/>
    </style:style>
    <style:style style:name="T331" style:family="text">
      <style:text-properties fo:font-weight="normal" officeooo:rsid="0aa9ae70" style:font-weight-asian="normal" style:font-weight-complex="normal"/>
    </style:style>
    <style:style style:name="T332" style:family="text">
      <style:text-properties fo:font-weight="normal" officeooo:rsid="0ad87814" style:font-weight-asian="normal" style:font-weight-complex="normal"/>
    </style:style>
    <style:style style:name="T333" style:family="text">
      <style:text-properties fo:font-weight="normal" officeooo:rsid="0b09280c" style:font-weight-asian="normal" style:font-weight-complex="normal"/>
    </style:style>
    <style:style style:name="T334" style:family="text">
      <style:text-properties fo:font-weight="normal" officeooo:rsid="0b8db186" style:font-weight-asian="normal" style:font-weight-complex="normal"/>
    </style:style>
    <style:style style:name="T335" style:family="text">
      <style:text-properties fo:font-weight="normal" officeooo:rsid="0b8f57ac" style:font-weight-asian="normal" style:font-weight-complex="normal"/>
    </style:style>
    <style:style style:name="T336" style:family="text">
      <style:text-properties fo:font-weight="normal" officeooo:rsid="0b92ee5e" style:font-weight-asian="normal" style:font-weight-complex="normal"/>
    </style:style>
    <style:style style:name="T337" style:family="text">
      <style:text-properties fo:font-weight="normal" officeooo:rsid="0b94cc86" style:font-weight-asian="normal" style:font-weight-complex="normal"/>
    </style:style>
    <style:style style:name="T338" style:family="text">
      <style:text-properties fo:font-weight="normal" officeooo:rsid="0b970f74" style:font-weight-asian="normal" style:font-weight-complex="normal"/>
    </style:style>
    <style:style style:name="T339" style:family="text">
      <style:text-properties fo:font-weight="normal" officeooo:rsid="0b98317d" style:font-weight-asian="normal" style:font-weight-complex="normal"/>
    </style:style>
    <style:style style:name="T340" style:family="text">
      <style:text-properties fo:font-weight="normal" officeooo:rsid="0b988429" style:font-weight-asian="normal" style:font-weight-complex="normal"/>
    </style:style>
    <style:style style:name="T341" style:family="text">
      <style:text-properties fo:font-weight="normal" officeooo:rsid="0c2f998f" style:font-weight-asian="normal" style:font-weight-complex="normal"/>
    </style:style>
    <style:style style:name="T342" style:family="text">
      <style:text-properties fo:font-weight="normal" officeooo:rsid="08e939fa" style:font-weight-asian="normal" style:font-weight-complex="normal"/>
    </style:style>
    <style:style style:name="T343" style:family="text">
      <style:text-properties fo:font-weight="normal" officeooo:rsid="0c54022d" style:font-weight-asian="normal" style:font-weight-complex="normal"/>
    </style:style>
    <style:style style:name="T344" style:family="text">
      <style:text-properties fo:font-weight="normal" officeooo:rsid="0c7eea40" style:font-weight-asian="normal" style:font-weight-complex="normal"/>
    </style:style>
    <style:style style:name="T345" style:family="text">
      <style:text-properties fo:font-weight="normal" officeooo:rsid="0cf6e6fd" style:font-weight-asian="normal" style:font-weight-complex="normal"/>
    </style:style>
    <style:style style:name="T346" style:family="text">
      <style:text-properties fo:font-weight="normal" officeooo:rsid="0d134e29" style:font-weight-asian="normal" style:font-weight-complex="normal"/>
    </style:style>
    <style:style style:name="T347" style:family="text">
      <style:text-properties fo:font-weight="normal" officeooo:rsid="0d188231" style:font-weight-asian="normal" style:font-weight-complex="normal"/>
    </style:style>
    <style:style style:name="T348" style:family="text">
      <style:text-properties fo:font-weight="normal" officeooo:rsid="0d191ca3" style:font-weight-asian="normal" style:font-weight-complex="normal"/>
    </style:style>
    <style:style style:name="T349" style:family="text">
      <style:text-properties fo:font-weight="normal" officeooo:rsid="0d1bb020" style:font-weight-asian="normal" style:font-weight-complex="normal"/>
    </style:style>
    <style:style style:name="T350" style:family="text">
      <style:text-properties officeooo:rsid="0a5c55d1"/>
    </style:style>
    <style:style style:name="T351" style:family="text">
      <style:text-properties officeooo:rsid="0a7c6141"/>
    </style:style>
    <style:style style:name="T352" style:family="text">
      <style:text-properties officeooo:rsid="0b1b70b3"/>
    </style:style>
    <style:style style:name="T353" style:family="text">
      <style:text-properties officeooo:rsid="0b2fd84e"/>
    </style:style>
    <style:style style:name="T354" style:family="text">
      <style:text-properties officeooo:rsid="0b8b5012"/>
    </style:style>
    <style:style style:name="T355" style:family="text">
      <style:text-properties officeooo:rsid="0b8c43dd"/>
    </style:style>
    <style:style style:name="T356" style:family="text">
      <style:text-properties style:font-name="Liberation Serif" fo:font-size="18pt" fo:font-weight="bold" officeooo:rsid="041a0ac8" style:font-name-asian="Microsoft YaHei" style:font-size-asian="18pt" style:font-weight-asian="bold" style:font-name-complex="Mangal1" style:font-size-complex="18pt" style:font-weight-complex="bold"/>
    </style:style>
    <style:style style:name="T357" style:family="text">
      <style:text-properties style:font-name="Liberation Serif" fo:font-size="18pt" fo:font-weight="bold" officeooo:rsid="0b92ee5e" style:font-name-asian="Microsoft YaHei" style:font-size-asian="18pt" style:font-weight-asian="bold" style:font-name-complex="Mangal1" style:font-size-complex="18pt" style:font-weight-complex="bold"/>
    </style:style>
    <style:style style:name="T358" style:family="text">
      <style:text-properties style:font-name="Liberation Serif" fo:font-size="18pt" fo:font-weight="bold" officeooo:rsid="0bfb6456" style:font-name-asian="Microsoft YaHei" style:font-size-asian="18pt" style:font-weight-asian="bold" style:font-name-complex="Mangal1" style:font-size-complex="18pt" style:font-weight-complex="bold"/>
    </style:style>
    <style:style style:name="T359" style:family="text">
      <style:text-properties style:font-name="Liberation Serif" fo:font-size="18pt" fo:font-weight="bold" officeooo:rsid="0c2f998f" style:font-name-asian="Microsoft YaHei" style:font-size-asian="18pt" style:font-weight-asian="bold" style:font-name-complex="Mangal1" style:font-size-complex="18pt" style:font-weight-complex="bold"/>
    </style:style>
    <style:style style:name="T360" style:family="text">
      <style:text-properties style:font-name="Liberation Serif" fo:font-size="18pt" fo:font-weight="bold" officeooo:rsid="041a0ac8" fo:background-color="transparent" loext:char-shading-value="0" style:font-name-asian="Microsoft YaHei" style:font-size-asian="18pt" style:font-weight-asian="bold" style:font-name-complex="Mangal1" style:font-size-complex="18pt" style:font-weight-complex="bold"/>
    </style:style>
    <style:style style:name="T361" style:family="text">
      <style:text-properties style:font-name="Liberation Serif" fo:font-size="18pt" fo:font-weight="bold" officeooo:rsid="0d188231" fo:background-color="transparent" loext:char-shading-value="0" style:font-name-asian="Microsoft YaHei" style:font-size-asian="18pt" style:font-weight-asian="bold" style:font-name-complex="Mangal1" style:font-size-complex="18pt" style:font-weight-complex="bold"/>
    </style:style>
    <style:style style:name="T362" style:family="text">
      <style:text-properties style:font-name="Liberation Serif" fo:font-size="18pt" fo:font-weight="bold" officeooo:rsid="0d1bb020" fo:background-color="transparent" loext:char-shading-value="0" style:font-name-asian="Microsoft YaHei" style:font-size-asian="18pt" style:font-weight-asian="bold" style:font-name-complex="Mangal1" style:font-size-complex="18pt" style:font-weight-complex="bold"/>
    </style:style>
    <style:style style:name="T363" style:family="text">
      <style:text-properties officeooo:rsid="0b9cdc72"/>
    </style:style>
    <style:style style:name="T364" style:family="text">
      <style:text-properties officeooo:rsid="0bc42e7b"/>
    </style:style>
    <style:style style:name="T365" style:family="text">
      <style:text-properties officeooo:rsid="0bfb6456"/>
    </style:style>
    <style:style style:name="T366" style:family="text">
      <style:text-properties style:text-position="super 58%" fo:font-size="10pt" officeooo:rsid="0ca22528" style:font-size-asian="10pt" style:font-size-complex="10pt"/>
    </style:style>
    <style:style style:name="T367" style:family="text">
      <style:text-properties officeooo:rsid="0c32922e"/>
    </style:style>
    <style:style style:name="T368" style:family="text">
      <style:text-properties officeooo:rsid="028c7666"/>
    </style:style>
    <style:style style:name="T369" style:family="text">
      <style:text-properties officeooo:rsid="0c4a0c11"/>
    </style:style>
    <style:style style:name="T370" style:family="text">
      <style:text-properties officeooo:rsid="0c4aab71"/>
    </style:style>
    <style:style style:name="T371" style:family="text">
      <style:text-properties officeooo:rsid="0c5b5fc4"/>
    </style:style>
    <style:style style:name="T372" style:family="text">
      <style:text-properties officeooo:rsid="0c5d204a"/>
    </style:style>
    <style:style style:name="T373" style:family="text">
      <style:text-properties officeooo:rsid="0c67b718"/>
    </style:style>
    <style:style style:name="T374" style:family="text">
      <style:text-properties officeooo:rsid="0c68e621"/>
    </style:style>
    <style:style style:name="T375" style:family="text">
      <style:text-properties officeooo:rsid="0c6fa268"/>
    </style:style>
    <style:style style:name="T376" style:family="text">
      <style:text-properties officeooo:rsid="0c764e46"/>
    </style:style>
    <style:style style:name="T377" style:family="text">
      <style:text-properties officeooo:rsid="0c7712b4"/>
    </style:style>
    <style:style style:name="T378" style:family="text">
      <style:text-properties officeooo:rsid="0c7eea40"/>
    </style:style>
    <style:style style:name="T379" style:family="text">
      <style:text-properties officeooo:rsid="08e1b455"/>
    </style:style>
    <style:style style:name="T380" style:family="text">
      <style:text-properties officeooo:rsid="0c8a4537"/>
    </style:style>
    <style:style style:name="T381" style:family="text">
      <style:text-properties fo:background-color="transparent" loext:char-shading-value="0"/>
    </style:style>
    <style:style style:name="T382" style:family="text">
      <style:text-properties officeooo:rsid="0d40311d" fo:background-color="transparent" loext:char-shading-value="0"/>
    </style:style>
    <style:style style:name="T383" style:family="text">
      <style:text-properties officeooo:rsid="0d1ed1d3" fo:background-color="transparent" loext:char-shading-value="0"/>
    </style:style>
    <style:style style:name="T384" style:family="text">
      <style:text-properties officeooo:rsid="0d43ee4f" fo:background-color="transparent" loext:char-shading-value="0"/>
    </style:style>
    <style:style style:name="T385" style:family="text">
      <style:text-properties officeooo:rsid="0d4689d6" fo:background-color="transparent" loext:char-shading-value="0"/>
    </style:style>
    <style:style style:name="T386" style:family="text">
      <style:text-properties officeooo:rsid="0c8ae89d"/>
    </style:style>
    <style:style style:name="T387" style:family="text">
      <style:text-properties officeooo:rsid="0c9e4a48"/>
    </style:style>
    <style:style style:name="T388" style:family="text">
      <style:text-properties officeooo:rsid="0ca86bee"/>
    </style:style>
    <style:style style:name="T389" style:family="text">
      <style:text-properties officeooo:rsid="0cb0ddc8"/>
    </style:style>
    <style:style style:name="T390" style:family="text">
      <style:text-properties officeooo:rsid="0cc6309b"/>
    </style:style>
    <style:style style:name="T391" style:family="text">
      <style:text-properties fo:color="#111111" loext:opacity="100%" style:font-name="Liberation Serif" fo:font-size="12pt" fo:font-style="normal" style:text-underline-style="none" fo:font-weight="bold" officeooo:rsid="0ce00b53" style:font-name-asian="Microsoft YaHei" style:font-size-asian="12pt" style:font-style-asian="normal" style:font-weight-asian="bold" style:font-name-complex="Mangal1" style:font-size-complex="12pt" style:font-style-complex="normal" style:font-weight-complex="bold"/>
    </style:style>
    <style:style style:name="T392" style:family="text">
      <style:text-properties fo:color="#111111" loext:opacity="100%" style:font-name="Liberation Serif" fo:font-size="12pt" fo:font-style="normal" style:text-underline-style="none" fo:font-weight="bold" officeooo:rsid="09451c53" style:font-name-asian="Microsoft YaHei" style:font-size-asian="12pt" style:font-style-asian="normal" style:font-weight-asian="bold" style:font-name-complex="Mangal1" style:font-size-complex="12pt" style:font-style-complex="normal" style:font-weight-complex="bold"/>
    </style:style>
    <style:style style:name="T393" style:family="text">
      <style:text-properties fo:color="#111111" loext:opacity="100%" style:font-name="Liberation Serif" fo:font-size="12pt" fo:font-style="normal" style:text-underline-style="none" fo:font-weight="bold" officeooo:rsid="0ce4b410" style:font-name-asian="Microsoft YaHei" style:font-size-asian="12pt" style:font-style-asian="normal" style:font-weight-asian="bold" style:font-name-complex="Mangal1" style:font-size-complex="12pt" style:font-style-complex="normal" style:font-weight-complex="bold"/>
    </style:style>
    <style:style style:name="T394" style:family="text">
      <style:text-properties fo:color="#111111" loext:opacity="100%" style:font-name="Liberation Serif" fo:font-size="12pt" fo:font-style="normal" style:text-underline-style="none" fo:font-weight="bold" officeooo:rsid="0db6fef6" style:font-name-asian="Microsoft YaHei" style:font-size-asian="12pt" style:font-style-asian="normal" style:font-weight-asian="bold" style:font-name-complex="Mangal1" style:font-size-complex="12pt" style:font-style-complex="normal" style:font-weight-complex="bold"/>
    </style:style>
    <style:style style:name="T395" style:family="text">
      <style:text-properties fo:color="#111111" loext:opacity="100%" style:font-name="Liberation Serif" fo:font-size="12pt" fo:font-style="normal" style:text-underline-style="none" fo:font-weight="bold" officeooo:rsid="0db7d8ba" style:font-name-asian="Microsoft YaHei" style:font-size-asian="12pt" style:font-style-asian="normal" style:font-weight-asian="bold" style:font-name-complex="Mangal1" style:font-size-complex="12pt" style:font-style-complex="normal" style:font-weight-complex="bold"/>
    </style:style>
    <style:style style:name="T396" style:family="text">
      <style:text-properties fo:color="#111111" loext:opacity="100%" style:font-name="Liberation Serif" fo:font-size="12pt" fo:font-style="normal" style:text-underline-style="none" fo:font-weight="bold" officeooo:rsid="0db9177a" style:font-name-asian="Microsoft YaHei" style:font-size-asian="12pt" style:font-style-asian="normal" style:font-weight-asian="bold" style:font-name-complex="Mangal1" style:font-size-complex="12pt" style:font-style-complex="normal" style:font-weight-complex="bold"/>
    </style:style>
    <style:style style:name="T397" style:family="text">
      <style:text-properties officeooo:rsid="0d134e29"/>
    </style:style>
    <style:style style:name="T398" style:family="text">
      <style:text-properties officeooo:rsid="0d1ed1d3"/>
    </style:style>
    <style:style style:name="T399" style:family="text">
      <style:text-properties officeooo:rsid="0d1fbc0f"/>
    </style:style>
    <style:style style:name="T400" style:family="text">
      <style:text-properties officeooo:rsid="0d3b0975"/>
    </style:style>
    <style:style style:name="T401" style:family="text">
      <style:text-properties officeooo:rsid="0d40311d"/>
    </style:style>
    <style:style style:name="T402" style:family="text">
      <style:text-properties officeooo:rsid="0d4222e1"/>
    </style:style>
    <style:style style:name="T403" style:family="text">
      <style:text-properties officeooo:rsid="0d43baf3"/>
    </style:style>
    <style:style style:name="T404" style:family="text">
      <style:text-properties officeooo:rsid="0d4806aa"/>
    </style:style>
    <style:style style:name="T405" style:family="text">
      <style:text-properties officeooo:rsid="0d4cbc2d"/>
    </style:style>
    <style:style style:name="T406" style:family="text">
      <style:text-properties officeooo:rsid="0d52ced9"/>
    </style:style>
    <style:style style:name="T407" style:family="text">
      <style:text-properties officeooo:rsid="0d5d89ad"/>
    </style:style>
    <style:style style:name="T408" style:family="text">
      <style:text-properties officeooo:rsid="0d5ff240"/>
    </style:style>
    <style:style style:name="T409" style:family="text">
      <style:text-properties officeooo:rsid="0d683792"/>
    </style:style>
    <style:style style:name="T410" style:family="text">
      <style:text-properties officeooo:rsid="0d6c187e"/>
    </style:style>
    <style:style style:name="T411" style:family="text">
      <style:text-properties officeooo:rsid="0d6f3d95"/>
    </style:style>
    <style:style style:name="T412" style:family="text">
      <style:text-properties officeooo:rsid="0d799ee3"/>
    </style:style>
    <style:style style:name="T413" style:family="text">
      <style:text-properties officeooo:rsid="0d7c0d72"/>
    </style:style>
    <style:style style:name="T414" style:family="text">
      <style:text-properties officeooo:rsid="0d7ea997"/>
    </style:style>
    <style:style style:name="T415" style:family="text">
      <style:text-properties officeooo:rsid="0d7ff056"/>
    </style:style>
    <style:style style:name="T416" style:family="text">
      <style:text-properties officeooo:rsid="0d82774e"/>
    </style:style>
    <style:style style:name="T417" style:family="text">
      <style:text-properties officeooo:rsid="0d8906c9"/>
    </style:style>
    <style:style style:name="T418" style:family="text">
      <style:text-properties officeooo:rsid="0d8f3f3b"/>
    </style:style>
    <style:style style:name="T419" style:family="text">
      <style:text-properties officeooo:rsid="0d946fe4"/>
    </style:style>
    <style:style style:name="T420" style:family="text">
      <style:text-properties officeooo:rsid="0d05ccc7"/>
    </style:style>
    <style:style style:name="T421" style:family="text">
      <style:text-properties officeooo:rsid="0d9c22df"/>
    </style:style>
    <style:style style:name="T422" style:family="text">
      <style:text-properties officeooo:rsid="0da40f89"/>
    </style:style>
    <style:style style:name="T423" style:family="text">
      <style:text-properties officeooo:rsid="0bc0aa30"/>
    </style:style>
    <style:style style:name="T424" style:family="text">
      <style:text-properties officeooo:rsid="0da4f884"/>
    </style:style>
    <style:style style:name="T425" style:family="text">
      <style:text-properties officeooo:rsid="0dab332f"/>
    </style:style>
    <style:style style:name="T426" style:family="text">
      <style:text-properties officeooo:rsid="0db2961c"/>
    </style:style>
    <style:style style:name="T427" style:family="text">
      <style:text-properties officeooo:rsid="0db3a663"/>
    </style:style>
    <style:style style:name="T428" style:family="text">
      <style:text-properties officeooo:rsid="0db7d8ba"/>
    </style:style>
    <style:style style:name="T429" style:family="text">
      <style:text-properties officeooo:rsid="0db9177a"/>
    </style:style>
    <style:style style:name="T430" style:family="text">
      <style:text-properties officeooo:rsid="0c7b7003"/>
    </style:style>
    <style:style style:name="T431" style:family="text">
      <style:text-properties officeooo:rsid="0dbc2657"/>
    </style:style>
    <style:style style:name="T432" style:family="text">
      <style:text-properties officeooo:rsid="0dbcc034"/>
    </style:style>
    <style:style style:name="T433" style:family="text">
      <style:text-properties officeooo:rsid="0dbfc89e"/>
    </style:style>
    <style:style style:name="T434" style:family="text">
      <style:text-properties officeooo:rsid="0dc0c917"/>
    </style:style>
    <style:style style:name="T435" style:family="text">
      <style:text-properties officeooo:rsid="0dc2a526"/>
    </style:style>
    <style:style style:name="T436" style:family="text">
      <style:text-properties officeooo:rsid="0dc476ab"/>
    </style:style>
    <style:style style:name="T437" style:family="text">
      <style:text-properties officeooo:rsid="0dc4a2db"/>
    </style:style>
    <style:style style:name="T438" style:family="text">
      <style:text-properties officeooo:rsid="0dc4a342"/>
    </style:style>
    <style:style style:name="T439" style:family="text">
      <style:text-properties officeooo:rsid="0dc856a0"/>
    </style:style>
    <style:style style:name="T440" style:family="text">
      <style:text-properties officeooo:rsid="0dc93741"/>
    </style:style>
    <style:style style:name="T441" style:family="text">
      <style:text-properties officeooo:rsid="0dcb54b1"/>
    </style:style>
    <style:style style:name="T442" style:family="text">
      <style:text-properties officeooo:rsid="0dccd590"/>
    </style:style>
    <style:style style:name="T443" style:family="text">
      <style:text-properties officeooo:rsid="0dcedbfb"/>
    </style:style>
    <style:style style:name="T444" style:family="text">
      <style:text-properties officeooo:rsid="0dd03fef"/>
    </style:style>
    <style:style style:name="T445" style:family="text">
      <style:text-properties officeooo:rsid="0dd0f4c0"/>
    </style:style>
    <style:style style:name="T446" style:family="text">
      <style:text-properties officeooo:rsid="0dd3cf86"/>
    </style:style>
    <style:style style:name="T447" style:family="text">
      <style:text-properties officeooo:rsid="0dd9653a"/>
    </style:style>
    <style:style style:name="T448" style:family="text">
      <style:text-properties officeooo:rsid="0dd9e01e"/>
    </style:style>
    <style:style style:name="T449" style:family="text">
      <style:text-properties officeooo:rsid="0ddb907f"/>
    </style:style>
    <style:style style:name="T450" style:family="text">
      <style:text-properties officeooo:rsid="0de0d53d"/>
    </style:style>
    <style:style style:name="T451" style:family="text">
      <style:text-properties officeooo:rsid="0de2483a"/>
    </style:style>
    <style:style style:name="T452" style:family="text">
      <style:text-properties officeooo:rsid="0deb44b1"/>
    </style:style>
    <style:style style:name="T453" style:family="text">
      <style:text-properties officeooo:rsid="0ded0987"/>
    </style:style>
    <style:style style:name="T454" style:family="text">
      <style:text-properties officeooo:rsid="0dee20e3"/>
    </style:style>
    <style:style style:name="T455" style:family="text">
      <style:text-properties officeooo:rsid="0def4a50"/>
    </style:style>
    <style:style style:name="T456" style:family="text">
      <style:text-properties officeooo:rsid="0637c8bf"/>
    </style:style>
    <style:style style:name="T457" style:family="text">
      <style:text-properties officeooo:rsid="0df1bae0"/>
    </style:style>
    <style:style style:name="T458" style:family="text">
      <style:text-properties officeooo:rsid="040f5c6f"/>
    </style:style>
    <style:style style:name="T459" style:family="text">
      <style:text-properties officeooo:rsid="04111e99"/>
    </style:style>
    <style:style style:name="T460" style:family="text">
      <style:text-properties officeooo:rsid="041305c7"/>
    </style:style>
    <style:style style:name="T461" style:family="text">
      <style:text-properties officeooo:rsid="04146352"/>
    </style:style>
    <style:style style:name="T462" style:family="text">
      <style:text-properties officeooo:rsid="0408db58"/>
    </style:style>
    <style:style style:name="T463" style:family="text">
      <style:text-properties officeooo:rsid="040a3f9b"/>
    </style:style>
    <style:style style:name="T464" style:family="text">
      <style:text-properties officeooo:rsid="0adecb68"/>
    </style:style>
    <style:style style:name="T465" style:family="text">
      <style:text-properties officeooo:rsid="0bfd79f3"/>
    </style:style>
    <style:style style:name="T466" style:family="text">
      <style:text-properties officeooo:rsid="0adf575a"/>
    </style:style>
    <style:style style:name="T467" style:family="text">
      <style:text-properties officeooo:rsid="0df3a1c4"/>
    </style:style>
    <style:style style:name="T468" style:family="text">
      <style:text-properties officeooo:rsid="0df4ece9"/>
    </style:style>
    <style:style style:name="T469" style:family="text">
      <style:text-properties officeooo:rsid="0df5fbc1"/>
    </style:style>
    <style:style style:name="T470" style:family="text">
      <style:text-properties officeooo:rsid="0df7bf8a"/>
    </style:style>
    <style:style style:name="T471" style:family="text">
      <style:text-properties officeooo:rsid="0dfc70a9"/>
    </style:style>
    <style:style style:name="T472" style:family="text">
      <style:text-properties officeooo:rsid="0dfd9aa0"/>
    </style:style>
    <style:style style:name="T473" style:family="text">
      <style:text-properties officeooo:rsid="0e035281"/>
    </style:style>
    <style:style style:name="T474" style:family="text">
      <style:text-properties officeooo:rsid="0e05c32c"/>
    </style:style>
    <style:style style:name="T475" style:family="text">
      <style:text-properties officeooo:rsid="0e079d58"/>
    </style:style>
    <style:style style:name="T476" style:family="text">
      <style:text-properties officeooo:rsid="0e0b90a2"/>
    </style:style>
    <style:style style:name="T477" style:family="text">
      <style:text-properties officeooo:rsid="0e0d5c5b"/>
    </style:style>
    <style:style style:name="T478" style:family="text">
      <style:text-properties officeooo:rsid="0e0dd9a2"/>
    </style:style>
    <style:style style:name="T479" style:family="text">
      <style:text-properties officeooo:rsid="0e0e0977"/>
    </style:style>
    <style:style style:name="T480" style:family="text">
      <style:text-properties officeooo:rsid="0e13744a"/>
    </style:style>
    <style:style style:name="T481" style:family="text">
      <style:text-properties officeooo:rsid="0e14f7f9"/>
    </style:style>
    <style:style style:name="T482" style:family="text">
      <style:text-properties officeooo:rsid="0e18aec2"/>
    </style:style>
    <style:style style:name="T483" style:family="text">
      <style:text-properties officeooo:rsid="0e1b4b44"/>
    </style:style>
    <style:style style:name="T484" style:family="text">
      <style:text-properties officeooo:rsid="0e1ce6bc"/>
    </style:style>
    <style:style style:name="T485" style:family="text">
      <style:text-properties officeooo:rsid="0e1d450d"/>
    </style:style>
    <style:style style:name="T486" style:family="text">
      <style:text-properties officeooo:rsid="02538b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chanted Items</text:h>
      <text:p text:style-name="P81"/>
      <text:p text:style-name="P100"><text:span text:style-name="T382">Items can possess enchantments that grant them magical abilities. Each enchantment has a tier (with 1 being the lowest) that represents it respective power and the mana commitment required to use it. Higher tiers are extremely difficult to produce; </text:span><text:span text:style-name="T385">they are</text:span><text:span text:style-name="T382"> often prohibitively expensive and complex. Even a coven of master alchemists would struggle to produce higher level tiers with immense time and effort.</text:span></text:p>
      <text:p text:style-name="P76"/>
      <text:h text:style-name="P263" text:outline-level="3"><text:span text:style-name="T394">R</text:span><text:span text:style-name="T395">esilience</text:span><text:span text:style-name="T428">:</text:span></text:h>
      <text:p text:style-name="P304">Enchanted items are much more resilient than their natural counterparts, and will not suffer damage or degradation from typical wear and tear. They also have some degree of natural elemental protection.</text:p>
      <text:p text:style-name="P76"/>
      <text:h text:style-name="P264" text:outline-level="3"><text:span text:style-name="T427">Bound </text:span><text:span text:style-name="T396">Enchantments</text:span><text:span text:style-name="T427">:</text:span></text:h>
      <text:p text:style-name="P252">Nearly all enchanted items are “bound.” Bound items only have their magical effects function while actively attuned to the user they were created for. Despite this drawback, they are far easier to produce than unbound items.</text:p>
      <text:p text:style-name="P78"/>
      <text:h text:style-name="P265" text:outline-level="3"><text:span text:style-name="T427">Unbound </text:span><text:span text:style-name="T396">Enchantments</text:span><text:span text:style-name="T427">:</text:span></text:h>
      <text:p text:style-name="P252">Unbound enchanted items are possible for anyone to attune to and use, <text:span text:style-name="T431">but </text:span>are much harder to produce, <text:span text:style-name="T432">taking an average of roughly ten times longer</text:span>. Only advanced or specialized alchemists can produce or work on them successfully.</text:p>
      <text:p text:style-name="P113"/>
      <text:h text:style-name="P265" text:outline-level="3"><text:span text:style-name="T429">Grimmbane </text:span><text:span text:style-name="T396">Enchantments</text:span><text:span text:style-name="T429"> (Corrupted Auras):</text:span></text:h>
      <text:p text:style-name="P305">Grimmbane items possess dark, sinister enchantments made from “Grimmbane” materials; corrupted materials that can be retrieved from Elder Grimm. Grimmbane items are far easier to create and enchant by those with corrupted auras and sinister motives. Something about their nature allows them to work with Grimm essence and manipulate it very effectively. With only a few months of training, which is trivial compared to an alchemist, a corrupted user can learn to create a successful Grimmbane enchantment.</text:p>
      <text:p text:style-name="P251"/>
      <text:p text:style-name="P305">Attuning to Grimmbane enchantments grants incredible power; doubling the amount of tiers and reducing the mana cost by half. However, the user will be corrupted over time. Their mind and body will be drawn to dark and sinister actions. For these reasons, Grimmbane enchantments are extremely illegal. Those who use them are hunted down by elite forces.</text:p>
      <text:p text:style-name="P113"/>
      <text:p text:style-name="P101">* <text:span text:style-name="T401">Mana Commit: 1 mana per tier, per enchantment, unless you use magic material; very costly, not done often.</text:span></text:p>
      <text:p text:style-name="P101">* <text:span text:style-name="T402">Different magical materials: each has different advantages and disadvantages.</text:span></text:p>
      <text:p text:style-name="P101">- <text:span text:style-name="T402">Alchemical; suitable for magic, but no base mechanical advantages.</text:span></text:p>
      <text:p text:style-name="P101">- <text:span text:style-name="T402">Shadow, dark, hard to see, silent aura, etc.</text:span></text:p>
      <text:p text:style-name="P101">- <text:span text:style-name="T402">Anti-Grimm, holy, light, etc.</text:span></text:p>
      <text:p text:style-name="P76"/>
      <text:h text:style-name="P266" text:outline-level="3">Universal Enchantments</text:h>
      <text:p text:style-name="P77"/>
      <text:p text:style-name="P103">The following enchantments can be applied <text:span text:style-name="T421">freely </text:span>to all enchanted items <text:span text:style-name="T421">(where applicable) without affecting its tier</text:span>.</text:p>
      <text:p text:style-name="P77"/>
      <table:table table:name="Table79" table:style-name="Table79">
        <table:table-column table:style-name="Table79.A"/>
        <table:table-column table:style-name="Table79.B"/>
        <table:table-row table:style-name="Table79.1">
          <table:table-cell table:style-name="Table79.A1" office:value-type="string">
            <text:p text:style-name="P215">E<text:span text:style-name="T403">nchantments</text:span></text:p>
          </table:table-cell>
          <table:table-cell table:style-name="Table79.B1" office:value-type="string">
            <text:p text:style-name="P215">Description</text:p>
          </table:table-cell>
        </table:table-row>
        <table:table-row>
          <table:table-cell table:style-name="Table79.A2" office:value-type="string">
            <text:p text:style-name="P179">Cantrips</text:p>
          </table:table-cell>
          <table:table-cell table:style-name="Table79.B2" office:value-type="string">
            <text:p text:style-name="P245"><text:span text:style-name="T206">Requires </text:span><text:span text:style-name="T260">0.</text:span><text:span text:style-name="T287">1</text:span><text:span text:style-name="T206"> mana. The item</text:span><text:span text:style-name="T204"> can </text:span><text:span text:style-name="T205">have</text:span><text:span text:style-name="T204"> </text:span><text:span text:style-name="T205">cantrip</text:span><text:span text:style-name="T204">s:</text:span><text:span text:style-name="T205"> fiery trails, auras, glyphs,</text:span><text:span text:style-name="T204"> etc</text:span><text:span text:style-name="T205">. </text:span><text:span text:style-name="T204">The more m</text:span><text:span text:style-name="T206">ana</text:span><text:span text:style-name="T204"> it has, the more powerful the cantrips can be.</text:span></text:p>
          </table:table-cell>
        </table:table-row>
        <table:table-row>
          <table:table-cell table:style-name="Table79.A3" office:value-type="string">
            <text:p text:style-name="P178">S<text:span text:style-name="T404">elf-Maintenance</text:span></text:p>
          </table:table-cell>
          <table:table-cell table:style-name="Table79.B3" office:value-type="string">
            <text:p text:style-name="P244"><text:span text:style-name="T208">Requires </text:span><text:span text:style-name="T260">0.</text:span><text:span text:style-name="T287">1</text:span><text:span text:style-name="T208"> mana. </text:span><text:span text:style-name="T123">T</text:span><text:span text:style-name="T1">he item self-cleans and self-maintains. It slowly mends damage over the course of a week.</text:span></text:p>
          </table:table-cell>
        </table:table-row>
        <table:table-row>
          <table:table-cell table:style-name="Table79.A3" office:value-type="string">
            <text:p text:style-name="P180">C<text:span text:style-name="T405">osmetics</text:span></text:p>
          </table:table-cell>
          <table:table-cell table:style-name="Table79.B4" office:value-type="string">
            <text:p text:style-name="P245"><text:span text:style-name="T122">R</text:span><text:span text:style-name="T206">equires </text:span><text:span text:style-name="T260">0.</text:span><text:span text:style-name="T287">1</text:span><text:span text:style-name="T206"> mana. The item’</text:span><text:span text:style-name="T207">s will </text:span><text:span text:style-name="T261">slowly </text:span><text:span text:style-name="T207">adapt </text:span><text:span text:style-name="T288">its cosmetics </text:span><text:span text:style-name="T289">to suit the user’s preferred style</text:span><text:span text:style-name="T288">, </text:span><text:span text:style-name="T289">and/</text:span><text:span text:style-name="T288">or adjust</text:span><text:span text:style-name="T207"> to the user’s physique as though it were tailored</text:span><text:span text:style-name="T206">.</text:span></text:p>
          </table:table-cell>
        </table:table-row>
      </table:table>
      <text:p text:style-name="P82"/>
      <text:h text:style-name="P266" text:outline-level="3"><text:soft-page-break/>Shards</text:h>
      <text:p text:style-name="P82"/>
      <text:p text:style-name="P102"><text:span text:style-name="T382">S</text:span><text:span text:style-name="T384">hards are enchanted crystals that can be “injected” and infused into an item of the appropriate type. </text:span><text:span text:style-name="T383">It takes a week for a shard to fully integrate, </text:span><text:span text:style-name="T384">at which point the item will gain the shard’s enchantments. Shards </text:span><text:span text:style-name="T383">cannot be extracted once applied, </text:span><text:span text:style-name="T384">and only</text:span><text:span text:style-name="T383"> one shard of each type can be applied to an item.</text:span></text:p>
      <text:p text:style-name="P83"/>
      <text:p text:style-name="P84">Shards are even more complex and time consuming to produce than if the enchantment is directly infused into an item. As such, they are almost never created. However, Celestial Dungeons often drop shards as a reward for completing their challenges. <text:span text:style-name="T426">Every enchantment or enchanted item acquired from a Celestial Dungeon is a shard.</text:span></text:p>
      <text:p text:style-name="P26"/>
      <text:p text:style-name="P99"/>
      <text:h text:style-name="Heading_20_2" text:outline-level="2">Animal Collar</text:h>
      <text:p text:style-name="P71"/>
      <table:table table:name="Table25" table:style-name="Table25">
        <table:table-column table:style-name="Table25.A" table:number-columns-repeated="2"/>
        <table:table-column table:style-name="Table25.C"/>
        <table:table-row table:style-name="Table25.1">
          <table:table-cell table:style-name="Table25.A1" office:value-type="string">
            <text:p text:style-name="P619">T<text:span text:style-name="T380">ier</text:span></text:p>
          </table:table-cell>
          <table:table-cell table:style-name="Table25.A1" office:value-type="string">
            <text:p text:style-name="P665">Mana</text:p>
          </table:table-cell>
          <table:table-cell table:style-name="Table25.C1" office:value-type="string">
            <text:p text:style-name="P642">Description</text:p>
          </table:table-cell>
        </table:table-row>
        <table:table-row>
          <table:table-cell table:style-name="Table25.A2" office:value-type="string">
            <text:p text:style-name="P447">-</text:p>
          </table:table-cell>
          <table:table-cell table:style-name="Table25.B2" office:value-type="string">
            <text:p text:style-name="P520">0.2</text:p>
          </table:table-cell>
          <table:table-cell table:style-name="Table25.C2" office:value-type="string">
            <text:p text:style-name="P454">[Base Requirement, <text:span text:style-name="T479">mana commitment is handled by the animal</text:span>]</text:p>
          </table:table-cell>
        </table:table-row>
        <table:table-row>
          <table:table-cell table:style-name="Table25.A2" office:value-type="string">
            <text:p text:style-name="P447">1</text:p>
          </table:table-cell>
          <table:table-cell table:style-name="Table25.B3" office:value-type="string">
            <text:p text:style-name="P561">0.1</text:p>
          </table:table-cell>
          <table:table-cell table:style-name="Table25.C3" office:value-type="string">
            <text:p text:style-name="P372">The animal can be summoned from up to ten kilometers away.</text:p>
          </table:table-cell>
        </table:table-row>
        <table:table-row>
          <table:table-cell table:style-name="Table25.A4" office:value-type="string">
            <text:p text:style-name="P379">2</text:p>
          </table:table-cell>
          <table:table-cell table:style-name="Table25.B4" office:value-type="string">
            <text:p text:style-name="P455">0.<text:span text:style-name="T479">5</text:span></text:p>
          </table:table-cell>
          <table:table-cell table:style-name="Table25.C4" office:value-type="string">
            <text:p text:style-name="P358"><text:span text:style-name="T369">O</text:span>wner can sense the animal’s aura, mood, condition, status, distance, and direction. <text:span text:style-name="T369">This improves the clarity and understanding between the animal and owner, and roughly triples training speed and retention. </text:span>The animal senses <text:span text:style-name="T386">any intended paths or</text:span> boundaries <text:span text:style-name="T386">the owner intends</text:span>, which can be modified up to e<text:span text:style-name="T386">xtreme</text:span> range.</text:p>
          </table:table-cell>
        </table:table-row>
        <table:table-row>
          <table:table-cell table:style-name="Table25.A4" office:value-type="string">
            <text:p text:style-name="P455">4</text:p>
          </table:table-cell>
          <table:table-cell table:style-name="Table25.B4" office:value-type="string">
            <text:p text:style-name="P561">1</text:p>
          </table:table-cell>
          <table:table-cell table:style-name="Table25.C4" office:value-type="string">
            <text:p text:style-name="P452"><text:span text:style-name="T368">T</text:span>he animal’s intelligence, <text:span text:style-name="T370">personality, and expressiveness </text:span>increases. It can comprehend and speak the same languages as the owner. This can be done through guttural noises or <text:span text:style-name="T380">telepathy.</text:span></text:p>
          </table:table-cell>
        </table:table-row>
      </table:table>
      <text:p text:style-name="P80"/>
      <text:h text:style-name="Heading_20_2" text:outline-level="2">Armor</text:h>
      <text:p text:style-name="Standard"/>
      <text:p text:style-name="P60">Enchanted armor comes in four primary archetypes: chestpieces, leggings, bracers, and helms<text:span text:style-name="T313">. </text:span><text:span text:style-name="T343">All enchanted armor attuned to an owner will naturally adapt its style to the chestpiece that is attuned by the same owner, allowing them to be consistent.</text:span></text:p>
      <text:p text:style-name="P328"/>
      <table:table table:name="Table18" table:style-name="Table18">
        <table:table-column table:style-name="Table18.A" table:number-columns-repeated="2"/>
        <table:table-column table:style-name="Table18.C"/>
        <table:table-row table:style-name="Table18.1">
          <table:table-cell table:style-name="Table18.A1" office:value-type="string">
            <text:p text:style-name="P620">T<text:span text:style-name="T380">ier</text:span></text:p>
          </table:table-cell>
          <table:table-cell table:style-name="Table18.A1" office:value-type="string">
            <text:p text:style-name="P665">Mana</text:p>
          </table:table-cell>
          <table:table-cell table:style-name="Table18.C1" office:value-type="string">
            <text:p text:style-name="P643">Description</text:p>
          </table:table-cell>
        </table:table-row>
        <table:table-row>
          <table:table-cell table:style-name="Table18.A2" office:value-type="string">
            <text:p text:style-name="P448">-</text:p>
          </table:table-cell>
          <table:table-cell table:style-name="Table18.B2" office:value-type="string">
            <text:p text:style-name="P455">1</text:p>
          </table:table-cell>
          <table:table-cell table:style-name="Table18.C2" office:value-type="string">
            <text:p text:style-name="P454">[Base Requirement]</text:p>
          </table:table-cell>
        </table:table-row>
        <table:table-row>
          <table:table-cell table:style-name="Table18.A3" office:value-type="string">
            <text:p text:style-name="P379">2</text:p>
          </table:table-cell>
          <table:table-cell table:style-name="Table18.B3" office:value-type="string">
            <text:p text:style-name="P520">2</text:p>
          </table:table-cell>
          <table:table-cell table:style-name="Table18.C3" office:value-type="string">
            <text:p text:style-name="P388">The armor’s materials are 50% more resilient to damage, offering better protection.</text:p>
          </table:table-cell>
        </table:table-row>
        <table:table-row>
          <table:table-cell table:style-name="Table18.A3" office:value-type="string">
            <text:p text:style-name="P451">3</text:p>
          </table:table-cell>
          <table:table-cell table:style-name="Table18.B3" office:value-type="string">
            <text:p text:style-name="P480">2</text:p>
          </table:table-cell>
          <table:table-cell table:style-name="Table18.C3" office:value-type="string">
            <text:p text:style-name="P388">The armor can now transform into variants including: leather mail, chain mail, scale mail, etc. It can be equipped or unequipped very rapidly <text:span text:style-name="T433">(roughly 1 second)</text:span> by seam-split morphing.</text:p>
          </table:table-cell>
        </table:table-row>
        <table:table-row>
          <table:table-cell table:style-name="Table18.A3" office:value-type="string">
            <text:p text:style-name="P455">3</text:p>
          </table:table-cell>
          <table:table-cell table:style-name="Table18.B3" office:value-type="string">
            <text:p text:style-name="P520">2</text:p>
          </table:table-cell>
          <table:table-cell table:style-name="Table18.C3" office:value-type="string">
            <text:p text:style-name="P452">The armor is 50% lighter and more flexible, helping to mitigate mobility and fatigue penalties.</text:p>
          </table:table-cell>
        </table:table-row>
      </table:table>
      <text:p text:style-name="P324"/>
      <text:h text:style-name="P253" text:outline-level="2">Arrows</text:h>
      <text:p text:style-name="P49"/>
      <text:p text:style-name="P107">Arrow enchantments apply only to the specific arrow, not to a batch of them. If an enchanted arrow is destroyed or lost, its essence will eventually be recollected and returned to the attuned owner; generally to a quiver. It takes at least a week for this process of recovery. Enchanted bolts, such as those used by crossbows, can also be considered enchanted arrows and use the same enchantments.</text:p>
      <text:p text:style-name="P44"/>
      <text:p text:style-name="P48">Once an arrow has been fired, it will take a short scene before it’s enchantments will fully recharge and function again.</text:p>
      <text:p text:style-name="P328"/>
      <table:table table:name="Table20" table:style-name="Table20">
        <table:table-column table:style-name="Table20.A" table:number-columns-repeated="2"/>
        <table:table-column table:style-name="Table20.C"/>
        <table:table-row table:style-name="Table20.1">
          <table:table-cell table:style-name="Table20.A1" office:value-type="string">
            <text:p text:style-name="P620">T<text:span text:style-name="T380">ier</text:span></text:p>
          </table:table-cell>
          <table:table-cell table:style-name="Table20.A1" office:value-type="string">
            <text:p text:style-name="P665">Mana</text:p>
          </table:table-cell>
          <table:table-cell table:style-name="Table20.C1" office:value-type="string">
            <text:p text:style-name="P643">Description</text:p>
          </table:table-cell>
        </table:table-row>
        <table:table-row>
          <table:table-cell table:style-name="Table20.A2" office:value-type="string">
            <text:p text:style-name="P448">-</text:p>
          </table:table-cell>
          <table:table-cell table:style-name="Table20.B2" office:value-type="string">
            <text:p text:style-name="P455">0.1</text:p>
          </table:table-cell>
          <table:table-cell table:style-name="Table20.C2" office:value-type="string">
            <text:p text:style-name="P454">[Base Requirement]</text:p>
          </table:table-cell>
        </table:table-row>
        <table:table-row>
          <table:table-cell table:style-name="Table20.A3" office:value-type="string">
            <text:p text:style-name="P373">1</text:p>
          </table:table-cell>
          <table:table-cell table:style-name="Table20.B3" office:value-type="string">
            <text:p text:style-name="P455">0</text:p>
          </table:table-cell>
          <table:table-cell table:style-name="Table20.C3" office:value-type="string">
            <text:p text:style-name="P688"><text:span text:style-name="T234">T</text:span><text:span text:style-name="T235">he arrow can optionally </text:span><text:span text:style-name="T258">cast</text:span><text:span text:style-name="T234"> potent cantrips </text:span><text:span text:style-name="T235">on u</text:span><text:span text:style-name="T262">se or impact</text:span><text:span text:style-name="T234">, </text:span><text:span text:style-name="T235">allowing to provide options</text:span><text:span text:style-name="T234"> including: flares, whistling arrows, distraction arrows that create loud pops or bangs on impact, etc.</text:span></text:p>
          </table:table-cell>
        </table:table-row>
        <text:soft-page-break/>
        <table:table-row>
          <table:table-cell table:style-name="Table20.A3" office:value-type="string">
            <text:p text:style-name="P455">2</text:p>
          </table:table-cell>
          <table:table-cell table:style-name="Table20.B3" office:value-type="string">
            <text:p text:style-name="P455">0.1</text:p>
          </table:table-cell>
          <table:table-cell table:style-name="Table20.C3" office:value-type="string">
            <text:p text:style-name="P477">The arrow can be curved around objects or ricocheted off of a solid surface while still maintaining its momentum. This allows fantastical trick shots, but does increase the difficulty of the shot; chance to hit -10%.</text:p>
          </table:table-cell>
        </table:table-row>
        <table:table-row>
          <table:table-cell table:style-name="Table20.A3" office:value-type="string">
            <text:p text:style-name="P373">2</text:p>
          </table:table-cell>
          <table:table-cell table:style-name="Table20.B3" office:value-type="string">
            <text:p text:style-name="P455">0.1</text:p>
          </table:table-cell>
          <table:table-cell table:style-name="Table20.C3" office:value-type="string">
            <text:p text:style-name="P374">The arrow can be made non-lethal. It will only inflict enough damage to assist in disabling the opponent; no more.</text:p>
          </table:table-cell>
        </table:table-row>
        <table:table-row>
          <table:table-cell table:style-name="Table20.A3" office:value-type="string">
            <text:p text:style-name="P455">3</text:p>
          </table:table-cell>
          <table:table-cell table:style-name="Table20.B3" office:value-type="string">
            <text:p text:style-name="P455">0.<text:span text:style-name="T473">2</text:span></text:p>
          </table:table-cell>
          <table:table-cell table:style-name="Table20.C3" office:value-type="string">
            <text:p text:style-name="P374">The arrow can <text:span text:style-name="T416">optionally </text:span><text:span text:style-name="T467">transform with</text:span> a grappling hook and rope attachment when fired. <text:span text:style-name="T434">Only one is usable at a time. If the hook or rope is abandoned (exceeds a long distance from user), it will dissipate.</text:span></text:p>
          </table:table-cell>
        </table:table-row>
        <table:table-row>
          <table:table-cell table:style-name="Table20.A3" office:value-type="string">
            <text:p text:style-name="P375">3</text:p>
          </table:table-cell>
          <table:table-cell table:style-name="Table20.B3" office:value-type="string">
            <text:p text:style-name="P455">0.1</text:p>
          </table:table-cell>
          <table:table-cell table:style-name="Table20.C3" office:value-type="string">
            <text:p text:style-name="P377">The arrow moves 50% faster (making it at least 50% harder to dodge), travels up to 50% farther, deals 25% more damage, and its piercing capacity is increased by 50%.</text:p>
          </table:table-cell>
        </table:table-row>
        <table:table-row>
          <table:table-cell table:style-name="Table20.A3" office:value-type="string">
            <text:p text:style-name="P380">4</text:p>
          </table:table-cell>
          <table:table-cell table:style-name="Table20.B3" office:value-type="string">
            <text:p text:style-name="P455">0.1</text:p>
          </table:table-cell>
          <table:table-cell table:style-name="Table20.C3" office:value-type="string">
            <text:p text:style-name="P377">The arrow ignores environment penalties such as wind and rain, doubles the precision (cuts the distance from the intended target by half), and can adjust its trajectory up to 3 cm in the last meter of flight to <text:span text:style-name="T434">assist a hit or</text:span> target a weak point.</text:p>
          </table:table-cell>
        </table:table-row>
      </table:table>
      <text:p text:style-name="P306"/>
      <text:h text:style-name="P253" text:outline-level="2">Auro Ring</text:h>
      <text:p text:style-name="P43"/>
      <text:p text:style-name="P79">Auro Rings (or “aurostone rings”) are enchanted rings <text:span text:style-name="T406">with a socketed aurostone that gives the ring its name. It can</text:span> interact with <text:span text:style-name="T371">other enchantments through special </text:span>energy fields and signals. <text:span text:style-name="T371">This includes opening magilocks with its energy signature, tracking Grimm kills (date, contribution, totals, etc), or ensuring all gaming rules are being followed in an enchanted arena.</text:span></text:p>
      <text:p text:style-name="P79"/>
      <text:p text:style-name="P108">Most Auro Rings in circulation are also designed to interface with technology. Each Auro Ring has its own unique energy signature based on the user’s energy and attunement, which is used as an identifier and passcode that cannot be faked.</text:p>
      <text:p text:style-name="P328"/>
      <table:table table:name="Table21" table:style-name="Table21">
        <table:table-column table:style-name="Table21.A" table:number-columns-repeated="2"/>
        <table:table-column table:style-name="Table21.C"/>
        <table:table-row table:style-name="Table21.1">
          <table:table-cell table:style-name="Table21.A1" office:value-type="string">
            <text:p text:style-name="P620">T<text:span text:style-name="T380">ier</text:span></text:p>
          </table:table-cell>
          <table:table-cell table:style-name="Table21.A1" office:value-type="string">
            <text:p text:style-name="P665">Mana</text:p>
          </table:table-cell>
          <table:table-cell table:style-name="Table21.C1" office:value-type="string">
            <text:p text:style-name="P643">Description</text:p>
          </table:table-cell>
        </table:table-row>
        <table:table-row>
          <table:table-cell table:style-name="Table21.A2" office:value-type="string">
            <text:p text:style-name="P448">-</text:p>
          </table:table-cell>
          <table:table-cell table:style-name="Table21.B2" office:value-type="string">
            <text:p text:style-name="P455">0.1</text:p>
          </table:table-cell>
          <table:table-cell table:style-name="Table21.C2" office:value-type="string">
            <text:p text:style-name="P454">[Base Requirement]</text:p>
          </table:table-cell>
        </table:table-row>
        <table:table-row>
          <table:table-cell table:style-name="Table21.A3" office:value-type="string">
            <text:p text:style-name="P359">1</text:p>
          </table:table-cell>
          <table:table-cell table:style-name="Table21.B3" office:value-type="string">
            <text:p text:style-name="P455">0</text:p>
          </table:table-cell>
          <table:table-cell table:style-name="Table21.C3" office:value-type="string">
            <text:p text:style-name="P378">The ring can interface with technology. It connects wirelessly with electronics and standard peripherals, and can exchange its data and be accessed through specialized software. It can record any data it is aware of.</text:p>
          </table:table-cell>
        </table:table-row>
        <table:table-row>
          <table:table-cell table:style-name="Table21.A3" office:value-type="string">
            <text:p text:style-name="P392">1</text:p>
          </table:table-cell>
          <table:table-cell table:style-name="Table21.B3" office:value-type="string">
            <text:p text:style-name="P455">0.1</text:p>
          </table:table-cell>
          <table:table-cell table:style-name="Table21.C3" office:value-type="string">
            <text:p text:style-name="P378">The ring can detect its environment (spacial awareness, heat, lighting, weather, humidity, etc), time (calendar, clock, timer, alarm, etc), frequencies (electrical fields, magnetic fields, radio frequencies, etc) and its owner’s traits (aura, health, mana capacity, wounds, chambers, feats, etc).</text:p>
          </table:table-cell>
        </table:table-row>
        <table:table-row>
          <table:table-cell table:style-name="Table21.A5" office:value-type="string">
            <text:p text:style-name="P376">2</text:p>
          </table:table-cell>
          <table:table-cell table:style-name="Table21.B5" office:value-type="string">
            <text:p text:style-name="P455">0.1</text:p>
          </table:table-cell>
          <table:table-cell table:style-name="Table21.C5" office:value-type="string">
            <text:p text:style-name="P478">The ring can sense the owner’s natural senses and gains a low-level human-like intelligence to comprehend it. It can also understand any language the owner does.</text:p>
          </table:table-cell>
        </table:table-row>
      </table:table>
      <text:p text:style-name="P324"/>
      <text:h text:style-name="Heading_20_2" text:outline-level="2">Bell</text:h>
      <text:p text:style-name="P50"/>
      <text:p text:style-name="P52">Enchanted bells are <text:span text:style-name="T372">large, stationary bells or gongs that are</text:span> designed to be suspended in the air and struck with a friction mallet or other striking implements. They are generally about a half meter in diameter.</text:p>
      <text:p text:style-name="P328"/>
      <table:table table:name="Table22" table:style-name="Table22">
        <table:table-column table:style-name="Table22.A" table:number-columns-repeated="2"/>
        <table:table-column table:style-name="Table22.C"/>
        <table:table-row table:style-name="Table22.1">
          <table:table-cell table:style-name="Table22.A1" office:value-type="string">
            <text:p text:style-name="P620">T<text:span text:style-name="T380">ier</text:span></text:p>
          </table:table-cell>
          <table:table-cell table:style-name="Table22.A1" office:value-type="string">
            <text:p text:style-name="P665">Mana</text:p>
          </table:table-cell>
          <table:table-cell table:style-name="Table22.C1" office:value-type="string">
            <text:p text:style-name="P643">Description</text:p>
          </table:table-cell>
        </table:table-row>
        <table:table-row>
          <table:table-cell table:style-name="Table22.A2" office:value-type="string">
            <text:p text:style-name="P448">-</text:p>
          </table:table-cell>
          <table:table-cell table:style-name="Table22.B2" office:value-type="string">
            <text:p text:style-name="P520">0.2</text:p>
          </table:table-cell>
          <table:table-cell table:style-name="Table22.C2" office:value-type="string">
            <text:p text:style-name="P454">[Base Requirement]</text:p>
          </table:table-cell>
        </table:table-row>
        <table:table-row>
          <table:table-cell table:style-name="Table22.A3" office:value-type="string">
            <text:p text:style-name="P359">1</text:p>
          </table:table-cell>
          <table:table-cell table:style-name="Table22.B3" office:value-type="string">
            <text:p text:style-name="P455">0.<text:span text:style-name="T473">1</text:span></text:p>
          </table:table-cell>
          <table:table-cell table:style-name="Table22.C3" office:value-type="string">
            <text:p text:style-name="P479">Attuned users can activate the bell by thought if it is <text:span text:style-name="T467">within 10 meters, or if it is visible and</text:span> within <text:span text:style-name="T435">three</text:span> kilometers.</text:p>
          </table:table-cell>
        </table:table-row>
        <table:table-row>
          <table:table-cell table:style-name="Table22.A3" office:value-type="string">
            <text:p text:style-name="P392">1</text:p>
          </table:table-cell>
          <table:table-cell table:style-name="Table22.B3" office:value-type="string">
            <text:p text:style-name="P480">0.<text:span text:style-name="T473">4</text:span></text:p>
          </table:table-cell>
          <table:table-cell table:style-name="Table22.C3" office:value-type="string">
            <text:p text:style-name="P383"><text:span text:style-name="T436">Message: </text:span>The attuned user that triggers the bell can provide a message a sentence long, <text:span text:style-name="T436">heard by</text:span> those who hear the bell.</text:p>
          </table:table-cell>
        </table:table-row>
        <table:table-row>
          <table:table-cell table:style-name="Table22.A5" office:value-type="string">
            <text:p text:style-name="P384">1</text:p>
          </table:table-cell>
          <table:table-cell table:style-name="Table22.B5" office:value-type="string">
            <text:p text:style-name="P455">0.<text:span text:style-name="T468">2</text:span></text:p>
          </table:table-cell>
          <table:table-cell table:style-name="Table22.C5" office:value-type="string">
            <text:p text:style-name="P385">The bell’s sound is amplified, giving it twice the usual range it would normally have.</text:p>
          </table:table-cell>
        </table:table-row>
        <table:table-row>
          <table:table-cell table:style-name="Table22.A5" office:value-type="string">
            <text:p text:style-name="P359">2</text:p>
          </table:table-cell>
          <table:table-cell table:style-name="Table22.B5" office:value-type="string">
            <text:p text:style-name="P520">0.6</text:p>
          </table:table-cell>
          <table:table-cell table:style-name="Table22.C5" office:value-type="string">
            <text:p text:style-name="P382">The bell can transform, shifting as small as a hand-sized bell, or into a larger variant up to two meters wide. It <text:span text:style-name="T468">acquires</text:span> proportional range, sound intensity, <text:span text:style-name="T468">and physical characteristics (e.g. weight)</text:span> based on its size.</text:p>
          </table:table-cell>
        </table:table-row>
        <table:table-row>
          <table:table-cell table:style-name="Table22.A5" office:value-type="string">
            <text:p text:style-name="P381">3</text:p>
          </table:table-cell>
          <table:table-cell table:style-name="Table22.B5" office:value-type="string">
            <text:p text:style-name="P480">0.5</text:p>
          </table:table-cell>
          <table:table-cell table:style-name="Table22.C5" office:value-type="string">
            <text:p text:style-name="P383">The bell can also hone in on specific targets (e.g. “merchants within the city” or “allied soldiers currently in uniform”), such that only they will hear the bell and receive the message. <text:span text:style-name="T436">Requires “Message” </text:span><text:span text:style-name="T437">enchantment.</text:span></text:p>
          </table:table-cell>
        </table:table-row>
      </table:table>
      <text:p text:style-name="P324"/>
      <text:h text:style-name="Heading_20_2" text:outline-level="2">Boots</text:h>
      <text:p text:style-name="P329"/>
      <table:table table:name="Table24" table:style-name="Table24">
        <table:table-column table:style-name="Table24.A" table:number-columns-repeated="2"/>
        <table:table-column table:style-name="Table24.C"/>
        <table:table-row table:style-name="Table24.1">
          <table:table-cell table:style-name="Table24.A1" office:value-type="string">
            <text:p text:style-name="P621">T<text:span text:style-name="T380">ier</text:span></text:p>
          </table:table-cell>
          <table:table-cell table:style-name="Table24.A1" office:value-type="string">
            <text:p text:style-name="P666">Mana</text:p>
          </table:table-cell>
          <table:table-cell table:style-name="Table24.C1" office:value-type="string">
            <text:p text:style-name="P644">Description</text:p>
          </table:table-cell>
        </table:table-row>
        <text:soft-page-break/>
        <table:table-row>
          <table:table-cell table:style-name="Table24.A2" office:value-type="string">
            <text:p text:style-name="P449">-</text:p>
          </table:table-cell>
          <table:table-cell table:style-name="Table24.B2" office:value-type="string">
            <text:p text:style-name="P456">1</text:p>
          </table:table-cell>
          <table:table-cell table:style-name="Table24.C2" office:value-type="string">
            <text:p text:style-name="P457">[Base Requirement]</text:p>
          </table:table-cell>
        </table:table-row>
        <table:table-row>
          <table:table-cell table:style-name="Table24.A3" office:value-type="string">
            <text:p text:style-name="P484">1</text:p>
          </table:table-cell>
          <table:table-cell table:style-name="Table24.B3" office:value-type="string">
            <text:p text:style-name="P520">0.5</text:p>
          </table:table-cell>
          <table:table-cell table:style-name="Table24.C3" office:value-type="string">
            <text:p text:style-name="P483">The boots will cushion up to five meters worth of fall damage, and provide auto-balance assistance to land on your feet.</text:p>
          </table:table-cell>
        </table:table-row>
        <table:table-row>
          <table:table-cell table:style-name="Table24.A3" office:value-type="string">
            <text:p text:style-name="P363">2</text:p>
          </table:table-cell>
          <table:table-cell table:style-name="Table24.B3" office:value-type="string">
            <text:p text:style-name="P520">0.5</text:p>
          </table:table-cell>
          <table:table-cell table:style-name="Table24.C3" office:value-type="string">
            <text:p text:style-name="P387">The boots can treat surfaces as having up to 100% more friction, or 50% less friction. This will help help root, stabilize, avoid (or enable) slippage and sliding, and to assist with gripping walls during climbing.</text:p>
          </table:table-cell>
        </table:table-row>
        <table:table-row>
          <table:table-cell table:style-name="Table24.A5" office:value-type="string">
            <text:p text:style-name="P386">3</text:p>
          </table:table-cell>
          <table:table-cell table:style-name="Table24.B5" office:value-type="string">
            <text:p text:style-name="P520">1</text:p>
          </table:table-cell>
          <table:table-cell table:style-name="Table24.C5" office:value-type="string">
            <text:p text:style-name="P387">The boots can walk across viscous surfaces as though it was stable earth; including water, snow, ice, lava, mud, quicksand, etc.</text:p>
          </table:table-cell>
        </table:table-row>
        <table:table-row>
          <table:table-cell table:style-name="Table24.A6" office:value-type="string">
            <text:p text:style-name="P386">3</text:p>
          </table:table-cell>
          <table:table-cell table:style-name="Table24.B6" office:value-type="string">
            <text:p text:style-name="P520">1</text:p>
          </table:table-cell>
          <table:table-cell table:style-name="Table24.C6" office:value-type="string">
            <text:p text:style-name="P387">The boots can transform into variants including: waterproof flippers, cleats, dress shoes, boots with hidden compartments, etc. They can be equipped or unequipped very rapidly by seam-split morphing <text:span text:style-name="T438">(roughly 1 second).</text:span></text:p>
          </table:table-cell>
        </table:table-row>
      </table:table>
      <text:p text:style-name="P325"/>
      <text:h text:style-name="P253" text:outline-level="2">Bows</text:h>
      <text:p text:style-name="P17"/>
      <text:p text:style-name="P109">Enchanted Bows fire arrows, or bolts when in crossbow form. Modern variants are considered Enchanted Guns, which use the same enchantments but have different terminology (such as “quivers” being “clips”).</text:p>
      <text:p text:style-name="P329"/>
      <table:table table:name="Table27" table:style-name="Table27">
        <table:table-column table:style-name="Table27.A" table:number-columns-repeated="2"/>
        <table:table-column table:style-name="Table27.C"/>
        <table:table-row table:style-name="Table27.1">
          <table:table-cell table:style-name="Table27.A1" office:value-type="string">
            <text:p text:style-name="P621">T<text:span text:style-name="T380">ier</text:span></text:p>
          </table:table-cell>
          <table:table-cell table:style-name="Table27.A1" office:value-type="string">
            <text:p text:style-name="P666">Mana</text:p>
          </table:table-cell>
          <table:table-cell table:style-name="Table27.C1" office:value-type="string">
            <text:p text:style-name="P644">Description</text:p>
          </table:table-cell>
        </table:table-row>
        <table:table-row>
          <table:table-cell table:style-name="Table27.A2" office:value-type="string">
            <text:p text:style-name="P449">-</text:p>
          </table:table-cell>
          <table:table-cell table:style-name="Table27.B2" office:value-type="string">
            <text:p text:style-name="P456">1</text:p>
          </table:table-cell>
          <table:table-cell table:style-name="Table27.C2" office:value-type="string">
            <text:p text:style-name="P457">[Base Requirement]</text:p>
          </table:table-cell>
        </table:table-row>
        <table:table-row>
          <table:table-cell table:style-name="Table27.A3" office:value-type="string">
            <text:p text:style-name="P364">2</text:p>
          </table:table-cell>
          <table:table-cell table:style-name="Table27.B3" office:value-type="string">
            <text:p text:style-name="P480">1</text:p>
          </table:table-cell>
          <table:table-cell table:style-name="Table27.C3" office:value-type="string">
            <text:p text:style-name="P485">The bow can now transform between its original form <text:span text:style-name="T439">and </text:span><text:span text:style-name="T440">up to five </text:span><text:span text:style-name="T439">similar variants</text:span>; e.g. short bow, long bow, crossbow, etc. The transformation will take a few seconds. <text:span text:style-name="T440">Each variant designed requires a short scene of concentration to create.</text:span></text:p>
          </table:table-cell>
        </table:table-row>
        <table:table-row>
          <table:table-cell table:style-name="Table27.A3" office:value-type="string">
            <text:p text:style-name="P389">2</text:p>
          </table:table-cell>
          <table:table-cell table:style-name="Table27.B3" office:value-type="string">
            <text:p text:style-name="P520">1</text:p>
          </table:table-cell>
          <table:table-cell table:style-name="Table27.C3" office:value-type="string">
            <text:p text:style-name="P398"><text:span text:style-name="T374">T</text:span>he bow <text:span text:style-name="T441">itself </text:span>can be quick-drawn, teleported to the attuned user’s hand from anywhere within medium range. This effect has a cooldown of a few seconds.</text:p>
          </table:table-cell>
        </table:table-row>
        <table:table-row>
          <table:table-cell table:style-name="Table27.A5" office:value-type="string">
            <text:p text:style-name="P391">3</text:p>
          </table:table-cell>
          <table:table-cell table:style-name="Table27.B5" office:value-type="string">
            <text:p text:style-name="P480">1</text:p>
          </table:table-cell>
          <table:table-cell table:style-name="Table27.C5" office:value-type="string">
            <text:p text:style-name="P591"><text:span text:style-name="T109">The bow </text:span><text:span text:style-name="T263">applies</text:span><text:span text:style-name="T209"> telekinetic force </text:span><text:span text:style-name="T263">to its projectile</text:span><text:span text:style-name="T264">s</text:span><text:span text:style-name="T209">. It</text:span><text:span text:style-name="T109"> g</text:span><text:span text:style-name="T209">ains </text:span><text:span text:style-name="T210">+25% speed, </text:span><text:span text:style-name="T209">+25% pierce, +25% damage, and +25% range.</text:span></text:p>
          </table:table-cell>
        </table:table-row>
        <table:table-row>
          <table:table-cell table:style-name="Table27.A6" office:value-type="string">
            <text:p text:style-name="P360">3</text:p>
          </table:table-cell>
          <table:table-cell table:style-name="Table27.B6" office:value-type="string">
            <text:p text:style-name="P480">2</text:p>
          </table:table-cell>
          <table:table-cell table:style-name="Table27.C6" office:value-type="string">
            <text:p text:style-name="P397">Arrows can be quick-drawn with teleportation, doubling the reload speed. Note that this does not assist with selection of the arrow, which is still based on personal skill, attention, and focus.</text:p>
          </table:table-cell>
        </table:table-row>
        <table:table-row>
          <table:table-cell table:style-name="Table27.A6" office:value-type="string">
            <text:p text:style-name="P390">4</text:p>
          </table:table-cell>
          <table:table-cell table:style-name="Table27.B6" office:value-type="string">
            <text:p text:style-name="P480">2</text:p>
          </table:table-cell>
          <table:table-cell table:style-name="Table27.C6" office:value-type="string">
            <text:p text:style-name="P396">The bow can fire two arrows at a target. The second arrow follow<text:span text:style-name="T442">s</text:span> the <text:span text:style-name="T442">same </text:span>trajectory, <text:span text:style-name="T442">but with a 3cm gap</text:span>.</text:p>
          </table:table-cell>
        </table:table-row>
      </table:table>
      <text:p text:style-name="P307"/>
      <text:h text:style-name="P253" text:outline-level="2">Cape</text:h>
      <text:p text:style-name="P329"/>
      <table:table table:name="Table3" table:style-name="Table3">
        <table:table-column table:style-name="Table3.A" table:number-columns-repeated="2"/>
        <table:table-column table:style-name="Table3.C"/>
        <table:table-row table:style-name="Table3.1">
          <table:table-cell table:style-name="Table3.A1" office:value-type="string">
            <text:p text:style-name="P621">T<text:span text:style-name="T380">ier</text:span></text:p>
          </table:table-cell>
          <table:table-cell table:style-name="Table3.A1" office:value-type="string">
            <text:p text:style-name="P666">Mana</text:p>
          </table:table-cell>
          <table:table-cell table:style-name="Table3.C1" office:value-type="string">
            <text:p text:style-name="P644">Description</text:p>
          </table:table-cell>
        </table:table-row>
        <table:table-row>
          <table:table-cell table:style-name="Table3.A2" office:value-type="string">
            <text:p text:style-name="P449">-</text:p>
          </table:table-cell>
          <table:table-cell table:style-name="Table3.B2" office:value-type="string">
            <text:p text:style-name="P456"><text:span text:style-name="T473">0.</text:span>1</text:p>
          </table:table-cell>
          <table:table-cell table:style-name="Table3.C2" office:value-type="string">
            <text:p text:style-name="P457">[Base Requirement]</text:p>
          </table:table-cell>
        </table:table-row>
        <table:table-row>
          <table:table-cell table:style-name="Table3.A3" office:value-type="string">
            <text:p text:style-name="P360">1</text:p>
          </table:table-cell>
          <table:table-cell table:style-name="Table3.B3" office:value-type="string">
            <text:p text:style-name="P480">0.<text:span text:style-name="T469">3</text:span></text:p>
          </table:table-cell>
          <table:table-cell table:style-name="Table3.C3" office:value-type="string">
            <text:p text:style-name="P486">While worn, the user is no longer affected by natural wind unless they want to be. They can intuitively sense air pressure, movements, and routes. Additionally, the cape will only billow in the opposite direction of the user, despite any wind effects.</text:p>
          </table:table-cell>
        </table:table-row>
        <table:table-row>
          <table:table-cell table:style-name="Table3.A3" office:value-type="string">
            <text:p text:style-name="P393">1</text:p>
          </table:table-cell>
          <table:table-cell table:style-name="Table3.B3" office:value-type="string">
            <text:p text:style-name="P480">0.<text:span text:style-name="T470">2</text:span></text:p>
          </table:table-cell>
          <table:table-cell table:style-name="Table3.C3" office:value-type="string">
            <text:p text:style-name="P689"><text:span text:style-name="T108">T</text:span><text:span text:style-name="T209">he cape can transform into a blanket, pillow, thin bedding, or other comfort item. </text:span><text:span text:style-name="T284">It can also quickly equip and </text:span><text:span text:style-name="T285">remove</text:span><text:span text:style-name="T284">.</text:span></text:p>
          </table:table-cell>
        </table:table-row>
        <table:table-row>
          <table:table-cell table:style-name="Table3.A5" office:value-type="string">
            <text:p text:style-name="P488">2</text:p>
          </table:table-cell>
          <table:table-cell table:style-name="Table3.B5" office:value-type="string">
            <text:p text:style-name="P480">0.<text:span text:style-name="T469">5</text:span></text:p>
          </table:table-cell>
          <table:table-cell table:style-name="Table3.C5" office:value-type="string">
            <text:p text:style-name="P487">The user can double their aerial speed for up to five seconds after last touching solid ground.</text:p>
          </table:table-cell>
        </table:table-row>
        <table:table-row>
          <table:table-cell table:style-name="Table3.A6" office:value-type="string">
            <text:p text:style-name="P480">3</text:p>
          </table:table-cell>
          <table:table-cell table:style-name="Table3.B6" office:value-type="string">
            <text:p text:style-name="P491">1</text:p>
          </table:table-cell>
          <table:table-cell table:style-name="Table3.C6" office:value-type="string">
            <text:p text:style-name="P487">The user can reduce their downward speed by 50% (stacks; multiplicative) while retaining their horizontal speed. </text:p>
          </table:table-cell>
        </table:table-row>
        <table:table-row>
          <table:table-cell table:style-name="Table3.A6" office:value-type="string">
            <text:p text:style-name="P480">4</text:p>
          </table:table-cell>
          <table:table-cell table:style-name="Table3.B6" office:value-type="string">
            <text:p text:style-name="P491">3</text:p>
          </table:table-cell>
          <table:table-cell table:style-name="Table3.C6" office:value-type="string">
            <text:p text:style-name="P689"><text:span text:style-name="T209">T</text:span><text:span text:style-name="T210">he cape </text:span><text:span text:style-name="T209">can transform i</text:span><text:span text:style-name="T210">nto a wing suit or as </text:span><text:span text:style-name="T209">wings: angel wings, fairy wings, bird wings, steampunk wings, etc. </text:span><text:span text:style-name="T210">While in this form, the user gains the benefits of a wing suit. They can glide downward at 50% </text:span><text:span text:style-name="T283">reduced speed (cumulative), </text:span><text:span text:style-name="T210">and can turn and maneuver effectively in the air.</text:span></text:p>
          </table:table-cell>
        </table:table-row>
      </table:table>
      <text:p text:style-name="P307"/>
      <text:h text:style-name="P253" text:outline-level="2">Container</text:h>
      <text:p text:style-name="P9"/>
      <text:p text:style-name="P110">Most containers are considered “carriers” that are carried as personal effects such as pouches, backpacks, purses, bags, etc. However, these enchantments can also apply to storage containers such as chests, boxes, drawers, etc.</text:p>
      <text:p text:style-name="P330"/>
      <table:table table:name="Table28" table:style-name="Table28">
        <table:table-column table:style-name="Table28.A" table:number-columns-repeated="2"/>
        <table:table-column table:style-name="Table28.C"/>
        <table:table-row table:style-name="Table28.1">
          <table:table-cell table:style-name="Table28.A1" office:value-type="string">
            <text:p text:style-name="P622">T<text:span text:style-name="T380">ier</text:span></text:p>
          </table:table-cell>
          <table:table-cell table:style-name="Table28.A1" office:value-type="string">
            <text:p text:style-name="P667">Mana</text:p>
          </table:table-cell>
          <table:table-cell table:style-name="Table28.C1" office:value-type="string">
            <text:p text:style-name="P645">Description</text:p>
          </table:table-cell>
        </table:table-row>
        <table:table-row>
          <table:table-cell table:style-name="Table28.A2" office:value-type="string">
            <text:p text:style-name="P450">-</text:p>
          </table:table-cell>
          <table:table-cell table:style-name="Table28.B2" office:value-type="string">
            <text:p text:style-name="P495">0.1</text:p>
          </table:table-cell>
          <table:table-cell table:style-name="Table28.C2" office:value-type="string">
            <text:p text:style-name="P458">[Base Requirement]</text:p>
          </table:table-cell>
        </table:table-row>
        <table:table-row>
          <table:table-cell table:style-name="Table28.A3" office:value-type="string">
            <text:p text:style-name="P365">1</text:p>
          </table:table-cell>
          <table:table-cell table:style-name="Table28.B3" office:value-type="string">
            <text:p text:style-name="P495">0.1</text:p>
          </table:table-cell>
          <table:table-cell table:style-name="Table28.C3" office:value-type="string">
            <text:p text:style-name="P690"><text:span text:style-name="T108">T</text:span><text:span text:style-name="T110">he container screams loudly (like a screech) whenever an unauthorized user tries to infiltrate it or move it without permission.</text:span></text:p>
          </table:table-cell>
        </table:table-row>
        <table:table-row>
          <table:table-cell table:style-name="Table28.A3" office:value-type="string">
            <text:p text:style-name="P394">1</text:p>
          </table:table-cell>
          <table:table-cell table:style-name="Table28.B3" office:value-type="string">
            <text:p text:style-name="P495">0.1</text:p>
          </table:table-cell>
          <table:table-cell table:style-name="Table28.C3" office:value-type="string">
            <text:p text:style-name="P492">The container can resist unauthorized use by heating its metals to scorching degrees and emitting channels of intense heat.</text:p>
          </table:table-cell>
        </table:table-row>
        <text:soft-page-break/>
        <table:table-row>
          <table:table-cell table:style-name="Table28.A5" office:value-type="string">
            <text:p text:style-name="P489">1</text:p>
          </table:table-cell>
          <table:table-cell table:style-name="Table28.B5" office:value-type="string">
            <text:p text:style-name="P495">0.1</text:p>
          </table:table-cell>
          <table:table-cell table:style-name="Table28.C5" office:value-type="string">
            <text:p text:style-name="P400"><text:span text:style-name="T373">C</text:span>an reform into alternate variant<text:span text:style-name="T444">s</text:span>: pouch, backpack, chest, box, <text:span text:style-name="T411">jar, jug, basket, pitcher, </text:span>etc. Includes new cosmetics.</text:p>
          </table:table-cell>
        </table:table-row>
        <table:table-row>
          <table:table-cell table:style-name="Table28.A6" office:value-type="string">
            <text:p text:style-name="P365">1</text:p>
          </table:table-cell>
          <table:table-cell table:style-name="Table28.B6" office:value-type="string">
            <text:p text:style-name="P495">0.1</text:p>
          </table:table-cell>
          <table:table-cell table:style-name="Table28.C6" office:value-type="string">
            <text:p text:style-name="P493">The contents automatically sort themselves according to the owner’s desires, or explicit instructions, and you will always retrieve the item you’re looking for. It will also actively clean and maintain any items contained.</text:p>
          </table:table-cell>
        </table:table-row>
        <table:table-row>
          <table:table-cell table:style-name="Table28.A6" office:value-type="string">
            <text:p text:style-name="P399">2</text:p>
          </table:table-cell>
          <table:table-cell table:style-name="Table28.B6" office:value-type="string">
            <text:p text:style-name="P495">0.2</text:p>
          </table:table-cell>
          <table:table-cell table:style-name="Table28.C6" office:value-type="string">
            <text:p text:style-name="P493">Unauthorized users will not be able to notice the <text:span text:style-name="T443">container</text:span> without using specific detection magic. Any attempts to pick a lock on the container have a significantly higher difficulty threshold due to difficulty to maintain focus.</text:p>
          </table:table-cell>
        </table:table-row>
        <table:table-row>
          <table:table-cell table:style-name="Table28.A6" office:value-type="string">
            <text:p text:style-name="P490">2</text:p>
          </table:table-cell>
          <table:table-cell table:style-name="Table28.B6" office:value-type="string">
            <text:p text:style-name="P495">0.2</text:p>
          </table:table-cell>
          <table:table-cell table:style-name="Table28.C6" office:value-type="string">
            <text:p text:style-name="P493">Reduces the weight of the container and any contents by a factor of five.</text:p>
          </table:table-cell>
        </table:table-row>
        <table:table-row>
          <table:table-cell table:style-name="Table28.A6" office:value-type="string">
            <text:p text:style-name="P490">2</text:p>
          </table:table-cell>
          <table:table-cell table:style-name="Table28.B6" office:value-type="string">
            <text:p text:style-name="P495">0.2</text:p>
          </table:table-cell>
          <table:table-cell table:style-name="Table28.C6" office:value-type="string">
            <text:p text:style-name="P494"><text:span text:style-name="T375">A</text:span>dds a second container space that is only accessible to the attuned user. This additional space is a dimensional pocket of the same size as the original, but the total weight is still added cumulatively.</text:p>
          </table:table-cell>
        </table:table-row>
        <table:table-row>
          <table:table-cell table:style-name="Table28.A6" office:value-type="string">
            <text:p text:style-name="P395">3</text:p>
          </table:table-cell>
          <table:table-cell table:style-name="Table28.B6" office:value-type="string">
            <text:p text:style-name="P495">0.2</text:p>
          </table:table-cell>
          <table:table-cell table:style-name="Table28.C6" office:value-type="string">
            <text:p text:style-name="P493">Expands a pocket dimension to add ten times its natural capacity. Visually, items appear to warp and shrink in size when entering the container, and expand back to their normal size when being extracted. <text:span text:style-name="T445">Item weight is halved from this transition.</text:span></text:p>
          </table:table-cell>
        </table:table-row>
        <table:table-row>
          <table:table-cell table:style-name="Table28.A6" office:value-type="string">
            <text:p text:style-name="P495">4</text:p>
          </table:table-cell>
          <table:table-cell table:style-name="Table28.B6" office:value-type="string">
            <text:p text:style-name="P495">0.3</text:p>
          </table:table-cell>
          <table:table-cell table:style-name="Table28.C6" office:value-type="string">
            <text:p text:style-name="P400">Connects to an attuned “partner” container, linked by dimension magic. At the peak of each major lunar transition, the contents in the two containers switch places.</text:p>
          </table:table-cell>
        </table:table-row>
        <table:table-row>
          <table:table-cell table:style-name="Table28.A6" office:value-type="string">
            <text:p text:style-name="P401">5</text:p>
          </table:table-cell>
          <table:table-cell table:style-name="Table28.B6" office:value-type="string">
            <text:p text:style-name="P495">0.4</text:p>
          </table:table-cell>
          <table:table-cell table:style-name="Table28.C6" office:value-type="string">
            <text:p text:style-name="P402">Expands a pocket dimension to add ten times its natural capacit<text:span text:style-name="T445">y</text:span>. <text:span text:style-name="T445">Item weight is reduced by a factor of five when transitioned into the pocket dimension. This enchantment stacks with all others.</text:span></text:p>
          </table:table-cell>
        </table:table-row>
      </table:table>
      <text:p text:style-name="P308"/>
      <text:h text:style-name="P267" text:outline-level="3">F<text:span text:style-name="T411">ood Container</text:span></text:h>
      <text:p text:style-name="P331"/>
      <table:table table:name="Table1" table:style-name="Table1">
        <table:table-column table:style-name="Table1.A" table:number-columns-repeated="2"/>
        <table:table-column table:style-name="Table1.C"/>
        <table:table-row table:style-name="Table1.1">
          <table:table-cell table:style-name="Table1.A1" office:value-type="string">
            <text:p text:style-name="P623">T<text:span text:style-name="T380">ier</text:span></text:p>
          </table:table-cell>
          <table:table-cell table:style-name="Table1.A1" office:value-type="string">
            <text:p text:style-name="P668">Mana</text:p>
          </table:table-cell>
          <table:table-cell table:style-name="Table1.C1" office:value-type="string">
            <text:p text:style-name="P646">Description</text:p>
          </table:table-cell>
        </table:table-row>
        <table:table-row>
          <table:table-cell table:style-name="Table1.A2" office:value-type="string">
            <text:p text:style-name="P496">*2</text:p>
          </table:table-cell>
          <table:table-cell table:style-name="Table1.B2" office:value-type="string">
            <text:p text:style-name="P497"><text:span text:style-name="T473">0.5</text:span></text:p>
          </table:table-cell>
          <table:table-cell table:style-name="Table1.C2" office:value-type="string">
            <text:p text:style-name="P592"><text:span text:style-name="T152">R</text:span><text:span text:style-name="T227">equired. Container automatically refills with food or water based on user preference, as long as the organic materials are available within 10km. Provides daily sustenance for one </text:span><text:span text:style-name="T265">person; food is </text:span><text:span text:style-name="T227">always high quality, healthy, and nutrient rich.</text:span></text:p>
          </table:table-cell>
        </table:table-row>
        <table:table-row>
          <table:table-cell table:style-name="Table1.A3" office:value-type="string">
            <text:p text:style-name="P403">1</text:p>
          </table:table-cell>
          <table:table-cell table:style-name="Table1.B3" office:value-type="string">
            <text:p text:style-name="P497">0.5</text:p>
          </table:table-cell>
          <table:table-cell table:style-name="Table1.C3" office:value-type="string">
            <text:p text:style-name="P592"><text:span text:style-name="T147">T</text:span><text:span text:style-name="T152">he c</text:span><text:span text:style-name="T227">ontainer</text:span><text:span text:style-name="T152"> produce</text:span><text:span text:style-name="T266">s</text:span><text:span text:style-name="T152"> five times </text:span><text:span text:style-name="T227">as much food product each day, </text:span><text:span text:style-name="T229">if space is available</text:span><text:span text:style-name="T227">. Can be applied</text:span><text:span text:style-name="T228"> f</text:span><text:span text:style-name="T229">ive</text:span><text:span text:style-name="T228"> times (additive).</text:span></text:p>
          </table:table-cell>
        </table:table-row>
        <table:table-row>
          <table:table-cell table:style-name="Table1.A4" office:value-type="string">
            <text:p text:style-name="P409">1</text:p>
          </table:table-cell>
          <table:table-cell table:style-name="Table1.B4" office:value-type="string">
            <text:p text:style-name="P497">0.1</text:p>
          </table:table-cell>
          <table:table-cell table:style-name="Table1.C4" office:value-type="string">
            <text:p text:style-name="P691"><text:span text:style-name="T152">F</text:span><text:span text:style-name="T1">ood or beverage contents within the container will remain perfectly preserved, </text:span><text:span text:style-name="T267">fresh, and edible</text:span><text:span text:style-name="T1"> indefinitely.</text:span></text:p>
          </table:table-cell>
        </table:table-row>
        <table:table-row>
          <table:table-cell table:style-name="Table1.A5" office:value-type="string">
            <text:p text:style-name="P497">3</text:p>
          </table:table-cell>
          <table:table-cell table:style-name="Table1.B5" office:value-type="string">
            <text:p text:style-name="P497">0.2</text:p>
          </table:table-cell>
          <table:table-cell table:style-name="Table1.C5" office:value-type="string">
            <text:p text:style-name="P592"><text:span text:style-name="T152">Food produced by the c</text:span><text:span text:style-name="T227">ontainer</text:span><text:span text:style-name="T152"> will taste 2</text:span><text:span text:style-name="T227">5</text:span><text:span text:style-name="T152">% better than its natural form.</text:span></text:p>
          </table:table-cell>
        </table:table-row>
        <table:table-row>
          <table:table-cell table:style-name="Table1.A5" office:value-type="string">
            <text:p text:style-name="P497">3</text:p>
          </table:table-cell>
          <table:table-cell table:style-name="Table1.B5" office:value-type="string">
            <text:p text:style-name="P497">0.1</text:p>
          </table:table-cell>
          <table:table-cell table:style-name="Table1.C5" office:value-type="string">
            <text:p text:style-name="P592"><text:span text:style-name="T227">Can automatically</text:span><text:span text:style-name="T152"> blend, </text:span><text:span text:style-name="T227">mix, and </text:span><text:span text:style-name="T152">coordinate foods</text:span><text:span text:style-name="T227"> to make complex meals: sandwiches, salads, </text:span><text:span text:style-name="T152">fruit shake</text:span><text:span text:style-name="T227">s</text:span><text:span text:style-name="T152">, ice cream, etc.</text:span></text:p>
          </table:table-cell>
        </table:table-row>
      </table:table>
      <text:p text:style-name="P326"/>
      <text:h text:style-name="Heading_20_2" text:outline-level="2"><text:span text:style-name="T360">C</text:span><text:span text:style-name="T361">ard</text:span><text:span text:style-name="T381">, </text:span><text:span text:style-name="T360">P</text:span><text:span text:style-name="T362">ortal</text:span></text:h>
      <text:p text:style-name="P32"/>
      <text:p text:style-name="P61"><text:span text:style-name="T317">A P</text:span><text:span text:style-name="T349">ortal</text:span><text:span text:style-name="T347"> Card</text:span><text:span text:style-name="T317"> i</text:span><text:span text:style-name="T347">s an enchanted</text:span><text:span text:style-name="T319"> </text:span><text:span text:style-name="T317">card</text:span><text:span text:style-name="T318"> </text:span><text:span text:style-name="T319">that a user can attune to a</text:span><text:span text:style-name="T348">n unwarded</text:span><text:span text:style-name="T319"> </text:span><text:span text:style-name="T317">location </text:span><text:span text:style-name="T333">with a scene of effort</text:span><text:span text:style-name="T319">.</text:span><text:span text:style-name="T317"> Once a</text:span><text:span text:style-name="T319">ttuned</text:span><text:span text:style-name="T317">, the card reveals a still image of the location </text:span><text:span text:style-name="T347">and a glyph indicating if the card is active or not.</text:span></text:p>
      <text:p text:style-name="P35"/>
      <text:p text:style-name="P98"><text:span text:style-name="T347">The card can only be used in the same world it was attuned in. With a round of focus, a portal-like rift will appear before the user, </text:span><text:span text:style-name="T348">unless the area has been warded since its original attunement</text:span><text:span text:style-name="T347">. The user can see into the attuned area in real time, giving them an opportunity to step through safely or choose not to. They have until the card dissipates all of its energy to decide to step through, which generally lasts about one minute. </text:span><text:span text:style-name="T348">It is possible to observe the incoming rift with magical vision, but the</text:span><text:span text:style-name="T347"> </text:span><text:span text:style-name="T348">rift</text:span><text:span text:style-name="T347"> </text:span><text:span text:style-name="T348">only physically emerges once</text:span><text:span text:style-name="T347"> the user is </text:span><text:span text:style-name="T348">actively </text:span><text:span text:style-name="T347">stepping throug</text:span><text:span text:style-name="T348">h.</text:span></text:p>
      <text:p text:style-name="P35"/>
      <text:p text:style-name="P59"><text:span text:style-name="T317">Once attuned, t</text:span><text:span text:style-name="T348">he</text:span><text:span text:style-name="T317"> card is locked to its d</text:span><text:span text:style-name="T348">esignation</text:span><text:span text:style-name="T317"> permanently </text:span><text:span text:style-name="T348">and </text:span><text:span text:style-name="T317">cannot be re-attuned to a new location. </text:span><text:span text:style-name="T320">Once a card is used, it takes t</text:span><text:span text:style-name="T331">hree</text:span><text:span text:style-name="T320"> month</text:span><text:span text:style-name="T331">s</text:span><text:span text:style-name="T320"> b</text:span><text:span text:style-name="T348">efore the energy </text:span><text:span text:style-name="T320">r</text:span><text:span text:style-name="T348">ecovers and can be used again. The card’s image will show a special glyph that indicates it is ready again.</text:span></text:p>
      <text:p text:style-name="P332"/>
      <table:table table:name="Table9" table:style-name="Table9">
        <table:table-column table:style-name="Table9.A" table:number-columns-repeated="2"/>
        <table:table-column table:style-name="Table9.C"/>
        <table:table-row table:style-name="Table9.1">
          <table:table-cell table:style-name="Table9.A1" office:value-type="string">
            <text:p text:style-name="P624">T<text:span text:style-name="T380">ier</text:span></text:p>
          </table:table-cell>
          <table:table-cell table:style-name="Table9.A1" office:value-type="string">
            <text:p text:style-name="P669">Mana</text:p>
          </table:table-cell>
          <table:table-cell table:style-name="Table9.C1" office:value-type="string">
            <text:p text:style-name="P647">Description</text:p>
          </table:table-cell>
        </table:table-row>
        <table:table-row>
          <table:table-cell table:style-name="Table9.A2" office:value-type="string">
            <text:p text:style-name="P498"><text:span text:style-name="T472">*</text:span>3</text:p>
          </table:table-cell>
          <table:table-cell table:style-name="Table9.B2" office:value-type="string">
            <text:p text:style-name="P520">0.2</text:p>
          </table:table-cell>
          <table:table-cell table:style-name="Table9.C2" office:value-type="string">
            <text:p text:style-name="P459">[Base Requirement: <text:span text:style-name="T407">Provides the base portal card enchantment.</text:span><text:span text:style-name="T471">]</text:span></text:p>
          </table:table-cell>
        </table:table-row>
        <table:table-row>
          <table:table-cell table:style-name="Table9.A3" office:value-type="string">
            <text:p text:style-name="P366">3</text:p>
          </table:table-cell>
          <table:table-cell table:style-name="Table9.B3" office:value-type="string">
            <text:p text:style-name="P481">0</text:p>
          </table:table-cell>
          <table:table-cell table:style-name="Table9.C3" office:value-type="string">
            <text:p text:style-name="P425">The portal card can be re-attuned <text:span text:style-name="T446">to a new location </text:span>when it’s energy is fully recovered</text:p>
          </table:table-cell>
        </table:table-row>
        <table:table-row>
          <table:table-cell table:style-name="Table9.A3" office:value-type="string">
            <text:p text:style-name="P418">4</text:p>
          </table:table-cell>
          <table:table-cell table:style-name="Table9.B3" office:value-type="string">
            <text:p text:style-name="P520">0.1</text:p>
          </table:table-cell>
          <table:table-cell table:style-name="Table9.C3" office:value-type="string">
            <text:p text:style-name="P692"><text:span text:style-name="T211">T</text:span><text:span text:style-name="T212">he portal card regenerates in two weeks instead of three months.</text:span></text:p>
          </table:table-cell>
        </table:table-row>
        <table:table-row>
          <table:table-cell table:style-name="Table9.A5" office:value-type="string">
            <text:p text:style-name="P418">5</text:p>
          </table:table-cell>
          <table:table-cell table:style-name="Table9.B5" office:value-type="string">
            <text:p text:style-name="P520">0.2</text:p>
          </table:table-cell>
          <table:table-cell table:style-name="Table9.C5" office:value-type="string">
            <text:p text:style-name="P425">The portal card can attune up to four locations. The card’s image shows a split grid of the locations.</text:p>
          </table:table-cell>
        </table:table-row>
      </table:table>
      <text:p text:style-name="P309"/>
      <text:h text:style-name="P258" text:outline-level="2">Elixir</text:h>
      <text:p text:style-name="P10"/>
      <text:p text:style-name="P53">An elixir is an enchanted vial that stores approximately 10 milliliters (2/3 of a tablespoon) per potion serving. The <text:soft-page-break/>contained potion will refill over a given duration based on the potion’s enchantment complexity and essence requirements.</text:p>
      <text:p text:style-name="P10"/>
      <text:p text:style-name="P69">Elixirs are typically high tier artifacts due to the magic required to regenerate their contents. Each elixir can store up to [7 – Tier] servings, but the regen time is per serving.</text:p>
      <text:p text:style-name="P19"/>
      <text:h text:style-name="Heading_20_3" text:outline-level="3">Healing Elixirs</text:h>
      <text:p text:style-name="P12"/>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201">Name</text:p>
          </table:table-cell>
          <table:table-cell table:style-name="Table46.A1" office:value-type="string">
            <text:p text:style-name="P201">Description</text:p>
          </table:table-cell>
          <table:table-cell table:style-name="Table46.A1" office:value-type="string">
            <text:p text:style-name="P217">Regen</text:p>
          </table:table-cell>
          <table:table-cell table:style-name="Table46.D1" office:value-type="string">
            <text:p text:style-name="P192">T<text:span text:style-name="T301">ier</text:span></text:p>
          </table:table-cell>
        </table:table-row>
        <table:table-row>
          <table:table-cell table:style-name="Table46.A2" office:value-type="string">
            <text:p text:style-name="P122">Heal, Minor</text:p>
          </table:table-cell>
          <table:table-cell table:style-name="Table46.B2" office:value-type="string">
            <text:p text:style-name="P225"><text:span text:style-name="T38">User h</text:span><text:span text:style-name="T39">eals</text:span><text:span text:style-name="T38"> a </text:span><text:span text:style-name="T39">week’</text:span><text:span text:style-name="T38">s </text:span><text:span text:style-name="T39">worth</text:span><text:span text:style-name="T38"> of bed rest </text:span><text:span text:style-name="T39">over the next t</text:span><text:span text:style-name="T40">wenty</text:span><text:span text:style-name="T39"> seconds.</text:span></text:p>
          </table:table-cell>
          <table:table-cell table:style-name="Table46.C2" office:value-type="string">
            <text:p text:style-name="P121">1 week</text:p>
          </table:table-cell>
          <table:table-cell table:style-name="Table46.D2" office:value-type="string">
            <text:p text:style-name="P121">3</text:p>
          </table:table-cell>
        </table:table-row>
        <table:table-row>
          <table:table-cell table:style-name="Table46.A2" office:value-type="string">
            <text:p text:style-name="P123">Heal, Major</text:p>
          </table:table-cell>
          <table:table-cell table:style-name="Table46.B3" office:value-type="string">
            <text:p text:style-name="P225"><text:span text:style-name="T38">User h</text:span><text:span text:style-name="T39">eals</text:span><text:span text:style-name="T38"> s</text:span><text:span text:style-name="T39">ix</text:span><text:span text:style-name="T38"> </text:span><text:span text:style-name="T39">month’s worth</text:span><text:span text:style-name="T38"> of r</text:span><text:span text:style-name="T44">ecovery</text:span><text:span text:style-name="T38"> </text:span><text:span text:style-name="T39">over the next f</text:span><text:span text:style-name="T40">ifteen</text:span><text:span text:style-name="T39"> seconds.</text:span></text:p>
          </table:table-cell>
          <table:table-cell table:style-name="Table46.C3" office:value-type="string">
            <text:p text:style-name="P124">2 weeks</text:p>
          </table:table-cell>
          <table:table-cell table:style-name="Table46.D3" office:value-type="string">
            <text:p text:style-name="P124">4</text:p>
          </table:table-cell>
        </table:table-row>
        <table:table-row>
          <table:table-cell table:style-name="Table46.A2" office:value-type="string">
            <text:p text:style-name="P125">Heal, Greater</text:p>
          </table:table-cell>
          <table:table-cell table:style-name="Table46.B4" office:value-type="string">
            <text:p text:style-name="P225"><text:span text:style-name="T40">User heals t</text:span><text:span text:style-name="T42">wo</text:span><text:span text:style-name="T40"> year’s worth of </text:span><text:span text:style-name="T43">r</text:span><text:span text:style-name="T44">ecovery</text:span><text:span text:style-name="T40"> over the next ten seconds.</text:span></text:p>
          </table:table-cell>
          <table:table-cell table:style-name="Table46.C4" office:value-type="string">
            <text:p text:style-name="P124">1 month</text:p>
          </table:table-cell>
          <table:table-cell table:style-name="Table46.D4" office:value-type="string">
            <text:p text:style-name="P124">5</text:p>
          </table:table-cell>
        </table:table-row>
        <table:table-row>
          <table:table-cell table:style-name="Table46.A2" office:value-type="string">
            <text:p text:style-name="P125">Heal, Full</text:p>
          </table:table-cell>
          <table:table-cell table:style-name="Table46.B5" office:value-type="string">
            <text:p text:style-name="P225"><text:span text:style-name="T40">User heals back to full health, including missing limbs, o</text:span><text:span text:style-name="T41">ver the next</text:span><text:span text:style-name="T40"> five seconds.</text:span></text:p>
          </table:table-cell>
          <table:table-cell table:style-name="Table46.C5" office:value-type="string">
            <text:p text:style-name="P124">3 months</text:p>
          </table:table-cell>
          <table:table-cell table:style-name="Table46.D5" office:value-type="string">
            <text:p text:style-name="P124">6</text:p>
          </table:table-cell>
        </table:table-row>
        <table:table-row>
          <table:table-cell table:style-name="Table46.A2" office:value-type="string">
            <text:p text:style-name="P132">Cure Ailment, Minor</text:p>
          </table:table-cell>
          <table:table-cell table:style-name="Table46.B6" office:value-type="string">
            <text:p text:style-name="P132">Cures user of non-magical poisons, toxins, and sicknesses. Works in seconds.</text:p>
          </table:table-cell>
          <table:table-cell table:style-name="Table46.C6" office:value-type="string">
            <text:p text:style-name="P131">1 week</text:p>
          </table:table-cell>
          <table:table-cell table:style-name="Table46.D6" office:value-type="string">
            <text:p text:style-name="P131">3</text:p>
          </table:table-cell>
        </table:table-row>
        <table:table-row>
          <table:table-cell table:style-name="Table46.A2" office:value-type="string">
            <text:p text:style-name="P132">Cure Ailment, Major</text:p>
          </table:table-cell>
          <table:table-cell table:style-name="Table46.B7" office:value-type="string">
            <text:p text:style-name="P223"><text:span text:style-name="T5">C</text:span><text:span text:style-name="T1">ures user of non-magical diseases over the course of a day.</text:span></text:p>
          </table:table-cell>
          <table:table-cell table:style-name="Table46.C7" office:value-type="string">
            <text:p text:style-name="P131">1 month</text:p>
          </table:table-cell>
          <table:table-cell table:style-name="Table46.D7" office:value-type="string">
            <text:p text:style-name="P131">4</text:p>
          </table:table-cell>
        </table:table-row>
      </table:table>
      <text:p text:style-name="P37"/>
      <text:h text:style-name="Heading_20_3" text:outline-level="3">Rejuvenation Elixirs</text:h>
      <text:p text:style-name="P11"/>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200">Name</text:p>
          </table:table-cell>
          <table:table-cell table:style-name="Table44.A1" office:value-type="string">
            <text:p text:style-name="P200">Description</text:p>
          </table:table-cell>
          <table:table-cell table:style-name="Table44.A1" office:value-type="string">
            <text:p text:style-name="P216">Regen</text:p>
          </table:table-cell>
          <table:table-cell table:style-name="Table44.D1" office:value-type="string">
            <text:p text:style-name="P191">T<text:span text:style-name="T301">ier</text:span></text:p>
          </table:table-cell>
        </table:table-row>
        <table:table-row>
          <table:table-cell table:style-name="Table44.A2" office:value-type="string">
            <text:p text:style-name="P119">Rejuvenate</text:p>
          </table:table-cell>
          <table:table-cell table:style-name="Table44.B2" office:value-type="string">
            <text:p text:style-name="P221"><text:span text:style-name="T37">U</text:span><text:span text:style-name="T1">ser recovers their energy; are refreshed with no fatigue or exhaustion.</text:span></text:p>
          </table:table-cell>
          <table:table-cell table:style-name="Table44.C2" office:value-type="string">
            <text:p text:style-name="P120">1 week</text:p>
          </table:table-cell>
          <table:table-cell table:style-name="Table44.D2" office:value-type="string">
            <text:p text:style-name="P120">4</text:p>
          </table:table-cell>
        </table:table-row>
        <table:table-row>
          <table:table-cell table:style-name="Table44.A2" office:value-type="string">
            <text:p text:style-name="P126">Mana, Minor</text:p>
          </table:table-cell>
          <table:table-cell table:style-name="Table44.B3" office:value-type="string">
            <text:p text:style-name="P222"><text:span text:style-name="T47">Double user’s mana recovery speed for o</text:span><text:span text:style-name="T80">ne minute</text:span><text:span text:style-name="T47">. No cumulative e</text:span><text:span text:style-name="T49">ffects</text:span><text:span text:style-name="T47">.</text:span></text:p>
          </table:table-cell>
          <table:table-cell table:style-name="Table44.C3" office:value-type="string">
            <text:p text:style-name="P130">2 weeks</text:p>
          </table:table-cell>
          <table:table-cell table:style-name="Table44.D3" office:value-type="string">
            <text:p text:style-name="P129">3</text:p>
          </table:table-cell>
        </table:table-row>
        <table:table-row>
          <table:table-cell table:style-name="Table44.A2" office:value-type="string">
            <text:p text:style-name="P126">Mana, Major</text:p>
          </table:table-cell>
          <table:table-cell table:style-name="Table44.B4" office:value-type="string">
            <text:p text:style-name="P224"><text:span text:style-name="T45">T</text:span><text:span text:style-name="T47">riple user’s mana recovery for </text:span><text:span text:style-name="T45">t</text:span><text:span text:style-name="T80">wo</text:span><text:span text:style-name="T45"> minute</text:span><text:span text:style-name="T80">s</text:span><text:span text:style-name="T45">. </text:span><text:span text:style-name="T48">No cumulative </text:span><text:span text:style-name="T47">e</text:span><text:span text:style-name="T49">ffects</text:span><text:span text:style-name="T48">.</text:span></text:p>
          </table:table-cell>
          <table:table-cell table:style-name="Table44.C4" office:value-type="string">
            <text:p text:style-name="P130">1 month</text:p>
          </table:table-cell>
          <table:table-cell table:style-name="Table44.D4" office:value-type="string">
            <text:p text:style-name="P129">4</text:p>
          </table:table-cell>
        </table:table-row>
        <table:table-row>
          <table:table-cell table:style-name="Table44.A2" office:value-type="string">
            <text:p text:style-name="P128">Mana, Greater</text:p>
          </table:table-cell>
          <table:table-cell table:style-name="Table44.B5" office:value-type="string">
            <text:p text:style-name="P224"><text:span text:style-name="T46">Q</text:span><text:span text:style-name="T47">uadruple user’s mana recovery speed </text:span><text:span text:style-name="T46">for five minutes. </text:span><text:span text:style-name="T48">No cumulative </text:span><text:span text:style-name="T47">e</text:span><text:span text:style-name="T49">ffects</text:span><text:span text:style-name="T48">.</text:span></text:p>
          </table:table-cell>
          <table:table-cell table:style-name="Table44.C5" office:value-type="string">
            <text:p text:style-name="P130">3 months</text:p>
          </table:table-cell>
          <table:table-cell table:style-name="Table44.D5" office:value-type="string">
            <text:p text:style-name="P129">5</text:p>
          </table:table-cell>
        </table:table-row>
      </table:table>
      <text:p text:style-name="P38"/>
      <text:h text:style-name="Heading_20_3" text:outline-level="3">Resistance Elixirs</text:h>
      <text:p text:style-name="P13"/>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202">Name</text:p>
          </table:table-cell>
          <table:table-cell table:style-name="Table47.A1" office:value-type="string">
            <text:p text:style-name="P202">Description</text:p>
          </table:table-cell>
          <table:table-cell table:style-name="Table47.A1" office:value-type="string">
            <text:p text:style-name="P218">Regen</text:p>
          </table:table-cell>
          <table:table-cell table:style-name="Table47.D1" office:value-type="string">
            <text:p text:style-name="P193">T<text:span text:style-name="T301">ier</text:span></text:p>
          </table:table-cell>
        </table:table-row>
        <table:table-row>
          <table:table-cell table:style-name="Table47.A2" office:value-type="string">
            <text:p text:style-name="P134">Fire Resist</text:p>
          </table:table-cell>
          <table:table-cell table:style-name="Table47.B2" office:value-type="string">
            <text:p text:style-name="P226"><text:span text:style-name="T51">T</text:span><text:span text:style-name="T50">reat all f</text:span><text:span text:style-name="T51">ire and heat</text:span><text:span text:style-name="T50"> as </text:span><text:span text:style-name="T53">3</text:span><text:span text:style-name="T50">5% intensity </text:span><text:span text:style-name="T51">prior to other calculations. </text:span><text:span text:style-name="T55">30 minutes.</text:span></text:p>
          </table:table-cell>
          <table:table-cell table:style-name="Table47.C2" office:value-type="string">
            <text:p text:style-name="P137">1 month</text:p>
          </table:table-cell>
          <table:table-cell table:style-name="Table47.D2" office:value-type="string">
            <text:p text:style-name="P144">4</text:p>
          </table:table-cell>
        </table:table-row>
        <table:table-row>
          <table:table-cell table:style-name="Table47.A3" office:value-type="string">
            <text:p text:style-name="P134">Frost Resist</text:p>
          </table:table-cell>
          <table:table-cell table:style-name="Table47.B3" office:value-type="string">
            <text:p text:style-name="P228"><text:span text:style-name="T51">T</text:span><text:span text:style-name="T50">reat all </text:span><text:span text:style-name="T52">cold effects</text:span><text:span text:style-name="T50"> as </text:span><text:span text:style-name="T53">3</text:span><text:span text:style-name="T50">5% intensity </text:span><text:span text:style-name="T51">prior to other calculations. </text:span><text:span text:style-name="T56">30 minutes.</text:span></text:p>
          </table:table-cell>
          <table:table-cell table:style-name="Table47.C3" office:value-type="string">
            <text:p text:style-name="P137">1 month</text:p>
          </table:table-cell>
          <table:table-cell table:style-name="Table47.D3" office:value-type="string">
            <text:p text:style-name="P144">4</text:p>
          </table:table-cell>
        </table:table-row>
        <table:table-row>
          <table:table-cell table:style-name="Table47.A4" office:value-type="string">
            <text:p text:style-name="P134">Poison Resist</text:p>
          </table:table-cell>
          <table:table-cell table:style-name="Table47.B4" office:value-type="string">
            <text:p text:style-name="P228"><text:span text:style-name="T51">T</text:span><text:span text:style-name="T50">reat all p</text:span><text:span text:style-name="T51">oison and toxins</text:span><text:span text:style-name="T50"> as </text:span><text:span text:style-name="T53">3</text:span><text:span text:style-name="T50">5% t</text:span><text:span text:style-name="T54">hreat</text:span><text:span text:style-name="T50"> </text:span><text:span text:style-name="T51">prior to other calculations. </text:span><text:span text:style-name="T57">30 minutes.</text:span></text:p>
          </table:table-cell>
          <table:table-cell table:style-name="Table47.C4" office:value-type="string">
            <text:p text:style-name="P137">1 month</text:p>
          </table:table-cell>
          <table:table-cell table:style-name="Table47.D4" office:value-type="string">
            <text:p text:style-name="P144">4</text:p>
          </table:table-cell>
        </table:table-row>
        <table:table-row>
          <table:table-cell table:style-name="Table47.A5" office:value-type="string">
            <text:p text:style-name="P134">Electric Resist</text:p>
          </table:table-cell>
          <table:table-cell table:style-name="Table47.B5" office:value-type="string">
            <text:p text:style-name="P228"><text:span text:style-name="T51">T</text:span><text:span text:style-name="T50">reat all e</text:span><text:span text:style-name="T51">lectric effects</text:span><text:span text:style-name="T50"> as </text:span><text:span text:style-name="T53">3</text:span><text:span text:style-name="T50">5% intensity </text:span><text:span text:style-name="T51">prior to other calculations. </text:span><text:span text:style-name="T57">30 minutes.</text:span></text:p>
          </table:table-cell>
          <table:table-cell table:style-name="Table47.C5" office:value-type="string">
            <text:p text:style-name="P137">1 month</text:p>
          </table:table-cell>
          <table:table-cell table:style-name="Table47.D5" office:value-type="string">
            <text:p text:style-name="P144">4</text:p>
          </table:table-cell>
        </table:table-row>
      </table:table>
      <text:p text:style-name="P39"/>
      <text:h text:style-name="Heading_20_3" text:outline-level="3">Physical Elixirs</text:h>
      <text:p text:style-name="P14"/>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203">Name</text:p>
          </table:table-cell>
          <table:table-cell table:style-name="Table49.A1" office:value-type="string">
            <text:p text:style-name="P203">Description</text:p>
          </table:table-cell>
          <table:table-cell table:style-name="Table49.A1" office:value-type="string">
            <text:p text:style-name="P219">Regen</text:p>
          </table:table-cell>
          <table:table-cell table:style-name="Table49.D1" office:value-type="string">
            <text:p text:style-name="P194">T<text:span text:style-name="T301">ier</text:span></text:p>
          </table:table-cell>
        </table:table-row>
        <table:table-row>
          <table:table-cell table:style-name="Table49.A2" office:value-type="string">
            <text:p text:style-name="P133">Cosmetics</text:p>
          </table:table-cell>
          <table:table-cell table:style-name="Table49.B2" office:value-type="string">
            <text:p text:style-name="P139">Modify cosmetic appearance (skin, tattoos, hair color, etc) for a full day.</text:p>
          </table:table-cell>
          <table:table-cell table:style-name="Table49.C2" office:value-type="string">
            <text:p text:style-name="P138">1 month</text:p>
          </table:table-cell>
          <table:table-cell table:style-name="Table49.D2" office:value-type="string">
            <text:p text:style-name="P138">3</text:p>
          </table:table-cell>
        </table:table-row>
        <table:table-row>
          <table:table-cell table:style-name="Table49.A3" office:value-type="string">
            <text:p text:style-name="P133">Body Alter</text:p>
          </table:table-cell>
          <table:table-cell table:style-name="Table49.B3" office:value-type="string">
            <text:p text:style-name="P139">Gain an animal trait or body adjustment for 1 day (tail, poison fangs, etc).</text:p>
          </table:table-cell>
          <table:table-cell table:style-name="Table49.C3" office:value-type="string">
            <text:p text:style-name="P138">1 month</text:p>
          </table:table-cell>
          <table:table-cell table:style-name="Table49.D3" office:value-type="string">
            <text:p text:style-name="P138">4</text:p>
          </table:table-cell>
        </table:table-row>
        <table:table-row>
          <table:table-cell table:style-name="Table49.A4" office:value-type="string">
            <text:p text:style-name="P135">Genetic Alter</text:p>
          </table:table-cell>
          <table:table-cell table:style-name="Table49.B4" office:value-type="string">
            <text:p text:style-name="P139">Permanently modify a mostly cosmetic genetic trait (eye color, hair color, etc).</text:p>
          </table:table-cell>
          <table:table-cell table:style-name="Table49.C4" office:value-type="string">
            <text:p text:style-name="P227"><text:span text:style-name="T89">3 month</text:span><text:span text:style-name="T88">s</text:span></text:p>
          </table:table-cell>
          <table:table-cell table:style-name="Table49.D4" office:value-type="string">
            <text:p text:style-name="P138">4</text:p>
          </table:table-cell>
        </table:table-row>
      </table:table>
      <text:p text:style-name="P20"/>
      <text:h text:style-name="P253" text:outline-level="2">Envelope</text:h>
      <text:p text:style-name="Standard"/>
      <text:p text:style-name="Standard">Enchanted envelops <text:span text:style-name="T352">shape themselves into an origami bird and telekinetically fly</text:span> to an intended location. The speed of delivery is equal to that of a messenger bird flying from the sender directly to the location it is being delivered. It <text:span text:style-name="T352">is nearly impossible to</text:span> intercept during travel and it will always find it’s target correctly. It can adjust its material, size, appearance, font, style, etc.</text:p>
      <text:p text:style-name="Standard"/>
      <text:p text:style-name="Standard">Once the envelope has appeared, it will wait for a designated amount of time (assigned by the owner) for an <text:soft-page-break/>individual to provide a response. If a response is provided, or if the time allowance has elapsed, the envelope returns to its original owner.</text:p>
      <text:p text:style-name="P333"/>
      <table:table table:name="Table32" table:style-name="Table32">
        <table:table-column table:style-name="Table32.A" table:number-columns-repeated="2"/>
        <table:table-column table:style-name="Table32.C"/>
        <table:table-row table:style-name="Table32.1">
          <table:table-cell table:style-name="Table32.A1" office:value-type="string">
            <text:p text:style-name="P625">T<text:span text:style-name="T380">ier</text:span></text:p>
          </table:table-cell>
          <table:table-cell table:style-name="Table32.A1" office:value-type="string">
            <text:p text:style-name="P670">Mana</text:p>
          </table:table-cell>
          <table:table-cell table:style-name="Table32.C1" office:value-type="string">
            <text:p text:style-name="P648">Description</text:p>
          </table:table-cell>
        </table:table-row>
        <table:table-row>
          <table:table-cell table:style-name="Table32.A2" office:value-type="string">
            <text:p text:style-name="P499">*2</text:p>
          </table:table-cell>
          <table:table-cell table:style-name="Table32.B2" office:value-type="string">
            <text:p text:style-name="P560">1</text:p>
          </table:table-cell>
          <table:table-cell table:style-name="Table32.C2" office:value-type="string">
            <text:p text:style-name="P460">[Base Requirement, <text:span text:style-name="T478">mana commitment is only required during use</text:span><text:span text:style-name="T471">]</text:span></text:p>
          </table:table-cell>
        </table:table-row>
        <table:table-row>
          <table:table-cell table:style-name="Table32.A3" office:value-type="string">
            <text:p text:style-name="P415">2</text:p>
          </table:table-cell>
          <table:table-cell table:style-name="Table32.B3" office:value-type="string">
            <text:p text:style-name="P482">0.<text:span text:style-name="T478">5</text:span></text:p>
          </table:table-cell>
          <table:table-cell table:style-name="Table32.C3" office:value-type="string">
            <text:p text:style-name="P416"><text:span text:style-name="T377">T</text:span>he owner can sense departures, arrivals, duration of travel, and estimated arrival time of the envelope. It can also telepathically notify nearby recipients that it has arrived.</text:p>
          </table:table-cell>
        </table:table-row>
        <table:table-row>
          <table:table-cell table:style-name="Table32.A3" office:value-type="string">
            <text:p text:style-name="P415">2</text:p>
          </table:table-cell>
          <table:table-cell table:style-name="Table32.B3" office:value-type="string">
            <text:p text:style-name="P560">1</text:p>
          </table:table-cell>
          <table:table-cell table:style-name="Table32.C3" office:value-type="string">
            <text:p text:style-name="P593"><text:span text:style-name="T115">The speed of delivery i</text:span><text:span text:style-name="T112">ncreases by 5x</text:span><text:span text:style-name="T115">. </text:span><text:span text:style-name="T113">Can be applied twice </text:span><text:span text:style-name="T114">for a 15x bonus</text:span><text:span text:style-name="T113">.</text:span></text:p>
          </table:table-cell>
        </table:table-row>
        <table:table-row>
          <table:table-cell table:style-name="Table32.A5" office:value-type="string">
            <text:p text:style-name="P499">3</text:p>
          </table:table-cell>
          <table:table-cell table:style-name="Table32.B5" office:value-type="string">
            <text:p text:style-name="P560">1</text:p>
          </table:table-cell>
          <table:table-cell table:style-name="Table32.C5" office:value-type="string">
            <text:p text:style-name="P416">The envelope has a mental mask that conceals its presence form unintended viewers. It also appears mundane, irrelevant, uninteresting to any such observers.</text:p>
          </table:table-cell>
        </table:table-row>
        <table:table-row>
          <table:table-cell table:style-name="Table32.A5" office:value-type="string">
            <text:p text:style-name="P426">3</text:p>
          </table:table-cell>
          <table:table-cell table:style-name="Table32.B5" office:value-type="string">
            <text:p text:style-name="P560">3</text:p>
          </table:table-cell>
          <table:table-cell table:style-name="Table32.C5" office:value-type="string">
            <text:p text:style-name="P594"><text:span text:style-name="T268">The envelope</text:span><text:span text:style-name="T212"> can transform into a </text:span><text:span text:style-name="T268">large container (like a large chest or barrel)</text:span><text:span text:style-name="T212"> and hold contents inside it. </text:span><text:span text:style-name="T217">Its flying form will appear equally larger.</text:span></text:p>
          </table:table-cell>
        </table:table-row>
        <table:table-row>
          <table:table-cell table:style-name="Table32.A5" office:value-type="string">
            <text:p text:style-name="P404">3</text:p>
          </table:table-cell>
          <table:table-cell table:style-name="Table32.B5" office:value-type="string">
            <text:p text:style-name="P560">0.5</text:p>
          </table:table-cell>
          <table:table-cell table:style-name="Table32.C5" office:value-type="string">
            <text:p text:style-name="P416"><text:span text:style-name="T376">T</text:span>he envelop can optionally deliver to a desired individual rather than a location.</text:p>
          </table:table-cell>
        </table:table-row>
      </table:table>
      <text:p text:style-name="P310"/>
      <text:h text:style-name="P253" text:outline-level="2">Furniture</text:h>
      <text:p text:style-name="P32"/>
      <text:p text:style-name="P59"><text:span text:style-name="T321">Enchanted furniture is a single piece of furniture that anticipates, reacts to, and adapts to the needs of the user based on the user’s intent. I</text:span><text:span text:style-name="T344">ts default </text:span><text:span text:style-name="T321">form is generally a s</text:span><text:span text:style-name="T344">mall folding</text:span><text:span text:style-name="T321"> stool. </text:span><text:span text:style-name="T322">When transformed, any additional materials common to that form are also c</text:span><text:span text:style-name="T323">onjured</text:span><text:span text:style-name="T322"> (such as bedding and pillows for beds). C</text:span><text:span text:style-name="T323">onjured</text:span><text:span text:style-name="T322"> materials will dissipate i</text:span><text:span text:style-name="T323">f m</text:span><text:span text:style-name="T324">oved too far from its source</text:span><text:span text:style-name="T323">.</text:span></text:p>
      <text:p text:style-name="P333"/>
      <table:table table:name="Table23" table:style-name="Table23">
        <table:table-column table:style-name="Table23.A" table:number-columns-repeated="2"/>
        <table:table-column table:style-name="Table23.C"/>
        <table:table-row table:style-name="Table23.1">
          <table:table-cell table:style-name="Table23.A1" office:value-type="string">
            <text:p text:style-name="P625">T<text:span text:style-name="T380">ier</text:span></text:p>
          </table:table-cell>
          <table:table-cell table:style-name="Table23.A1" office:value-type="string">
            <text:p text:style-name="P670">Mana</text:p>
          </table:table-cell>
          <table:table-cell table:style-name="Table23.C1" office:value-type="string">
            <text:p text:style-name="P648">Description</text:p>
          </table:table-cell>
        </table:table-row>
        <table:table-row>
          <table:table-cell table:style-name="Table23.A2" office:value-type="string">
            <text:p text:style-name="P499">-</text:p>
          </table:table-cell>
          <table:table-cell table:style-name="Table23.B2" office:value-type="string">
            <text:p text:style-name="P520">0.5</text:p>
          </table:table-cell>
          <table:table-cell table:style-name="Table23.C2" office:value-type="string">
            <text:p text:style-name="P460">[Base Requirement<text:span text:style-name="T471">]</text:span></text:p>
          </table:table-cell>
        </table:table-row>
        <table:table-row>
          <table:table-cell table:style-name="Table23.A3" office:value-type="string">
            <text:p text:style-name="P404">1</text:p>
          </table:table-cell>
          <table:table-cell table:style-name="Table23.B3" office:value-type="string">
            <text:p text:style-name="P499">0</text:p>
          </table:table-cell>
          <table:table-cell table:style-name="Table23.C3" office:value-type="string">
            <text:p text:style-name="P509">Transforms into any seat-like furniture: chair, stool, sofa, bed, rocking chair, etc.</text:p>
          </table:table-cell>
        </table:table-row>
        <table:table-row>
          <table:table-cell table:style-name="Table23.A3" office:value-type="string">
            <text:p text:style-name="P417">1</text:p>
          </table:table-cell>
          <table:table-cell table:style-name="Table23.B3" office:value-type="string">
            <text:p text:style-name="P499">0</text:p>
          </table:table-cell>
          <table:table-cell table:style-name="Table23.C3" office:value-type="string">
            <text:p text:style-name="P510"><text:span text:style-name="T430">T</text:span><text:span text:style-name="T350">ransforms</text:span><text:span text:style-name="T430"> into any table, desk, </text:span><text:span text:style-name="T378">dresser, cupboard, bookshelf,</text:span><text:span text:style-name="T430"> or similar </text:span><text:span text:style-name="T378">placement or storage </text:span><text:span text:style-name="T430">furniture.</text:span></text:p>
          </table:table-cell>
        </table:table-row>
        <table:table-row>
          <table:table-cell table:style-name="Table23.A5" office:value-type="string">
            <text:p text:style-name="P417">1</text:p>
          </table:table-cell>
          <table:table-cell table:style-name="Table23.B5" office:value-type="string">
            <text:p text:style-name="P499">0</text:p>
          </table:table-cell>
          <table:table-cell table:style-name="Table23.C5" office:value-type="string">
            <text:p text:style-name="P511"><text:span text:style-name="T379">Transforms</text:span> into <text:span text:style-name="T350">any</text:span> utility furniture, such as ladders and steps.</text:p>
          </table:table-cell>
        </table:table-row>
        <table:table-row>
          <table:table-cell table:style-name="Table23.A5" office:value-type="string">
            <text:p text:style-name="P404">2</text:p>
          </table:table-cell>
          <table:table-cell table:style-name="Table23.B5" office:value-type="string">
            <text:p text:style-name="P499">0.<text:span text:style-name="T473">3</text:span></text:p>
          </table:table-cell>
          <table:table-cell table:style-name="Table23.C5" office:value-type="string">
            <text:p text:style-name="P512">Can shrink down to a 5 cm model, reducing weight proportionally, making it easy to carry.</text:p>
          </table:table-cell>
        </table:table-row>
        <table:table-row>
          <table:table-cell table:style-name="Table23.A7" office:value-type="string">
            <text:p text:style-name="P499">3</text:p>
          </table:table-cell>
          <table:table-cell table:style-name="Table23.B7" office:value-type="string">
            <text:p text:style-name="P499">0.2</text:p>
          </table:table-cell>
          <table:table-cell table:style-name="Table23.C7" office:value-type="string">
            <text:p text:style-name="P594"><text:span text:style-name="T116">Can move on its own accord like an animated puppet, allowing it to m</text:span><text:span text:style-name="T117">aneuver at instruction</text:span><text:span text:style-name="T116">. </text:span><text:span text:style-name="T117">Small changes will allow it to c</text:span><text:span text:style-name="T116">onform to the user’s body perfectly, improving comfort.</text:span></text:p>
          </table:table-cell>
        </table:table-row>
      </table:table>
      <text:p text:style-name="P310"/>
      <text:h text:style-name="Heading_20_2" text:outline-level="2">Gloves</text:h>
      <text:p text:style-name="P334"/>
      <table:table table:name="Table34" table:style-name="Table34">
        <table:table-column table:style-name="Table34.A" table:number-columns-repeated="2"/>
        <table:table-column table:style-name="Table34.C"/>
        <table:table-row table:style-name="Table34.1">
          <table:table-cell table:style-name="Table34.A1" office:value-type="string">
            <text:p text:style-name="P626">T<text:span text:style-name="T380">ier</text:span></text:p>
          </table:table-cell>
          <table:table-cell table:style-name="Table34.A1" office:value-type="string">
            <text:p text:style-name="P671">Mana</text:p>
          </table:table-cell>
          <table:table-cell table:style-name="Table34.C1" office:value-type="string">
            <text:p text:style-name="P649">Description</text:p>
          </table:table-cell>
        </table:table-row>
        <table:table-row>
          <table:table-cell table:style-name="Table34.A2" office:value-type="string">
            <text:p text:style-name="P500">-</text:p>
          </table:table-cell>
          <table:table-cell table:style-name="Table34.B2" office:value-type="string">
            <text:p text:style-name="P520">0.5</text:p>
          </table:table-cell>
          <table:table-cell table:style-name="Table34.C2" office:value-type="string">
            <text:p text:style-name="P461">[Base Requirement<text:span text:style-name="T471">]</text:span></text:p>
          </table:table-cell>
        </table:table-row>
        <table:table-row>
          <table:table-cell table:style-name="Table34.A3" office:value-type="string">
            <text:p text:style-name="P405">1</text:p>
          </table:table-cell>
          <table:table-cell table:style-name="Table34.B3" office:value-type="string">
            <text:p text:style-name="P520">1</text:p>
          </table:table-cell>
          <table:table-cell table:style-name="Table34.C3" office:value-type="string">
            <text:p text:style-name="P596"><text:span text:style-name="T122">C</text:span><text:span text:style-name="T218">an transform into variants: gauntlets, boxing mitts, swimming flippers, safety gloves, etc. </text:span><text:span text:style-name="T269">It also allows seam-split equipping or removal (roughly 1 second).</text:span></text:p>
          </table:table-cell>
        </table:table-row>
        <table:table-row>
          <table:table-cell table:style-name="Table34.A3" office:value-type="string">
            <text:p text:style-name="P419">1</text:p>
          </table:table-cell>
          <table:table-cell table:style-name="Table34.B3" office:value-type="string">
            <text:p text:style-name="P515">0.<text:span text:style-name="T473">2</text:span></text:p>
          </table:table-cell>
          <table:table-cell table:style-name="Table34.C3" office:value-type="string">
            <text:p text:style-name="P453">The glove’s form is 50% lighter and more flexible. Its materials are 50% more resilient to damage, offering better protection.</text:p>
          </table:table-cell>
        </table:table-row>
        <table:table-row>
          <table:table-cell table:style-name="Table34.A5" office:value-type="string">
            <text:p text:style-name="P419">2</text:p>
          </table:table-cell>
          <table:table-cell table:style-name="Table34.B5" office:value-type="string">
            <text:p text:style-name="P515">0.<text:span text:style-name="T473">2</text:span></text:p>
          </table:table-cell>
          <table:table-cell table:style-name="Table34.C5" office:value-type="string">
            <text:p text:style-name="P596"><text:span text:style-name="T118">Improves grip contact with surfaces by 50%, </text:span><text:span text:style-name="T218">helping with climbing maneuvers.</text:span></text:p>
          </table:table-cell>
        </table:table-row>
        <table:table-row>
          <table:table-cell table:style-name="Table34.A5" office:value-type="string">
            <text:p text:style-name="P419">2</text:p>
          </table:table-cell>
          <table:table-cell table:style-name="Table34.B5" office:value-type="string">
            <text:p text:style-name="P515">0.2</text:p>
          </table:table-cell>
          <table:table-cell table:style-name="Table34.C5" office:value-type="string">
            <text:p text:style-name="P513">Reduces <text:span text:style-name="T449">unwanted </text:span>touch <text:span text:style-name="T447">sensitivity by others</text:span> <text:span text:style-name="T448">to</text:span> 50%, making <text:span text:style-name="T409">actions like </text:span>pick-pocketing easier.</text:p>
          </table:table-cell>
        </table:table-row>
        <table:table-row>
          <table:table-cell table:style-name="Table34.A7" office:value-type="string">
            <text:p text:style-name="P515">4</text:p>
          </table:table-cell>
          <table:table-cell table:style-name="Table34.B7" office:value-type="string">
            <text:p text:style-name="P520">1</text:p>
          </table:table-cell>
          <table:table-cell table:style-name="Table34.C7" office:value-type="string">
            <text:p text:style-name="P514">The user can treat any held object as though holding it with perfectly distributed weight. Still relies on strength, but makes many unnatural maneuvers possible.</text:p>
          </table:table-cell>
        </table:table-row>
      </table:table>
      <text:p text:style-name="P311"/>
      <text:h text:style-name="P253" text:outline-level="2">Grenades</text:h>
      <text:p text:style-name="P16"/>
      <text:p text:style-name="P55">Artifact grenades are small, disposable orb-shaped ceramic or glass canisters that will incur an enchanted explosion or burst effect with magical properties. Though the grenades are single-use, their essence can be recovered and regenerated from any distance if the owner possesses a Grenade Clip.</text:p>
      <text:p text:style-name="P41"/>
      <text:h text:style-name="P259" text:outline-level="2"><text:soft-page-break/><text:span text:style-name="T299">G</text:span><text:span text:style-name="T300">renade</text:span><text:span text:style-name="T309"> </text:span><text:span text:style-name="T299">Archetypes</text:span></text:h>
      <text:p text:style-name="P41"/>
      <text:p text:style-name="P56">Every grenade has a special archetype: frag, knockback, disorient, fire, frost, acid, shock, <text:span text:style-name="T364">slowing, </text:span>stun, or sleep. Each has its own traits and behaviors that apply to its use.</text:p>
      <text:p text:style-name="P16"/>
      <table:table table:name="Table33" table:style-name="Table33">
        <table:table-column table:style-name="Table33.A"/>
        <table:table-column table:style-name="Table33.B"/>
        <table:table-row table:style-name="Table33.1">
          <table:table-cell table:style-name="Table33.A1" office:value-type="string">
            <text:p text:style-name="P204">A<text:span text:style-name="T303">rchetype</text:span></text:p>
          </table:table-cell>
          <table:table-cell table:style-name="Table33.B1" office:value-type="string">
            <text:p text:style-name="P204">Description</text:p>
          </table:table-cell>
        </table:table-row>
        <table:table-row>
          <table:table-cell table:style-name="Table33.A2" office:value-type="string">
            <text:p text:style-name="P117">Acid</text:p>
          </table:table-cell>
          <table:table-cell table:style-name="Table33.B2" office:value-type="string">
            <text:p text:style-name="P115">Deals elemental acid damage. Extremely painful, disorienting, and creates very serious lasting scars. It is physically damaging to skin and hide, but generally doesn’t present a lethal threat by itself. High exposure to internals, however, can quickly become very life-threatening.</text:p>
          </table:table-cell>
        </table:table-row>
        <table:table-row>
          <table:table-cell table:style-name="Table33.A2" office:value-type="string">
            <text:p text:style-name="P117">Disorient</text:p>
          </table:table-cell>
          <table:table-cell table:style-name="Table33.B3" office:value-type="string">
            <text:p text:style-name="P42"><text:span text:style-name="T20">C</text:span><text:span text:style-name="T21">reates powerful burst of light and sound (flashbang effect). Effective at disorienting humans and natural wildlife; may affect monsters much differently. Non-lethal attack, no permanent damage. </text:span><text:span text:style-name="T33">D</text:span><text:span text:style-name="T35">isorientation is strong, and</text:span><text:span text:style-name="T32"> fade</text:span><text:span text:style-name="T35">s</text:span><text:span text:style-name="T32"> over a few rounds. </text:span><text:span text:style-name="T34">Disrupts vision and hearing.</text:span></text:p>
          </table:table-cell>
        </table:table-row>
        <table:table-row>
          <table:table-cell table:style-name="Table33.A2" office:value-type="string">
            <text:p text:style-name="P117">Fire</text:p>
          </table:table-cell>
          <table:table-cell table:style-name="Table33.B4" office:value-type="string">
            <text:p text:style-name="P220"><text:span text:style-name="T20">D</text:span><text:span text:style-name="T1">eals a burst of elemental fire and heat damage and can incite fires. </text:span><text:span text:style-name="T36">I</text:span><text:span text:style-name="T22">ncreases body temperature of directly affected targets, which may incur status penalties. Can leave serious burns.</text:span></text:p>
          </table:table-cell>
        </table:table-row>
        <table:table-row>
          <table:table-cell table:style-name="Table33.A2" office:value-type="string">
            <text:p text:style-name="P117">Frag</text:p>
          </table:table-cell>
          <table:table-cell table:style-name="Table33.B5" office:value-type="string">
            <text:p text:style-name="P115">Generates an explosion of physical fragments (grenade effect). Causes physical piercing damage and a knockback effect. Very effective against most forms of life.</text:p>
          </table:table-cell>
        </table:table-row>
        <table:table-row>
          <table:table-cell table:style-name="Table33.A2" office:value-type="string">
            <text:p text:style-name="P117">Frost</text:p>
          </table:table-cell>
          <table:table-cell table:style-name="Table33.B6" office:value-type="string">
            <text:p text:style-name="P118">Deals a burst of elemental ic<text:span text:style-name="T306">e</text:span>, frost, and cold damage. Leaves snow and mist lingering; <text:span text:style-name="T305">can put out fires</text:span>. <text:span text:style-name="T305">C</text:span>ools body temperature of directly affected targets, which may incur status penalties <text:span text:style-name="T304">(particularly slow effects)</text:span>. <text:span text:style-name="T306">Minimal damage, generally n</text:span>on-lethal to most forms of life.</text:p>
          </table:table-cell>
        </table:table-row>
        <table:table-row>
          <table:table-cell table:style-name="Table33.A2" office:value-type="string">
            <text:p text:style-name="P117">Knockback</text:p>
          </table:table-cell>
          <table:table-cell table:style-name="Table33.B7" office:value-type="string">
            <text:p text:style-name="P42"><text:span text:style-name="T22">Generates a powerful knockback effect similar to frag explosions, but </text:span><text:span text:style-name="T23">with a</text:span><text:span text:style-name="T24">dditional</text:span><text:span text:style-name="T23"> emphasis on knockback and less </text:span><text:span text:style-name="T24">emphasis</text:span><text:span text:style-name="T23"> on damage. </text:span><text:span text:style-name="T25">The effect is g</text:span><text:span text:style-name="T23">enerally non-lethal, but </text:span><text:span text:style-name="T25">it </text:span><text:span text:style-name="T23">has concussive force that can create minor disorientation.</text:span></text:p>
          </table:table-cell>
        </table:table-row>
        <table:table-row>
          <table:table-cell table:style-name="Table33.A2" office:value-type="string">
            <text:p text:style-name="P117">Shock</text:p>
          </table:table-cell>
          <table:table-cell table:style-name="Table33.B8" office:value-type="string">
            <text:p text:style-name="P116">Generates a strong electrical burst. Disrupts the magnetic field and is particularly disruptive against technology. Has roughly half of the impact of “stun” on any targets in range.</text:p>
          </table:table-cell>
        </table:table-row>
        <table:table-row>
          <table:table-cell table:style-name="Table33.A2" office:value-type="string">
            <text:p text:style-name="P117">Sleep</text:p>
          </table:table-cell>
          <table:table-cell table:style-name="Table33.B9" office:value-type="string">
            <text:p text:style-name="P42"><text:span text:style-name="T26">Generates </text:span><text:span text:style-name="T27">a </text:span><text:span text:style-name="T26">gas explosion with sleeping agents and enchantments. Victims affected will have a status effect that challenges their </text:span><text:span text:style-name="T28">mental fortitude and stamina to remain awake. Must be breathed in. Users affected will likely have fatigue status</text:span><text:span text:style-name="T29">es</text:span><text:span text:style-name="T28"> if they don’t fall unconscious.</text:span></text:p>
          </table:table-cell>
        </table:table-row>
        <table:table-row>
          <table:table-cell table:style-name="Table33.A2" office:value-type="string">
            <text:p text:style-name="P145">Slowing</text:p>
          </table:table-cell>
          <table:table-cell table:style-name="Table33.B10" office:value-type="string">
            <text:p text:style-name="P63"><text:span text:style-name="T294">P</text:span><text:span text:style-name="T297">roduces</text:span><text:span text:style-name="T295"> a viscous sludge </text:span><text:span text:style-name="T297">that covers </text:span><text:span text:style-name="T295">a</text:span><text:span text:style-name="T298">n approximately</text:span><text:span text:style-name="T295"> </text:span><text:span text:style-name="T296">3m diameter </text:span><text:span text:style-name="T295">surface are</text:span><text:span text:style-name="T298">a</text:span><text:span text:style-name="T295">. </text:span><text:span text:style-name="T296">C</text:span><text:span text:style-name="T295">reature</text:span><text:span text:style-name="T296">s</text:span><text:span text:style-name="T295"> without sufficient a</text:span><text:span text:style-name="T296">bility</text:span><text:span text:style-name="T295"> to overcome it suffer a </text:span><text:span text:style-name="T297">3</text:span><text:span text:style-name="T295">0% </text:span><text:span text:style-name="T296">movement</text:span><text:span text:style-name="T295"> penalt</text:span><text:span text:style-name="T296">y</text:span><text:span text:style-name="T295">; much like walking through ankle-high water.</text:span></text:p>
          </table:table-cell>
        </table:table-row>
        <table:table-row>
          <table:table-cell table:style-name="Table33.A2" office:value-type="string">
            <text:p text:style-name="P117">Stun</text:p>
          </table:table-cell>
          <table:table-cell table:style-name="Table33.B11" office:value-type="string">
            <text:p text:style-name="P42"><text:span text:style-name="T30">Creates a non-lethal electrical burst that stuns for a very short time (a few seconds at most). The effect tends to be extremely effective against most humanoids and creatures, </text:span><text:span text:style-name="T31">despite being temporary</text:span><text:span text:style-name="T30">. Monsters may have different reactions.</text:span></text:p>
          </table:table-cell>
        </table:table-row>
      </table:table>
      <text:p text:style-name="P41"/>
      <text:h text:style-name="Heading_20_3" text:outline-level="3">Grenade Upgrades</text:h>
      <text:p text:style-name="P335"/>
      <table:table table:name="Table36" table:style-name="Table36">
        <table:table-column table:style-name="Table36.A" table:number-columns-repeated="2"/>
        <table:table-column table:style-name="Table36.C"/>
        <table:table-row table:style-name="Table36.1">
          <table:table-cell table:style-name="Table36.A1" office:value-type="string">
            <text:p text:style-name="P627">T<text:span text:style-name="T380">ier</text:span></text:p>
          </table:table-cell>
          <table:table-cell table:style-name="Table36.A1" office:value-type="string">
            <text:p text:style-name="P672">Mana</text:p>
          </table:table-cell>
          <table:table-cell table:style-name="Table36.C1" office:value-type="string">
            <text:p text:style-name="P650">Description</text:p>
          </table:table-cell>
        </table:table-row>
        <table:table-row>
          <table:table-cell table:style-name="Table36.A2" office:value-type="string">
            <text:p text:style-name="P501">-</text:p>
          </table:table-cell>
          <table:table-cell table:style-name="Table36.B2" office:value-type="string">
            <text:p text:style-name="P518">0.1</text:p>
          </table:table-cell>
          <table:table-cell table:style-name="Table36.C2" office:value-type="string">
            <text:p text:style-name="P462">[Base Requirement<text:span text:style-name="T471">]</text:span></text:p>
          </table:table-cell>
        </table:table-row>
        <table:table-row>
          <table:table-cell table:style-name="Table36.A3" office:value-type="string">
            <text:p text:style-name="P516">1</text:p>
          </table:table-cell>
          <table:table-cell table:style-name="Table36.B3" office:value-type="string">
            <text:p text:style-name="P518">0</text:p>
          </table:table-cell>
          <table:table-cell table:style-name="Table36.C3" office:value-type="string">
            <text:p text:style-name="P596"><text:span text:style-name="T118">T</text:span><text:span text:style-name="T120">he grenade’s travel speed through air is </text:span><text:span text:style-name="T221">35</text:span><text:span text:style-name="T120">% faster.</text:span></text:p>
          </table:table-cell>
        </table:table-row>
        <table:table-row>
          <table:table-cell table:style-name="Table36.A3" office:value-type="string">
            <text:p text:style-name="P517">1</text:p>
          </table:table-cell>
          <table:table-cell table:style-name="Table36.B3" office:value-type="string">
            <text:p text:style-name="P518">0.1</text:p>
          </table:table-cell>
          <table:table-cell table:style-name="Table36.C3" office:value-type="string">
            <text:p text:style-name="P693"><text:span text:style-name="T120">T</text:span><text:span text:style-name="T220">he grenade can be mentally deactivated before exploding, if desired. It still consumes its charge in the process.</text:span></text:p>
          </table:table-cell>
        </table:table-row>
        <table:table-row>
          <table:table-cell table:style-name="Table36.A5" office:value-type="string">
            <text:p text:style-name="P419">2</text:p>
          </table:table-cell>
          <table:table-cell table:style-name="Table36.B5" office:value-type="string">
            <text:p text:style-name="P518">0.1</text:p>
          </table:table-cell>
          <table:table-cell table:style-name="Table36.C5" office:value-type="string">
            <text:p text:style-name="P598"><text:span text:style-name="T259">Optionally r</text:span><text:span text:style-name="T1">educes any noise produced by the grenade by 75%, </text:span><text:span text:style-name="T259">at user’s intent</text:span><text:span text:style-name="T1">.</text:span></text:p>
          </table:table-cell>
        </table:table-row>
        <table:table-row>
          <table:table-cell table:style-name="Table36.A5" office:value-type="string">
            <text:p text:style-name="P427">2</text:p>
          </table:table-cell>
          <table:table-cell table:style-name="Table36.B5" office:value-type="string">
            <text:p text:style-name="P518">0</text:p>
          </table:table-cell>
          <table:table-cell table:style-name="Table36.C5" office:value-type="string">
            <text:p text:style-name="P596"><text:span text:style-name="T120">The grenade doesn’t bounce </text:span><text:span text:style-name="T219">or roll after reaching the floor</text:span><text:span text:style-name="T120">; it </text:span><text:span text:style-name="T219">stops after making contact with the ground</text:span><text:span text:style-name="T120">. </text:span><text:span text:style-name="T219">Optional effect.</text:span></text:p>
          </table:table-cell>
        </table:table-row>
        <table:table-row>
          <table:table-cell table:style-name="Table36.A7" office:value-type="string">
            <text:p text:style-name="P405">3</text:p>
          </table:table-cell>
          <table:table-cell table:style-name="Table36.B7" office:value-type="string">
            <text:p text:style-name="P518">0.2</text:p>
          </table:table-cell>
          <table:table-cell table:style-name="Table36.C7" office:value-type="string">
            <text:p text:style-name="P596"><text:span text:style-name="T119">I</text:span><text:span text:style-name="T120">ncreases the damage or effect intensity by 2</text:span><text:span text:style-name="T218">5</text:span><text:span text:style-name="T120">%.</text:span></text:p>
          </table:table-cell>
        </table:table-row>
        <table:table-row>
          <table:table-cell table:style-name="Table36.A7" office:value-type="string">
            <text:p text:style-name="P405">3</text:p>
          </table:table-cell>
          <table:table-cell table:style-name="Table36.B7" office:value-type="string">
            <text:p text:style-name="P518">0.2</text:p>
          </table:table-cell>
          <table:table-cell table:style-name="Table36.C7" office:value-type="string">
            <text:p text:style-name="P597"><text:span text:style-name="T119">I</text:span><text:span text:style-name="T218">ncreases the radius of the grenade’s effect by 25%.</text:span></text:p>
          </table:table-cell>
        </table:table-row>
        <table:table-row>
          <table:table-cell table:style-name="Table36.A7" office:value-type="string">
            <text:p text:style-name="P405">3</text:p>
          </table:table-cell>
          <table:table-cell table:style-name="Table36.B7" office:value-type="string">
            <text:p text:style-name="P518">0.1</text:p>
          </table:table-cell>
          <table:table-cell table:style-name="Table36.C7" office:value-type="string">
            <text:p text:style-name="P429">The grenade’s regeneration time is reduced by 50%.</text:p>
          </table:table-cell>
        </table:table-row>
        <table:table-row>
          <table:table-cell table:style-name="Table36.A7" office:value-type="string">
            <text:p text:style-name="P405">4</text:p>
          </table:table-cell>
          <table:table-cell table:style-name="Table36.B7" office:value-type="string">
            <text:p text:style-name="P518">0.1</text:p>
          </table:table-cell>
          <table:table-cell table:style-name="Table36.C7" office:value-type="string">
            <text:p text:style-name="P596"><text:span text:style-name="T120">The grenade’s precision is doubled; it closes half the distance to the intended target, </text:span><text:span text:style-name="T220">or intended path (such as an opening)</text:span><text:span text:style-name="T120">.</text:span></text:p>
          </table:table-cell>
        </table:table-row>
        <table:table-row>
          <table:table-cell table:style-name="Table36.A7" office:value-type="string">
            <text:p text:style-name="P428">4</text:p>
          </table:table-cell>
          <table:table-cell table:style-name="Table36.B7" office:value-type="string">
            <text:p text:style-name="P518">0</text:p>
          </table:table-cell>
          <table:table-cell table:style-name="Table36.C7" office:value-type="string">
            <text:p text:style-name="P595"><text:span text:style-name="T120">The grenade can </text:span><text:span text:style-name="T219">be </text:span><text:span text:style-name="T120">optionally detonate</text:span><text:span text:style-name="T219">d</text:span><text:span text:style-name="T120"> </text:span><text:span text:style-name="T270">mentally, at the user’s intent</text:span><text:span text:style-name="T220">.</text:span></text:p>
          </table:table-cell>
        </table:table-row>
      </table:table>
      <text:p text:style-name="P349"/>
      <text:h text:style-name="Heading_20_2" text:outline-level="2">Grenade Clip</text:h>
      <text:p text:style-name="P106"/>
      <text:p text:style-name="P106">An enchanted grenade clip can hold <text:span text:style-name="T353">five </text:span>enchanted grenades. After someone uses an enchanted grenade that they <text:soft-page-break/>were attuned to, it’s essence can be regenerated into a grenade clip they’re attuned to. Each slot on the clip can regenerate the essence of one such enchanted grenade separatel<text:span text:style-name="T353">y over the course of their regeneration time.</text:span></text:p>
      <text:p text:style-name="P336"/>
      <table:table table:name="Table37" table:style-name="Table37">
        <table:table-column table:style-name="Table37.A" table:number-columns-repeated="2"/>
        <table:table-column table:style-name="Table37.C"/>
        <table:table-row table:style-name="Table37.1">
          <table:table-cell table:style-name="Table37.A1" office:value-type="string">
            <text:p text:style-name="P628">T<text:span text:style-name="T380">ier</text:span></text:p>
          </table:table-cell>
          <table:table-cell table:style-name="Table37.A1" office:value-type="string">
            <text:p text:style-name="P673">Mana</text:p>
          </table:table-cell>
          <table:table-cell table:style-name="Table37.C1" office:value-type="string">
            <text:p text:style-name="P651">Description</text:p>
          </table:table-cell>
        </table:table-row>
        <table:table-row>
          <table:table-cell table:style-name="Table37.A2" office:value-type="string">
            <text:p text:style-name="P502">-</text:p>
          </table:table-cell>
          <table:table-cell table:style-name="Table37.B2" office:value-type="string">
            <text:p text:style-name="P518">0.3</text:p>
          </table:table-cell>
          <table:table-cell table:style-name="Table37.C2" office:value-type="string">
            <text:p text:style-name="P463">[Base Requirement<text:span text:style-name="T471">]</text:span></text:p>
          </table:table-cell>
        </table:table-row>
        <table:table-row>
          <table:table-cell table:style-name="Table37.A3" office:value-type="string">
            <text:p text:style-name="P420">2</text:p>
          </table:table-cell>
          <table:table-cell table:style-name="Table37.B3" office:value-type="string">
            <text:p text:style-name="P518">0.1</text:p>
          </table:table-cell>
          <table:table-cell table:style-name="Table37.C3" office:value-type="string">
            <text:p text:style-name="P604"><text:span text:style-name="T150">Each slot can </text:span><text:span text:style-name="T151">store an additional grenade of the same type; </text:span><text:span text:style-name="T150">only </text:span><text:span text:style-name="T151">one appears at a time.</text:span><text:span text:style-name="T150"> </text:span><text:span text:style-name="T222">Can be applied four times.</text:span></text:p>
          </table:table-cell>
        </table:table-row>
        <table:table-row>
          <table:table-cell table:style-name="Table37.A3" office:value-type="string">
            <text:p text:style-name="P406">2</text:p>
          </table:table-cell>
          <table:table-cell table:style-name="Table37.B3" office:value-type="string">
            <text:p text:style-name="P518">0.1</text:p>
          </table:table-cell>
          <table:table-cell table:style-name="Table37.C3" office:value-type="string">
            <text:p text:style-name="P599"><text:span text:style-name="T218">T</text:span><text:span text:style-name="T1">he size of the grenade clip shrinks by 50%, as do any grenades when assigned. They return to full size when extracted.</text:span></text:p>
          </table:table-cell>
        </table:table-row>
        <table:table-row>
          <table:table-cell table:style-name="Table37.A5" office:value-type="string">
            <text:p text:style-name="P430">3</text:p>
          </table:table-cell>
          <table:table-cell table:style-name="Table37.B5" office:value-type="string">
            <text:p text:style-name="P518">0.2</text:p>
          </table:table-cell>
          <table:table-cell table:style-name="Table37.C5" office:value-type="string">
            <text:p text:style-name="P604"><text:span text:style-name="T149">A desired grenade will </text:span><text:span text:style-name="T150">instantly</text:span><text:span text:style-name="T149"> teleport to the o</text:span><text:span text:style-name="T150">wner’s</text:span><text:span text:style-name="T149"> hand when intended or instructed.</text:span></text:p>
          </table:table-cell>
        </table:table-row>
      </table:table>
      <text:p text:style-name="P312"/>
      <text:h text:style-name="Heading_20_2" text:outline-level="2">Grimoire</text:h>
      <text:p text:style-name="P8"/>
      <text:p text:style-name="P54">A grimoire is a tome of magic and utility, often used by alchemists or mages. When opened, a grimoire opens to a desired “tab” based on the reader’s intent. Each “tab” is effectively considered a separate book with it’s own pages and content <text:span text:style-name="T389">with up to a few hundred pages</text:span>. <text:span text:style-name="T410">A grimoire starts with five tabs available.</text:span></text:p>
      <text:p text:style-name="P337"/>
      <table:table table:name="Table2" table:style-name="Table2">
        <table:table-column table:style-name="Table2.A" table:number-columns-repeated="2"/>
        <table:table-column table:style-name="Table2.C"/>
        <table:table-row table:style-name="Table2.1">
          <table:table-cell table:style-name="Table2.A1" office:value-type="string">
            <text:p text:style-name="P629">T<text:span text:style-name="T380">ier</text:span></text:p>
          </table:table-cell>
          <table:table-cell table:style-name="Table2.A1" office:value-type="string">
            <text:p text:style-name="P674">Mana</text:p>
          </table:table-cell>
          <table:table-cell table:style-name="Table2.C1" office:value-type="string">
            <text:p text:style-name="P652">Description</text:p>
          </table:table-cell>
        </table:table-row>
        <table:table-row>
          <table:table-cell table:style-name="Table2.A2" office:value-type="string">
            <text:p text:style-name="P503">-</text:p>
          </table:table-cell>
          <table:table-cell table:style-name="Table2.B2" office:value-type="string">
            <text:p text:style-name="P519">0.2</text:p>
          </table:table-cell>
          <table:table-cell table:style-name="Table2.C2" office:value-type="string">
            <text:p text:style-name="P464">[Base Requirement<text:span text:style-name="T471">]</text:span></text:p>
          </table:table-cell>
        </table:table-row>
        <table:table-row>
          <table:table-cell table:style-name="Table2.A3" office:value-type="string">
            <text:p text:style-name="P420">1</text:p>
          </table:table-cell>
          <table:table-cell table:style-name="Table2.B3" office:value-type="string">
            <text:p text:style-name="P519">0</text:p>
          </table:table-cell>
          <table:table-cell table:style-name="Table2.C3" office:value-type="string">
            <text:p text:style-name="P604"><text:span text:style-name="T223">Adds</text:span><text:span text:style-name="T148"> f</text:span><text:span text:style-name="T147">ive </text:span><text:span text:style-name="T223">new tabs the owner can define</text:span><text:span text:style-name="T147">; e.g. todo, sketching, recipes, etc. </text:span><text:span text:style-name="T223">Can be applied five times.</text:span></text:p>
          </table:table-cell>
        </table:table-row>
        <table:table-row>
          <table:table-cell table:style-name="Table2.A3" office:value-type="string">
            <text:p text:style-name="P410">1</text:p>
          </table:table-cell>
          <table:table-cell table:style-name="Table2.B3" office:value-type="string">
            <text:p text:style-name="P519">0</text:p>
          </table:table-cell>
          <table:table-cell table:style-name="Table2.C3" office:value-type="string">
            <text:p text:style-name="P602"><text:span text:style-name="T224">G</text:span><text:span text:style-name="T147">ains </text:span><text:span text:style-name="T224">the following tabs: </text:span><text:span text:style-name="T147">self-updating dictionary, thesaurus, encyclopedia, calendar, and </text:span><text:span text:style-name="T271">multi-language </text:span><text:span text:style-name="T147">translation books.</text:span></text:p>
          </table:table-cell>
        </table:table-row>
        <table:table-row>
          <table:table-cell table:style-name="Table2.A5" office:value-type="string">
            <text:p text:style-name="P411">1</text:p>
          </table:table-cell>
          <table:table-cell table:style-name="Table2.B5" office:value-type="string">
            <text:p text:style-name="P519">0.1</text:p>
          </table:table-cell>
          <table:table-cell table:style-name="Table2.C5" office:value-type="string">
            <text:p text:style-name="P246"><text:span text:style-name="T125">T</text:span><text:span text:style-name="T147">he owner can rapidly write and erase text within any tab through intention, dictation, </text:span><text:span text:style-name="T225">and auto-scribing.</text:span></text:p>
          </table:table-cell>
        </table:table-row>
        <table:table-row>
          <table:table-cell table:style-name="Table2.A5" office:value-type="string">
            <text:p text:style-name="P410">1</text:p>
          </table:table-cell>
          <table:table-cell table:style-name="Table2.B5" office:value-type="string">
            <text:p text:style-name="P519">0</text:p>
          </table:table-cell>
          <table:table-cell table:style-name="Table2.C5" office:value-type="string">
            <text:p text:style-name="P603"><text:span text:style-name="T147">The grimoire will instantly flip open to the desired content, </text:span><text:span text:style-name="T225">or the most relevant content based on owner’s intent.</text:span></text:p>
          </table:table-cell>
        </table:table-row>
        <table:table-row>
          <table:table-cell table:style-name="Table2.A5" office:value-type="string">
            <text:p text:style-name="P413">1</text:p>
          </table:table-cell>
          <table:table-cell table:style-name="Table2.B5" office:value-type="string">
            <text:p text:style-name="P519">0.1</text:p>
          </table:table-cell>
          <table:table-cell table:style-name="Table2.C5" office:value-type="string">
            <text:p text:style-name="P246"><text:span text:style-name="T225">T</text:span><text:span text:style-name="T147">he owner can read content within t</text:span><text:span text:style-name="T225">he grimoire</text:span><text:span text:style-name="T147"> five times faster through an osmosis-like effect.</text:span></text:p>
          </table:table-cell>
        </table:table-row>
        <table:table-row>
          <table:table-cell table:style-name="Table2.A5" office:value-type="string">
            <text:p text:style-name="P413">1</text:p>
          </table:table-cell>
          <table:table-cell table:style-name="Table2.B5" office:value-type="string">
            <text:p text:style-name="P519">0.1</text:p>
          </table:table-cell>
          <table:table-cell table:style-name="Table2.C5" office:value-type="string">
            <text:p text:style-name="P414">Will automatically record notable events into a new “journal” tab, which actively tracks your daily life.</text:p>
          </table:table-cell>
        </table:table-row>
        <table:table-row>
          <table:table-cell table:style-name="Table2.A5" office:value-type="string">
            <text:p text:style-name="P413">2</text:p>
          </table:table-cell>
          <table:table-cell table:style-name="Table2.B5" office:value-type="string">
            <text:p text:style-name="P519">0.1</text:p>
          </table:table-cell>
          <table:table-cell table:style-name="Table2.C5" office:value-type="string">
            <text:p text:style-name="P414">Will automatically record discoveries and important notes into new “research” tabs; will support up to ten research tabs.</text:p>
          </table:table-cell>
        </table:table-row>
        <table:table-row>
          <table:table-cell table:style-name="Table2.A5" office:value-type="string">
            <text:p text:style-name="P406">2</text:p>
          </table:table-cell>
          <table:table-cell table:style-name="Table2.B5" office:value-type="string">
            <text:p text:style-name="P519">0</text:p>
          </table:table-cell>
          <table:table-cell table:style-name="Table2.C5" office:value-type="string">
            <text:p text:style-name="P695"><text:span text:style-name="T224">T</text:span><text:span text:style-name="T225">he grimoire can </text:span><text:span text:style-name="T147">interface with technology, </text:span><text:span text:style-name="T225">allowing it to upload or download content.</text:span></text:p>
          </table:table-cell>
        </table:table-row>
      </table:table>
      <text:p text:style-name="P327"/>
      <text:h text:style-name="P260" text:outline-level="2"><text:span text:style-name="T356">I</text:span><text:span text:style-name="T359">tems, Minor</text:span></text:h>
      <text:p text:style-name="P67"/>
      <text:p text:style-name="P67"><text:span text:style-name="T342">M</text:span><text:span text:style-name="T341">inor items </text:span><text:span text:style-name="T342">are generally single-purpose items that o</text:span><text:span text:style-name="T341">nly have a single upgrade.</text:span></text:p>
      <text:p text:style-name="P67"/>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630">L<text:span text:style-name="T310">uxury Item</text:span></text:p>
          </table:table-cell>
          <table:table-cell table:style-name="Table76.A1" office:value-type="string">
            <text:p text:style-name="P653">Description</text:p>
          </table:table-cell>
          <table:table-cell table:style-name="Table76.A1" office:value-type="string">
            <text:p text:style-name="P630">T<text:span text:style-name="T301">ier</text:span></text:p>
          </table:table-cell>
          <table:table-cell table:style-name="Table76.D1" office:value-type="string">
            <text:p text:style-name="P685">Mana</text:p>
          </table:table-cell>
        </table:table-row>
        <table:table-row>
          <table:table-cell table:style-name="Table76.A2" office:value-type="string">
            <text:p text:style-name="P273">C<text:span text:style-name="T414">ompass</text:span></text:p>
          </table:table-cell>
          <table:table-cell table:style-name="Table76.B2" office:value-type="string">
            <text:p text:style-name="P184">Visually directs your mind where to travel using a telepathic visual guide. Can remember your previous routes and absorb knowledge from maps in order to assist with directions.</text:p>
          </table:table-cell>
          <table:table-cell table:style-name="Table76.C2" office:value-type="string">
            <text:p text:style-name="P296">2</text:p>
          </table:table-cell>
          <table:table-cell table:style-name="Table76.D2" office:value-type="string">
            <text:p text:style-name="P303">0.5</text:p>
          </table:table-cell>
        </table:table-row>
        <table:table-row>
          <table:table-cell table:style-name="Table76.A3" office:value-type="string">
            <text:p text:style-name="P278">Dreamcatcher</text:p>
          </table:table-cell>
          <table:table-cell table:style-name="Table76.B3" office:value-type="string">
            <text:p text:style-name="P105"><text:span text:style-name="T213">Affected users sleep 35% less and are 50% more refreshed. Their rest reduces 10% of their stress and mental issues</text:span><text:span text:style-name="T111"> (trauma, anxiety, guilt, etc). </text:span><text:span text:style-name="T58">U</text:span><text:span text:style-name="T213">sers are easy to wake (alert), and can lucid dream at will.</text:span></text:p>
          </table:table-cell>
          <table:table-cell table:style-name="Table76.C3" office:value-type="string">
            <text:p text:style-name="P296">3</text:p>
          </table:table-cell>
          <table:table-cell table:style-name="Table76.D3" office:value-type="string">
            <text:p text:style-name="P302">0.1</text:p>
          </table:table-cell>
        </table:table-row>
        <table:table-row>
          <table:table-cell table:style-name="Table76.A3" office:value-type="string">
            <text:p text:style-name="P279">Fishing Rod</text:p>
          </table:table-cell>
          <table:table-cell table:style-name="Table76.B4" office:value-type="string">
            <text:p text:style-name="P68"><text:span text:style-name="T102">Rod automatically fixates itself in position and casts toward a source of water. Reels itself in when a fish is caught, and release</text:span><text:span text:style-name="T103">s </text:span><text:span text:style-name="T102">to an appropriate container. T</text:span><text:span text:style-name="T103">riples the normal catch rate.</text:span></text:p>
          </table:table-cell>
          <table:table-cell table:style-name="Table76.C4" office:value-type="string">
            <text:p text:style-name="P297">2</text:p>
          </table:table-cell>
          <table:table-cell table:style-name="Table76.D4" office:value-type="string">
            <text:p text:style-name="P302">0.1</text:p>
          </table:table-cell>
        </table:table-row>
        <table:table-row>
          <table:table-cell table:style-name="Table76.A5" office:value-type="string">
            <text:p text:style-name="P280">G<text:span text:style-name="T310">ame Board</text:span></text:p>
          </table:table-cell>
          <table:table-cell table:style-name="Table76.B5" office:value-type="string">
            <text:p text:style-name="P181">The board and tokens will reshape themselves to match any tabletop game, within reasonable limits. Attuned user can adjust their form, appearance, and so forth with five seconds of concentration.</text:p>
          </table:table-cell>
          <table:table-cell table:style-name="Table76.C5" office:value-type="string">
            <text:p text:style-name="P297">2</text:p>
          </table:table-cell>
          <table:table-cell table:style-name="Table76.D5" office:value-type="string">
            <text:p text:style-name="P302">0</text:p>
          </table:table-cell>
        </table:table-row>
        <table:table-row>
          <table:table-cell table:style-name="Table76.A3" office:value-type="string">
            <text:p text:style-name="P274">G<text:span text:style-name="T415">lasses</text:span></text:p>
          </table:table-cell>
          <table:table-cell table:style-name="Table76.B6" office:value-type="string">
            <text:p text:style-name="P183">Can transform into eyewear variants: contacts, water goggles, chemical goggles, prescription glasses, monocles, etc. Can alter the user’s eye colors and cosmetics. Protects you from light overexposure.</text:p>
          </table:table-cell>
          <table:table-cell table:style-name="Table76.C6" office:value-type="string">
            <text:p text:style-name="P277">2</text:p>
          </table:table-cell>
          <table:table-cell table:style-name="Table76.D6" office:value-type="string">
            <text:p text:style-name="P302">0.5</text:p>
          </table:table-cell>
        </table:table-row>
        <table:table-row>
          <table:table-cell table:style-name="Table76.A3" office:value-type="string">
            <text:p text:style-name="P281">Hairpin</text:p>
          </table:table-cell>
          <table:table-cell table:style-name="Table76.B7" office:value-type="string">
            <text:p text:style-name="P246"><text:span text:style-name="T147">T</text:span><text:span text:style-name="T149">he hair cleans, dries, repairs, styles, </text:span><text:span text:style-name="T226">recolors,</text:span><text:span text:style-name="T149"> and grooms itself. </text:span><text:span text:style-name="T272">Maintains </text:span><text:span text:style-name="T149">a hairstyle perfectly until a change is desired. </text:span><text:span text:style-name="T272">T</text:span><text:span text:style-name="T149">akes a </text:span><text:span text:style-name="T272">short scene to work fully, or a</text:span><text:span text:style-name="T149"> l</text:span><text:span text:style-name="T225">ong scene</text:span><text:span text:style-name="T149"> to adapt to a new style.</text:span></text:p>
          </table:table-cell>
          <table:table-cell table:style-name="Table76.C7" office:value-type="string">
            <text:p text:style-name="P282">2</text:p>
          </table:table-cell>
          <table:table-cell table:style-name="Table76.D7" office:value-type="string">
            <text:p text:style-name="P302">0.1</text:p>
          </table:table-cell>
        </table:table-row>
        <table:table-row>
          <table:table-cell table:style-name="Table76.A8" office:value-type="string">
            <text:p text:style-name="P283">Instrument</text:p>
          </table:table-cell>
          <table:table-cell table:style-name="Table76.B8" office:value-type="string">
            <text:p text:style-name="P182">Retains an aura of neural essence for playing the instrument, making it three times easier to learn and five times easier to play. If intended, it can only be heard by the attuned user, or within a defined area.</text:p>
          </table:table-cell>
          <table:table-cell table:style-name="Table76.C8" office:value-type="string">
            <text:p text:style-name="P297">2</text:p>
          </table:table-cell>
          <table:table-cell table:style-name="Table76.D8" office:value-type="string">
            <text:p text:style-name="P302">0.2</text:p>
          </table:table-cell>
        </table:table-row>
        <table:table-row>
          <table:table-cell table:style-name="Table76.A8" office:value-type="string">
            <text:p text:style-name="P284">Jewelry</text:p>
          </table:table-cell>
          <table:table-cell table:style-name="Table76.B9" office:value-type="string">
            <text:p text:style-name="P185">The jewelry can be transformed into other <text:span text:style-name="T451">exceptional</text:span><text:span text:style-name="T450">-quality</text:span> jewelry variants: rings, pendants, crowns, bracelets, necklace, etc.</text:p>
          </table:table-cell>
          <table:table-cell table:style-name="Table76.C9" office:value-type="string">
            <text:p text:style-name="P284">1</text:p>
          </table:table-cell>
          <table:table-cell table:style-name="Table76.D9" office:value-type="string">
            <text:p text:style-name="P302">0.1</text:p>
          </table:table-cell>
        </table:table-row>
        <text:soft-page-break/>
        <table:table-row>
          <table:table-cell table:style-name="Table76.A3" office:value-type="string">
            <text:p text:style-name="P285">Key</text:p>
          </table:table-cell>
          <table:table-cell table:style-name="Table76.B10" office:value-type="string">
            <text:p text:style-name="P247"><text:span text:style-name="T230">Can transform into any key that has been “absorbed” into it. Takes a long scene to absorb a key, but the owner only needs to initiate the process. Can </text:span><text:span text:style-name="T231">absorb</text:span><text:span text:style-name="T230"> standard </text:span><text:span text:style-name="T231">keys, key cards, electric keys</text:span><text:span text:style-name="T230">, </text:span><text:span text:style-name="T231">etc.</text:span></text:p>
          </table:table-cell>
          <table:table-cell table:style-name="Table76.C10" office:value-type="string">
            <text:p text:style-name="P286">1</text:p>
          </table:table-cell>
          <table:table-cell table:style-name="Table76.D10" office:value-type="string">
            <text:p text:style-name="P302">0.1</text:p>
          </table:table-cell>
        </table:table-row>
        <table:table-row>
          <table:table-cell table:style-name="Table76.A3" office:value-type="string">
            <text:p text:style-name="P287">Lock</text:p>
          </table:table-cell>
          <table:table-cell table:style-name="Table76.B11" office:value-type="string">
            <text:p text:style-name="P186">The lock is pristine; it is 25% harder to infiltrate than the best natural locks. It can be set to inflict pain and sound an alarm when an unauthorized user is attempting to bypass it.</text:p>
          </table:table-cell>
          <table:table-cell table:style-name="Table76.C11" office:value-type="string">
            <text:p text:style-name="P288">2</text:p>
          </table:table-cell>
          <table:table-cell table:style-name="Table76.D11" office:value-type="string">
            <text:p text:style-name="P302">0</text:p>
          </table:table-cell>
        </table:table-row>
        <table:table-row>
          <table:table-cell table:style-name="Table76.A12" office:value-type="string">
            <text:p text:style-name="P289">Molding Clay</text:p>
          </table:table-cell>
          <table:table-cell table:style-name="Table76.B12" office:value-type="string">
            <text:p text:style-name="P187">Re-mold into a simple item with 3 seconds of intent. Achieves high crafting quality. Must use common materials; <text:span text:style-name="T419">up to 3x</text:span> the original volume. Reforms to clay after a long scene, or sooner if desired.</text:p>
          </table:table-cell>
          <table:table-cell table:style-name="Table76.C12" office:value-type="string">
            <text:p text:style-name="P289">3</text:p>
          </table:table-cell>
          <table:table-cell table:style-name="Table76.D12" office:value-type="string">
            <text:p text:style-name="P302">0.5</text:p>
          </table:table-cell>
        </table:table-row>
        <table:table-row>
          <table:table-cell table:style-name="Table76.A12" office:value-type="string">
            <text:p text:style-name="P290">Painting</text:p>
          </table:table-cell>
          <table:table-cell table:style-name="Table76.B13" office:value-type="string">
            <text:p text:style-name="P234"><text:span text:style-name="T70">T</text:span><text:span text:style-name="T1">he painting can self-paint with the quality of a master painter (at their expected speed), but can include magical movements and cosmetics. It can return to previous paintings in seconds.</text:span></text:p>
          </table:table-cell>
          <table:table-cell table:style-name="Table76.C13" office:value-type="string">
            <text:p text:style-name="P299">1</text:p>
          </table:table-cell>
          <table:table-cell table:style-name="Table76.D13" office:value-type="string">
            <text:p text:style-name="P302">0</text:p>
          </table:table-cell>
        </table:table-row>
        <table:table-row>
          <table:table-cell table:style-name="Table76.A12" office:value-type="string">
            <text:p text:style-name="P291">Picture Frame</text:p>
          </table:table-cell>
          <table:table-cell table:style-name="Table76.B14" office:value-type="string">
            <text:p text:style-name="P68"><text:span text:style-name="T68">F</text:span><text:span text:style-name="T70">rame will adjust itself to multiple sizes and shapes based on the pictures it stores. Can store multiple pictures and swap between them. </text:span><text:span text:style-name="T103">C</text:span><text:span text:style-name="T70">an intend the frame or pictures </text:span><text:span text:style-name="T103">to change</text:span><text:span text:style-name="T70"> with 5 seconds of focus.</text:span></text:p>
          </table:table-cell>
          <table:table-cell table:style-name="Table76.C14" office:value-type="string">
            <text:p text:style-name="P299">1</text:p>
          </table:table-cell>
          <table:table-cell table:style-name="Table76.D14" office:value-type="string">
            <text:p text:style-name="P302">0</text:p>
          </table:table-cell>
        </table:table-row>
        <table:table-row>
          <table:table-cell table:style-name="Table76.A12" office:value-type="string">
            <text:p text:style-name="P275">P<text:span text:style-name="T413">otion Flask</text:span></text:p>
          </table:table-cell>
          <table:table-cell table:style-name="Table76.B15" office:value-type="string">
            <text:p text:style-name="P188">Absorbs any potion or elixir into it, merging them into a single container. The user always drinks the intended potion and dosage that is contained. Elixirs still regenerate their effects within the flask.</text:p>
          </table:table-cell>
          <table:table-cell table:style-name="Table76.C15" office:value-type="string">
            <text:p text:style-name="P275">3</text:p>
          </table:table-cell>
          <table:table-cell table:style-name="Table76.D15" office:value-type="string">
            <text:p text:style-name="P302">0.5</text:p>
          </table:table-cell>
        </table:table-row>
        <table:table-row>
          <table:table-cell table:style-name="Table76.A12" office:value-type="string">
            <text:p text:style-name="P292">P<text:span text:style-name="T367">rison Binds</text:span></text:p>
          </table:table-cell>
          <table:table-cell table:style-name="Table76.B16" office:value-type="string">
            <text:p text:style-name="P68"><text:span text:style-name="T101">Bound victim is </text:span><text:span text:style-name="T69">50% </text:span><text:span text:style-name="T101">less aggressive</text:span><text:span text:style-name="T69">, and equally less likely to incite violence or trouble. </text:span><text:span text:style-name="T101">This effect can be resisted with sufficient mental resistances.</text:span></text:p>
          </table:table-cell>
          <table:table-cell table:style-name="Table76.C16" office:value-type="string">
            <text:p text:style-name="P297">2</text:p>
          </table:table-cell>
          <table:table-cell table:style-name="Table76.D16" office:value-type="string">
            <text:p text:style-name="P302">0.1</text:p>
          </table:table-cell>
        </table:table-row>
        <table:table-row>
          <table:table-cell table:style-name="Table76.A12" office:value-type="string">
            <text:p text:style-name="P295">Quiver</text:p>
          </table:table-cell>
          <table:table-cell table:style-name="Table76.B17" office:value-type="string">
            <text:p text:style-name="P249"><text:span text:style-name="T233">T</text:span><text:span text:style-name="T1">he quiver can contain five times as many arrows as should normally be possible without increasing the weight. Arrows never fall out, and the owner always pulls the intended arrow.</text:span></text:p>
          </table:table-cell>
          <table:table-cell table:style-name="Table76.C17" office:value-type="string">
            <text:p text:style-name="P295">2</text:p>
          </table:table-cell>
          <table:table-cell table:style-name="Table76.D17" office:value-type="string">
            <text:p text:style-name="P302">0.<text:span text:style-name="T473">2</text:span></text:p>
          </table:table-cell>
        </table:table-row>
        <table:table-row>
          <table:table-cell table:style-name="Table76.A12" office:value-type="string">
            <text:p text:style-name="P280">S<text:span text:style-name="T310">pice Shaker</text:span></text:p>
          </table:table-cell>
          <table:table-cell table:style-name="Table76.B18" office:value-type="string">
            <text:p text:style-name="P68"><text:span text:style-name="T273">Add </text:span><text:span text:style-name="T67">spice</text:span><text:span text:style-name="T273">s; it multiplies the contents by </text:span><text:span text:style-name="T274">100</text:span><text:span text:style-name="T273">x and separates </text:span><text:span text:style-name="T275">or mixes</text:span><text:span text:style-name="T273"> as needed</text:span><text:span text:style-name="T67">. The richness and quality of the flavor is increased by 50%. Can adjust spiciness, bitterness, sourness, saltiness, etc.</text:span></text:p>
          </table:table-cell>
          <table:table-cell table:style-name="Table76.C18" office:value-type="string">
            <text:p text:style-name="P297">2</text:p>
          </table:table-cell>
          <table:table-cell table:style-name="Table76.D18" office:value-type="string">
            <text:p text:style-name="P302">0</text:p>
          </table:table-cell>
        </table:table-row>
        <table:table-row>
          <table:table-cell table:style-name="Table76.A12" office:value-type="string">
            <text:p text:style-name="P276">S<text:span text:style-name="T417">ports Ball</text:span></text:p>
          </table:table-cell>
          <table:table-cell table:style-name="Table76.B19" office:value-type="string">
            <text:p text:style-name="P250"><text:span text:style-name="T233">C</text:span><text:span text:style-name="T1">an alter its shape, size, material, and cosmetics. Has levitation and telekinetic self-propulsion. Can interface with technology to follow complex game rules. Senses players, environments, etc.</text:span></text:p>
          </table:table-cell>
          <table:table-cell table:style-name="Table76.C19" office:value-type="string">
            <text:p text:style-name="P277">2</text:p>
          </table:table-cell>
          <table:table-cell table:style-name="Table76.D19" office:value-type="string">
            <text:p text:style-name="P302">0</text:p>
          </table:table-cell>
        </table:table-row>
        <table:table-row>
          <table:table-cell table:style-name="Table76.A12" office:value-type="string">
            <text:p text:style-name="P280">S<text:span text:style-name="T312">urvival Utensil</text:span></text:p>
          </table:table-cell>
          <table:table-cell table:style-name="Table76.B20" office:value-type="string">
            <text:p text:style-name="P68"><text:span text:style-name="T104">Reforms into a survival knife, kitchen utensil (spoon, fork, etc), scraper, can opener, or other similar tools </text:span><text:span text:style-name="T105">a</text:span><text:span text:style-name="T103">t the user’s discretion</text:span><text:span text:style-name="T104">. </text:span><text:span text:style-name="T103">U</text:span><text:span text:style-name="T104">ser can transform the utensil by concentrating for </text:span><text:span text:style-name="T276">a</text:span><text:span text:style-name="T104"> second.</text:span></text:p>
          </table:table-cell>
          <table:table-cell table:style-name="Table76.C20" office:value-type="string">
            <text:p text:style-name="P300">2</text:p>
          </table:table-cell>
          <table:table-cell table:style-name="Table76.D20" office:value-type="string">
            <text:p text:style-name="P302">0.<text:span text:style-name="T473">1</text:span></text:p>
          </table:table-cell>
        </table:table-row>
        <table:table-row>
          <table:table-cell table:style-name="Table76.A21" office:value-type="string">
            <text:p text:style-name="P280">T<text:span text:style-name="T311">rash Can</text:span></text:p>
          </table:table-cell>
          <table:table-cell table:style-name="Table76.B21" office:value-type="string">
            <text:p text:style-name="P156"><text:span text:style-name="T367">N</text:span>on-magical, non-metal garbage added to the trash can will be compacted, composted, and rapidly dissolved in an ecological-friendly manner. It never smells or needs to be taken out.</text:p>
          </table:table-cell>
          <table:table-cell table:style-name="Table76.C21" office:value-type="string">
            <text:p text:style-name="P297">1</text:p>
          </table:table-cell>
          <table:table-cell table:style-name="Table76.D21" office:value-type="string">
            <text:p text:style-name="P302">0</text:p>
          </table:table-cell>
        </table:table-row>
        <table:table-row>
          <table:table-cell table:style-name="Table76.A22" office:value-type="string">
            <text:p text:style-name="P293">Useful Dish</text:p>
          </table:table-cell>
          <table:table-cell table:style-name="Table76.B22" office:value-type="string">
            <text:p text:style-name="P68"><text:span text:style-name="T69">Transforms to any dish, pot, pan, plate or similar object. W</text:span><text:span text:style-name="T101">ill maintain</text:span><text:span text:style-name="T69"> the heat of any meal or liquid, and cook faster with improved quality. Will transform with </text:span><text:span text:style-name="T277">a</text:span><text:span text:style-name="T69"> second of concentration.</text:span></text:p>
          </table:table-cell>
          <table:table-cell table:style-name="Table76.C22" office:value-type="string">
            <text:p text:style-name="P301">2</text:p>
          </table:table-cell>
          <table:table-cell table:style-name="Table76.D22" office:value-type="string">
            <text:p text:style-name="P302">0</text:p>
          </table:table-cell>
        </table:table-row>
        <table:table-row>
          <table:table-cell table:style-name="Table76.A23" office:value-type="string">
            <text:p text:style-name="P294">U<text:span text:style-name="T412">tility Tool</text:span></text:p>
          </table:table-cell>
          <table:table-cell table:style-name="Table76.B23" office:value-type="string">
            <text:p text:style-name="P248"><text:span text:style-name="T69">C</text:span><text:span text:style-name="T232">an transform into any utility tool: shovel, hand shovel, pickaxe, chisel, saw, handsaw, axe, shears, hoe, scythe, etc. Works ten times more efficiently than normal through telekinetic assistance.</text:span></text:p>
          </table:table-cell>
          <table:table-cell table:style-name="Table76.C23" office:value-type="string">
            <text:p text:style-name="P298">3</text:p>
          </table:table-cell>
          <table:table-cell table:style-name="Table76.D23" office:value-type="string">
            <text:p text:style-name="P302">0.<text:span text:style-name="T473">2</text:span></text:p>
          </table:table-cell>
        </table:table-row>
        <table:table-row>
          <table:table-cell table:style-name="Table76.A24" office:value-type="string">
            <text:p text:style-name="P296">Wardrobe</text:p>
          </table:table-cell>
          <table:table-cell table:style-name="Table76.B24" office:value-type="string">
            <text:p text:style-name="P68"><text:span text:style-name="T1">Automatically </text:span><text:span text:style-name="T70">washes, grooms, </text:span><text:span text:style-name="T1">folds, irons, sorts, and </text:span><text:span text:style-name="T70">fully prepares clothing in a short scene. A</text:span><text:span text:style-name="T236">nticipates the needs of any attuned user, and can open main </text:span><text:span text:style-name="T272">section</text:span><text:span text:style-name="T236"> </text:span><text:span text:style-name="T70">with intended outfit.</text:span></text:p>
          </table:table-cell>
          <table:table-cell table:style-name="Table76.C24" office:value-type="string">
            <text:p text:style-name="P297">2</text:p>
          </table:table-cell>
          <table:table-cell table:style-name="Table76.D24" office:value-type="string">
            <text:p text:style-name="P302">0</text:p>
          </table:table-cell>
        </table:table-row>
        <table:table-row>
          <table:table-cell table:style-name="Table76.A24" office:value-type="string">
            <text:p text:style-name="P277">Writing Utensil</text:p>
          </table:table-cell>
          <table:table-cell table:style-name="Table76.B25" office:value-type="string">
            <text:p text:style-name="P605"><text:span text:style-name="T69">T</text:span><text:span text:style-name="T233">ransforms</text:span><text:span text:style-name="T232"> into any w</text:span><text:span text:style-name="T233">riting</text:span><text:span text:style-name="T232"> u</text:span><text:span text:style-name="T233">tensil</text:span><text:span text:style-name="T232">: </text:span><text:span text:style-name="T233">quill, paintbrush, pen</text:span><text:span text:style-name="T232">, etc. Works f</text:span><text:span text:style-name="T233">ive</text:span><text:span text:style-name="T232"> times more efficiently than normal through telekinetic assistance. </text:span><text:span text:style-name="T233">Can change color, ink or paint consistency, precision, etc.</text:span></text:p>
          </table:table-cell>
          <table:table-cell table:style-name="Table76.C25" office:value-type="string">
            <text:p text:style-name="P277">2</text:p>
          </table:table-cell>
          <table:table-cell table:style-name="Table76.D25" office:value-type="string">
            <text:p text:style-name="P302">0.<text:span text:style-name="T473">1</text:span></text:p>
          </table:table-cell>
        </table:table-row>
      </table:table>
      <text:p text:style-name="P27"/>
      <text:h text:style-name="P253" text:outline-level="2">Lantern</text:h>
      <text:p text:style-name="P338"/>
      <table:table table:name="Table41" table:style-name="Table41">
        <table:table-column table:style-name="Table41.A" table:number-columns-repeated="2"/>
        <table:table-column table:style-name="Table41.C"/>
        <table:table-row table:style-name="Table41.1">
          <table:table-cell table:style-name="Table41.A1" office:value-type="string">
            <text:p text:style-name="P631">T<text:span text:style-name="T380">ier</text:span></text:p>
          </table:table-cell>
          <table:table-cell table:style-name="Table41.A1" office:value-type="string">
            <text:p text:style-name="P675">Mana</text:p>
          </table:table-cell>
          <table:table-cell table:style-name="Table41.C1" office:value-type="string">
            <text:p text:style-name="P654">Description</text:p>
          </table:table-cell>
        </table:table-row>
        <table:table-row>
          <table:table-cell table:style-name="Table41.A2" office:value-type="string">
            <text:p text:style-name="P504">-</text:p>
          </table:table-cell>
          <table:table-cell table:style-name="Table41.B2" office:value-type="string">
            <text:p text:style-name="P521">0.<text:span text:style-name="T478">2</text:span></text:p>
          </table:table-cell>
          <table:table-cell table:style-name="Table41.C2" office:value-type="string">
            <text:p text:style-name="P465">[Base Requirement, <text:span text:style-name="T478">mana commitment is only required during use</text:span><text:span text:style-name="T471">]</text:span></text:p>
          </table:table-cell>
        </table:table-row>
        <table:table-row>
          <table:table-cell table:style-name="Table41.A3" office:value-type="string">
            <text:p text:style-name="P421">1</text:p>
          </table:table-cell>
          <table:table-cell table:style-name="Table41.B3" office:value-type="string">
            <text:p text:style-name="P520">0.<text:span text:style-name="T478">5</text:span></text:p>
          </table:table-cell>
          <table:table-cell table:style-name="Table41.C3" office:value-type="string">
            <text:p text:style-name="P697"><text:span text:style-name="T152">T</text:span><text:span text:style-name="T223">he lantern can levitate and move on its own according to the owner’s instruction, if within ten meters from the owner.</text:span></text:p>
          </table:table-cell>
        </table:table-row>
        <table:table-row>
          <table:table-cell table:style-name="Table41.A3" office:value-type="string">
            <text:p text:style-name="P367">2</text:p>
          </table:table-cell>
          <table:table-cell table:style-name="Table41.B3" office:value-type="string">
            <text:p text:style-name="P520">0.3</text:p>
          </table:table-cell>
          <table:table-cell table:style-name="Table41.C3" office:value-type="string">
            <text:p text:style-name="P698"><text:span text:style-name="T152">T</text:span><text:span text:style-name="T154">he lantern can transform into alternative light variants: torches, flashlights, etc. T</text:span><text:span text:style-name="T155">he light emitted can be doubled.</text:span></text:p>
          </table:table-cell>
        </table:table-row>
        <table:table-row>
          <table:table-cell table:style-name="Table41.A5" office:value-type="string">
            <text:p text:style-name="P431">3</text:p>
          </table:table-cell>
          <table:table-cell table:style-name="Table41.B5" office:value-type="string">
            <text:p text:style-name="P560">1</text:p>
          </table:table-cell>
          <table:table-cell table:style-name="Table41.C5" office:value-type="string">
            <text:p text:style-name="P607"><text:span text:style-name="T90">Reveals</text:span><text:span text:style-name="T225"> illusion</text:span><text:span text:style-name="T90">s </text:span><text:span text:style-name="T153">and enchantments</text:span><text:span text:style-name="T225"> within </text:span><text:span text:style-name="T155">short range</text:span><text:span text:style-name="T225">. </text:span><text:span text:style-name="T155">Obstructions do not limit this effect.</text:span></text:p>
          </table:table-cell>
        </table:table-row>
        <table:table-row>
          <table:table-cell table:style-name="Table41.A5" office:value-type="string">
            <text:p text:style-name="P407">3</text:p>
          </table:table-cell>
          <table:table-cell table:style-name="Table41.B5" office:value-type="string">
            <text:p text:style-name="P560">2</text:p>
          </table:table-cell>
          <table:table-cell table:style-name="Table41.C5" office:value-type="string">
            <text:p text:style-name="P607"><text:span text:style-name="T81">R</text:span><text:span text:style-name="T95">eveals</text:span><text:span text:style-name="T153"> creatures</text:span><text:span text:style-name="T95"> w</text:span><text:span text:style-name="T237">ithin</text:span><text:span text:style-name="T81"> </text:span><text:span text:style-name="T155">short range, </text:span><text:span text:style-name="T237">including hidden</text:span><text:span text:style-name="T81">. </text:span><text:span text:style-name="T155">Obstructions do not limit this effect.</text:span></text:p>
          </table:table-cell>
        </table:table-row>
        <table:table-row>
          <table:table-cell table:style-name="Table41.A7" office:value-type="string">
            <text:p text:style-name="P431">4</text:p>
          </table:table-cell>
          <table:table-cell table:style-name="Table41.B7" office:value-type="string">
            <text:p text:style-name="P560">1</text:p>
          </table:table-cell>
          <table:table-cell table:style-name="Table41.C7" office:value-type="string">
            <text:p text:style-name="P600"><text:span text:style-name="T81">Only a</text:span><text:span text:style-name="T156">ttuned </text:span><text:span text:style-name="T238">users</text:span><text:span text:style-name="T81"> can see the l</text:span><text:span text:style-name="T153">antern’s light. </text:span><text:span text:style-name="T286">Optional effect.</text:span></text:p>
          </table:table-cell>
        </table:table-row>
      </table:table>
      <text:p text:style-name="P313"/>
      <text:h text:style-name="P253" text:outline-level="2">Map</text:h>
      <text:p text:style-name="P29"/>
      <text:p text:style-name="P29">Enchanted maps <text:span text:style-name="T390">can </text:span><text:span text:style-name="T478">passively</text:span> draw any area within 1 kilometer from <text:span text:style-name="T390">it’s current position </text:span><text:span text:style-name="T478">at</text:span><text:span text:style-name="T390"> the owner’s instruction</text:span>. The maps will automatically draw themselves <text:span text:style-name="T390">25x faster than</text:span> a master cartographer. <text:span text:style-name="T418">By default, the map can only draw at national scale. It will identify and label any important points of interest relative to its current scale: landmarks, cities, important geological masses and features, major routes and paths, etc.</text:span></text:p>
      <text:p text:style-name="P29"><text:soft-page-break/></text:p>
      <text:p text:style-name="P29">Map precision is approximated for the sake of draw speed; true precision takes much longer due to measurement requirements. The map can be cleared (fully erased) at the owner's discretion. Features hidden from the public will not be revealed. Owner can toggle on/off any of the upgrades to avoid clutter or get precise information.</text:p>
      <text:p text:style-name="P339"/>
      <table:table table:name="Table5" table:style-name="Table5">
        <table:table-column table:style-name="Table5.A" table:number-columns-repeated="2"/>
        <table:table-column table:style-name="Table5.C"/>
        <table:table-row table:style-name="Table5.1">
          <table:table-cell table:style-name="Table5.A1" office:value-type="string">
            <text:p text:style-name="P632">T<text:span text:style-name="T380">ier</text:span></text:p>
          </table:table-cell>
          <table:table-cell table:style-name="Table5.A1" office:value-type="string">
            <text:p text:style-name="P676">Mana</text:p>
          </table:table-cell>
          <table:table-cell table:style-name="Table5.C1" office:value-type="string">
            <text:p text:style-name="P655">Description</text:p>
          </table:table-cell>
        </table:table-row>
        <table:table-row>
          <table:table-cell table:style-name="Table5.A2" office:value-type="string">
            <text:p text:style-name="P505">-</text:p>
          </table:table-cell>
          <table:table-cell table:style-name="Table5.B2" office:value-type="string">
            <text:p text:style-name="P563">1</text:p>
          </table:table-cell>
          <table:table-cell table:style-name="Table5.C2" office:value-type="string">
            <text:p text:style-name="P466">[Base Requirement<text:span text:style-name="T471">]</text:span></text:p>
          </table:table-cell>
        </table:table-row>
        <table:table-row>
          <table:table-cell table:style-name="Table5.A3" office:value-type="string">
            <text:p text:style-name="P422">1</text:p>
          </table:table-cell>
          <table:table-cell table:style-name="Table5.B3" office:value-type="string">
            <text:p text:style-name="P527">0</text:p>
          </table:table-cell>
          <table:table-cell table:style-name="Table5.C3" office:value-type="string">
            <text:p text:style-name="P699"><text:span text:style-name="T223">T</text:span><text:span text:style-name="T242">he map can be drawn </text:span><text:span text:style-name="T278">at national scale, regional</text:span><text:span text:style-name="T242"> scale, city-wide scale, </text:span><text:span text:style-name="T278">and anything in-between.</text:span></text:p>
          </table:table-cell>
        </table:table-row>
        <table:table-row>
          <table:table-cell table:style-name="Table5.A3" office:value-type="string">
            <text:p text:style-name="P524">1</text:p>
          </table:table-cell>
          <table:table-cell table:style-name="Table5.B3" office:value-type="string">
            <text:p text:style-name="P527">0</text:p>
          </table:table-cell>
          <table:table-cell table:style-name="Table5.C3" office:value-type="string">
            <text:p text:style-name="P700"><text:span text:style-name="T155">T</text:span><text:span text:style-name="T1">he map can be drawn </text:span><text:span text:style-name="T278">at a city-wide scale, district scale, </text:span><text:span text:style-name="T1">building scale, </text:span><text:span text:style-name="T278">and anything in-between.</text:span></text:p>
          </table:table-cell>
        </table:table-row>
        <table:table-row>
          <table:table-cell table:style-name="Table5.A5" office:value-type="string">
            <text:p text:style-name="P526">1</text:p>
          </table:table-cell>
          <table:table-cell table:style-name="Table5.B5" office:value-type="string">
            <text:p text:style-name="P527">0</text:p>
          </table:table-cell>
          <table:table-cell table:style-name="Table5.C5" office:value-type="string">
            <text:p text:style-name="P608"><text:span text:style-name="T241">The map can</text:span><text:span text:style-name="T157"> </text:span><text:span text:style-name="T243">toggle on/off </text:span><text:span text:style-name="T157">highlight</text:span><text:span text:style-name="T243">ed</text:span><text:span text:style-name="T157"> routes between desired points of interest, </text:span><text:span text:style-name="T243">and identify its current position</text:span><text:span text:style-name="T157">.</text:span></text:p>
          </table:table-cell>
        </table:table-row>
        <table:table-row>
          <table:table-cell table:style-name="Table5.A5" office:value-type="string">
            <text:p text:style-name="P431">1</text:p>
          </table:table-cell>
          <table:table-cell table:style-name="Table5.B5" office:value-type="string">
            <text:p text:style-name="P527">0.1</text:p>
          </table:table-cell>
          <table:table-cell table:style-name="Table5.C5" office:value-type="string">
            <text:p text:style-name="P611"><text:span text:style-name="T158">T</text:span><text:span text:style-name="T1">he map can save and load up to </text:span><text:span text:style-name="T290">100</text:span><text:span text:style-name="T1"> maps. Can be taken multiple times for </text:span><text:span text:style-name="T290">100</text:span><text:span text:style-name="T1"> additional map saves each time.</text:span></text:p>
          </table:table-cell>
        </table:table-row>
        <table:table-row>
          <table:table-cell table:style-name="Table5.A7" office:value-type="string">
            <text:p text:style-name="P412">2</text:p>
          </table:table-cell>
          <table:table-cell table:style-name="Table5.B7" office:value-type="string">
            <text:p text:style-name="P527">0</text:p>
          </table:table-cell>
          <table:table-cell table:style-name="Table5.C7" office:value-type="string">
            <text:p text:style-name="P609"><text:span text:style-name="T278">User can interact with the map like t</text:span><text:span text:style-name="T157">echnology. It can z</text:span><text:span text:style-name="T241">oom, pan, </text:span><text:span text:style-name="T157">switch floors, </text:span><text:span text:style-name="T241">add c</text:span><text:span text:style-name="T157">ustom t</text:span><text:span text:style-name="T158">ags,</text:span><text:span text:style-name="T157"> </text:span><text:span text:style-name="T278">etc</text:span><text:span text:style-name="T158">.</text:span></text:p>
          </table:table-cell>
        </table:table-row>
        <table:table-row>
          <table:table-cell table:style-name="Table5.A7" office:value-type="string">
            <text:p text:style-name="P408">2</text:p>
          </table:table-cell>
          <table:table-cell table:style-name="Table5.B7" office:value-type="string">
            <text:p text:style-name="P527">0.2</text:p>
          </table:table-cell>
          <table:table-cell table:style-name="Table5.C7" office:value-type="string">
            <text:p text:style-name="P609"><text:span text:style-name="T156">T</text:span><text:span text:style-name="T157">he map can be enlarged up to ten times its surface area, such as to cover a table.</text:span></text:p>
          </table:table-cell>
        </table:table-row>
        <table:table-row>
          <table:table-cell table:style-name="Table5.A7" office:value-type="string">
            <text:p text:style-name="P362">2</text:p>
          </table:table-cell>
          <table:table-cell table:style-name="Table5.B7" office:value-type="string">
            <text:p text:style-name="P527">0</text:p>
          </table:table-cell>
          <table:table-cell table:style-name="Table5.C7" office:value-type="string">
            <text:p text:style-name="P610"><text:span text:style-name="T239">The map </text:span><text:span text:style-name="T157">draws with perfect precision.</text:span></text:p>
          </table:table-cell>
        </table:table-row>
        <table:table-row>
          <table:table-cell table:style-name="Table5.A7" office:value-type="string">
            <text:p text:style-name="P412">2</text:p>
          </table:table-cell>
          <table:table-cell table:style-name="Table5.B7" office:value-type="string">
            <text:p text:style-name="P527">0.1</text:p>
          </table:table-cell>
          <table:table-cell table:style-name="Table5.C7" office:value-type="string">
            <text:p text:style-name="P601"><text:span text:style-name="T156">T</text:span><text:span text:style-name="T157">he map is drawn five times faster.</text:span></text:p>
          </table:table-cell>
        </table:table-row>
        <table:table-row>
          <table:table-cell table:style-name="Table5.A7" office:value-type="string">
            <text:p text:style-name="P563">2</text:p>
          </table:table-cell>
          <table:table-cell table:style-name="Table5.B7" office:value-type="string">
            <text:p text:style-name="P563">0.2</text:p>
          </table:table-cell>
          <table:table-cell table:style-name="Table5.C7" office:value-type="string">
            <text:p text:style-name="P709"><text:span text:style-name="T157">T</text:span><text:span text:style-name="T1">he map can synchronize with the owner’s mind, overlapping their vision with useful map-related information.</text:span></text:p>
          </table:table-cell>
        </table:table-row>
        <table:table-row>
          <table:table-cell table:style-name="Table5.A7" office:value-type="string">
            <text:p text:style-name="P408">3</text:p>
          </table:table-cell>
          <table:table-cell table:style-name="Table5.B7" office:value-type="string">
            <text:p text:style-name="P527">0</text:p>
          </table:table-cell>
          <table:table-cell table:style-name="Table5.C7" office:value-type="string">
            <text:p text:style-name="P610"><text:span text:style-name="T239">The map </text:span><text:span text:style-name="T157">can draw up to 10 km away.</text:span></text:p>
          </table:table-cell>
        </table:table-row>
        <table:table-row>
          <table:table-cell table:style-name="Table5.A7" office:value-type="string">
            <text:p text:style-name="P361">4</text:p>
          </table:table-cell>
          <table:table-cell table:style-name="Table5.B7" office:value-type="string">
            <text:p text:style-name="P527">0.<text:span text:style-name="T481">3</text:span></text:p>
          </table:table-cell>
          <table:table-cell table:style-name="Table5.C7" office:value-type="string">
            <text:p text:style-name="P608"><text:span text:style-name="T156">T</text:span><text:span text:style-name="T157">he map can </text:span><text:span text:style-name="T240">identify the live position of u</text:span><text:span text:style-name="T241">p to </text:span><text:span text:style-name="T157">t</text:span><text:span text:style-name="T239">en</text:span><text:span text:style-name="T157"> </text:span><text:span text:style-name="T240">attuned </text:span><text:span text:style-name="T157">allies </text:span><text:span text:style-name="T241">(including the owner)</text:span><text:span text:style-name="T157">.</text:span></text:p>
          </table:table-cell>
        </table:table-row>
      </table:table>
      <text:p text:style-name="P352"/>
      <text:h text:style-name="P253" text:outline-level="2">Mount Dress</text:h>
      <text:p text:style-name="P339"/>
      <table:table table:name="Table4" table:style-name="Table4">
        <table:table-column table:style-name="Table4.A" table:number-columns-repeated="2"/>
        <table:table-column table:style-name="Table4.C"/>
        <table:table-row table:style-name="Table4.1">
          <table:table-cell table:style-name="Table4.A1" office:value-type="string">
            <text:p text:style-name="P632">T<text:span text:style-name="T380">ier</text:span></text:p>
          </table:table-cell>
          <table:table-cell table:style-name="Table4.A1" office:value-type="string">
            <text:p text:style-name="P676">Mana</text:p>
          </table:table-cell>
          <table:table-cell table:style-name="Table4.C1" office:value-type="string">
            <text:p text:style-name="P655">Description</text:p>
          </table:table-cell>
        </table:table-row>
        <table:table-row>
          <table:table-cell table:style-name="Table4.A2" office:value-type="string">
            <text:p text:style-name="P505">-</text:p>
          </table:table-cell>
          <table:table-cell table:style-name="Table4.B2" office:value-type="string">
            <text:p text:style-name="P522">0.<text:span text:style-name="T478">5</text:span></text:p>
          </table:table-cell>
          <table:table-cell table:style-name="Table4.C2" office:value-type="string">
            <text:p text:style-name="P466">[Base Requirement, <text:span text:style-name="T478">mana commitment is handled by the mount</text:span><text:span text:style-name="T471">]</text:span></text:p>
          </table:table-cell>
        </table:table-row>
        <table:table-row>
          <table:table-cell table:style-name="Table4.A3" office:value-type="string">
            <text:p text:style-name="P432">2</text:p>
          </table:table-cell>
          <table:table-cell table:style-name="Table4.B3" office:value-type="string">
            <text:p text:style-name="P527">0.<text:span text:style-name="T478">5</text:span></text:p>
          </table:table-cell>
          <table:table-cell table:style-name="Table4.C3" office:value-type="string">
            <text:p text:style-name="P701"><text:span text:style-name="T187">T</text:span><text:span text:style-name="T242">he rider will ride easily and comfortably, magically adapting to any athletic action; even flips, wall running, etc.</text:span></text:p>
          </table:table-cell>
        </table:table-row>
        <table:table-row>
          <table:table-cell table:style-name="Table4.A3" office:value-type="string">
            <text:p text:style-name="P432">3</text:p>
          </table:table-cell>
          <table:table-cell table:style-name="Table4.B3" office:value-type="string">
            <text:p text:style-name="P560">1</text:p>
          </table:table-cell>
          <table:table-cell table:style-name="Table4.C3" office:value-type="string">
            <text:p text:style-name="P528">The mount has no fatigue or mobility penalties. <text:span text:style-name="T419">Its equipment magically adapts to all physical </text:span>actions.</text:p>
          </table:table-cell>
        </table:table-row>
        <table:table-row>
          <table:table-cell table:style-name="Table4.A5" office:value-type="string">
            <text:p text:style-name="P531">4</text:p>
          </table:table-cell>
          <table:table-cell table:style-name="Table4.B5" office:value-type="string">
            <text:p text:style-name="P560">2</text:p>
          </table:table-cell>
          <table:table-cell table:style-name="Table4.C5" office:value-type="string">
            <text:p text:style-name="P701"><text:span text:style-name="T189">T</text:span><text:span text:style-name="T158">he mount dress can transform into armor</text:span><text:span text:style-name="T243"> (scales, plate, etc), including leggings and a head guard.</text:span></text:p>
          </table:table-cell>
        </table:table-row>
      </table:table>
      <text:p text:style-name="P352"/>
      <text:h text:style-name="P254" text:outline-level="2">Mount Shoes</text:h>
      <text:p text:style-name="P339"/>
      <table:table table:name="Table7" table:style-name="Table7">
        <table:table-column table:style-name="Table7.A" table:number-columns-repeated="2"/>
        <table:table-column table:style-name="Table7.C"/>
        <table:table-row table:style-name="Table7.1">
          <table:table-cell table:style-name="Table7.A1" office:value-type="string">
            <text:p text:style-name="P632">T<text:span text:style-name="T380">ier</text:span></text:p>
          </table:table-cell>
          <table:table-cell table:style-name="Table7.A1" office:value-type="string">
            <text:p text:style-name="P676">Mana</text:p>
          </table:table-cell>
          <table:table-cell table:style-name="Table7.C1" office:value-type="string">
            <text:p text:style-name="P655">Description</text:p>
          </table:table-cell>
        </table:table-row>
        <table:table-row>
          <table:table-cell table:style-name="Table7.A2" office:value-type="string">
            <text:p text:style-name="P505">-</text:p>
          </table:table-cell>
          <table:table-cell table:style-name="Table7.B2" office:value-type="string">
            <text:p text:style-name="P560">0.5</text:p>
          </table:table-cell>
          <table:table-cell table:style-name="Table7.C2" office:value-type="string">
            <text:p text:style-name="P466">[Base Requirement, <text:span text:style-name="T478">mana commitment is handled by the mount</text:span><text:span text:style-name="T471">]</text:span></text:p>
          </table:table-cell>
        </table:table-row>
        <table:table-row>
          <table:table-cell table:style-name="Table7.A3" office:value-type="string">
            <text:p text:style-name="P423">1</text:p>
          </table:table-cell>
          <table:table-cell table:style-name="Table7.B3" office:value-type="string">
            <text:p text:style-name="P527">0.2</text:p>
          </table:table-cell>
          <table:table-cell table:style-name="Table7.C3" office:value-type="string">
            <text:p text:style-name="P701"><text:span text:style-name="T186">T</text:span><text:span text:style-name="T188">he mount ignores 50% of the typical penalties from mud, rocks, difficult terrain, </text:span><text:span text:style-name="T187">or steep terrain.</text:span></text:p>
          </table:table-cell>
        </table:table-row>
        <table:table-row>
          <table:table-cell table:style-name="Table7.A3" office:value-type="string">
            <text:p text:style-name="P531">1</text:p>
          </table:table-cell>
          <table:table-cell table:style-name="Table7.B3" office:value-type="string">
            <text:p text:style-name="P527">0.<text:span text:style-name="T478">1</text:span></text:p>
          </table:table-cell>
          <table:table-cell table:style-name="Table7.C3" office:value-type="string">
            <text:p text:style-name="P533">The mount’s weight can be treated as 95% lighter for the purposes of avoiding breaking something beneath it.</text:p>
          </table:table-cell>
        </table:table-row>
        <table:table-row>
          <table:table-cell table:style-name="Table7.A5" office:value-type="string">
            <text:p text:style-name="P531">1</text:p>
          </table:table-cell>
          <table:table-cell table:style-name="Table7.B5" office:value-type="string">
            <text:p text:style-name="P527">0.<text:span text:style-name="T478">2</text:span></text:p>
          </table:table-cell>
          <table:table-cell table:style-name="Table7.C5" office:value-type="string">
            <text:p text:style-name="P703"><text:span text:style-name="T244">Reduces 9</text:span><text:span text:style-name="T243">0</text:span><text:span text:style-name="T244">% of the evidence of tracks, trails, and movement of any kind.</text:span></text:p>
          </table:table-cell>
        </table:table-row>
        <table:table-row>
          <table:table-cell table:style-name="Table7.A5" office:value-type="string">
            <text:p text:style-name="P560">2</text:p>
          </table:table-cell>
          <table:table-cell table:style-name="Table7.B5" office:value-type="string">
            <text:p text:style-name="P527">0.4</text:p>
          </table:table-cell>
          <table:table-cell table:style-name="Table7.C5" office:value-type="string">
            <text:p text:style-name="P533">The mount gains +100% stamina, allowing it to endure intense work twice as long. Can be applied twice.</text:p>
          </table:table-cell>
        </table:table-row>
        <table:table-row>
          <table:table-cell table:style-name="Table7.A5" office:value-type="string">
            <text:p text:style-name="P560">2</text:p>
          </table:table-cell>
          <table:table-cell table:style-name="Table7.B5" office:value-type="string">
            <text:p text:style-name="P527">0.5</text:p>
          </table:table-cell>
          <table:table-cell table:style-name="Table7.C5" office:value-type="string">
            <text:p text:style-name="P533">The mount can land from heights more safely, ignoring up to 15m of height from any fall.</text:p>
          </table:table-cell>
        </table:table-row>
        <table:table-row>
          <table:table-cell table:style-name="Table7.A5" office:value-type="string">
            <text:p text:style-name="P560">3</text:p>
          </table:table-cell>
          <table:table-cell table:style-name="Table7.B5" office:value-type="string">
            <text:p text:style-name="P560">3</text:p>
          </table:table-cell>
          <table:table-cell table:style-name="Table7.C5" office:value-type="string">
            <text:p text:style-name="P534">The mount gains +50% acceleration and +25% maximum speed.</text:p>
          </table:table-cell>
        </table:table-row>
        <table:table-row>
          <table:table-cell table:style-name="Table7.A5" office:value-type="string">
            <text:p text:style-name="P560">3</text:p>
          </table:table-cell>
          <table:table-cell table:style-name="Table7.B5" office:value-type="string">
            <text:p text:style-name="P560">1</text:p>
          </table:table-cell>
          <table:table-cell table:style-name="Table7.C5" office:value-type="string">
            <text:p text:style-name="P533">The mount gains +150% jump strength.</text:p>
          </table:table-cell>
        </table:table-row>
        <table:table-row>
          <table:table-cell table:style-name="Table7.A5" office:value-type="string">
            <text:p text:style-name="P532">3</text:p>
          </table:table-cell>
          <table:table-cell table:style-name="Table7.B5" office:value-type="string">
            <text:p text:style-name="P560">2</text:p>
          </table:table-cell>
          <table:table-cell table:style-name="Table7.C5" office:value-type="string">
            <text:p text:style-name="P535">The mount can perform complex gymnastics, including: wall hops, flips, extreme balance and agility, etc.</text:p>
          </table:table-cell>
        </table:table-row>
        <table:table-row>
          <table:table-cell table:style-name="Table7.A11" office:value-type="string">
            <text:p text:style-name="P560">4</text:p>
          </table:table-cell>
          <table:table-cell table:style-name="Table7.B11" office:value-type="string">
            <text:p text:style-name="P536">1.5</text:p>
          </table:table-cell>
          <table:table-cell table:style-name="Table7.C11" office:value-type="string">
            <text:p text:style-name="P703"><text:span text:style-name="T243">T</text:span><text:span text:style-name="T187">reat surfaces as though angled +/- 45 degrees in m</text:span><text:span text:style-name="T245">ount’s</text:span><text:span text:style-name="T187"> favor; disregard most slopes and </text:span><text:span text:style-name="T245">briefly </text:span><text:span text:style-name="T187">run along most walls. </text:span></text:p>
          </table:table-cell>
        </table:table-row>
      </table:table>
      <text:p text:style-name="P314"/>
      <text:h text:style-name="P253" text:outline-level="2">Pill <text:span text:style-name="T356">C</text:span><text:span text:style-name="T357">ontainer</text:span></text:h>
      <text:p text:style-name="P30"/>
      <text:p text:style-name="P59"><text:span text:style-name="T325">An enchanted pill c</text:span><text:span text:style-name="T336">ontainer</text:span><text:span text:style-name="T325"> will conjure </text:span><text:span text:style-name="T339">one </text:span><text:span text:style-name="T338">chewable </text:span><text:span text:style-name="T325">pill </text:span><text:span text:style-name="T339">o</text:span><text:span text:style-name="T340">f each type once per week</text:span><text:span text:style-name="T339">, u</text:span><text:span text:style-name="T346">p to three slots per pill type</text:span><text:span text:style-name="T326">. </text:span><text:span text:style-name="T336">Each pill </text:span><text:span text:style-name="T346">type </text:span><text:span text:style-name="T339">is distinguished b</text:span><text:span text:style-name="T346">y</text:span><text:span text:style-name="T336"> a distinct color and s</text:span><text:span text:style-name="T346">ymbol</text:span><text:span text:style-name="T336">. </text:span><text:span text:style-name="T334">P</text:span><text:span text:style-name="T346">ills removed </text:span><text:span text:style-name="T337">from the container </text:span><text:span text:style-name="T334">lose </text:span><text:span text:style-name="T346">their</text:span><text:span text:style-name="T334"> </text:span><text:soft-page-break/><text:span text:style-name="T334">potency a</text:span><text:span text:style-name="T335">fter</text:span><text:span text:style-name="T334"> a scen</text:span><text:span text:style-name="T346">e</text:span><text:span text:style-name="T334"> if not consumed.</text:span></text:p>
      <text:p text:style-name="P340"/>
      <table:table table:name="Table8" table:style-name="Table8">
        <table:table-column table:style-name="Table8.A" table:number-columns-repeated="2"/>
        <table:table-column table:style-name="Table8.C"/>
        <table:table-column table:style-name="Table8.D"/>
        <table:table-row table:style-name="Table8.1">
          <table:table-cell table:style-name="Table8.A1" office:value-type="string">
            <text:p text:style-name="P633">T<text:span text:style-name="T380">ier</text:span></text:p>
          </table:table-cell>
          <table:table-cell table:style-name="Table8.A1" office:value-type="string">
            <text:p text:style-name="P677">Mana</text:p>
          </table:table-cell>
          <table:table-cell table:style-name="Table8.A1" office:value-type="string">
            <text:p text:style-name="P590">P<text:span text:style-name="T400">ill Type</text:span></text:p>
          </table:table-cell>
          <table:table-cell table:style-name="Table8.D1" office:value-type="string">
            <text:p text:style-name="P656">Description</text:p>
          </table:table-cell>
        </table:table-row>
        <table:table-row>
          <table:table-cell table:style-name="Table8.A2" office:value-type="string">
            <text:p text:style-name="P506">-</text:p>
          </table:table-cell>
          <table:table-cell table:style-name="Table8.B2" office:value-type="string">
            <text:p text:style-name="P551">0.1</text:p>
          </table:table-cell>
          <table:table-cell table:style-name="Table8.C2" office:value-type="string">
            <text:p text:style-name="P537">-</text:p>
          </table:table-cell>
          <table:table-cell table:style-name="Table8.D2" office:value-type="string">
            <text:p text:style-name="P467">[Base Requirement: <text:span text:style-name="T474">Pill Container</text:span><text:span text:style-name="T471">]</text:span></text:p>
          </table:table-cell>
        </table:table-row>
        <table:table-row>
          <table:table-cell table:style-name="Table8.A3" office:value-type="string">
            <text:p text:style-name="P538">1</text:p>
          </table:table-cell>
          <table:table-cell table:style-name="Table8.B3" office:value-type="string">
            <text:p text:style-name="P536">0.<text:span text:style-name="T475">1</text:span></text:p>
          </table:table-cell>
          <table:table-cell table:style-name="Table8.C3" office:value-type="string">
            <text:p text:style-name="P537">Mood</text:p>
          </table:table-cell>
          <table:table-cell table:style-name="Table8.D3" office:value-type="string">
            <text:p text:style-name="P705"><text:span text:style-name="T82">Improves the user’s mood by 10 </text:span><text:span text:style-name="T83">on a scale of 100</text:span><text:span text:style-name="T82"> </text:span><text:span text:style-name="T91">for a long scene.</text:span></text:p>
          </table:table-cell>
        </table:table-row>
        <table:table-row>
          <table:table-cell table:style-name="Table8.A3" office:value-type="string">
            <text:p text:style-name="P540">1</text:p>
          </table:table-cell>
          <table:table-cell table:style-name="Table8.B3" office:value-type="string">
            <text:p text:style-name="P536">0.<text:span text:style-name="T475">1</text:span></text:p>
          </table:table-cell>
          <table:table-cell table:style-name="Table8.C4" office:value-type="string">
            <text:p text:style-name="P539">Purify</text:p>
          </table:table-cell>
          <table:table-cell table:style-name="Table8.D4" office:value-type="string">
            <text:p text:style-name="P539">Completely purifies several liters worth of liquid. Removes all poisons and contaminants.</text:p>
          </table:table-cell>
        </table:table-row>
        <table:table-row>
          <table:table-cell table:style-name="Table8.A5" office:value-type="string">
            <text:p text:style-name="P540">1</text:p>
          </table:table-cell>
          <table:table-cell table:style-name="Table8.B5" office:value-type="string">
            <text:p text:style-name="P536">0.<text:span text:style-name="T475">1</text:span></text:p>
          </table:table-cell>
          <table:table-cell table:style-name="Table8.C5" office:value-type="string">
            <text:p text:style-name="P539">Relaxation</text:p>
          </table:table-cell>
          <table:table-cell table:style-name="Table8.D5" office:value-type="string">
            <text:p text:style-name="P539">User feels deeply relaxed. Can sleep, meditation, or enter a trance <text:span text:style-name="T355">nearly </text:span>instantly.</text:p>
          </table:table-cell>
        </table:table-row>
        <table:table-row>
          <table:table-cell table:style-name="Table8.A5" office:value-type="string">
            <text:p text:style-name="P540">1</text:p>
          </table:table-cell>
          <table:table-cell table:style-name="Table8.B5" office:value-type="string">
            <text:p text:style-name="P536">0.<text:span text:style-name="T475">1</text:span></text:p>
          </table:table-cell>
          <table:table-cell table:style-name="Table8.C6" office:value-type="string">
            <text:p text:style-name="P704"><text:span text:style-name="T78">S</text:span><text:span text:style-name="T106">obriety</text:span></text:p>
          </table:table-cell>
          <table:table-cell table:style-name="Table8.D6" office:value-type="string">
            <text:p text:style-name="P545">User <text:span text:style-name="T452">reduces the alcohol in their system by 3-5 drinks worth, and reduces the corresponding symptoms.</text:span></text:p>
          </table:table-cell>
        </table:table-row>
        <table:table-row>
          <table:table-cell table:style-name="Table8.A5" office:value-type="string">
            <text:p text:style-name="P547">2</text:p>
          </table:table-cell>
          <table:table-cell table:style-name="Table8.B5" office:value-type="string">
            <text:p text:style-name="P536">0.<text:span text:style-name="T475">1</text:span></text:p>
          </table:table-cell>
          <table:table-cell table:style-name="Table8.C7" office:value-type="string">
            <text:p text:style-name="P544">Alcohol</text:p>
          </table:table-cell>
          <table:table-cell table:style-name="Table8.D7" office:value-type="string">
            <text:p text:style-name="P546">Dissolves in water, turning it to a <text:span text:style-name="T354">very </text:span>high quality <text:span text:style-name="T351">wine or other</text:span> alcoholic drink <text:span text:style-name="T363">of choice</text:span>.</text:p>
          </table:table-cell>
        </table:table-row>
        <table:table-row>
          <table:table-cell table:style-name="Table8.A5" office:value-type="string">
            <text:p text:style-name="P541">2</text:p>
          </table:table-cell>
          <table:table-cell table:style-name="Table8.B5" office:value-type="string">
            <text:p text:style-name="P536">0.<text:span text:style-name="T475">1</text:span></text:p>
          </table:table-cell>
          <table:table-cell table:style-name="Table8.C8" office:value-type="string">
            <text:p text:style-name="P539">Awaken</text:p>
          </table:table-cell>
          <table:table-cell table:style-name="Table8.D8" office:value-type="string">
            <text:p text:style-name="P539">User feels fully awakened <text:span text:style-name="T397">and rejuvenated, gains the benefit of </text:span><text:span text:style-name="T453">three</text:span><text:span text:style-name="T397"> hours of sleep.</text:span></text:p>
          </table:table-cell>
        </table:table-row>
        <table:table-row>
          <table:table-cell table:style-name="Table8.A5" office:value-type="string">
            <text:p text:style-name="P547">2</text:p>
          </table:table-cell>
          <table:table-cell table:style-name="Table8.B5" office:value-type="string">
            <text:p text:style-name="P536">0.<text:span text:style-name="T475">1</text:span></text:p>
          </table:table-cell>
          <table:table-cell table:style-name="Table8.C9" office:value-type="string">
            <text:p text:style-name="P539">Drugs</text:p>
          </table:table-cell>
          <table:table-cell table:style-name="Table8.D9" office:value-type="string">
            <text:p text:style-name="P704"><text:span text:style-name="T78">User experiences an enjoyable, </text:span><text:span text:style-name="T79">positive,</text:span><text:span text:style-name="T78"> non-addictive drug trip </text:span><text:span text:style-name="T92">for a scene.</text:span></text:p>
          </table:table-cell>
        </table:table-row>
        <table:table-row>
          <table:table-cell table:style-name="Table8.A5" office:value-type="string">
            <text:p text:style-name="P542">2</text:p>
          </table:table-cell>
          <table:table-cell table:style-name="Table8.B5" office:value-type="string">
            <text:p text:style-name="P536">0.<text:span text:style-name="T475">1</text:span></text:p>
          </table:table-cell>
          <table:table-cell table:style-name="Table8.C10" office:value-type="string">
            <text:p text:style-name="P539">Resist Illness</text:p>
          </table:table-cell>
          <table:table-cell table:style-name="Table8.D10" office:value-type="string">
            <text:p text:style-name="P704"><text:span text:style-name="T72">R</text:span><text:span text:style-name="T78">educes any natural sicknesses by 8</text:span><text:span text:style-name="T93">5</text:span><text:span text:style-name="T78">% within an hour’s time.</text:span></text:p>
          </table:table-cell>
        </table:table-row>
        <table:table-row>
          <table:table-cell table:style-name="Table8.A5" office:value-type="string">
            <text:p text:style-name="P540">2</text:p>
          </table:table-cell>
          <table:table-cell table:style-name="Table8.B5" office:value-type="string">
            <text:p text:style-name="P536">0.<text:span text:style-name="T475">1</text:span></text:p>
          </table:table-cell>
          <table:table-cell table:style-name="Table8.C11" office:value-type="string">
            <text:p text:style-name="P539">Resist Poison</text:p>
          </table:table-cell>
          <table:table-cell table:style-name="Table8.D11" office:value-type="string">
            <text:p text:style-name="P704"><text:span text:style-name="T71">R</text:span><text:span text:style-name="T78">educes poison, toxin, and radiation effects by 50%. Protection continues for a long scene.</text:span></text:p>
          </table:table-cell>
        </table:table-row>
        <table:table-row>
          <table:table-cell table:style-name="Table8.A5" office:value-type="string">
            <text:p text:style-name="P543">2</text:p>
          </table:table-cell>
          <table:table-cell table:style-name="Table8.B5" office:value-type="string">
            <text:p text:style-name="P536">0.<text:span text:style-name="T475">1</text:span></text:p>
          </table:table-cell>
          <table:table-cell table:style-name="Table8.C11" office:value-type="string">
            <text:p text:style-name="P539">Sustenance</text:p>
          </table:table-cell>
          <table:table-cell table:style-name="Table8.D11" office:value-type="string">
            <text:p text:style-name="P539">User gains the equivalent of a full, nutritious meal and a day’s worth of water.</text:p>
          </table:table-cell>
        </table:table-row>
      </table:table>
      <text:p text:style-name="P315"/>
      <text:h text:style-name="P253" text:outline-level="2">Rope</text:h>
      <text:p text:style-name="P341"/>
      <table:table table:name="Table38" table:style-name="Table38">
        <table:table-column table:style-name="Table38.A" table:number-columns-repeated="2"/>
        <table:table-column table:style-name="Table38.C"/>
        <table:table-row table:style-name="Table38.1">
          <table:table-cell table:style-name="Table38.A1" office:value-type="string">
            <text:p text:style-name="P634">T<text:span text:style-name="T380">ier</text:span></text:p>
          </table:table-cell>
          <table:table-cell table:style-name="Table38.A1" office:value-type="string">
            <text:p text:style-name="P678">Mana</text:p>
          </table:table-cell>
          <table:table-cell table:style-name="Table38.C1" office:value-type="string">
            <text:p text:style-name="P657">Description</text:p>
          </table:table-cell>
        </table:table-row>
        <table:table-row>
          <table:table-cell table:style-name="Table38.A2" office:value-type="string">
            <text:p text:style-name="P507">-</text:p>
          </table:table-cell>
          <table:table-cell table:style-name="Table38.B2" office:value-type="string">
            <text:p text:style-name="P523">0.1</text:p>
          </table:table-cell>
          <table:table-cell table:style-name="Table38.C2" office:value-type="string">
            <text:p text:style-name="P468">[Base Requirement<text:span text:style-name="T471">]</text:span></text:p>
          </table:table-cell>
        </table:table-row>
        <table:table-row>
          <table:table-cell table:style-name="Table38.A3" office:value-type="string">
            <text:p text:style-name="P424">1</text:p>
          </table:table-cell>
          <table:table-cell table:style-name="Table38.B3" office:value-type="string">
            <text:p text:style-name="P551">0.3</text:p>
          </table:table-cell>
          <table:table-cell table:style-name="Table38.C3" office:value-type="string">
            <text:p text:style-name="P702"><text:span text:style-name="T183">The rope is </text:span><text:span text:style-name="T184">50% </text:span><text:span text:style-name="T183">lighter, </text:span><text:span text:style-name="T184">and </text:span><text:span text:style-name="T246">has </text:span><text:span text:style-name="T184">100% more </text:span><text:span text:style-name="T246">resilience and </text:span><text:span text:style-name="T184">tensile strength</text:span><text:span text:style-name="T183"> than normal high quality rope.</text:span></text:p>
          </table:table-cell>
        </table:table-row>
        <table:table-row>
          <table:table-cell table:style-name="Table38.A3" office:value-type="string">
            <text:p text:style-name="P549">1</text:p>
          </table:table-cell>
          <table:table-cell table:style-name="Table38.B3" office:value-type="string">
            <text:p text:style-name="P551">0.1</text:p>
          </table:table-cell>
          <table:table-cell table:style-name="Table38.C3" office:value-type="string">
            <text:p text:style-name="P706"><text:span text:style-name="T184">Anything bound by this rope has a +100% difficulty to be unbound, </text:span><text:span text:style-name="T201">at the owner’s discretion.</text:span></text:p>
          </table:table-cell>
        </table:table-row>
        <table:table-row>
          <table:table-cell table:style-name="Table38.A5" office:value-type="string">
            <text:p text:style-name="P525">2</text:p>
          </table:table-cell>
          <table:table-cell table:style-name="Table38.B5" office:value-type="string">
            <text:p text:style-name="P551">0.3</text:p>
          </table:table-cell>
          <table:table-cell table:style-name="Table38.C5" office:value-type="string">
            <text:p text:style-name="P529">The rope can transform into alternate variants: belts, wire, yarn, thread, string, <text:span text:style-name="T420">whip, </text:span>etc. <text:span text:style-name="T454">Takes a few seconds.</text:span></text:p>
          </table:table-cell>
        </table:table-row>
        <table:table-row>
          <table:table-cell table:style-name="Table38.A5" office:value-type="string">
            <text:p text:style-name="P549">2</text:p>
          </table:table-cell>
          <table:table-cell table:style-name="Table38.B5" office:value-type="string">
            <text:p text:style-name="P551">0.2</text:p>
          </table:table-cell>
          <table:table-cell table:style-name="Table38.C5" office:value-type="string">
            <text:p text:style-name="P708"><text:span text:style-name="T243">T</text:span><text:span text:style-name="T246">he rope</text:span><text:span text:style-name="T243"> can shrink down </text:span><text:span text:style-name="T184">in size</text:span><text:span text:style-name="T243"> or extend up to five times longer at will. </text:span><text:span text:style-name="T279">Transformation takes roughly two seconds.</text:span></text:p>
          </table:table-cell>
        </table:table-row>
        <table:table-row>
          <table:table-cell table:style-name="Table38.A5" office:value-type="string">
            <text:p text:style-name="P549">2</text:p>
          </table:table-cell>
          <table:table-cell table:style-name="Table38.B5" office:value-type="string">
            <text:p text:style-name="P551">0</text:p>
          </table:table-cell>
          <table:table-cell table:style-name="Table38.C5" office:value-type="string">
            <text:p text:style-name="P548">The rope can transform with splits and separations; e.g. to make a web, net, a split-whip, etc. </text:p>
          </table:table-cell>
        </table:table-row>
        <table:table-row>
          <table:table-cell table:style-name="Table38.A5" office:value-type="string">
            <text:p text:style-name="P549">3</text:p>
          </table:table-cell>
          <table:table-cell table:style-name="Table38.B5" office:value-type="string">
            <text:p text:style-name="P551">0.1</text:p>
          </table:table-cell>
          <table:table-cell table:style-name="Table38.C5" office:value-type="string">
            <text:p text:style-name="P708"><text:span text:style-name="T184">C</text:span><text:span text:style-name="T246">ontrol</text:span><text:span text:style-name="T184"> like a </text:span><text:span text:style-name="T246">living </text:span><text:span text:style-name="T184">snake, </text:span><text:span text:style-name="T246">and</text:span><text:span text:style-name="T184"> feel </text:span><text:span text:style-name="T246">it as </text:span><text:span text:style-name="T184">through </text:span><text:span text:style-name="T246">its a</text:span><text:span text:style-name="T184"> limb; allows it to climb, lift, pull, </text:span><text:span text:style-name="T201">and </text:span><text:span text:style-name="T246">otherwise</text:span><text:span text:style-name="T201"> maneuver with finesse.</text:span></text:p>
          </table:table-cell>
        </table:table-row>
        <table:table-row>
          <table:table-cell table:style-name="Table38.A9" office:value-type="string">
            <text:p text:style-name="P550">3</text:p>
          </table:table-cell>
          <table:table-cell table:style-name="Table38.B9" office:value-type="string">
            <text:p text:style-name="P551">1</text:p>
          </table:table-cell>
          <table:table-cell table:style-name="Table38.C9" office:value-type="string">
            <text:p text:style-name="P708"><text:span text:style-name="T246">T</text:span><text:span text:style-name="T201">ransform into a</text:span><text:span text:style-name="T185"> spider-</text:span><text:span text:style-name="T201">shot </text:span><text:span text:style-name="T185">device </text:span><text:span text:style-name="T201">that shoots </text:span><text:span text:style-name="T185">a</text:span><text:span text:style-name="T184"> </text:span><text:span text:style-name="T201">thin spider-wire, fired w</text:span><text:span text:style-name="T184">ith e</text:span><text:span text:style-name="T201">xtreme</text:span><text:span text:style-name="T184"> accuracy. I</text:span><text:span text:style-name="T246">t</text:span><text:span text:style-name="T184"> l</text:span><text:span text:style-name="T185">atches to surface</text:span><text:span text:style-name="T201">s. The </text:span><text:span text:style-name="T185">device </text:span><text:span text:style-name="T184">can </text:span><text:span text:style-name="T185">perform a fast-retraction </text:span><text:span text:style-name="T202">of the rop</text:span><text:span text:style-name="T246">e</text:span><text:span text:style-name="T185"> with supernatural strength to </text:span><text:span text:style-name="T184">pull t</text:span><text:span text:style-name="T185">he owner t</text:span><text:span text:style-name="T202">o </text:span><text:span text:style-name="T203">its attached location</text:span><text:span text:style-name="T184">.</text:span></text:p>
          </table:table-cell>
        </table:table-row>
      </table:table>
      <text:p text:style-name="P353"/>
      <text:h text:style-name="P253" text:outline-level="2">Rune, Fire</text:h>
      <text:p text:style-name="P45"/>
      <text:p text:style-name="P45">A fire rune, when activated, will conjure a self-contained utility fire that does not burn anything it isn’t supposed to, does not smoke, and is not harmful to anyone. It is typically triggered by an intentional throw or placement. It has a 1 meter maximum diameter, centered at the rune’s activation spot. It does not require fuel, but is affected by it. It can match the intensity of a campfire with fuel, and the intensity of a torch without fuel.</text:p>
      <text:p text:style-name="P342"/>
      <table:table table:name="Table11" table:style-name="Table11">
        <table:table-column table:style-name="Table11.A" table:number-columns-repeated="2"/>
        <table:table-column table:style-name="Table11.C"/>
        <table:table-row table:style-name="Table11.1">
          <table:table-cell table:style-name="Table11.A1" office:value-type="string">
            <text:p text:style-name="P635">T<text:span text:style-name="T380">ier</text:span></text:p>
          </table:table-cell>
          <table:table-cell table:style-name="Table11.A1" office:value-type="string">
            <text:p text:style-name="P686">Mana</text:p>
          </table:table-cell>
          <table:table-cell table:style-name="Table11.C1" office:value-type="string">
            <text:p text:style-name="P658">Description</text:p>
          </table:table-cell>
        </table:table-row>
        <table:table-row>
          <table:table-cell table:style-name="Table11.A2" office:value-type="string">
            <text:p text:style-name="P508">-</text:p>
          </table:table-cell>
          <table:table-cell table:style-name="Table11.B2" office:value-type="string">
            <text:p text:style-name="P559">1</text:p>
          </table:table-cell>
          <table:table-cell table:style-name="Table11.C2" office:value-type="string">
            <text:p text:style-name="P469">[<text:span text:style-name="T480">Base Requirement, m</text:span><text:span text:style-name="T476">ana commitment is only required during use</text:span><text:span text:style-name="T471">]</text:span></text:p>
          </table:table-cell>
        </table:table-row>
        <table:table-row>
          <table:table-cell table:style-name="Table11.A3" office:value-type="string">
            <text:p text:style-name="P556">1</text:p>
          </table:table-cell>
          <table:table-cell table:style-name="Table11.B3" office:value-type="string">
            <text:p text:style-name="P559">0.1</text:p>
          </table:table-cell>
          <table:table-cell table:style-name="Table11.C3" office:value-type="string">
            <text:p text:style-name="P613"><text:span text:style-name="T247">User can control the fire’s </text:span><text:span text:style-name="T249">cosmetics within its limits:</text:span><text:span text:style-name="T247"> </text:span><text:span text:style-name="T248">size, height, </text:span><text:span text:style-name="T247">colors, boundaries, </text:span><text:span text:style-name="T249">shape, </text:span><text:span text:style-name="T250">smoke effects,</text:span><text:span text:style-name="T249"> etc</text:span><text:span text:style-name="T247">.</text:span></text:p>
          </table:table-cell>
        </table:table-row>
        <table:table-row>
          <table:table-cell table:style-name="Table11.A3" office:value-type="string">
            <text:p text:style-name="P556">1</text:p>
          </table:table-cell>
          <table:table-cell table:style-name="Table11.B3" office:value-type="string">
            <text:p text:style-name="P559">0.2</text:p>
          </table:table-cell>
          <table:table-cell table:style-name="Table11.C3" office:value-type="string">
            <text:p text:style-name="P613"><text:span text:style-name="T247">User can control the fire’s temperature </text:span><text:span text:style-name="T250">and</text:span><text:span text:style-name="T247"> </text:span><text:span text:style-name="T250">heat distribution </text:span><text:span text:style-name="T248">within its limit</text:span><text:span text:style-name="T250">s</text:span><text:span text:style-name="T247">.</text:span></text:p>
          </table:table-cell>
        </table:table-row>
        <table:table-row>
          <table:table-cell table:style-name="Table11.A5" office:value-type="string">
            <text:p text:style-name="P555">1</text:p>
          </table:table-cell>
          <table:table-cell table:style-name="Table11.B5" office:value-type="string">
            <text:p text:style-name="P559">0.5</text:p>
          </table:table-cell>
          <table:table-cell table:style-name="Table11.C5" office:value-type="string">
            <text:p text:style-name="P613"><text:span text:style-name="T247">Fire can be five times stronger, and can </text:span><text:span text:style-name="T248">triple it’s </text:span><text:span text:style-name="T250">boundary </text:span><text:span text:style-name="T248">radius.</text:span></text:p>
          </table:table-cell>
        </table:table-row>
        <table:table-row>
          <table:table-cell table:style-name="Table11.A5" office:value-type="string">
            <text:p text:style-name="P555">1</text:p>
          </table:table-cell>
          <table:table-cell table:style-name="Table11.B5" office:value-type="string">
            <text:p text:style-name="P551">0.<text:span text:style-name="T477">4</text:span></text:p>
          </table:table-cell>
          <table:table-cell table:style-name="Table11.C5" office:value-type="string">
            <text:p text:style-name="P554">Heat from the fire extends up to five times further than normal, at user’s discretion.</text:p>
          </table:table-cell>
        </table:table-row>
        <table:table-row>
          <table:table-cell table:style-name="Table11.A5" office:value-type="string">
            <text:p text:style-name="P555">1</text:p>
          </table:table-cell>
          <table:table-cell table:style-name="Table11.B5" office:value-type="string">
            <text:p text:style-name="P551">0.<text:span text:style-name="T477">3</text:span></text:p>
          </table:table-cell>
          <table:table-cell table:style-name="Table11.C5" office:value-type="string">
            <text:p text:style-name="P554">Fireplace can transform to have a foundation, such as to create a stone campfire.</text:p>
          </table:table-cell>
        </table:table-row>
        <table:table-row>
          <table:table-cell table:style-name="Table11.A5" office:value-type="string">
            <text:p text:style-name="P555">1</text:p>
          </table:table-cell>
          <table:table-cell table:style-name="Table11.B5" office:value-type="string">
            <text:p text:style-name="P551">0.<text:span text:style-name="T477">3</text:span></text:p>
          </table:table-cell>
          <table:table-cell table:style-name="Table11.C5" office:value-type="string">
            <text:p text:style-name="P554">Fire can be mobilized, such as attached to a torch <text:span text:style-name="T422">or other mobile source.</text:span></text:p>
          </table:table-cell>
        </table:table-row>
        <table:table-row>
          <table:table-cell table:style-name="Table11.A9" office:value-type="string">
            <text:p text:style-name="P555">1</text:p>
          </table:table-cell>
          <table:table-cell table:style-name="Table11.B9" office:value-type="string">
            <text:p text:style-name="P551">0.<text:span text:style-name="T477">2</text:span></text:p>
          </table:table-cell>
          <table:table-cell table:style-name="Table11.C9" office:value-type="string">
            <text:p text:style-name="P613"><text:span text:style-name="T248">Fire can </text:span><text:span text:style-name="T252">be assigned to hover in near proximity to its source, rather than just fixed to it.</text:span></text:p>
          </table:table-cell>
        </table:table-row>
        <text:soft-page-break/>
        <table:table-row>
          <table:table-cell table:style-name="Table11.A9" office:value-type="string">
            <text:p text:style-name="P434">2</text:p>
          </table:table-cell>
          <table:table-cell table:style-name="Table11.B9" office:value-type="string">
            <text:p text:style-name="P551">0.<text:span text:style-name="T477">1</text:span></text:p>
          </table:table-cell>
          <table:table-cell table:style-name="Table11.C9" office:value-type="string">
            <text:p text:style-name="P612"><text:span text:style-name="T248">C</text:span><text:span text:style-name="T1">ooking speed is increased by 500%, </text:span><text:span text:style-name="T252">and it will not over</text:span><text:span text:style-name="T280">cook</text:span><text:span text:style-name="T1">.</text:span></text:p>
          </table:table-cell>
        </table:table-row>
        <table:table-row>
          <table:table-cell table:style-name="Table11.A9" office:value-type="string">
            <text:p text:style-name="P433">3</text:p>
          </table:table-cell>
          <table:table-cell table:style-name="Table11.B9" office:value-type="string">
            <text:p text:style-name="P551">0.<text:span text:style-name="T477">6</text:span></text:p>
          </table:table-cell>
          <table:table-cell table:style-name="Table11.C9" office:value-type="string">
            <text:p text:style-name="P613"><text:span text:style-name="T251">Light emitted f</text:span><text:span text:style-name="T250">rom</text:span><text:span text:style-name="T251"> the fire only appears within a 10 meter range. Can toggle on/off.</text:span></text:p>
          </table:table-cell>
        </table:table-row>
      </table:table>
      <text:p text:style-name="P354"/>
      <text:h text:style-name="P253" text:outline-level="2">Rune, Furnishings</text:h>
      <text:p text:style-name="P15"/>
      <text:p text:style-name="P5">A Furnishing Rune is a “room in a box.” When thrown or placed with intent, it rapidly conjures the furnishings it contains into the environment, appearing from extra-dimensional pockets and leaping into place over a short scene. The furnishings cannot comprehend anything beyond setting up correctly, and will avoid unwanted disruptions.</text:p>
      <text:p text:style-name="P40"/>
      <text:p text:style-name="P112">The rune stores as much volume as an average-sized room, but has several limitations. It cannot extract specific furnishings <text:span text:style-name="T455">and leave others</text:span>. The full setup process occurs, including all furnishings. Furnishings cannot be moved outside of the rune’s range (roughly 25 meter radius) or they will collapse back into their pocket dimension and be unrecoverable for several weeks. Lost furnishings will eventually be recovered to the rune.</text:p>
      <text:p text:style-name="P15"/>
      <text:p text:style-name="P111">It takes a full scene of effort and focus to attune a piece of furniture to the rune, but decorations may only take a short scene. Recalling the furnishings back to the rune also takes a short scene.</text:p>
      <text:p text:style-name="P342"/>
      <table:table table:name="Table12" table:style-name="Table12">
        <table:table-column table:style-name="Table12.A" table:number-columns-repeated="2"/>
        <table:table-column table:style-name="Table12.C"/>
        <table:table-row table:style-name="Table12.1">
          <table:table-cell table:style-name="Table12.A1" office:value-type="string">
            <text:p text:style-name="P635">T<text:span text:style-name="T380">ier</text:span></text:p>
          </table:table-cell>
          <table:table-cell table:style-name="Table12.A1" office:value-type="string">
            <text:p text:style-name="P679">Mana</text:p>
          </table:table-cell>
          <table:table-cell table:style-name="Table12.C1" office:value-type="string">
            <text:p text:style-name="P658">Description</text:p>
          </table:table-cell>
        </table:table-row>
        <table:table-row>
          <table:table-cell table:style-name="Table12.A2" office:value-type="string">
            <text:p text:style-name="P551">2*</text:p>
          </table:table-cell>
          <table:table-cell table:style-name="Table12.B2" office:value-type="string">
            <text:p text:style-name="P551">1</text:p>
          </table:table-cell>
          <table:table-cell table:style-name="Table12.C2" office:value-type="string">
            <text:p text:style-name="P470">[Base Requirement<text:span text:style-name="T475">, </text:span><text:span text:style-name="T478">m</text:span><text:span text:style-name="T476">ana </text:span><text:span text:style-name="T478">cost</text:span><text:span text:style-name="T476"> is </text:span><text:span text:style-name="T478">single-cost applied</text:span><text:span text:style-name="T476"> during </text:span><text:span text:style-name="T478">setup and retrieval</text:span><text:span text:style-name="T471">]</text:span></text:p>
          </table:table-cell>
        </table:table-row>
        <table:table-row>
          <table:table-cell table:style-name="Table12.A3" office:value-type="string">
            <text:p text:style-name="P436">1</text:p>
          </table:table-cell>
          <table:table-cell table:style-name="Table12.B3" office:value-type="string">
            <text:p text:style-name="P557">0</text:p>
          </table:table-cell>
          <table:table-cell table:style-name="Table12.C3" office:value-type="string">
            <text:p text:style-name="P615"><text:span text:style-name="T8">F</text:span><text:span text:style-name="T1">urnishings get improved, repaired, cleaned, and maintained while in the rune.</text:span></text:p>
          </table:table-cell>
        </table:table-row>
        <table:table-row>
          <table:table-cell table:style-name="Table12.A4" office:value-type="string">
            <text:p text:style-name="P557">2</text:p>
          </table:table-cell>
          <table:table-cell table:style-name="Table12.B4" office:value-type="string">
            <text:p text:style-name="P557">0.<text:span text:style-name="T478">5</text:span></text:p>
          </table:table-cell>
          <table:table-cell table:style-name="Table12.C4" office:value-type="string">
            <text:p text:style-name="P435"><text:span text:style-name="T424">It o</text:span>nly takes <text:span text:style-name="T423">roughly</text:span> ten seconds for the furnishings to set up <text:span text:style-name="T424">or be recalled back to the rune</text:span>. Owner can attune items in a <text:span text:style-name="T456">short scene</text:span>, or within seconds if they’re <text:span text:style-name="T424">already </text:span>familiar with it.</text:p>
          </table:table-cell>
        </table:table-row>
        <table:table-row>
          <table:table-cell table:style-name="Table12.A4" office:value-type="string">
            <text:p text:style-name="P557">2</text:p>
          </table:table-cell>
          <table:table-cell table:style-name="Table12.B4" office:value-type="string">
            <text:p text:style-name="P557">0.<text:span text:style-name="T478">5</text:span></text:p>
          </table:table-cell>
          <table:table-cell table:style-name="Table12.C4" office:value-type="string">
            <text:p text:style-name="P614"><text:span text:style-name="T7">F</text:span><text:span text:style-name="T1">urnishings will adapt to a suitable theme for the environment or the user’s design. </text:span><text:span text:style-name="T253">Provides a basic shelter for the environment, such as a tent, when circumstances permit.</text:span></text:p>
          </table:table-cell>
        </table:table-row>
      </table:table>
      <text:p text:style-name="P355"/>
      <text:h text:style-name="P255" text:outline-level="2"><text:span text:style-name="T356">R</text:span><text:span text:style-name="T358">une</text:span>, Trap</text:h>
      <text:p text:style-name="P22"/>
      <text:p text:style-name="P3">A trap rune can produce a trap at the location the rune is triggered, generally by an intentional throw or placement. The trap will automatically set itself over the course of a short scene (self-telekinetic effect), and takes a short scene to return to rune form. Once a trap rune has been returned to its rune form it has a week-long cooldown before it can be activated again.</text:p>
      <text:p text:style-name="P65"/>
      <text:p text:style-name="P3">The trap has a maximum limit of 1 kilogram of material weight is allowed, which increases by 0.5 kilograms per upgrade.</text:p>
      <text:p text:style-name="P343"/>
      <table:table table:name="Table13" table:style-name="Table13">
        <table:table-column table:style-name="Table13.A" table:number-columns-repeated="2"/>
        <table:table-column table:style-name="Table13.C"/>
        <table:table-row table:style-name="Table13.1">
          <table:table-cell table:style-name="Table13.A1" office:value-type="string">
            <text:p text:style-name="P636">T<text:span text:style-name="T380">ier</text:span></text:p>
          </table:table-cell>
          <table:table-cell table:style-name="Table13.A1" office:value-type="string">
            <text:p text:style-name="P680">Mana</text:p>
          </table:table-cell>
          <table:table-cell table:style-name="Table13.C1" office:value-type="string">
            <text:p text:style-name="P659">Description</text:p>
          </table:table-cell>
        </table:table-row>
        <table:table-row>
          <table:table-cell table:style-name="Table13.A2" office:value-type="string">
            <text:p text:style-name="P552">2*</text:p>
          </table:table-cell>
          <table:table-cell table:style-name="Table13.B2" office:value-type="string">
            <text:p text:style-name="P562">2</text:p>
          </table:table-cell>
          <table:table-cell table:style-name="Table13.C2" office:value-type="string">
            <text:p text:style-name="P471">[Base Requirement<text:span text:style-name="T475">, </text:span><text:span text:style-name="T478">m</text:span><text:span text:style-name="T476">ana </text:span><text:span text:style-name="T478">cost</text:span><text:span text:style-name="T476"> is </text:span><text:span text:style-name="T478">single-cost applied</text:span><text:span text:style-name="T476"> during </text:span><text:span text:style-name="T478">setup and retrieval</text:span><text:span text:style-name="T471">]</text:span></text:p>
          </table:table-cell>
        </table:table-row>
        <table:table-row>
          <table:table-cell table:style-name="Table13.A3" office:value-type="string">
            <text:p text:style-name="P437">1</text:p>
          </table:table-cell>
          <table:table-cell table:style-name="Table13.B3" office:value-type="string">
            <text:p text:style-name="P562">1</text:p>
          </table:table-cell>
          <table:table-cell table:style-name="Table13.C3" office:value-type="string">
            <text:p text:style-name="P617"><text:span text:style-name="T281">Allies can visibly see the trap, even when expertly concealed. Allies can</text:span><text:span text:style-name="T7"> </text:span><text:span text:style-name="T281">also interact and </text:span><text:span text:style-name="T7">bypass it safely without issues.</text:span></text:p>
          </table:table-cell>
        </table:table-row>
        <table:table-row>
          <table:table-cell table:style-name="Table13.A4" office:value-type="string">
            <text:p text:style-name="P440">1</text:p>
          </table:table-cell>
          <table:table-cell table:style-name="Table13.B4" office:value-type="string">
            <text:p text:style-name="P558">0</text:p>
          </table:table-cell>
          <table:table-cell table:style-name="Table13.C4" office:value-type="string">
            <text:p text:style-name="P442"><text:span text:style-name="T458">Trap c</text:span><text:span text:style-name="T459">an</text:span><text:span text:style-name="T458"> </text:span><text:span text:style-name="T459">provide an appealing</text:span><text:span text:style-name="T458"> scent, </text:span><text:span text:style-name="T459">i</text:span><text:span text:style-name="T460">f desired</text:span><text:span text:style-name="T458">. </text:span><text:span text:style-name="T460">P</text:span><text:span text:style-name="T461">rimarily</text:span><text:span text:style-name="T460"> useful for animals </text:span><text:span text:style-name="T365">and beasts.</text:span></text:p>
          </table:table-cell>
        </table:table-row>
        <table:table-row>
          <table:table-cell table:style-name="Table13.A4" office:value-type="string">
            <text:p text:style-name="P437">1</text:p>
          </table:table-cell>
          <table:table-cell table:style-name="Table13.B4" office:value-type="string">
            <text:p text:style-name="P562">1</text:p>
          </table:table-cell>
          <table:table-cell table:style-name="Table13.C4" office:value-type="string">
            <text:p text:style-name="P618"><text:span text:style-name="T6">T</text:span><text:span text:style-name="T9">rap i</text:span><text:span text:style-name="T97">ncreases</text:span><text:span text:style-name="T9"> i</text:span><text:span text:style-name="T10">ts</text:span><text:span text:style-name="T9"> surface area </text:span><text:span text:style-name="T282">to</text:span><text:span text:style-name="T97"> </text:span><text:span text:style-name="T282">a </text:span><text:span text:style-name="T97">2 </text:span><text:span text:style-name="T98">meter </text:span><text:span text:style-name="T282">diameter</text:span><text:span text:style-name="T99">.</text:span></text:p>
          </table:table-cell>
        </table:table-row>
        <table:table-row>
          <table:table-cell table:style-name="Table13.A4" office:value-type="string">
            <text:p text:style-name="P440">2</text:p>
          </table:table-cell>
          <table:table-cell table:style-name="Table13.B4" office:value-type="string">
            <text:p text:style-name="P562">1</text:p>
          </table:table-cell>
          <table:table-cell table:style-name="Table13.C4" office:value-type="string">
            <text:p text:style-name="P444">Trap will only trigger on specific events and rules; applied with human intelligence.</text:p>
          </table:table-cell>
        </table:table-row>
        <table:table-row>
          <table:table-cell table:style-name="Table13.A4" office:value-type="string">
            <text:p text:style-name="P440">2</text:p>
          </table:table-cell>
          <table:table-cell table:style-name="Table13.B4" office:value-type="string">
            <text:p text:style-name="P562">3</text:p>
          </table:table-cell>
          <table:table-cell table:style-name="Table13.C4" office:value-type="string">
            <text:p text:style-name="P442"><text:span text:style-name="T462">T</text:span><text:span text:style-name="T463">rap’s setup time </text:span><text:span text:style-name="T457">and deconstruction time</text:span><text:span text:style-name="T463"> is reduced to</text:span><text:span text:style-name="T464"> f</text:span><text:span text:style-name="T465">ifteen</text:span><text:span text:style-name="T466"> seconds </text:span><text:span text:style-name="T457">each</text:span><text:span text:style-name="T463">.</text:span></text:p>
          </table:table-cell>
        </table:table-row>
        <table:table-row>
          <table:table-cell table:style-name="Table13.A4" office:value-type="string">
            <text:p text:style-name="P440">2</text:p>
          </table:table-cell>
          <table:table-cell table:style-name="Table13.B4" office:value-type="string">
            <text:p text:style-name="P562">1</text:p>
          </table:table-cell>
          <table:table-cell table:style-name="Table13.C4" office:value-type="string">
            <text:p text:style-name="P439">Trap <text:span text:style-name="T457">gains</text:span> +100% resistan<text:span text:style-name="T457">ce</text:span> to physical <text:span text:style-name="T457">damage,</text:span><text:span text:style-name="T365"> elemental </text:span>damage, <text:span text:style-name="T457">and tampering.</text:span></text:p>
          </table:table-cell>
        </table:table-row>
        <table:table-row>
          <table:table-cell table:style-name="Table13.A4" office:value-type="string">
            <text:p text:style-name="P440">2</text:p>
          </table:table-cell>
          <table:table-cell table:style-name="Table13.B4" office:value-type="string">
            <text:p text:style-name="P562">2</text:p>
          </table:table-cell>
          <table:table-cell table:style-name="Table13.C4" office:value-type="string">
            <text:p text:style-name="P441">Trap automatically camouflages <text:span text:style-name="T365">and/or </text:span>conceals itself as well as an expert would.</text:p>
          </table:table-cell>
        </table:table-row>
        <table:table-row>
          <table:table-cell table:style-name="Table13.A4" office:value-type="string">
            <text:p text:style-name="P440">3</text:p>
          </table:table-cell>
          <table:table-cell table:style-name="Table13.B4" office:value-type="string">
            <text:p text:style-name="P562">3</text:p>
          </table:table-cell>
          <table:table-cell table:style-name="Table13.C4" office:value-type="string">
            <text:p text:style-name="P443">Trap will be automatically baited using realistic illusions.</text:p>
          </table:table-cell>
        </table:table-row>
        <table:table-row>
          <table:table-cell table:style-name="Table13.A4" office:value-type="string">
            <text:p text:style-name="P558">4</text:p>
          </table:table-cell>
          <table:table-cell table:style-name="Table13.B4" office:value-type="string">
            <text:p text:style-name="P562">3</text:p>
          </table:table-cell>
          <table:table-cell table:style-name="Table13.C4" office:value-type="string">
            <text:p text:style-name="P616"><text:span text:style-name="T14">Cooldown time is reduced </text:span><text:span text:style-name="T15">to a </text:span><text:span text:style-name="T96">long scene.</text:span></text:p>
          </table:table-cell>
        </table:table-row>
      </table:table>
      <text:p text:style-name="P321"/>
      <text:h text:style-name="P269" text:outline-level="3"><text:soft-page-break/>Binding Trap Rune</text:h>
      <text:p text:style-name="P22"/>
      <text:p text:style-name="P62">Binding traps are non-lethal, often rope-mechanic traps or pits.</text:p>
      <text:p text:style-name="P344"/>
      <table:table table:name="Table15" table:style-name="Table15">
        <table:table-column table:style-name="Table15.A" table:number-columns-repeated="2"/>
        <table:table-column table:style-name="Table15.C"/>
        <table:table-row table:style-name="Table15.1">
          <table:table-cell table:style-name="Table15.A1" office:value-type="string">
            <text:p text:style-name="P637">T<text:span text:style-name="T380">ier</text:span></text:p>
          </table:table-cell>
          <table:table-cell table:style-name="Table15.A1" office:value-type="string">
            <text:p text:style-name="P681">Mana</text:p>
          </table:table-cell>
          <table:table-cell table:style-name="Table15.C1" office:value-type="string">
            <text:p text:style-name="P660">Description</text:p>
          </table:table-cell>
        </table:table-row>
        <table:table-row>
          <table:table-cell table:style-name="Table15.A2" office:value-type="string">
            <text:p text:style-name="P438">1</text:p>
          </table:table-cell>
          <table:table-cell table:style-name="Table15.B2" office:value-type="string">
            <text:p text:style-name="P563">0.5</text:p>
          </table:table-cell>
          <table:table-cell table:style-name="Table15.C2" office:value-type="string">
            <text:p text:style-name="P445">Trap will squeeze targets, fatiguing them while bound.</text:p>
          </table:table-cell>
        </table:table-row>
        <table:table-row>
          <table:table-cell table:style-name="Table15.A3" office:value-type="string">
            <text:p text:style-name="P563">3</text:p>
          </table:table-cell>
          <table:table-cell table:style-name="Table15.B3" office:value-type="string">
            <text:p text:style-name="P563">2</text:p>
          </table:table-cell>
          <table:table-cell table:style-name="Table15.C3" office:value-type="string">
            <text:p text:style-name="P446">Trap can affect up to two targets.</text:p>
          </table:table-cell>
        </table:table-row>
        <table:table-row>
          <table:table-cell table:style-name="Table15.A3" office:value-type="string">
            <text:p text:style-name="P563">3</text:p>
          </table:table-cell>
          <table:table-cell table:style-name="Table15.B3" office:value-type="string">
            <text:p text:style-name="P563">2</text:p>
          </table:table-cell>
          <table:table-cell table:style-name="Table15.C3" office:value-type="string">
            <text:p text:style-name="P446">Trap will bind the target twice as quickly.</text:p>
          </table:table-cell>
        </table:table-row>
        <table:table-row>
          <table:table-cell table:style-name="Table15.A3" office:value-type="string">
            <text:p text:style-name="P563">4</text:p>
          </table:table-cell>
          <table:table-cell table:style-name="Table15.B3" office:value-type="string">
            <text:p text:style-name="P563">2</text:p>
          </table:table-cell>
          <table:table-cell table:style-name="Table15.C3" office:value-type="string">
            <text:p text:style-name="P616"><text:span text:style-name="T12">B</text:span><text:span text:style-name="T11">ind</text:span><text:span text:style-name="T12">s</text:span><text:span text:style-name="T11"> the target with a</text:span><text:span text:style-name="T12">dvanced</text:span><text:span text:style-name="T11"> techniques, </text:span><text:span text:style-name="T12">making escape </text:span><text:span text:style-name="T87">+50%</text:span><text:span text:style-name="T12"> more difficult.</text:span></text:p>
          </table:table-cell>
        </table:table-row>
        <table:table-row>
          <table:table-cell table:style-name="Table15.A6" office:value-type="string">
            <text:p text:style-name="P563">4</text:p>
          </table:table-cell>
          <table:table-cell table:style-name="Table15.B6" office:value-type="string">
            <text:p text:style-name="P563">2</text:p>
          </table:table-cell>
          <table:table-cell table:style-name="Table15.C6" office:value-type="string">
            <text:p text:style-name="P616"><text:span text:style-name="T11">Bind strength is doubled, </text:span><text:span text:style-name="T12">making escape </text:span><text:span text:style-name="T87">+50% </text:span><text:span text:style-name="T12">more difficult.</text:span></text:p>
          </table:table-cell>
        </table:table-row>
      </table:table>
      <text:p text:style-name="P322"/>
      <text:h text:style-name="P269" text:outline-level="3">Clamp Trap Rune</text:h>
      <text:p text:style-name="P22"/>
      <text:p text:style-name="P62">Clamp traps have a metal clamp (or some equivalent) that will snap shut when the victim triggers it. It attempts to do severe physical damage and bind the victim to that location.</text:p>
      <text:p text:style-name="P344"/>
      <table:table table:name="Table16" table:style-name="Table16">
        <table:table-column table:style-name="Table16.A" table:number-columns-repeated="2"/>
        <table:table-column table:style-name="Table16.C"/>
        <table:table-row table:style-name="Table16.1">
          <table:table-cell table:style-name="Table16.A1" office:value-type="string">
            <text:p text:style-name="P637">T<text:span text:style-name="T380">ier</text:span></text:p>
          </table:table-cell>
          <table:table-cell table:style-name="Table16.A1" office:value-type="string">
            <text:p text:style-name="P681">Mana</text:p>
          </table:table-cell>
          <table:table-cell table:style-name="Table16.C1" office:value-type="string">
            <text:p text:style-name="P660">Description</text:p>
          </table:table-cell>
        </table:table-row>
        <table:table-row>
          <table:table-cell table:style-name="Table16.A2" office:value-type="string">
            <text:p text:style-name="P563">4</text:p>
          </table:table-cell>
          <table:table-cell table:style-name="Table16.B2" office:value-type="string">
            <text:p text:style-name="P563">2</text:p>
          </table:table-cell>
          <table:table-cell table:style-name="Table16.C2" office:value-type="string">
            <text:p text:style-name="P564">Trap snaps shut twice as quickly, with minimal added force. Harder to avoid.</text:p>
          </table:table-cell>
        </table:table-row>
        <table:table-row>
          <table:table-cell table:style-name="Table16.A3" office:value-type="string">
            <text:p text:style-name="P563">4</text:p>
          </table:table-cell>
          <table:table-cell table:style-name="Table16.B3" office:value-type="string">
            <text:p text:style-name="P563">2</text:p>
          </table:table-cell>
          <table:table-cell table:style-name="Table16.C3" office:value-type="string">
            <text:p text:style-name="P564">Trap adds +30% force to its snap and attempt to sever the victim’s limb completely.</text:p>
          </table:table-cell>
        </table:table-row>
        <table:table-row>
          <table:table-cell table:style-name="Table16.A4" office:value-type="string">
            <text:p text:style-name="P563">4</text:p>
          </table:table-cell>
          <table:table-cell table:style-name="Table16.B4" office:value-type="string">
            <text:p text:style-name="P563">2</text:p>
          </table:table-cell>
          <table:table-cell table:style-name="Table16.C4" office:value-type="string">
            <text:p text:style-name="P564">Once the clap is shut it’s strength is doubled. Much harder for victims to release.</text:p>
          </table:table-cell>
        </table:table-row>
      </table:table>
      <text:p text:style-name="P322"/>
      <text:h text:style-name="P269" text:outline-level="3">Bash Trap Rune</text:h>
      <text:p text:style-name="P22"/>
      <text:p text:style-name="P62">Bash traps attempt to slam, bash, or crush the victim. It attempts to do severe physical damage to the victim, as well as bind the victim to that location.</text:p>
      <text:p text:style-name="P344"/>
      <table:table table:name="Table29" table:style-name="Table29">
        <table:table-column table:style-name="Table29.A" table:number-columns-repeated="2"/>
        <table:table-column table:style-name="Table29.C"/>
        <table:table-row table:style-name="Table29.1">
          <table:table-cell table:style-name="Table29.A1" office:value-type="string">
            <text:p text:style-name="P637">T<text:span text:style-name="T380">ier</text:span></text:p>
          </table:table-cell>
          <table:table-cell table:style-name="Table29.A1" office:value-type="string">
            <text:p text:style-name="P681">Mana</text:p>
          </table:table-cell>
          <table:table-cell table:style-name="Table29.C1" office:value-type="string">
            <text:p text:style-name="P660">Description</text:p>
          </table:table-cell>
        </table:table-row>
        <table:table-row>
          <table:table-cell table:style-name="Table29.A2" office:value-type="string">
            <text:p text:style-name="P563">3</text:p>
          </table:table-cell>
          <table:table-cell table:style-name="Table29.B2" office:value-type="string">
            <text:p text:style-name="P563">1</text:p>
          </table:table-cell>
          <table:table-cell table:style-name="Table29.C2" office:value-type="string">
            <text:p text:style-name="P564">Trap adds +30% force to its bashing damage.</text:p>
          </table:table-cell>
        </table:table-row>
        <table:table-row>
          <table:table-cell table:style-name="Table29.A3" office:value-type="string">
            <text:p text:style-name="P563">3</text:p>
          </table:table-cell>
          <table:table-cell table:style-name="Table29.B3" office:value-type="string">
            <text:p text:style-name="P563">1</text:p>
          </table:table-cell>
          <table:table-cell table:style-name="Table29.C3" office:value-type="string">
            <text:p text:style-name="P564">Trap gains +30% speed enhancement, making it harder to avoid.</text:p>
          </table:table-cell>
        </table:table-row>
        <table:table-row>
          <table:table-cell table:style-name="Table29.A4" office:value-type="string">
            <text:p text:style-name="P563">3</text:p>
          </table:table-cell>
          <table:table-cell table:style-name="Table29.B4" office:value-type="string">
            <text:p text:style-name="P563">1</text:p>
          </table:table-cell>
          <table:table-cell table:style-name="Table29.C4" office:value-type="string">
            <text:p text:style-name="P564">Trap gains piercing damage, such as the addition of blades or spikes.</text:p>
          </table:table-cell>
        </table:table-row>
      </table:table>
      <text:p text:style-name="P322"/>
      <text:h text:style-name="P269" text:outline-level="3">Explosive Trap Rune</text:h>
      <text:p text:style-name="P22"/>
      <text:p text:style-name="P62">Explosive traps release an explosive that damages every victim within the affected area of the explosion. These runes always have a specific archetype: frag, knockback, fire, frost, or acid. Frag explosives do regular physical damage, knockback blasts victims away with heavy force, and the others do elemental damage.</text:p>
      <text:p text:style-name="P344"/>
      <table:table table:name="Table30" table:style-name="Table30">
        <table:table-column table:style-name="Table30.A" table:number-columns-repeated="2"/>
        <table:table-column table:style-name="Table30.C"/>
        <table:table-row table:style-name="Table30.1">
          <table:table-cell table:style-name="Table30.A1" office:value-type="string">
            <text:p text:style-name="P637">T<text:span text:style-name="T380">ier</text:span></text:p>
          </table:table-cell>
          <table:table-cell table:style-name="Table30.A1" office:value-type="string">
            <text:p text:style-name="P681">Mana</text:p>
          </table:table-cell>
          <table:table-cell table:style-name="Table30.C1" office:value-type="string">
            <text:p text:style-name="P660">Description</text:p>
          </table:table-cell>
        </table:table-row>
        <table:table-row>
          <table:table-cell table:style-name="Table30.A2" office:value-type="string">
            <text:p text:style-name="P567">3</text:p>
          </table:table-cell>
          <table:table-cell table:style-name="Table30.B2" office:value-type="string">
            <text:p text:style-name="P563">2</text:p>
          </table:table-cell>
          <table:table-cell table:style-name="Table30.C2" office:value-type="string">
            <text:p text:style-name="P616"><text:span text:style-name="T13">T</text:span><text:span text:style-name="T17">rap adds +30% d</text:span><text:span text:style-name="T16">amage </text:span><text:span text:style-name="T18">(or knockback </text:span><text:span text:style-name="T19">force</text:span><text:span text:style-name="T18">)</text:span><text:span text:style-name="T16"> to its explosive type</text:span><text:span text:style-name="T17">.</text:span></text:p>
          </table:table-cell>
        </table:table-row>
        <table:table-row>
          <table:table-cell table:style-name="Table30.A3" office:value-type="string">
            <text:p text:style-name="P563">3</text:p>
          </table:table-cell>
          <table:table-cell table:style-name="Table30.B3" office:value-type="string">
            <text:p text:style-name="P563">3</text:p>
          </table:table-cell>
          <table:table-cell table:style-name="Table30.C3" office:value-type="string">
            <text:p text:style-name="P565">Increases the radius of the area of effect by 30%.</text:p>
          </table:table-cell>
        </table:table-row>
        <table:table-row>
          <table:table-cell table:style-name="Table30.A4" office:value-type="string">
            <text:p text:style-name="P563">4</text:p>
          </table:table-cell>
          <table:table-cell table:style-name="Table30.B4" office:value-type="string">
            <text:p text:style-name="P563">4</text:p>
          </table:table-cell>
          <table:table-cell table:style-name="Table30.C4" office:value-type="string">
            <text:p text:style-name="P566">Increases the radius of the area of effect by 50%. Stacks with other upgrades.</text:p>
          </table:table-cell>
        </table:table-row>
      </table:table>
      <text:p text:style-name="P350"/>
      <text:h text:style-name="P256" text:outline-level="2">Rune, Vehicle</text:h>
      <text:p text:style-name="P31"/>
      <text:p text:style-name="P64"><text:span text:style-name="T314">A </text:span><text:span text:style-name="T327">Vehicle</text:span><text:span text:style-name="T314"> Rune </text:span><text:span text:style-name="T327">will conjure a vehicle</text:span><text:span text:style-name="T314"> when activated </text:span><text:span text:style-name="T327">a</text:span><text:span text:style-name="T345">t</text:span><text:span text:style-name="T327"> </text:span><text:span text:style-name="T332">an</text:span><text:span text:style-name="T327"> appropriate location.</text:span><text:span text:style-name="T314"> It is typically triggered by an intentional throw or placement </text:span><text:span text:style-name="T315">i</text:span><text:span text:style-name="T327">nto the designated locatio</text:span><text:span text:style-name="T345">n; </text:span><text:span text:style-name="T327">such as a boat when it’s thrown into the water, or a land vehicle when it’s thrown onto the ground.</text:span></text:p>
      <text:p text:style-name="P34"/>
      <text:p text:style-name="P64"><text:span text:style-name="T330">T</text:span><text:span text:style-name="T345">he</text:span><text:span text:style-name="T327"> rune t</text:span><text:span text:style-name="T330">akes a few seconds to</text:span><text:span text:style-name="T315"> unfurl and conjure </text:span><text:span text:style-name="T330">its</text:span><text:span text:style-name="T327"> vehicle</text:span><text:span text:style-name="T315">, </text:span><text:span text:style-name="T330">a</text:span><text:span text:style-name="T345">nd roughly as long to convert</text:span><text:span text:style-name="T330"> back to rune form</text:span><text:span text:style-name="T314">. </text:span><text:soft-page-break/><text:span text:style-name="T328">Runes will not </text:span><text:span text:style-name="T345">fully </text:span><text:span text:style-name="T328">conjure </text:span><text:span text:style-name="T330">a </text:span><text:span text:style-name="T328">vehicle if </text:span><text:span text:style-name="T330">doing so</text:span><text:span text:style-name="T328"> will </text:span><text:span text:style-name="T329">meaningfully </text:span><text:span text:style-name="T328">disrupt the position or intended activities of anyone in the area.</text:span></text:p>
      <text:p text:style-name="P33"/>
      <text:p text:style-name="P64"><text:span text:style-name="T314">V</text:span><text:span text:style-name="T327">ehicle</text:span><text:span text:style-name="T316"> Runes c</text:span><text:span text:style-name="T345">an apply Vehicle Shards</text:span><text:span text:style-name="T327">.</text:span></text:p>
      <text:p text:style-name="P21"/>
      <text:h text:style-name="P270" text:outline-level="3">Carriages</text:h>
      <text:p text:style-name="P344"/>
      <table:table table:name="Table31" table:style-name="Table31">
        <table:table-column table:style-name="Table31.A" table:number-columns-repeated="2"/>
        <table:table-column table:style-name="Table31.C"/>
        <table:table-row table:style-name="Table31.1">
          <table:table-cell table:style-name="Table31.A1" office:value-type="string">
            <text:p text:style-name="P637">T<text:span text:style-name="T380">ier</text:span></text:p>
          </table:table-cell>
          <table:table-cell table:style-name="Table31.A1" office:value-type="string">
            <text:p text:style-name="P681">Mana</text:p>
          </table:table-cell>
          <table:table-cell table:style-name="Table31.C1" office:value-type="string">
            <text:p text:style-name="P660">Description</text:p>
          </table:table-cell>
        </table:table-row>
        <table:table-row>
          <table:table-cell table:style-name="Table31.A2" office:value-type="string">
            <text:p text:style-name="P553">-</text:p>
          </table:table-cell>
          <table:table-cell table:style-name="Table31.B2" office:value-type="string">
            <text:p text:style-name="P573">10</text:p>
          </table:table-cell>
          <table:table-cell table:style-name="Table31.C2" office:value-type="string">
            <text:p text:style-name="P472">[Base Requirement<text:span text:style-name="T475">, </text:span><text:span text:style-name="T478">m</text:span><text:span text:style-name="T476">ana </text:span><text:span text:style-name="T478">cost</text:span><text:span text:style-name="T476"> is </text:span><text:span text:style-name="T478">single-cost applied</text:span><text:span text:style-name="T476"> during </text:span><text:span text:style-name="T478">setup and retrieval</text:span><text:span text:style-name="T471">]</text:span></text:p>
          </table:table-cell>
        </table:table-row>
        <table:table-row>
          <table:table-cell table:style-name="Table31.A3" office:value-type="string">
            <text:p text:style-name="P368">2</text:p>
          </table:table-cell>
          <table:table-cell table:style-name="Table31.B3" office:value-type="string">
            <text:p text:style-name="P563">-</text:p>
          </table:table-cell>
          <table:table-cell table:style-name="Table31.C3" office:value-type="string">
            <text:p text:style-name="P710"><text:span text:style-name="T159">The rune </text:span><text:span text:style-name="T174">can transform into a small carriage, such as a 2-person carriage or wagon.</text:span></text:p>
          </table:table-cell>
        </table:table-row>
        <table:table-row>
          <table:table-cell table:style-name="Table31.A4" office:value-type="string">
            <text:p text:style-name="P368">3</text:p>
          </table:table-cell>
          <table:table-cell table:style-name="Table31.B4" office:value-type="string">
            <text:p text:style-name="P563">-</text:p>
          </table:table-cell>
          <table:table-cell table:style-name="Table31.C4" office:value-type="string">
            <text:p text:style-name="P710"><text:span text:style-name="T159">T</text:span><text:span text:style-name="T174">he rune can transform into a mid-sized carriage, such as an 8-person wagon or trailer.</text:span></text:p>
          </table:table-cell>
        </table:table-row>
        <table:table-row>
          <table:table-cell table:style-name="Table31.A4" office:value-type="string">
            <text:p text:style-name="P569">4</text:p>
          </table:table-cell>
          <table:table-cell table:style-name="Table31.B4" office:value-type="string">
            <text:p text:style-name="P563">-</text:p>
          </table:table-cell>
          <table:table-cell table:style-name="Table31.C4" office:value-type="string">
            <text:p text:style-name="P568">The rune can transform into a large carriage, such as a 20-person wagon or trailer.</text:p>
          </table:table-cell>
        </table:table-row>
        <table:table-row>
          <table:table-cell table:style-name="Table31.A4" office:value-type="string">
            <text:p text:style-name="P569">5</text:p>
          </table:table-cell>
          <table:table-cell table:style-name="Table31.B4" office:value-type="string">
            <text:p text:style-name="P563">-</text:p>
          </table:table-cell>
          <table:table-cell table:style-name="Table31.C4" office:value-type="string">
            <text:p text:style-name="P710"><text:span text:style-name="T159">T</text:span><text:span text:style-name="T174">he rune can transform into giant carriages, such as a 50-person train carriage.</text:span></text:p>
          </table:table-cell>
        </table:table-row>
      </table:table>
      <text:p text:style-name="P316"/>
      <text:h text:style-name="P270" text:outline-level="3">Flight-Based</text:h>
      <text:p text:style-name="P344"/>
      <table:table table:name="Table42" table:style-name="Table42">
        <table:table-column table:style-name="Table42.A" table:number-columns-repeated="2"/>
        <table:table-column table:style-name="Table42.C"/>
        <table:table-row table:style-name="Table42.1">
          <table:table-cell table:style-name="Table42.A1" office:value-type="string">
            <text:p text:style-name="P637">T<text:span text:style-name="T380">ier</text:span></text:p>
          </table:table-cell>
          <table:table-cell table:style-name="Table42.A1" office:value-type="string">
            <text:p text:style-name="P681">Mana</text:p>
          </table:table-cell>
          <table:table-cell table:style-name="Table42.C1" office:value-type="string">
            <text:p text:style-name="P660">Description</text:p>
          </table:table-cell>
        </table:table-row>
        <table:table-row>
          <table:table-cell table:style-name="Table42.A2" office:value-type="string">
            <text:p text:style-name="P553">-</text:p>
          </table:table-cell>
          <table:table-cell table:style-name="Table42.B2" office:value-type="string">
            <text:p text:style-name="P573">20</text:p>
          </table:table-cell>
          <table:table-cell table:style-name="Table42.C2" office:value-type="string">
            <text:p text:style-name="P472">[Base Requirement<text:span text:style-name="T475">, </text:span><text:span text:style-name="T478">m</text:span><text:span text:style-name="T476">ana </text:span><text:span text:style-name="T478">cost</text:span><text:span text:style-name="T476"> is </text:span><text:span text:style-name="T478">single-cost applied</text:span><text:span text:style-name="T476"> during </text:span><text:span text:style-name="T478">setup and retrieval</text:span><text:span text:style-name="T471">]</text:span></text:p>
          </table:table-cell>
        </table:table-row>
        <table:table-row>
          <table:table-cell table:style-name="Table42.A3" office:value-type="string">
            <text:p text:style-name="P368">2</text:p>
          </table:table-cell>
          <table:table-cell table:style-name="Table42.B3" office:value-type="string">
            <text:p text:style-name="P563">-</text:p>
          </table:table-cell>
          <table:table-cell table:style-name="Table42.C3" office:value-type="string">
            <text:p text:style-name="P710"><text:span text:style-name="T159">The rune </text:span><text:span text:style-name="T174">can transform into a p</text:span><text:span text:style-name="T175">ersonal flight suit</text:span><text:span text:style-name="T174">, such as a </text:span><text:span text:style-name="T175">wind-suit, a jet pack, etc</text:span><text:span text:style-name="T174">.</text:span></text:p>
          </table:table-cell>
        </table:table-row>
        <table:table-row>
          <table:table-cell table:style-name="Table42.A4" office:value-type="string">
            <text:p text:style-name="P368">3</text:p>
          </table:table-cell>
          <table:table-cell table:style-name="Table42.B4" office:value-type="string">
            <text:p text:style-name="P563">-</text:p>
          </table:table-cell>
          <table:table-cell table:style-name="Table42.C4" office:value-type="string">
            <text:p text:style-name="P710"><text:span text:style-name="T159">T</text:span><text:span text:style-name="T174">he rune can transform into a s</text:span><text:span text:style-name="T175">mall flight vehicle, such as a hover-car or a small plane</text:span><text:span text:style-name="T174"> </text:span><text:span text:style-name="T175">for two people.</text:span></text:p>
          </table:table-cell>
        </table:table-row>
        <table:table-row>
          <table:table-cell table:style-name="Table42.A4" office:value-type="string">
            <text:p text:style-name="P569">4</text:p>
          </table:table-cell>
          <table:table-cell table:style-name="Table42.B4" office:value-type="string">
            <text:p text:style-name="P563">-</text:p>
          </table:table-cell>
          <table:table-cell table:style-name="Table42.C4" office:value-type="string">
            <text:p text:style-name="P710"><text:span text:style-name="T174">The rune can transform into a l</text:span><text:span text:style-name="T175">ight, medium-sized flight vehicle, </text:span><text:span text:style-name="T174">s</text:span><text:span text:style-name="T175">uch as a small cargo plane suitable for four p</text:span><text:span text:style-name="T177">ersonnel</text:span><text:span text:style-name="T175">.</text:span></text:p>
          </table:table-cell>
        </table:table-row>
        <table:table-row>
          <table:table-cell table:style-name="Table42.A4" office:value-type="string">
            <text:p text:style-name="P569">5</text:p>
          </table:table-cell>
          <table:table-cell table:style-name="Table42.B4" office:value-type="string">
            <text:p text:style-name="P563">-</text:p>
          </table:table-cell>
          <table:table-cell table:style-name="Table42.C4" office:value-type="string">
            <text:p text:style-name="P711"><text:span text:style-name="T159">T</text:span><text:span text:style-name="T174">he rune can transform into l</text:span><text:span text:style-name="T175">arge flight vehicle, such as a small airship with size for a t</text:span><text:span text:style-name="T176">en </text:span><text:span text:style-name="T175">p</text:span><text:span text:style-name="T177">ersonnel</text:span><text:span text:style-name="T175">.</text:span></text:p>
          </table:table-cell>
        </table:table-row>
        <table:table-row>
          <table:table-cell table:style-name="Table42.A4" office:value-type="string">
            <text:p text:style-name="P570">6</text:p>
          </table:table-cell>
          <table:table-cell table:style-name="Table42.B4" office:value-type="string">
            <text:p text:style-name="P563">-</text:p>
          </table:table-cell>
          <table:table-cell table:style-name="Table42.C4" office:value-type="string">
            <text:p text:style-name="P711"><text:span text:style-name="T159">T</text:span><text:span text:style-name="T174">he rune can transform into g</text:span><text:span text:style-name="T175">iant flight vehicle, such as a large airship suitable for twenty </text:span><text:span text:style-name="T176">five</text:span><text:span text:style-name="T175"> p</text:span><text:span text:style-name="T177">ersonnel</text:span><text:span text:style-name="T175">.</text:span></text:p>
          </table:table-cell>
        </table:table-row>
      </table:table>
      <text:p text:style-name="P351"/>
      <text:h text:style-name="P270" text:outline-level="3">Land-Based</text:h>
      <text:p text:style-name="P344"/>
      <table:table table:name="Table45" table:style-name="Table45">
        <table:table-column table:style-name="Table45.A" table:number-columns-repeated="2"/>
        <table:table-column table:style-name="Table45.C"/>
        <table:table-row table:style-name="Table45.1">
          <table:table-cell table:style-name="Table45.A1" office:value-type="string">
            <text:p text:style-name="P637">T<text:span text:style-name="T380">ier</text:span></text:p>
          </table:table-cell>
          <table:table-cell table:style-name="Table45.A1" office:value-type="string">
            <text:p text:style-name="P681">Mana</text:p>
          </table:table-cell>
          <table:table-cell table:style-name="Table45.C1" office:value-type="string">
            <text:p text:style-name="P660">Description</text:p>
          </table:table-cell>
        </table:table-row>
        <table:table-row>
          <table:table-cell table:style-name="Table45.A2" office:value-type="string">
            <text:p text:style-name="P553">-</text:p>
          </table:table-cell>
          <table:table-cell table:style-name="Table45.B2" office:value-type="string">
            <text:p text:style-name="P573">15</text:p>
          </table:table-cell>
          <table:table-cell table:style-name="Table45.C2" office:value-type="string">
            <text:p text:style-name="P472">[Base Requirement<text:span text:style-name="T475">, </text:span><text:span text:style-name="T478">m</text:span><text:span text:style-name="T476">ana </text:span><text:span text:style-name="T478">cost</text:span><text:span text:style-name="T476"> is </text:span><text:span text:style-name="T478">single-cost applied</text:span><text:span text:style-name="T476"> during </text:span><text:span text:style-name="T478">setup and retrieval</text:span><text:span text:style-name="T471">]</text:span></text:p>
          </table:table-cell>
        </table:table-row>
        <table:table-row>
          <table:table-cell table:style-name="Table45.A3" office:value-type="string">
            <text:p text:style-name="P369">2</text:p>
          </table:table-cell>
          <table:table-cell table:style-name="Table45.B3" office:value-type="string">
            <text:p text:style-name="P563">-</text:p>
          </table:table-cell>
          <table:table-cell table:style-name="Table45.C3" office:value-type="string">
            <text:p text:style-name="P712"><text:span text:style-name="T159">The rune </text:span><text:span text:style-name="T174">can transform into a </text:span><text:span text:style-name="T84">simple </text:span><text:span text:style-name="T85">p</text:span><text:span text:style-name="T84">ersonal vehicle</text:span><text:span text:style-name="T85"> such as a </text:span><text:span text:style-name="T178">motorcycle,</text:span><text:span text:style-name="T84"> </text:span><text:span text:style-name="T178">skateboard, etc.</text:span></text:p>
          </table:table-cell>
        </table:table-row>
        <table:table-row>
          <table:table-cell table:style-name="Table45.A4" office:value-type="string">
            <text:p text:style-name="P369">3</text:p>
          </table:table-cell>
          <table:table-cell table:style-name="Table45.B4" office:value-type="string">
            <text:p text:style-name="P563">-</text:p>
          </table:table-cell>
          <table:table-cell table:style-name="Table45.C4" office:value-type="string">
            <text:p text:style-name="P712"><text:span text:style-name="T159">T</text:span><text:span text:style-name="T174">he rune can transform into a </text:span><text:span text:style-name="T73">s</text:span><text:span text:style-name="T84">mall</text:span><text:span text:style-name="T73"> form such as a </text:span><text:span text:style-name="T86">car, truck, etc</text:span><text:span text:style-name="T84">.</text:span></text:p>
          </table:table-cell>
        </table:table-row>
        <table:table-row>
          <table:table-cell table:style-name="Table45.A4" office:value-type="string">
            <text:p text:style-name="P571">4</text:p>
          </table:table-cell>
          <table:table-cell table:style-name="Table45.B4" office:value-type="string">
            <text:p text:style-name="P563">-</text:p>
          </table:table-cell>
          <table:table-cell table:style-name="Table45.C4" office:value-type="string">
            <text:p text:style-name="P712"><text:span text:style-name="T174">The rune can transform into a </text:span><text:span text:style-name="T73">l</text:span><text:span text:style-name="T84">arge</text:span><text:span text:style-name="T73"> form such as a b</text:span><text:span text:style-name="T84">us, </text:span><text:span text:style-name="T179">semi, etc</text:span><text:span text:style-name="T175">.</text:span></text:p>
          </table:table-cell>
        </table:table-row>
        <table:table-row>
          <table:table-cell table:style-name="Table45.A6" office:value-type="string">
            <text:p text:style-name="P571">5</text:p>
          </table:table-cell>
          <table:table-cell table:style-name="Table45.B6" office:value-type="string">
            <text:p text:style-name="P563">-</text:p>
          </table:table-cell>
          <table:table-cell table:style-name="Table45.C6" office:value-type="string">
            <text:p text:style-name="P712"><text:span text:style-name="T159">T</text:span><text:span text:style-name="T174">he rune can transform into </text:span><text:span text:style-name="T73">giant f</text:span><text:span text:style-name="T84">orm</text:span><text:span text:style-name="T73"> </text:span><text:span text:style-name="T84">such as a train locomotive</text:span><text:span text:style-name="T175">.</text:span></text:p>
          </table:table-cell>
        </table:table-row>
      </table:table>
      <text:p text:style-name="P351"/>
      <text:h text:style-name="P270" text:outline-level="3">Water-Based</text:h>
      <text:p text:style-name="P344"/>
      <table:table table:name="Table48" table:style-name="Table48">
        <table:table-column table:style-name="Table48.A" table:number-columns-repeated="2"/>
        <table:table-column table:style-name="Table48.C"/>
        <table:table-row table:style-name="Table48.1">
          <table:table-cell table:style-name="Table48.A1" office:value-type="string">
            <text:p text:style-name="P637">T<text:span text:style-name="T380">ier</text:span></text:p>
          </table:table-cell>
          <table:table-cell table:style-name="Table48.A1" office:value-type="string">
            <text:p text:style-name="P681">Mana</text:p>
          </table:table-cell>
          <table:table-cell table:style-name="Table48.C1" office:value-type="string">
            <text:p text:style-name="P660">Description</text:p>
          </table:table-cell>
        </table:table-row>
        <table:table-row>
          <table:table-cell table:style-name="Table48.A2" office:value-type="string">
            <text:p text:style-name="P553">-</text:p>
          </table:table-cell>
          <table:table-cell table:style-name="Table48.B2" office:value-type="string">
            <text:p text:style-name="P573">15</text:p>
          </table:table-cell>
          <table:table-cell table:style-name="Table48.C2" office:value-type="string">
            <text:p text:style-name="P472">[Base Requirement<text:span text:style-name="T475">, </text:span><text:span text:style-name="T478">m</text:span><text:span text:style-name="T476">ana </text:span><text:span text:style-name="T478">cost</text:span><text:span text:style-name="T476"> is </text:span><text:span text:style-name="T478">single-cost applied</text:span><text:span text:style-name="T476"> during </text:span><text:span text:style-name="T478">setup and retrieval</text:span><text:span text:style-name="T471">]</text:span></text:p>
          </table:table-cell>
        </table:table-row>
        <table:table-row>
          <table:table-cell table:style-name="Table48.A3" office:value-type="string">
            <text:p text:style-name="P370">2</text:p>
          </table:table-cell>
          <table:table-cell table:style-name="Table48.B3" office:value-type="string">
            <text:p text:style-name="P563">-</text:p>
          </table:table-cell>
          <table:table-cell table:style-name="Table48.C3" office:value-type="string">
            <text:p text:style-name="P713"><text:span text:style-name="T159">The rune </text:span><text:span text:style-name="T174">can transform into a </text:span><text:span text:style-name="T180">personal boat, such as canoe, kayak, raft, etc.</text:span></text:p>
          </table:table-cell>
        </table:table-row>
        <table:table-row>
          <table:table-cell table:style-name="Table48.A4" office:value-type="string">
            <text:p text:style-name="P370">3</text:p>
          </table:table-cell>
          <table:table-cell table:style-name="Table48.B4" office:value-type="string">
            <text:p text:style-name="P563">-</text:p>
          </table:table-cell>
          <table:table-cell table:style-name="Table48.C4" office:value-type="string">
            <text:p text:style-name="P713"><text:span text:style-name="T159">T</text:span><text:span text:style-name="T174">he rune can transform into </text:span><text:span text:style-name="T73">a mid-sized form such as 5-p</text:span><text:span text:style-name="T76">erson</text:span><text:span text:style-name="T73"> sailboat.</text:span></text:p>
          </table:table-cell>
        </table:table-row>
        <table:table-row>
          <table:table-cell table:style-name="Table48.A4" office:value-type="string">
            <text:p text:style-name="P572">4</text:p>
          </table:table-cell>
          <table:table-cell table:style-name="Table48.B4" office:value-type="string">
            <text:p text:style-name="P563">-</text:p>
          </table:table-cell>
          <table:table-cell table:style-name="Table48.C4" office:value-type="string">
            <text:p text:style-name="P713"><text:span text:style-name="T174">The rune can transform into </text:span><text:span text:style-name="T73">a large form in large bodies of water such as a 1</text:span><text:span text:style-name="T181">0</text:span><text:span text:style-name="T73">-p</text:span><text:span text:style-name="T76">erson</text:span><text:span text:style-name="T73"> yacht.</text:span></text:p>
          </table:table-cell>
        </table:table-row>
        <table:table-row>
          <table:table-cell table:style-name="Table48.A6" office:value-type="string">
            <text:p text:style-name="P572">5</text:p>
          </table:table-cell>
          <table:table-cell table:style-name="Table48.B6" office:value-type="string">
            <text:p text:style-name="P563">-</text:p>
          </table:table-cell>
          <table:table-cell table:style-name="Table48.C6" office:value-type="string">
            <text:p text:style-name="P714"><text:span text:style-name="T159">T</text:span><text:span text:style-name="T174">he rune can transform into </text:span><text:span text:style-name="T73">a giant form in large bodies of water such as a </text:span><text:span text:style-name="T74">2</text:span><text:span text:style-name="T73">0-p</text:span><text:span text:style-name="T76">erson</text:span><text:span text:style-name="T73"> </text:span><text:span text:style-name="T182">ship</text:span><text:span text:style-name="T73">.</text:span></text:p>
          </table:table-cell>
        </table:table-row>
        <table:table-row>
          <table:table-cell table:style-name="Table48.A6" office:value-type="string">
            <text:p text:style-name="P572">6</text:p>
          </table:table-cell>
          <table:table-cell table:style-name="Table48.B6" office:value-type="string">
            <text:p text:style-name="P563">-</text:p>
          </table:table-cell>
          <table:table-cell table:style-name="Table48.C6" office:value-type="string">
            <text:p text:style-name="P713"><text:span text:style-name="T159">T</text:span><text:span text:style-name="T174">he rune can transform into </text:span><text:span text:style-name="T73">a</text:span><text:span text:style-name="T94">n enormous</text:span><text:span text:style-name="T73"> form, such as a </text:span><text:span text:style-name="T94">4</text:span><text:span text:style-name="T73">0-p</text:span><text:span text:style-name="T76">erson </text:span><text:span text:style-name="T94">battle</text:span><text:span text:style-name="T73">ship.</text:span></text:p>
          </table:table-cell>
        </table:table-row>
      </table:table>
      <text:p text:style-name="P316"/>
      <text:h text:style-name="P257" text:outline-level="2">Servant Figurine</text:h>
      <text:p text:style-name="P18"/>
      <text:p text:style-name="P2">A servant figurine is a small, toy-like figurine made of stone about the size of a thumb. It looks like a typical human, likely dressed up and well-groomed. When activated, generally with a simple intention, it will grow into a <text:soft-page-break/>normal-sized living human-like phantom that will serve at it’s owner’s pleasure. The servant is hollow stone, but will only be as heavy as an average human would be. It typically returns to its figurine size if damaged or when it has no additional tasks to perform, and will also obey instructions to return to figurine size.</text:p>
      <text:p text:style-name="P2"/>
      <text:p text:style-name="P7">The servant is completely loyal and carefree, but has very limited intelligence. It has no voice, a limited understanding of the world, and can only carry out basic tasks and labor. The servant will attempt to aid its owner and will follow orders that it believes it can actually accomplish based on its current abilities.</text:p>
      <text:p text:style-name="P18"/>
      <text:p text:style-name="P70">When in figurine form, it will recover from any injury over the course of a week. If it remains in humanoid form, it will heal injuries at the speed of a typical human.</text:p>
      <text:p text:style-name="P345"/>
      <table:table table:name="Table50" table:style-name="Table50">
        <table:table-column table:style-name="Table50.A" table:number-columns-repeated="2"/>
        <table:table-column table:style-name="Table50.C"/>
        <table:table-row table:style-name="Table50.1">
          <table:table-cell table:style-name="Table50.A1" office:value-type="string">
            <text:p text:style-name="P638">T<text:span text:style-name="T380">ier</text:span></text:p>
          </table:table-cell>
          <table:table-cell table:style-name="Table50.A1" office:value-type="string">
            <text:p text:style-name="P682">Mana</text:p>
          </table:table-cell>
          <table:table-cell table:style-name="Table50.C1" office:value-type="string">
            <text:p text:style-name="P661">Description</text:p>
          </table:table-cell>
        </table:table-row>
        <table:table-row>
          <table:table-cell table:style-name="Table50.A2" office:value-type="string">
            <text:p text:style-name="P574">3<text:span text:style-name="T483">*</text:span></text:p>
          </table:table-cell>
          <table:table-cell table:style-name="Table50.B2" office:value-type="string">
            <text:p text:style-name="P574">4</text:p>
          </table:table-cell>
          <table:table-cell table:style-name="Table50.C2" office:value-type="string">
            <text:p text:style-name="P473">[Base Requirement<text:span text:style-name="T475">, </text:span><text:span text:style-name="T478">m</text:span><text:span text:style-name="T476">ana </text:span><text:span text:style-name="T478">cost</text:span><text:span text:style-name="T476"> is </text:span><text:span text:style-name="T478">single-cost applied</text:span><text:span text:style-name="T476"> during </text:span><text:span text:style-name="T478">setup and retrieval</text:span><text:span text:style-name="T471">]</text:span></text:p>
          </table:table-cell>
        </table:table-row>
        <table:table-row>
          <table:table-cell table:style-name="Table50.A3" office:value-type="string">
            <text:p text:style-name="P574">2</text:p>
          </table:table-cell>
          <table:table-cell table:style-name="Table50.B3" office:value-type="string">
            <text:p text:style-name="P574">2</text:p>
          </table:table-cell>
          <table:table-cell table:style-name="Table50.C3" office:value-type="string">
            <text:p text:style-name="P715"><text:span text:style-name="T145">The body is augmented with 10x faster healing, both in figurine and humanoid forms.</text:span></text:p>
          </table:table-cell>
        </table:table-row>
        <table:table-row>
          <table:table-cell table:style-name="Table50.A4" office:value-type="string">
            <text:p text:style-name="P574">2</text:p>
          </table:table-cell>
          <table:table-cell table:style-name="Table50.B4" office:value-type="string">
            <text:p text:style-name="P574">1</text:p>
          </table:table-cell>
          <table:table-cell table:style-name="Table50.C4" office:value-type="string">
            <text:p text:style-name="P715"><text:span text:style-name="T291">G</text:span><text:span text:style-name="T145">ains </text:span><text:span text:style-name="T291">+200%</text:span><text:span text:style-name="T145"> improved </text:span><text:span text:style-name="T291">vision, hearing, and smell.</text:span></text:p>
          </table:table-cell>
        </table:table-row>
        <table:table-row>
          <table:table-cell table:style-name="Table50.A4" office:value-type="string">
            <text:p text:style-name="P574">2</text:p>
          </table:table-cell>
          <table:table-cell table:style-name="Table50.B4" office:value-type="string">
            <text:p text:style-name="P574">1</text:p>
          </table:table-cell>
          <table:table-cell table:style-name="Table50.C4" office:value-type="string">
            <text:p text:style-name="P715"><text:span text:style-name="T291">C</text:span><text:span text:style-name="T145">an increase or decrease its size by roughly 25%, will generally remain at </text:span><text:span text:style-name="T146">its standard</text:span><text:span text:style-name="T145"> height </text:span><text:span text:style-name="T291">except for certain tasks.</text:span></text:p>
          </table:table-cell>
        </table:table-row>
        <table:table-row>
          <table:table-cell table:style-name="Table50.A6" office:value-type="string">
            <text:p text:style-name="P574">3</text:p>
          </table:table-cell>
          <table:table-cell table:style-name="Table50.B6" office:value-type="string">
            <text:p text:style-name="P574">1</text:p>
          </table:table-cell>
          <table:table-cell table:style-name="Table50.C6" office:value-type="string">
            <text:p text:style-name="P716"><text:span text:style-name="T138">The body is significantly improved. It appears </text:span><text:span text:style-name="T291">much </text:span><text:span text:style-name="T138">more human-like </text:span><text:span text:style-name="T291">and feels more natural to interact with.</text:span></text:p>
          </table:table-cell>
        </table:table-row>
        <table:table-row>
          <table:table-cell table:style-name="Table50.A6" office:value-type="string">
            <text:p text:style-name="P574">4</text:p>
          </table:table-cell>
          <table:table-cell table:style-name="Table50.B6" office:value-type="string">
            <text:p text:style-name="P574">5</text:p>
          </table:table-cell>
          <table:table-cell table:style-name="Table50.C6" office:value-type="string">
            <text:p text:style-name="P716"><text:span text:style-name="T291">A</text:span><text:span text:style-name="T138">ttains the 95</text:span><text:span text:style-name="T366">th</text:span><text:span text:style-name="T138"> percentile of physical prowess, charisma, perception, intelligence, and a desired profession. </text:span><text:span text:style-name="T145">I</text:span><text:span text:style-name="T138">t can change its profession </text:span><text:span text:style-name="T145">(losing the previous) with a week in figurine form.</text:span></text:p>
          </table:table-cell>
        </table:table-row>
        <table:table-row>
          <table:table-cell table:style-name="Table50.A6" office:value-type="string">
            <text:p text:style-name="P574">5</text:p>
          </table:table-cell>
          <table:table-cell table:style-name="Table50.B6" office:value-type="string">
            <text:p text:style-name="P577">20</text:p>
          </table:table-cell>
          <table:table-cell table:style-name="Table50.C6" office:value-type="string">
            <text:p text:style-name="P715"><text:span text:style-name="T138">T</text:span><text:span text:style-name="T145">he individual becomes a fully self-realized being. It acquires a soul and an aura that, at the time of its arrival, is </text:span><text:span text:style-name="T200">fully </text:span><text:span text:style-name="T145">aligned with the interests of the owner. Its overall capabilities will </text:span><text:span text:style-name="T292">score at approximately</text:span><text:span text:style-name="T145"> the top 1% of humanity.</text:span></text:p>
          </table:table-cell>
        </table:table-row>
      </table:table>
      <text:p text:style-name="P317"/>
      <text:h text:style-name="P257" text:outline-level="2">Shield</text:h>
      <text:p text:style-name="P346"/>
      <table:table table:name="Table6" table:style-name="Table6">
        <table:table-column table:style-name="Table6.A" table:number-columns-repeated="2"/>
        <table:table-column table:style-name="Table6.C"/>
        <table:table-row table:style-name="Table6.1">
          <table:table-cell table:style-name="Table6.A1" office:value-type="string">
            <text:p text:style-name="P639">T<text:span text:style-name="T380">ier</text:span></text:p>
          </table:table-cell>
          <table:table-cell table:style-name="Table6.A1" office:value-type="string">
            <text:p text:style-name="P683">Mana</text:p>
          </table:table-cell>
          <table:table-cell table:style-name="Table6.C1" office:value-type="string">
            <text:p text:style-name="P662">Description</text:p>
          </table:table-cell>
        </table:table-row>
        <table:table-row>
          <table:table-cell table:style-name="Table6.A2" office:value-type="string">
            <text:p text:style-name="P575">-</text:p>
          </table:table-cell>
          <table:table-cell table:style-name="Table6.B2" office:value-type="string">
            <text:p text:style-name="P578">1</text:p>
          </table:table-cell>
          <table:table-cell table:style-name="Table6.C2" office:value-type="string">
            <text:p text:style-name="P474">[Base Requirement<text:span text:style-name="T471">]</text:span></text:p>
          </table:table-cell>
        </table:table-row>
        <table:table-row>
          <table:table-cell table:style-name="Table6.A3" office:value-type="string">
            <text:p text:style-name="P578">2</text:p>
          </table:table-cell>
          <table:table-cell table:style-name="Table6.B3" office:value-type="string">
            <text:p text:style-name="P578">1</text:p>
          </table:table-cell>
          <table:table-cell table:style-name="Table6.C3" office:value-type="string">
            <text:p text:style-name="P707"><text:span text:style-name="T122">The s</text:span><text:span text:style-name="T126">hield</text:span><text:span text:style-name="T122"> can transform into variant</text:span><text:span text:style-name="T124">s</text:span><text:span text:style-name="T122">; e.g. </text:span><text:span text:style-name="T124">t</text:span><text:span text:style-name="T127">ower shield, buckler</text:span><text:span text:style-name="T125">,</text:span><text:span text:style-name="T124"> etc</text:span><text:span text:style-name="T122">. It can change its cosmetic designs to suit the user’s outfits, </text:span><text:span text:style-name="T123">and be equipped or unequipped very rapidly by seam-split morphing.</text:span></text:p>
          </table:table-cell>
        </table:table-row>
        <table:table-row>
          <table:table-cell table:style-name="Table6.A4" office:value-type="string">
            <text:p text:style-name="P578">2</text:p>
          </table:table-cell>
          <table:table-cell table:style-name="Table6.B4" office:value-type="string">
            <text:p text:style-name="P578">0.5</text:p>
          </table:table-cell>
          <table:table-cell table:style-name="Table6.C4" office:value-type="string">
            <text:p text:style-name="P717"><text:span text:style-name="T107">T</text:span><text:span text:style-name="T122">he s</text:span><text:span text:style-name="T126">hield</text:span><text:span text:style-name="T122"> is 50% lighter and more flexible, </text:span><text:span text:style-name="T293">without negatively affecting durability</text:span><text:span text:style-name="T122">. </text:span></text:p>
          </table:table-cell>
        </table:table-row>
        <table:table-row>
          <table:table-cell table:style-name="Table6.A5" office:value-type="string">
            <text:p text:style-name="P578">2</text:p>
          </table:table-cell>
          <table:table-cell table:style-name="Table6.B5" office:value-type="string">
            <text:p text:style-name="P578">0.5</text:p>
          </table:table-cell>
          <table:table-cell table:style-name="Table6.C5" office:value-type="string">
            <text:p text:style-name="P717"><text:span text:style-name="T125">Its materials are 1</text:span><text:span text:style-name="T199">0</text:span><text:span text:style-name="T125">0% more resilient to damage, offering better protection.</text:span></text:p>
          </table:table-cell>
        </table:table-row>
        <table:table-row>
          <table:table-cell table:style-name="Table6.A5" office:value-type="string">
            <text:p text:style-name="P578">3</text:p>
          </table:table-cell>
          <table:table-cell table:style-name="Table6.B5" office:value-type="string">
            <text:p text:style-name="P578">1</text:p>
          </table:table-cell>
          <table:table-cell table:style-name="Table6.C5" office:value-type="string">
            <text:p text:style-name="P717"><text:span text:style-name="T118">T</text:span><text:span text:style-name="T127">he shield will telekinetically assist against opposing force, adding 3</text:span><text:span text:style-name="T199">5</text:span><text:span text:style-name="T127">kg of force in your favor.</text:span></text:p>
          </table:table-cell>
        </table:table-row>
        <table:table-row>
          <table:table-cell table:style-name="Table6.A5" office:value-type="string">
            <text:p text:style-name="P578">2</text:p>
          </table:table-cell>
          <table:table-cell table:style-name="Table6.B5" office:value-type="string">
            <text:p text:style-name="P578">0.3</text:p>
          </table:table-cell>
          <table:table-cell table:style-name="Table6.C5" office:value-type="string">
            <text:p text:style-name="P718"><text:span text:style-name="T145">T</text:span><text:span text:style-name="T1">he shield can be telekinetically recalled from within short range. </text:span><text:span text:style-name="T128">It is </text:span><text:span text:style-name="T1">also </text:span><text:span text:style-name="T128">significantly harder to disarm.</text:span></text:p>
          </table:table-cell>
        </table:table-row>
        <table:table-row>
          <table:table-cell table:style-name="Table6.A5" office:value-type="string">
            <text:p text:style-name="P578">4</text:p>
          </table:table-cell>
          <table:table-cell table:style-name="Table6.B5" office:value-type="string">
            <text:p text:style-name="P578">2</text:p>
          </table:table-cell>
          <table:table-cell table:style-name="Table6.C5" office:value-type="string">
            <text:p text:style-name="P717"><text:span text:style-name="T293">S</text:span><text:span text:style-name="T127">hield m</text:span><text:span text:style-name="T199">ake</text:span><text:span text:style-name="T293">s small, automatic defensive</text:span><text:span text:style-name="T199"> adjustments</text:span><text:span text:style-name="T128"> </text:span><text:span text:style-name="T199">up to 5cm from its edges, </text:span><text:span text:style-name="T293">helping protect the user</text:span><text:span text:style-name="T199">.</text:span></text:p>
          </table:table-cell>
        </table:table-row>
        <table:table-row>
          <table:table-cell table:style-name="Table6.A5" office:value-type="string">
            <text:p text:style-name="P578">5</text:p>
          </table:table-cell>
          <table:table-cell table:style-name="Table6.B5" office:value-type="string">
            <text:p text:style-name="P578">3</text:p>
          </table:table-cell>
          <table:table-cell table:style-name="Table6.C5" office:value-type="string">
            <text:p text:style-name="P579"><text:span text:style-name="T482">The shield can be controlled </text:span><text:span text:style-name="T483">subconsciously as</text:span><text:span text:style-name="T482"> an extra limb, up to a range of 3 meters, freeing up a hand for other tasks.</text:span></text:p>
          </table:table-cell>
        </table:table-row>
      </table:table>
      <text:p text:style-name="P318"/>
      <text:h text:style-name="P262" text:outline-level="2">S<text:span text:style-name="T408">imulator</text:span></text:h>
      <text:p text:style-name="P104"/>
      <text:p text:style-name="Standard">A <text:span text:style-name="T408">simulator is a h</text:span>overing device that any authorized users can attune to and engage in a simulated world together. Attuned users can enter a highly lifelike simulation together. Authorized users can generate complex environments and objects through their imagination. However, NPCs do not have real intelligence and can only provide a few canned responses.</text:p>
      <text:p text:style-name="P348"/>
      <table:table table:name="Table43" table:style-name="Table43">
        <table:table-column table:style-name="Table43.A" table:number-columns-repeated="2"/>
        <table:table-column table:style-name="Table43.C"/>
        <table:table-row table:style-name="Table43.1">
          <table:table-cell table:style-name="Table43.A1" office:value-type="string">
            <text:p text:style-name="P641">T<text:span text:style-name="T380">ier</text:span></text:p>
          </table:table-cell>
          <table:table-cell table:style-name="Table43.A1" office:value-type="string">
            <text:p text:style-name="P687">MPS</text:p>
          </table:table-cell>
          <table:table-cell table:style-name="Table43.C1" office:value-type="string">
            <text:p text:style-name="P664">Description</text:p>
          </table:table-cell>
        </table:table-row>
        <table:table-row>
          <table:table-cell table:style-name="Table43.A2" office:value-type="string">
            <text:p text:style-name="P587">4*</text:p>
          </table:table-cell>
          <table:table-cell table:style-name="Table43.B2" office:value-type="string">
            <text:p text:style-name="P587">2/60</text:p>
          </table:table-cell>
          <table:table-cell table:style-name="Table43.C2" office:value-type="string">
            <text:p text:style-name="P476">[Base Requirement: <text:span text:style-name="T484">Provides the base simulator enchantment, MPS cost is per user and only applied while active</text:span><text:span text:style-name="T471">]</text:span></text:p>
          </table:table-cell>
        </table:table-row>
        <table:table-row>
          <table:table-cell table:style-name="Table43.A3" office:value-type="string">
            <text:p text:style-name="P371">3</text:p>
          </table:table-cell>
          <table:table-cell table:style-name="Table43.B3" office:value-type="string">
            <text:p text:style-name="P587">0</text:p>
          </table:table-cell>
          <table:table-cell table:style-name="Table43.C3" office:value-type="string">
            <text:p text:style-name="P721"><text:span text:style-name="T212">T</text:span><text:span text:style-name="T214">he simulator can interface with technology allowing it to summon information that was processed in the real world, which is useful such as if generating a library or workshops for research purposes.</text:span></text:p>
          </table:table-cell>
        </table:table-row>
        <table:table-row>
          <table:table-cell table:style-name="Table43.A4" office:value-type="string">
            <text:p text:style-name="P530">3</text:p>
          </table:table-cell>
          <table:table-cell table:style-name="Table43.B4" office:value-type="string">
            <text:p text:style-name="P587">0</text:p>
          </table:table-cell>
          <table:table-cell table:style-name="Table43.C4" office:value-type="string">
            <text:p text:style-name="P105"><text:span text:style-name="T215">U</text:span><text:span text:style-name="T190">sers can </text:span><text:span text:style-name="T215">now </text:span><text:span text:style-name="T190">a</text:span><text:span text:style-name="T215">ccess an internal interface that grants access to virtual menus: chats, preferences, settings, fast travel, etc. </text:span><text:span text:style-name="T216">These can interface with technology and be designed or modified by the owner.</text:span></text:p>
          </table:table-cell>
        </table:table-row>
        <text:soft-page-break/>
        <table:table-row>
          <table:table-cell table:style-name="Table43.A4" office:value-type="string">
            <text:p text:style-name="P589">3</text:p>
          </table:table-cell>
          <table:table-cell table:style-name="Table43.B4" office:value-type="string">
            <text:p text:style-name="P587">2/60</text:p>
          </table:table-cell>
          <table:table-cell table:style-name="Table43.C4" office:value-type="string">
            <text:p text:style-name="P588">The system can now handle complex NPCs with intelligence and abilities that match with the real world. This allows them to be helpful in training, competitions, games, etc.</text:p>
          </table:table-cell>
        </table:table-row>
      </table:table>
      <text:p text:style-name="P320"/>
      <text:h text:style-name="P257" text:outline-level="2">Spyglass</text:h>
      <text:p text:style-name="P347"/>
      <table:table table:name="Table39" table:style-name="Table39">
        <table:table-column table:style-name="Table39.A" table:number-columns-repeated="2"/>
        <table:table-column table:style-name="Table39.C"/>
        <table:table-row table:style-name="Table39.1">
          <table:table-cell table:style-name="Table39.A1" office:value-type="string">
            <text:p text:style-name="P640">T<text:span text:style-name="T380">ier</text:span></text:p>
          </table:table-cell>
          <table:table-cell table:style-name="Table39.A1" office:value-type="string">
            <text:p text:style-name="P684">Mana</text:p>
          </table:table-cell>
          <table:table-cell table:style-name="Table39.C1" office:value-type="string">
            <text:p text:style-name="P663">Description</text:p>
          </table:table-cell>
        </table:table-row>
        <table:table-row>
          <table:table-cell table:style-name="Table39.A2" office:value-type="string">
            <text:p text:style-name="P576">-</text:p>
          </table:table-cell>
          <table:table-cell table:style-name="Table39.B2" office:value-type="string">
            <text:p text:style-name="P586">0.3</text:p>
          </table:table-cell>
          <table:table-cell table:style-name="Table39.C2" office:value-type="string">
            <text:p text:style-name="P475">[Base Requirement<text:span text:style-name="T471">]</text:span></text:p>
          </table:table-cell>
        </table:table-row>
        <table:table-row>
          <table:table-cell table:style-name="Table39.A3" office:value-type="string">
            <text:p text:style-name="P586">1</text:p>
          </table:table-cell>
          <table:table-cell table:style-name="Table39.B3" office:value-type="string">
            <text:p text:style-name="P586">0.1</text:p>
          </table:table-cell>
          <table:table-cell table:style-name="Table39.C3" office:value-type="string">
            <text:p text:style-name="P719"><text:span text:style-name="T140">The spyglass can maintain a perfect stabilized focus on its target, </text:span><text:span text:style-name="T1">even when zoomed in or when the target is moving.</text:span></text:p>
          </table:table-cell>
        </table:table-row>
        <table:table-row>
          <table:table-cell table:style-name="Table39.A4" office:value-type="string">
            <text:p text:style-name="P581">1</text:p>
          </table:table-cell>
          <table:table-cell table:style-name="Table39.B4" office:value-type="string">
            <text:p text:style-name="P586">0.1</text:p>
          </table:table-cell>
          <table:table-cell table:style-name="Table39.C4" office:value-type="string">
            <text:p text:style-name="P580">The spyglass can collapse down into a small form the size of a large coin.</text:p>
          </table:table-cell>
        </table:table-row>
        <table:table-row>
          <table:table-cell table:style-name="Table39.A5" office:value-type="string">
            <text:p text:style-name="P583">2</text:p>
          </table:table-cell>
          <table:table-cell table:style-name="Table39.B5" office:value-type="string">
            <text:p text:style-name="P586">0.1</text:p>
          </table:table-cell>
          <table:table-cell table:style-name="Table39.C5" office:value-type="string">
            <text:p text:style-name="P720"><text:span text:style-name="T139">T</text:span><text:span text:style-name="T140">he spyglass triples light for low-light conditions.</text:span></text:p>
          </table:table-cell>
        </table:table-row>
        <table:table-row>
          <table:table-cell table:style-name="Table39.A5" office:value-type="string">
            <text:p text:style-name="P581">2</text:p>
          </table:table-cell>
          <table:table-cell table:style-name="Table39.B5" office:value-type="string">
            <text:p text:style-name="P586">0.2</text:p>
          </table:table-cell>
          <table:table-cell table:style-name="Table39.C5" office:value-type="string">
            <text:p text:style-name="P580">The spyglass can highlight any semi-visible sources detected within extreme range, and can provide an outline of it.</text:p>
          </table:table-cell>
        </table:table-row>
        <table:table-row>
          <table:table-cell table:style-name="Table39.A5" office:value-type="string">
            <text:p text:style-name="P584">3</text:p>
          </table:table-cell>
          <table:table-cell table:style-name="Table39.B5" office:value-type="string">
            <text:p text:style-name="P586">0.3</text:p>
          </table:table-cell>
          <table:table-cell table:style-name="Table39.C5" office:value-type="string">
            <text:p text:style-name="P720"><text:span text:style-name="T139">T</text:span><text:span text:style-name="T140">he spyglass provides 5x zoom</text:span><text:span text:style-name="T198"> beyond the spyglass’s normal clarity.</text:span></text:p>
          </table:table-cell>
        </table:table-row>
        <table:table-row>
          <table:table-cell table:style-name="Table39.A8" office:value-type="string">
            <text:p text:style-name="P585">4</text:p>
          </table:table-cell>
          <table:table-cell table:style-name="Table39.B8" office:value-type="string">
            <text:p text:style-name="P586">1</text:p>
          </table:table-cell>
          <table:table-cell table:style-name="Table39.C8" office:value-type="string">
            <text:p text:style-name="P582">One can observe the viewed location through the spyglass as though standing there in person with a second set of eyes.</text:p>
          </table:table-cell>
        </table:table-row>
      </table:table>
      <text:p text:style-name="P319"/>
      <text:h text:style-name="P257" text:outline-level="2">Totem, Defense</text:h>
      <text:p text:style-name="P46"/>
      <text:p text:style-name="P57">A totem is a <text:span text:style-name="T388">small </text:span>enchanted altar that <text:span text:style-name="T388">augment the defenses of the affected area, either by blessing allies or cursing enemies. </text:span>Allies will be assigned intuitively following the owner’s judgment, and enemies are determined as those in direct opposition to the allies.</text:p>
      <text:p text:style-name="P57"/>
      <text:p text:style-name="P357">It takes a few days for a defensive totem to merge its energies with the area’s leylines before taking effect. <text:span text:style-name="T485">Totems can be physically stacked on top of each other.</text:span><text:span text:style-name="T486"> Multiple </text:span><text:span text:style-name="T485">defense</text:span><text:span text:style-name="T486"> totems of the same type will not </text:span><text:span text:style-name="T485">provide additive bonuses</text:span><text:span text:style-name="T486">, but any number of different types can work together.</text:span></text:p>
      <text:p text:style-name="P74"/>
      <table:table table:name="Table40" table:style-name="Table40">
        <table:table-column table:style-name="Table40.A"/>
        <table:table-column table:style-name="Table40.B"/>
        <table:table-row table:style-name="Table40.1">
          <table:table-cell table:style-name="Table40.A1" office:value-type="string">
            <text:p text:style-name="P208">T<text:span text:style-name="T380">ier</text:span></text:p>
          </table:table-cell>
          <table:table-cell table:style-name="Table40.B1" office:value-type="string">
            <text:p text:style-name="P208">Description</text:p>
          </table:table-cell>
        </table:table-row>
        <table:table-row>
          <table:table-cell table:style-name="Table40.A2" office:value-type="string">
            <text:p text:style-name="P152">2</text:p>
          </table:table-cell>
          <table:table-cell table:style-name="Table40.B2" office:value-type="string">
            <text:p text:style-name="P93"><text:span text:style-name="T140">P</text:span><text:span text:style-name="T141">rovides 50% of the base effect across a 5</text:span><text:span text:style-name="T143">0</text:span><text:span text:style-name="T141">0 * 5</text:span><text:span text:style-name="T143">0</text:span><text:span text:style-name="T141">0 meter range, </text:span><text:span text:style-name="T144">or within a designated area of similar space.</text:span></text:p>
          </table:table-cell>
        </table:table-row>
        <table:table-row>
          <table:table-cell table:style-name="Table40.A3" office:value-type="string">
            <text:p text:style-name="P189">3</text:p>
          </table:table-cell>
          <table:table-cell table:style-name="Table40.B3" office:value-type="string">
            <text:p text:style-name="P233"><text:span text:style-name="T64">P</text:span><text:span text:style-name="T141">rovides 75% of the base effect across a 1000 * 1000 meter range, </text:span><text:span text:style-name="T144">or within a designated area of similar space.</text:span></text:p>
          </table:table-cell>
        </table:table-row>
        <table:table-row>
          <table:table-cell table:style-name="Table40.A4" office:value-type="string">
            <text:p text:style-name="P189">4</text:p>
          </table:table-cell>
          <table:table-cell table:style-name="Table40.B4" office:value-type="string">
            <text:p text:style-name="P233"><text:span text:style-name="T141">Provides 100% of the defensive effect across a 2</text:span><text:span text:style-name="T142">5</text:span><text:span text:style-name="T141">00 * 2</text:span><text:span text:style-name="T142">5</text:span><text:span text:style-name="T141">00 meter range, </text:span><text:span text:style-name="T144">or within a designated area of similar space.</text:span></text:p>
          </table:table-cell>
        </table:table-row>
      </table:table>
      <text:p text:style-name="P92"/>
      <text:h text:style-name="P268" text:outline-level="3">D<text:span text:style-name="T388">efensive Totem Types</text:span></text:h>
      <text:p text:style-name="P86"/>
      <table:table table:name="Table63" table:style-name="Table63">
        <table:table-column table:style-name="Table63.A"/>
        <table:table-column table:style-name="Table63.B"/>
        <table:table-row table:style-name="Table63.1">
          <table:table-cell table:style-name="Table63.A1" office:value-type="string">
            <text:p text:style-name="P205">Name</text:p>
          </table:table-cell>
          <table:table-cell table:style-name="Table63.B1" office:value-type="string">
            <text:p text:style-name="P205">Description</text:p>
          </table:table-cell>
        </table:table-row>
        <table:table-row>
          <table:table-cell table:style-name="Table63.A2" office:value-type="string">
            <text:p text:style-name="P136">M<text:span text:style-name="T425">agic Resist</text:span></text:p>
          </table:table-cell>
          <table:table-cell table:style-name="Table63.B2" office:value-type="string">
            <text:p text:style-name="P47"><text:span text:style-name="T51">A</text:span><text:span text:style-name="T255">rea</text:span><text:span text:style-name="T51"> resist</text:span><text:span text:style-name="T255">s</text:span><text:span text:style-name="T51"> 3</text:span><text:span text:style-name="T254">0% of </text:span><text:span text:style-name="T255">unauthorized </text:span><text:span text:style-name="T254">verbose magic: acid, air, binding, charm, corruption, curse, dark, dominate, electric, fire, force, frost, gravity, frost, holy, illusion, light, mind, poison, sleep, slowing, stun, water, etc.</text:span></text:p>
          </table:table-cell>
        </table:table-row>
        <table:table-row>
          <table:table-cell table:style-name="Table63.A3" office:value-type="string">
            <text:p text:style-name="P140">Healing</text:p>
          </table:table-cell>
          <table:table-cell table:style-name="Table63.B3" office:value-type="string">
            <text:p text:style-name="P237"><text:span text:style-name="T38">A</text:span><text:span text:style-name="T59">llies heal t</text:span><text:span text:style-name="T254">en</text:span><text:span text:style-name="T59"> times faster </text:span><text:span text:style-name="T60">and resist 50% of sicknesses and disease. </text:span><text:span text:style-name="T37">T</text:span><text:span text:style-name="T164">hey also</text:span><text:span text:style-name="T60"> recover their energy </text:span><text:span text:style-name="T61">twice as fast; significantly reduces </text:span><text:span text:style-name="T60">fatigue </text:span><text:span text:style-name="T61">and</text:span><text:span text:style-name="T60"> exhaustion.</text:span></text:p>
          </table:table-cell>
        </table:table-row>
        <table:table-row>
          <table:table-cell table:style-name="Table63.A4" office:value-type="string">
            <text:p text:style-name="P142">Environment Ward</text:p>
          </table:table-cell>
          <table:table-cell table:style-name="Table63.B4" office:value-type="string">
            <text:p text:style-name="P47"><text:span text:style-name="T66">Area i</text:span><text:span text:style-name="T254">s immune to all</text:span><text:span text:style-name="T66"> environment-influencing magic by </text:span><text:span text:style-name="T254">unauthorized casters</text:span><text:span text:style-name="T66">.</text:span></text:p>
          </table:table-cell>
        </table:table-row>
        <table:table-row>
          <table:table-cell table:style-name="Table63.A4" office:value-type="string">
            <text:p text:style-name="P47"><text:span text:style-name="T66">S</text:span><text:span text:style-name="T100">tealth</text:span><text:span text:style-name="T66"> Ward</text:span></text:p>
          </table:table-cell>
          <table:table-cell table:style-name="Table63.B5" office:value-type="string">
            <text:p text:style-name="P47"><text:span text:style-name="T66">E</text:span><text:span text:style-name="T100">nemies </text:span><text:span text:style-name="T257">cannot perform </text:span><text:span text:style-name="T100">any stealth, silence, shadowing, or related magic</text:span><text:span text:style-name="T66">.</text:span></text:p>
          </table:table-cell>
        </table:table-row>
        <table:table-row>
          <table:table-cell table:style-name="Table63.A4" office:value-type="string">
            <text:p text:style-name="P127">Mana</text:p>
          </table:table-cell>
          <table:table-cell table:style-name="Table63.B6" office:value-type="string">
            <text:p text:style-name="P143">Allies recover their mana twice as fast.</text:p>
          </table:table-cell>
        </table:table-row>
        <table:table-row>
          <table:table-cell table:style-name="Table63.A4" office:value-type="string">
            <text:p text:style-name="P190">Curse</text:p>
          </table:table-cell>
          <table:table-cell table:style-name="Table63.B7" office:value-type="string">
            <text:p text:style-name="P47"><text:span text:style-name="T62">Enemies suffer 1</text:span><text:span text:style-name="T256">5</text:span><text:span text:style-name="T62">% more damage from attacks </text:span><text:span text:style-name="T63">and heal at a third of their normal rate.</text:span></text:p>
          </table:table-cell>
        </table:table-row>
        <table:table-row>
          <table:table-cell table:style-name="Table63.A8" office:value-type="string">
            <text:p text:style-name="P141">Protective Field</text:p>
          </table:table-cell>
          <table:table-cell table:style-name="Table63.B8" office:value-type="string">
            <text:p text:style-name="P47"><text:span text:style-name="T64">Allies take 15% less damage from attacks. A subtle force shield </text:span><text:span text:style-name="T65">helps </text:span><text:span text:style-name="T64">protect them.</text:span></text:p>
          </table:table-cell>
        </table:table-row>
      </table:table>
      <text:p text:style-name="P66"/>
      <text:h text:style-name="P257" text:outline-level="2">Totem, Druid</text:h>
      <text:p text:style-name="P36"/>
      <text:p text:style-name="P6">A druid totem affects animals within a designated area once in effect. It takes a few days for a druid totem to merge its energies with the area’s leylines before taking effect. <text:span text:style-name="T485">Totems can be physically stacked on top of each other.</text:span> Multiple druid totems of the same type will not <text:span text:style-name="T485">provide additive bonuses</text:span>, but any number of different types can <text:soft-page-break/>work together.</text:p>
      <text:p text:style-name="P1"/>
      <table:table table:name="Table54" table:style-name="Table54">
        <table:table-column table:style-name="Table54.A"/>
        <table:table-column table:style-name="Table54.B"/>
        <table:table-row table:style-name="Table54.1">
          <table:table-cell table:style-name="Table54.A1" office:value-type="string">
            <text:p text:style-name="P209">T<text:span text:style-name="T380">ier</text:span></text:p>
          </table:table-cell>
          <table:table-cell table:style-name="Table54.B1" office:value-type="string">
            <text:p text:style-name="P209">Description</text:p>
          </table:table-cell>
        </table:table-row>
        <table:table-row>
          <table:table-cell table:style-name="Table54.A2" office:value-type="string">
            <text:p text:style-name="P149">1</text:p>
          </table:table-cell>
          <table:table-cell table:style-name="Table54.B2" office:value-type="string">
            <text:p text:style-name="P95"><text:span text:style-name="T140">P</text:span><text:span text:style-name="T141">rovides 50% of the base effect across a 5</text:span><text:span text:style-name="T143">0</text:span><text:span text:style-name="T141">0 * 5</text:span><text:span text:style-name="T143">0</text:span><text:span text:style-name="T141">0 meter range, </text:span><text:span text:style-name="T144">or within a designated area of similar space.</text:span></text:p>
          </table:table-cell>
        </table:table-row>
        <table:table-row>
          <table:table-cell table:style-name="Table54.A3" office:value-type="string">
            <text:p text:style-name="P149">2</text:p>
          </table:table-cell>
          <table:table-cell table:style-name="Table54.B3" office:value-type="string">
            <text:p text:style-name="P95"><text:span text:style-name="T64">P</text:span><text:span text:style-name="T141">rovides 75% of the base effect across a 1000 * 1000 meter range, </text:span><text:span text:style-name="T144">or within a designated area of similar space.</text:span></text:p>
          </table:table-cell>
        </table:table-row>
        <table:table-row>
          <table:table-cell table:style-name="Table54.A4" office:value-type="string">
            <text:p text:style-name="P149">3</text:p>
          </table:table-cell>
          <table:table-cell table:style-name="Table54.B4" office:value-type="string">
            <text:p text:style-name="P95"><text:span text:style-name="T141">Provides 100% of the b</text:span><text:span text:style-name="T163">ase</text:span><text:span text:style-name="T141"> effect across a 2</text:span><text:span text:style-name="T142">5</text:span><text:span text:style-name="T141">00 * 2</text:span><text:span text:style-name="T142">5</text:span><text:span text:style-name="T141">00 meter range, </text:span><text:span text:style-name="T144">or within a designated area of similar space.</text:span></text:p>
          </table:table-cell>
        </table:table-row>
      </table:table>
      <text:p text:style-name="P94"/>
      <text:h text:style-name="P271" text:outline-level="3"><text:span text:style-name="T392">D</text:span><text:span text:style-name="T391">ruid Totem Types</text:span></text:h>
      <text:p text:style-name="P87"/>
      <table:table table:name="Table14" table:style-name="Table14">
        <table:table-column table:style-name="Table14.A"/>
        <table:table-column table:style-name="Table14.B"/>
        <table:table-row table:style-name="Table14.1">
          <table:table-cell table:style-name="Table14.A1" office:value-type="string">
            <text:p text:style-name="P209">Name</text:p>
          </table:table-cell>
          <table:table-cell table:style-name="Table14.B1" office:value-type="string">
            <text:p text:style-name="P209">Description</text:p>
          </table:table-cell>
        </table:table-row>
        <table:table-row>
          <table:table-cell table:style-name="Table14.A2" office:value-type="string">
            <text:p text:style-name="P157">Tending</text:p>
          </table:table-cell>
          <table:table-cell table:style-name="Table14.B2" office:value-type="string">
            <text:p text:style-name="P235"><text:span text:style-name="T4">A</text:span><text:span text:style-name="T1">nimals are automatically cleaned, groomed, fed, and watered by the enchanted landscape. Animal messes break down and decompose 100x faster. They need only half the usual amount of sleep to be fully refreshed.</text:span></text:p>
          </table:table-cell>
        </table:table-row>
        <table:table-row>
          <table:table-cell table:style-name="Table14.A2" office:value-type="string">
            <text:p text:style-name="P157">Kinship</text:p>
          </table:table-cell>
          <table:table-cell table:style-name="Table14.B3" office:value-type="string">
            <text:p text:style-name="P157">The owner can designate animals that are attracted or repelled from the area. Animals within range are 50% less hostile. Their mood, obedience, and kinship is improved by 50%.</text:p>
          </table:table-cell>
        </table:table-row>
        <table:table-row>
          <table:table-cell table:style-name="Table14.A2" office:value-type="string">
            <text:p text:style-name="P157">Health</text:p>
          </table:table-cell>
          <table:table-cell table:style-name="Table14.B3" office:value-type="string">
            <text:p text:style-name="P235"><text:span text:style-name="T1">Animals age at half speed, retaining youth for a longer portion of their life. They are immune to sickness and disease, and will be twice as healthy and energized as usual.</text:span></text:p>
          </table:table-cell>
        </table:table-row>
        <table:table-row>
          <table:table-cell table:style-name="Table14.A2" office:value-type="string">
            <text:p text:style-name="P157">Athletics</text:p>
          </table:table-cell>
          <table:table-cell table:style-name="Table14.B3" office:value-type="string">
            <text:p text:style-name="P157">Animals will develop strength, agility, endurance, and general athleticism over time, reaching their highest natural potential within a few months. No intervention is required; it occurs automatically.</text:p>
          </table:table-cell>
        </table:table-row>
        <table:table-row>
          <table:table-cell table:style-name="Table14.A2" office:value-type="string">
            <text:p text:style-name="P157">Training</text:p>
          </table:table-cell>
          <table:table-cell table:style-name="Table14.B3" office:value-type="string">
            <text:p text:style-name="P157">Animals learn three times as fast, retain their skills twice as long, and receive automatic training as though from a professional trainer. Their moods, motivations, personalities, and intents are 50% easier to identify.</text:p>
          </table:table-cell>
        </table:table-row>
      </table:table>
      <text:p text:style-name="P94"/>
      <text:h text:style-name="P257" text:outline-level="2">Totem, Farming</text:h>
      <text:p text:style-name="P36"/>
      <text:p text:style-name="P356">A farming totem grants magical benefits for gardening and crops within a designated area once in effect. It takes a few days for a farming totem to merge its energies with the area’s leylines before taking effect. <text:span text:style-name="T485">Totems can be physically stacked on top of each other.</text:span> Multiple farming totems of the same type will not <text:span text:style-name="T485">provide additive bonuses</text:span>, but any number of different types can work together.</text:p>
      <text:p text:style-name="P4"/>
      <table:table table:name="Table19" table:style-name="Table19">
        <table:table-column table:style-name="Table19.A"/>
        <table:table-column table:style-name="Table19.B"/>
        <table:table-row table:style-name="Table19.1">
          <table:table-cell table:style-name="Table19.A1" office:value-type="string">
            <text:p text:style-name="P210">T<text:span text:style-name="T380">ier</text:span></text:p>
          </table:table-cell>
          <table:table-cell table:style-name="Table19.B1" office:value-type="string">
            <text:p text:style-name="P210">Description</text:p>
          </table:table-cell>
        </table:table-row>
        <table:table-row>
          <table:table-cell table:style-name="Table19.A2" office:value-type="string">
            <text:p text:style-name="P150">1</text:p>
          </table:table-cell>
          <table:table-cell table:style-name="Table19.B2" office:value-type="string">
            <text:p text:style-name="P97"><text:span text:style-name="T140">P</text:span><text:span text:style-name="T141">rovides 50% of the base effect across a 5</text:span><text:span text:style-name="T143">0</text:span><text:span text:style-name="T141">0 * 5</text:span><text:span text:style-name="T143">0</text:span><text:span text:style-name="T141">0 meter range, </text:span><text:span text:style-name="T144">or within a designated area of similar space.</text:span></text:p>
          </table:table-cell>
        </table:table-row>
        <table:table-row>
          <table:table-cell table:style-name="Table19.A3" office:value-type="string">
            <text:p text:style-name="P150">2</text:p>
          </table:table-cell>
          <table:table-cell table:style-name="Table19.B3" office:value-type="string">
            <text:p text:style-name="P97"><text:span text:style-name="T64">P</text:span><text:span text:style-name="T141">rovides 75% of the base effect across a 1000 * 1000 meter range, </text:span><text:span text:style-name="T144">or within a designated area of similar space.</text:span></text:p>
          </table:table-cell>
        </table:table-row>
        <table:table-row>
          <table:table-cell table:style-name="Table19.A4" office:value-type="string">
            <text:p text:style-name="P150">3</text:p>
          </table:table-cell>
          <table:table-cell table:style-name="Table19.B4" office:value-type="string">
            <text:p text:style-name="P97"><text:span text:style-name="T141">Provides 100% of the b</text:span><text:span text:style-name="T163">ase</text:span><text:span text:style-name="T141"> effect across a 2</text:span><text:span text:style-name="T142">5</text:span><text:span text:style-name="T141">00 * 2</text:span><text:span text:style-name="T142">5</text:span><text:span text:style-name="T141">00 meter range, </text:span><text:span text:style-name="T144">or within a designated area of similar space.</text:span></text:p>
          </table:table-cell>
        </table:table-row>
      </table:table>
      <text:p text:style-name="P96"/>
      <text:h text:style-name="P272" text:outline-level="3"><text:span text:style-name="T392">F</text:span><text:span text:style-name="T393">arming</text:span><text:span text:style-name="T391"> Totem Types</text:span></text:h>
      <text:p text:style-name="P88"/>
      <table:table table:name="Table58" table:style-name="Table58">
        <table:table-column table:style-name="Table58.A"/>
        <table:table-column table:style-name="Table58.B"/>
        <table:table-row table:style-name="Table58.1">
          <table:table-cell table:style-name="Table58.A1" office:value-type="string">
            <text:p text:style-name="P210">Name</text:p>
          </table:table-cell>
          <table:table-cell table:style-name="Table58.B1" office:value-type="string">
            <text:p text:style-name="P210">Description</text:p>
          </table:table-cell>
        </table:table-row>
        <table:table-row>
          <table:table-cell table:style-name="Table58.A2" office:value-type="string">
            <text:p text:style-name="P158">Growth</text:p>
          </table:table-cell>
          <table:table-cell table:style-name="Table58.B2" office:value-type="string">
            <text:p text:style-name="P158">Crops will grow twice as fast, provide twice the yield, will grow in the area even if they normally wouldn’t be suited to it, and gain two additional months to their total growing seasons.</text:p>
          </table:table-cell>
        </table:table-row>
        <table:table-row>
          <table:table-cell table:style-name="Table58.A2" office:value-type="string">
            <text:p text:style-name="P158">Tending</text:p>
          </table:table-cell>
          <table:table-cell table:style-name="Table58.B3" office:value-type="string">
            <text:p text:style-name="P236"><text:span text:style-name="T162">C</text:span><text:span text:style-name="T1">rops will be automatically planted, re-planted, removed, fertilized, watered, and weeded automatically. All bugs and pests that are detrimental to the crops will avoid the area. Crops and produce will stop aging after reaching their ideal harvest age and ripening.</text:span></text:p>
          </table:table-cell>
        </table:table-row>
        <table:table-row>
          <table:table-cell table:style-name="Table58.A4" office:value-type="string">
            <text:p text:style-name="P158">Quality</text:p>
          </table:table-cell>
          <table:table-cell table:style-name="Table58.B4" office:value-type="string">
            <text:p text:style-name="P158">Crops produce twice the amount of nutrition, sustenance, and taste. Their quality will be retained three times longer than usual.</text:p>
          </table:table-cell>
        </table:table-row>
      </table:table>
      <text:p text:style-name="P28"/>
      <text:h text:style-name="P261" text:outline-level="2">Turret</text:h>
      <text:p text:style-name="P51"/>
      <text:p text:style-name="P58">An enchanted turret is a <text:span text:style-name="T387">small, mobile </text:span>siege weapon <text:span text:style-name="T387">about two meters long</text:span> that fires large bolts or projectiles.</text:p>
      <text:p text:style-name="P73"/>
      <table:table table:name="Table26" table:style-name="Table26">
        <table:table-column table:style-name="Table26.A"/>
        <table:table-column table:style-name="Table26.B"/>
        <table:table-row table:style-name="Table26.1">
          <table:table-cell table:style-name="Table26.A1" office:value-type="string">
            <text:p text:style-name="P196">T<text:span text:style-name="T380">ier</text:span></text:p>
          </table:table-cell>
          <table:table-cell table:style-name="Table26.B1" office:value-type="string">
            <text:p text:style-name="P207">Description</text:p>
          </table:table-cell>
        </table:table-row>
        <text:soft-page-break/>
        <table:table-row>
          <table:table-cell table:style-name="Table26.A2" office:value-type="string">
            <text:p text:style-name="P148">2</text:p>
          </table:table-cell>
          <table:table-cell table:style-name="Table26.B2" office:value-type="string">
            <text:p text:style-name="P231"><text:span text:style-name="T107">T</text:span><text:span text:style-name="T122">he t</text:span><text:span text:style-name="T136">urret</text:span><text:span text:style-name="T122"> is 3</text:span><text:span text:style-name="T136">5</text:span><text:span text:style-name="T122">% lighter, </text:span><text:span text:style-name="T135">making it faster and easier to m</text:span><text:span text:style-name="T136">ove</text:span><text:span text:style-name="T135">. It</text:span><text:span text:style-name="T125">s materials are 50% s</text:span><text:span text:style-name="T132">tronger, </text:span><text:span text:style-name="T134">making it m</text:span><text:span text:style-name="T136">ore resilient.</text:span></text:p>
          </table:table-cell>
        </table:table-row>
        <table:table-row>
          <table:table-cell table:style-name="Table26.A3" office:value-type="string">
            <text:p text:style-name="P148">3</text:p>
          </table:table-cell>
          <table:table-cell table:style-name="Table26.B3" office:value-type="string">
            <text:p text:style-name="P231"><text:span text:style-name="T129">T</text:span><text:span text:style-name="T136">he turret gains telekinetic assistance. It can be reloaded 35% faster, and gains 100kg of added force.</text:span></text:p>
          </table:table-cell>
        </table:table-row>
        <table:table-row table:style-name="Table26.4">
          <table:table-cell table:style-name="Table26.A4" office:value-type="string">
            <text:p text:style-name="P148">4</text:p>
          </table:table-cell>
          <table:table-cell table:style-name="Table26.B4" office:value-type="string">
            <text:p text:style-name="P242"><text:span text:style-name="T118">T</text:span><text:span text:style-name="T127">he </text:span><text:span text:style-name="T122">t</text:span><text:span text:style-name="T194">urret</text:span><text:span text:style-name="T127"> g</text:span><text:span text:style-name="T135">ains an elemental type that deals additional damage </text:span><text:span text:style-name="T137">and causes additional effects</text:span><text:span text:style-name="T128">. </text:span><text:span text:style-name="T135">F</text:span><text:span text:style-name="T137">ire turrets may spread large fires with conjured oil, electric turrets may short circuit electronics a wide radius within their blast zone, etc.</text:span></text:p>
          </table:table-cell>
        </table:table-row>
      </table:table>
      <text:p text:style-name="P91"/>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214">S<text:span text:style-name="T398">hards</text:span></text:p>
          </table:table-cell>
          <table:table-cell table:style-name="Table67.A1" office:value-type="string">
            <text:p text:style-name="P214">Description</text:p>
          </table:table-cell>
          <table:table-cell table:style-name="Table67.C1" office:value-type="string">
            <text:p text:style-name="P199">T<text:span text:style-name="T301">ier</text:span></text:p>
          </table:table-cell>
        </table:table-row>
        <table:table-row>
          <table:table-cell table:style-name="Table67.A2" office:value-type="string">
            <text:p text:style-name="P174">Hover</text:p>
          </table:table-cell>
          <table:table-cell table:style-name="Table67.B2" office:value-type="string">
            <text:p text:style-name="P242"><text:span text:style-name="T194">C</text:span><text:span text:style-name="T129">an hover slightly above the ground, </text:span><text:span text:style-name="T195">reducing </text:span><text:span text:style-name="T196">friction </text:span><text:span text:style-name="T197">and</text:span><text:span text:style-name="T129"> i</text:span><text:span text:style-name="T136">ncreasing</text:span><text:span text:style-name="T129"> the travel speed </text:span><text:span text:style-name="T136">by 35%</text:span><text:span text:style-name="T129">.</text:span></text:p>
          </table:table-cell>
          <table:table-cell table:style-name="Table67.C2" office:value-type="string">
            <text:p text:style-name="P175">3</text:p>
          </table:table-cell>
        </table:table-row>
        <table:table-row>
          <table:table-cell table:style-name="Table67.A2" office:value-type="string">
            <text:p text:style-name="P243"><text:span text:style-name="T172">P</text:span><text:span text:style-name="T1">hantom Projectiles</text:span></text:p>
          </table:table-cell>
          <table:table-cell table:style-name="Table67.B2" office:value-type="string">
            <text:p text:style-name="P232"><text:span text:style-name="T194">C</text:span><text:span text:style-name="T172">an fire phantom projectiles, which are equal in damage to common, non-enchanted projectiles. This effect allows it to be reloaded 35% faster, and has unlimited ammunition.</text:span></text:p>
          </table:table-cell>
          <table:table-cell table:style-name="Table67.C2" office:value-type="string">
            <text:p text:style-name="P173">4</text:p>
          </table:table-cell>
        </table:table-row>
        <table:table-row>
          <table:table-cell table:style-name="Table67.A4" office:value-type="string">
            <text:p text:style-name="P174">Transform</text:p>
          </table:table-cell>
          <table:table-cell table:style-name="Table67.B4" office:value-type="string">
            <text:p text:style-name="P242"><text:span text:style-name="T122">Can transform into </text:span><text:span text:style-name="T130">a </text:span><text:span text:style-name="T136">large stationary variant (four meters on all axes</text:span><text:span text:style-name="T194">) </text:span><text:span text:style-name="T136">that produces more damage</text:span><text:span text:style-name="T122">. </text:span><text:span text:style-name="T136">It takes a scene to transform, but the owner only has to be present to initiate the transformation.</text:span></text:p>
          </table:table-cell>
          <table:table-cell table:style-name="Table67.C4" office:value-type="string">
            <text:p text:style-name="P176">5</text:p>
          </table:table-cell>
        </table:table-row>
      </table:table>
      <text:p text:style-name="P25"/>
      <text:h text:style-name="P261" text:outline-level="2">Vehicle<text:span text:style-name="T398">s</text:span></text:h>
      <text:p text:style-name="P75"/>
      <table:table table:name="Table65" table:style-name="Table65">
        <table:table-column table:style-name="Table65.A"/>
        <table:table-column table:style-name="Table65.B"/>
        <table:table-row table:style-name="Table65.1">
          <table:table-cell table:style-name="Table65.A1" office:value-type="string">
            <text:p text:style-name="P197">T<text:span text:style-name="T380">ier</text:span></text:p>
          </table:table-cell>
          <table:table-cell table:style-name="Table65.B1" office:value-type="string">
            <text:p text:style-name="P211">Description</text:p>
          </table:table-cell>
        </table:table-row>
        <table:table-row>
          <table:table-cell table:style-name="Table65.A2" office:value-type="string">
            <text:p text:style-name="P151">2</text:p>
          </table:table-cell>
          <table:table-cell table:style-name="Table65.B2" office:value-type="string">
            <text:p text:style-name="P239"><text:span text:style-name="T136">T</text:span><text:span text:style-name="T191">he vehicle does not require any energy or fuel; it restores all of its own energy. It ignores 75% of instability and disruptions, including: wind, waves, poor terrain, etc. It also resists 75% of breech leakage (water, heat, air pressure, etc).</text:span></text:p>
          </table:table-cell>
        </table:table-row>
        <table:table-row>
          <table:table-cell table:style-name="Table65.A3" office:value-type="string">
            <text:p text:style-name="P151">3</text:p>
          </table:table-cell>
          <table:table-cell table:style-name="Table65.B3" office:value-type="string">
            <text:p text:style-name="P239"><text:span text:style-name="T129">T</text:span><text:span text:style-name="T191">he vehicle gains 25% damage resistance, 50% elemental resistance (fire, frost, electric, etc), and +50% vehicle power.</text:span></text:p>
          </table:table-cell>
        </table:table-row>
        <table:table-row table:style-name="Table65.4">
          <table:table-cell table:style-name="Table65.A4" office:value-type="string">
            <text:p text:style-name="P151">4</text:p>
          </table:table-cell>
          <table:table-cell table:style-name="Table65.B4" office:value-type="string">
            <text:p text:style-name="P239"><text:span text:style-name="T136">T</text:span><text:span text:style-name="T191">he vehicle gains +35% acceleration, +25% max speed, </text:span><text:span text:style-name="T192">and </text:span><text:span text:style-name="T191">+50% </text:span><text:span text:style-name="T192">to any </text:span><text:span text:style-name="T191">operation speed</text:span><text:span text:style-name="T192">s such as burrowing</text:span><text:span text:style-name="T191"> / </text:span><text:span text:style-name="T192">digging.</text:span></text:p>
          </table:table-cell>
        </table:table-row>
      </table:table>
      <text:p text:style-name="P89"/>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212">S<text:span text:style-name="T398">hards</text:span></text:p>
          </table:table-cell>
          <table:table-cell table:style-name="Table66.A1" office:value-type="string">
            <text:p text:style-name="P211">Description</text:p>
          </table:table-cell>
          <table:table-cell table:style-name="Table66.C1" office:value-type="string">
            <text:p text:style-name="P197">T<text:span text:style-name="T301">ier</text:span></text:p>
          </table:table-cell>
        </table:table-row>
        <table:table-row>
          <table:table-cell table:style-name="Table66.A2" office:value-type="string">
            <text:p text:style-name="P239"><text:span text:style-name="T75">L</text:span><text:span text:style-name="T172">ife Support</text:span></text:p>
          </table:table-cell>
          <table:table-cell table:style-name="Table66.B2" office:value-type="string">
            <text:p text:style-name="P239"><text:span text:style-name="T170">S</text:span><text:span text:style-name="T173">upports proper air pressure and safe, filtered air</text:span><text:span text:style-name="T170"> </text:span><text:span text:style-name="T172">for up to a week in hazardous conditions.</text:span></text:p>
          </table:table-cell>
          <table:table-cell table:style-name="Table66.C2" office:value-type="string">
            <text:p text:style-name="P164">2</text:p>
          </table:table-cell>
        </table:table-row>
        <table:table-row>
          <table:table-cell table:style-name="Table66.A2" office:value-type="string">
            <text:p text:style-name="P172">Auto-Pilot</text:p>
          </table:table-cell>
          <table:table-cell table:style-name="Table66.B2" office:value-type="string">
            <text:p text:style-name="P240"><text:span text:style-name="T193">V</text:span><text:span text:style-name="T167">ehicle can automatically pilot itself and fire weapons itself, as though manned by professionals. It can interface with technology and drive itself to the user upon being summoned.</text:span></text:p>
          </table:table-cell>
          <table:table-cell table:style-name="Table66.C2" office:value-type="string">
            <text:p text:style-name="P177">3</text:p>
          </table:table-cell>
        </table:table-row>
        <table:table-row>
          <table:table-cell table:style-name="Table66.A4" office:value-type="string">
            <text:p text:style-name="P114">Cosmetic<text:span text:style-name="T308">s</text:span></text:p>
          </table:table-cell>
          <table:table-cell table:style-name="Table66.B4" office:value-type="string">
            <text:p text:style-name="P239"><text:span text:style-name="T167">V</text:span><text:span text:style-name="T2">ehicle can change </text:span><text:span text:style-name="T193">its </text:span><text:span text:style-name="T2">appearance, </text:span><text:span text:style-name="T167">including simple form modifications,</text:span><text:span text:style-name="T2"> </text:span><text:span text:style-name="T167">over a long scene.</text:span></text:p>
          </table:table-cell>
          <table:table-cell table:style-name="Table66.C4" office:value-type="string">
            <text:p text:style-name="P159">3</text:p>
          </table:table-cell>
        </table:table-row>
        <table:table-row>
          <table:table-cell table:style-name="Table66.A5" office:value-type="string">
            <text:p text:style-name="P161">Size</text:p>
          </table:table-cell>
          <table:table-cell table:style-name="Table66.B5" office:value-type="string">
            <text:p text:style-name="P239"><text:span text:style-name="T166">Vehicle c</text:span><text:span text:style-name="T165">an transform its size, up to doubling across all axes, allowing </text:span><text:span text:style-name="T166">m</text:span><text:span text:style-name="T165">ore room and capacity.</text:span></text:p>
          </table:table-cell>
          <table:table-cell table:style-name="Table66.C5" office:value-type="string">
            <text:p text:style-name="P162">3</text:p>
          </table:table-cell>
        </table:table-row>
        <table:table-row>
          <table:table-cell table:style-name="Table66.A6" office:value-type="string">
            <text:p text:style-name="P163">Gymnastics</text:p>
          </table:table-cell>
          <table:table-cell table:style-name="Table66.B6" office:value-type="string">
            <text:p text:style-name="P239"><text:span text:style-name="T3">Vehicle can perform </text:span><text:span text:style-name="T169">basic “</text:span><text:span text:style-name="T3">gymnastic” feats: </text:span><text:span text:style-name="T169">tumbling, jumping, wall hops, </text:span><text:span text:style-name="T171">aerial flips,</text:span><text:span text:style-name="T169"> etc.</text:span></text:p>
          </table:table-cell>
          <table:table-cell table:style-name="Table66.C6" office:value-type="string">
            <text:p text:style-name="P160">4</text:p>
          </table:table-cell>
        </table:table-row>
        <table:table-row>
          <table:table-cell table:style-name="Table66.A7" office:value-type="string">
            <text:p text:style-name="P168">Hover</text:p>
          </table:table-cell>
          <table:table-cell table:style-name="Table66.B6" office:value-type="string">
            <text:p text:style-name="P238"><text:span text:style-name="T169">G</text:span><text:span text:style-name="T1">round vehicle can glide, slow fall, and hover up to a meter above the ground.</text:span></text:p>
          </table:table-cell>
          <table:table-cell table:style-name="Table66.C7" office:value-type="string">
            <text:p text:style-name="P167">4</text:p>
          </table:table-cell>
        </table:table-row>
        <table:table-row>
          <table:table-cell table:style-name="Table66.A8" office:value-type="string">
            <text:p text:style-name="P163">Shield</text:p>
          </table:table-cell>
          <table:table-cell table:style-name="Table66.B8" office:value-type="string">
            <text:p text:style-name="P239"><text:span text:style-name="T3">V</text:span><text:span text:style-name="T77">ehicle gains a</text:span><text:span text:style-name="T168">n energy</text:span><text:span text:style-name="T77"> shield that absorbs as much as the hull, </text:span><text:span text:style-name="T168">and recharges over a long scene.</text:span></text:p>
          </table:table-cell>
          <table:table-cell table:style-name="Table66.C8" office:value-type="string">
            <text:p text:style-name="P160">5</text:p>
          </table:table-cell>
        </table:table-row>
        <table:table-row>
          <table:table-cell table:style-name="Table66.A8" office:value-type="string">
            <text:p text:style-name="P166">Transmedium</text:p>
          </table:table-cell>
          <table:table-cell table:style-name="Table66.B8" office:value-type="string">
            <text:p text:style-name="P166">Vehicle can transform into a second vehicle class: ground, flight, water, subterranean, etc.</text:p>
          </table:table-cell>
          <table:table-cell table:style-name="Table66.C8" office:value-type="string">
            <text:p text:style-name="P165">5</text:p>
          </table:table-cell>
        </table:table-row>
      </table:table>
      <text:p text:style-name="P23"/>
      <text:h text:style-name="P261" text:outline-level="2">Weapon</text:h>
      <text:p text:style-name="P72"/>
      <text:p text:style-name="P85">There are the following weapon classes: blades, polearms, whips, and knuckles (claws, etc).</text:p>
      <text:p text:style-name="P72"/>
      <table:table table:name="Table35" table:style-name="Table35">
        <table:table-column table:style-name="Table35.A"/>
        <table:table-column table:style-name="Table35.B"/>
        <table:table-row table:style-name="Table35.1">
          <table:table-cell table:style-name="Table35.A1" office:value-type="string">
            <text:p text:style-name="P195">T<text:span text:style-name="T380">ier</text:span></text:p>
          </table:table-cell>
          <table:table-cell table:style-name="Table35.B1" office:value-type="string">
            <text:p text:style-name="P206">Description</text:p>
          </table:table-cell>
        </table:table-row>
        <table:table-row>
          <table:table-cell table:style-name="Table35.A2" office:value-type="string">
            <text:p text:style-name="P147">1</text:p>
          </table:table-cell>
          <table:table-cell table:style-name="Table35.B2" office:value-type="string">
            <text:p text:style-name="P229"><text:span text:style-name="T121">T</text:span><text:span text:style-name="T122">he w</text:span><text:span text:style-name="T129">eapon</text:span><text:span text:style-name="T122"> will self-clean, </text:span><text:span text:style-name="T129">self-sharpen,</text:span><text:span text:style-name="T122"> and self-dry. </text:span><text:span text:style-name="T129">It’s f</text:span><text:span text:style-name="T130">orm</text:span><text:span text:style-name="T129"> will shape to the user as though tailored.</text:span></text:p>
          </table:table-cell>
        </table:table-row>
        <table:table-row>
          <table:table-cell table:style-name="Table35.A3" office:value-type="string">
            <text:p text:style-name="P147">2</text:p>
          </table:table-cell>
          <table:table-cell table:style-name="Table35.B3" office:value-type="string">
            <text:p text:style-name="P229"><text:span text:style-name="T107">T</text:span><text:span text:style-name="T122">he w</text:span><text:span text:style-name="T129">eapon</text:span><text:span text:style-name="T122"> is 50% lighter, </text:span><text:span text:style-name="T135">making it faster and easier to carrier. It</text:span><text:span text:style-name="T125">s materials are 1</text:span><text:span text:style-name="T134">0</text:span><text:span text:style-name="T125">0% s</text:span><text:span text:style-name="T132">tronger, </text:span><text:span text:style-name="T134">making it highly resilient to dulling or breaking</text:span><text:span text:style-name="T125">.</text:span></text:p>
          </table:table-cell>
        </table:table-row>
        <table:table-row>
          <table:table-cell table:style-name="Table35.A4" office:value-type="string">
            <text:p text:style-name="P147">3</text:p>
          </table:table-cell>
          <table:table-cell table:style-name="Table35.B4" office:value-type="string">
            <text:p text:style-name="P230"><text:span text:style-name="T118">T</text:span><text:span text:style-name="T127">he </text:span><text:span text:style-name="T122">w</text:span><text:span text:style-name="T129">eapon</text:span><text:span text:style-name="T127"> will telekinetically assist against opposing force</text:span><text:span text:style-name="T133">s</text:span><text:span text:style-name="T127">, adding 5</text:span><text:span text:style-name="T135">0</text:span><text:span text:style-name="T127">kg of force in your favor, and can be telekinetically recalled from within short range. </text:span><text:span text:style-name="T128">It is significantly harder to disarm from the attuned user. </text:span><text:span text:style-name="T161">Unauthorized users will struggle to maneuver the weapon in any meaningful way.</text:span></text:p>
          </table:table-cell>
        </table:table-row>
        <table:table-row table:style-name="Table35.5">
          <table:table-cell table:style-name="Table35.A5" office:value-type="string">
            <text:p text:style-name="P147">4</text:p>
          </table:table-cell>
          <table:table-cell table:style-name="Table35.B5" office:value-type="string">
            <text:p text:style-name="P230"><text:span text:style-name="T118">T</text:span><text:span text:style-name="T127">he </text:span><text:span text:style-name="T122">w</text:span><text:span text:style-name="T129">eapon</text:span><text:span text:style-name="T127"> g</text:span><text:span text:style-name="T135">ains an elemental type that deals</text:span><text:span text:style-name="T161"> </text:span><text:span text:style-name="T135">additional damage to its victims</text:span><text:span text:style-name="T128">. </text:span><text:span text:style-name="T135">It can be fire, frost, electric, </text:span><text:span text:style-name="T160">poison, raw magic, etc.</text:span></text:p>
          </table:table-cell>
        </table:table-row>
      </table:table>
      <text:p text:style-name="P90"/>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13">S<text:span text:style-name="T398">hards</text:span></text:p>
          </table:table-cell>
          <table:table-cell table:style-name="Table17.A1" office:value-type="string">
            <text:p text:style-name="P213">Description</text:p>
          </table:table-cell>
          <table:table-cell table:style-name="Table17.C1" office:value-type="string">
            <text:p text:style-name="P198">T<text:span text:style-name="T301">ier</text:span></text:p>
          </table:table-cell>
        </table:table-row>
        <table:table-row>
          <table:table-cell table:style-name="Table17.A2" office:value-type="string">
            <text:p text:style-name="P153">Tree-Chop</text:p>
          </table:table-cell>
          <table:table-cell table:style-name="Table17.B2" office:value-type="string">
            <text:p text:style-name="P153">Weapon can cut through vegetation +500% more easily.</text:p>
          </table:table-cell>
          <table:table-cell table:style-name="Table17.C2" office:value-type="string">
            <text:p text:style-name="P171">1</text:p>
          </table:table-cell>
        </table:table-row>
        <text:soft-page-break/>
        <table:table-row>
          <table:table-cell table:style-name="Table17.A2" office:value-type="string">
            <text:p text:style-name="P155">Casting Weapon</text:p>
          </table:table-cell>
          <table:table-cell table:style-name="Table17.B2" office:value-type="string">
            <text:p text:style-name="P155">Can cast powers through the weapon or from the tip of the weapon <text:span text:style-name="T307">while held.</text:span></text:p>
          </table:table-cell>
          <table:table-cell table:style-name="Table17.C2" office:value-type="string">
            <text:p text:style-name="P171">3</text:p>
          </table:table-cell>
        </table:table-row>
        <table:table-row>
          <table:table-cell table:style-name="Table17.A4" office:value-type="string">
            <text:p text:style-name="P169"><text:span text:style-name="T399">Class </text:span>T<text:span text:style-name="T399">ransform</text:span></text:p>
          </table:table-cell>
          <table:table-cell table:style-name="Table17.B4" office:value-type="string">
            <text:p text:style-name="P241"><text:span text:style-name="T122">The w</text:span><text:span text:style-name="T129">eapon</text:span><text:span text:style-name="T122"> can </text:span><text:span text:style-name="T192">mecha-</text:span><text:span text:style-name="T122">transform into </text:span><text:span text:style-name="T130">a </text:span><text:span text:style-name="T134">n</text:span><text:span text:style-name="T192">ew weapon c</text:span><text:span text:style-name="T134">lass</text:span><text:span text:style-name="T122">. </text:span><text:span text:style-name="T134">It can also meaningfully alter its size, shape, and make modifications such as sword-breaking notches and new</text:span><text:span text:style-name="T122"> cosmetic designs</text:span><text:span text:style-name="T131">.</text:span></text:p>
          </table:table-cell>
          <table:table-cell table:style-name="Table17.C4" office:value-type="string">
            <text:p text:style-name="P171">3</text:p>
          </table:table-cell>
        </table:table-row>
        <table:table-row>
          <table:table-cell table:style-name="Table17.A5" office:value-type="string">
            <text:p text:style-name="P146"><text:span text:style-name="T302">E</text:span>xtended Touch</text:p>
          </table:table-cell>
          <table:table-cell table:style-name="Table17.B5" office:value-type="string">
            <text:p text:style-name="P154"><text:span text:style-name="T399">While held, the owner c</text:span>an feel through the weapon like <text:span text:style-name="T399">a</text:span> limb <text:span text:style-name="T399">and hands.</text:span></text:p>
          </table:table-cell>
          <table:table-cell table:style-name="Table17.C5" office:value-type="string">
            <text:p text:style-name="P171">3</text:p>
          </table:table-cell>
        </table:table-row>
        <table:table-row>
          <table:table-cell table:style-name="Table17.A6" office:value-type="string">
            <text:p text:style-name="P170">Gun Transform</text:p>
          </table:table-cell>
          <table:table-cell table:style-name="Table17.B6" office:value-type="string">
            <text:p text:style-name="P241"><text:span text:style-name="T128">T</text:span><text:span text:style-name="T134">he weapon can alter its form to include a firearm.</text:span></text:p>
          </table:table-cell>
          <table:table-cell table:style-name="Table17.C6" office:value-type="string">
            <text:p text:style-name="P171">3</text:p>
          </table:table-cell>
        </table:table-row>
        <table:table-row>
          <table:table-cell table:style-name="Table17.A7" office:value-type="string">
            <text:p text:style-name="P170">Pierce Transform</text:p>
          </table:table-cell>
          <table:table-cell table:style-name="Table17.B7" office:value-type="string">
            <text:p text:style-name="P241"><text:span text:style-name="T192">The weapon can alter its form to possess a</text:span><text:span text:style-name="T134"> rapid-release </text:span><text:span text:style-name="T192">attack with</text:span><text:span text:style-name="T134"> </text:span><text:span text:style-name="T192">high </text:span><text:span text:style-name="T134">p</text:span><text:span text:style-name="T192">enetration.</text:span></text:p>
          </table:table-cell>
          <table:table-cell table:style-name="Table17.C7" office:value-type="string">
            <text:p text:style-name="P171">4</text:p>
          </table:table-cell>
        </table:table-row>
      </table:table>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master-page-name="">
      <loext:graphic-properties draw:fill="solid" draw:fill-color="#eeeeee" draw:opacity="100%"/>
      <style:paragraph-properties fo:margin-left="0.2402in" fo:margin-right="0.2402in" fo:margin-top="0in" fo:margin-bottom="0in" style:contextual-spacing="false" fo:line-height="100%" fo:text-align="justify" style:justify-single-word="false" fo:text-indent="0in" style:auto-text-indent="false" style:page-number="auto" fo:background-color="#eeeeee" fo:padding="0.0598in" fo:border-left="2.49pt solid #eeeeee" fo:border-right="1.5pt solid #eeeeee" fo:border-top="1.5pt solid #eeeeee" fo:border-bottom="2.49pt solid #eeeeee" style:shadow="none">
        <style:tab-stops/>
      </style:paragraph-properties>
      <style:text-properties fo:font-size="11pt" fo:font-style="italic" style:font-size-asian="10.5pt" style:font-relief="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in" fo:margin-bottom="0in" style:contextual-spacing="false" style:page-number="auto" fo:padding="0in" fo:border="none" style:shadow="none">
        <style:tab-stops/>
      </style:paragraph-properties>
      <style:text-properties style:font-name="Liberation Serif" fo:font-family="'Liberation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style:font-name="Liberation Serif" fo:font-family="'Liberation Serif'" style:font-family-generic="roman" style:font-pitch="variable" fo:font-size="18pt" fo:font-weight="bold" officeooo:rsid="041a0ac8" style:font-name-asian="Microsoft YaHei" style:font-family-asian="'Microsoft YaHei'"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fffff" draw:opacity="100%"/>
      <style:paragraph-properties fo:margin-top="0in" fo:margin-bottom="0in" style:contextual-spacing="false" style:page-number="auto" fo:background-color="#ffffff" style:shadow="none"/>
      <style:text-properties fo:color="#111111" loext:opacity="100%" style:font-name="Liberation Serif" fo:font-family="'Liberation Serif'" style:font-family-generic="roman" style:font-pitch="variable" fo:font-size="12pt" fo:font-style="normal" style:text-underline-style="none" fo:font-weight="bold" officeooo:rsid="09451c53" style:font-size-asian="12pt" style:font-style-asian="normal" style:font-weight-asian="bold" style:font-size-complex="12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73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33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339in" style:type="right" style:leader-style="dotted" style:leader-text="."/>
        </style:tab-stops>
      </style:paragraph-properties>
    </style:style>
    <style:style style:name="No_20_Spacing" style:display-name="No Spacing" style:family="paragraph" style:default-outline-level="" style:list-style-name="">
      <style:paragraph-properties fo:margin-top="0in" fo:margin-bottom="0in" style:contextual-spacing="false" fo:line-height="100%" fo:text-align="justify" style:justify-single-word="false" fo:orphans="2" fo:widows="2" style:writing-mode="lr-tb"/>
      <style:text-properties style:use-window-font-color="true" loext:opacity="0%" style:font-name="Garamond" fo:font-family="Garamond" style:font-family-generic="roman" style:font-pitch="variable" fo:font-size="12pt" style:font-size-asian="12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style: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39in" fo:margin-bottom="0.3752in" fo:margin-left="0.372in" fo:margin-right="0.397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4-12-17T14:11:50.955000000</meta:creation-date>
    <dc:date>2024-06-05T19:34:32.340000000</dc:date>
    <meta:editing-duration>P48DT16H33M28S</meta:editing-duration>
    <meta:editing-cycles>3719</meta:editing-cycles>
    <meta:generator>LibreOffice/24.2.3.2$Windows_X86_64 LibreOffice_project/433d9c2ded56988e8a90e6b2e771ee4e6a5ab2ba</meta:generator>
    <meta:document-statistic meta:table-count="57" meta:image-count="0" meta:object-count="0" meta:page-count="20" meta:paragraph-count="1330" meta:word-count="10194" meta:character-count="59906" meta:non-whitespace-character-count="51037"/>
  </office:meta>
</office:document-meta>
</file>